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ny_table_module_percentage_data" table:style-name="ta1">
        <table:shapes>
          <draw:frame draw:z-index="0" draw:style-name="gr1" draw:text-style-name="P1" svg:width="13.9291in" svg:height="8.1465in" svg:x="1.698in" svg:y="1.715in">
            <draw:object draw:notify-on-update-of-ranges="tiny_table_module_percentage_data.A26:tiny_table_module_percentage_data.A26 tiny_table_module_percentage_data.B26:tiny_table_module_percentage_data.EA26 tiny_table_module_percentage_data.B27:tiny_table_module_percentage_data.EA27 tiny_table_module_percentage_data.B27:tiny_table_module_percentage_data.EA27 tiny_table_module_percentage_data.B102:tiny_table_module_percentage_data.EA102 tiny_table_module_percentage_data.B103:tiny_table_module_percentage_data.EA103 tiny_table_module_percentage_data.B103:tiny_table_module_percentage_data.EA103 tiny_table_module_percentage_data.B71:tiny_table_module_percentage_data.EA71 tiny_table_module_percentage_data.B72:tiny_table_module_percentage_data.EA72 tiny_table_module_percentage_data.B72:tiny_table_module_percentage_data.EA72 tiny_table_module_percentage_data.B56:tiny_table_module_percentage_data.EA56 tiny_table_module_percentage_data.B57:tiny_table_module_percentage_data.EA57 tiny_table_module_percentage_data.B57:tiny_table_module_percentage_data.EA57 tiny_table_module_percentage_data.B11:tiny_table_module_percentage_data.EA11 tiny_table_module_percentage_data.B12:tiny_table_module_percentage_data.EA12 tiny_table_module_percentage_data.B12:tiny_table_module_percentage_data.EA12 tiny_table_module_percentage_data.B41:tiny_table_module_percentage_data.EA41 tiny_table_module_percentage_data.B42:tiny_table_module_percentage_data.EA42 tiny_table_module_percentage_data.B42:tiny_table_module_percentage_data.EA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77.5" calcext:value-type="float">
            <text:p>77.5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92.5" calcext:value-type="float">
            <text:p>92.5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7.5" calcext:value-type="float">
            <text:p>57.5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2.5" calcext:value-type="float">
            <text:p>42.5</text:p>
          </table:table-cell>
          <table:table-cell table:number-columns-repeated="3" office:value-type="float" office:value="37.5" calcext:value-type="float">
            <text:p>37.5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3" office:value-type="float" office:value="32.5" calcext:value-type="float">
            <text:p>32.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7.5" calcext:value-type="float">
            <text:p>27.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2.5" calcext:value-type="float">
            <text:p>22.5</text:p>
          </table:table-cell>
          <table:table-cell table:number-columns-repeated="13" office:value-type="float" office:value="25" calcext:value-type="float">
            <text:p>25</text:p>
          </table:table-cell>
          <table:table-cell table:number-columns-repeated="5" office:value-type="float" office:value="27.5" calcext:value-type="float">
            <text:p>27.5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67.5" calcext:value-type="float">
            <text:p>67.5</text:p>
          </table:table-cell>
          <table:table-cell table:number-columns-repeated="2" office:value-type="float" office:value="72.5" calcext:value-type="float">
            <text:p>72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95" calcext:value-type="float">
            <text:p>95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.5" calcext:value-type="float">
            <text:p>72.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office:value-type="float" office:value="57.5" calcext:value-type="float">
            <text:p>57.5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3" office:value-type="float" office:value="52.5" calcext:value-type="float">
            <text:p>52.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9" office:value-type="float" office:value="32.5" calcext:value-type="float">
            <text:p>32.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.5" calcext:value-type="float">
            <text:p>32.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4" office:value-type="float" office:value="42.5" calcext:value-type="float">
            <text:p>42.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7.5" calcext:value-type="float">
            <text:p>47.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.5" calcext:value-type="float">
            <text:p>57.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2.5" calcext:value-type="float">
            <text:p>62.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table:number-columns-repeated="5" office:value-type="float" office:value="95" calcext:value-type="float">
            <text:p>95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87.5" calcext:value-type="float">
            <text:p>87.5</text:p>
          </table:table-cell>
          <table:table-cell table:number-columns-repeated="14" office:value-type="float" office:value="85" calcext:value-type="float">
            <text:p>85</text:p>
          </table:table-cell>
          <table:table-cell table:number-columns-repeated="2" office:value-type="float" office:value="82.5" calcext:value-type="float">
            <text:p>82.5</text:p>
          </table:table-cell>
          <table:table-cell table:number-columns-repeated="13" office:value-type="float" office:value="77.5" calcext:value-type="float">
            <text:p>77.5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82.5" calcext:value-type="float">
            <text:p>82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77.5" calcext:value-type="float">
            <text:p>77.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2.5" calcext:value-type="float">
            <text:p>72.5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5"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.5" calcext:value-type="float">
            <text:p>62.5</text:p>
          </table:table-cell>
          <table:table-cell office:value-type="float" office:value="57.5" calcext:value-type="float">
            <text:p>57.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2.5" calcext:value-type="float">
            <text:p>92.5</text:p>
          </table:table-cell>
          <table:table-cell table:number-columns-repeated="6"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92.5" calcext:value-type="float">
            <text:p>92.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3" office:value-type="float" office:value="82.5" calcext:value-type="float">
            <text:p>82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2.5" calcext:value-type="float">
            <text:p>82.5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4" office:value-type="float" office:value="77.5" calcext:value-type="float">
            <text:p>77.5</text:p>
          </table:table-cell>
          <table:table-cell table:number-columns-repeated="2" office:value-type="float" office:value="72.5" calcext:value-type="float">
            <text:p>72.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7.5" calcext:value-type="float">
            <text:p>67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.5" calcext:value-type="float">
            <text:p>42.5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42.5" calcext:value-type="float">
            <text:p>42.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6" office:value-type="float" office:value="37.5" calcext:value-type="float">
            <text:p>37.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2.5" calcext:value-type="float">
            <text:p>42.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table:number-columns-repeated="1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7.5" calcext:value-type="float">
            <text:p>67.5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97.5" calcext:value-type="float">
            <text:p>97.5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4"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7.5" calcext:value-type="float">
            <text:p>67.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7.5" calcext:value-type="float">
            <text:p>57.5</text:p>
          </table:table-cell>
          <table:table-cell table:number-columns-repeated="9"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table:number-columns-repeated="9" office:value-type="float" office:value="45" calcext:value-type="float">
            <text:p>45</text:p>
          </table:table-cell>
          <table:table-cell office:value-type="float" office:value="37.5" calcext:value-type="float">
            <text:p>37.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7.5" calcext:value-type="float">
            <text:p>27.5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9" office:value-type="float" office:value="22.5" calcext:value-type="float">
            <text:p>22.5</text:p>
          </table:table-cell>
          <table:table-cell table:number-columns-repeated="21" office:value-type="float" office:value="20" calcext:value-type="float">
            <text:p>20</text:p>
          </table:table-cell>
          <table:table-cell table:number-columns-repeated="5" office:value-type="float" office:value="17.5" calcext:value-type="float">
            <text:p>17.5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4"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5" calcext:value-type="float">
            <text:p>72.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.5" calcext:value-type="float">
            <text:p>92.5</text:p>
          </table:table-cell>
          <table:table-cell table:number-columns-repeated="3" office:value-type="float" office:value="97.5" calcext:value-type="float">
            <text:p>97.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6" office:value-type="float" office:value="87.5" calcext:value-type="float">
            <text:p>87.5</text:p>
          </table:table-cell>
          <table:table-cell table:number-columns-repeated="8"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" office:value-type="float" office:value="77.5" calcext:value-type="float">
            <text:p>77.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62.5" calcext:value-type="float">
            <text:p>62.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62.5" calcext:value-type="float">
            <text:p>62.5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7.5" calcext:value-type="float">
            <text:p>67.5</text:p>
          </table:table-cell>
          <table:table-cell table:number-columns-repeated="9" office:value-type="float" office:value="70" calcext:value-type="float">
            <text:p>70</text:p>
          </table:table-cell>
          <table:table-cell table:number-columns-repeated="2" office:value-type="float" office:value="67.5" calcext:value-type="float">
            <text:p>67.5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4" office:value-type="float" office:value="67.5" calcext:value-type="float">
            <text:p>67.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.5" calcext:value-type="float">
            <text:p>5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97.5" calcext:value-type="float">
            <text:p>97.5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2.5" calcext:value-type="float">
            <text:p>82.5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8" office:value-type="float" office:value="82.5" calcext:value-type="float">
            <text:p>82.5</text:p>
          </table:table-cell>
          <table:table-cell table:number-columns-repeated="3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92.5" calcext:value-type="float">
            <text:p>92.5</text:p>
          </table:table-cell>
          <table:table-cell table:number-columns-repeated="6" office:value-type="float" office:value="95" calcext:value-type="float">
            <text:p>95</text:p>
          </table:table-cell>
          <table:table-cell table:number-columns-repeated="6" office:value-type="float" office:value="97.5" calcext:value-type="float">
            <text:p>97.5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7.5" calcext:value-type="float">
            <text:p>97.5</text:p>
          </table:table-cell>
          <table:table-cell table:number-columns-repeated="12" office:value-type="float" office:value="95" calcext:value-type="float">
            <text:p>95</text:p>
          </table:table-cell>
          <table:table-cell table:number-columns-repeated="11" office:value-type="float" office:value="92.5" calcext:value-type="float">
            <text:p>92.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7" office:value-type="float" office:value="92.5" calcext:value-type="float">
            <text:p>92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62.5" calcext:value-type="float">
            <text:p>62.5</text:p>
          </table:table-cell>
          <table:table-cell table:number-columns-repeated="2" office:value-type="float" office:value="67.5" calcext:value-type="float">
            <text:p>67.5</text:p>
          </table:table-cell>
          <table:table-cell table:number-columns-repeated="2" office:value-type="float" office:value="77.5" calcext:value-type="float">
            <text:p>77.5</text:p>
          </table:table-cell>
          <table:table-cell table:number-columns-repeated="4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3" office:value-type="float" office:value="92.5" calcext:value-type="float">
            <text:p>92.5</text:p>
          </table:table-cell>
          <table:table-cell office:value-type="float" office:value="95" calcext:value-type="float">
            <text:p>95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5"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.5" calcext:value-type="float">
            <text:p>47.5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4"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2.5" calcext:value-type="float">
            <text:p>32.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7.5" calcext:value-type="float">
            <text:p>27.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 office:value-type="float" office:value="22.5" calcext:value-type="float">
            <text:p>22.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.5" calcext:value-type="float">
            <text:p>27.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.5" calcext:value-type="float">
            <text:p>32.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7.5" calcext:value-type="float">
            <text:p>37.5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7.5" calcext:value-type="float">
            <text:p>47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office:value-type="float" office:value="47.5" calcext:value-type="float">
            <text:p>47.5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.5" calcext:value-type="float">
            <text:p>67.5</text:p>
          </table:table-cell>
          <table:table-cell office:value-type="float" office:value="72.5" calcext:value-type="float">
            <text:p>72.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7.5" calcext:value-type="float">
            <text:p>97.5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10" office:value-type="float" office:value="97.5" calcext:value-type="float">
            <text:p>97.5</text:p>
          </table:table-cell>
          <table:table-cell table:number-columns-repeated="15" office:value-type="float" office:value="95" calcext:value-type="float">
            <text:p>95</text:p>
          </table:table-cell>
          <table:table-cell table:number-columns-repeated="3" office:value-type="float" office:value="92.5" calcext:value-type="float">
            <text:p>92.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72.5" calcext:value-type="float">
            <text:p>72.5</text:p>
          </table:table-cell>
          <table:table-cell table:number-columns-repeated="9" office:value-type="float" office:value="70" calcext:value-type="float">
            <text:p>70</text:p>
          </table:table-cell>
          <table:table-cell office:value-type="float" office:value="72.5" calcext:value-type="float">
            <text:p>72.5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67.5" calcext:value-type="float">
            <text:p>67.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4" office:value-type="float" office:value="67.5" calcext:value-type="float">
            <text:p>67.5</text:p>
          </table:table-cell>
          <table:table-cell table:number-columns-repeated="16" office:value-type="float" office:value="70" calcext:value-type="float">
            <text:p>70</text:p>
          </table:table-cell>
          <table:table-cell table:number-columns-repeated="4" office:value-type="float" office:value="72.5" calcext:value-type="float">
            <text:p>72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67.5" calcext:value-type="float">
            <text:p>67.5</text:p>
          </table:table-cell>
          <table:table-cell office:value-type="float" office:value="77.5" calcext:value-type="float">
            <text:p>77.5</text:p>
          </table:table-cell>
          <table:table-cell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7.5" calcext:value-type="float">
            <text:p>97.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 office:value-type="float" office:value="97.5" calcext:value-type="float">
            <text:p>97.5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2.5" calcext:value-type="float">
            <text:p>82.5</text:p>
          </table:table-cell>
          <table:table-cell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8" office:value-type="float" office:value="60" calcext:value-type="float">
            <text:p>60</text:p>
          </table:table-cell>
          <table:table-cell office:value-type="float" office:value="57.5" calcext:value-type="float">
            <text:p>57.5</text:p>
          </table:table-cell>
          <table:table-cell table:number-columns-repeated="7" office:value-type="float" office:value="55" calcext:value-type="float">
            <text:p>55</text:p>
          </table:table-cell>
          <table:table-cell table:number-columns-repeated="3" office:value-type="float" office:value="52.5" calcext:value-type="float">
            <text:p>52.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47.5" calcext:value-type="float">
            <text:p>47.5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.5" calcext:value-type="float">
            <text:p>32.5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27.5" calcext:value-type="float">
            <text:p>27.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8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39.75" calcext:value-type="float">
            <text:p>39.75</text:p>
          </table:table-cell>
          <table:table-cell table:formula="of:=AVERAGE([.D1:.D10])" office:value-type="float" office:value="51.25" calcext:value-type="float">
            <text:p>51.25</text:p>
          </table:table-cell>
          <table:table-cell table:formula="of:=AVERAGE([.E1:.E10])" office:value-type="float" office:value="54" calcext:value-type="float">
            <text:p>54</text:p>
          </table:table-cell>
          <table:table-cell table:formula="of:=AVERAGE([.F1:.F10])" office:value-type="float" office:value="53.25" calcext:value-type="float">
            <text:p>53.25</text:p>
          </table:table-cell>
          <table:table-cell table:formula="of:=AVERAGE([.G1:.G10])" office:value-type="float" office:value="52.75" calcext:value-type="float">
            <text:p>52.75</text:p>
          </table:table-cell>
          <table:table-cell table:formula="of:=AVERAGE([.H1:.H10])" office:value-type="float" office:value="54.25" calcext:value-type="float">
            <text:p>54.25</text:p>
          </table:table-cell>
          <table:table-cell table:formula="of:=AVERAGE([.I1:.I10])" office:value-type="float" office:value="55.5" calcext:value-type="float">
            <text:p>55.5</text:p>
          </table:table-cell>
          <table:table-cell table:formula="of:=AVERAGE([.J1:.J10])" office:value-type="float" office:value="55.75" calcext:value-type="float">
            <text:p>55.75</text:p>
          </table:table-cell>
          <table:table-cell table:formula="of:=AVERAGE([.K1:.K10])" office:value-type="float" office:value="55.5" calcext:value-type="float">
            <text:p>55.5</text:p>
          </table:table-cell>
          <table:table-cell table:formula="of:=AVERAGE([.L1:.L10])" office:value-type="float" office:value="57.75" calcext:value-type="float">
            <text:p>57.75</text:p>
          </table:table-cell>
          <table:table-cell table:formula="of:=AVERAGE([.M1:.M10])" office:value-type="float" office:value="59" calcext:value-type="float">
            <text:p>59</text:p>
          </table:table-cell>
          <table:table-cell table:formula="of:=AVERAGE([.N1:.N10])" office:value-type="float" office:value="61.25" calcext:value-type="float">
            <text:p>61.25</text:p>
          </table:table-cell>
          <table:table-cell table:formula="of:=AVERAGE([.O1:.O10])" office:value-type="float" office:value="63.5" calcext:value-type="float">
            <text:p>63.5</text:p>
          </table:table-cell>
          <table:table-cell table:formula="of:=AVERAGE([.P1:.P10])" office:value-type="float" office:value="64.25" calcext:value-type="float">
            <text:p>64.25</text:p>
          </table:table-cell>
          <table:table-cell table:formula="of:=AVERAGE([.Q1:.Q10])" office:value-type="float" office:value="65.25" calcext:value-type="float">
            <text:p>65.25</text:p>
          </table:table-cell>
          <table:table-cell table:formula="of:=AVERAGE([.R1:.R10])" office:value-type="float" office:value="68" calcext:value-type="float">
            <text:p>68</text:p>
          </table:table-cell>
          <table:table-cell table:formula="of:=AVERAGE([.S1:.S10])" office:value-type="float" office:value="71" calcext:value-type="float">
            <text:p>71</text:p>
          </table:table-cell>
          <table:table-cell table:formula="of:=AVERAGE([.T1:.T10])" office:value-type="float" office:value="75.25" calcext:value-type="float">
            <text:p>75.25</text:p>
          </table:table-cell>
          <table:table-cell table:formula="of:=AVERAGE([.U1:.U10])" office:value-type="float" office:value="80.5" calcext:value-type="float">
            <text:p>80.5</text:p>
          </table:table-cell>
          <table:table-cell table:formula="of:=AVERAGE([.V1:.V10])" office:value-type="float" office:value="84.25" calcext:value-type="float">
            <text:p>84.25</text:p>
          </table:table-cell>
          <table:table-cell table:formula="of:=AVERAGE([.W1:.W10])" office:value-type="float" office:value="87.25" calcext:value-type="float">
            <text:p>87.25</text:p>
          </table:table-cell>
          <table:table-cell table:formula="of:=AVERAGE([.X1:.X10])" office:value-type="float" office:value="90.75" calcext:value-type="float">
            <text:p>90.75</text:p>
          </table:table-cell>
          <table:table-cell table:formula="of:=AVERAGE([.Y1:.Y10])" office:value-type="float" office:value="93.25" calcext:value-type="float">
            <text:p>93.25</text:p>
          </table:table-cell>
          <table:table-cell table:formula="of:=AVERAGE([.Z1:.Z10])" office:value-type="float" office:value="94.75" calcext:value-type="float">
            <text:p>94.75</text:p>
          </table:table-cell>
          <table:table-cell table:formula="of:=AVERAGE([.AA1:.AA10])" office:value-type="float" office:value="96.25" calcext:value-type="float">
            <text:p>96.25</text:p>
          </table:table-cell>
          <table:table-cell table:formula="of:=AVERAGE([.AB1:.AB10])" office:value-type="float" office:value="97" calcext:value-type="float">
            <text:p>97</text:p>
          </table:table-cell>
          <table:table-cell table:formula="of:=AVERAGE([.AC1:.AC10])" office:value-type="float" office:value="97.5" calcext:value-type="float">
            <text:p>97.5</text:p>
          </table:table-cell>
          <table:table-cell table:formula="of:=AVERAGE([.AD1:.AD10])" office:value-type="float" office:value="97.5" calcext:value-type="float">
            <text:p>97.5</text:p>
          </table:table-cell>
          <table:table-cell table:formula="of:=AVERAGE([.AE1:.AE10])" office:value-type="float" office:value="97.75" calcext:value-type="float">
            <text:p>97.75</text:p>
          </table:table-cell>
          <table:table-cell table:formula="of:=AVERAGE([.AF1:.AF10])" office:value-type="float" office:value="98" calcext:value-type="float">
            <text:p>98</text:p>
          </table:table-cell>
          <table:table-cell table:formula="of:=AVERAGE([.AG1:.AG10])" office:value-type="float" office:value="98" calcext:value-type="float">
            <text:p>98</text:p>
          </table:table-cell>
          <table:table-cell table:formula="of:=AVERAGE([.AH1:.AH10])" office:value-type="float" office:value="97" calcext:value-type="float">
            <text:p>97</text:p>
          </table:table-cell>
          <table:table-cell table:formula="of:=AVERAGE([.AI1:.AI10])" office:value-type="float" office:value="96.25" calcext:value-type="float">
            <text:p>96.25</text:p>
          </table:table-cell>
          <table:table-cell table:formula="of:=AVERAGE([.AJ1:.AJ10])" office:value-type="float" office:value="96.25" calcext:value-type="float">
            <text:p>96.25</text:p>
          </table:table-cell>
          <table:table-cell table:formula="of:=AVERAGE([.AK1:.AK10])" office:value-type="float" office:value="95.25" calcext:value-type="float">
            <text:p>95.25</text:p>
          </table:table-cell>
          <table:table-cell table:formula="of:=AVERAGE([.AL1:.AL10])" office:value-type="float" office:value="93.75" calcext:value-type="float">
            <text:p>93.75</text:p>
          </table:table-cell>
          <table:table-cell table:formula="of:=AVERAGE([.AM1:.AM10])" office:value-type="float" office:value="92.5" calcext:value-type="float">
            <text:p>92.5</text:p>
          </table:table-cell>
          <table:table-cell table:formula="of:=AVERAGE([.AN1:.AN10])" office:value-type="float" office:value="91.5" calcext:value-type="float">
            <text:p>91.5</text:p>
          </table:table-cell>
          <table:table-cell table:formula="of:=AVERAGE([.AO1:.AO10])" office:value-type="float" office:value="90.25" calcext:value-type="float">
            <text:p>90.25</text:p>
          </table:table-cell>
          <table:table-cell table:formula="of:=AVERAGE([.AP1:.AP10])" office:value-type="float" office:value="88.75" calcext:value-type="float">
            <text:p>88.75</text:p>
          </table:table-cell>
          <table:table-cell table:formula="of:=AVERAGE([.AQ1:.AQ10])" office:value-type="float" office:value="87.75" calcext:value-type="float">
            <text:p>87.75</text:p>
          </table:table-cell>
          <table:table-cell table:formula="of:=AVERAGE([.AR1:.AR10])" office:value-type="float" office:value="85.25" calcext:value-type="float">
            <text:p>85.25</text:p>
          </table:table-cell>
          <table:table-cell table:formula="of:=AVERAGE([.AS1:.AS10])" office:value-type="float" office:value="83" calcext:value-type="float">
            <text:p>83</text:p>
          </table:table-cell>
          <table:table-cell table:formula="of:=AVERAGE([.AT1:.AT10])" office:value-type="float" office:value="82.5" calcext:value-type="float">
            <text:p>82.5</text:p>
          </table:table-cell>
          <table:table-cell table:formula="of:=AVERAGE([.AU1:.AU10])" office:value-type="float" office:value="81.25" calcext:value-type="float">
            <text:p>81.25</text:p>
          </table:table-cell>
          <table:table-cell table:formula="of:=AVERAGE([.AV1:.AV10])" office:value-type="float" office:value="80.25" calcext:value-type="float">
            <text:p>80.25</text:p>
          </table:table-cell>
          <table:table-cell table:formula="of:=AVERAGE([.AW1:.AW10])" office:value-type="float" office:value="78" calcext:value-type="float">
            <text:p>78</text:p>
          </table:table-cell>
          <table:table-cell table:formula="of:=AVERAGE([.AX1:.AX10])" office:value-type="float" office:value="76.5" calcext:value-type="float">
            <text:p>76.5</text:p>
          </table:table-cell>
          <table:table-cell table:formula="of:=AVERAGE([.AY1:.AY10])" office:value-type="float" office:value="75.75" calcext:value-type="float">
            <text:p>75.75</text:p>
          </table:table-cell>
          <table:table-cell table:formula="of:=AVERAGE([.AZ1:.AZ10])" office:value-type="float" office:value="75" calcext:value-type="float">
            <text:p>75</text:p>
          </table:table-cell>
          <table:table-cell table:formula="of:=AVERAGE([.BA1:.BA10])" office:value-type="float" office:value="74.5" calcext:value-type="float">
            <text:p>74.5</text:p>
          </table:table-cell>
          <table:table-cell table:formula="of:=AVERAGE([.BB1:.BB10])" office:value-type="float" office:value="73.5" calcext:value-type="float">
            <text:p>73.5</text:p>
          </table:table-cell>
          <table:table-cell table:formula="of:=AVERAGE([.BC1:.BC10])" office:value-type="float" office:value="73.25" calcext:value-type="float">
            <text:p>73.25</text:p>
          </table:table-cell>
          <table:table-cell table:formula="of:=AVERAGE([.BD1:.BD10])" office:value-type="float" office:value="72.25" calcext:value-type="float">
            <text:p>72.25</text:p>
          </table:table-cell>
          <table:table-cell table:formula="of:=AVERAGE([.BE1:.BE10])" office:value-type="float" office:value="72" calcext:value-type="float">
            <text:p>72</text:p>
          </table:table-cell>
          <table:table-cell table:formula="of:=AVERAGE([.BF1:.BF10])" office:value-type="float" office:value="71.75" calcext:value-type="float">
            <text:p>71.75</text:p>
          </table:table-cell>
          <table:table-cell table:formula="of:=AVERAGE([.BG1:.BG10])" office:value-type="float" office:value="71.25" calcext:value-type="float">
            <text:p>71.25</text:p>
          </table:table-cell>
          <table:table-cell table:formula="of:=AVERAGE([.BH1:.BH10])" office:value-type="float" office:value="70" calcext:value-type="float">
            <text:p>70</text:p>
          </table:table-cell>
          <table:table-cell table:formula="of:=AVERAGE([.BI1:.BI10])" office:value-type="float" office:value="69.5" calcext:value-type="float">
            <text:p>69.5</text:p>
          </table:table-cell>
          <table:table-cell table:formula="of:=AVERAGE([.BJ1:.BJ10])" office:value-type="float" office:value="68" calcext:value-type="float">
            <text:p>68</text:p>
          </table:table-cell>
          <table:table-cell table:formula="of:=AVERAGE([.BK1:.BK10])" office:value-type="float" office:value="67.25" calcext:value-type="float">
            <text:p>67.25</text:p>
          </table:table-cell>
          <table:table-cell table:formula="of:=AVERAGE([.BL1:.BL10])" office:value-type="float" office:value="66.25" calcext:value-type="float">
            <text:p>66.25</text:p>
          </table:table-cell>
          <table:table-cell table:formula="of:=AVERAGE([.BM1:.BM10])" office:value-type="float" office:value="65" calcext:value-type="float">
            <text:p>65</text:p>
          </table:table-cell>
          <table:table-cell table:formula="of:=AVERAGE([.BN1:.BN10])" office:value-type="float" office:value="64.25" calcext:value-type="float">
            <text:p>64.25</text:p>
          </table:table-cell>
          <table:table-cell table:formula="of:=AVERAGE([.BO1:.BO10])" office:value-type="float" office:value="64.25" calcext:value-type="float">
            <text:p>64.25</text:p>
          </table:table-cell>
          <table:table-cell table:formula="of:=AVERAGE([.BP1:.BP10])" office:value-type="float" office:value="63.75" calcext:value-type="float">
            <text:p>63.75</text:p>
          </table:table-cell>
          <table:table-cell table:formula="of:=AVERAGE([.BQ1:.BQ10])" office:value-type="float" office:value="62.25" calcext:value-type="float">
            <text:p>62.25</text:p>
          </table:table-cell>
          <table:table-cell table:formula="of:=AVERAGE([.BR1:.BR10])" office:value-type="float" office:value="61.75" calcext:value-type="float">
            <text:p>61.75</text:p>
          </table:table-cell>
          <table:table-cell table:formula="of:=AVERAGE([.BS1:.BS10])" office:value-type="float" office:value="62" calcext:value-type="float">
            <text:p>62</text:p>
          </table:table-cell>
          <table:table-cell table:formula="of:=AVERAGE([.BT1:.BT10])" office:value-type="float" office:value="61.25" calcext:value-type="float">
            <text:p>61.25</text:p>
          </table:table-cell>
          <table:table-cell table:formula="of:=AVERAGE([.BU1:.BU10])" office:value-type="float" office:value="60" calcext:value-type="float">
            <text:p>60</text:p>
          </table:table-cell>
          <table:table-cell table:formula="of:=AVERAGE([.BV1:.BV10])" office:value-type="float" office:value="59" calcext:value-type="float">
            <text:p>59</text:p>
          </table:table-cell>
          <table:table-cell table:formula="of:=AVERAGE([.BW1:.BW10])" office:value-type="float" office:value="58.25" calcext:value-type="float">
            <text:p>58.25</text:p>
          </table:table-cell>
          <table:table-cell table:formula="of:=AVERAGE([.BX1:.BX10])" office:value-type="float" office:value="57.75" calcext:value-type="float">
            <text:p>57.75</text:p>
          </table:table-cell>
          <table:table-cell table:formula="of:=AVERAGE([.BY1:.BY10])" office:value-type="float" office:value="57.25" calcext:value-type="float">
            <text:p>57.25</text:p>
          </table:table-cell>
          <table:table-cell table:formula="of:=AVERAGE([.BZ1:.BZ10])" office:value-type="float" office:value="57.25" calcext:value-type="float">
            <text:p>57.25</text:p>
          </table:table-cell>
          <table:table-cell table:formula="of:=AVERAGE([.CA1:.CA10])" office:value-type="float" office:value="56.5" calcext:value-type="float">
            <text:p>56.5</text:p>
          </table:table-cell>
          <table:table-cell table:formula="of:=AVERAGE([.CB1:.CB10])" office:value-type="float" office:value="55.5" calcext:value-type="float">
            <text:p>55.5</text:p>
          </table:table-cell>
          <table:table-cell table:formula="of:=AVERAGE([.CC1:.CC10])" office:value-type="float" office:value="55.25" calcext:value-type="float">
            <text:p>55.25</text:p>
          </table:table-cell>
          <table:table-cell table:formula="of:=AVERAGE([.CD1:.CD10])" office:value-type="float" office:value="55.25" calcext:value-type="float">
            <text:p>55.25</text:p>
          </table:table-cell>
          <table:table-cell table:formula="of:=AVERAGE([.CE1:.CE10])" office:value-type="float" office:value="54.25" calcext:value-type="float">
            <text:p>54.25</text:p>
          </table:table-cell>
          <table:table-cell table:formula="of:=AVERAGE([.CF1:.CF10])" office:value-type="float" office:value="53.5" calcext:value-type="float">
            <text:p>53.5</text:p>
          </table:table-cell>
          <table:table-cell table:formula="of:=AVERAGE([.CG1:.CG10])" office:value-type="float" office:value="52.5" calcext:value-type="float">
            <text:p>52.5</text:p>
          </table:table-cell>
          <table:table-cell table:formula="of:=AVERAGE([.CH1:.CH10])" office:value-type="float" office:value="52.5" calcext:value-type="float">
            <text:p>52.5</text:p>
          </table:table-cell>
          <table:table-cell table:formula="of:=AVERAGE([.CI1:.CI10])" office:value-type="float" office:value="51.5" calcext:value-type="float">
            <text:p>51.5</text:p>
          </table:table-cell>
          <table:table-cell table:formula="of:=AVERAGE([.CJ1:.CJ10])" office:value-type="float" office:value="51" calcext:value-type="float">
            <text:p>51</text:p>
          </table:table-cell>
          <table:table-cell table:formula="of:=AVERAGE([.CK1:.CK10])" office:value-type="float" office:value="50.25" calcext:value-type="float">
            <text:p>50.25</text:p>
          </table:table-cell>
          <table:table-cell table:formula="of:=AVERAGE([.CL1:.CL10])" office:value-type="float" office:value="50" calcext:value-type="float">
            <text:p>50</text:p>
          </table:table-cell>
          <table:table-cell table:formula="of:=AVERAGE([.CM1:.CM10])" office:value-type="float" office:value="50" calcext:value-type="float">
            <text:p>50</text:p>
          </table:table-cell>
          <table:table-cell table:formula="of:=AVERAGE([.CN1:.CN10])" office:value-type="float" office:value="49.75" calcext:value-type="float">
            <text:p>49.75</text:p>
          </table:table-cell>
          <table:table-cell table:formula="of:=AVERAGE([.CO1:.CO10])" office:value-type="float" office:value="49.75" calcext:value-type="float">
            <text:p>49.75</text:p>
          </table:table-cell>
          <table:table-cell table:formula="of:=AVERAGE([.CP1:.CP10])" office:value-type="float" office:value="49.75" calcext:value-type="float">
            <text:p>49.75</text:p>
          </table:table-cell>
          <table:table-cell table:formula="of:=AVERAGE([.CQ1:.CQ10])" office:value-type="float" office:value="49.5" calcext:value-type="float">
            <text:p>49.5</text:p>
          </table:table-cell>
          <table:table-cell table:formula="of:=AVERAGE([.CR1:.CR10])" office:value-type="float" office:value="50.25" calcext:value-type="float">
            <text:p>50.25</text:p>
          </table:table-cell>
          <table:table-cell table:formula="of:=AVERAGE([.CS1:.CS10])" office:value-type="float" office:value="49" calcext:value-type="float">
            <text:p>49</text:p>
          </table:table-cell>
          <table:table-cell table:formula="of:=AVERAGE([.CT1:.CT10])" office:value-type="float" office:value="49" calcext:value-type="float">
            <text:p>49</text:p>
          </table:table-cell>
          <table:table-cell table:formula="of:=AVERAGE([.CU1:.CU10])" office:value-type="float" office:value="48.75" calcext:value-type="float">
            <text:p>48.75</text:p>
          </table:table-cell>
          <table:table-cell table:formula="of:=AVERAGE([.CV1:.CV10])" office:value-type="float" office:value="48.25" calcext:value-type="float">
            <text:p>48.25</text:p>
          </table:table-cell>
          <table:table-cell table:formula="of:=AVERAGE([.CW1:.CW10])" office:value-type="float" office:value="47.5" calcext:value-type="float">
            <text:p>47.5</text:p>
          </table:table-cell>
          <table:table-cell table:formula="of:=AVERAGE([.CX1:.CX10])" office:value-type="float" office:value="47.5" calcext:value-type="float">
            <text:p>47.5</text:p>
          </table:table-cell>
          <table:table-cell table:formula="of:=AVERAGE([.CY1:.CY10])" office:value-type="float" office:value="47.25" calcext:value-type="float">
            <text:p>47.25</text:p>
          </table:table-cell>
          <table:table-cell table:formula="of:=AVERAGE([.CZ1:.CZ10])" office:value-type="float" office:value="47" calcext:value-type="float">
            <text:p>47</text:p>
          </table:table-cell>
          <table:table-cell table:formula="of:=AVERAGE([.DA1:.DA10])" office:value-type="float" office:value="47" calcext:value-type="float">
            <text:p>47</text:p>
          </table:table-cell>
          <table:table-cell table:formula="of:=AVERAGE([.DB1:.DB10])" office:value-type="float" office:value="47" calcext:value-type="float">
            <text:p>47</text:p>
          </table:table-cell>
          <table:table-cell table:formula="of:=AVERAGE([.DC1:.DC10])" office:value-type="float" office:value="47.25" calcext:value-type="float">
            <text:p>47.25</text:p>
          </table:table-cell>
          <table:table-cell table:formula="of:=AVERAGE([.DD1:.DD10])" office:value-type="float" office:value="47.75" calcext:value-type="float">
            <text:p>47.75</text:p>
          </table:table-cell>
          <table:table-cell table:formula="of:=AVERAGE([.DE1:.DE10])" office:value-type="float" office:value="47.75" calcext:value-type="float">
            <text:p>47.75</text:p>
          </table:table-cell>
          <table:table-cell table:formula="of:=AVERAGE([.DF1:.DF10])" office:value-type="float" office:value="48" calcext:value-type="float">
            <text:p>48</text:p>
          </table:table-cell>
          <table:table-cell table:formula="of:=AVERAGE([.DG1:.DG10])" office:value-type="float" office:value="47.75" calcext:value-type="float">
            <text:p>47.75</text:p>
          </table:table-cell>
          <table:table-cell table:formula="of:=AVERAGE([.DH1:.DH10])" office:value-type="float" office:value="48.5" calcext:value-type="float">
            <text:p>48.5</text:p>
          </table:table-cell>
          <table:table-cell table:formula="of:=AVERAGE([.DI1:.DI10])" office:value-type="float" office:value="48.5" calcext:value-type="float">
            <text:p>48.5</text:p>
          </table:table-cell>
          <table:table-cell table:formula="of:=AVERAGE([.DJ1:.DJ10])" office:value-type="float" office:value="48.75" calcext:value-type="float">
            <text:p>48.75</text:p>
          </table:table-cell>
          <table:table-cell table:formula="of:=AVERAGE([.DK1:.DK10])" office:value-type="float" office:value="49.25" calcext:value-type="float">
            <text:p>49.25</text:p>
          </table:table-cell>
          <table:table-cell table:formula="of:=AVERAGE([.DL1:.DL10])" office:value-type="float" office:value="49.25" calcext:value-type="float">
            <text:p>49.25</text:p>
          </table:table-cell>
          <table:table-cell table:formula="of:=AVERAGE([.DM1:.DM10])" office:value-type="float" office:value="49" calcext:value-type="float">
            <text:p>49</text:p>
          </table:table-cell>
          <table:table-cell table:formula="of:=AVERAGE([.DN1:.DN10])" office:value-type="float" office:value="48" calcext:value-type="float">
            <text:p>48</text:p>
          </table:table-cell>
          <table:table-cell table:formula="of:=AVERAGE([.DO1:.DO10])" office:value-type="float" office:value="48" calcext:value-type="float">
            <text:p>48</text:p>
          </table:table-cell>
          <table:table-cell table:formula="of:=AVERAGE([.DP1:.DP10])" office:value-type="float" office:value="48" calcext:value-type="float">
            <text:p>48</text:p>
          </table:table-cell>
          <table:table-cell table:formula="of:=AVERAGE([.DQ1:.DQ10])" office:value-type="float" office:value="47.75" calcext:value-type="float">
            <text:p>47.75</text:p>
          </table:table-cell>
          <table:table-cell table:formula="of:=AVERAGE([.DR1:.DR10])" office:value-type="float" office:value="47.5" calcext:value-type="float">
            <text:p>47.5</text:p>
          </table:table-cell>
          <table:table-cell table:formula="of:=AVERAGE([.DS1:.DS10])" office:value-type="float" office:value="47.75" calcext:value-type="float">
            <text:p>47.75</text:p>
          </table:table-cell>
          <table:table-cell table:formula="of:=AVERAGE([.DT1:.DT10])" office:value-type="float" office:value="47.5" calcext:value-type="float">
            <text:p>47.5</text:p>
          </table:table-cell>
          <table:table-cell table:formula="of:=AVERAGE([.DU1:.DU10])" office:value-type="float" office:value="47.75" calcext:value-type="float">
            <text:p>47.75</text:p>
          </table:table-cell>
          <table:table-cell table:formula="of:=AVERAGE([.DV1:.DV10])" office:value-type="float" office:value="47.75" calcext:value-type="float">
            <text:p>47.75</text:p>
          </table:table-cell>
          <table:table-cell table:formula="of:=AVERAGE([.DW1:.DW10])" office:value-type="float" office:value="48.25" calcext:value-type="float">
            <text:p>48.25</text:p>
          </table:table-cell>
          <table:table-cell table:formula="of:=AVERAGE([.DX1:.DX10])" office:value-type="float" office:value="49" calcext:value-type="float">
            <text:p>49</text:p>
          </table:table-cell>
          <table:table-cell table:formula="of:=AVERAGE([.DY1:.DY10])" office:value-type="float" office:value="48.5" calcext:value-type="float">
            <text:p>48.5</text:p>
          </table:table-cell>
          <table:table-cell table:formula="of:=AVERAGE([.DZ1:.DZ10])" office:value-type="float" office:value="48" calcext:value-type="float">
            <text:p>48</text:p>
          </table:table-cell>
          <table:table-cell table:formula="of:=AVERAGE([.EA1:.EA10])"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1:.B10])" office:value-type="float" office:value="0" calcext:value-type="float">
            <text:p>0</text:p>
          </table:table-cell>
          <table:table-cell table:formula="of:=STDEV([.C1:.C10])" office:value-type="float" office:value="2.99304749934466" calcext:value-type="float">
            <text:p>2.99304749934466</text:p>
          </table:table-cell>
          <table:table-cell table:formula="of:=STDEV([.D1:.D10])" office:value-type="float" office:value="4.28984589207792" calcext:value-type="float">
            <text:p>4.28984589207792</text:p>
          </table:table-cell>
          <table:table-cell table:formula="of:=STDEV([.E1:.E10])" office:value-type="float" office:value="3.37474278855276" calcext:value-type="float">
            <text:p>3.37474278855276</text:p>
          </table:table-cell>
          <table:table-cell table:formula="of:=STDEV([.F1:.F10])" office:value-type="float" office:value="3.34373377462315" calcext:value-type="float">
            <text:p>3.34373377462315</text:p>
          </table:table-cell>
          <table:table-cell table:formula="of:=STDEV([.G1:.G10])" office:value-type="float" office:value="3.2167098442698" calcext:value-type="float">
            <text:p>3.2167098442698</text:p>
          </table:table-cell>
          <table:table-cell table:formula="of:=STDEV([.H1:.H10])" office:value-type="float" office:value="5.00693962859993" calcext:value-type="float">
            <text:p>5.00693962859993</text:p>
          </table:table-cell>
          <table:table-cell table:formula="of:=STDEV([.I1:.I10])" office:value-type="float" office:value="5.86893895388634" calcext:value-type="float">
            <text:p>5.86893895388634</text:p>
          </table:table-cell>
          <table:table-cell table:formula="of:=STDEV([.J1:.J10])" office:value-type="float" office:value="5.53398590529466" calcext:value-type="float">
            <text:p>5.53398590529466</text:p>
          </table:table-cell>
          <table:table-cell table:formula="of:=STDEV([.K1:.K10])" office:value-type="float" office:value="6.32455532033676" calcext:value-type="float">
            <text:p>6.32455532033676</text:p>
          </table:table-cell>
          <table:table-cell table:formula="of:=STDEV([.L1:.L10])" office:value-type="float" office:value="6.17454451761423" calcext:value-type="float">
            <text:p>6.17454451761423</text:p>
          </table:table-cell>
          <table:table-cell table:formula="of:=STDEV([.M1:.M10])" office:value-type="float" office:value="4.88762609953839" calcext:value-type="float">
            <text:p>4.88762609953839</text:p>
          </table:table-cell>
          <table:table-cell table:formula="of:=STDEV([.N1:.N10])" office:value-type="float" office:value="5.92194600147996" calcext:value-type="float">
            <text:p>5.92194600147996</text:p>
          </table:table-cell>
          <table:table-cell table:formula="of:=STDEV([.O1:.O10])" office:value-type="float" office:value="5.42627353203324" calcext:value-type="float">
            <text:p>5.42627353203324</text:p>
          </table:table-cell>
          <table:table-cell table:formula="of:=STDEV([.P1:.P10])" office:value-type="float" office:value="5.65808173225599" calcext:value-type="float">
            <text:p>5.65808173225599</text:p>
          </table:table-cell>
          <table:table-cell table:formula="of:=STDEV([.Q1:.Q10])" office:value-type="float" office:value="5.06211418282915" calcext:value-type="float">
            <text:p>5.06211418282915</text:p>
          </table:table-cell>
          <table:table-cell table:formula="of:=STDEV([.R1:.R10])" office:value-type="float" office:value="5.98609499868932" calcext:value-type="float">
            <text:p>5.98609499868932</text:p>
          </table:table-cell>
          <table:table-cell table:formula="of:=STDEV([.S1:.S10])" office:value-type="float" office:value="5.42627353203324" calcext:value-type="float">
            <text:p>5.42627353203324</text:p>
          </table:table-cell>
          <table:table-cell table:formula="of:=STDEV([.T1:.T10])" office:value-type="float" office:value="4.63231403656243" calcext:value-type="float">
            <text:p>4.63231403656243</text:p>
          </table:table-cell>
          <table:table-cell table:formula="of:=STDEV([.U1:.U10])" office:value-type="float" office:value="3.0731814857643" calcext:value-type="float">
            <text:p>3.0731814857643</text:p>
          </table:table-cell>
          <table:table-cell table:formula="of:=STDEV([.V1:.V10])" office:value-type="float" office:value="3.73608529524332" calcext:value-type="float">
            <text:p>3.73608529524332</text:p>
          </table:table-cell>
          <table:table-cell table:formula="of:=STDEV([.W1:.W10])" office:value-type="float" office:value="3.62284418654736" calcext:value-type="float">
            <text:p>3.62284418654736</text:p>
          </table:table-cell>
          <table:table-cell table:formula="of:=STDEV([.X1:.X10])" office:value-type="float" office:value="5.53398590529466" calcext:value-type="float">
            <text:p>5.53398590529466</text:p>
          </table:table-cell>
          <table:table-cell table:formula="of:=STDEV([.Y1:.Y10])" office:value-type="float" office:value="5.40704273250278" calcext:value-type="float">
            <text:p>5.40704273250278</text:p>
          </table:table-cell>
          <table:table-cell table:formula="of:=STDEV([.Z1:.Z10])" office:value-type="float" office:value="4.63231403656243" calcext:value-type="float">
            <text:p>4.63231403656243</text:p>
          </table:table-cell>
          <table:table-cell table:formula="of:=STDEV([.AA1:.AA10])" office:value-type="float" office:value="3.58430219460109" calcext:value-type="float">
            <text:p>3.58430219460109</text:p>
          </table:table-cell>
          <table:table-cell table:formula="of:=STDEV([.AB1:.AB10])" office:value-type="float" office:value="4.04831926716371" calcext:value-type="float">
            <text:p>4.04831926716371</text:p>
          </table:table-cell>
          <table:table-cell table:formula="of:=STDEV([.AC1:.AC10])" office:value-type="float" office:value="2.88675134594813" calcext:value-type="float">
            <text:p>2.88675134594813</text:p>
          </table:table-cell>
          <table:table-cell table:formula="of:=STDEV([.AD1:.AD10])" office:value-type="float" office:value="2.63523138347365" calcext:value-type="float">
            <text:p>2.63523138347365</text:p>
          </table:table-cell>
          <table:table-cell table:formula="of:=STDEV([.AE1:.AE10])" office:value-type="float" office:value="2.75126233653653" calcext:value-type="float">
            <text:p>2.75126233653653</text:p>
          </table:table-cell>
          <table:table-cell table:formula="of:=STDEV([.AF1:.AF10])" office:value-type="float" office:value="2.2973414586817" calcext:value-type="float">
            <text:p>2.2973414586817</text:p>
          </table:table-cell>
          <table:table-cell table:formula="of:=STDEV([.AG1:.AG10])" office:value-type="float" office:value="2.2973414586817" calcext:value-type="float">
            <text:p>2.2973414586817</text:p>
          </table:table-cell>
          <table:table-cell table:formula="of:=STDEV([.AH1:.AH10])" office:value-type="float" office:value="3.0731814857643" calcext:value-type="float">
            <text:p>3.0731814857643</text:p>
          </table:table-cell>
          <table:table-cell table:formula="of:=STDEV([.AI1:.AI10])" office:value-type="float" office:value="3.77307714089059" calcext:value-type="float">
            <text:p>3.77307714089059</text:p>
          </table:table-cell>
          <table:table-cell table:formula="of:=STDEV([.AJ1:.AJ10])" office:value-type="float" office:value="3.17323879410996" calcext:value-type="float">
            <text:p>3.17323879410996</text:p>
          </table:table-cell>
          <table:table-cell table:formula="of:=STDEV([.AK1:.AK10])" office:value-type="float" office:value="3.42580079851574" calcext:value-type="float">
            <text:p>3.42580079851574</text:p>
          </table:table-cell>
          <table:table-cell table:formula="of:=STDEV([.AL1:.AL10])" office:value-type="float" office:value="5.43266867100221" calcext:value-type="float">
            <text:p>5.43266867100221</text:p>
          </table:table-cell>
          <table:table-cell table:formula="of:=STDEV([.AM1:.AM10])" office:value-type="float" office:value="6.23609564462324" calcext:value-type="float">
            <text:p>6.23609564462324</text:p>
          </table:table-cell>
          <table:table-cell table:formula="of:=STDEV([.AN1:.AN10])" office:value-type="float" office:value="7.09068246206088" calcext:value-type="float">
            <text:p>7.09068246206088</text:p>
          </table:table-cell>
          <table:table-cell table:formula="of:=STDEV([.AO1:.AO10])" office:value-type="float" office:value="7.94512429103535" calcext:value-type="float">
            <text:p>7.94512429103535</text:p>
          </table:table-cell>
          <table:table-cell table:formula="of:=STDEV([.AP1:.AP10])" office:value-type="float" office:value="7.92762399601685" calcext:value-type="float">
            <text:p>7.92762399601685</text:p>
          </table:table-cell>
          <table:table-cell table:formula="of:=STDEV([.AQ1:.AQ10])" office:value-type="float" office:value="8.53505841937958" calcext:value-type="float">
            <text:p>8.53505841937958</text:p>
          </table:table-cell>
          <table:table-cell table:formula="of:=STDEV([.AR1:.AR10])" office:value-type="float" office:value="9.01002528051701" calcext:value-type="float">
            <text:p>9.01002528051701</text:p>
          </table:table-cell>
          <table:table-cell table:formula="of:=STDEV([.AS1:.AS10])" office:value-type="float" office:value="10.9797793946671" calcext:value-type="float">
            <text:p>10.9797793946671</text:p>
          </table:table-cell>
          <table:table-cell table:formula="of:=STDEV([.AT1:.AT10])" office:value-type="float" office:value="10.92906420717" calcext:value-type="float">
            <text:p>10.92906420717</text:p>
          </table:table-cell>
          <table:table-cell table:formula="of:=STDEV([.AU1:.AU10])" office:value-type="float" office:value="12.2616158079685" calcext:value-type="float">
            <text:p>12.2616158079685</text:p>
          </table:table-cell>
          <table:table-cell table:formula="of:=STDEV([.AV1:.AV10])" office:value-type="float" office:value="11.5740370369778" calcext:value-type="float">
            <text:p>11.5740370369778</text:p>
          </table:table-cell>
          <table:table-cell table:formula="of:=STDEV([.AW1:.AW10])" office:value-type="float" office:value="12.1792172709634" calcext:value-type="float">
            <text:p>12.1792172709634</text:p>
          </table:table-cell>
          <table:table-cell table:formula="of:=STDEV([.AX1:.AX10])" office:value-type="float" office:value="13.4474285026295" calcext:value-type="float">
            <text:p>13.4474285026295</text:p>
          </table:table-cell>
          <table:table-cell table:formula="of:=STDEV([.AY1:.AY10])" office:value-type="float" office:value="13.3879091388876" calcext:value-type="float">
            <text:p>13.3879091388876</text:p>
          </table:table-cell>
          <table:table-cell table:formula="of:=STDEV([.AZ1:.AZ10])" office:value-type="float" office:value="13.228756555323" calcext:value-type="float">
            <text:p>13.228756555323</text:p>
          </table:table-cell>
          <table:table-cell table:formula="of:=STDEV([.BA1:.BA10])" office:value-type="float" office:value="13.632070031119" calcext:value-type="float">
            <text:p>13.632070031119</text:p>
          </table:table-cell>
          <table:table-cell table:formula="of:=STDEV([.BB1:.BB10])" office:value-type="float" office:value="14.9164338901763" calcext:value-type="float">
            <text:p>14.9164338901763</text:p>
          </table:table-cell>
          <table:table-cell table:formula="of:=STDEV([.BC1:.BC10])" office:value-type="float" office:value="14.862798450419" calcext:value-type="float">
            <text:p>14.862798450419</text:p>
          </table:table-cell>
          <table:table-cell table:formula="of:=STDEV([.BD1:.BD10])" office:value-type="float" office:value="14.740816350076" calcext:value-type="float">
            <text:p>14.740816350076</text:p>
          </table:table-cell>
          <table:table-cell table:formula="of:=STDEV([.BE1:.BE10])" office:value-type="float" office:value="14.9443411809733" calcext:value-type="float">
            <text:p>14.9443411809733</text:p>
          </table:table-cell>
          <table:table-cell table:formula="of:=STDEV([.BF1:.BF10])" office:value-type="float" office:value="14.9559538497401" calcext:value-type="float">
            <text:p>14.9559538497401</text:p>
          </table:table-cell>
          <table:table-cell table:formula="of:=STDEV([.BG1:.BG10])" office:value-type="float" office:value="15.1038074669932" calcext:value-type="float">
            <text:p>15.1038074669932</text:p>
          </table:table-cell>
          <table:table-cell table:formula="of:=STDEV([.BH1:.BH10])" office:value-type="float" office:value="15.3659074288215" calcext:value-type="float">
            <text:p>15.3659074288215</text:p>
          </table:table-cell>
          <table:table-cell table:formula="of:=STDEV([.BI1:.BI10])" office:value-type="float" office:value="15.5813278566937" calcext:value-type="float">
            <text:p>15.5813278566937</text:p>
          </table:table-cell>
          <table:table-cell table:formula="of:=STDEV([.BJ1:.BJ10])" office:value-type="float" office:value="16.6583312489577" calcext:value-type="float">
            <text:p>16.6583312489577</text:p>
          </table:table-cell>
          <table:table-cell table:formula="of:=STDEV([.BK1:.BK10])" office:value-type="float" office:value="16.5180877289783" calcext:value-type="float">
            <text:p>16.5180877289783</text:p>
          </table:table-cell>
          <table:table-cell table:formula="of:=STDEV([.BL1:.BL10])" office:value-type="float" office:value="17.2904116010387" calcext:value-type="float">
            <text:p>17.2904116010387</text:p>
          </table:table-cell>
          <table:table-cell table:formula="of:=STDEV([.BM1:.BM10])" office:value-type="float" office:value="17.2401340546477" calcext:value-type="float">
            <text:p>17.2401340546477</text:p>
          </table:table-cell>
          <table:table-cell table:formula="of:=STDEV([.BN1:.BN10])" office:value-type="float" office:value="16.5432933708967" calcext:value-type="float">
            <text:p>16.5432933708967</text:p>
          </table:table-cell>
          <table:table-cell table:formula="of:=STDEV([.BO1:.BO10])" office:value-type="float" office:value="16.5432933708967" calcext:value-type="float">
            <text:p>16.5432933708967</text:p>
          </table:table-cell>
          <table:table-cell table:formula="of:=STDEV([.BP1:.BP10])" office:value-type="float" office:value="17.2502012870704" calcext:value-type="float">
            <text:p>17.2502012870704</text:p>
          </table:table-cell>
          <table:table-cell table:formula="of:=STDEV([.BQ1:.BQ10])" office:value-type="float" office:value="16.5180877289783" calcext:value-type="float">
            <text:p>16.5180877289783</text:p>
          </table:table-cell>
          <table:table-cell table:formula="of:=STDEV([.BR1:.BR10])" office:value-type="float" office:value="16.5852176483893" calcext:value-type="float">
            <text:p>16.5852176483893</text:p>
          </table:table-cell>
          <table:table-cell table:formula="of:=STDEV([.BS1:.BS10])" office:value-type="float" office:value="16.988558241096" calcext:value-type="float">
            <text:p>16.988558241096</text:p>
          </table:table-cell>
          <table:table-cell table:formula="of:=STDEV([.BT1:.BT10])" office:value-type="float" office:value="17.1694981483638" calcext:value-type="float">
            <text:p>17.1694981483638</text:p>
          </table:table-cell>
          <table:table-cell table:formula="of:=STDEV([.BU1:.BU10])" office:value-type="float" office:value="16.7912013996749" calcext:value-type="float">
            <text:p>16.7912013996749</text:p>
          </table:table-cell>
          <table:table-cell table:formula="of:=STDEV([.BV1:.BV10])" office:value-type="float" office:value="18.1123039825295" calcext:value-type="float">
            <text:p>18.1123039825295</text:p>
          </table:table-cell>
          <table:table-cell table:formula="of:=STDEV([.BW1:.BW10])" office:value-type="float" office:value="18.8211612583047" calcext:value-type="float">
            <text:p>18.8211612583047</text:p>
          </table:table-cell>
          <table:table-cell table:formula="of:=STDEV([.BX1:.BX10])" office:value-type="float" office:value="18.8359142774293" calcext:value-type="float">
            <text:p>18.8359142774293</text:p>
          </table:table-cell>
          <table:table-cell table:formula="of:=STDEV([.BY1:.BY10])" office:value-type="float" office:value="19.0558390001595" calcext:value-type="float">
            <text:p>19.0558390001595</text:p>
          </table:table-cell>
          <table:table-cell table:formula="of:=STDEV([.BZ1:.BZ10])" office:value-type="float" office:value="19.7712614108908" calcext:value-type="float">
            <text:p>19.7712614108908</text:p>
          </table:table-cell>
          <table:table-cell table:formula="of:=STDEV([.CA1:.CA10])" office:value-type="float" office:value="20.5209919621618" calcext:value-type="float">
            <text:p>20.5209919621618</text:p>
          </table:table-cell>
          <table:table-cell table:formula="of:=STDEV([.CB1:.CB10])" office:value-type="float" office:value="21.1081869319834" calcext:value-type="float">
            <text:p>21.1081869319834</text:p>
          </table:table-cell>
          <table:table-cell table:formula="of:=STDEV([.CC1:.CC10])" office:value-type="float" office:value="21.7450505224113" calcext:value-type="float">
            <text:p>21.7450505224113</text:p>
          </table:table-cell>
          <table:table-cell table:formula="of:=STDEV([.CD1:.CD10])" office:value-type="float" office:value="22.3124902738852" calcext:value-type="float">
            <text:p>22.3124902738852</text:p>
          </table:table-cell>
          <table:table-cell table:formula="of:=STDEV([.CE1:.CE10])" office:value-type="float" office:value="23.2154761599527" calcext:value-type="float">
            <text:p>23.2154761599527</text:p>
          </table:table-cell>
          <table:table-cell table:formula="of:=STDEV([.CF1:.CF10])" office:value-type="float" office:value="24.2441287279576" calcext:value-type="float">
            <text:p>24.2441287279576</text:p>
          </table:table-cell>
          <table:table-cell table:formula="of:=STDEV([.CG1:.CG10])" office:value-type="float" office:value="24.6080384337223" calcext:value-type="float">
            <text:p>24.6080384337223</text:p>
          </table:table-cell>
          <table:table-cell table:formula="of:=STDEV([.CH1:.CH10])" office:value-type="float" office:value="25.0554939639548" calcext:value-type="float">
            <text:p>25.0554939639548</text:p>
          </table:table-cell>
          <table:table-cell table:formula="of:=STDEV([.CI1:.CI10])" office:value-type="float" office:value="26.119384032213" calcext:value-type="float">
            <text:p>26.119384032213</text:p>
          </table:table-cell>
          <table:table-cell table:formula="of:=STDEV([.CJ1:.CJ10])" office:value-type="float" office:value="26.9309817455246" calcext:value-type="float">
            <text:p>26.9309817455246</text:p>
          </table:table-cell>
          <table:table-cell table:formula="of:=STDEV([.CK1:.CK10])" office:value-type="float" office:value="26.834109719617" calcext:value-type="float">
            <text:p>26.834109719617</text:p>
          </table:table-cell>
          <table:table-cell table:formula="of:=STDEV([.CL1:.CL10])" office:value-type="float" office:value="26.7965586513559" calcext:value-type="float">
            <text:p>26.7965586513559</text:p>
          </table:table-cell>
          <table:table-cell table:formula="of:=STDEV([.CM1:.CM10])" office:value-type="float" office:value="27.4114736723309" calcext:value-type="float">
            <text:p>27.4114736723309</text:p>
          </table:table-cell>
          <table:table-cell table:formula="of:=STDEV([.CN1:.CN10])" office:value-type="float" office:value="27.5995672268808" calcext:value-type="float">
            <text:p>27.5995672268808</text:p>
          </table:table-cell>
          <table:table-cell table:formula="of:=STDEV([.CO1:.CO10])" office:value-type="float" office:value="26.937427494102" calcext:value-type="float">
            <text:p>26.937427494102</text:p>
          </table:table-cell>
          <table:table-cell table:formula="of:=STDEV([.CP1:.CP10])" office:value-type="float" office:value="27.3467954653232" calcext:value-type="float">
            <text:p>27.3467954653232</text:p>
          </table:table-cell>
          <table:table-cell table:formula="of:=STDEV([.CQ1:.CQ10])" office:value-type="float" office:value="27.8088714861523" calcext:value-type="float">
            <text:p>27.8088714861523</text:p>
          </table:table-cell>
          <table:table-cell table:formula="of:=STDEV([.CR1:.CR10])" office:value-type="float" office:value="28.5640119342115" calcext:value-type="float">
            <text:p>28.5640119342115</text:p>
          </table:table-cell>
          <table:table-cell table:formula="of:=STDEV([.CS1:.CS10])" office:value-type="float" office:value="28.1415075012773" calcext:value-type="float">
            <text:p>28.1415075012773</text:p>
          </table:table-cell>
          <table:table-cell table:formula="of:=STDEV([.CT1:.CT10])" office:value-type="float" office:value="28.824179664534" calcext:value-type="float">
            <text:p>28.824179664534</text:p>
          </table:table-cell>
          <table:table-cell table:formula="of:=STDEV([.CU1:.CU10])" office:value-type="float" office:value="28.3639540418625" calcext:value-type="float">
            <text:p>28.3639540418625</text:p>
          </table:table-cell>
          <table:table-cell table:formula="of:=STDEV([.CV1:.CV10])" office:value-type="float" office:value="27.7901361397649" calcext:value-type="float">
            <text:p>27.7901361397649</text:p>
          </table:table-cell>
          <table:table-cell table:formula="of:=STDEV([.CW1:.CW10])" office:value-type="float" office:value="27.7638854149295" calcext:value-type="float">
            <text:p>27.7638854149295</text:p>
          </table:table-cell>
          <table:table-cell table:formula="of:=STDEV([.CX1:.CX10])" office:value-type="float" office:value="27.8637558288341" calcext:value-type="float">
            <text:p>27.8637558288341</text:p>
          </table:table-cell>
          <table:table-cell table:formula="of:=STDEV([.CY1:.CY10])" office:value-type="float" office:value="27.674948559623" calcext:value-type="float">
            <text:p>27.674948559623</text:p>
          </table:table-cell>
          <table:table-cell table:formula="of:=STDEV([.CZ1:.CZ10])" office:value-type="float" office:value="27.6837296780779" calcext:value-type="float">
            <text:p>27.6837296780779</text:p>
          </table:table-cell>
          <table:table-cell table:formula="of:=STDEV([.DA1:.DA10])" office:value-type="float" office:value="27.3556819204591" calcext:value-type="float">
            <text:p>27.3556819204591</text:p>
          </table:table-cell>
          <table:table-cell table:formula="of:=STDEV([.DB1:.DB10])" office:value-type="float" office:value="26.8172829844238" calcext:value-type="float">
            <text:p>26.8172829844238</text:p>
          </table:table-cell>
          <table:table-cell table:formula="of:=STDEV([.DC1:.DC10])" office:value-type="float" office:value="26.7303926063365" calcext:value-type="float">
            <text:p>26.7303926063365</text:p>
          </table:table-cell>
          <table:table-cell table:formula="of:=STDEV([.DD1:.DD10])" office:value-type="float" office:value="26.7044003864532" calcext:value-type="float">
            <text:p>26.7044003864532</text:p>
          </table:table-cell>
          <table:table-cell table:formula="of:=STDEV([.DE1:.DE10])" office:value-type="float" office:value="26.311436043414" calcext:value-type="float">
            <text:p>26.311436043414</text:p>
          </table:table-cell>
          <table:table-cell table:formula="of:=STDEV([.DF1:.DF10])" office:value-type="float" office:value="25.4623905659569" calcext:value-type="float">
            <text:p>25.4623905659569</text:p>
          </table:table-cell>
          <table:table-cell table:formula="of:=STDEV([.DG1:.DG10])" office:value-type="float" office:value="24.9569073048369" calcext:value-type="float">
            <text:p>24.9569073048369</text:p>
          </table:table-cell>
          <table:table-cell table:formula="of:=STDEV([.DH1:.DH10])" office:value-type="float" office:value="25.2267494713229" calcext:value-type="float">
            <text:p>25.2267494713229</text:p>
          </table:table-cell>
          <table:table-cell table:formula="of:=STDEV([.DI1:.DI10])" office:value-type="float" office:value="24.9499498997493" calcext:value-type="float">
            <text:p>24.9499498997493</text:p>
          </table:table-cell>
          <table:table-cell table:formula="of:=STDEV([.DJ1:.DJ10])" office:value-type="float" office:value="24.7837872632717" calcext:value-type="float">
            <text:p>24.7837872632717</text:p>
          </table:table-cell>
          <table:table-cell table:formula="of:=STDEV([.DK1:.DK10])" office:value-type="float" office:value="24.6094494046494" calcext:value-type="float">
            <text:p>24.6094494046494</text:p>
          </table:table-cell>
          <table:table-cell table:formula="of:=STDEV([.DL1:.DL10])" office:value-type="float" office:value="24.5529473225155" calcext:value-type="float">
            <text:p>24.5529473225155</text:p>
          </table:table-cell>
          <table:table-cell table:formula="of:=STDEV([.DM1:.DM10])" office:value-type="float" office:value="24.3584345419268" calcext:value-type="float">
            <text:p>24.3584345419268</text:p>
          </table:table-cell>
          <table:table-cell table:formula="of:=STDEV([.DN1:.DN10])" office:value-type="float" office:value="23.9153600107639" calcext:value-type="float">
            <text:p>23.9153600107639</text:p>
          </table:table-cell>
          <table:table-cell table:formula="of:=STDEV([.DO1:.DO10])" office:value-type="float" office:value="23.5643327462879" calcext:value-type="float">
            <text:p>23.5643327462879</text:p>
          </table:table-cell>
          <table:table-cell table:formula="of:=STDEV([.DP1:.DP10])" office:value-type="float" office:value="23.4461558090494" calcext:value-type="float">
            <text:p>23.4461558090494</text:p>
          </table:table-cell>
          <table:table-cell table:formula="of:=STDEV([.DQ1:.DQ10])" office:value-type="float" office:value="23.406136422362" calcext:value-type="float">
            <text:p>23.406136422362</text:p>
          </table:table-cell>
          <table:table-cell table:formula="of:=STDEV([.DR1:.DR10])" office:value-type="float" office:value="22.6384628453435" calcext:value-type="float">
            <text:p>22.6384628453435</text:p>
          </table:table-cell>
          <table:table-cell table:formula="of:=STDEV([.DS1:.DS10])" office:value-type="float" office:value="22.281344962397" calcext:value-type="float">
            <text:p>22.281344962397</text:p>
          </table:table-cell>
          <table:table-cell table:formula="of:=STDEV([.DT1:.DT10])" office:value-type="float" office:value="21.6666666666667" calcext:value-type="float">
            <text:p>21.6666666666667</text:p>
          </table:table-cell>
          <table:table-cell table:formula="of:=STDEV([.DU1:.DU10])" office:value-type="float" office:value="22.1563259088184" calcext:value-type="float">
            <text:p>22.1563259088184</text:p>
          </table:table-cell>
          <table:table-cell table:formula="of:=STDEV([.DV1:.DV10])" office:value-type="float" office:value="22.0935510952857" calcext:value-type="float">
            <text:p>22.0935510952857</text:p>
          </table:table-cell>
          <table:table-cell table:formula="of:=STDEV([.DW1:.DW10])" office:value-type="float" office:value="22.0495023879351" calcext:value-type="float">
            <text:p>22.0495023879351</text:p>
          </table:table-cell>
          <table:table-cell table:formula="of:=STDEV([.DX1:.DX10])" office:value-type="float" office:value="21.8644815981435" calcext:value-type="float">
            <text:p>21.8644815981435</text:p>
          </table:table-cell>
          <table:table-cell table:formula="of:=STDEV([.DY1:.DY10])" office:value-type="float" office:value="21.8644815981435" calcext:value-type="float">
            <text:p>21.8644815981435</text:p>
          </table:table-cell>
          <table:table-cell table:formula="of:=STDEV([.DZ1:.DZ10])" office:value-type="float" office:value="21.6922925380319" calcext:value-type="float">
            <text:p>21.6922925380319</text:p>
          </table:table-cell>
          <table:table-cell table:formula="of:=STDEV([.EA1:.EA10])" office:value-type="float" office:value="21.6666666666667" calcext:value-type="float">
            <text:p>21.6666666666667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11]+[.B12]" office:value-type="float" office:value="0" calcext:value-type="float">
            <text:p>0</text:p>
          </table:table-cell>
          <table:table-cell table:formula="of:=[.C11]+[.C12]" office:value-type="float" office:value="42.7430474993447" calcext:value-type="float">
            <text:p>42.7430474993447</text:p>
          </table:table-cell>
          <table:table-cell table:formula="of:=[.D11]+[.D12]" office:value-type="float" office:value="55.5398458920779" calcext:value-type="float">
            <text:p>55.5398458920779</text:p>
          </table:table-cell>
          <table:table-cell table:formula="of:=[.E11]+[.E12]" office:value-type="float" office:value="57.3747427885528" calcext:value-type="float">
            <text:p>57.3747427885528</text:p>
          </table:table-cell>
          <table:table-cell table:formula="of:=[.F11]+[.F12]" office:value-type="float" office:value="56.5937337746231" calcext:value-type="float">
            <text:p>56.5937337746231</text:p>
          </table:table-cell>
          <table:table-cell table:formula="of:=[.G11]+[.G12]" office:value-type="float" office:value="55.9667098442698" calcext:value-type="float">
            <text:p>55.9667098442698</text:p>
          </table:table-cell>
          <table:table-cell table:formula="of:=[.H11]+[.H12]" office:value-type="float" office:value="59.2569396285999" calcext:value-type="float">
            <text:p>59.2569396285999</text:p>
          </table:table-cell>
          <table:table-cell table:formula="of:=[.I11]+[.I12]" office:value-type="float" office:value="61.3689389538863" calcext:value-type="float">
            <text:p>61.3689389538863</text:p>
          </table:table-cell>
          <table:table-cell table:formula="of:=[.J11]+[.J12]" office:value-type="float" office:value="61.2839859052947" calcext:value-type="float">
            <text:p>61.2839859052947</text:p>
          </table:table-cell>
          <table:table-cell table:formula="of:=[.K11]+[.K12]" office:value-type="float" office:value="61.8245553203368" calcext:value-type="float">
            <text:p>61.8245553203368</text:p>
          </table:table-cell>
          <table:table-cell table:formula="of:=[.L11]+[.L12]" office:value-type="float" office:value="63.9245445176142" calcext:value-type="float">
            <text:p>63.9245445176142</text:p>
          </table:table-cell>
          <table:table-cell table:formula="of:=[.M11]+[.M12]" office:value-type="float" office:value="63.8876260995384" calcext:value-type="float">
            <text:p>63.8876260995384</text:p>
          </table:table-cell>
          <table:table-cell table:formula="of:=[.N11]+[.N12]" office:value-type="float" office:value="67.17194600148" calcext:value-type="float">
            <text:p>67.17194600148</text:p>
          </table:table-cell>
          <table:table-cell table:formula="of:=[.O11]+[.O12]" office:value-type="float" office:value="68.9262735320332" calcext:value-type="float">
            <text:p>68.9262735320332</text:p>
          </table:table-cell>
          <table:table-cell table:formula="of:=[.P11]+[.P12]" office:value-type="float" office:value="69.908081732256" calcext:value-type="float">
            <text:p>69.908081732256</text:p>
          </table:table-cell>
          <table:table-cell table:formula="of:=[.Q11]+[.Q12]" office:value-type="float" office:value="70.3121141828292" calcext:value-type="float">
            <text:p>70.3121141828292</text:p>
          </table:table-cell>
          <table:table-cell table:formula="of:=[.R11]+[.R12]" office:value-type="float" office:value="73.9860949986893" calcext:value-type="float">
            <text:p>73.9860949986893</text:p>
          </table:table-cell>
          <table:table-cell table:formula="of:=[.S11]+[.S12]" office:value-type="float" office:value="76.4262735320332" calcext:value-type="float">
            <text:p>76.4262735320332</text:p>
          </table:table-cell>
          <table:table-cell table:formula="of:=[.T11]+[.T12]" office:value-type="float" office:value="79.8823140365624" calcext:value-type="float">
            <text:p>79.8823140365624</text:p>
          </table:table-cell>
          <table:table-cell table:formula="of:=[.U11]+[.U12]" office:value-type="float" office:value="83.5731814857643" calcext:value-type="float">
            <text:p>83.5731814857643</text:p>
          </table:table-cell>
          <table:table-cell table:formula="of:=[.V11]+[.V12]" office:value-type="float" office:value="87.9860852952433" calcext:value-type="float">
            <text:p>87.9860852952433</text:p>
          </table:table-cell>
          <table:table-cell table:formula="of:=[.W11]+[.W12]" office:value-type="float" office:value="90.8728441865474" calcext:value-type="float">
            <text:p>90.8728441865474</text:p>
          </table:table-cell>
          <table:table-cell table:formula="of:=[.X11]+[.X12]" office:value-type="float" office:value="96.2839859052947" calcext:value-type="float">
            <text:p>96.2839859052947</text:p>
          </table:table-cell>
          <table:table-cell table:formula="of:=[.Y11]+[.Y12]" office:value-type="float" office:value="98.6570427325028" calcext:value-type="float">
            <text:p>98.6570427325028</text:p>
          </table:table-cell>
          <table:table-cell table:formula="of:=[.Z11]+[.Z12]" office:value-type="float" office:value="99.3823140365624" calcext:value-type="float">
            <text:p>99.3823140365624</text:p>
          </table:table-cell>
          <table:table-cell table:formula="of:=[.AA11]+[.AA12]" office:value-type="float" office:value="99.8343021946011" calcext:value-type="float">
            <text:p>99.8343021946011</text:p>
          </table:table-cell>
          <table:table-cell table:formula="of:=[.AB11]+[.AB12]" office:value-type="float" office:value="101.048319267164" calcext:value-type="float">
            <text:p>101.048319267164</text:p>
          </table:table-cell>
          <table:table-cell table:formula="of:=[.AC11]+[.AC12]" office:value-type="float" office:value="100.386751345948" calcext:value-type="float">
            <text:p>100.386751345948</text:p>
          </table:table-cell>
          <table:table-cell table:formula="of:=[.AD11]+[.AD12]" office:value-type="float" office:value="100.135231383474" calcext:value-type="float">
            <text:p>100.135231383474</text:p>
          </table:table-cell>
          <table:table-cell table:formula="of:=[.AE11]+[.AE12]" office:value-type="float" office:value="100.501262336537" calcext:value-type="float">
            <text:p>100.501262336537</text:p>
          </table:table-cell>
          <table:table-cell table:formula="of:=[.AF11]+[.AF12]" office:value-type="float" office:value="100.297341458682" calcext:value-type="float">
            <text:p>100.297341458682</text:p>
          </table:table-cell>
          <table:table-cell table:formula="of:=[.AG11]+[.AG12]" office:value-type="float" office:value="100.297341458682" calcext:value-type="float">
            <text:p>100.297341458682</text:p>
          </table:table-cell>
          <table:table-cell table:formula="of:=[.AH11]+[.AH12]" office:value-type="float" office:value="100.073181485764" calcext:value-type="float">
            <text:p>100.073181485764</text:p>
          </table:table-cell>
          <table:table-cell table:formula="of:=[.AI11]+[.AI12]" office:value-type="float" office:value="100.023077140891" calcext:value-type="float">
            <text:p>100.023077140891</text:p>
          </table:table-cell>
          <table:table-cell table:formula="of:=[.AJ11]+[.AJ12]" office:value-type="float" office:value="99.42323879411" calcext:value-type="float">
            <text:p>99.42323879411</text:p>
          </table:table-cell>
          <table:table-cell table:formula="of:=[.AK11]+[.AK12]" office:value-type="float" office:value="98.6758007985157" calcext:value-type="float">
            <text:p>98.6758007985157</text:p>
          </table:table-cell>
          <table:table-cell table:formula="of:=[.AL11]+[.AL12]" office:value-type="float" office:value="99.1826686710022" calcext:value-type="float">
            <text:p>99.1826686710022</text:p>
          </table:table-cell>
          <table:table-cell table:formula="of:=[.AM11]+[.AM12]" office:value-type="float" office:value="98.7360956446232" calcext:value-type="float">
            <text:p>98.7360956446232</text:p>
          </table:table-cell>
          <table:table-cell table:formula="of:=[.AN11]+[.AN12]" office:value-type="float" office:value="98.5906824620609" calcext:value-type="float">
            <text:p>98.5906824620609</text:p>
          </table:table-cell>
          <table:table-cell table:formula="of:=[.AO11]+[.AO12]" office:value-type="float" office:value="98.1951242910354" calcext:value-type="float">
            <text:p>98.1951242910354</text:p>
          </table:table-cell>
          <table:table-cell table:formula="of:=[.AP11]+[.AP12]" office:value-type="float" office:value="96.6776239960169" calcext:value-type="float">
            <text:p>96.6776239960169</text:p>
          </table:table-cell>
          <table:table-cell table:formula="of:=[.AQ11]+[.AQ12]" office:value-type="float" office:value="96.2850584193796" calcext:value-type="float">
            <text:p>96.2850584193796</text:p>
          </table:table-cell>
          <table:table-cell table:formula="of:=[.AR11]+[.AR12]" office:value-type="float" office:value="94.260025280517" calcext:value-type="float">
            <text:p>94.260025280517</text:p>
          </table:table-cell>
          <table:table-cell table:formula="of:=[.AS11]+[.AS12]" office:value-type="float" office:value="93.9797793946671" calcext:value-type="float">
            <text:p>93.9797793946671</text:p>
          </table:table-cell>
          <table:table-cell table:formula="of:=[.AT11]+[.AT12]" office:value-type="float" office:value="93.42906420717" calcext:value-type="float">
            <text:p>93.42906420717</text:p>
          </table:table-cell>
          <table:table-cell table:formula="of:=[.AU11]+[.AU12]" office:value-type="float" office:value="93.5116158079685" calcext:value-type="float">
            <text:p>93.5116158079685</text:p>
          </table:table-cell>
          <table:table-cell table:formula="of:=[.AV11]+[.AV12]" office:value-type="float" office:value="91.8240370369778" calcext:value-type="float">
            <text:p>91.8240370369778</text:p>
          </table:table-cell>
          <table:table-cell table:formula="of:=[.AW11]+[.AW12]" office:value-type="float" office:value="90.1792172709634" calcext:value-type="float">
            <text:p>90.1792172709634</text:p>
          </table:table-cell>
          <table:table-cell table:formula="of:=[.AX11]+[.AX12]" office:value-type="float" office:value="89.9474285026295" calcext:value-type="float">
            <text:p>89.9474285026295</text:p>
          </table:table-cell>
          <table:table-cell table:formula="of:=[.AY11]+[.AY12]" office:value-type="float" office:value="89.1379091388876" calcext:value-type="float">
            <text:p>89.1379091388876</text:p>
          </table:table-cell>
          <table:table-cell table:formula="of:=[.AZ11]+[.AZ12]" office:value-type="float" office:value="88.228756555323" calcext:value-type="float">
            <text:p>88.228756555323</text:p>
          </table:table-cell>
          <table:table-cell table:formula="of:=[.BA11]+[.BA12]" office:value-type="float" office:value="88.132070031119" calcext:value-type="float">
            <text:p>88.132070031119</text:p>
          </table:table-cell>
          <table:table-cell table:formula="of:=[.BB11]+[.BB12]" office:value-type="float" office:value="88.4164338901763" calcext:value-type="float">
            <text:p>88.4164338901763</text:p>
          </table:table-cell>
          <table:table-cell table:formula="of:=[.BC11]+[.BC12]" office:value-type="float" office:value="88.112798450419" calcext:value-type="float">
            <text:p>88.112798450419</text:p>
          </table:table-cell>
          <table:table-cell table:formula="of:=[.BD11]+[.BD12]" office:value-type="float" office:value="86.990816350076" calcext:value-type="float">
            <text:p>86.990816350076</text:p>
          </table:table-cell>
          <table:table-cell table:formula="of:=[.BE11]+[.BE12]" office:value-type="float" office:value="86.9443411809733" calcext:value-type="float">
            <text:p>86.9443411809733</text:p>
          </table:table-cell>
          <table:table-cell table:formula="of:=[.BF11]+[.BF12]" office:value-type="float" office:value="86.7059538497401" calcext:value-type="float">
            <text:p>86.7059538497401</text:p>
          </table:table-cell>
          <table:table-cell table:formula="of:=[.BG11]+[.BG12]" office:value-type="float" office:value="86.3538074669932" calcext:value-type="float">
            <text:p>86.3538074669932</text:p>
          </table:table-cell>
          <table:table-cell table:formula="of:=[.BH11]+[.BH12]" office:value-type="float" office:value="85.3659074288215" calcext:value-type="float">
            <text:p>85.3659074288215</text:p>
          </table:table-cell>
          <table:table-cell table:formula="of:=[.BI11]+[.BI12]" office:value-type="float" office:value="85.0813278566937" calcext:value-type="float">
            <text:p>85.0813278566937</text:p>
          </table:table-cell>
          <table:table-cell table:formula="of:=[.BJ11]+[.BJ12]" office:value-type="float" office:value="84.6583312489577" calcext:value-type="float">
            <text:p>84.6583312489577</text:p>
          </table:table-cell>
          <table:table-cell table:formula="of:=[.BK11]+[.BK12]" office:value-type="float" office:value="83.7680877289783" calcext:value-type="float">
            <text:p>83.7680877289783</text:p>
          </table:table-cell>
          <table:table-cell table:formula="of:=[.BL11]+[.BL12]" office:value-type="float" office:value="83.5404116010387" calcext:value-type="float">
            <text:p>83.5404116010387</text:p>
          </table:table-cell>
          <table:table-cell table:formula="of:=[.BM11]+[.BM12]" office:value-type="float" office:value="82.2401340546477" calcext:value-type="float">
            <text:p>82.2401340546477</text:p>
          </table:table-cell>
          <table:table-cell table:formula="of:=[.BN11]+[.BN12]" office:value-type="float" office:value="80.7932933708967" calcext:value-type="float">
            <text:p>80.7932933708967</text:p>
          </table:table-cell>
          <table:table-cell table:formula="of:=[.BO11]+[.BO12]" office:value-type="float" office:value="80.7932933708967" calcext:value-type="float">
            <text:p>80.7932933708967</text:p>
          </table:table-cell>
          <table:table-cell table:formula="of:=[.BP11]+[.BP12]" office:value-type="float" office:value="81.0002012870704" calcext:value-type="float">
            <text:p>81.0002012870704</text:p>
          </table:table-cell>
          <table:table-cell table:formula="of:=[.BQ11]+[.BQ12]" office:value-type="float" office:value="78.7680877289783" calcext:value-type="float">
            <text:p>78.7680877289783</text:p>
          </table:table-cell>
          <table:table-cell table:formula="of:=[.BR11]+[.BR12]" office:value-type="float" office:value="78.3352176483893" calcext:value-type="float">
            <text:p>78.3352176483893</text:p>
          </table:table-cell>
          <table:table-cell table:formula="of:=[.BS11]+[.BS12]" office:value-type="float" office:value="78.988558241096" calcext:value-type="float">
            <text:p>78.988558241096</text:p>
          </table:table-cell>
          <table:table-cell table:formula="of:=[.BT11]+[.BT12]" office:value-type="float" office:value="78.4194981483638" calcext:value-type="float">
            <text:p>78.4194981483638</text:p>
          </table:table-cell>
          <table:table-cell table:formula="of:=[.BU11]+[.BU12]" office:value-type="float" office:value="76.7912013996749" calcext:value-type="float">
            <text:p>76.7912013996749</text:p>
          </table:table-cell>
          <table:table-cell table:formula="of:=[.BV11]+[.BV12]" office:value-type="float" office:value="77.1123039825295" calcext:value-type="float">
            <text:p>77.1123039825295</text:p>
          </table:table-cell>
          <table:table-cell table:formula="of:=[.BW11]+[.BW12]" office:value-type="float" office:value="77.0711612583047" calcext:value-type="float">
            <text:p>77.0711612583047</text:p>
          </table:table-cell>
          <table:table-cell table:formula="of:=[.BX11]+[.BX12]" office:value-type="float" office:value="76.5859142774293" calcext:value-type="float">
            <text:p>76.5859142774293</text:p>
          </table:table-cell>
          <table:table-cell table:formula="of:=[.BY11]+[.BY12]" office:value-type="float" office:value="76.3058390001595" calcext:value-type="float">
            <text:p>76.3058390001595</text:p>
          </table:table-cell>
          <table:table-cell table:formula="of:=[.BZ11]+[.BZ12]" office:value-type="float" office:value="77.0212614108908" calcext:value-type="float">
            <text:p>77.0212614108908</text:p>
          </table:table-cell>
          <table:table-cell table:formula="of:=[.CA11]+[.CA12]" office:value-type="float" office:value="77.0209919621618" calcext:value-type="float">
            <text:p>77.0209919621618</text:p>
          </table:table-cell>
          <table:table-cell table:formula="of:=[.CB11]+[.CB12]" office:value-type="float" office:value="76.6081869319834" calcext:value-type="float">
            <text:p>76.6081869319834</text:p>
          </table:table-cell>
          <table:table-cell table:formula="of:=[.CC11]+[.CC12]" office:value-type="float" office:value="76.9950505224113" calcext:value-type="float">
            <text:p>76.9950505224113</text:p>
          </table:table-cell>
          <table:table-cell table:formula="of:=[.CD11]+[.CD12]" office:value-type="float" office:value="77.5624902738852" calcext:value-type="float">
            <text:p>77.5624902738852</text:p>
          </table:table-cell>
          <table:table-cell table:formula="of:=[.CE11]+[.CE12]" office:value-type="float" office:value="77.4654761599527" calcext:value-type="float">
            <text:p>77.4654761599527</text:p>
          </table:table-cell>
          <table:table-cell table:formula="of:=[.CF11]+[.CF12]" office:value-type="float" office:value="77.7441287279576" calcext:value-type="float">
            <text:p>77.7441287279576</text:p>
          </table:table-cell>
          <table:table-cell table:formula="of:=[.CG11]+[.CG12]" office:value-type="float" office:value="77.1080384337223" calcext:value-type="float">
            <text:p>77.1080384337223</text:p>
          </table:table-cell>
          <table:table-cell table:formula="of:=[.CH11]+[.CH12]" office:value-type="float" office:value="77.5554939639549" calcext:value-type="float">
            <text:p>77.5554939639549</text:p>
          </table:table-cell>
          <table:table-cell table:formula="of:=[.CI11]+[.CI12]" office:value-type="float" office:value="77.619384032213" calcext:value-type="float">
            <text:p>77.619384032213</text:p>
          </table:table-cell>
          <table:table-cell table:formula="of:=[.CJ11]+[.CJ12]" office:value-type="float" office:value="77.9309817455246" calcext:value-type="float">
            <text:p>77.9309817455246</text:p>
          </table:table-cell>
          <table:table-cell table:formula="of:=[.CK11]+[.CK12]" office:value-type="float" office:value="77.084109719617" calcext:value-type="float">
            <text:p>77.084109719617</text:p>
          </table:table-cell>
          <table:table-cell table:formula="of:=[.CL11]+[.CL12]" office:value-type="float" office:value="76.7965586513559" calcext:value-type="float">
            <text:p>76.7965586513559</text:p>
          </table:table-cell>
          <table:table-cell table:formula="of:=[.CM11]+[.CM12]" office:value-type="float" office:value="77.4114736723309" calcext:value-type="float">
            <text:p>77.4114736723309</text:p>
          </table:table-cell>
          <table:table-cell table:formula="of:=[.CN11]+[.CN12]" office:value-type="float" office:value="77.3495672268808" calcext:value-type="float">
            <text:p>77.3495672268808</text:p>
          </table:table-cell>
          <table:table-cell table:formula="of:=[.CO11]+[.CO12]" office:value-type="float" office:value="76.687427494102" calcext:value-type="float">
            <text:p>76.687427494102</text:p>
          </table:table-cell>
          <table:table-cell table:formula="of:=[.CP11]+[.CP12]" office:value-type="float" office:value="77.0967954653232" calcext:value-type="float">
            <text:p>77.0967954653232</text:p>
          </table:table-cell>
          <table:table-cell table:formula="of:=[.CQ11]+[.CQ12]" office:value-type="float" office:value="77.3088714861523" calcext:value-type="float">
            <text:p>77.3088714861523</text:p>
          </table:table-cell>
          <table:table-cell table:formula="of:=[.CR11]+[.CR12]" office:value-type="float" office:value="78.8140119342115" calcext:value-type="float">
            <text:p>78.8140119342115</text:p>
          </table:table-cell>
          <table:table-cell table:formula="of:=[.CS11]+[.CS12]" office:value-type="float" office:value="77.1415075012773" calcext:value-type="float">
            <text:p>77.1415075012773</text:p>
          </table:table-cell>
          <table:table-cell table:formula="of:=[.CT11]+[.CT12]" office:value-type="float" office:value="77.824179664534" calcext:value-type="float">
            <text:p>77.824179664534</text:p>
          </table:table-cell>
          <table:table-cell table:formula="of:=[.CU11]+[.CU12]" office:value-type="float" office:value="77.1139540418625" calcext:value-type="float">
            <text:p>77.1139540418625</text:p>
          </table:table-cell>
          <table:table-cell table:formula="of:=[.CV11]+[.CV12]" office:value-type="float" office:value="76.0401361397649" calcext:value-type="float">
            <text:p>76.0401361397649</text:p>
          </table:table-cell>
          <table:table-cell table:formula="of:=[.CW11]+[.CW12]" office:value-type="float" office:value="75.2638854149295" calcext:value-type="float">
            <text:p>75.2638854149295</text:p>
          </table:table-cell>
          <table:table-cell table:formula="of:=[.CX11]+[.CX12]" office:value-type="float" office:value="75.3637558288341" calcext:value-type="float">
            <text:p>75.3637558288341</text:p>
          </table:table-cell>
          <table:table-cell table:formula="of:=[.CY11]+[.CY12]" office:value-type="float" office:value="74.924948559623" calcext:value-type="float">
            <text:p>74.924948559623</text:p>
          </table:table-cell>
          <table:table-cell table:formula="of:=[.CZ11]+[.CZ12]" office:value-type="float" office:value="74.6837296780779" calcext:value-type="float">
            <text:p>74.6837296780779</text:p>
          </table:table-cell>
          <table:table-cell table:formula="of:=[.DA11]+[.DA12]" office:value-type="float" office:value="74.3556819204591" calcext:value-type="float">
            <text:p>74.3556819204591</text:p>
          </table:table-cell>
          <table:table-cell table:formula="of:=[.DB11]+[.DB12]" office:value-type="float" office:value="73.8172829844238" calcext:value-type="float">
            <text:p>73.8172829844238</text:p>
          </table:table-cell>
          <table:table-cell table:formula="of:=[.DC11]+[.DC12]" office:value-type="float" office:value="73.9803926063365" calcext:value-type="float">
            <text:p>73.9803926063365</text:p>
          </table:table-cell>
          <table:table-cell table:formula="of:=[.DD11]+[.DD12]" office:value-type="float" office:value="74.4544003864532" calcext:value-type="float">
            <text:p>74.4544003864532</text:p>
          </table:table-cell>
          <table:table-cell table:formula="of:=[.DE11]+[.DE12]" office:value-type="float" office:value="74.061436043414" calcext:value-type="float">
            <text:p>74.061436043414</text:p>
          </table:table-cell>
          <table:table-cell table:formula="of:=[.DF11]+[.DF12]" office:value-type="float" office:value="73.462390565957" calcext:value-type="float">
            <text:p>73.462390565957</text:p>
          </table:table-cell>
          <table:table-cell table:formula="of:=[.DG11]+[.DG12]" office:value-type="float" office:value="72.7069073048369" calcext:value-type="float">
            <text:p>72.7069073048369</text:p>
          </table:table-cell>
          <table:table-cell table:formula="of:=[.DH11]+[.DH12]" office:value-type="float" office:value="73.7267494713229" calcext:value-type="float">
            <text:p>73.7267494713229</text:p>
          </table:table-cell>
          <table:table-cell table:formula="of:=[.DI11]+[.DI12]" office:value-type="float" office:value="73.4499498997493" calcext:value-type="float">
            <text:p>73.4499498997493</text:p>
          </table:table-cell>
          <table:table-cell table:formula="of:=[.DJ11]+[.DJ12]" office:value-type="float" office:value="73.5337872632717" calcext:value-type="float">
            <text:p>73.5337872632717</text:p>
          </table:table-cell>
          <table:table-cell table:formula="of:=[.DK11]+[.DK12]" office:value-type="float" office:value="73.8594494046494" calcext:value-type="float">
            <text:p>73.8594494046494</text:p>
          </table:table-cell>
          <table:table-cell table:formula="of:=[.DL11]+[.DL12]" office:value-type="float" office:value="73.8029473225155" calcext:value-type="float">
            <text:p>73.8029473225155</text:p>
          </table:table-cell>
          <table:table-cell table:formula="of:=[.DM11]+[.DM12]" office:value-type="float" office:value="73.3584345419268" calcext:value-type="float">
            <text:p>73.3584345419268</text:p>
          </table:table-cell>
          <table:table-cell table:formula="of:=[.DN11]+[.DN12]" office:value-type="float" office:value="71.9153600107639" calcext:value-type="float">
            <text:p>71.9153600107639</text:p>
          </table:table-cell>
          <table:table-cell table:formula="of:=[.DO11]+[.DO12]" office:value-type="float" office:value="71.5643327462879" calcext:value-type="float">
            <text:p>71.5643327462879</text:p>
          </table:table-cell>
          <table:table-cell table:formula="of:=[.DP11]+[.DP12]" office:value-type="float" office:value="71.4461558090494" calcext:value-type="float">
            <text:p>71.4461558090494</text:p>
          </table:table-cell>
          <table:table-cell table:formula="of:=[.DQ11]+[.DQ12]" office:value-type="float" office:value="71.156136422362" calcext:value-type="float">
            <text:p>71.156136422362</text:p>
          </table:table-cell>
          <table:table-cell table:formula="of:=[.DR11]+[.DR12]" office:value-type="float" office:value="70.1384628453435" calcext:value-type="float">
            <text:p>70.1384628453435</text:p>
          </table:table-cell>
          <table:table-cell table:formula="of:=[.DS11]+[.DS12]" office:value-type="float" office:value="70.031344962397" calcext:value-type="float">
            <text:p>70.031344962397</text:p>
          </table:table-cell>
          <table:table-cell table:formula="of:=[.DT11]+[.DT12]" office:value-type="float" office:value="69.1666666666667" calcext:value-type="float">
            <text:p>69.1666666666667</text:p>
          </table:table-cell>
          <table:table-cell table:formula="of:=[.DU11]+[.DU12]" office:value-type="float" office:value="69.9063259088184" calcext:value-type="float">
            <text:p>69.9063259088184</text:p>
          </table:table-cell>
          <table:table-cell table:formula="of:=[.DV11]+[.DV12]" office:value-type="float" office:value="69.8435510952857" calcext:value-type="float">
            <text:p>69.8435510952857</text:p>
          </table:table-cell>
          <table:table-cell table:formula="of:=[.DW11]+[.DW12]" office:value-type="float" office:value="70.2995023879351" calcext:value-type="float">
            <text:p>70.2995023879351</text:p>
          </table:table-cell>
          <table:table-cell table:formula="of:=[.DX11]+[.DX12]" office:value-type="float" office:value="70.8644815981435" calcext:value-type="float">
            <text:p>70.8644815981435</text:p>
          </table:table-cell>
          <table:table-cell table:formula="of:=[.DY11]+[.DY12]" office:value-type="float" office:value="70.3644815981435" calcext:value-type="float">
            <text:p>70.3644815981435</text:p>
          </table:table-cell>
          <table:table-cell table:formula="of:=[.DZ11]+[.DZ12]" office:value-type="float" office:value="69.6922925380319" calcext:value-type="float">
            <text:p>69.6922925380319</text:p>
          </table:table-cell>
          <table:table-cell table:formula="of:=[.EA11]+[.EA12]" office:value-type="float" office:value="69.1666666666667" calcext:value-type="float">
            <text:p>69.1666666666667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11]-[.B12]" office:value-type="float" office:value="0" calcext:value-type="float">
            <text:p>0</text:p>
          </table:table-cell>
          <table:table-cell table:formula="of:=[.C11]-[.C12]" office:value-type="float" office:value="36.7569525006553" calcext:value-type="float">
            <text:p>36.7569525006553</text:p>
          </table:table-cell>
          <table:table-cell table:formula="of:=[.D11]-[.D12]" office:value-type="float" office:value="46.9601541079221" calcext:value-type="float">
            <text:p>46.9601541079221</text:p>
          </table:table-cell>
          <table:table-cell table:formula="of:=[.E11]-[.E12]" office:value-type="float" office:value="50.6252572114472" calcext:value-type="float">
            <text:p>50.6252572114472</text:p>
          </table:table-cell>
          <table:table-cell table:formula="of:=[.F11]-[.F12]" office:value-type="float" office:value="49.9062662253769" calcext:value-type="float">
            <text:p>49.9062662253769</text:p>
          </table:table-cell>
          <table:table-cell table:formula="of:=[.G11]-[.G12]" office:value-type="float" office:value="49.5332901557302" calcext:value-type="float">
            <text:p>49.5332901557302</text:p>
          </table:table-cell>
          <table:table-cell table:formula="of:=[.H11]-[.H12]" office:value-type="float" office:value="49.2430603714001" calcext:value-type="float">
            <text:p>49.2430603714001</text:p>
          </table:table-cell>
          <table:table-cell table:formula="of:=[.I11]-[.I12]" office:value-type="float" office:value="49.6310610461137" calcext:value-type="float">
            <text:p>49.6310610461137</text:p>
          </table:table-cell>
          <table:table-cell table:formula="of:=[.J11]-[.J12]" office:value-type="float" office:value="50.2160140947053" calcext:value-type="float">
            <text:p>50.2160140947053</text:p>
          </table:table-cell>
          <table:table-cell table:formula="of:=[.K11]-[.K12]" office:value-type="float" office:value="49.1754446796633" calcext:value-type="float">
            <text:p>49.1754446796633</text:p>
          </table:table-cell>
          <table:table-cell table:formula="of:=[.L11]-[.L12]" office:value-type="float" office:value="51.5754554823858" calcext:value-type="float">
            <text:p>51.5754554823858</text:p>
          </table:table-cell>
          <table:table-cell table:formula="of:=[.M11]-[.M12]" office:value-type="float" office:value="54.1123739004616" calcext:value-type="float">
            <text:p>54.1123739004616</text:p>
          </table:table-cell>
          <table:table-cell table:formula="of:=[.N11]-[.N12]" office:value-type="float" office:value="55.32805399852" calcext:value-type="float">
            <text:p>55.32805399852</text:p>
          </table:table-cell>
          <table:table-cell table:formula="of:=[.O11]-[.O12]" office:value-type="float" office:value="58.0737264679668" calcext:value-type="float">
            <text:p>58.0737264679668</text:p>
          </table:table-cell>
          <table:table-cell table:formula="of:=[.P11]-[.P12]" office:value-type="float" office:value="58.591918267744" calcext:value-type="float">
            <text:p>58.591918267744</text:p>
          </table:table-cell>
          <table:table-cell table:formula="of:=[.Q11]-[.Q12]" office:value-type="float" office:value="60.1878858171709" calcext:value-type="float">
            <text:p>60.1878858171709</text:p>
          </table:table-cell>
          <table:table-cell table:formula="of:=[.R11]-[.R12]" office:value-type="float" office:value="62.0139050013107" calcext:value-type="float">
            <text:p>62.0139050013107</text:p>
          </table:table-cell>
          <table:table-cell table:formula="of:=[.S11]-[.S12]" office:value-type="float" office:value="65.5737264679668" calcext:value-type="float">
            <text:p>65.5737264679668</text:p>
          </table:table-cell>
          <table:table-cell table:formula="of:=[.T11]-[.T12]" office:value-type="float" office:value="70.6176859634376" calcext:value-type="float">
            <text:p>70.6176859634376</text:p>
          </table:table-cell>
          <table:table-cell table:formula="of:=[.U11]-[.U12]" office:value-type="float" office:value="77.4268185142357" calcext:value-type="float">
            <text:p>77.4268185142357</text:p>
          </table:table-cell>
          <table:table-cell table:formula="of:=[.V11]-[.V12]" office:value-type="float" office:value="80.5139147047567" calcext:value-type="float">
            <text:p>80.5139147047567</text:p>
          </table:table-cell>
          <table:table-cell table:formula="of:=[.W11]-[.W12]" office:value-type="float" office:value="83.6271558134527" calcext:value-type="float">
            <text:p>83.6271558134527</text:p>
          </table:table-cell>
          <table:table-cell table:formula="of:=[.X11]-[.X12]" office:value-type="float" office:value="85.2160140947053" calcext:value-type="float">
            <text:p>85.2160140947053</text:p>
          </table:table-cell>
          <table:table-cell table:formula="of:=[.Y11]-[.Y12]" office:value-type="float" office:value="87.8429572674972" calcext:value-type="float">
            <text:p>87.8429572674972</text:p>
          </table:table-cell>
          <table:table-cell table:formula="of:=[.Z11]-[.Z12]" office:value-type="float" office:value="90.1176859634376" calcext:value-type="float">
            <text:p>90.1176859634376</text:p>
          </table:table-cell>
          <table:table-cell table:formula="of:=[.AA11]-[.AA12]" office:value-type="float" office:value="92.6656978053989" calcext:value-type="float">
            <text:p>92.6656978053989</text:p>
          </table:table-cell>
          <table:table-cell table:formula="of:=[.AB11]-[.AB12]" office:value-type="float" office:value="92.9516807328363" calcext:value-type="float">
            <text:p>92.9516807328363</text:p>
          </table:table-cell>
          <table:table-cell table:formula="of:=[.AC11]-[.AC12]" office:value-type="float" office:value="94.6132486540519" calcext:value-type="float">
            <text:p>94.6132486540519</text:p>
          </table:table-cell>
          <table:table-cell table:formula="of:=[.AD11]-[.AD12]" office:value-type="float" office:value="94.8647686165264" calcext:value-type="float">
            <text:p>94.8647686165264</text:p>
          </table:table-cell>
          <table:table-cell table:formula="of:=[.AE11]-[.AE12]" office:value-type="float" office:value="94.9987376634635" calcext:value-type="float">
            <text:p>94.9987376634635</text:p>
          </table:table-cell>
          <table:table-cell table:formula="of:=[.AF11]-[.AF12]" office:value-type="float" office:value="95.7026585413183" calcext:value-type="float">
            <text:p>95.7026585413183</text:p>
          </table:table-cell>
          <table:table-cell table:formula="of:=[.AG11]-[.AG12]" office:value-type="float" office:value="95.7026585413183" calcext:value-type="float">
            <text:p>95.7026585413183</text:p>
          </table:table-cell>
          <table:table-cell table:formula="of:=[.AH11]-[.AH12]" office:value-type="float" office:value="93.9268185142357" calcext:value-type="float">
            <text:p>93.9268185142357</text:p>
          </table:table-cell>
          <table:table-cell table:formula="of:=[.AI11]-[.AI12]" office:value-type="float" office:value="92.4769228591094" calcext:value-type="float">
            <text:p>92.4769228591094</text:p>
          </table:table-cell>
          <table:table-cell table:formula="of:=[.AJ11]-[.AJ12]" office:value-type="float" office:value="93.07676120589" calcext:value-type="float">
            <text:p>93.07676120589</text:p>
          </table:table-cell>
          <table:table-cell table:formula="of:=[.AK11]-[.AK12]" office:value-type="float" office:value="91.8241992014843" calcext:value-type="float">
            <text:p>91.8241992014843</text:p>
          </table:table-cell>
          <table:table-cell table:formula="of:=[.AL11]-[.AL12]" office:value-type="float" office:value="88.3173313289978" calcext:value-type="float">
            <text:p>88.3173313289978</text:p>
          </table:table-cell>
          <table:table-cell table:formula="of:=[.AM11]-[.AM12]" office:value-type="float" office:value="86.2639043553768" calcext:value-type="float">
            <text:p>86.2639043553768</text:p>
          </table:table-cell>
          <table:table-cell table:formula="of:=[.AN11]-[.AN12]" office:value-type="float" office:value="84.4093175379391" calcext:value-type="float">
            <text:p>84.4093175379391</text:p>
          </table:table-cell>
          <table:table-cell table:formula="of:=[.AO11]-[.AO12]" office:value-type="float" office:value="82.3048757089646" calcext:value-type="float">
            <text:p>82.3048757089646</text:p>
          </table:table-cell>
          <table:table-cell table:formula="of:=[.AP11]-[.AP12]" office:value-type="float" office:value="80.8223760039832" calcext:value-type="float">
            <text:p>80.8223760039832</text:p>
          </table:table-cell>
          <table:table-cell table:formula="of:=[.AQ11]-[.AQ12]" office:value-type="float" office:value="79.2149415806204" calcext:value-type="float">
            <text:p>79.2149415806204</text:p>
          </table:table-cell>
          <table:table-cell table:formula="of:=[.AR11]-[.AR12]" office:value-type="float" office:value="76.239974719483" calcext:value-type="float">
            <text:p>76.239974719483</text:p>
          </table:table-cell>
          <table:table-cell table:formula="of:=[.AS11]-[.AS12]" office:value-type="float" office:value="72.0202206053329" calcext:value-type="float">
            <text:p>72.0202206053329</text:p>
          </table:table-cell>
          <table:table-cell table:formula="of:=[.AT11]-[.AT12]" office:value-type="float" office:value="71.57093579283" calcext:value-type="float">
            <text:p>71.57093579283</text:p>
          </table:table-cell>
          <table:table-cell table:formula="of:=[.AU11]-[.AU12]" office:value-type="float" office:value="68.9883841920315" calcext:value-type="float">
            <text:p>68.9883841920315</text:p>
          </table:table-cell>
          <table:table-cell table:formula="of:=[.AV11]-[.AV12]" office:value-type="float" office:value="68.6759629630222" calcext:value-type="float">
            <text:p>68.6759629630222</text:p>
          </table:table-cell>
          <table:table-cell table:formula="of:=[.AW11]-[.AW12]" office:value-type="float" office:value="65.8207827290366" calcext:value-type="float">
            <text:p>65.8207827290366</text:p>
          </table:table-cell>
          <table:table-cell table:formula="of:=[.AX11]-[.AX12]" office:value-type="float" office:value="63.0525714973705" calcext:value-type="float">
            <text:p>63.0525714973705</text:p>
          </table:table-cell>
          <table:table-cell table:formula="of:=[.AY11]-[.AY12]" office:value-type="float" office:value="62.3620908611124" calcext:value-type="float">
            <text:p>62.3620908611124</text:p>
          </table:table-cell>
          <table:table-cell table:formula="of:=[.AZ11]-[.AZ12]" office:value-type="float" office:value="61.7712434446771" calcext:value-type="float">
            <text:p>61.7712434446771</text:p>
          </table:table-cell>
          <table:table-cell table:formula="of:=[.BA11]-[.BA12]" office:value-type="float" office:value="60.867929968881" calcext:value-type="float">
            <text:p>60.867929968881</text:p>
          </table:table-cell>
          <table:table-cell table:formula="of:=[.BB11]-[.BB12]" office:value-type="float" office:value="58.5835661098237" calcext:value-type="float">
            <text:p>58.5835661098237</text:p>
          </table:table-cell>
          <table:table-cell table:formula="of:=[.BC11]-[.BC12]" office:value-type="float" office:value="58.387201549581" calcext:value-type="float">
            <text:p>58.387201549581</text:p>
          </table:table-cell>
          <table:table-cell table:formula="of:=[.BD11]-[.BD12]" office:value-type="float" office:value="57.509183649924" calcext:value-type="float">
            <text:p>57.509183649924</text:p>
          </table:table-cell>
          <table:table-cell table:formula="of:=[.BE11]-[.BE12]" office:value-type="float" office:value="57.0556588190267" calcext:value-type="float">
            <text:p>57.0556588190267</text:p>
          </table:table-cell>
          <table:table-cell table:formula="of:=[.BF11]-[.BF12]" office:value-type="float" office:value="56.7940461502599" calcext:value-type="float">
            <text:p>56.7940461502599</text:p>
          </table:table-cell>
          <table:table-cell table:formula="of:=[.BG11]-[.BG12]" office:value-type="float" office:value="56.1461925330068" calcext:value-type="float">
            <text:p>56.1461925330068</text:p>
          </table:table-cell>
          <table:table-cell table:formula="of:=[.BH11]-[.BH12]" office:value-type="float" office:value="54.6340925711785" calcext:value-type="float">
            <text:p>54.6340925711785</text:p>
          </table:table-cell>
          <table:table-cell table:formula="of:=[.BI11]-[.BI12]" office:value-type="float" office:value="53.9186721433063" calcext:value-type="float">
            <text:p>53.9186721433063</text:p>
          </table:table-cell>
          <table:table-cell table:formula="of:=[.BJ11]-[.BJ12]" office:value-type="float" office:value="51.3416687510423" calcext:value-type="float">
            <text:p>51.3416687510423</text:p>
          </table:table-cell>
          <table:table-cell table:formula="of:=[.BK11]-[.BK12]" office:value-type="float" office:value="50.7319122710217" calcext:value-type="float">
            <text:p>50.7319122710217</text:p>
          </table:table-cell>
          <table:table-cell table:formula="of:=[.BL11]-[.BL12]" office:value-type="float" office:value="48.9595883989613" calcext:value-type="float">
            <text:p>48.9595883989613</text:p>
          </table:table-cell>
          <table:table-cell table:formula="of:=[.BM11]-[.BM12]" office:value-type="float" office:value="47.7598659453523" calcext:value-type="float">
            <text:p>47.7598659453523</text:p>
          </table:table-cell>
          <table:table-cell table:formula="of:=[.BN11]-[.BN12]" office:value-type="float" office:value="47.7067066291033" calcext:value-type="float">
            <text:p>47.7067066291033</text:p>
          </table:table-cell>
          <table:table-cell table:formula="of:=[.BO11]-[.BO12]" office:value-type="float" office:value="47.7067066291033" calcext:value-type="float">
            <text:p>47.7067066291033</text:p>
          </table:table-cell>
          <table:table-cell table:formula="of:=[.BP11]-[.BP12]" office:value-type="float" office:value="46.4997987129296" calcext:value-type="float">
            <text:p>46.4997987129296</text:p>
          </table:table-cell>
          <table:table-cell table:formula="of:=[.BQ11]-[.BQ12]" office:value-type="float" office:value="45.7319122710217" calcext:value-type="float">
            <text:p>45.7319122710217</text:p>
          </table:table-cell>
          <table:table-cell table:formula="of:=[.BR11]-[.BR12]" office:value-type="float" office:value="45.1647823516107" calcext:value-type="float">
            <text:p>45.1647823516107</text:p>
          </table:table-cell>
          <table:table-cell table:formula="of:=[.BS11]-[.BS12]" office:value-type="float" office:value="45.011441758904" calcext:value-type="float">
            <text:p>45.011441758904</text:p>
          </table:table-cell>
          <table:table-cell table:formula="of:=[.BT11]-[.BT12]" office:value-type="float" office:value="44.0805018516362" calcext:value-type="float">
            <text:p>44.0805018516362</text:p>
          </table:table-cell>
          <table:table-cell table:formula="of:=[.BU11]-[.BU12]" office:value-type="float" office:value="43.2087986003251" calcext:value-type="float">
            <text:p>43.2087986003251</text:p>
          </table:table-cell>
          <table:table-cell table:formula="of:=[.BV11]-[.BV12]" office:value-type="float" office:value="40.8876960174705" calcext:value-type="float">
            <text:p>40.8876960174705</text:p>
          </table:table-cell>
          <table:table-cell table:formula="of:=[.BW11]-[.BW12]" office:value-type="float" office:value="39.4288387416953" calcext:value-type="float">
            <text:p>39.4288387416953</text:p>
          </table:table-cell>
          <table:table-cell table:formula="of:=[.BX11]-[.BX12]" office:value-type="float" office:value="38.9140857225707" calcext:value-type="float">
            <text:p>38.9140857225707</text:p>
          </table:table-cell>
          <table:table-cell table:formula="of:=[.BY11]-[.BY12]" office:value-type="float" office:value="38.1941609998405" calcext:value-type="float">
            <text:p>38.1941609998405</text:p>
          </table:table-cell>
          <table:table-cell table:formula="of:=[.BZ11]-[.BZ12]" office:value-type="float" office:value="37.4787385891092" calcext:value-type="float">
            <text:p>37.4787385891092</text:p>
          </table:table-cell>
          <table:table-cell table:formula="of:=[.CA11]-[.CA12]" office:value-type="float" office:value="35.9790080378382" calcext:value-type="float">
            <text:p>35.9790080378382</text:p>
          </table:table-cell>
          <table:table-cell table:formula="of:=[.CB11]-[.CB12]" office:value-type="float" office:value="34.3918130680166" calcext:value-type="float">
            <text:p>34.3918130680166</text:p>
          </table:table-cell>
          <table:table-cell table:formula="of:=[.CC11]-[.CC12]" office:value-type="float" office:value="33.5049494775887" calcext:value-type="float">
            <text:p>33.5049494775887</text:p>
          </table:table-cell>
          <table:table-cell table:formula="of:=[.CD11]-[.CD12]" office:value-type="float" office:value="32.9375097261148" calcext:value-type="float">
            <text:p>32.9375097261148</text:p>
          </table:table-cell>
          <table:table-cell table:formula="of:=[.CE11]-[.CE12]" office:value-type="float" office:value="31.0345238400473" calcext:value-type="float">
            <text:p>31.0345238400473</text:p>
          </table:table-cell>
          <table:table-cell table:formula="of:=[.CF11]-[.CF12]" office:value-type="float" office:value="29.2558712720424" calcext:value-type="float">
            <text:p>29.2558712720424</text:p>
          </table:table-cell>
          <table:table-cell table:formula="of:=[.CG11]-[.CG12]" office:value-type="float" office:value="27.8919615662777" calcext:value-type="float">
            <text:p>27.8919615662777</text:p>
          </table:table-cell>
          <table:table-cell table:formula="of:=[.CH11]-[.CH12]" office:value-type="float" office:value="27.4445060360452" calcext:value-type="float">
            <text:p>27.4445060360452</text:p>
          </table:table-cell>
          <table:table-cell table:formula="of:=[.CI11]-[.CI12]" office:value-type="float" office:value="25.380615967787" calcext:value-type="float">
            <text:p>25.380615967787</text:p>
          </table:table-cell>
          <table:table-cell table:formula="of:=[.CJ11]-[.CJ12]" office:value-type="float" office:value="24.0690182544754" calcext:value-type="float">
            <text:p>24.0690182544754</text:p>
          </table:table-cell>
          <table:table-cell table:formula="of:=[.CK11]-[.CK12]" office:value-type="float" office:value="23.415890280383" calcext:value-type="float">
            <text:p>23.415890280383</text:p>
          </table:table-cell>
          <table:table-cell table:formula="of:=[.CL11]-[.CL12]" office:value-type="float" office:value="23.2034413486441" calcext:value-type="float">
            <text:p>23.2034413486441</text:p>
          </table:table-cell>
          <table:table-cell table:formula="of:=[.CM11]-[.CM12]" office:value-type="float" office:value="22.5885263276691" calcext:value-type="float">
            <text:p>22.5885263276691</text:p>
          </table:table-cell>
          <table:table-cell table:formula="of:=[.CN11]-[.CN12]" office:value-type="float" office:value="22.1504327731192" calcext:value-type="float">
            <text:p>22.1504327731192</text:p>
          </table:table-cell>
          <table:table-cell table:formula="of:=[.CO11]-[.CO12]" office:value-type="float" office:value="22.812572505898" calcext:value-type="float">
            <text:p>22.812572505898</text:p>
          </table:table-cell>
          <table:table-cell table:formula="of:=[.CP11]-[.CP12]" office:value-type="float" office:value="22.4032045346768" calcext:value-type="float">
            <text:p>22.4032045346768</text:p>
          </table:table-cell>
          <table:table-cell table:formula="of:=[.CQ11]-[.CQ12]" office:value-type="float" office:value="21.6911285138477" calcext:value-type="float">
            <text:p>21.6911285138477</text:p>
          </table:table-cell>
          <table:table-cell table:formula="of:=[.CR11]-[.CR12]" office:value-type="float" office:value="21.6859880657885" calcext:value-type="float">
            <text:p>21.6859880657885</text:p>
          </table:table-cell>
          <table:table-cell table:formula="of:=[.CS11]-[.CS12]" office:value-type="float" office:value="20.8584924987227" calcext:value-type="float">
            <text:p>20.8584924987227</text:p>
          </table:table-cell>
          <table:table-cell table:formula="of:=[.CT11]-[.CT12]" office:value-type="float" office:value="20.175820335466" calcext:value-type="float">
            <text:p>20.175820335466</text:p>
          </table:table-cell>
          <table:table-cell table:formula="of:=[.CU11]-[.CU12]" office:value-type="float" office:value="20.3860459581375" calcext:value-type="float">
            <text:p>20.3860459581375</text:p>
          </table:table-cell>
          <table:table-cell table:formula="of:=[.CV11]-[.CV12]" office:value-type="float" office:value="20.4598638602351" calcext:value-type="float">
            <text:p>20.4598638602351</text:p>
          </table:table-cell>
          <table:table-cell table:formula="of:=[.CW11]-[.CW12]" office:value-type="float" office:value="19.7361145850705" calcext:value-type="float">
            <text:p>19.7361145850705</text:p>
          </table:table-cell>
          <table:table-cell table:formula="of:=[.CX11]-[.CX12]" office:value-type="float" office:value="19.6362441711659" calcext:value-type="float">
            <text:p>19.6362441711659</text:p>
          </table:table-cell>
          <table:table-cell table:formula="of:=[.CY11]-[.CY12]" office:value-type="float" office:value="19.575051440377" calcext:value-type="float">
            <text:p>19.575051440377</text:p>
          </table:table-cell>
          <table:table-cell table:formula="of:=[.CZ11]-[.CZ12]" office:value-type="float" office:value="19.3162703219221" calcext:value-type="float">
            <text:p>19.3162703219221</text:p>
          </table:table-cell>
          <table:table-cell table:formula="of:=[.DA11]-[.DA12]" office:value-type="float" office:value="19.6443180795409" calcext:value-type="float">
            <text:p>19.6443180795409</text:p>
          </table:table-cell>
          <table:table-cell table:formula="of:=[.DB11]-[.DB12]" office:value-type="float" office:value="20.1827170155762" calcext:value-type="float">
            <text:p>20.1827170155762</text:p>
          </table:table-cell>
          <table:table-cell table:formula="of:=[.DC11]-[.DC12]" office:value-type="float" office:value="20.5196073936635" calcext:value-type="float">
            <text:p>20.5196073936635</text:p>
          </table:table-cell>
          <table:table-cell table:formula="of:=[.DD11]-[.DD12]" office:value-type="float" office:value="21.0455996135468" calcext:value-type="float">
            <text:p>21.0455996135468</text:p>
          </table:table-cell>
          <table:table-cell table:formula="of:=[.DE11]-[.DE12]" office:value-type="float" office:value="21.438563956586" calcext:value-type="float">
            <text:p>21.438563956586</text:p>
          </table:table-cell>
          <table:table-cell table:formula="of:=[.DF11]-[.DF12]" office:value-type="float" office:value="22.537609434043" calcext:value-type="float">
            <text:p>22.537609434043</text:p>
          </table:table-cell>
          <table:table-cell table:formula="of:=[.DG11]-[.DG12]" office:value-type="float" office:value="22.7930926951631" calcext:value-type="float">
            <text:p>22.7930926951631</text:p>
          </table:table-cell>
          <table:table-cell table:formula="of:=[.DH11]-[.DH12]" office:value-type="float" office:value="23.2732505286771" calcext:value-type="float">
            <text:p>23.2732505286771</text:p>
          </table:table-cell>
          <table:table-cell table:formula="of:=[.DI11]-[.DI12]" office:value-type="float" office:value="23.5500501002507" calcext:value-type="float">
            <text:p>23.5500501002507</text:p>
          </table:table-cell>
          <table:table-cell table:formula="of:=[.DJ11]-[.DJ12]" office:value-type="float" office:value="23.9662127367282" calcext:value-type="float">
            <text:p>23.9662127367282</text:p>
          </table:table-cell>
          <table:table-cell table:formula="of:=[.DK11]-[.DK12]" office:value-type="float" office:value="24.6405505953506" calcext:value-type="float">
            <text:p>24.6405505953506</text:p>
          </table:table-cell>
          <table:table-cell table:formula="of:=[.DL11]-[.DL12]" office:value-type="float" office:value="24.6970526774845" calcext:value-type="float">
            <text:p>24.6970526774845</text:p>
          </table:table-cell>
          <table:table-cell table:formula="of:=[.DM11]-[.DM12]" office:value-type="float" office:value="24.6415654580732" calcext:value-type="float">
            <text:p>24.6415654580732</text:p>
          </table:table-cell>
          <table:table-cell table:formula="of:=[.DN11]-[.DN12]" office:value-type="float" office:value="24.0846399892361" calcext:value-type="float">
            <text:p>24.0846399892361</text:p>
          </table:table-cell>
          <table:table-cell table:formula="of:=[.DO11]-[.DO12]" office:value-type="float" office:value="24.4356672537121" calcext:value-type="float">
            <text:p>24.4356672537121</text:p>
          </table:table-cell>
          <table:table-cell table:formula="of:=[.DP11]-[.DP12]" office:value-type="float" office:value="24.5538441909506" calcext:value-type="float">
            <text:p>24.5538441909506</text:p>
          </table:table-cell>
          <table:table-cell table:formula="of:=[.DQ11]-[.DQ12]" office:value-type="float" office:value="24.343863577638" calcext:value-type="float">
            <text:p>24.343863577638</text:p>
          </table:table-cell>
          <table:table-cell table:formula="of:=[.DR11]-[.DR12]" office:value-type="float" office:value="24.8615371546565" calcext:value-type="float">
            <text:p>24.8615371546565</text:p>
          </table:table-cell>
          <table:table-cell table:formula="of:=[.DS11]-[.DS12]" office:value-type="float" office:value="25.468655037603" calcext:value-type="float">
            <text:p>25.468655037603</text:p>
          </table:table-cell>
          <table:table-cell table:formula="of:=[.DT11]-[.DT12]" office:value-type="float" office:value="25.8333333333333" calcext:value-type="float">
            <text:p>25.8333333333333</text:p>
          </table:table-cell>
          <table:table-cell table:formula="of:=[.DU11]-[.DU12]" office:value-type="float" office:value="25.5936740911816" calcext:value-type="float">
            <text:p>25.5936740911816</text:p>
          </table:table-cell>
          <table:table-cell table:formula="of:=[.DV11]-[.DV12]" office:value-type="float" office:value="25.6564489047143" calcext:value-type="float">
            <text:p>25.6564489047143</text:p>
          </table:table-cell>
          <table:table-cell table:formula="of:=[.DW11]-[.DW12]" office:value-type="float" office:value="26.2004976120649" calcext:value-type="float">
            <text:p>26.2004976120649</text:p>
          </table:table-cell>
          <table:table-cell table:formula="of:=[.DX11]-[.DX12]" office:value-type="float" office:value="27.1355184018565" calcext:value-type="float">
            <text:p>27.1355184018565</text:p>
          </table:table-cell>
          <table:table-cell table:formula="of:=[.DY11]-[.DY12]" office:value-type="float" office:value="26.6355184018565" calcext:value-type="float">
            <text:p>26.6355184018565</text:p>
          </table:table-cell>
          <table:table-cell table:formula="of:=[.DZ11]-[.DZ12]" office:value-type="float" office:value="26.3077074619681" calcext:value-type="float">
            <text:p>26.3077074619681</text:p>
          </table:table-cell>
          <table:table-cell table:formula="of:=[.EA11]-[.EA12]" office:value-type="float" office:value="25.8333333333333" calcext:value-type="float">
            <text:p>25.8333333333333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3" office:value-type="float" office:value="50" calcext:value-type="float">
            <text:p>5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8"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6:.B25])" office:value-type="float" office:value="0" calcext:value-type="float">
            <text:p>0</text:p>
          </table:table-cell>
          <table:table-cell table:formula="of:=AVERAGE([.C16:.C25])" office:value-type="float" office:value="30" calcext:value-type="float">
            <text:p>30</text:p>
          </table:table-cell>
          <table:table-cell table:formula="of:=AVERAGE([.D16:.D25])" office:value-type="float" office:value="38.5" calcext:value-type="float">
            <text:p>38.5</text:p>
          </table:table-cell>
          <table:table-cell table:formula="of:=AVERAGE([.E16:.E25])" office:value-type="float" office:value="41.5" calcext:value-type="float">
            <text:p>41.5</text:p>
          </table:table-cell>
          <table:table-cell table:formula="of:=AVERAGE([.F16:.F25])" office:value-type="float" office:value="43.5" calcext:value-type="float">
            <text:p>43.5</text:p>
          </table:table-cell>
          <table:table-cell table:formula="of:=AVERAGE([.G16:.G25])" office:value-type="float" office:value="46.5" calcext:value-type="float">
            <text:p>46.5</text:p>
          </table:table-cell>
          <table:table-cell table:formula="of:=AVERAGE([.H16:.H25])" office:value-type="float" office:value="46.5" calcext:value-type="float">
            <text:p>46.5</text:p>
          </table:table-cell>
          <table:table-cell table:formula="of:=AVERAGE([.I16:.I25])" office:value-type="float" office:value="48.5" calcext:value-type="float">
            <text:p>48.5</text:p>
          </table:table-cell>
          <table:table-cell table:formula="of:=AVERAGE([.J16:.J25])" office:value-type="float" office:value="49.5" calcext:value-type="float">
            <text:p>49.5</text:p>
          </table:table-cell>
          <table:table-cell table:formula="of:=AVERAGE([.K16:.K25])" office:value-type="float" office:value="51" calcext:value-type="float">
            <text:p>51</text:p>
          </table:table-cell>
          <table:table-cell table:formula="of:=AVERAGE([.L16:.L25])" office:value-type="float" office:value="52.5" calcext:value-type="float">
            <text:p>52.5</text:p>
          </table:table-cell>
          <table:table-cell table:formula="of:=AVERAGE([.M16:.M25])" office:value-type="float" office:value="52.5" calcext:value-type="float">
            <text:p>52.5</text:p>
          </table:table-cell>
          <table:table-cell table:formula="of:=AVERAGE([.N16:.N25])" office:value-type="float" office:value="52" calcext:value-type="float">
            <text:p>52</text:p>
          </table:table-cell>
          <table:table-cell table:formula="of:=AVERAGE([.O16:.O25])" office:value-type="float" office:value="52.5" calcext:value-type="float">
            <text:p>52.5</text:p>
          </table:table-cell>
          <table:table-cell table:formula="of:=AVERAGE([.P16:.P25])" office:value-type="float" office:value="53.5" calcext:value-type="float">
            <text:p>53.5</text:p>
          </table:table-cell>
          <table:table-cell table:formula="of:=AVERAGE([.Q16:.Q25])" office:value-type="float" office:value="52.5" calcext:value-type="float">
            <text:p>52.5</text:p>
          </table:table-cell>
          <table:table-cell table:formula="of:=AVERAGE([.R16:.R25])" office:value-type="float" office:value="51.5" calcext:value-type="float">
            <text:p>51.5</text:p>
          </table:table-cell>
          <table:table-cell table:formula="of:=AVERAGE([.S16:.S25])" office:value-type="float" office:value="51" calcext:value-type="float">
            <text:p>51</text:p>
          </table:table-cell>
          <table:table-cell table:formula="of:=AVERAGE([.T16:.T25])" office:value-type="float" office:value="51" calcext:value-type="float">
            <text:p>51</text:p>
          </table:table-cell>
          <table:table-cell table:formula="of:=AVERAGE([.U16:.U25])" office:value-type="float" office:value="50" calcext:value-type="float">
            <text:p>50</text:p>
          </table:table-cell>
          <table:table-cell table:formula="of:=AVERAGE([.V16:.V25])" office:value-type="float" office:value="48.5" calcext:value-type="float">
            <text:p>48.5</text:p>
          </table:table-cell>
          <table:table-cell table:formula="of:=AVERAGE([.W16:.W25])" office:value-type="float" office:value="46.5" calcext:value-type="float">
            <text:p>46.5</text:p>
          </table:table-cell>
          <table:table-cell table:formula="of:=AVERAGE([.X16:.X25])" office:value-type="float" office:value="44.5" calcext:value-type="float">
            <text:p>44.5</text:p>
          </table:table-cell>
          <table:table-cell table:formula="of:=AVERAGE([.Y16:.Y25])" office:value-type="float" office:value="42.5" calcext:value-type="float">
            <text:p>42.5</text:p>
          </table:table-cell>
          <table:table-cell table:formula="of:=AVERAGE([.Z16:.Z25])" office:value-type="float" office:value="36" calcext:value-type="float">
            <text:p>36</text:p>
          </table:table-cell>
          <table:table-cell table:formula="of:=AVERAGE([.AA16:.AA25])" office:value-type="float" office:value="32.5" calcext:value-type="float">
            <text:p>32.5</text:p>
          </table:table-cell>
          <table:table-cell table:formula="of:=AVERAGE([.AB16:.AB25])" office:value-type="float" office:value="28.5" calcext:value-type="float">
            <text:p>28.5</text:p>
          </table:table-cell>
          <table:table-cell table:formula="of:=AVERAGE([.AC16:.AC25])" office:value-type="float" office:value="27" calcext:value-type="float">
            <text:p>27</text:p>
          </table:table-cell>
          <table:table-cell table:formula="of:=AVERAGE([.AD16:.AD25])" office:value-type="float" office:value="24" calcext:value-type="float">
            <text:p>24</text:p>
          </table:table-cell>
          <table:table-cell table:formula="of:=AVERAGE([.AE16:.AE25])" office:value-type="float" office:value="20.5" calcext:value-type="float">
            <text:p>20.5</text:p>
          </table:table-cell>
          <table:table-cell table:formula="of:=AVERAGE([.AF16:.AF25])" office:value-type="float" office:value="15" calcext:value-type="float">
            <text:p>15</text:p>
          </table:table-cell>
          <table:table-cell table:formula="of:=AVERAGE([.AG16:.AG25])" office:value-type="float" office:value="13" calcext:value-type="float">
            <text:p>13</text:p>
          </table:table-cell>
          <table:table-cell table:formula="of:=AVERAGE([.AH16:.AH25])" office:value-type="float" office:value="11" calcext:value-type="float">
            <text:p>11</text:p>
          </table:table-cell>
          <table:table-cell table:formula="of:=AVERAGE([.AI16:.AI25])" office:value-type="float" office:value="6" calcext:value-type="float">
            <text:p>6</text:p>
          </table:table-cell>
          <table:table-cell table:formula="of:=AVERAGE([.AJ16:.AJ25])" office:value-type="float" office:value="5" calcext:value-type="float">
            <text:p>5</text:p>
          </table:table-cell>
          <table:table-cell table:formula="of:=AVERAGE([.AK16:.AK25])" office:value-type="float" office:value="2.5" calcext:value-type="float">
            <text:p>2.5</text:p>
          </table:table-cell>
          <table:table-cell table:formula="of:=AVERAGE([.AL16:.AL25])" office:value-type="float" office:value="2" calcext:value-type="float">
            <text:p>2</text:p>
          </table:table-cell>
          <table:table-cell table:formula="of:=AVERAGE([.AM16:.AM25])" office:value-type="float" office:value="1" calcext:value-type="float">
            <text:p>1</text:p>
          </table:table-cell>
          <table:table-cell table:formula="of:=AVERAGE([.AN16:.AN25])" office:value-type="float" office:value="0.5" calcext:value-type="float">
            <text:p>0.5</text:p>
          </table:table-cell>
          <table:table-cell table:formula="of:=AVERAGE([.AO16:.AO25])" office:value-type="float" office:value="0.5" calcext:value-type="float">
            <text:p>0.5</text:p>
          </table:table-cell>
          <table:table-cell table:formula="of:=AVERAGE([.AP16:.AP25])" office:value-type="float" office:value="0.5" calcext:value-type="float">
            <text:p>0.5</text:p>
          </table:table-cell>
          <table:table-cell table:formula="of:=AVERAGE([.AQ16:.AQ25])" office:value-type="float" office:value="0.5" calcext:value-type="float">
            <text:p>0.5</text:p>
          </table:table-cell>
          <table:table-cell table:formula="of:=AVERAGE([.AR16:.AR25])" office:value-type="float" office:value="0.5" calcext:value-type="float">
            <text:p>0.5</text:p>
          </table:table-cell>
          <table:table-cell table:formula="of:=AVERAGE([.AS16:.AS25])" office:value-type="float" office:value="0" calcext:value-type="float">
            <text:p>0</text:p>
          </table:table-cell>
          <table:table-cell table:formula="of:=AVERAGE([.AT16:.AT25])" office:value-type="float" office:value="0" calcext:value-type="float">
            <text:p>0</text:p>
          </table:table-cell>
          <table:table-cell table:formula="of:=AVERAGE([.AU16:.AU25])" office:value-type="float" office:value="0" calcext:value-type="float">
            <text:p>0</text:p>
          </table:table-cell>
          <table:table-cell table:formula="of:=AVERAGE([.AV16:.AV25])" office:value-type="float" office:value="0" calcext:value-type="float">
            <text:p>0</text:p>
          </table:table-cell>
          <table:table-cell table:formula="of:=AVERAGE([.AW16:.AW25])" office:value-type="float" office:value="0" calcext:value-type="float">
            <text:p>0</text:p>
          </table:table-cell>
          <table:table-cell table:formula="of:=AVERAGE([.AX16:.AX25])" office:value-type="float" office:value="0" calcext:value-type="float">
            <text:p>0</text:p>
          </table:table-cell>
          <table:table-cell table:formula="of:=AVERAGE([.AY16:.AY25])" office:value-type="float" office:value="0" calcext:value-type="float">
            <text:p>0</text:p>
          </table:table-cell>
          <table:table-cell table:formula="of:=AVERAGE([.AZ16:.AZ25])" office:value-type="float" office:value="0" calcext:value-type="float">
            <text:p>0</text:p>
          </table:table-cell>
          <table:table-cell table:formula="of:=AVERAGE([.BA16:.BA25])" office:value-type="float" office:value="0" calcext:value-type="float">
            <text:p>0</text:p>
          </table:table-cell>
          <table:table-cell table:formula="of:=AVERAGE([.BB16:.BB25])" office:value-type="float" office:value="0" calcext:value-type="float">
            <text:p>0</text:p>
          </table:table-cell>
          <table:table-cell table:formula="of:=AVERAGE([.BC16:.BC25])" office:value-type="float" office:value="0" calcext:value-type="float">
            <text:p>0</text:p>
          </table:table-cell>
          <table:table-cell table:formula="of:=AVERAGE([.BD16:.BD25])" office:value-type="float" office:value="0" calcext:value-type="float">
            <text:p>0</text:p>
          </table:table-cell>
          <table:table-cell table:formula="of:=AVERAGE([.BE16:.BE25])" office:value-type="float" office:value="0" calcext:value-type="float">
            <text:p>0</text:p>
          </table:table-cell>
          <table:table-cell table:formula="of:=AVERAGE([.BF16:.BF25])" office:value-type="float" office:value="0" calcext:value-type="float">
            <text:p>0</text:p>
          </table:table-cell>
          <table:table-cell table:formula="of:=AVERAGE([.BG16:.BG25])" office:value-type="float" office:value="0" calcext:value-type="float">
            <text:p>0</text:p>
          </table:table-cell>
          <table:table-cell table:formula="of:=AVERAGE([.BH16:.BH25])" office:value-type="float" office:value="0" calcext:value-type="float">
            <text:p>0</text:p>
          </table:table-cell>
          <table:table-cell table:formula="of:=AVERAGE([.BI16:.BI25])" office:value-type="float" office:value="0" calcext:value-type="float">
            <text:p>0</text:p>
          </table:table-cell>
          <table:table-cell table:formula="of:=AVERAGE([.BJ16:.BJ25])" office:value-type="float" office:value="0" calcext:value-type="float">
            <text:p>0</text:p>
          </table:table-cell>
          <table:table-cell table:formula="of:=AVERAGE([.BK16:.BK25])" office:value-type="float" office:value="0" calcext:value-type="float">
            <text:p>0</text:p>
          </table:table-cell>
          <table:table-cell table:formula="of:=AVERAGE([.BL16:.BL25])" office:value-type="float" office:value="0" calcext:value-type="float">
            <text:p>0</text:p>
          </table:table-cell>
          <table:table-cell table:formula="of:=AVERAGE([.BM16:.BM25])" office:value-type="float" office:value="0" calcext:value-type="float">
            <text:p>0</text:p>
          </table:table-cell>
          <table:table-cell table:formula="of:=AVERAGE([.BN16:.BN25])" office:value-type="float" office:value="0" calcext:value-type="float">
            <text:p>0</text:p>
          </table:table-cell>
          <table:table-cell table:formula="of:=AVERAGE([.BO16:.BO25])" office:value-type="float" office:value="0" calcext:value-type="float">
            <text:p>0</text:p>
          </table:table-cell>
          <table:table-cell table:formula="of:=AVERAGE([.BP16:.BP25])" office:value-type="float" office:value="0" calcext:value-type="float">
            <text:p>0</text:p>
          </table:table-cell>
          <table:table-cell table:formula="of:=AVERAGE([.BQ16:.BQ25])" office:value-type="float" office:value="0" calcext:value-type="float">
            <text:p>0</text:p>
          </table:table-cell>
          <table:table-cell table:formula="of:=AVERAGE([.BR16:.BR25])" office:value-type="float" office:value="0" calcext:value-type="float">
            <text:p>0</text:p>
          </table:table-cell>
          <table:table-cell table:formula="of:=AVERAGE([.BS16:.BS25])" office:value-type="float" office:value="0" calcext:value-type="float">
            <text:p>0</text:p>
          </table:table-cell>
          <table:table-cell table:formula="of:=AVERAGE([.BT16:.BT25])" office:value-type="float" office:value="0" calcext:value-type="float">
            <text:p>0</text:p>
          </table:table-cell>
          <table:table-cell table:formula="of:=AVERAGE([.BU16:.BU25])" office:value-type="float" office:value="0" calcext:value-type="float">
            <text:p>0</text:p>
          </table:table-cell>
          <table:table-cell table:formula="of:=AVERAGE([.BV16:.BV25])" office:value-type="float" office:value="0" calcext:value-type="float">
            <text:p>0</text:p>
          </table:table-cell>
          <table:table-cell table:formula="of:=AVERAGE([.BW16:.BW25])" office:value-type="float" office:value="0" calcext:value-type="float">
            <text:p>0</text:p>
          </table:table-cell>
          <table:table-cell table:formula="of:=AVERAGE([.BX16:.BX25])" office:value-type="float" office:value="0" calcext:value-type="float">
            <text:p>0</text:p>
          </table:table-cell>
          <table:table-cell table:formula="of:=AVERAGE([.BY16:.BY25])" office:value-type="float" office:value="0" calcext:value-type="float">
            <text:p>0</text:p>
          </table:table-cell>
          <table:table-cell table:formula="of:=AVERAGE([.BZ16:.BZ25])" office:value-type="float" office:value="0" calcext:value-type="float">
            <text:p>0</text:p>
          </table:table-cell>
          <table:table-cell table:formula="of:=AVERAGE([.CA16:.CA25])" office:value-type="float" office:value="0" calcext:value-type="float">
            <text:p>0</text:p>
          </table:table-cell>
          <table:table-cell table:formula="of:=AVERAGE([.CB16:.CB25])" office:value-type="float" office:value="0" calcext:value-type="float">
            <text:p>0</text:p>
          </table:table-cell>
          <table:table-cell table:formula="of:=AVERAGE([.CC16:.CC25])" office:value-type="float" office:value="0" calcext:value-type="float">
            <text:p>0</text:p>
          </table:table-cell>
          <table:table-cell table:formula="of:=AVERAGE([.CD16:.CD25])" office:value-type="float" office:value="0" calcext:value-type="float">
            <text:p>0</text:p>
          </table:table-cell>
          <table:table-cell table:formula="of:=AVERAGE([.CE16:.CE25])" office:value-type="float" office:value="0" calcext:value-type="float">
            <text:p>0</text:p>
          </table:table-cell>
          <table:table-cell table:formula="of:=AVERAGE([.CF16:.CF25])" office:value-type="float" office:value="0" calcext:value-type="float">
            <text:p>0</text:p>
          </table:table-cell>
          <table:table-cell table:formula="of:=AVERAGE([.CG16:.CG25])" office:value-type="float" office:value="0" calcext:value-type="float">
            <text:p>0</text:p>
          </table:table-cell>
          <table:table-cell table:formula="of:=AVERAGE([.CH16:.CH25])" office:value-type="float" office:value="0" calcext:value-type="float">
            <text:p>0</text:p>
          </table:table-cell>
          <table:table-cell table:formula="of:=AVERAGE([.CI16:.CI25])" office:value-type="float" office:value="0" calcext:value-type="float">
            <text:p>0</text:p>
          </table:table-cell>
          <table:table-cell table:formula="of:=AVERAGE([.CJ16:.CJ25])" office:value-type="float" office:value="0" calcext:value-type="float">
            <text:p>0</text:p>
          </table:table-cell>
          <table:table-cell table:formula="of:=AVERAGE([.CK16:.CK25])" office:value-type="float" office:value="0" calcext:value-type="float">
            <text:p>0</text:p>
          </table:table-cell>
          <table:table-cell table:formula="of:=AVERAGE([.CL16:.CL25])" office:value-type="float" office:value="0" calcext:value-type="float">
            <text:p>0</text:p>
          </table:table-cell>
          <table:table-cell table:formula="of:=AVERAGE([.CM16:.CM25])" office:value-type="float" office:value="0" calcext:value-type="float">
            <text:p>0</text:p>
          </table:table-cell>
          <table:table-cell table:formula="of:=AVERAGE([.CN16:.CN25])" office:value-type="float" office:value="0" calcext:value-type="float">
            <text:p>0</text:p>
          </table:table-cell>
          <table:table-cell table:formula="of:=AVERAGE([.CO16:.CO25])" office:value-type="float" office:value="0" calcext:value-type="float">
            <text:p>0</text:p>
          </table:table-cell>
          <table:table-cell table:formula="of:=AVERAGE([.CP16:.CP25])" office:value-type="float" office:value="0" calcext:value-type="float">
            <text:p>0</text:p>
          </table:table-cell>
          <table:table-cell table:formula="of:=AVERAGE([.CQ16:.CQ25])" office:value-type="float" office:value="0" calcext:value-type="float">
            <text:p>0</text:p>
          </table:table-cell>
          <table:table-cell table:formula="of:=AVERAGE([.CR16:.CR25])" office:value-type="float" office:value="0" calcext:value-type="float">
            <text:p>0</text:p>
          </table:table-cell>
          <table:table-cell table:formula="of:=AVERAGE([.CS16:.CS25])" office:value-type="float" office:value="0" calcext:value-type="float">
            <text:p>0</text:p>
          </table:table-cell>
          <table:table-cell table:formula="of:=AVERAGE([.CT16:.CT25])" office:value-type="float" office:value="0" calcext:value-type="float">
            <text:p>0</text:p>
          </table:table-cell>
          <table:table-cell table:formula="of:=AVERAGE([.CU16:.CU25])" office:value-type="float" office:value="0" calcext:value-type="float">
            <text:p>0</text:p>
          </table:table-cell>
          <table:table-cell table:formula="of:=AVERAGE([.CV16:.CV25])" office:value-type="float" office:value="0" calcext:value-type="float">
            <text:p>0</text:p>
          </table:table-cell>
          <table:table-cell table:formula="of:=AVERAGE([.CW16:.CW25])" office:value-type="float" office:value="0" calcext:value-type="float">
            <text:p>0</text:p>
          </table:table-cell>
          <table:table-cell table:formula="of:=AVERAGE([.CX16:.CX25])" office:value-type="float" office:value="0" calcext:value-type="float">
            <text:p>0</text:p>
          </table:table-cell>
          <table:table-cell table:formula="of:=AVERAGE([.CY16:.CY25])" office:value-type="float" office:value="0" calcext:value-type="float">
            <text:p>0</text:p>
          </table:table-cell>
          <table:table-cell table:formula="of:=AVERAGE([.CZ16:.CZ25])" office:value-type="float" office:value="0" calcext:value-type="float">
            <text:p>0</text:p>
          </table:table-cell>
          <table:table-cell table:formula="of:=AVERAGE([.DA16:.DA25])" office:value-type="float" office:value="0" calcext:value-type="float">
            <text:p>0</text:p>
          </table:table-cell>
          <table:table-cell table:formula="of:=AVERAGE([.DB16:.DB25])" office:value-type="float" office:value="0" calcext:value-type="float">
            <text:p>0</text:p>
          </table:table-cell>
          <table:table-cell table:formula="of:=AVERAGE([.DC16:.DC25])" office:value-type="float" office:value="0" calcext:value-type="float">
            <text:p>0</text:p>
          </table:table-cell>
          <table:table-cell table:formula="of:=AVERAGE([.DD16:.DD25])" office:value-type="float" office:value="0" calcext:value-type="float">
            <text:p>0</text:p>
          </table:table-cell>
          <table:table-cell table:formula="of:=AVERAGE([.DE16:.DE25])" office:value-type="float" office:value="0" calcext:value-type="float">
            <text:p>0</text:p>
          </table:table-cell>
          <table:table-cell table:formula="of:=AVERAGE([.DF16:.DF25])" office:value-type="float" office:value="0" calcext:value-type="float">
            <text:p>0</text:p>
          </table:table-cell>
          <table:table-cell table:formula="of:=AVERAGE([.DG16:.DG25])" office:value-type="float" office:value="0" calcext:value-type="float">
            <text:p>0</text:p>
          </table:table-cell>
          <table:table-cell table:formula="of:=AVERAGE([.DH16:.DH25])" office:value-type="float" office:value="0" calcext:value-type="float">
            <text:p>0</text:p>
          </table:table-cell>
          <table:table-cell table:formula="of:=AVERAGE([.DI16:.DI25])" office:value-type="float" office:value="0" calcext:value-type="float">
            <text:p>0</text:p>
          </table:table-cell>
          <table:table-cell table:formula="of:=AVERAGE([.DJ16:.DJ25])" office:value-type="float" office:value="0" calcext:value-type="float">
            <text:p>0</text:p>
          </table:table-cell>
          <table:table-cell table:formula="of:=AVERAGE([.DK16:.DK25])" office:value-type="float" office:value="0" calcext:value-type="float">
            <text:p>0</text:p>
          </table:table-cell>
          <table:table-cell table:formula="of:=AVERAGE([.DL16:.DL25])" office:value-type="float" office:value="0" calcext:value-type="float">
            <text:p>0</text:p>
          </table:table-cell>
          <table:table-cell table:formula="of:=AVERAGE([.DM16:.DM25])" office:value-type="float" office:value="0" calcext:value-type="float">
            <text:p>0</text:p>
          </table:table-cell>
          <table:table-cell table:formula="of:=AVERAGE([.DN16:.DN25])" office:value-type="float" office:value="0" calcext:value-type="float">
            <text:p>0</text:p>
          </table:table-cell>
          <table:table-cell table:formula="of:=AVERAGE([.DO16:.DO25])" office:value-type="float" office:value="0" calcext:value-type="float">
            <text:p>0</text:p>
          </table:table-cell>
          <table:table-cell table:formula="of:=AVERAGE([.DP16:.DP25])" office:value-type="float" office:value="0" calcext:value-type="float">
            <text:p>0</text:p>
          </table:table-cell>
          <table:table-cell table:formula="of:=AVERAGE([.DQ16:.DQ25])" office:value-type="float" office:value="0" calcext:value-type="float">
            <text:p>0</text:p>
          </table:table-cell>
          <table:table-cell table:formula="of:=AVERAGE([.DR16:.DR25])" office:value-type="float" office:value="0" calcext:value-type="float">
            <text:p>0</text:p>
          </table:table-cell>
          <table:table-cell table:formula="of:=AVERAGE([.DS16:.DS25])" office:value-type="float" office:value="0" calcext:value-type="float">
            <text:p>0</text:p>
          </table:table-cell>
          <table:table-cell table:formula="of:=AVERAGE([.DT16:.DT25])" office:value-type="float" office:value="0" calcext:value-type="float">
            <text:p>0</text:p>
          </table:table-cell>
          <table:table-cell table:formula="of:=AVERAGE([.DU16:.DU25])" office:value-type="float" office:value="0" calcext:value-type="float">
            <text:p>0</text:p>
          </table:table-cell>
          <table:table-cell table:formula="of:=AVERAGE([.DV16:.DV25])" office:value-type="float" office:value="0" calcext:value-type="float">
            <text:p>0</text:p>
          </table:table-cell>
          <table:table-cell table:formula="of:=AVERAGE([.DW16:.DW25])" office:value-type="float" office:value="0" calcext:value-type="float">
            <text:p>0</text:p>
          </table:table-cell>
          <table:table-cell table:formula="of:=AVERAGE([.DX16:.DX25])" office:value-type="float" office:value="0" calcext:value-type="float">
            <text:p>0</text:p>
          </table:table-cell>
          <table:table-cell table:formula="of:=AVERAGE([.DY16:.DY25])" office:value-type="float" office:value="0" calcext:value-type="float">
            <text:p>0</text:p>
          </table:table-cell>
          <table:table-cell table:formula="of:=AVERAGE([.DZ16:.DZ25])" office:value-type="float" office:value="0" calcext:value-type="float">
            <text:p>0</text:p>
          </table:table-cell>
          <table:table-cell table:formula="of:=AVERAGE([.EA16:.EA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16:.B25])" office:value-type="float" office:value="0" calcext:value-type="float">
            <text:p>0</text:p>
          </table:table-cell>
          <table:table-cell table:formula="of:=STDEV([.C16:.C25])" office:value-type="float" office:value="4.08248290463863" calcext:value-type="float">
            <text:p>4.08248290463863</text:p>
          </table:table-cell>
          <table:table-cell table:formula="of:=STDEV([.D16:.D25])" office:value-type="float" office:value="5.2967495273569" calcext:value-type="float">
            <text:p>5.2967495273569</text:p>
          </table:table-cell>
          <table:table-cell table:formula="of:=STDEV([.E16:.E25])" office:value-type="float" office:value="3.37474278855276" calcext:value-type="float">
            <text:p>3.37474278855276</text:p>
          </table:table-cell>
          <table:table-cell table:formula="of:=STDEV([.F16:.F25])" office:value-type="float" office:value="3.37474278855276" calcext:value-type="float">
            <text:p>3.37474278855276</text:p>
          </table:table-cell>
          <table:table-cell table:formula="of:=STDEV([.G16:.G25])" office:value-type="float" office:value="3.37474278855276" calcext:value-type="float">
            <text:p>3.37474278855276</text:p>
          </table:table-cell>
          <table:table-cell table:formula="of:=STDEV([.H16:.H25])" office:value-type="float" office:value="3.37474278855276" calcext:value-type="float">
            <text:p>3.37474278855276</text:p>
          </table:table-cell>
          <table:table-cell table:formula="of:=STDEV([.I16:.I25])" office:value-type="float" office:value="5.2967495273569" calcext:value-type="float">
            <text:p>5.2967495273569</text:p>
          </table:table-cell>
          <table:table-cell table:formula="of:=STDEV([.J16:.J25])" office:value-type="float" office:value="4.37797517885457" calcext:value-type="float">
            <text:p>4.37797517885457</text:p>
          </table:table-cell>
          <table:table-cell table:formula="of:=STDEV([.K16:.K25])" office:value-type="float" office:value="3.16227766016838" calcext:value-type="float">
            <text:p>3.16227766016838</text:p>
          </table:table-cell>
          <table:table-cell table:formula="of:=STDEV([.L16:.L25])" office:value-type="float" office:value="4.85912657903775" calcext:value-type="float">
            <text:p>4.85912657903775</text:p>
          </table:table-cell>
          <table:table-cell table:formula="of:=STDEV([.M16:.M25])" office:value-type="float" office:value="4.85912657903775" calcext:value-type="float">
            <text:p>4.85912657903775</text:p>
          </table:table-cell>
          <table:table-cell table:formula="of:=STDEV([.N16:.N25])" office:value-type="float" office:value="4.83045891539648" calcext:value-type="float">
            <text:p>4.83045891539648</text:p>
          </table:table-cell>
          <table:table-cell table:formula="of:=STDEV([.O16:.O25])" office:value-type="float" office:value="5.8925565098879" calcext:value-type="float">
            <text:p>5.8925565098879</text:p>
          </table:table-cell>
          <table:table-cell table:formula="of:=STDEV([.P16:.P25])" office:value-type="float" office:value="5.2967495273569" calcext:value-type="float">
            <text:p>5.2967495273569</text:p>
          </table:table-cell>
          <table:table-cell table:formula="of:=STDEV([.Q16:.Q25])" office:value-type="float" office:value="4.85912657903775" calcext:value-type="float">
            <text:p>4.85912657903775</text:p>
          </table:table-cell>
          <table:table-cell table:formula="of:=STDEV([.R16:.R25])" office:value-type="float" office:value="5.79750904364203" calcext:value-type="float">
            <text:p>5.79750904364203</text:p>
          </table:table-cell>
          <table:table-cell table:formula="of:=STDEV([.S16:.S25])" office:value-type="float" office:value="6.14636297152859" calcext:value-type="float">
            <text:p>6.14636297152859</text:p>
          </table:table-cell>
          <table:table-cell table:formula="of:=STDEV([.T16:.T25])" office:value-type="float" office:value="6.58280588604383" calcext:value-type="float">
            <text:p>6.58280588604383</text:p>
          </table:table-cell>
          <table:table-cell table:formula="of:=STDEV([.U16:.U25])" office:value-type="float" office:value="6.66666666666667" calcext:value-type="float">
            <text:p>6.66666666666667</text:p>
          </table:table-cell>
          <table:table-cell table:formula="of:=STDEV([.V16:.V25])" office:value-type="float" office:value="7.47217059048663" calcext:value-type="float">
            <text:p>7.47217059048663</text:p>
          </table:table-cell>
          <table:table-cell table:formula="of:=STDEV([.W16:.W25])" office:value-type="float" office:value="6.25832778517286" calcext:value-type="float">
            <text:p>6.25832778517286</text:p>
          </table:table-cell>
          <table:table-cell table:formula="of:=STDEV([.X16:.X25])" office:value-type="float" office:value="7.24568837309472" calcext:value-type="float">
            <text:p>7.24568837309472</text:p>
          </table:table-cell>
          <table:table-cell table:formula="of:=STDEV([.Y16:.Y25])" office:value-type="float" office:value="7.54615428178118" calcext:value-type="float">
            <text:p>7.54615428178118</text:p>
          </table:table-cell>
          <table:table-cell table:formula="of:=STDEV([.Z16:.Z25])" office:value-type="float" office:value="7.74596669241483" calcext:value-type="float">
            <text:p>7.74596669241483</text:p>
          </table:table-cell>
          <table:table-cell table:formula="of:=STDEV([.AA16:.AA25])" office:value-type="float" office:value="7.90569415042095" calcext:value-type="float">
            <text:p>7.90569415042095</text:p>
          </table:table-cell>
          <table:table-cell table:formula="of:=STDEV([.AB16:.AB25])" office:value-type="float" office:value="10.0138792571999" calcext:value-type="float">
            <text:p>10.0138792571999</text:p>
          </table:table-cell>
          <table:table-cell table:formula="of:=STDEV([.AC16:.AC25])" office:value-type="float" office:value="10.5934990547138" calcext:value-type="float">
            <text:p>10.5934990547138</text:p>
          </table:table-cell>
          <table:table-cell table:formula="of:=STDEV([.AD16:.AD25])" office:value-type="float" office:value="13.4989711542111" calcext:value-type="float">
            <text:p>13.4989711542111</text:p>
          </table:table-cell>
          <table:table-cell table:formula="of:=STDEV([.AE16:.AE25])" office:value-type="float" office:value="14.6154408455958" calcext:value-type="float">
            <text:p>14.6154408455958</text:p>
          </table:table-cell>
          <table:table-cell table:formula="of:=STDEV([.AF16:.AF25])" office:value-type="float" office:value="11.5470053837925" calcext:value-type="float">
            <text:p>11.5470053837925</text:p>
          </table:table-cell>
          <table:table-cell table:formula="of:=STDEV([.AG16:.AG25])" office:value-type="float" office:value="11.8321595661992" calcext:value-type="float">
            <text:p>11.8321595661992</text:p>
          </table:table-cell>
          <table:table-cell table:formula="of:=STDEV([.AH16:.AH25])" office:value-type="float" office:value="9.66091783079296" calcext:value-type="float">
            <text:p>9.66091783079296</text:p>
          </table:table-cell>
          <table:table-cell table:formula="of:=STDEV([.AI16:.AI25])" office:value-type="float" office:value="6.99205898780101" calcext:value-type="float">
            <text:p>6.99205898780101</text:p>
          </table:table-cell>
          <table:table-cell table:formula="of:=STDEV([.AJ16:.AJ25])" office:value-type="float" office:value="6.66666666666667" calcext:value-type="float">
            <text:p>6.66666666666667</text:p>
          </table:table-cell>
          <table:table-cell table:formula="of:=STDEV([.AK16:.AK25])" office:value-type="float" office:value="4.85912657903775" calcext:value-type="float">
            <text:p>4.85912657903775</text:p>
          </table:table-cell>
          <table:table-cell table:formula="of:=STDEV([.AL16:.AL25])" office:value-type="float" office:value="4.83045891539648" calcext:value-type="float">
            <text:p>4.83045891539648</text:p>
          </table:table-cell>
          <table:table-cell table:formula="of:=STDEV([.AM16:.AM25])" office:value-type="float" office:value="2.10818510677892" calcext:value-type="float">
            <text:p>2.10818510677892</text:p>
          </table:table-cell>
          <table:table-cell table:formula="of:=STDEV([.AN16:.AN25])" office:value-type="float" office:value="1.58113883008419" calcext:value-type="float">
            <text:p>1.58113883008419</text:p>
          </table:table-cell>
          <table:table-cell table:formula="of:=STDEV([.AO16:.AO25])" office:value-type="float" office:value="1.58113883008419" calcext:value-type="float">
            <text:p>1.58113883008419</text:p>
          </table:table-cell>
          <table:table-cell table:formula="of:=STDEV([.AP16:.AP25])" office:value-type="float" office:value="1.58113883008419" calcext:value-type="float">
            <text:p>1.58113883008419</text:p>
          </table:table-cell>
          <table:table-cell table:formula="of:=STDEV([.AQ16:.AQ25])" office:value-type="float" office:value="1.58113883008419" calcext:value-type="float">
            <text:p>1.58113883008419</text:p>
          </table:table-cell>
          <table:table-cell table:formula="of:=STDEV([.AR16:.AR25])" office:value-type="float" office:value="1.58113883008419" calcext:value-type="float">
            <text:p>1.58113883008419</text:p>
          </table:table-cell>
          <table:table-cell table:formula="of:=STDEV([.AS16:.AS25])" office:value-type="float" office:value="0" calcext:value-type="float">
            <text:p>0</text:p>
          </table:table-cell>
          <table:table-cell table:formula="of:=STDEV([.AT16:.AT25])" office:value-type="float" office:value="0" calcext:value-type="float">
            <text:p>0</text:p>
          </table:table-cell>
          <table:table-cell table:formula="of:=STDEV([.AU16:.AU25])" office:value-type="float" office:value="0" calcext:value-type="float">
            <text:p>0</text:p>
          </table:table-cell>
          <table:table-cell table:formula="of:=STDEV([.AV16:.AV25])" office:value-type="float" office:value="0" calcext:value-type="float">
            <text:p>0</text:p>
          </table:table-cell>
          <table:table-cell table:formula="of:=STDEV([.AW16:.AW25])" office:value-type="float" office:value="0" calcext:value-type="float">
            <text:p>0</text:p>
          </table:table-cell>
          <table:table-cell table:formula="of:=STDEV([.AX16:.AX25])" office:value-type="float" office:value="0" calcext:value-type="float">
            <text:p>0</text:p>
          </table:table-cell>
          <table:table-cell table:formula="of:=STDEV([.AY16:.AY25])" office:value-type="float" office:value="0" calcext:value-type="float">
            <text:p>0</text:p>
          </table:table-cell>
          <table:table-cell table:formula="of:=STDEV([.AZ16:.AZ25])" office:value-type="float" office:value="0" calcext:value-type="float">
            <text:p>0</text:p>
          </table:table-cell>
          <table:table-cell table:formula="of:=STDEV([.BA16:.BA25])" office:value-type="float" office:value="0" calcext:value-type="float">
            <text:p>0</text:p>
          </table:table-cell>
          <table:table-cell table:formula="of:=STDEV([.BB16:.BB25])" office:value-type="float" office:value="0" calcext:value-type="float">
            <text:p>0</text:p>
          </table:table-cell>
          <table:table-cell table:formula="of:=STDEV([.BC16:.BC25])" office:value-type="float" office:value="0" calcext:value-type="float">
            <text:p>0</text:p>
          </table:table-cell>
          <table:table-cell table:formula="of:=STDEV([.BD16:.BD25])" office:value-type="float" office:value="0" calcext:value-type="float">
            <text:p>0</text:p>
          </table:table-cell>
          <table:table-cell table:formula="of:=STDEV([.BE16:.BE25])" office:value-type="float" office:value="0" calcext:value-type="float">
            <text:p>0</text:p>
          </table:table-cell>
          <table:table-cell table:formula="of:=STDEV([.BF16:.BF25])" office:value-type="float" office:value="0" calcext:value-type="float">
            <text:p>0</text:p>
          </table:table-cell>
          <table:table-cell table:formula="of:=STDEV([.BG16:.BG25])" office:value-type="float" office:value="0" calcext:value-type="float">
            <text:p>0</text:p>
          </table:table-cell>
          <table:table-cell table:formula="of:=STDEV([.BH16:.BH25])" office:value-type="float" office:value="0" calcext:value-type="float">
            <text:p>0</text:p>
          </table:table-cell>
          <table:table-cell table:formula="of:=STDEV([.BI16:.BI25])" office:value-type="float" office:value="0" calcext:value-type="float">
            <text:p>0</text:p>
          </table:table-cell>
          <table:table-cell table:formula="of:=STDEV([.BJ16:.BJ25])" office:value-type="float" office:value="0" calcext:value-type="float">
            <text:p>0</text:p>
          </table:table-cell>
          <table:table-cell table:formula="of:=STDEV([.BK16:.BK25])" office:value-type="float" office:value="0" calcext:value-type="float">
            <text:p>0</text:p>
          </table:table-cell>
          <table:table-cell table:formula="of:=STDEV([.BL16:.BL25])" office:value-type="float" office:value="0" calcext:value-type="float">
            <text:p>0</text:p>
          </table:table-cell>
          <table:table-cell table:formula="of:=STDEV([.BM16:.BM25])" office:value-type="float" office:value="0" calcext:value-type="float">
            <text:p>0</text:p>
          </table:table-cell>
          <table:table-cell table:formula="of:=STDEV([.BN16:.BN25])" office:value-type="float" office:value="0" calcext:value-type="float">
            <text:p>0</text:p>
          </table:table-cell>
          <table:table-cell table:formula="of:=STDEV([.BO16:.BO25])" office:value-type="float" office:value="0" calcext:value-type="float">
            <text:p>0</text:p>
          </table:table-cell>
          <table:table-cell table:formula="of:=STDEV([.BP16:.BP25])" office:value-type="float" office:value="0" calcext:value-type="float">
            <text:p>0</text:p>
          </table:table-cell>
          <table:table-cell table:formula="of:=STDEV([.BQ16:.BQ25])" office:value-type="float" office:value="0" calcext:value-type="float">
            <text:p>0</text:p>
          </table:table-cell>
          <table:table-cell table:formula="of:=STDEV([.BR16:.BR25])" office:value-type="float" office:value="0" calcext:value-type="float">
            <text:p>0</text:p>
          </table:table-cell>
          <table:table-cell table:formula="of:=STDEV([.BS16:.BS25])" office:value-type="float" office:value="0" calcext:value-type="float">
            <text:p>0</text:p>
          </table:table-cell>
          <table:table-cell table:formula="of:=STDEV([.BT16:.BT25])" office:value-type="float" office:value="0" calcext:value-type="float">
            <text:p>0</text:p>
          </table:table-cell>
          <table:table-cell table:formula="of:=STDEV([.BU16:.BU25])" office:value-type="float" office:value="0" calcext:value-type="float">
            <text:p>0</text:p>
          </table:table-cell>
          <table:table-cell table:formula="of:=STDEV([.BV16:.BV25])" office:value-type="float" office:value="0" calcext:value-type="float">
            <text:p>0</text:p>
          </table:table-cell>
          <table:table-cell table:formula="of:=STDEV([.BW16:.BW25])" office:value-type="float" office:value="0" calcext:value-type="float">
            <text:p>0</text:p>
          </table:table-cell>
          <table:table-cell table:formula="of:=STDEV([.BX16:.BX25])" office:value-type="float" office:value="0" calcext:value-type="float">
            <text:p>0</text:p>
          </table:table-cell>
          <table:table-cell table:formula="of:=STDEV([.BY16:.BY25])" office:value-type="float" office:value="0" calcext:value-type="float">
            <text:p>0</text:p>
          </table:table-cell>
          <table:table-cell table:formula="of:=STDEV([.BZ16:.BZ25])" office:value-type="float" office:value="0" calcext:value-type="float">
            <text:p>0</text:p>
          </table:table-cell>
          <table:table-cell table:formula="of:=STDEV([.CA16:.CA25])" office:value-type="float" office:value="0" calcext:value-type="float">
            <text:p>0</text:p>
          </table:table-cell>
          <table:table-cell table:formula="of:=STDEV([.CB16:.CB25])" office:value-type="float" office:value="0" calcext:value-type="float">
            <text:p>0</text:p>
          </table:table-cell>
          <table:table-cell table:formula="of:=STDEV([.CC16:.CC25])" office:value-type="float" office:value="0" calcext:value-type="float">
            <text:p>0</text:p>
          </table:table-cell>
          <table:table-cell table:formula="of:=STDEV([.CD16:.CD25])" office:value-type="float" office:value="0" calcext:value-type="float">
            <text:p>0</text:p>
          </table:table-cell>
          <table:table-cell table:formula="of:=STDEV([.CE16:.CE25])" office:value-type="float" office:value="0" calcext:value-type="float">
            <text:p>0</text:p>
          </table:table-cell>
          <table:table-cell table:formula="of:=STDEV([.CF16:.CF25])" office:value-type="float" office:value="0" calcext:value-type="float">
            <text:p>0</text:p>
          </table:table-cell>
          <table:table-cell table:formula="of:=STDEV([.CG16:.CG25])" office:value-type="float" office:value="0" calcext:value-type="float">
            <text:p>0</text:p>
          </table:table-cell>
          <table:table-cell table:formula="of:=STDEV([.CH16:.CH25])" office:value-type="float" office:value="0" calcext:value-type="float">
            <text:p>0</text:p>
          </table:table-cell>
          <table:table-cell table:formula="of:=STDEV([.CI16:.CI25])" office:value-type="float" office:value="0" calcext:value-type="float">
            <text:p>0</text:p>
          </table:table-cell>
          <table:table-cell table:formula="of:=STDEV([.CJ16:.CJ25])" office:value-type="float" office:value="0" calcext:value-type="float">
            <text:p>0</text:p>
          </table:table-cell>
          <table:table-cell table:formula="of:=STDEV([.CK16:.CK25])" office:value-type="float" office:value="0" calcext:value-type="float">
            <text:p>0</text:p>
          </table:table-cell>
          <table:table-cell table:formula="of:=STDEV([.CL16:.CL25])" office:value-type="float" office:value="0" calcext:value-type="float">
            <text:p>0</text:p>
          </table:table-cell>
          <table:table-cell table:formula="of:=STDEV([.CM16:.CM25])" office:value-type="float" office:value="0" calcext:value-type="float">
            <text:p>0</text:p>
          </table:table-cell>
          <table:table-cell table:formula="of:=STDEV([.CN16:.CN25])" office:value-type="float" office:value="0" calcext:value-type="float">
            <text:p>0</text:p>
          </table:table-cell>
          <table:table-cell table:formula="of:=STDEV([.CO16:.CO25])" office:value-type="float" office:value="0" calcext:value-type="float">
            <text:p>0</text:p>
          </table:table-cell>
          <table:table-cell table:formula="of:=STDEV([.CP16:.CP25])" office:value-type="float" office:value="0" calcext:value-type="float">
            <text:p>0</text:p>
          </table:table-cell>
          <table:table-cell table:formula="of:=STDEV([.CQ16:.CQ25])" office:value-type="float" office:value="0" calcext:value-type="float">
            <text:p>0</text:p>
          </table:table-cell>
          <table:table-cell table:formula="of:=STDEV([.CR16:.CR25])" office:value-type="float" office:value="0" calcext:value-type="float">
            <text:p>0</text:p>
          </table:table-cell>
          <table:table-cell table:formula="of:=STDEV([.CS16:.CS25])" office:value-type="float" office:value="0" calcext:value-type="float">
            <text:p>0</text:p>
          </table:table-cell>
          <table:table-cell table:formula="of:=STDEV([.CT16:.CT25])" office:value-type="float" office:value="0" calcext:value-type="float">
            <text:p>0</text:p>
          </table:table-cell>
          <table:table-cell table:formula="of:=STDEV([.CU16:.CU25])" office:value-type="float" office:value="0" calcext:value-type="float">
            <text:p>0</text:p>
          </table:table-cell>
          <table:table-cell table:formula="of:=STDEV([.CV16:.CV25])" office:value-type="float" office:value="0" calcext:value-type="float">
            <text:p>0</text:p>
          </table:table-cell>
          <table:table-cell table:formula="of:=STDEV([.CW16:.CW25])" office:value-type="float" office:value="0" calcext:value-type="float">
            <text:p>0</text:p>
          </table:table-cell>
          <table:table-cell table:formula="of:=STDEV([.CX16:.CX25])" office:value-type="float" office:value="0" calcext:value-type="float">
            <text:p>0</text:p>
          </table:table-cell>
          <table:table-cell table:formula="of:=STDEV([.CY16:.CY25])" office:value-type="float" office:value="0" calcext:value-type="float">
            <text:p>0</text:p>
          </table:table-cell>
          <table:table-cell table:formula="of:=STDEV([.CZ16:.CZ25])" office:value-type="float" office:value="0" calcext:value-type="float">
            <text:p>0</text:p>
          </table:table-cell>
          <table:table-cell table:formula="of:=STDEV([.DA16:.DA25])" office:value-type="float" office:value="0" calcext:value-type="float">
            <text:p>0</text:p>
          </table:table-cell>
          <table:table-cell table:formula="of:=STDEV([.DB16:.DB25])" office:value-type="float" office:value="0" calcext:value-type="float">
            <text:p>0</text:p>
          </table:table-cell>
          <table:table-cell table:formula="of:=STDEV([.DC16:.DC25])" office:value-type="float" office:value="0" calcext:value-type="float">
            <text:p>0</text:p>
          </table:table-cell>
          <table:table-cell table:formula="of:=STDEV([.DD16:.DD25])" office:value-type="float" office:value="0" calcext:value-type="float">
            <text:p>0</text:p>
          </table:table-cell>
          <table:table-cell table:formula="of:=STDEV([.DE16:.DE25])" office:value-type="float" office:value="0" calcext:value-type="float">
            <text:p>0</text:p>
          </table:table-cell>
          <table:table-cell table:formula="of:=STDEV([.DF16:.DF25])" office:value-type="float" office:value="0" calcext:value-type="float">
            <text:p>0</text:p>
          </table:table-cell>
          <table:table-cell table:formula="of:=STDEV([.DG16:.DG25])" office:value-type="float" office:value="0" calcext:value-type="float">
            <text:p>0</text:p>
          </table:table-cell>
          <table:table-cell table:formula="of:=STDEV([.DH16:.DH25])" office:value-type="float" office:value="0" calcext:value-type="float">
            <text:p>0</text:p>
          </table:table-cell>
          <table:table-cell table:formula="of:=STDEV([.DI16:.DI25])" office:value-type="float" office:value="0" calcext:value-type="float">
            <text:p>0</text:p>
          </table:table-cell>
          <table:table-cell table:formula="of:=STDEV([.DJ16:.DJ25])" office:value-type="float" office:value="0" calcext:value-type="float">
            <text:p>0</text:p>
          </table:table-cell>
          <table:table-cell table:formula="of:=STDEV([.DK16:.DK25])" office:value-type="float" office:value="0" calcext:value-type="float">
            <text:p>0</text:p>
          </table:table-cell>
          <table:table-cell table:formula="of:=STDEV([.DL16:.DL25])" office:value-type="float" office:value="0" calcext:value-type="float">
            <text:p>0</text:p>
          </table:table-cell>
          <table:table-cell table:formula="of:=STDEV([.DM16:.DM25])" office:value-type="float" office:value="0" calcext:value-type="float">
            <text:p>0</text:p>
          </table:table-cell>
          <table:table-cell table:formula="of:=STDEV([.DN16:.DN25])" office:value-type="float" office:value="0" calcext:value-type="float">
            <text:p>0</text:p>
          </table:table-cell>
          <table:table-cell table:formula="of:=STDEV([.DO16:.DO25])" office:value-type="float" office:value="0" calcext:value-type="float">
            <text:p>0</text:p>
          </table:table-cell>
          <table:table-cell table:formula="of:=STDEV([.DP16:.DP25])" office:value-type="float" office:value="0" calcext:value-type="float">
            <text:p>0</text:p>
          </table:table-cell>
          <table:table-cell table:formula="of:=STDEV([.DQ16:.DQ25])" office:value-type="float" office:value="0" calcext:value-type="float">
            <text:p>0</text:p>
          </table:table-cell>
          <table:table-cell table:formula="of:=STDEV([.DR16:.DR25])" office:value-type="float" office:value="0" calcext:value-type="float">
            <text:p>0</text:p>
          </table:table-cell>
          <table:table-cell table:formula="of:=STDEV([.DS16:.DS25])" office:value-type="float" office:value="0" calcext:value-type="float">
            <text:p>0</text:p>
          </table:table-cell>
          <table:table-cell table:formula="of:=STDEV([.DT16:.DT25])" office:value-type="float" office:value="0" calcext:value-type="float">
            <text:p>0</text:p>
          </table:table-cell>
          <table:table-cell table:formula="of:=STDEV([.DU16:.DU25])" office:value-type="float" office:value="0" calcext:value-type="float">
            <text:p>0</text:p>
          </table:table-cell>
          <table:table-cell table:formula="of:=STDEV([.DV16:.DV25])" office:value-type="float" office:value="0" calcext:value-type="float">
            <text:p>0</text:p>
          </table:table-cell>
          <table:table-cell table:formula="of:=STDEV([.DW16:.DW25])" office:value-type="float" office:value="0" calcext:value-type="float">
            <text:p>0</text:p>
          </table:table-cell>
          <table:table-cell table:formula="of:=STDEV([.DX16:.DX25])" office:value-type="float" office:value="0" calcext:value-type="float">
            <text:p>0</text:p>
          </table:table-cell>
          <table:table-cell table:formula="of:=STDEV([.DY16:.DY25])" office:value-type="float" office:value="0" calcext:value-type="float">
            <text:p>0</text:p>
          </table:table-cell>
          <table:table-cell table:formula="of:=STDEV([.DZ16:.DZ25])" office:value-type="float" office:value="0" calcext:value-type="float">
            <text:p>0</text:p>
          </table:table-cell>
          <table:table-cell table:formula="of:=STDEV([.EA16:.EA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26]+[.B27]" office:value-type="float" office:value="0" calcext:value-type="float">
            <text:p>0</text:p>
          </table:table-cell>
          <table:table-cell table:formula="of:=[.C26]+[.C27]" office:value-type="float" office:value="34.0824829046386" calcext:value-type="float">
            <text:p>34.0824829046386</text:p>
          </table:table-cell>
          <table:table-cell table:formula="of:=[.D26]+[.D27]" office:value-type="float" office:value="43.7967495273569" calcext:value-type="float">
            <text:p>43.7967495273569</text:p>
          </table:table-cell>
          <table:table-cell table:formula="of:=[.E26]+[.E27]" office:value-type="float" office:value="44.8747427885528" calcext:value-type="float">
            <text:p>44.8747427885528</text:p>
          </table:table-cell>
          <table:table-cell table:formula="of:=[.F26]+[.F27]" office:value-type="float" office:value="46.8747427885528" calcext:value-type="float">
            <text:p>46.8747427885528</text:p>
          </table:table-cell>
          <table:table-cell table:formula="of:=[.G26]+[.G27]" office:value-type="float" office:value="49.8747427885528" calcext:value-type="float">
            <text:p>49.8747427885528</text:p>
          </table:table-cell>
          <table:table-cell table:formula="of:=[.H26]+[.H27]" office:value-type="float" office:value="49.8747427885528" calcext:value-type="float">
            <text:p>49.8747427885528</text:p>
          </table:table-cell>
          <table:table-cell table:formula="of:=[.I26]+[.I27]" office:value-type="float" office:value="53.7967495273569" calcext:value-type="float">
            <text:p>53.7967495273569</text:p>
          </table:table-cell>
          <table:table-cell table:formula="of:=[.J26]+[.J27]" office:value-type="float" office:value="53.8779751788546" calcext:value-type="float">
            <text:p>53.8779751788546</text:p>
          </table:table-cell>
          <table:table-cell table:formula="of:=[.K26]+[.K27]" office:value-type="float" office:value="54.1622776601684" calcext:value-type="float">
            <text:p>54.1622776601684</text:p>
          </table:table-cell>
          <table:table-cell table:formula="of:=[.L26]+[.L27]" office:value-type="float" office:value="57.3591265790378" calcext:value-type="float">
            <text:p>57.3591265790378</text:p>
          </table:table-cell>
          <table:table-cell table:formula="of:=[.M26]+[.M27]" office:value-type="float" office:value="57.3591265790378" calcext:value-type="float">
            <text:p>57.3591265790378</text:p>
          </table:table-cell>
          <table:table-cell table:formula="of:=[.N26]+[.N27]" office:value-type="float" office:value="56.8304589153965" calcext:value-type="float">
            <text:p>56.8304589153965</text:p>
          </table:table-cell>
          <table:table-cell table:formula="of:=[.O26]+[.O27]" office:value-type="float" office:value="58.3925565098879" calcext:value-type="float">
            <text:p>58.3925565098879</text:p>
          </table:table-cell>
          <table:table-cell table:formula="of:=[.P26]+[.P27]" office:value-type="float" office:value="58.7967495273569" calcext:value-type="float">
            <text:p>58.7967495273569</text:p>
          </table:table-cell>
          <table:table-cell table:formula="of:=[.Q26]+[.Q27]" office:value-type="float" office:value="57.3591265790378" calcext:value-type="float">
            <text:p>57.3591265790378</text:p>
          </table:table-cell>
          <table:table-cell table:formula="of:=[.R26]+[.R27]" office:value-type="float" office:value="57.297509043642" calcext:value-type="float">
            <text:p>57.297509043642</text:p>
          </table:table-cell>
          <table:table-cell table:formula="of:=[.S26]+[.S27]" office:value-type="float" office:value="57.1463629715286" calcext:value-type="float">
            <text:p>57.1463629715286</text:p>
          </table:table-cell>
          <table:table-cell table:formula="of:=[.T26]+[.T27]" office:value-type="float" office:value="57.5828058860438" calcext:value-type="float">
            <text:p>57.5828058860438</text:p>
          </table:table-cell>
          <table:table-cell table:formula="of:=[.U26]+[.U27]" office:value-type="float" office:value="56.6666666666667" calcext:value-type="float">
            <text:p>56.6666666666667</text:p>
          </table:table-cell>
          <table:table-cell table:formula="of:=[.V26]+[.V27]" office:value-type="float" office:value="55.9721705904866" calcext:value-type="float">
            <text:p>55.9721705904866</text:p>
          </table:table-cell>
          <table:table-cell table:formula="of:=[.W26]+[.W27]" office:value-type="float" office:value="52.7583277851729" calcext:value-type="float">
            <text:p>52.7583277851729</text:p>
          </table:table-cell>
          <table:table-cell table:formula="of:=[.X26]+[.X27]" office:value-type="float" office:value="51.7456883730947" calcext:value-type="float">
            <text:p>51.7456883730947</text:p>
          </table:table-cell>
          <table:table-cell table:formula="of:=[.Y26]+[.Y27]" office:value-type="float" office:value="50.0461542817812" calcext:value-type="float">
            <text:p>50.0461542817812</text:p>
          </table:table-cell>
          <table:table-cell table:formula="of:=[.Z26]+[.Z27]" office:value-type="float" office:value="43.7459666924148" calcext:value-type="float">
            <text:p>43.7459666924148</text:p>
          </table:table-cell>
          <table:table-cell table:formula="of:=[.AA26]+[.AA27]" office:value-type="float" office:value="40.4056941504209" calcext:value-type="float">
            <text:p>40.4056941504209</text:p>
          </table:table-cell>
          <table:table-cell table:formula="of:=[.AB26]+[.AB27]" office:value-type="float" office:value="38.5138792571999" calcext:value-type="float">
            <text:p>38.5138792571999</text:p>
          </table:table-cell>
          <table:table-cell table:formula="of:=[.AC26]+[.AC27]" office:value-type="float" office:value="37.5934990547138" calcext:value-type="float">
            <text:p>37.5934990547138</text:p>
          </table:table-cell>
          <table:table-cell table:formula="of:=[.AD26]+[.AD27]" office:value-type="float" office:value="37.4989711542111" calcext:value-type="float">
            <text:p>37.4989711542111</text:p>
          </table:table-cell>
          <table:table-cell table:formula="of:=[.AE26]+[.AE27]" office:value-type="float" office:value="35.1154408455958" calcext:value-type="float">
            <text:p>35.1154408455958</text:p>
          </table:table-cell>
          <table:table-cell table:formula="of:=[.AF26]+[.AF27]" office:value-type="float" office:value="26.5470053837925" calcext:value-type="float">
            <text:p>26.5470053837925</text:p>
          </table:table-cell>
          <table:table-cell table:formula="of:=[.AG26]+[.AG27]" office:value-type="float" office:value="24.8321595661992" calcext:value-type="float">
            <text:p>24.8321595661992</text:p>
          </table:table-cell>
          <table:table-cell table:formula="of:=[.AH26]+[.AH27]" office:value-type="float" office:value="20.660917830793" calcext:value-type="float">
            <text:p>20.660917830793</text:p>
          </table:table-cell>
          <table:table-cell table:formula="of:=[.AI26]+[.AI27]" office:value-type="float" office:value="12.992058987801" calcext:value-type="float">
            <text:p>12.992058987801</text:p>
          </table:table-cell>
          <table:table-cell table:formula="of:=[.AJ26]+[.AJ27]" office:value-type="float" office:value="11.6666666666667" calcext:value-type="float">
            <text:p>11.6666666666667</text:p>
          </table:table-cell>
          <table:table-cell table:formula="of:=[.AK26]+[.AK27]" office:value-type="float" office:value="7.35912657903775" calcext:value-type="float">
            <text:p>7.35912657903775</text:p>
          </table:table-cell>
          <table:table-cell table:formula="of:=[.AL26]+[.AL27]" office:value-type="float" office:value="6.83045891539648" calcext:value-type="float">
            <text:p>6.83045891539648</text:p>
          </table:table-cell>
          <table:table-cell table:formula="of:=[.AM26]+[.AM27]" office:value-type="float" office:value="3.10818510677892" calcext:value-type="float">
            <text:p>3.10818510677892</text:p>
          </table:table-cell>
          <table:table-cell table:formula="of:=[.AN26]+[.AN27]" office:value-type="float" office:value="2.08113883008419" calcext:value-type="float">
            <text:p>2.08113883008419</text:p>
          </table:table-cell>
          <table:table-cell table:formula="of:=[.AO26]+[.AO27]" office:value-type="float" office:value="2.08113883008419" calcext:value-type="float">
            <text:p>2.08113883008419</text:p>
          </table:table-cell>
          <table:table-cell table:formula="of:=[.AP26]+[.AP27]" office:value-type="float" office:value="2.08113883008419" calcext:value-type="float">
            <text:p>2.08113883008419</text:p>
          </table:table-cell>
          <table:table-cell table:formula="of:=[.AQ26]+[.AQ27]" office:value-type="float" office:value="2.08113883008419" calcext:value-type="float">
            <text:p>2.08113883008419</text:p>
          </table:table-cell>
          <table:table-cell table:formula="of:=[.AR26]+[.AR27]" office:value-type="float" office:value="2.08113883008419" calcext:value-type="float">
            <text:p>2.08113883008419</text:p>
          </table:table-cell>
          <table:table-cell table:formula="of:=[.AS26]+[.AS27]" office:value-type="float" office:value="0" calcext:value-type="float">
            <text:p>0</text:p>
          </table:table-cell>
          <table:table-cell table:formula="of:=[.AT26]+[.AT27]" office:value-type="float" office:value="0" calcext:value-type="float">
            <text:p>0</text:p>
          </table:table-cell>
          <table:table-cell table:formula="of:=[.AU26]+[.AU27]" office:value-type="float" office:value="0" calcext:value-type="float">
            <text:p>0</text:p>
          </table:table-cell>
          <table:table-cell table:formula="of:=[.AV26]+[.AV27]" office:value-type="float" office:value="0" calcext:value-type="float">
            <text:p>0</text:p>
          </table:table-cell>
          <table:table-cell table:formula="of:=[.AW26]+[.AW27]" office:value-type="float" office:value="0" calcext:value-type="float">
            <text:p>0</text:p>
          </table:table-cell>
          <table:table-cell table:formula="of:=[.AX26]+[.AX27]" office:value-type="float" office:value="0" calcext:value-type="float">
            <text:p>0</text:p>
          </table:table-cell>
          <table:table-cell table:formula="of:=[.AY26]+[.AY27]" office:value-type="float" office:value="0" calcext:value-type="float">
            <text:p>0</text:p>
          </table:table-cell>
          <table:table-cell table:formula="of:=[.AZ26]+[.AZ27]" office:value-type="float" office:value="0" calcext:value-type="float">
            <text:p>0</text:p>
          </table:table-cell>
          <table:table-cell table:formula="of:=[.BA26]+[.BA27]" office:value-type="float" office:value="0" calcext:value-type="float">
            <text:p>0</text:p>
          </table:table-cell>
          <table:table-cell table:formula="of:=[.BB26]+[.BB27]" office:value-type="float" office:value="0" calcext:value-type="float">
            <text:p>0</text:p>
          </table:table-cell>
          <table:table-cell table:formula="of:=[.BC26]+[.BC27]" office:value-type="float" office:value="0" calcext:value-type="float">
            <text:p>0</text:p>
          </table:table-cell>
          <table:table-cell table:formula="of:=[.BD26]+[.BD27]" office:value-type="float" office:value="0" calcext:value-type="float">
            <text:p>0</text:p>
          </table:table-cell>
          <table:table-cell table:formula="of:=[.BE26]+[.BE27]" office:value-type="float" office:value="0" calcext:value-type="float">
            <text:p>0</text:p>
          </table:table-cell>
          <table:table-cell table:formula="of:=[.BF26]+[.BF27]" office:value-type="float" office:value="0" calcext:value-type="float">
            <text:p>0</text:p>
          </table:table-cell>
          <table:table-cell table:formula="of:=[.BG26]+[.BG27]" office:value-type="float" office:value="0" calcext:value-type="float">
            <text:p>0</text:p>
          </table:table-cell>
          <table:table-cell table:formula="of:=[.BH26]+[.BH27]" office:value-type="float" office:value="0" calcext:value-type="float">
            <text:p>0</text:p>
          </table:table-cell>
          <table:table-cell table:formula="of:=[.BI26]+[.BI27]" office:value-type="float" office:value="0" calcext:value-type="float">
            <text:p>0</text:p>
          </table:table-cell>
          <table:table-cell table:formula="of:=[.BJ26]+[.BJ27]" office:value-type="float" office:value="0" calcext:value-type="float">
            <text:p>0</text:p>
          </table:table-cell>
          <table:table-cell table:formula="of:=[.BK26]+[.BK27]" office:value-type="float" office:value="0" calcext:value-type="float">
            <text:p>0</text:p>
          </table:table-cell>
          <table:table-cell table:formula="of:=[.BL26]+[.BL27]" office:value-type="float" office:value="0" calcext:value-type="float">
            <text:p>0</text:p>
          </table:table-cell>
          <table:table-cell table:formula="of:=[.BM26]+[.BM27]" office:value-type="float" office:value="0" calcext:value-type="float">
            <text:p>0</text:p>
          </table:table-cell>
          <table:table-cell table:formula="of:=[.BN26]+[.BN27]" office:value-type="float" office:value="0" calcext:value-type="float">
            <text:p>0</text:p>
          </table:table-cell>
          <table:table-cell table:formula="of:=[.BO26]+[.BO27]" office:value-type="float" office:value="0" calcext:value-type="float">
            <text:p>0</text:p>
          </table:table-cell>
          <table:table-cell table:formula="of:=[.BP26]+[.BP27]" office:value-type="float" office:value="0" calcext:value-type="float">
            <text:p>0</text:p>
          </table:table-cell>
          <table:table-cell table:formula="of:=[.BQ26]+[.BQ27]" office:value-type="float" office:value="0" calcext:value-type="float">
            <text:p>0</text:p>
          </table:table-cell>
          <table:table-cell table:formula="of:=[.BR26]+[.BR27]" office:value-type="float" office:value="0" calcext:value-type="float">
            <text:p>0</text:p>
          </table:table-cell>
          <table:table-cell table:formula="of:=[.BS26]+[.BS27]" office:value-type="float" office:value="0" calcext:value-type="float">
            <text:p>0</text:p>
          </table:table-cell>
          <table:table-cell table:formula="of:=[.BT26]+[.BT27]" office:value-type="float" office:value="0" calcext:value-type="float">
            <text:p>0</text:p>
          </table:table-cell>
          <table:table-cell table:formula="of:=[.BU26]+[.BU27]" office:value-type="float" office:value="0" calcext:value-type="float">
            <text:p>0</text:p>
          </table:table-cell>
          <table:table-cell table:formula="of:=[.BV26]+[.BV27]" office:value-type="float" office:value="0" calcext:value-type="float">
            <text:p>0</text:p>
          </table:table-cell>
          <table:table-cell table:formula="of:=[.BW26]+[.BW27]" office:value-type="float" office:value="0" calcext:value-type="float">
            <text:p>0</text:p>
          </table:table-cell>
          <table:table-cell table:formula="of:=[.BX26]+[.BX27]" office:value-type="float" office:value="0" calcext:value-type="float">
            <text:p>0</text:p>
          </table:table-cell>
          <table:table-cell table:formula="of:=[.BY26]+[.BY27]" office:value-type="float" office:value="0" calcext:value-type="float">
            <text:p>0</text:p>
          </table:table-cell>
          <table:table-cell table:formula="of:=[.BZ26]+[.BZ27]" office:value-type="float" office:value="0" calcext:value-type="float">
            <text:p>0</text:p>
          </table:table-cell>
          <table:table-cell table:formula="of:=[.CA26]+[.CA27]" office:value-type="float" office:value="0" calcext:value-type="float">
            <text:p>0</text:p>
          </table:table-cell>
          <table:table-cell table:formula="of:=[.CB26]+[.CB27]" office:value-type="float" office:value="0" calcext:value-type="float">
            <text:p>0</text:p>
          </table:table-cell>
          <table:table-cell table:formula="of:=[.CC26]+[.CC27]" office:value-type="float" office:value="0" calcext:value-type="float">
            <text:p>0</text:p>
          </table:table-cell>
          <table:table-cell table:formula="of:=[.CD26]+[.CD27]" office:value-type="float" office:value="0" calcext:value-type="float">
            <text:p>0</text:p>
          </table:table-cell>
          <table:table-cell table:formula="of:=[.CE26]+[.CE27]" office:value-type="float" office:value="0" calcext:value-type="float">
            <text:p>0</text:p>
          </table:table-cell>
          <table:table-cell table:formula="of:=[.CF26]+[.CF27]" office:value-type="float" office:value="0" calcext:value-type="float">
            <text:p>0</text:p>
          </table:table-cell>
          <table:table-cell table:formula="of:=[.CG26]+[.CG27]" office:value-type="float" office:value="0" calcext:value-type="float">
            <text:p>0</text:p>
          </table:table-cell>
          <table:table-cell table:formula="of:=[.CH26]+[.CH27]" office:value-type="float" office:value="0" calcext:value-type="float">
            <text:p>0</text:p>
          </table:table-cell>
          <table:table-cell table:formula="of:=[.CI26]+[.CI27]" office:value-type="float" office:value="0" calcext:value-type="float">
            <text:p>0</text:p>
          </table:table-cell>
          <table:table-cell table:formula="of:=[.CJ26]+[.CJ27]" office:value-type="float" office:value="0" calcext:value-type="float">
            <text:p>0</text:p>
          </table:table-cell>
          <table:table-cell table:formula="of:=[.CK26]+[.CK27]" office:value-type="float" office:value="0" calcext:value-type="float">
            <text:p>0</text:p>
          </table:table-cell>
          <table:table-cell table:formula="of:=[.CL26]+[.CL27]" office:value-type="float" office:value="0" calcext:value-type="float">
            <text:p>0</text:p>
          </table:table-cell>
          <table:table-cell table:formula="of:=[.CM26]+[.CM27]" office:value-type="float" office:value="0" calcext:value-type="float">
            <text:p>0</text:p>
          </table:table-cell>
          <table:table-cell table:formula="of:=[.CN26]+[.CN27]" office:value-type="float" office:value="0" calcext:value-type="float">
            <text:p>0</text:p>
          </table:table-cell>
          <table:table-cell table:formula="of:=[.CO26]+[.CO27]" office:value-type="float" office:value="0" calcext:value-type="float">
            <text:p>0</text:p>
          </table:table-cell>
          <table:table-cell table:formula="of:=[.CP26]+[.CP27]" office:value-type="float" office:value="0" calcext:value-type="float">
            <text:p>0</text:p>
          </table:table-cell>
          <table:table-cell table:formula="of:=[.CQ26]+[.CQ27]" office:value-type="float" office:value="0" calcext:value-type="float">
            <text:p>0</text:p>
          </table:table-cell>
          <table:table-cell table:formula="of:=[.CR26]+[.CR27]" office:value-type="float" office:value="0" calcext:value-type="float">
            <text:p>0</text:p>
          </table:table-cell>
          <table:table-cell table:formula="of:=[.CS26]+[.CS27]" office:value-type="float" office:value="0" calcext:value-type="float">
            <text:p>0</text:p>
          </table:table-cell>
          <table:table-cell table:formula="of:=[.CT26]+[.CT27]" office:value-type="float" office:value="0" calcext:value-type="float">
            <text:p>0</text:p>
          </table:table-cell>
          <table:table-cell table:formula="of:=[.CU26]+[.CU27]" office:value-type="float" office:value="0" calcext:value-type="float">
            <text:p>0</text:p>
          </table:table-cell>
          <table:table-cell table:formula="of:=[.CV26]+[.CV27]" office:value-type="float" office:value="0" calcext:value-type="float">
            <text:p>0</text:p>
          </table:table-cell>
          <table:table-cell table:formula="of:=[.CW26]+[.CW27]" office:value-type="float" office:value="0" calcext:value-type="float">
            <text:p>0</text:p>
          </table:table-cell>
          <table:table-cell table:formula="of:=[.CX26]+[.CX27]" office:value-type="float" office:value="0" calcext:value-type="float">
            <text:p>0</text:p>
          </table:table-cell>
          <table:table-cell table:formula="of:=[.CY26]+[.CY27]" office:value-type="float" office:value="0" calcext:value-type="float">
            <text:p>0</text:p>
          </table:table-cell>
          <table:table-cell table:formula="of:=[.CZ26]+[.CZ27]" office:value-type="float" office:value="0" calcext:value-type="float">
            <text:p>0</text:p>
          </table:table-cell>
          <table:table-cell table:formula="of:=[.DA26]+[.DA27]" office:value-type="float" office:value="0" calcext:value-type="float">
            <text:p>0</text:p>
          </table:table-cell>
          <table:table-cell table:formula="of:=[.DB26]+[.DB27]" office:value-type="float" office:value="0" calcext:value-type="float">
            <text:p>0</text:p>
          </table:table-cell>
          <table:table-cell table:formula="of:=[.DC26]+[.DC27]" office:value-type="float" office:value="0" calcext:value-type="float">
            <text:p>0</text:p>
          </table:table-cell>
          <table:table-cell table:formula="of:=[.DD26]+[.DD27]" office:value-type="float" office:value="0" calcext:value-type="float">
            <text:p>0</text:p>
          </table:table-cell>
          <table:table-cell table:formula="of:=[.DE26]+[.DE27]" office:value-type="float" office:value="0" calcext:value-type="float">
            <text:p>0</text:p>
          </table:table-cell>
          <table:table-cell table:formula="of:=[.DF26]+[.DF27]" office:value-type="float" office:value="0" calcext:value-type="float">
            <text:p>0</text:p>
          </table:table-cell>
          <table:table-cell table:formula="of:=[.DG26]+[.DG27]" office:value-type="float" office:value="0" calcext:value-type="float">
            <text:p>0</text:p>
          </table:table-cell>
          <table:table-cell table:formula="of:=[.DH26]+[.DH27]" office:value-type="float" office:value="0" calcext:value-type="float">
            <text:p>0</text:p>
          </table:table-cell>
          <table:table-cell table:formula="of:=[.DI26]+[.DI27]" office:value-type="float" office:value="0" calcext:value-type="float">
            <text:p>0</text:p>
          </table:table-cell>
          <table:table-cell table:formula="of:=[.DJ26]+[.DJ27]" office:value-type="float" office:value="0" calcext:value-type="float">
            <text:p>0</text:p>
          </table:table-cell>
          <table:table-cell table:formula="of:=[.DK26]+[.DK27]" office:value-type="float" office:value="0" calcext:value-type="float">
            <text:p>0</text:p>
          </table:table-cell>
          <table:table-cell table:formula="of:=[.DL26]+[.DL27]" office:value-type="float" office:value="0" calcext:value-type="float">
            <text:p>0</text:p>
          </table:table-cell>
          <table:table-cell table:formula="of:=[.DM26]+[.DM27]" office:value-type="float" office:value="0" calcext:value-type="float">
            <text:p>0</text:p>
          </table:table-cell>
          <table:table-cell table:formula="of:=[.DN26]+[.DN27]" office:value-type="float" office:value="0" calcext:value-type="float">
            <text:p>0</text:p>
          </table:table-cell>
          <table:table-cell table:formula="of:=[.DO26]+[.DO27]" office:value-type="float" office:value="0" calcext:value-type="float">
            <text:p>0</text:p>
          </table:table-cell>
          <table:table-cell table:formula="of:=[.DP26]+[.DP27]" office:value-type="float" office:value="0" calcext:value-type="float">
            <text:p>0</text:p>
          </table:table-cell>
          <table:table-cell table:formula="of:=[.DQ26]+[.DQ27]" office:value-type="float" office:value="0" calcext:value-type="float">
            <text:p>0</text:p>
          </table:table-cell>
          <table:table-cell table:formula="of:=[.DR26]+[.DR27]" office:value-type="float" office:value="0" calcext:value-type="float">
            <text:p>0</text:p>
          </table:table-cell>
          <table:table-cell table:formula="of:=[.DS26]+[.DS27]" office:value-type="float" office:value="0" calcext:value-type="float">
            <text:p>0</text:p>
          </table:table-cell>
          <table:table-cell table:formula="of:=[.DT26]+[.DT27]" office:value-type="float" office:value="0" calcext:value-type="float">
            <text:p>0</text:p>
          </table:table-cell>
          <table:table-cell table:formula="of:=[.DU26]+[.DU27]" office:value-type="float" office:value="0" calcext:value-type="float">
            <text:p>0</text:p>
          </table:table-cell>
          <table:table-cell table:formula="of:=[.DV26]+[.DV27]" office:value-type="float" office:value="0" calcext:value-type="float">
            <text:p>0</text:p>
          </table:table-cell>
          <table:table-cell table:formula="of:=[.DW26]+[.DW27]" office:value-type="float" office:value="0" calcext:value-type="float">
            <text:p>0</text:p>
          </table:table-cell>
          <table:table-cell table:formula="of:=[.DX26]+[.DX27]" office:value-type="float" office:value="0" calcext:value-type="float">
            <text:p>0</text:p>
          </table:table-cell>
          <table:table-cell table:formula="of:=[.DY26]+[.DY27]" office:value-type="float" office:value="0" calcext:value-type="float">
            <text:p>0</text:p>
          </table:table-cell>
          <table:table-cell table:formula="of:=[.DZ26]+[.DZ27]" office:value-type="float" office:value="0" calcext:value-type="float">
            <text:p>0</text:p>
          </table:table-cell>
          <table:table-cell table:formula="of:=[.EA26]+[.EA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26]-[.B27]" office:value-type="float" office:value="0" calcext:value-type="float">
            <text:p>0</text:p>
          </table:table-cell>
          <table:table-cell table:formula="of:=[.C26]-[.C27]" office:value-type="float" office:value="25.9175170953614" calcext:value-type="float">
            <text:p>25.9175170953614</text:p>
          </table:table-cell>
          <table:table-cell table:formula="of:=[.D26]-[.D27]" office:value-type="float" office:value="33.2032504726431" calcext:value-type="float">
            <text:p>33.2032504726431</text:p>
          </table:table-cell>
          <table:table-cell table:formula="of:=[.E26]-[.E27]" office:value-type="float" office:value="38.1252572114472" calcext:value-type="float">
            <text:p>38.1252572114472</text:p>
          </table:table-cell>
          <table:table-cell table:formula="of:=[.F26]-[.F27]" office:value-type="float" office:value="40.1252572114472" calcext:value-type="float">
            <text:p>40.1252572114472</text:p>
          </table:table-cell>
          <table:table-cell table:formula="of:=[.G26]-[.G27]" office:value-type="float" office:value="43.1252572114472" calcext:value-type="float">
            <text:p>43.1252572114472</text:p>
          </table:table-cell>
          <table:table-cell table:formula="of:=[.H26]-[.H27]" office:value-type="float" office:value="43.1252572114472" calcext:value-type="float">
            <text:p>43.1252572114472</text:p>
          </table:table-cell>
          <table:table-cell table:formula="of:=[.I26]-[.I27]" office:value-type="float" office:value="43.2032504726431" calcext:value-type="float">
            <text:p>43.2032504726431</text:p>
          </table:table-cell>
          <table:table-cell table:formula="of:=[.J26]-[.J27]" office:value-type="float" office:value="45.1220248211454" calcext:value-type="float">
            <text:p>45.1220248211454</text:p>
          </table:table-cell>
          <table:table-cell table:formula="of:=[.K26]-[.K27]" office:value-type="float" office:value="47.8377223398316" calcext:value-type="float">
            <text:p>47.8377223398316</text:p>
          </table:table-cell>
          <table:table-cell table:formula="of:=[.L26]-[.L27]" office:value-type="float" office:value="47.6408734209623" calcext:value-type="float">
            <text:p>47.6408734209623</text:p>
          </table:table-cell>
          <table:table-cell table:formula="of:=[.M26]-[.M27]" office:value-type="float" office:value="47.6408734209623" calcext:value-type="float">
            <text:p>47.6408734209623</text:p>
          </table:table-cell>
          <table:table-cell table:formula="of:=[.N26]-[.N27]" office:value-type="float" office:value="47.1695410846035" calcext:value-type="float">
            <text:p>47.1695410846035</text:p>
          </table:table-cell>
          <table:table-cell table:formula="of:=[.O26]-[.O27]" office:value-type="float" office:value="46.6074434901121" calcext:value-type="float">
            <text:p>46.6074434901121</text:p>
          </table:table-cell>
          <table:table-cell table:formula="of:=[.P26]-[.P27]" office:value-type="float" office:value="48.2032504726431" calcext:value-type="float">
            <text:p>48.2032504726431</text:p>
          </table:table-cell>
          <table:table-cell table:formula="of:=[.Q26]-[.Q27]" office:value-type="float" office:value="47.6408734209623" calcext:value-type="float">
            <text:p>47.6408734209623</text:p>
          </table:table-cell>
          <table:table-cell table:formula="of:=[.R26]-[.R27]" office:value-type="float" office:value="45.702490956358" calcext:value-type="float">
            <text:p>45.702490956358</text:p>
          </table:table-cell>
          <table:table-cell table:formula="of:=[.S26]-[.S27]" office:value-type="float" office:value="44.8536370284714" calcext:value-type="float">
            <text:p>44.8536370284714</text:p>
          </table:table-cell>
          <table:table-cell table:formula="of:=[.T26]-[.T27]" office:value-type="float" office:value="44.4171941139562" calcext:value-type="float">
            <text:p>44.4171941139562</text:p>
          </table:table-cell>
          <table:table-cell table:formula="of:=[.U26]-[.U27]" office:value-type="float" office:value="43.3333333333333" calcext:value-type="float">
            <text:p>43.3333333333333</text:p>
          </table:table-cell>
          <table:table-cell table:formula="of:=[.V26]-[.V27]" office:value-type="float" office:value="41.0278294095134" calcext:value-type="float">
            <text:p>41.0278294095134</text:p>
          </table:table-cell>
          <table:table-cell table:formula="of:=[.W26]-[.W27]" office:value-type="float" office:value="40.2416722148271" calcext:value-type="float">
            <text:p>40.2416722148271</text:p>
          </table:table-cell>
          <table:table-cell table:formula="of:=[.X26]-[.X27]" office:value-type="float" office:value="37.2543116269053" calcext:value-type="float">
            <text:p>37.2543116269053</text:p>
          </table:table-cell>
          <table:table-cell table:formula="of:=[.Y26]-[.Y27]" office:value-type="float" office:value="34.9538457182188" calcext:value-type="float">
            <text:p>34.9538457182188</text:p>
          </table:table-cell>
          <table:table-cell table:formula="of:=[.Z26]-[.Z27]" office:value-type="float" office:value="28.2540333075852" calcext:value-type="float">
            <text:p>28.2540333075852</text:p>
          </table:table-cell>
          <table:table-cell table:formula="of:=[.AA26]-[.AA27]" office:value-type="float" office:value="24.594305849579" calcext:value-type="float">
            <text:p>24.594305849579</text:p>
          </table:table-cell>
          <table:table-cell table:formula="of:=[.AB26]-[.AB27]" office:value-type="float" office:value="18.4861207428001" calcext:value-type="float">
            <text:p>18.4861207428001</text:p>
          </table:table-cell>
          <table:table-cell table:formula="of:=[.AC26]-[.AC27]" office:value-type="float" office:value="16.4065009452862" calcext:value-type="float">
            <text:p>16.4065009452862</text:p>
          </table:table-cell>
          <table:table-cell table:formula="of:=[.AD26]-[.AD27]" office:value-type="float" office:value="10.5010288457889" calcext:value-type="float">
            <text:p>10.5010288457889</text:p>
          </table:table-cell>
          <table:table-cell table:formula="of:=[.AE26]-[.AE27]" office:value-type="float" office:value="5.88455915440416" calcext:value-type="float">
            <text:p>5.88455915440416</text:p>
          </table:table-cell>
          <table:table-cell table:formula="of:=[.AF26]-[.AF27]" office:value-type="float" office:value="3.45299461620748" calcext:value-type="float">
            <text:p>3.45299461620748</text:p>
          </table:table-cell>
          <table:table-cell table:formula="of:=[.AG26]-[.AG27]" office:value-type="float" office:value="1.16784043380077" calcext:value-type="float">
            <text:p>1.16784043380077</text:p>
          </table:table-cell>
          <table:table-cell table:formula="of:=[.AH26]-[.AH27]" office:value-type="float" office:value="1.33908216920704" calcext:value-type="float">
            <text:p>1.33908216920704</text:p>
          </table:table-cell>
          <table:table-cell table:formula="of:=[.AI26]-[.AI27]" office:value-type="float" office:value="-0.99205898780101" calcext:value-type="float">
            <text:p>-0.99205898780101</text:p>
          </table:table-cell>
          <table:table-cell table:formula="of:=[.AJ26]-[.AJ27]" office:value-type="float" office:value="-1.66666666666667" calcext:value-type="float">
            <text:p>-1.66666666666667</text:p>
          </table:table-cell>
          <table:table-cell table:formula="of:=[.AK26]-[.AK27]" office:value-type="float" office:value="-2.35912657903775" calcext:value-type="float">
            <text:p>-2.35912657903775</text:p>
          </table:table-cell>
          <table:table-cell table:formula="of:=[.AL26]-[.AL27]" office:value-type="float" office:value="-2.83045891539648" calcext:value-type="float">
            <text:p>-2.83045891539648</text:p>
          </table:table-cell>
          <table:table-cell table:formula="of:=[.AM26]-[.AM27]" office:value-type="float" office:value="-1.10818510677892" calcext:value-type="float">
            <text:p>-1.10818510677892</text:p>
          </table:table-cell>
          <table:table-cell table:formula="of:=[.AN26]-[.AN27]" office:value-type="float" office:value="-1.08113883008419" calcext:value-type="float">
            <text:p>-1.08113883008419</text:p>
          </table:table-cell>
          <table:table-cell table:formula="of:=[.AO26]-[.AO27]" office:value-type="float" office:value="-1.08113883008419" calcext:value-type="float">
            <text:p>-1.08113883008419</text:p>
          </table:table-cell>
          <table:table-cell table:formula="of:=[.AP26]-[.AP27]" office:value-type="float" office:value="-1.08113883008419" calcext:value-type="float">
            <text:p>-1.08113883008419</text:p>
          </table:table-cell>
          <table:table-cell table:formula="of:=[.AQ26]-[.AQ27]" office:value-type="float" office:value="-1.08113883008419" calcext:value-type="float">
            <text:p>-1.08113883008419</text:p>
          </table:table-cell>
          <table:table-cell table:formula="of:=[.AR26]-[.AR27]" office:value-type="float" office:value="-1.08113883008419" calcext:value-type="float">
            <text:p>-1.08113883008419</text:p>
          </table:table-cell>
          <table:table-cell table:formula="of:=[.AS26]-[.AS27]" office:value-type="float" office:value="0" calcext:value-type="float">
            <text:p>0</text:p>
          </table:table-cell>
          <table:table-cell table:formula="of:=[.AT26]-[.AT27]" office:value-type="float" office:value="0" calcext:value-type="float">
            <text:p>0</text:p>
          </table:table-cell>
          <table:table-cell table:formula="of:=[.AU26]-[.AU27]" office:value-type="float" office:value="0" calcext:value-type="float">
            <text:p>0</text:p>
          </table:table-cell>
          <table:table-cell table:formula="of:=[.AV26]-[.AV27]" office:value-type="float" office:value="0" calcext:value-type="float">
            <text:p>0</text:p>
          </table:table-cell>
          <table:table-cell table:formula="of:=[.AW26]-[.AW27]" office:value-type="float" office:value="0" calcext:value-type="float">
            <text:p>0</text:p>
          </table:table-cell>
          <table:table-cell table:formula="of:=[.AX26]-[.AX27]" office:value-type="float" office:value="0" calcext:value-type="float">
            <text:p>0</text:p>
          </table:table-cell>
          <table:table-cell table:formula="of:=[.AY26]-[.AY27]" office:value-type="float" office:value="0" calcext:value-type="float">
            <text:p>0</text:p>
          </table:table-cell>
          <table:table-cell table:formula="of:=[.AZ26]-[.AZ27]" office:value-type="float" office:value="0" calcext:value-type="float">
            <text:p>0</text:p>
          </table:table-cell>
          <table:table-cell table:formula="of:=[.BA26]-[.BA27]" office:value-type="float" office:value="0" calcext:value-type="float">
            <text:p>0</text:p>
          </table:table-cell>
          <table:table-cell table:formula="of:=[.BB26]-[.BB27]" office:value-type="float" office:value="0" calcext:value-type="float">
            <text:p>0</text:p>
          </table:table-cell>
          <table:table-cell table:formula="of:=[.BC26]-[.BC27]" office:value-type="float" office:value="0" calcext:value-type="float">
            <text:p>0</text:p>
          </table:table-cell>
          <table:table-cell table:formula="of:=[.BD26]-[.BD27]" office:value-type="float" office:value="0" calcext:value-type="float">
            <text:p>0</text:p>
          </table:table-cell>
          <table:table-cell table:formula="of:=[.BE26]-[.BE27]" office:value-type="float" office:value="0" calcext:value-type="float">
            <text:p>0</text:p>
          </table:table-cell>
          <table:table-cell table:formula="of:=[.BF26]-[.BF27]" office:value-type="float" office:value="0" calcext:value-type="float">
            <text:p>0</text:p>
          </table:table-cell>
          <table:table-cell table:formula="of:=[.BG26]-[.BG27]" office:value-type="float" office:value="0" calcext:value-type="float">
            <text:p>0</text:p>
          </table:table-cell>
          <table:table-cell table:formula="of:=[.BH26]-[.BH27]" office:value-type="float" office:value="0" calcext:value-type="float">
            <text:p>0</text:p>
          </table:table-cell>
          <table:table-cell table:formula="of:=[.BI26]-[.BI27]" office:value-type="float" office:value="0" calcext:value-type="float">
            <text:p>0</text:p>
          </table:table-cell>
          <table:table-cell table:formula="of:=[.BJ26]-[.BJ27]" office:value-type="float" office:value="0" calcext:value-type="float">
            <text:p>0</text:p>
          </table:table-cell>
          <table:table-cell table:formula="of:=[.BK26]-[.BK27]" office:value-type="float" office:value="0" calcext:value-type="float">
            <text:p>0</text:p>
          </table:table-cell>
          <table:table-cell table:formula="of:=[.BL26]-[.BL27]" office:value-type="float" office:value="0" calcext:value-type="float">
            <text:p>0</text:p>
          </table:table-cell>
          <table:table-cell table:formula="of:=[.BM26]-[.BM27]" office:value-type="float" office:value="0" calcext:value-type="float">
            <text:p>0</text:p>
          </table:table-cell>
          <table:table-cell table:formula="of:=[.BN26]-[.BN27]" office:value-type="float" office:value="0" calcext:value-type="float">
            <text:p>0</text:p>
          </table:table-cell>
          <table:table-cell table:formula="of:=[.BO26]-[.BO27]" office:value-type="float" office:value="0" calcext:value-type="float">
            <text:p>0</text:p>
          </table:table-cell>
          <table:table-cell table:formula="of:=[.BP26]-[.BP27]" office:value-type="float" office:value="0" calcext:value-type="float">
            <text:p>0</text:p>
          </table:table-cell>
          <table:table-cell table:formula="of:=[.BQ26]-[.BQ27]" office:value-type="float" office:value="0" calcext:value-type="float">
            <text:p>0</text:p>
          </table:table-cell>
          <table:table-cell table:formula="of:=[.BR26]-[.BR27]" office:value-type="float" office:value="0" calcext:value-type="float">
            <text:p>0</text:p>
          </table:table-cell>
          <table:table-cell table:formula="of:=[.BS26]-[.BS27]" office:value-type="float" office:value="0" calcext:value-type="float">
            <text:p>0</text:p>
          </table:table-cell>
          <table:table-cell table:formula="of:=[.BT26]-[.BT27]" office:value-type="float" office:value="0" calcext:value-type="float">
            <text:p>0</text:p>
          </table:table-cell>
          <table:table-cell table:formula="of:=[.BU26]-[.BU27]" office:value-type="float" office:value="0" calcext:value-type="float">
            <text:p>0</text:p>
          </table:table-cell>
          <table:table-cell table:formula="of:=[.BV26]-[.BV27]" office:value-type="float" office:value="0" calcext:value-type="float">
            <text:p>0</text:p>
          </table:table-cell>
          <table:table-cell table:formula="of:=[.BW26]-[.BW27]" office:value-type="float" office:value="0" calcext:value-type="float">
            <text:p>0</text:p>
          </table:table-cell>
          <table:table-cell table:formula="of:=[.BX26]-[.BX27]" office:value-type="float" office:value="0" calcext:value-type="float">
            <text:p>0</text:p>
          </table:table-cell>
          <table:table-cell table:formula="of:=[.BY26]-[.BY27]" office:value-type="float" office:value="0" calcext:value-type="float">
            <text:p>0</text:p>
          </table:table-cell>
          <table:table-cell table:formula="of:=[.BZ26]-[.BZ27]" office:value-type="float" office:value="0" calcext:value-type="float">
            <text:p>0</text:p>
          </table:table-cell>
          <table:table-cell table:formula="of:=[.CA26]-[.CA27]" office:value-type="float" office:value="0" calcext:value-type="float">
            <text:p>0</text:p>
          </table:table-cell>
          <table:table-cell table:formula="of:=[.CB26]-[.CB27]" office:value-type="float" office:value="0" calcext:value-type="float">
            <text:p>0</text:p>
          </table:table-cell>
          <table:table-cell table:formula="of:=[.CC26]-[.CC27]" office:value-type="float" office:value="0" calcext:value-type="float">
            <text:p>0</text:p>
          </table:table-cell>
          <table:table-cell table:formula="of:=[.CD26]-[.CD27]" office:value-type="float" office:value="0" calcext:value-type="float">
            <text:p>0</text:p>
          </table:table-cell>
          <table:table-cell table:formula="of:=[.CE26]-[.CE27]" office:value-type="float" office:value="0" calcext:value-type="float">
            <text:p>0</text:p>
          </table:table-cell>
          <table:table-cell table:formula="of:=[.CF26]-[.CF27]" office:value-type="float" office:value="0" calcext:value-type="float">
            <text:p>0</text:p>
          </table:table-cell>
          <table:table-cell table:formula="of:=[.CG26]-[.CG27]" office:value-type="float" office:value="0" calcext:value-type="float">
            <text:p>0</text:p>
          </table:table-cell>
          <table:table-cell table:formula="of:=[.CH26]-[.CH27]" office:value-type="float" office:value="0" calcext:value-type="float">
            <text:p>0</text:p>
          </table:table-cell>
          <table:table-cell table:formula="of:=[.CI26]-[.CI27]" office:value-type="float" office:value="0" calcext:value-type="float">
            <text:p>0</text:p>
          </table:table-cell>
          <table:table-cell table:formula="of:=[.CJ26]-[.CJ27]" office:value-type="float" office:value="0" calcext:value-type="float">
            <text:p>0</text:p>
          </table:table-cell>
          <table:table-cell table:formula="of:=[.CK26]-[.CK27]" office:value-type="float" office:value="0" calcext:value-type="float">
            <text:p>0</text:p>
          </table:table-cell>
          <table:table-cell table:formula="of:=[.CL26]-[.CL27]" office:value-type="float" office:value="0" calcext:value-type="float">
            <text:p>0</text:p>
          </table:table-cell>
          <table:table-cell table:formula="of:=[.CM26]-[.CM27]" office:value-type="float" office:value="0" calcext:value-type="float">
            <text:p>0</text:p>
          </table:table-cell>
          <table:table-cell table:formula="of:=[.CN26]-[.CN27]" office:value-type="float" office:value="0" calcext:value-type="float">
            <text:p>0</text:p>
          </table:table-cell>
          <table:table-cell table:formula="of:=[.CO26]-[.CO27]" office:value-type="float" office:value="0" calcext:value-type="float">
            <text:p>0</text:p>
          </table:table-cell>
          <table:table-cell table:formula="of:=[.CP26]-[.CP27]" office:value-type="float" office:value="0" calcext:value-type="float">
            <text:p>0</text:p>
          </table:table-cell>
          <table:table-cell table:formula="of:=[.CQ26]-[.CQ27]" office:value-type="float" office:value="0" calcext:value-type="float">
            <text:p>0</text:p>
          </table:table-cell>
          <table:table-cell table:formula="of:=[.CR26]-[.CR27]" office:value-type="float" office:value="0" calcext:value-type="float">
            <text:p>0</text:p>
          </table:table-cell>
          <table:table-cell table:formula="of:=[.CS26]-[.CS27]" office:value-type="float" office:value="0" calcext:value-type="float">
            <text:p>0</text:p>
          </table:table-cell>
          <table:table-cell table:formula="of:=[.CT26]-[.CT27]" office:value-type="float" office:value="0" calcext:value-type="float">
            <text:p>0</text:p>
          </table:table-cell>
          <table:table-cell table:formula="of:=[.CU26]-[.CU27]" office:value-type="float" office:value="0" calcext:value-type="float">
            <text:p>0</text:p>
          </table:table-cell>
          <table:table-cell table:formula="of:=[.CV26]-[.CV27]" office:value-type="float" office:value="0" calcext:value-type="float">
            <text:p>0</text:p>
          </table:table-cell>
          <table:table-cell table:formula="of:=[.CW26]-[.CW27]" office:value-type="float" office:value="0" calcext:value-type="float">
            <text:p>0</text:p>
          </table:table-cell>
          <table:table-cell table:formula="of:=[.CX26]-[.CX27]" office:value-type="float" office:value="0" calcext:value-type="float">
            <text:p>0</text:p>
          </table:table-cell>
          <table:table-cell table:formula="of:=[.CY26]-[.CY27]" office:value-type="float" office:value="0" calcext:value-type="float">
            <text:p>0</text:p>
          </table:table-cell>
          <table:table-cell table:formula="of:=[.CZ26]-[.CZ27]" office:value-type="float" office:value="0" calcext:value-type="float">
            <text:p>0</text:p>
          </table:table-cell>
          <table:table-cell table:formula="of:=[.DA26]-[.DA27]" office:value-type="float" office:value="0" calcext:value-type="float">
            <text:p>0</text:p>
          </table:table-cell>
          <table:table-cell table:formula="of:=[.DB26]-[.DB27]" office:value-type="float" office:value="0" calcext:value-type="float">
            <text:p>0</text:p>
          </table:table-cell>
          <table:table-cell table:formula="of:=[.DC26]-[.DC27]" office:value-type="float" office:value="0" calcext:value-type="float">
            <text:p>0</text:p>
          </table:table-cell>
          <table:table-cell table:formula="of:=[.DD26]-[.DD27]" office:value-type="float" office:value="0" calcext:value-type="float">
            <text:p>0</text:p>
          </table:table-cell>
          <table:table-cell table:formula="of:=[.DE26]-[.DE27]" office:value-type="float" office:value="0" calcext:value-type="float">
            <text:p>0</text:p>
          </table:table-cell>
          <table:table-cell table:formula="of:=[.DF26]-[.DF27]" office:value-type="float" office:value="0" calcext:value-type="float">
            <text:p>0</text:p>
          </table:table-cell>
          <table:table-cell table:formula="of:=[.DG26]-[.DG27]" office:value-type="float" office:value="0" calcext:value-type="float">
            <text:p>0</text:p>
          </table:table-cell>
          <table:table-cell table:formula="of:=[.DH26]-[.DH27]" office:value-type="float" office:value="0" calcext:value-type="float">
            <text:p>0</text:p>
          </table:table-cell>
          <table:table-cell table:formula="of:=[.DI26]-[.DI27]" office:value-type="float" office:value="0" calcext:value-type="float">
            <text:p>0</text:p>
          </table:table-cell>
          <table:table-cell table:formula="of:=[.DJ26]-[.DJ27]" office:value-type="float" office:value="0" calcext:value-type="float">
            <text:p>0</text:p>
          </table:table-cell>
          <table:table-cell table:formula="of:=[.DK26]-[.DK27]" office:value-type="float" office:value="0" calcext:value-type="float">
            <text:p>0</text:p>
          </table:table-cell>
          <table:table-cell table:formula="of:=[.DL26]-[.DL27]" office:value-type="float" office:value="0" calcext:value-type="float">
            <text:p>0</text:p>
          </table:table-cell>
          <table:table-cell table:formula="of:=[.DM26]-[.DM27]" office:value-type="float" office:value="0" calcext:value-type="float">
            <text:p>0</text:p>
          </table:table-cell>
          <table:table-cell table:formula="of:=[.DN26]-[.DN27]" office:value-type="float" office:value="0" calcext:value-type="float">
            <text:p>0</text:p>
          </table:table-cell>
          <table:table-cell table:formula="of:=[.DO26]-[.DO27]" office:value-type="float" office:value="0" calcext:value-type="float">
            <text:p>0</text:p>
          </table:table-cell>
          <table:table-cell table:formula="of:=[.DP26]-[.DP27]" office:value-type="float" office:value="0" calcext:value-type="float">
            <text:p>0</text:p>
          </table:table-cell>
          <table:table-cell table:formula="of:=[.DQ26]-[.DQ27]" office:value-type="float" office:value="0" calcext:value-type="float">
            <text:p>0</text:p>
          </table:table-cell>
          <table:table-cell table:formula="of:=[.DR26]-[.DR27]" office:value-type="float" office:value="0" calcext:value-type="float">
            <text:p>0</text:p>
          </table:table-cell>
          <table:table-cell table:formula="of:=[.DS26]-[.DS27]" office:value-type="float" office:value="0" calcext:value-type="float">
            <text:p>0</text:p>
          </table:table-cell>
          <table:table-cell table:formula="of:=[.DT26]-[.DT27]" office:value-type="float" office:value="0" calcext:value-type="float">
            <text:p>0</text:p>
          </table:table-cell>
          <table:table-cell table:formula="of:=[.DU26]-[.DU27]" office:value-type="float" office:value="0" calcext:value-type="float">
            <text:p>0</text:p>
          </table:table-cell>
          <table:table-cell table:formula="of:=[.DV26]-[.DV27]" office:value-type="float" office:value="0" calcext:value-type="float">
            <text:p>0</text:p>
          </table:table-cell>
          <table:table-cell table:formula="of:=[.DW26]-[.DW27]" office:value-type="float" office:value="0" calcext:value-type="float">
            <text:p>0</text:p>
          </table:table-cell>
          <table:table-cell table:formula="of:=[.DX26]-[.DX27]" office:value-type="float" office:value="0" calcext:value-type="float">
            <text:p>0</text:p>
          </table:table-cell>
          <table:table-cell table:formula="of:=[.DY26]-[.DY27]" office:value-type="float" office:value="0" calcext:value-type="float">
            <text:p>0</text:p>
          </table:table-cell>
          <table:table-cell table:formula="of:=[.DZ26]-[.DZ27]" office:value-type="float" office:value="0" calcext:value-type="float">
            <text:p>0</text:p>
          </table:table-cell>
          <table:table-cell table:formula="of:=[.EA26]-[.EA27]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3" office:value-type="float" office:value="58.9285714285714" calcext:value-type="float">
            <text:p>58.928571428571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5.3571428571429" calcext:value-type="float">
            <text:p>55.3571428571429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62.5" calcext:value-type="float">
            <text:p>62.5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73.2142857142857" calcext:value-type="float">
            <text:p>73.214285714285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6.7857142857143" calcext:value-type="float">
            <text:p>76.7857142857143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9.2857142857143" calcext:value-type="float">
            <text:p>89.285714285714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3" office:value-type="float" office:value="94.6428571428571" calcext:value-type="float">
            <text:p>94.6428571428571</text:p>
          </table:table-cell>
          <table:table-cell office:value-type="float" office:value="96.4285714285714" calcext:value-type="float">
            <text:p>96.4285714285714</text:p>
          </table:table-cell>
          <table:table-cell office:value-type="float" office:value="98.2142857142857" calcext:value-type="float">
            <text:p>98.2142857142857</text:p>
          </table:table-cell>
          <table:table-cell table:number-columns-repeated="22" office:value-type="float" office:value="100" calcext:value-type="float">
            <text:p>100</text:p>
          </table:table-cell>
          <table:table-cell table:number-columns-repeated="6" office:value-type="float" office:value="98.2142857142857" calcext:value-type="float">
            <text:p>98.2142857142857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3" office:value-type="float" office:value="92.8571428571429" calcext:value-type="float">
            <text:p>92.8571428571429</text:p>
          </table:table-cell>
          <table:table-cell office:value-type="float" office:value="91.0714285714286" calcext:value-type="float">
            <text:p>91.0714285714286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11" office:value-type="float" office:value="87.5" calcext:value-type="float">
            <text:p>87.5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7" office:value-type="float" office:value="83.9285714285714" calcext:value-type="float">
            <text:p>83.9285714285714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9" office:value-type="float" office:value="89.2857142857143" calcext:value-type="float">
            <text:p>89.2857142857143</text:p>
          </table:table-cell>
          <table:table-cell table:number-columns-repeated="19" office:value-type="float" office:value="91.0714285714286" calcext:value-type="float">
            <text:p>91.0714285714286</text:p>
          </table:table-cell>
          <table:table-cell table:number-columns-repeated="4" office:value-type="float" office:value="92.8571428571429" calcext:value-type="float">
            <text:p>92.85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2" office:value-type="float" office:value="55.3571428571429" calcext:value-type="float">
            <text:p>55.3571428571429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1.7857142857143" calcext:value-type="float">
            <text:p>51.7857142857143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2.5" calcext:value-type="float">
            <text:p>62.5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3" office:value-type="float" office:value="67.8571428571429" calcext:value-type="float">
            <text:p>67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9.2857142857143" calcext:value-type="float">
            <text:p>89.2857142857143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94.6428571428571" calcext:value-type="float">
            <text:p>94.6428571428571</text:p>
          </table:table-cell>
          <table:table-cell office:value-type="float" office:value="96.4285714285714" calcext:value-type="float">
            <text:p>96.4285714285714</text:p>
          </table:table-cell>
          <table:table-cell office:value-type="float" office:value="98.2142857142857" calcext:value-type="float">
            <text:p>98.2142857142857</text:p>
          </table:table-cell>
          <table:table-cell table:number-columns-repeated="20" office:value-type="float" office:value="100" calcext:value-type="float">
            <text:p>100</text:p>
          </table:table-cell>
          <table:table-cell office:value-type="float" office:value="98.2142857142857" calcext:value-type="float">
            <text:p>98.2142857142857</text:p>
          </table:table-cell>
          <table:table-cell table:number-columns-repeated="2" office:value-type="float" office:value="96.4285714285714" calcext:value-type="float">
            <text:p>96.4285714285714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2.1428571428571" calcext:value-type="float">
            <text:p>82.1428571428571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3.9285714285714" calcext:value-type="float">
            <text:p>83.9285714285714</text:p>
          </table:table-cell>
          <table:table-cell table:number-columns-repeated="10" office:value-type="float" office:value="82.1428571428571" calcext:value-type="float">
            <text:p>82.1428571428571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73.2142857142857" calcext:value-type="float">
            <text:p>73.2142857142857</text:p>
          </table:table-cell>
          <table:table-cell table:number-columns-repeated="5" office:value-type="float" office:value="71.4285714285714" calcext:value-type="float">
            <text:p>71.4285714285714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2.5" calcext:value-type="float">
            <text:p>62.5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5" office:value-type="float" office:value="58.9285714285714" calcext:value-type="float">
            <text:p>58.9285714285714</text:p>
          </table:table-cell>
          <table:table-cell table:number-columns-repeated="2" office:value-type="float" office:value="60.7142857142857" calcext:value-type="float">
            <text:p>60.7142857142857</text:p>
          </table:table-cell>
          <table:table-cell office:value-type="float" office:value="62.5" calcext:value-type="float">
            <text:p>62.5</text:p>
          </table:table-cell>
          <table:table-cell table:number-columns-repeated="6" office:value-type="float" office:value="67.8571428571429" calcext:value-type="float">
            <text:p>67.8571428571429</text:p>
          </table:table-cell>
          <table:table-cell table:number-columns-repeated="3" office:value-type="float" office:value="69.6428571428571" calcext:value-type="float">
            <text:p>69.6428571428571</text:p>
          </table:table-cell>
          <table:table-cell table:number-columns-repeated="6" office:value-type="float" office:value="67.8571428571429" calcext:value-type="float">
            <text:p>67.8571428571429</text:p>
          </table:table-cell>
          <table:table-cell office:value-type="float" office:value="73.2142857142857" calcext:value-type="float">
            <text:p>73.2142857142857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3" office:value-type="float" office:value="78.5714285714286" calcext:value-type="float">
            <text:p>78.5714285714286</text:p>
          </table:table-cell>
          <table:table-cell table:number-columns-repeated="5" office:value-type="float" office:value="80.3571428571429" calcext:value-type="float">
            <text:p>80.3571428571429</text:p>
          </table:table-cell>
          <table:table-cell table:number-columns-repeated="2" office:value-type="float" office:value="82.1428571428571" calcext:value-type="float">
            <text:p>82.1428571428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51.7857142857143" calcext:value-type="float">
            <text:p>51.7857142857143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73.2142857142857" calcext:value-type="float">
            <text:p>73.2142857142857</text:p>
          </table:table-cell>
          <table:table-cell office:value-type="float" office:value="75" calcext:value-type="float">
            <text:p>75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7.5" calcext:value-type="float">
            <text:p>87.5</text:p>
          </table:table-cell>
          <table:table-cell office:value-type="float" office:value="89.2857142857143" calcext:value-type="float">
            <text:p>89.2857142857143</text:p>
          </table:table-cell>
          <table:table-cell office:value-type="float" office:value="91.0714285714286" calcext:value-type="float">
            <text:p>91.0714285714286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3" office:value-type="float" office:value="98.2142857142857" calcext:value-type="float">
            <text:p>98.2142857142857</text:p>
          </table:table-cell>
          <table:table-cell table:number-columns-repeated="28" office:value-type="float" office:value="100" calcext:value-type="float">
            <text:p>100</text:p>
          </table:table-cell>
          <table:table-cell table:number-columns-repeated="2" office:value-type="float" office:value="98.2142857142857" calcext:value-type="float">
            <text:p>98.2142857142857</text:p>
          </table:table-cell>
          <table:table-cell table:number-columns-repeated="8" office:value-type="float" office:value="94.6428571428571" calcext:value-type="float">
            <text:p>94.6428571428571</text:p>
          </table:table-cell>
          <table:table-cell table:number-columns-repeated="5" office:value-type="float" office:value="92.8571428571429" calcext:value-type="float">
            <text:p>92.8571428571429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table:number-columns-repeated="9" office:value-type="float" office:value="91.0714285714286" calcext:value-type="float">
            <text:p>91.0714285714286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7" office:value-type="float" office:value="87.5" calcext:value-type="float">
            <text:p>87.5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4" office:value-type="float" office:value="87.5" calcext:value-type="float">
            <text:p>87.5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5" office:value-type="float" office:value="87.5" calcext:value-type="float">
            <text:p>87.5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table:number-columns-repeated="3" office:value-type="float" office:value="91.0714285714286" calcext:value-type="float">
            <text:p>91.0714285714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2.5" calcext:value-type="float">
            <text:p>62.5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3" office:value-type="float" office:value="53.5714285714286" calcext:value-type="float">
            <text:p>53.5714285714286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64.2857142857143" calcext:value-type="float">
            <text:p>64.2857142857143</text:p>
          </table:table-cell>
          <table:table-cell office:value-type="float" office:value="69.6428571428571" calcext:value-type="float">
            <text:p>69.6428571428571</text:p>
          </table:table-cell>
          <table:table-cell table:number-columns-repeated="2" office:value-type="float" office:value="73.2142857142857" calcext:value-type="float">
            <text:p>73.2142857142857</text:p>
          </table:table-cell>
          <table:table-cell table:number-columns-repeated="2" office:value-type="float" office:value="82.1428571428571" calcext:value-type="float">
            <text:p>82.1428571428571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2" office:value-type="float" office:value="98.2142857142857" calcext:value-type="float">
            <text:p>98.214285714285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 office:value-type="float" office:value="98.2142857142857" calcext:value-type="float">
            <text:p>98.2142857142857</text:p>
          </table:table-cell>
          <table:table-cell table:number-columns-repeated="3" office:value-type="float" office:value="96.4285714285714" calcext:value-type="float">
            <text:p>96.4285714285714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office:value-type="float" office:value="91.0714285714286" calcext:value-type="float">
            <text:p>91.0714285714286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4" office:value-type="float" office:value="83.9285714285714" calcext:value-type="float">
            <text:p>83.9285714285714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76.7857142857143" calcext:value-type="float">
            <text:p>76.7857142857143</text:p>
          </table:table-cell>
          <table:table-cell table:number-columns-repeated="9" office:value-type="float" office:value="75" calcext:value-type="float">
            <text:p>75</text:p>
          </table:table-cell>
          <table:table-cell office:value-type="float" office:value="73.2142857142857" calcext:value-type="float">
            <text:p>73.2142857142857</text:p>
          </table:table-cell>
          <table:table-cell table:number-columns-repeated="3" office:value-type="float" office:value="71.4285714285714" calcext:value-type="float">
            <text:p>71.4285714285714</text:p>
          </table:table-cell>
          <table:table-cell table:number-columns-repeated="2" office:value-type="float" office:value="73.2142857142857" calcext:value-type="float">
            <text:p>73.2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table:number-columns-repeated="3" office:value-type="float" office:value="73.2142857142857" calcext:value-type="float">
            <text:p>73.2142857142857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76.7857142857143" calcext:value-type="float">
            <text:p>76.7857142857143</text:p>
          </table:table-cell>
          <table:table-cell table:number-columns-repeated="3" office:value-type="float" office:value="83.9285714285714" calcext:value-type="float">
            <text:p>83.9285714285714</text:p>
          </table:table-cell>
          <table:table-cell table:number-columns-repeated="8" office:value-type="float" office:value="85.7142857142857" calcext:value-type="float">
            <text:p>85.7142857142857</text:p>
          </table:table-cell>
          <table:table-cell office:value-type="float" office:value="83.9285714285714" calcext:value-type="float">
            <text:p>83.9285714285714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7.5" calcext:value-type="float">
            <text:p>87.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3" office:value-type="float" office:value="92.8571428571429" calcext:value-type="float">
            <text:p>92.8571428571429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5" office:value-type="float" office:value="89.2857142857143" calcext:value-type="float">
            <text:p>89.2857142857143</text:p>
          </table:table-cell>
          <table:table-cell table:number-columns-repeated="18" office:value-type="float" office:value="91.0714285714286" calcext:value-type="float">
            <text:p>91.0714285714286</text:p>
          </table:table-cell>
          <table:table-cell table:number-columns-repeated="5" office:value-type="float" office:value="92.8571428571429" calcext:value-type="float">
            <text:p>92.85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9285714285714" calcext:value-type="float">
            <text:p>58.9285714285714</text:p>
          </table:table-cell>
          <table:table-cell table:number-columns-repeated="2" office:value-type="float" office:value="55.3571428571429" calcext:value-type="float">
            <text:p>55.3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9285714285714" calcext:value-type="float">
            <text:p>58.9285714285714</text:p>
          </table:table-cell>
          <table:table-cell table:number-columns-repeated="3" office:value-type="float" office:value="60.7142857142857" calcext:value-type="float">
            <text:p>60.7142857142857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2.5" calcext:value-type="float">
            <text:p>62.5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73.2142857142857" calcext:value-type="float">
            <text:p>73.2142857142857</text:p>
          </table:table-cell>
          <table:table-cell office:value-type="float" office:value="76.7857142857143" calcext:value-type="float">
            <text:p>76.7857142857143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7.5" calcext:value-type="float">
            <text:p>87.5</text:p>
          </table:table-cell>
          <table:table-cell office:value-type="float" office:value="91.0714285714286" calcext:value-type="float">
            <text:p>91.0714285714286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2" office:value-type="float" office:value="96.4285714285714" calcext:value-type="float">
            <text:p>96.4285714285714</text:p>
          </table:table-cell>
          <table:table-cell table:number-columns-repeated="2" office:value-type="float" office:value="98.2142857142857" calcext:value-type="float">
            <text:p>98.2142857142857</text:p>
          </table:table-cell>
          <table:table-cell table:number-columns-repeated="24" office:value-type="float" office:value="100" calcext:value-type="float">
            <text:p>100</text:p>
          </table:table-cell>
          <table:table-cell table:number-columns-repeated="9" office:value-type="float" office:value="98.2142857142857" calcext:value-type="float">
            <text:p>98.2142857142857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table:number-columns-repeated="6" office:value-type="float" office:value="92.8571428571429" calcext:value-type="float">
            <text:p>92.8571428571429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table:number-columns-repeated="3" office:value-type="float" office:value="94.6428571428571" calcext:value-type="float">
            <text:p>94.6428571428571</text:p>
          </table:table-cell>
          <table:table-cell table:number-columns-repeated="3" office:value-type="float" office:value="92.8571428571429" calcext:value-type="float">
            <text:p>92.8571428571429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.2142857142857" calcext:value-type="float">
            <text:p>73.2142857142857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.6428571428571" calcext:value-type="float">
            <text:p>44.6428571428571</text:p>
          </table:table-cell>
          <table:table-cell table:number-columns-repeated="6" office:value-type="float" office:value="41.0714285714286" calcext:value-type="float">
            <text:p>41.0714285714286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33.9285714285714" calcext:value-type="float">
            <text:p>33.9285714285714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30.3571428571429" calcext:value-type="float">
            <text:p>30.3571428571429</text:p>
          </table:table-cell>
          <table:table-cell table:number-columns-repeated="2" office:value-type="float" office:value="26.7857142857143" calcext:value-type="float">
            <text:p>26.785714285714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3.2142857142857" calcext:value-type="float">
            <text:p>23.214285714285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.7857142857143" calcext:value-type="float">
            <text:p>26.7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0.3571428571429" calcext:value-type="float">
            <text:p>30.3571428571429</text:p>
          </table:table-cell>
          <table:table-cell office:value-type="float" office:value="32.1428571428571" calcext:value-type="float">
            <text:p>32.1428571428571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table:number-columns-repeated="2" office:value-type="float" office:value="33.9285714285714" calcext:value-type="float">
            <text:p>33.9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44.6428571428571" calcext:value-type="float">
            <text:p>44.6428571428571</text:p>
          </table:table-cell>
          <table:table-cell office:value-type="float" office:value="42.8571428571429" calcext:value-type="float">
            <text:p>42.85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.2857142857143" calcext:value-type="float">
            <text:p>39.2857142857143</text:p>
          </table:table-cell>
          <table:table-cell table:number-columns-repeated="3" office:value-type="float" office:value="53.5714285714286" calcext:value-type="float">
            <text:p>53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60.7142857142857" calcext:value-type="float">
            <text:p>60.7142857142857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3" office:value-type="float" office:value="58.9285714285714" calcext:value-type="float">
            <text:p>58.9285714285714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3.2142857142857" calcext:value-type="float">
            <text:p>73.2142857142857</text:p>
          </table:table-cell>
          <table:table-cell office:value-type="float" office:value="75" calcext:value-type="float">
            <text:p>75</text:p>
          </table:table-cell>
          <table:table-cell office:value-type="float" office:value="76.7857142857143" calcext:value-type="float">
            <text:p>76.7857142857143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office:value-type="float" office:value="96.4285714285714" calcext:value-type="float">
            <text:p>96.4285714285714</text:p>
          </table:table-cell>
          <table:table-cell office:value-type="float" office:value="98.2142857142857" calcext:value-type="float">
            <text:p>98.2142857142857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98.2142857142857" calcext:value-type="float">
            <text:p>98.2142857142857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80.3571428571429" calcext:value-type="float">
            <text:p>80.3571428571429</text:p>
          </table:table-cell>
          <table:table-cell table:number-columns-repeated="2" office:value-type="float" office:value="78.5714285714286" calcext:value-type="float">
            <text:p>78.5714285714286</text:p>
          </table:table-cell>
          <table:table-cell office:value-type="float" office:value="75" calcext:value-type="float">
            <text:p>7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3" office:value-type="float" office:value="69.6428571428571" calcext:value-type="float">
            <text:p>69.6428571428571</text:p>
          </table:table-cell>
          <table:table-cell table:number-columns-repeated="4" office:value-type="float" office:value="66.0714285714286" calcext:value-type="float">
            <text:p>66.0714285714286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0.7142857142857" calcext:value-type="float">
            <text:p>60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6" office:value-type="float" office:value="55.3571428571429" calcext:value-type="float">
            <text:p>55.3571428571429</text:p>
          </table:table-cell>
          <table:table-cell table:number-columns-repeated="5" office:value-type="float" office:value="53.5714285714286" calcext:value-type="float">
            <text:p>53.5714285714286</text:p>
          </table:table-cell>
          <table:table-cell office:value-type="float" office:value="51.7857142857143" calcext:value-type="float">
            <text:p>51.7857142857143</text:p>
          </table:table-cell>
          <table:table-cell office:value-type="float" office:value="50" calcext:value-type="float">
            <text:p>5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8.2142857142857" calcext:value-type="float">
            <text:p>48.2142857142857</text:p>
          </table:table-cell>
          <table:table-cell office:value-type="float" office:value="51.7857142857143" calcext:value-type="float">
            <text:p>51.7857142857143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58.9285714285714" calcext:value-type="float">
            <text:p>58.9285714285714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2.5" calcext:value-type="float">
            <text:p>62.5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.2142857142857" calcext:value-type="float">
            <text:p>73.21428571428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2142857142857" calcext:value-type="float">
            <text:p>73.2142857142857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office:value-type="float" office:value="75" calcext:value-type="float">
            <text:p>75</text:p>
          </table:table-cell>
          <table:table-cell office:value-type="float" office:value="76.7857142857143" calcext:value-type="float">
            <text:p>76.7857142857143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82.1428571428571" calcext:value-type="float">
            <text:p>82.1428571428571</text:p>
          </table:table-cell>
          <table:table-cell table:number-columns-repeated="2" office:value-type="float" office:value="80.3571428571429" calcext:value-type="float">
            <text:p>80.3571428571429</text:p>
          </table:table-cell>
          <table:table-cell office:value-type="float" office:value="83.9285714285714" calcext:value-type="float">
            <text:p>83.9285714285714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6"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.0714285714286" calcext:value-type="float">
            <text:p>41.0714285714286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1.7857142857143" calcext:value-type="float">
            <text:p>51.7857142857143</text:p>
          </table:table-cell>
          <table:table-cell table:number-columns-repeated="2" office:value-type="float" office:value="48.2142857142857" calcext:value-type="float">
            <text:p>48.2142857142857</text:p>
          </table:table-cell>
          <table:table-cell office:value-type="float" office:value="50" calcext:value-type="float">
            <text:p>50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55.3571428571429" calcext:value-type="float">
            <text:p>55.3571428571429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8.9285714285714" calcext:value-type="float">
            <text:p>58.9285714285714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58.9285714285714" calcext:value-type="float">
            <text:p>58.9285714285714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66.0714285714286" calcext:value-type="float">
            <text:p>66.0714285714286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73.2142857142857" calcext:value-type="float">
            <text:p>73.2142857142857</text:p>
          </table:table-cell>
          <table:table-cell office:value-type="float" office:value="75" calcext:value-type="float">
            <text:p>75</text:p>
          </table:table-cell>
          <table:table-cell office:value-type="float" office:value="80.3571428571429" calcext:value-type="float">
            <text:p>80.3571428571429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office:value-type="float" office:value="94.6428571428571" calcext:value-type="float">
            <text:p>94.6428571428571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4" office:value-type="float" office:value="98.2142857142857" calcext:value-type="float">
            <text:p>98.2142857142857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 office:value-type="float" office:value="98.2142857142857" calcext:value-type="float">
            <text:p>98.2142857142857</text:p>
          </table:table-cell>
          <table:table-cell table:number-columns-repeated="3" office:value-type="float" office:value="94.6428571428571" calcext:value-type="float">
            <text:p>94.6428571428571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table:number-columns-repeated="2" office:value-type="float" office:value="91.0714285714286" calcext:value-type="float">
            <text:p>91.0714285714286</text:p>
          </table:table-cell>
          <table:table-cell table:number-columns-repeated="4"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8" office:value-type="float" office:value="82.1428571428571" calcext:value-type="float">
            <text:p>82.1428571428571</text:p>
          </table:table-cell>
          <table:table-cell office:value-type="float" office:value="80.3571428571429" calcext:value-type="float">
            <text:p>80.3571428571429</text:p>
          </table:table-cell>
          <table:table-cell table:number-columns-repeated="2" office:value-type="float" office:value="82.1428571428571" calcext:value-type="float">
            <text:p>82.1428571428571</text:p>
          </table:table-cell>
          <table:table-cell table:number-columns-repeated="4" office:value-type="float" office:value="83.9285714285714" calcext:value-type="float">
            <text:p>83.9285714285714</text:p>
          </table:table-cell>
          <table:table-cell table:number-columns-repeated="4" office:value-type="float" office:value="85.7142857142857" calcext:value-type="float">
            <text:p>85.7142857142857</text:p>
          </table:table-cell>
          <table:table-cell table:number-columns-repeated="3" office:value-type="float" office:value="83.9285714285714" calcext:value-type="float">
            <text:p>83.9285714285714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3" office:value-type="float" office:value="89.2857142857143" calcext:value-type="float">
            <text:p>89.2857142857143</text:p>
          </table:table-cell>
          <table:table-cell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5" office:value-type="float" office:value="87.5" calcext:value-type="float">
            <text:p>87.5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2" office:value-type="float" office:value="91.0714285714286" calcext:value-type="float">
            <text:p>91.0714285714286</text:p>
          </table:table-cell>
          <table:table-cell office:value-type="float" office:value="89.2857142857143" calcext:value-type="float">
            <text:p>89.2857142857143</text:p>
          </table:table-cell>
          <table:table-cell table:number-columns-repeated="8" office:value-type="float" office:value="91.0714285714286" calcext:value-type="float">
            <text:p>91.0714285714286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14" office:value-type="float" office:value="91.0714285714286" calcext:value-type="float">
            <text:p>91.0714285714286</text:p>
          </table:table-cell>
          <table:table-cell table:number-columns-repeated="10" office:value-type="float" office:value="92.8571428571429" calcext:value-type="float">
            <text:p>92.85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.6428571428571" calcext:value-type="float">
            <text:p>44.6428571428571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58.9285714285714" calcext:value-type="float">
            <text:p>58.9285714285714</text:p>
          </table:table-cell>
          <table:table-cell table:number-columns-repeated="2" office:value-type="float" office:value="57.1428571428571" calcext:value-type="float">
            <text:p>57.1428571428571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62.5" calcext:value-type="float">
            <text:p>62.5</text:p>
          </table:table-cell>
          <table:table-cell office:value-type="float" office:value="66.0714285714286" calcext:value-type="float">
            <text:p>66.0714285714286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75" calcext:value-type="float">
            <text:p>7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office:value-type="float" office:value="91.0714285714286" calcext:value-type="float">
            <text:p>91.0714285714286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3" office:value-type="float" office:value="96.4285714285714" calcext:value-type="float">
            <text:p>96.4285714285714</text:p>
          </table:table-cell>
          <table:table-cell table:number-columns-repeated="3" office:value-type="float" office:value="98.2142857142857" calcext:value-type="float">
            <text:p>98.2142857142857</text:p>
          </table:table-cell>
          <table:table-cell table:number-columns-repeated="26" office:value-type="float" office:value="100" calcext:value-type="float">
            <text:p>100</text:p>
          </table:table-cell>
          <table:table-cell table:number-columns-repeated="3" office:value-type="float" office:value="98.2142857142857" calcext:value-type="float">
            <text:p>98.2142857142857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11" office:value-type="float" office:value="94.6428571428571" calcext:value-type="float">
            <text:p>94.6428571428571</text:p>
          </table:table-cell>
          <table:table-cell table:number-columns-repeated="4" office:value-type="float" office:value="92.8571428571429" calcext:value-type="float">
            <text:p>92.8571428571429</text:p>
          </table:table-cell>
          <table:table-cell table:number-columns-repeated="7" office:value-type="float" office:value="91.0714285714286" calcext:value-type="float">
            <text:p>91.0714285714286</text:p>
          </table:table-cell>
          <table:table-cell table:number-columns-repeated="3" office:value-type="float" office:value="92.8571428571429" calcext:value-type="float">
            <text:p>92.8571428571429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table:number-columns-repeated="5" office:value-type="float" office:value="96.4285714285714" calcext:value-type="float">
            <text:p>96.4285714285714</text:p>
          </table:table-cell>
          <table:table-cell table:number-columns-repeated="5" office:value-type="float" office:value="94.6428571428571" calcext:value-type="float">
            <text:p>94.6428571428571</text:p>
          </table:table-cell>
          <table:table-cell table:number-columns-repeated="2" office:value-type="float" office:value="96.4285714285714" calcext:value-type="float">
            <text:p>96.4285714285714</text:p>
          </table:table-cell>
          <table:table-cell table:number-columns-repeated="9" office:value-type="float" office:value="94.6428571428571" calcext:value-type="float">
            <text:p>94.6428571428571</text:p>
          </table:table-cell>
          <table:table-cell table:number-columns-repeated="12" office:value-type="float" office:value="91.0714285714286" calcext:value-type="float">
            <text:p>91.0714285714286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table:number-columns-repeated="2" office:value-type="float" office:value="94.6428571428571" calcext:value-type="float">
            <text:p>94.6428571428571</text:p>
          </table:table-cell>
          <table:table-cell table:number-columns-repeated="6" office:value-type="float" office:value="96.4285714285714" calcext:value-type="float">
            <text:p>96.42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58.9285714285714" calcext:value-type="float">
            <text:p>58.9285714285714</text:p>
          </table:table-cell>
          <table:table-cell office:value-type="float" office:value="55.3571428571429" calcext:value-type="float">
            <text:p>55.3571428571429</text:p>
          </table:table-cell>
          <table:table-cell office:value-type="float" office:value="51.7857142857143" calcext:value-type="float">
            <text:p>51.7857142857143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51.7857142857143" calcext:value-type="float">
            <text:p>51.7857142857143</text:p>
          </table:table-cell>
          <table:table-cell table:number-columns-repeated="2" office:value-type="float" office:value="53.5714285714286" calcext:value-type="float">
            <text:p>53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6.0714285714286" calcext:value-type="float">
            <text:p>66.07142857142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.7857142857143" calcext:value-type="float">
            <text:p>76.7857142857143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3.9285714285714" calcext:value-type="float">
            <text:p>83.9285714285714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9.2857142857143" calcext:value-type="float">
            <text:p>89.285714285714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9" office:value-type="float" office:value="100" calcext:value-type="float">
            <text:p>100</text:p>
          </table:table-cell>
          <table:table-cell table:number-columns-repeated="4" office:value-type="float" office:value="98.2142857142857" calcext:value-type="float">
            <text:p>98.2142857142857</text:p>
          </table:table-cell>
          <table:table-cell table:number-columns-repeated="4" office:value-type="float" office:value="94.6428571428571" calcext:value-type="float">
            <text:p>94.6428571428571</text:p>
          </table:table-cell>
          <table:table-cell table:number-columns-repeated="2" office:value-type="float" office:value="92.8571428571429" calcext:value-type="float">
            <text:p>92.8571428571429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2" office:value-type="float" office:value="89.2857142857143" calcext:value-type="float">
            <text:p>89.2857142857143</text:p>
          </table:table-cell>
          <table:table-cell table:number-columns-repeated="11" office:value-type="float" office:value="87.5" calcext:value-type="float">
            <text:p>87.5</text:p>
          </table:table-cell>
          <table:table-cell table:number-columns-repeated="8" office:value-type="float" office:value="89.2857142857143" calcext:value-type="float">
            <text:p>89.2857142857143</text:p>
          </table:table-cell>
          <table:table-cell table:number-columns-repeated="4" office:value-type="float" office:value="87.5" calcext:value-type="float">
            <text:p>87.5</text:p>
          </table:table-cell>
          <table:table-cell table:number-columns-repeated="3" office:value-type="float" office:value="85.7142857142857" calcext:value-type="float">
            <text:p>85.7142857142857</text:p>
          </table:table-cell>
          <table:table-cell table:number-columns-repeated="6" office:value-type="float" office:value="87.5" calcext:value-type="float">
            <text:p>87.5</text:p>
          </table:table-cell>
          <table:table-cell office:value-type="float" office:value="89.2857142857143" calcext:value-type="float">
            <text:p>89.2857142857143</text:p>
          </table:table-cell>
          <table:table-cell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4" office:value-type="float" office:value="87.5" calcext:value-type="float">
            <text:p>87.5</text:p>
          </table:table-cell>
          <table:table-cell table:number-columns-repeated="9" office:value-type="float" office:value="85.7142857142857" calcext:value-type="float">
            <text:p>85.7142857142857</text:p>
          </table:table-cell>
          <table:table-cell table:number-columns-repeated="4" office:value-type="float" office:value="87.5" calcext:value-type="float">
            <text:p>87.5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office:value-type="float" office:value="82.1428571428571" calcext:value-type="float">
            <text:p>82.1428571428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2" office:value-type="float" office:value="53.5714285714286" calcext:value-type="float">
            <text:p>53.5714285714286</text:p>
          </table:table-cell>
          <table:table-cell table:number-columns-repeated="2" office:value-type="float" office:value="60.7142857142857" calcext:value-type="float">
            <text:p>60.7142857142857</text:p>
          </table:table-cell>
          <table:table-cell table:number-columns-repeated="2" office:value-type="float" office:value="58.9285714285714" calcext:value-type="float">
            <text:p>58.9285714285714</text:p>
          </table:table-cell>
          <table:table-cell table:number-columns-repeated="2" office:value-type="float" office:value="57.1428571428571" calcext:value-type="float">
            <text:p>57.1428571428571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3" office:value-type="float" office:value="64.2857142857143" calcext:value-type="float">
            <text:p>64.2857142857143</text:p>
          </table:table-cell>
          <table:table-cell table:number-columns-repeated="2" office:value-type="float" office:value="67.8571428571429" calcext:value-type="float">
            <text:p>67.8571428571429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73.2142857142857" calcext:value-type="float">
            <text:p>73.2142857142857</text:p>
          </table:table-cell>
          <table:table-cell office:value-type="float" office:value="75" calcext:value-type="float">
            <text:p>75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82.1428571428571" calcext:value-type="float">
            <text:p>82.1428571428571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94.6428571428571" calcext:value-type="float">
            <text:p>94.6428571428571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4" office:value-type="float" office:value="98.2142857142857" calcext:value-type="float">
            <text:p>98.2142857142857</text:p>
          </table:table-cell>
          <table:table-cell table:number-columns-repeated="29" office:value-type="float" office:value="100" calcext:value-type="float">
            <text:p>100</text:p>
          </table:table-cell>
          <table:table-cell office:value-type="float" office:value="96.4285714285714" calcext:value-type="float">
            <text:p>96.4285714285714</text:p>
          </table:table-cell>
          <table:table-cell office:value-type="float" office:value="94.6428571428571" calcext:value-type="float">
            <text:p>94.6428571428571</text:p>
          </table:table-cell>
          <table:table-cell table:number-columns-repeated="6" office:value-type="float" office:value="91.0714285714286" calcext:value-type="float">
            <text:p>91.0714285714286</text:p>
          </table:table-cell>
          <table:table-cell table:number-columns-repeated="4" office:value-type="float" office:value="89.2857142857143" calcext:value-type="float">
            <text:p>89.2857142857143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5" office:value-type="float" office:value="85.7142857142857" calcext:value-type="float">
            <text:p>85.7142857142857</text:p>
          </table:table-cell>
          <table:table-cell table:number-columns-repeated="4" office:value-type="float" office:value="83.9285714285714" calcext:value-type="float">
            <text:p>83.9285714285714</text:p>
          </table:table-cell>
          <table:table-cell table:number-columns-repeated="2" office:value-type="float" office:value="80.3571428571429" calcext:value-type="float">
            <text:p>80.3571428571429</text:p>
          </table:table-cell>
          <table:table-cell table:number-columns-repeated="3" office:value-type="float" office:value="76.7857142857143" calcext:value-type="float">
            <text:p>76.785714285714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 office:value-type="float" office:value="76.7857142857143" calcext:value-type="float">
            <text:p>76.7857142857143</text:p>
          </table:table-cell>
          <table:table-cell office:value-type="float" office:value="78.5714285714286" calcext:value-type="float">
            <text:p>78.5714285714286</text:p>
          </table:table-cell>
          <table:table-cell table:number-columns-repeated="2" office:value-type="float" office:value="80.3571428571429" calcext:value-type="float">
            <text:p>80.3571428571429</text:p>
          </table:table-cell>
          <table:table-cell office:value-type="float" office:value="78.5714285714286" calcext:value-type="float">
            <text:p>78.5714285714286</text:p>
          </table:table-cell>
          <table:table-cell table:number-columns-repeated="2" office:value-type="float" office:value="82.1428571428571" calcext:value-type="float">
            <text:p>82.1428571428571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table:number-columns-repeated="2" office:value-type="float" office:value="85.7142857142857" calcext:value-type="float">
            <text:p>85.7142857142857</text:p>
          </table:table-cell>
          <table:table-cell office:value-type="float" office:value="83.9285714285714" calcext:value-type="float">
            <text:p>83.9285714285714</text:p>
          </table:table-cell>
          <table:table-cell table:number-columns-repeated="2" office:value-type="float" office:value="82.1428571428571" calcext:value-type="float">
            <text:p>82.1428571428571</text:p>
          </table:table-cell>
          <table:table-cell table:number-columns-repeated="2" office:value-type="float" office:value="83.9285714285714" calcext:value-type="float">
            <text:p>83.9285714285714</text:p>
          </table:table-cell>
          <table:table-cell table:number-columns-repeated="7" office:value-type="float" office:value="85.7142857142857" calcext:value-type="float">
            <text:p>85.7142857142857</text:p>
          </table:table-cell>
          <table:table-cell table:number-columns-repeated="12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1:.B40])" office:value-type="float" office:value="0" calcext:value-type="float">
            <text:p>0</text:p>
          </table:table-cell>
          <table:table-cell table:formula="of:=AVERAGE([.C31:.C40])" office:value-type="float" office:value="41.25" calcext:value-type="float">
            <text:p>41.25</text:p>
          </table:table-cell>
          <table:table-cell table:formula="of:=AVERAGE([.D31:.D40])" office:value-type="float" office:value="53.0357142857143" calcext:value-type="float">
            <text:p>53.0357142857143</text:p>
          </table:table-cell>
          <table:table-cell table:formula="of:=AVERAGE([.E31:.E40])" office:value-type="float" office:value="56.6071428571429" calcext:value-type="float">
            <text:p>56.6071428571429</text:p>
          </table:table-cell>
          <table:table-cell table:formula="of:=AVERAGE([.F31:.F40])" office:value-type="float" office:value="56.0714285714286" calcext:value-type="float">
            <text:p>56.0714285714286</text:p>
          </table:table-cell>
          <table:table-cell table:formula="of:=AVERAGE([.G31:.G40])" office:value-type="float" office:value="56.0714285714286" calcext:value-type="float">
            <text:p>56.0714285714286</text:p>
          </table:table-cell>
          <table:table-cell table:formula="of:=AVERAGE([.H31:.H40])" office:value-type="float" office:value="54.4642857142857" calcext:value-type="float">
            <text:p>54.4642857142857</text:p>
          </table:table-cell>
          <table:table-cell table:formula="of:=AVERAGE([.I31:.I40])" office:value-type="float" office:value="55.7142857142857" calcext:value-type="float">
            <text:p>55.7142857142857</text:p>
          </table:table-cell>
          <table:table-cell table:formula="of:=AVERAGE([.J31:.J40])" office:value-type="float" office:value="55.1785714285714" calcext:value-type="float">
            <text:p>55.1785714285714</text:p>
          </table:table-cell>
          <table:table-cell table:formula="of:=AVERAGE([.K31:.K40])" office:value-type="float" office:value="55.3571428571429" calcext:value-type="float">
            <text:p>55.3571428571429</text:p>
          </table:table-cell>
          <table:table-cell table:formula="of:=AVERAGE([.L31:.L40])" office:value-type="float" office:value="56.7857142857143" calcext:value-type="float">
            <text:p>56.7857142857143</text:p>
          </table:table-cell>
          <table:table-cell table:formula="of:=AVERAGE([.M31:.M40])" office:value-type="float" office:value="59.1071428571429" calcext:value-type="float">
            <text:p>59.1071428571429</text:p>
          </table:table-cell>
          <table:table-cell table:formula="of:=AVERAGE([.N31:.N40])" office:value-type="float" office:value="60.8928571428571" calcext:value-type="float">
            <text:p>60.8928571428571</text:p>
          </table:table-cell>
          <table:table-cell table:formula="of:=AVERAGE([.O31:.O40])" office:value-type="float" office:value="62.5" calcext:value-type="float">
            <text:p>62.5</text:p>
          </table:table-cell>
          <table:table-cell table:formula="of:=AVERAGE([.P31:.P40])" office:value-type="float" office:value="63.9285714285714" calcext:value-type="float">
            <text:p>63.9285714285714</text:p>
          </table:table-cell>
          <table:table-cell table:formula="of:=AVERAGE([.Q31:.Q40])" office:value-type="float" office:value="65" calcext:value-type="float">
            <text:p>65</text:p>
          </table:table-cell>
          <table:table-cell table:formula="of:=AVERAGE([.R31:.R40])" office:value-type="float" office:value="66.6071428571429" calcext:value-type="float">
            <text:p>66.6071428571429</text:p>
          </table:table-cell>
          <table:table-cell table:formula="of:=AVERAGE([.S31:.S40])" office:value-type="float" office:value="69.8214285714286" calcext:value-type="float">
            <text:p>69.8214285714286</text:p>
          </table:table-cell>
          <table:table-cell table:formula="of:=AVERAGE([.T31:.T40])" office:value-type="float" office:value="73.9285714285714" calcext:value-type="float">
            <text:p>73.9285714285714</text:p>
          </table:table-cell>
          <table:table-cell table:formula="of:=AVERAGE([.U31:.U40])" office:value-type="float" office:value="76.6071428571429" calcext:value-type="float">
            <text:p>76.6071428571429</text:p>
          </table:table-cell>
          <table:table-cell table:formula="of:=AVERAGE([.V31:.V40])" office:value-type="float" office:value="80.1785714285714" calcext:value-type="float">
            <text:p>80.1785714285714</text:p>
          </table:table-cell>
          <table:table-cell table:formula="of:=AVERAGE([.W31:.W40])" office:value-type="float" office:value="81.9642857142857" calcext:value-type="float">
            <text:p>81.9642857142857</text:p>
          </table:table-cell>
          <table:table-cell table:formula="of:=AVERAGE([.X31:.X40])" office:value-type="float" office:value="85.7142857142857" calcext:value-type="float">
            <text:p>85.7142857142857</text:p>
          </table:table-cell>
          <table:table-cell table:formula="of:=AVERAGE([.Y31:.Y40])" office:value-type="float" office:value="88.3928571428571" calcext:value-type="float">
            <text:p>88.3928571428571</text:p>
          </table:table-cell>
          <table:table-cell table:formula="of:=AVERAGE([.Z31:.Z40])" office:value-type="float" office:value="91.9642857142857" calcext:value-type="float">
            <text:p>91.9642857142857</text:p>
          </table:table-cell>
          <table:table-cell table:formula="of:=AVERAGE([.AA31:.AA40])" office:value-type="float" office:value="93.9285714285714" calcext:value-type="float">
            <text:p>93.9285714285714</text:p>
          </table:table-cell>
          <table:table-cell table:formula="of:=AVERAGE([.AB31:.AB40])" office:value-type="float" office:value="95.7142857142857" calcext:value-type="float">
            <text:p>95.7142857142857</text:p>
          </table:table-cell>
          <table:table-cell table:formula="of:=AVERAGE([.AC31:.AC40])" office:value-type="float" office:value="96.6071428571429" calcext:value-type="float">
            <text:p>96.6071428571429</text:p>
          </table:table-cell>
          <table:table-cell table:formula="of:=AVERAGE([.AD31:.AD40])" office:value-type="float" office:value="98.0357142857143" calcext:value-type="float">
            <text:p>98.0357142857143</text:p>
          </table:table-cell>
          <table:table-cell table:formula="of:=AVERAGE([.AE31:.AE40])" office:value-type="float" office:value="98.75" calcext:value-type="float">
            <text:p>98.75</text:p>
          </table:table-cell>
          <table:table-cell table:formula="of:=AVERAGE([.AF31:.AF40])" office:value-type="float" office:value="99.4642857142857" calcext:value-type="float">
            <text:p>99.4642857142857</text:p>
          </table:table-cell>
          <table:table-cell table:formula="of:=AVERAGE([.AG31:.AG40])" office:value-type="float" office:value="99.6428571428571" calcext:value-type="float">
            <text:p>99.6428571428571</text:p>
          </table:table-cell>
          <table:table-cell table:formula="of:=AVERAGE([.AH31:.AH40])" office:value-type="float" office:value="99.8214285714286" calcext:value-type="float">
            <text:p>99.8214285714286</text:p>
          </table:table-cell>
          <table:table-cell table:formula="of:=AVERAGE([.AI31:.AI40])" office:value-type="float" office:value="100" calcext:value-type="float">
            <text:p>100</text:p>
          </table:table-cell>
          <table:table-cell table:formula="of:=AVERAGE([.AJ31:.AJ40])" office:value-type="float" office:value="100" calcext:value-type="float">
            <text:p>100</text:p>
          </table:table-cell>
          <table:table-cell table:formula="of:=AVERAGE([.AK31:.AK40])" office:value-type="float" office:value="100" calcext:value-type="float">
            <text:p>100</text:p>
          </table:table-cell>
          <table:table-cell table:formula="of:=AVERAGE([.AL31:.AL40])" office:value-type="float" office:value="100" calcext:value-type="float">
            <text:p>100</text:p>
          </table:table-cell>
          <table:table-cell table:formula="of:=AVERAGE([.AM31:.AM40])" office:value-type="float" office:value="99.8214285714286" calcext:value-type="float">
            <text:p>99.8214285714286</text:p>
          </table:table-cell>
          <table:table-cell table:formula="of:=AVERAGE([.AN31:.AN40])" office:value-type="float" office:value="99.8214285714286" calcext:value-type="float">
            <text:p>99.8214285714286</text:p>
          </table:table-cell>
          <table:table-cell table:formula="of:=AVERAGE([.AO31:.AO40])" office:value-type="float" office:value="99.8214285714286" calcext:value-type="float">
            <text:p>99.8214285714286</text:p>
          </table:table-cell>
          <table:table-cell table:formula="of:=AVERAGE([.AP31:.AP40])" office:value-type="float" office:value="99.6428571428571" calcext:value-type="float">
            <text:p>99.6428571428571</text:p>
          </table:table-cell>
          <table:table-cell table:formula="of:=AVERAGE([.AQ31:.AQ40])" office:value-type="float" office:value="99.6428571428571" calcext:value-type="float">
            <text:p>99.6428571428571</text:p>
          </table:table-cell>
          <table:table-cell table:formula="of:=AVERAGE([.AR31:.AR40])" office:value-type="float" office:value="99.6428571428571" calcext:value-type="float">
            <text:p>99.6428571428571</text:p>
          </table:table-cell>
          <table:table-cell table:formula="of:=AVERAGE([.AS31:.AS40])" office:value-type="float" office:value="99.1071428571429" calcext:value-type="float">
            <text:p>99.1071428571429</text:p>
          </table:table-cell>
          <table:table-cell table:formula="of:=AVERAGE([.AT31:.AT40])" office:value-type="float" office:value="99.1071428571429" calcext:value-type="float">
            <text:p>99.1071428571429</text:p>
          </table:table-cell>
          <table:table-cell table:formula="of:=AVERAGE([.AU31:.AU40])" office:value-type="float" office:value="98.9285714285714" calcext:value-type="float">
            <text:p>98.9285714285714</text:p>
          </table:table-cell>
          <table:table-cell table:formula="of:=AVERAGE([.AV31:.AV40])" office:value-type="float" office:value="98.3928571428571" calcext:value-type="float">
            <text:p>98.3928571428571</text:p>
          </table:table-cell>
          <table:table-cell table:formula="of:=AVERAGE([.AW31:.AW40])" office:value-type="float" office:value="98.0357142857143" calcext:value-type="float">
            <text:p>98.0357142857143</text:p>
          </table:table-cell>
          <table:table-cell table:formula="of:=AVERAGE([.AX31:.AX40])" office:value-type="float" office:value="97.6785714285714" calcext:value-type="float">
            <text:p>97.6785714285714</text:p>
          </table:table-cell>
          <table:table-cell table:formula="of:=AVERAGE([.AY31:.AY40])" office:value-type="float" office:value="96.7857142857143" calcext:value-type="float">
            <text:p>96.7857142857143</text:p>
          </table:table-cell>
          <table:table-cell table:formula="of:=AVERAGE([.AZ31:.AZ40])" office:value-type="float" office:value="96.6071428571429" calcext:value-type="float">
            <text:p>96.6071428571429</text:p>
          </table:table-cell>
          <table:table-cell table:formula="of:=AVERAGE([.BA31:.BA40])" office:value-type="float" office:value="96.0714285714286" calcext:value-type="float">
            <text:p>96.0714285714286</text:p>
          </table:table-cell>
          <table:table-cell table:formula="of:=AVERAGE([.BB31:.BB40])" office:value-type="float" office:value="95" calcext:value-type="float">
            <text:p>95</text:p>
          </table:table-cell>
          <table:table-cell table:formula="of:=AVERAGE([.BC31:.BC40])" office:value-type="float" office:value="94.2857142857143" calcext:value-type="float">
            <text:p>94.2857142857143</text:p>
          </table:table-cell>
          <table:table-cell table:formula="of:=AVERAGE([.BD31:.BD40])" office:value-type="float" office:value="93.75" calcext:value-type="float">
            <text:p>93.75</text:p>
          </table:table-cell>
          <table:table-cell table:formula="of:=AVERAGE([.BE31:.BE40])" office:value-type="float" office:value="93.0357142857143" calcext:value-type="float">
            <text:p>93.0357142857143</text:p>
          </table:table-cell>
          <table:table-cell table:formula="of:=AVERAGE([.BF31:.BF40])" office:value-type="float" office:value="92.6785714285714" calcext:value-type="float">
            <text:p>92.6785714285714</text:p>
          </table:table-cell>
          <table:table-cell table:formula="of:=AVERAGE([.BG31:.BG40])" office:value-type="float" office:value="92.1428571428571" calcext:value-type="float">
            <text:p>92.1428571428571</text:p>
          </table:table-cell>
          <table:table-cell table:formula="of:=AVERAGE([.BH31:.BH40])" office:value-type="float" office:value="91.0714285714286" calcext:value-type="float">
            <text:p>91.0714285714286</text:p>
          </table:table-cell>
          <table:table-cell table:formula="of:=AVERAGE([.BI31:.BI40])" office:value-type="float" office:value="90" calcext:value-type="float">
            <text:p>90</text:p>
          </table:table-cell>
          <table:table-cell table:formula="of:=AVERAGE([.BJ31:.BJ40])" office:value-type="float" office:value="89.4642857142857" calcext:value-type="float">
            <text:p>89.4642857142857</text:p>
          </table:table-cell>
          <table:table-cell table:formula="of:=AVERAGE([.BK31:.BK40])" office:value-type="float" office:value="88.75" calcext:value-type="float">
            <text:p>88.75</text:p>
          </table:table-cell>
          <table:table-cell table:formula="of:=AVERAGE([.BL31:.BL40])" office:value-type="float" office:value="87.5" calcext:value-type="float">
            <text:p>87.5</text:p>
          </table:table-cell>
          <table:table-cell table:formula="of:=AVERAGE([.BM31:.BM40])" office:value-type="float" office:value="86.9642857142857" calcext:value-type="float">
            <text:p>86.9642857142857</text:p>
          </table:table-cell>
          <table:table-cell table:formula="of:=AVERAGE([.BN31:.BN40])" office:value-type="float" office:value="86.4285714285714" calcext:value-type="float">
            <text:p>86.4285714285714</text:p>
          </table:table-cell>
          <table:table-cell table:formula="of:=AVERAGE([.BO31:.BO40])" office:value-type="float" office:value="85.8928571428571" calcext:value-type="float">
            <text:p>85.8928571428571</text:p>
          </table:table-cell>
          <table:table-cell table:formula="of:=AVERAGE([.BP31:.BP40])" office:value-type="float" office:value="85" calcext:value-type="float">
            <text:p>85</text:p>
          </table:table-cell>
          <table:table-cell table:formula="of:=AVERAGE([.BQ31:.BQ40])" office:value-type="float" office:value="85.1785714285714" calcext:value-type="float">
            <text:p>85.1785714285714</text:p>
          </table:table-cell>
          <table:table-cell table:formula="of:=AVERAGE([.BR31:.BR40])" office:value-type="float" office:value="84.8214285714286" calcext:value-type="float">
            <text:p>84.8214285714286</text:p>
          </table:table-cell>
          <table:table-cell table:formula="of:=AVERAGE([.BS31:.BS40])" office:value-type="float" office:value="85.1785714285714" calcext:value-type="float">
            <text:p>85.1785714285714</text:p>
          </table:table-cell>
          <table:table-cell table:formula="of:=AVERAGE([.BT31:.BT40])" office:value-type="float" office:value="85" calcext:value-type="float">
            <text:p>85</text:p>
          </table:table-cell>
          <table:table-cell table:formula="of:=AVERAGE([.BU31:.BU40])" office:value-type="float" office:value="84.2857142857143" calcext:value-type="float">
            <text:p>84.2857142857143</text:p>
          </table:table-cell>
          <table:table-cell table:formula="of:=AVERAGE([.BV31:.BV40])" office:value-type="float" office:value="83.9285714285714" calcext:value-type="float">
            <text:p>83.9285714285714</text:p>
          </table:table-cell>
          <table:table-cell table:formula="of:=AVERAGE([.BW31:.BW40])" office:value-type="float" office:value="84.4642857142857" calcext:value-type="float">
            <text:p>84.4642857142857</text:p>
          </table:table-cell>
          <table:table-cell table:formula="of:=AVERAGE([.BX31:.BX40])" office:value-type="float" office:value="83.9285714285714" calcext:value-type="float">
            <text:p>83.9285714285714</text:p>
          </table:table-cell>
          <table:table-cell table:formula="of:=AVERAGE([.BY31:.BY40])" office:value-type="float" office:value="83.75" calcext:value-type="float">
            <text:p>83.75</text:p>
          </table:table-cell>
          <table:table-cell table:formula="of:=AVERAGE([.BZ31:.BZ40])" office:value-type="float" office:value="83.9285714285714" calcext:value-type="float">
            <text:p>83.9285714285714</text:p>
          </table:table-cell>
          <table:table-cell table:formula="of:=AVERAGE([.CA31:.CA40])" office:value-type="float" office:value="82.8571428571429" calcext:value-type="float">
            <text:p>82.8571428571429</text:p>
          </table:table-cell>
          <table:table-cell table:formula="of:=AVERAGE([.CB31:.CB40])" office:value-type="float" office:value="82.6785714285714" calcext:value-type="float">
            <text:p>82.6785714285714</text:p>
          </table:table-cell>
          <table:table-cell table:formula="of:=AVERAGE([.CC31:.CC40])" office:value-type="float" office:value="81.9642857142857" calcext:value-type="float">
            <text:p>81.9642857142857</text:p>
          </table:table-cell>
          <table:table-cell table:formula="of:=AVERAGE([.CD31:.CD40])" office:value-type="float" office:value="82.3214285714286" calcext:value-type="float">
            <text:p>82.3214285714286</text:p>
          </table:table-cell>
          <table:table-cell table:formula="of:=AVERAGE([.CE31:.CE40])" office:value-type="float" office:value="81.9642857142857" calcext:value-type="float">
            <text:p>81.9642857142857</text:p>
          </table:table-cell>
          <table:table-cell table:formula="of:=AVERAGE([.CF31:.CF40])" office:value-type="float" office:value="82.6785714285714" calcext:value-type="float">
            <text:p>82.6785714285714</text:p>
          </table:table-cell>
          <table:table-cell table:formula="of:=AVERAGE([.CG31:.CG40])" office:value-type="float" office:value="82.3214285714286" calcext:value-type="float">
            <text:p>82.3214285714286</text:p>
          </table:table-cell>
          <table:table-cell table:formula="of:=AVERAGE([.CH31:.CH40])" office:value-type="float" office:value="81.6071428571429" calcext:value-type="float">
            <text:p>81.6071428571429</text:p>
          </table:table-cell>
          <table:table-cell table:formula="of:=AVERAGE([.CI31:.CI40])" office:value-type="float" office:value="81.4285714285714" calcext:value-type="float">
            <text:p>81.4285714285714</text:p>
          </table:table-cell>
          <table:table-cell table:formula="of:=AVERAGE([.CJ31:.CJ40])" office:value-type="float" office:value="80.5357142857143" calcext:value-type="float">
            <text:p>80.5357142857143</text:p>
          </table:table-cell>
          <table:table-cell table:formula="of:=AVERAGE([.CK31:.CK40])" office:value-type="float" office:value="80" calcext:value-type="float">
            <text:p>80</text:p>
          </table:table-cell>
          <table:table-cell table:formula="of:=AVERAGE([.CL31:.CL40])" office:value-type="float" office:value="79.8214285714286" calcext:value-type="float">
            <text:p>79.8214285714286</text:p>
          </table:table-cell>
          <table:table-cell table:formula="of:=AVERAGE([.CM31:.CM40])" office:value-type="float" office:value="78.75" calcext:value-type="float">
            <text:p>78.75</text:p>
          </table:table-cell>
          <table:table-cell table:formula="of:=AVERAGE([.CN31:.CN40])" office:value-type="float" office:value="78.5714285714286" calcext:value-type="float">
            <text:p>78.5714285714286</text:p>
          </table:table-cell>
          <table:table-cell table:formula="of:=AVERAGE([.CO31:.CO40])" office:value-type="float" office:value="78.3928571428571" calcext:value-type="float">
            <text:p>78.3928571428571</text:p>
          </table:table-cell>
          <table:table-cell table:formula="of:=AVERAGE([.CP31:.CP40])" office:value-type="float" office:value="77.6785714285714" calcext:value-type="float">
            <text:p>77.6785714285714</text:p>
          </table:table-cell>
          <table:table-cell table:formula="of:=AVERAGE([.CQ31:.CQ40])" office:value-type="float" office:value="76.9642857142857" calcext:value-type="float">
            <text:p>76.9642857142857</text:p>
          </table:table-cell>
          <table:table-cell table:formula="of:=AVERAGE([.CR31:.CR40])" office:value-type="float" office:value="76.9642857142857" calcext:value-type="float">
            <text:p>76.9642857142857</text:p>
          </table:table-cell>
          <table:table-cell table:formula="of:=AVERAGE([.CS31:.CS40])" office:value-type="float" office:value="76.9642857142857" calcext:value-type="float">
            <text:p>76.9642857142857</text:p>
          </table:table-cell>
          <table:table-cell table:formula="of:=AVERAGE([.CT31:.CT40])" office:value-type="float" office:value="77.5" calcext:value-type="float">
            <text:p>77.5</text:p>
          </table:table-cell>
          <table:table-cell table:formula="of:=AVERAGE([.CU31:.CU40])" office:value-type="float" office:value="78.2142857142857" calcext:value-type="float">
            <text:p>78.2142857142857</text:p>
          </table:table-cell>
          <table:table-cell table:formula="of:=AVERAGE([.CV31:.CV40])" office:value-type="float" office:value="78.5714285714286" calcext:value-type="float">
            <text:p>78.5714285714286</text:p>
          </table:table-cell>
          <table:table-cell table:formula="of:=AVERAGE([.CW31:.CW40])" office:value-type="float" office:value="78.3928571428571" calcext:value-type="float">
            <text:p>78.3928571428571</text:p>
          </table:table-cell>
          <table:table-cell table:formula="of:=AVERAGE([.CX31:.CX40])" office:value-type="float" office:value="79.2857142857143" calcext:value-type="float">
            <text:p>79.2857142857143</text:p>
          </table:table-cell>
          <table:table-cell table:formula="of:=AVERAGE([.CY31:.CY40])" office:value-type="float" office:value="79.8214285714286" calcext:value-type="float">
            <text:p>79.8214285714286</text:p>
          </table:table-cell>
          <table:table-cell table:formula="of:=AVERAGE([.CZ31:.CZ40])" office:value-type="float" office:value="79.8214285714286" calcext:value-type="float">
            <text:p>79.8214285714286</text:p>
          </table:table-cell>
          <table:table-cell table:formula="of:=AVERAGE([.DA31:.DA40])" office:value-type="float" office:value="80.5357142857143" calcext:value-type="float">
            <text:p>80.5357142857143</text:p>
          </table:table-cell>
          <table:table-cell table:formula="of:=AVERAGE([.DB31:.DB40])" office:value-type="float" office:value="80.1785714285714" calcext:value-type="float">
            <text:p>80.1785714285714</text:p>
          </table:table-cell>
          <table:table-cell table:formula="of:=AVERAGE([.DC31:.DC40])" office:value-type="float" office:value="80" calcext:value-type="float">
            <text:p>80</text:p>
          </table:table-cell>
          <table:table-cell table:formula="of:=AVERAGE([.DD31:.DD40])" office:value-type="float" office:value="79.8214285714286" calcext:value-type="float">
            <text:p>79.8214285714286</text:p>
          </table:table-cell>
          <table:table-cell table:formula="of:=AVERAGE([.DE31:.DE40])" office:value-type="float" office:value="79.8214285714286" calcext:value-type="float">
            <text:p>79.8214285714286</text:p>
          </table:table-cell>
          <table:table-cell table:formula="of:=AVERAGE([.DF31:.DF40])" office:value-type="float" office:value="79.1071428571429" calcext:value-type="float">
            <text:p>79.1071428571429</text:p>
          </table:table-cell>
          <table:table-cell table:formula="of:=AVERAGE([.DG31:.DG40])" office:value-type="float" office:value="78.75" calcext:value-type="float">
            <text:p>78.75</text:p>
          </table:table-cell>
          <table:table-cell table:formula="of:=AVERAGE([.DH31:.DH40])" office:value-type="float" office:value="78.3928571428571" calcext:value-type="float">
            <text:p>78.3928571428571</text:p>
          </table:table-cell>
          <table:table-cell table:formula="of:=AVERAGE([.DI31:.DI40])" office:value-type="float" office:value="78.9285714285714" calcext:value-type="float">
            <text:p>78.9285714285714</text:p>
          </table:table-cell>
          <table:table-cell table:formula="of:=AVERAGE([.DJ31:.DJ40])" office:value-type="float" office:value="79.1071428571429" calcext:value-type="float">
            <text:p>79.1071428571429</text:p>
          </table:table-cell>
          <table:table-cell table:formula="of:=AVERAGE([.DK31:.DK40])" office:value-type="float" office:value="79.2857142857143" calcext:value-type="float">
            <text:p>79.2857142857143</text:p>
          </table:table-cell>
          <table:table-cell table:formula="of:=AVERAGE([.DL31:.DL40])" office:value-type="float" office:value="79.4642857142857" calcext:value-type="float">
            <text:p>79.4642857142857</text:p>
          </table:table-cell>
          <table:table-cell table:formula="of:=AVERAGE([.DM31:.DM40])" office:value-type="float" office:value="79.6428571428571" calcext:value-type="float">
            <text:p>79.6428571428571</text:p>
          </table:table-cell>
          <table:table-cell table:formula="of:=AVERAGE([.DN31:.DN40])" office:value-type="float" office:value="80.1785714285714" calcext:value-type="float">
            <text:p>80.1785714285714</text:p>
          </table:table-cell>
          <table:table-cell table:formula="of:=AVERAGE([.DO31:.DO40])" office:value-type="float" office:value="80.3571428571429" calcext:value-type="float">
            <text:p>80.3571428571429</text:p>
          </table:table-cell>
          <table:table-cell table:formula="of:=AVERAGE([.DP31:.DP40])" office:value-type="float" office:value="81.0714285714286" calcext:value-type="float">
            <text:p>81.0714285714286</text:p>
          </table:table-cell>
          <table:table-cell table:formula="of:=AVERAGE([.DQ31:.DQ40])" office:value-type="float" office:value="81.25" calcext:value-type="float">
            <text:p>81.25</text:p>
          </table:table-cell>
          <table:table-cell table:formula="of:=AVERAGE([.DR31:.DR40])" office:value-type="float" office:value="82.1428571428571" calcext:value-type="float">
            <text:p>82.1428571428571</text:p>
          </table:table-cell>
          <table:table-cell table:formula="of:=AVERAGE([.DS31:.DS40])" office:value-type="float" office:value="82.3214285714286" calcext:value-type="float">
            <text:p>82.3214285714286</text:p>
          </table:table-cell>
          <table:table-cell table:formula="of:=AVERAGE([.DT31:.DT40])" office:value-type="float" office:value="82.6785714285714" calcext:value-type="float">
            <text:p>82.6785714285714</text:p>
          </table:table-cell>
          <table:table-cell table:formula="of:=AVERAGE([.DU31:.DU40])" office:value-type="float" office:value="83.3928571428571" calcext:value-type="float">
            <text:p>83.3928571428571</text:p>
          </table:table-cell>
          <table:table-cell table:formula="of:=AVERAGE([.DV31:.DV40])" office:value-type="float" office:value="83.5714285714286" calcext:value-type="float">
            <text:p>83.5714285714286</text:p>
          </table:table-cell>
          <table:table-cell table:formula="of:=AVERAGE([.DW31:.DW40])" office:value-type="float" office:value="83.9285714285714" calcext:value-type="float">
            <text:p>83.9285714285714</text:p>
          </table:table-cell>
          <table:table-cell table:formula="of:=AVERAGE([.DX31:.DX40])" office:value-type="float" office:value="83.9285714285714" calcext:value-type="float">
            <text:p>83.9285714285714</text:p>
          </table:table-cell>
          <table:table-cell table:formula="of:=AVERAGE([.DY31:.DY40])" office:value-type="float" office:value="84.1071428571429" calcext:value-type="float">
            <text:p>84.1071428571429</text:p>
          </table:table-cell>
          <table:table-cell table:formula="of:=AVERAGE([.DZ31:.DZ40])" office:value-type="float" office:value="85.1785714285714" calcext:value-type="float">
            <text:p>85.1785714285714</text:p>
          </table:table-cell>
          <table:table-cell table:formula="of:=AVERAGE([.EA31:.EA40])" office:value-type="float" office:value="84.6428571428571" calcext:value-type="float">
            <text:p>84.642857142857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1:.B40])" office:value-type="float" office:value="0" calcext:value-type="float">
            <text:p>0</text:p>
          </table:table-cell>
          <table:table-cell table:formula="of:=STDEV([.C31:.C40])" office:value-type="float" office:value="4.329308701421" calcext:value-type="float">
            <text:p>4.329308701421</text:p>
          </table:table-cell>
          <table:table-cell table:formula="of:=STDEV([.D31:.D40])" office:value-type="float" office:value="5.71242529238575" calcext:value-type="float">
            <text:p>5.71242529238575</text:p>
          </table:table-cell>
          <table:table-cell table:formula="of:=STDEV([.E31:.E40])" office:value-type="float" office:value="4.45832935977952" calcext:value-type="float">
            <text:p>4.45832935977952</text:p>
          </table:table-cell>
          <table:table-cell table:formula="of:=STDEV([.F31:.F40])" office:value-type="float" office:value="4.3088002549652" calcext:value-type="float">
            <text:p>4.3088002549652</text:p>
          </table:table-cell>
          <table:table-cell table:formula="of:=STDEV([.G31:.G40])" office:value-type="float" office:value="3.68855556781659" calcext:value-type="float">
            <text:p>3.68855556781659</text:p>
          </table:table-cell>
          <table:table-cell table:formula="of:=STDEV([.H31:.H40])" office:value-type="float" office:value="3.97073335241855" calcext:value-type="float">
            <text:p>3.97073335241855</text:p>
          </table:table-cell>
          <table:table-cell table:formula="of:=STDEV([.I31:.I40])" office:value-type="float" office:value="3.12712512775326" calcext:value-type="float">
            <text:p>3.12712512775326</text:p>
          </table:table-cell>
          <table:table-cell table:formula="of:=STDEV([.J31:.J40])" office:value-type="float" office:value="3.41419771421428" calcext:value-type="float">
            <text:p>3.41419771421428</text:p>
          </table:table-cell>
          <table:table-cell table:formula="of:=STDEV([.K31:.K40])" office:value-type="float" office:value="2.0619652471058" calcext:value-type="float">
            <text:p>2.0619652471058</text:p>
          </table:table-cell>
          <table:table-cell table:formula="of:=STDEV([.L31:.L40])" office:value-type="float" office:value="2.02730790070552" calcext:value-type="float">
            <text:p>2.02730790070552</text:p>
          </table:table-cell>
          <table:table-cell table:formula="of:=STDEV([.M31:.M40])" office:value-type="float" office:value="2.97023213092253" calcext:value-type="float">
            <text:p>2.97023213092253</text:p>
          </table:table-cell>
          <table:table-cell table:formula="of:=STDEV([.N31:.N40])" office:value-type="float" office:value="3.41419771421428" calcext:value-type="float">
            <text:p>3.41419771421428</text:p>
          </table:table-cell>
          <table:table-cell table:formula="of:=STDEV([.O31:.O40])" office:value-type="float" office:value="3.47080469931268" calcext:value-type="float">
            <text:p>3.47080469931268</text:p>
          </table:table-cell>
          <table:table-cell table:formula="of:=STDEV([.P31:.P40])" office:value-type="float" office:value="3.83917035633264" calcext:value-type="float">
            <text:p>3.83917035633264</text:p>
          </table:table-cell>
          <table:table-cell table:formula="of:=STDEV([.Q31:.Q40])" office:value-type="float" office:value="3.78339251954064" calcext:value-type="float">
            <text:p>3.78339251954064</text:p>
          </table:table-cell>
          <table:table-cell table:formula="of:=STDEV([.R31:.R40])" office:value-type="float" office:value="4.37813703534126" calcext:value-type="float">
            <text:p>4.37813703534126</text:p>
          </table:table-cell>
          <table:table-cell table:formula="of:=STDEV([.S31:.S40])" office:value-type="float" office:value="3.41419771421428" calcext:value-type="float">
            <text:p>3.41419771421428</text:p>
          </table:table-cell>
          <table:table-cell table:formula="of:=STDEV([.T31:.T40])" office:value-type="float" office:value="3.59121503071389" calcext:value-type="float">
            <text:p>3.59121503071389</text:p>
          </table:table-cell>
          <table:table-cell table:formula="of:=STDEV([.U31:.U40])" office:value-type="float" office:value="4.56823425103569" calcext:value-type="float">
            <text:p>4.56823425103569</text:p>
          </table:table-cell>
          <table:table-cell table:formula="of:=STDEV([.V31:.V40])" office:value-type="float" office:value="4.94083475463027" calcext:value-type="float">
            <text:p>4.94083475463027</text:p>
          </table:table-cell>
          <table:table-cell table:formula="of:=STDEV([.W31:.W40])" office:value-type="float" office:value="4.72080477592818" calcext:value-type="float">
            <text:p>4.72080477592818</text:p>
          </table:table-cell>
          <table:table-cell table:formula="of:=STDEV([.X31:.X40])" office:value-type="float" office:value="3.76461626210521" calcext:value-type="float">
            <text:p>3.76461626210521</text:p>
          </table:table-cell>
          <table:table-cell table:formula="of:=STDEV([.Y31:.Y40])" office:value-type="float" office:value="4.39429257745042" calcext:value-type="float">
            <text:p>4.39429257745042</text:p>
          </table:table-cell>
          <table:table-cell table:formula="of:=STDEV([.Z31:.Z40])" office:value-type="float" office:value="3.39337924136648" calcext:value-type="float">
            <text:p>3.39337924136648</text:p>
          </table:table-cell>
          <table:table-cell table:formula="of:=STDEV([.AA31:.AA40])" office:value-type="float" office:value="2.25876975726313" calcext:value-type="float">
            <text:p>2.25876975726313</text:p>
          </table:table-cell>
          <table:table-cell table:formula="of:=STDEV([.AB31:.AB40])" office:value-type="float" office:value="2.55328697494371" calcext:value-type="float">
            <text:p>2.55328697494371</text:p>
          </table:table-cell>
          <table:table-cell table:formula="of:=STDEV([.AC31:.AC40])" office:value-type="float" office:value="2.58774584753383" calcext:value-type="float">
            <text:p>2.58774584753383</text:p>
          </table:table-cell>
          <table:table-cell table:formula="of:=STDEV([.AD31:.AD40])" office:value-type="float" office:value="1.56356256387663" calcext:value-type="float">
            <text:p>1.56356256387663</text:p>
          </table:table-cell>
          <table:table-cell table:formula="of:=STDEV([.AE31:.AE40])" office:value-type="float" office:value="0.862581949177946" calcext:value-type="float">
            <text:p>0.862581949177946</text:p>
          </table:table-cell>
          <table:table-cell table:formula="of:=STDEV([.AF31:.AF40])" office:value-type="float" office:value="0.862581949177946" calcext:value-type="float">
            <text:p>0.862581949177946</text:p>
          </table:table-cell>
          <table:table-cell table:formula="of:=STDEV([.AG31:.AG40])" office:value-type="float" office:value="0.752923252421045" calcext:value-type="float">
            <text:p>0.752923252421045</text:p>
          </table:table-cell>
          <table:table-cell table:formula="of:=STDEV([.AH31:.AH40])" office:value-type="float" office:value="0.564692439315784" calcext:value-type="float">
            <text:p>0.564692439315784</text:p>
          </table:table-cell>
          <table:table-cell table:formula="of:=STDEV([.AI31:.AI40])" office:value-type="float" office:value="0" calcext:value-type="float">
            <text:p>0</text:p>
          </table:table-cell>
          <table:table-cell table:formula="of:=STDEV([.AJ31:.AJ40])" office:value-type="float" office:value="0" calcext:value-type="float">
            <text:p>0</text:p>
          </table:table-cell>
          <table:table-cell table:formula="of:=STDEV([.AK31:.AK40])" office:value-type="float" office:value="0" calcext:value-type="float">
            <text:p>0</text:p>
          </table:table-cell>
          <table:table-cell table:formula="of:=STDEV([.AL31:.AL40])" office:value-type="float" office:value="0" calcext:value-type="float">
            <text:p>0</text:p>
          </table:table-cell>
          <table:table-cell table:formula="of:=STDEV([.AM31:.AM40])" office:value-type="float" office:value="0.564692439315784" calcext:value-type="float">
            <text:p>0.564692439315784</text:p>
          </table:table-cell>
          <table:table-cell table:formula="of:=STDEV([.AN31:.AN40])" office:value-type="float" office:value="0.564692439315784" calcext:value-type="float">
            <text:p>0.564692439315784</text:p>
          </table:table-cell>
          <table:table-cell table:formula="of:=STDEV([.AO31:.AO40])" office:value-type="float" office:value="0.564692439315784" calcext:value-type="float">
            <text:p>0.564692439315784</text:p>
          </table:table-cell>
          <table:table-cell table:formula="of:=STDEV([.AP31:.AP40])" office:value-type="float" office:value="1.12938487863156" calcext:value-type="float">
            <text:p>1.12938487863156</text:p>
          </table:table-cell>
          <table:table-cell table:formula="of:=STDEV([.AQ31:.AQ40])" office:value-type="float" office:value="1.12938487863156" calcext:value-type="float">
            <text:p>1.12938487863156</text:p>
          </table:table-cell>
          <table:table-cell table:formula="of:=STDEV([.AR31:.AR40])" office:value-type="float" office:value="1.12938487863156" calcext:value-type="float">
            <text:p>1.12938487863156</text:p>
          </table:table-cell>
          <table:table-cell table:formula="of:=STDEV([.AS31:.AS40])" office:value-type="float" office:value="2.26659913864997" calcext:value-type="float">
            <text:p>2.26659913864997</text:p>
          </table:table-cell>
          <table:table-cell table:formula="of:=STDEV([.AT31:.AT40])" office:value-type="float" office:value="2.26659913864997" calcext:value-type="float">
            <text:p>2.26659913864997</text:p>
          </table:table-cell>
          <table:table-cell table:formula="of:=STDEV([.AU31:.AU40])" office:value-type="float" office:value="2.81718084909506" calcext:value-type="float">
            <text:p>2.81718084909506</text:p>
          </table:table-cell>
          <table:table-cell table:formula="of:=STDEV([.AV31:.AV40])" office:value-type="float" office:value="3.61579584487796" calcext:value-type="float">
            <text:p>3.61579584487796</text:p>
          </table:table-cell>
          <table:table-cell table:formula="of:=STDEV([.AW31:.AW40])" office:value-type="float" office:value="4.07640325434856" calcext:value-type="float">
            <text:p>4.07640325434856</text:p>
          </table:table-cell>
          <table:table-cell table:formula="of:=STDEV([.AX31:.AX40])" office:value-type="float" office:value="4.04148695161142" calcext:value-type="float">
            <text:p>4.04148695161142</text:p>
          </table:table-cell>
          <table:table-cell table:formula="of:=STDEV([.AY31:.AY40])" office:value-type="float" office:value="5.24350370132029" calcext:value-type="float">
            <text:p>5.24350370132029</text:p>
          </table:table-cell>
          <table:table-cell table:formula="of:=STDEV([.AZ31:.AZ40])" office:value-type="float" office:value="5.28724237885773" calcext:value-type="float">
            <text:p>5.28724237885773</text:p>
          </table:table-cell>
          <table:table-cell table:formula="of:=STDEV([.BA31:.BA40])" office:value-type="float" office:value="5.69689814952638" calcext:value-type="float">
            <text:p>5.69689814952638</text:p>
          </table:table-cell>
          <table:table-cell table:formula="of:=STDEV([.BB31:.BB40])" office:value-type="float" office:value="5.99981103254959" calcext:value-type="float">
            <text:p>5.99981103254959</text:p>
          </table:table-cell>
          <table:table-cell table:formula="of:=STDEV([.BC31:.BC40])" office:value-type="float" office:value="6.88008727466661" calcext:value-type="float">
            <text:p>6.88008727466661</text:p>
          </table:table-cell>
          <table:table-cell table:formula="of:=STDEV([.BD31:.BD40])" office:value-type="float" office:value="7.58782665713212" calcext:value-type="float">
            <text:p>7.58782665713212</text:p>
          </table:table-cell>
          <table:table-cell table:formula="of:=STDEV([.BE31:.BE40])" office:value-type="float" office:value="8.35244407317193" calcext:value-type="float">
            <text:p>8.35244407317193</text:p>
          </table:table-cell>
          <table:table-cell table:formula="of:=STDEV([.BF31:.BF40])" office:value-type="float" office:value="8.6031983980225" calcext:value-type="float">
            <text:p>8.6031983980225</text:p>
          </table:table-cell>
          <table:table-cell table:formula="of:=STDEV([.BG31:.BG40])" office:value-type="float" office:value="9.11317105190697" calcext:value-type="float">
            <text:p>9.11317105190697</text:p>
          </table:table-cell>
          <table:table-cell table:formula="of:=STDEV([.BH31:.BH40])" office:value-type="float" office:value="9.5979258908316" calcext:value-type="float">
            <text:p>9.5979258908316</text:p>
          </table:table-cell>
          <table:table-cell table:formula="of:=STDEV([.BI31:.BI40])" office:value-type="float" office:value="9.53124709583243" calcext:value-type="float">
            <text:p>9.53124709583243</text:p>
          </table:table-cell>
          <table:table-cell table:formula="of:=STDEV([.BJ31:.BJ40])" office:value-type="float" office:value="8.68517450808144" calcext:value-type="float">
            <text:p>8.68517450808144</text:p>
          </table:table-cell>
          <table:table-cell table:formula="of:=STDEV([.BK31:.BK40])" office:value-type="float" office:value="8.91069639276761" calcext:value-type="float">
            <text:p>8.91069639276761</text:p>
          </table:table-cell>
          <table:table-cell table:formula="of:=STDEV([.BL31:.BL40])" office:value-type="float" office:value="8.66679748723871" calcext:value-type="float">
            <text:p>8.66679748723871</text:p>
          </table:table-cell>
          <table:table-cell table:formula="of:=STDEV([.BM31:.BM40])" office:value-type="float" office:value="8.83081404197772" calcext:value-type="float">
            <text:p>8.83081404197772</text:p>
          </table:table-cell>
          <table:table-cell table:formula="of:=STDEV([.BN31:.BN40])" office:value-type="float" office:value="8.67496985820794" calcext:value-type="float">
            <text:p>8.67496985820794</text:p>
          </table:table-cell>
          <table:table-cell table:formula="of:=STDEV([.BO31:.BO40])" office:value-type="float" office:value="8.88680708331482" calcext:value-type="float">
            <text:p>8.88680708331482</text:p>
          </table:table-cell>
          <table:table-cell table:formula="of:=STDEV([.BP31:.BP40])" office:value-type="float" office:value="9.89600116220019" calcext:value-type="float">
            <text:p>9.89600116220019</text:p>
          </table:table-cell>
          <table:table-cell table:formula="of:=STDEV([.BQ31:.BQ40])" office:value-type="float" office:value="9.81872257094425" calcext:value-type="float">
            <text:p>9.81872257094425</text:p>
          </table:table-cell>
          <table:table-cell table:formula="of:=STDEV([.BR31:.BR40])" office:value-type="float" office:value="9.64395937263074" calcext:value-type="float">
            <text:p>9.64395937263074</text:p>
          </table:table-cell>
          <table:table-cell table:formula="of:=STDEV([.BS31:.BS40])" office:value-type="float" office:value="9.33784208393891" calcext:value-type="float">
            <text:p>9.33784208393891</text:p>
          </table:table-cell>
          <table:table-cell table:formula="of:=STDEV([.BT31:.BT40])" office:value-type="float" office:value="9.75173686489162" calcext:value-type="float">
            <text:p>9.75173686489162</text:p>
          </table:table-cell>
          <table:table-cell table:formula="of:=STDEV([.BU31:.BU40])" office:value-type="float" office:value="10.059347702037" calcext:value-type="float">
            <text:p>10.059347702037</text:p>
          </table:table-cell>
          <table:table-cell table:formula="of:=STDEV([.BV31:.BV40])" office:value-type="float" office:value="10.412414097938" calcext:value-type="float">
            <text:p>10.412414097938</text:p>
          </table:table-cell>
          <table:table-cell table:formula="of:=STDEV([.BW31:.BW40])" office:value-type="float" office:value="10.3800376399075" calcext:value-type="float">
            <text:p>10.3800376399075</text:p>
          </table:table-cell>
          <table:table-cell table:formula="of:=STDEV([.BX31:.BX40])" office:value-type="float" office:value="11.2624332907289" calcext:value-type="float">
            <text:p>11.2624332907289</text:p>
          </table:table-cell>
          <table:table-cell table:formula="of:=STDEV([.BY31:.BY40])" office:value-type="float" office:value="11.8883815879221" calcext:value-type="float">
            <text:p>11.8883815879221</text:p>
          </table:table-cell>
          <table:table-cell table:formula="of:=STDEV([.BZ31:.BZ40])" office:value-type="float" office:value="11.5113569082225" calcext:value-type="float">
            <text:p>11.5113569082225</text:p>
          </table:table-cell>
          <table:table-cell table:formula="of:=STDEV([.CA31:.CA40])" office:value-type="float" office:value="11.1740000288165" calcext:value-type="float">
            <text:p>11.1740000288165</text:p>
          </table:table-cell>
          <table:table-cell table:formula="of:=STDEV([.CB31:.CB40])" office:value-type="float" office:value="11.2640061464436" calcext:value-type="float">
            <text:p>11.2640061464436</text:p>
          </table:table-cell>
          <table:table-cell table:formula="of:=STDEV([.CC31:.CC40])" office:value-type="float" office:value="11.0864593310428" calcext:value-type="float">
            <text:p>11.0864593310428</text:p>
          </table:table-cell>
          <table:table-cell table:formula="of:=STDEV([.CD31:.CD40])" office:value-type="float" office:value="11.2135653393133" calcext:value-type="float">
            <text:p>11.2135653393133</text:p>
          </table:table-cell>
          <table:table-cell table:formula="of:=STDEV([.CE31:.CE40])" office:value-type="float" office:value="11.5865201410774" calcext:value-type="float">
            <text:p>11.5865201410774</text:p>
          </table:table-cell>
          <table:table-cell table:formula="of:=STDEV([.CF31:.CF40])" office:value-type="float" office:value="11.5436296496175" calcext:value-type="float">
            <text:p>11.5436296496175</text:p>
          </table:table-cell>
          <table:table-cell table:formula="of:=STDEV([.CG31:.CG40])" office:value-type="float" office:value="11.6170592560956" calcext:value-type="float">
            <text:p>11.6170592560956</text:p>
          </table:table-cell>
          <table:table-cell table:formula="of:=STDEV([.CH31:.CH40])" office:value-type="float" office:value="11.726341550876" calcext:value-type="float">
            <text:p>11.726341550876</text:p>
          </table:table-cell>
          <table:table-cell table:formula="of:=STDEV([.CI31:.CI40])" office:value-type="float" office:value="12.1171529999995" calcext:value-type="float">
            <text:p>12.1171529999995</text:p>
          </table:table-cell>
          <table:table-cell table:formula="of:=STDEV([.CJ31:.CJ40])" office:value-type="float" office:value="12.4417577375911" calcext:value-type="float">
            <text:p>12.4417577375911</text:p>
          </table:table-cell>
          <table:table-cell table:formula="of:=STDEV([.CK31:.CK40])" office:value-type="float" office:value="13.0083698853788" calcext:value-type="float">
            <text:p>13.0083698853788</text:p>
          </table:table-cell>
          <table:table-cell table:formula="of:=STDEV([.CL31:.CL40])" office:value-type="float" office:value="14.2372690475376" calcext:value-type="float">
            <text:p>14.2372690475376</text:p>
          </table:table-cell>
          <table:table-cell table:formula="of:=STDEV([.CM31:.CM40])" office:value-type="float" office:value="14.1724178002151" calcext:value-type="float">
            <text:p>14.1724178002151</text:p>
          </table:table-cell>
          <table:table-cell table:formula="of:=STDEV([.CN31:.CN40])" office:value-type="float" office:value="14.3352316414194" calcext:value-type="float">
            <text:p>14.3352316414194</text:p>
          </table:table-cell>
          <table:table-cell table:formula="of:=STDEV([.CO31:.CO40])" office:value-type="float" office:value="14.7121376918806" calcext:value-type="float">
            <text:p>14.7121376918806</text:p>
          </table:table-cell>
          <table:table-cell table:formula="of:=STDEV([.CP31:.CP40])" office:value-type="float" office:value="14.7554229240959" calcext:value-type="float">
            <text:p>14.7554229240959</text:p>
          </table:table-cell>
          <table:table-cell table:formula="of:=STDEV([.CQ31:.CQ40])" office:value-type="float" office:value="16.180187557249" calcext:value-type="float">
            <text:p>16.180187557249</text:p>
          </table:table-cell>
          <table:table-cell table:formula="of:=STDEV([.CR31:.CR40])" office:value-type="float" office:value="16.5696581566601" calcext:value-type="float">
            <text:p>16.5696581566601</text:p>
          </table:table-cell>
          <table:table-cell table:formula="of:=STDEV([.CS31:.CS40])" office:value-type="float" office:value="16.9083245742828" calcext:value-type="float">
            <text:p>16.9083245742828</text:p>
          </table:table-cell>
          <table:table-cell table:formula="of:=STDEV([.CT31:.CT40])" office:value-type="float" office:value="16.6921573774582" calcext:value-type="float">
            <text:p>16.6921573774582</text:p>
          </table:table-cell>
          <table:table-cell table:formula="of:=STDEV([.CU31:.CU40])" office:value-type="float" office:value="17.4923047544794" calcext:value-type="float">
            <text:p>17.4923047544794</text:p>
          </table:table-cell>
          <table:table-cell table:formula="of:=STDEV([.CV31:.CV40])" office:value-type="float" office:value="18.4619790705605" calcext:value-type="float">
            <text:p>18.4619790705605</text:p>
          </table:table-cell>
          <table:table-cell table:formula="of:=STDEV([.CW31:.CW40])" office:value-type="float" office:value="18.063294172766" calcext:value-type="float">
            <text:p>18.063294172766</text:p>
          </table:table-cell>
          <table:table-cell table:formula="of:=STDEV([.CX31:.CX40])" office:value-type="float" office:value="17.8213927855352" calcext:value-type="float">
            <text:p>17.8213927855352</text:p>
          </table:table-cell>
          <table:table-cell table:formula="of:=STDEV([.CY31:.CY40])" office:value-type="float" office:value="16.7313794696348" calcext:value-type="float">
            <text:p>16.7313794696348</text:p>
          </table:table-cell>
          <table:table-cell table:formula="of:=STDEV([.CZ31:.CZ40])" office:value-type="float" office:value="16.1933208285324" calcext:value-type="float">
            <text:p>16.1933208285324</text:p>
          </table:table-cell>
          <table:table-cell table:formula="of:=STDEV([.DA31:.DA40])" office:value-type="float" office:value="15.9818934537603" calcext:value-type="float">
            <text:p>15.9818934537603</text:p>
          </table:table-cell>
          <table:table-cell table:formula="of:=STDEV([.DB31:.DB40])" office:value-type="float" office:value="17.0958764305813" calcext:value-type="float">
            <text:p>17.0958764305813</text:p>
          </table:table-cell>
          <table:table-cell table:formula="of:=STDEV([.DC31:.DC40])" office:value-type="float" office:value="18.2263421038139" calcext:value-type="float">
            <text:p>18.2263421038139</text:p>
          </table:table-cell>
          <table:table-cell table:formula="of:=STDEV([.DD31:.DD40])" office:value-type="float" office:value="17.9767817625871" calcext:value-type="float">
            <text:p>17.9767817625871</text:p>
          </table:table-cell>
          <table:table-cell table:formula="of:=STDEV([.DE31:.DE40])" office:value-type="float" office:value="18.482118894241" calcext:value-type="float">
            <text:p>18.482118894241</text:p>
          </table:table-cell>
          <table:table-cell table:formula="of:=STDEV([.DF31:.DF40])" office:value-type="float" office:value="18.7674710742162" calcext:value-type="float">
            <text:p>18.7674710742162</text:p>
          </table:table-cell>
          <table:table-cell table:formula="of:=STDEV([.DG31:.DG40])" office:value-type="float" office:value="19.9106920421258" calcext:value-type="float">
            <text:p>19.9106920421258</text:p>
          </table:table-cell>
          <table:table-cell table:formula="of:=STDEV([.DH31:.DH40])" office:value-type="float" office:value="19.9462500524901" calcext:value-type="float">
            <text:p>19.9462500524901</text:p>
          </table:table-cell>
          <table:table-cell table:formula="of:=STDEV([.DI31:.DI40])" office:value-type="float" office:value="20.4782667828808" calcext:value-type="float">
            <text:p>20.4782667828808</text:p>
          </table:table-cell>
          <table:table-cell table:formula="of:=STDEV([.DJ31:.DJ40])" office:value-type="float" office:value="21.045686455123" calcext:value-type="float">
            <text:p>21.045686455123</text:p>
          </table:table-cell>
          <table:table-cell table:formula="of:=STDEV([.DK31:.DK40])" office:value-type="float" office:value="21.0313716648322" calcext:value-type="float">
            <text:p>21.0313716648322</text:p>
          </table:table-cell>
          <table:table-cell table:formula="of:=STDEV([.DL31:.DL40])" office:value-type="float" office:value="21.0322139810176" calcext:value-type="float">
            <text:p>21.0322139810176</text:p>
          </table:table-cell>
          <table:table-cell table:formula="of:=STDEV([.DM31:.DM40])" office:value-type="float" office:value="21.0482115839886" calcext:value-type="float">
            <text:p>21.0482115839886</text:p>
          </table:table-cell>
          <table:table-cell table:formula="of:=STDEV([.DN31:.DN40])" office:value-type="float" office:value="20.2284640948637" calcext:value-type="float">
            <text:p>20.2284640948637</text:p>
          </table:table-cell>
          <table:table-cell table:formula="of:=STDEV([.DO31:.DO40])" office:value-type="float" office:value="20.167945650116" calcext:value-type="float">
            <text:p>20.167945650116</text:p>
          </table:table-cell>
          <table:table-cell table:formula="of:=STDEV([.DP31:.DP40])" office:value-type="float" office:value="19.7094829668579" calcext:value-type="float">
            <text:p>19.7094829668579</text:p>
          </table:table-cell>
          <table:table-cell table:formula="of:=STDEV([.DQ31:.DQ40])" office:value-type="float" office:value="19.7463004945219" calcext:value-type="float">
            <text:p>19.7463004945219</text:p>
          </table:table-cell>
          <table:table-cell table:formula="of:=STDEV([.DR31:.DR40])" office:value-type="float" office:value="19.306279452651" calcext:value-type="float">
            <text:p>19.306279452651</text:p>
          </table:table-cell>
          <table:table-cell table:formula="of:=STDEV([.DS31:.DS40])" office:value-type="float" office:value="18.7561403399931" calcext:value-type="float">
            <text:p>18.7561403399931</text:p>
          </table:table-cell>
          <table:table-cell table:formula="of:=STDEV([.DT31:.DT40])" office:value-type="float" office:value="18.3281145942647" calcext:value-type="float">
            <text:p>18.3281145942647</text:p>
          </table:table-cell>
          <table:table-cell table:formula="of:=STDEV([.DU31:.DU40])" office:value-type="float" office:value="17.232117155997" calcext:value-type="float">
            <text:p>17.232117155997</text:p>
          </table:table-cell>
          <table:table-cell table:formula="of:=STDEV([.DV31:.DV40])" office:value-type="float" office:value="17.3703490161629" calcext:value-type="float">
            <text:p>17.3703490161629</text:p>
          </table:table-cell>
          <table:table-cell table:formula="of:=STDEV([.DW31:.DW40])" office:value-type="float" office:value="18.0936716113937" calcext:value-type="float">
            <text:p>18.0936716113937</text:p>
          </table:table-cell>
          <table:table-cell table:formula="of:=STDEV([.DX31:.DX40])" office:value-type="float" office:value="18.1523222404487" calcext:value-type="float">
            <text:p>18.1523222404487</text:p>
          </table:table-cell>
          <table:table-cell table:formula="of:=STDEV([.DY31:.DY40])" office:value-type="float" office:value="17.66664260042" calcext:value-type="float">
            <text:p>17.66664260042</text:p>
          </table:table-cell>
          <table:table-cell table:formula="of:=STDEV([.DZ31:.DZ40])" office:value-type="float" office:value="14.9178114940913" calcext:value-type="float">
            <text:p>14.9178114940913</text:p>
          </table:table-cell>
          <table:table-cell table:formula="of:=STDEV([.EA31:.EA40])" office:value-type="float" office:value="15.4578646077423" calcext:value-type="float">
            <text:p>15.4578646077423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41]+[.B42]" office:value-type="float" office:value="0" calcext:value-type="float">
            <text:p>0</text:p>
          </table:table-cell>
          <table:table-cell table:formula="of:=[.C41]+[.C42]" office:value-type="float" office:value="45.579308701421" calcext:value-type="float">
            <text:p>45.579308701421</text:p>
          </table:table-cell>
          <table:table-cell table:formula="of:=[.D41]+[.D42]" office:value-type="float" office:value="58.7481395781" calcext:value-type="float">
            <text:p>58.7481395781</text:p>
          </table:table-cell>
          <table:table-cell table:formula="of:=[.E41]+[.E42]" office:value-type="float" office:value="61.0654722169224" calcext:value-type="float">
            <text:p>61.0654722169224</text:p>
          </table:table-cell>
          <table:table-cell table:formula="of:=[.F41]+[.F42]" office:value-type="float" office:value="60.3802288263938" calcext:value-type="float">
            <text:p>60.3802288263938</text:p>
          </table:table-cell>
          <table:table-cell table:formula="of:=[.G41]+[.G42]" office:value-type="float" office:value="59.7599841392452" calcext:value-type="float">
            <text:p>59.7599841392452</text:p>
          </table:table-cell>
          <table:table-cell table:formula="of:=[.H41]+[.H42]" office:value-type="float" office:value="58.4350190667043" calcext:value-type="float">
            <text:p>58.4350190667043</text:p>
          </table:table-cell>
          <table:table-cell table:formula="of:=[.I41]+[.I42]" office:value-type="float" office:value="58.841410842039" calcext:value-type="float">
            <text:p>58.841410842039</text:p>
          </table:table-cell>
          <table:table-cell table:formula="of:=[.J41]+[.J42]" office:value-type="float" office:value="58.5927691427857" calcext:value-type="float">
            <text:p>58.5927691427857</text:p>
          </table:table-cell>
          <table:table-cell table:formula="of:=[.K41]+[.K42]" office:value-type="float" office:value="57.4191081042487" calcext:value-type="float">
            <text:p>57.4191081042487</text:p>
          </table:table-cell>
          <table:table-cell table:formula="of:=[.L41]+[.L42]" office:value-type="float" office:value="58.8130221864198" calcext:value-type="float">
            <text:p>58.8130221864198</text:p>
          </table:table-cell>
          <table:table-cell table:formula="of:=[.M41]+[.M42]" office:value-type="float" office:value="62.0773749880654" calcext:value-type="float">
            <text:p>62.0773749880654</text:p>
          </table:table-cell>
          <table:table-cell table:formula="of:=[.N41]+[.N42]" office:value-type="float" office:value="64.3070548570714" calcext:value-type="float">
            <text:p>64.3070548570714</text:p>
          </table:table-cell>
          <table:table-cell table:formula="of:=[.O41]+[.O42]" office:value-type="float" office:value="65.9708046993127" calcext:value-type="float">
            <text:p>65.9708046993127</text:p>
          </table:table-cell>
          <table:table-cell table:formula="of:=[.P41]+[.P42]" office:value-type="float" office:value="67.7677417849041" calcext:value-type="float">
            <text:p>67.7677417849041</text:p>
          </table:table-cell>
          <table:table-cell table:formula="of:=[.Q41]+[.Q42]" office:value-type="float" office:value="68.7833925195406" calcext:value-type="float">
            <text:p>68.7833925195406</text:p>
          </table:table-cell>
          <table:table-cell table:formula="of:=[.R41]+[.R42]" office:value-type="float" office:value="70.9852798924841" calcext:value-type="float">
            <text:p>70.9852798924841</text:p>
          </table:table-cell>
          <table:table-cell table:formula="of:=[.S41]+[.S42]" office:value-type="float" office:value="73.2356262856429" calcext:value-type="float">
            <text:p>73.2356262856429</text:p>
          </table:table-cell>
          <table:table-cell table:formula="of:=[.T41]+[.T42]" office:value-type="float" office:value="77.5197864592853" calcext:value-type="float">
            <text:p>77.5197864592853</text:p>
          </table:table-cell>
          <table:table-cell table:formula="of:=[.U41]+[.U42]" office:value-type="float" office:value="81.1753771081786" calcext:value-type="float">
            <text:p>81.1753771081786</text:p>
          </table:table-cell>
          <table:table-cell table:formula="of:=[.V41]+[.V42]" office:value-type="float" office:value="85.1194061832017" calcext:value-type="float">
            <text:p>85.1194061832017</text:p>
          </table:table-cell>
          <table:table-cell table:formula="of:=[.W41]+[.W42]" office:value-type="float" office:value="86.6850904902139" calcext:value-type="float">
            <text:p>86.6850904902139</text:p>
          </table:table-cell>
          <table:table-cell table:formula="of:=[.X41]+[.X42]" office:value-type="float" office:value="89.4789019763909" calcext:value-type="float">
            <text:p>89.4789019763909</text:p>
          </table:table-cell>
          <table:table-cell table:formula="of:=[.Y41]+[.Y42]" office:value-type="float" office:value="92.7871497203076" calcext:value-type="float">
            <text:p>92.7871497203076</text:p>
          </table:table-cell>
          <table:table-cell table:formula="of:=[.Z41]+[.Z42]" office:value-type="float" office:value="95.3576649556522" calcext:value-type="float">
            <text:p>95.3576649556522</text:p>
          </table:table-cell>
          <table:table-cell table:formula="of:=[.AA41]+[.AA42]" office:value-type="float" office:value="96.1873411858346" calcext:value-type="float">
            <text:p>96.1873411858346</text:p>
          </table:table-cell>
          <table:table-cell table:formula="of:=[.AB41]+[.AB42]" office:value-type="float" office:value="98.2675726892294" calcext:value-type="float">
            <text:p>98.2675726892294</text:p>
          </table:table-cell>
          <table:table-cell table:formula="of:=[.AC41]+[.AC42]" office:value-type="float" office:value="99.1948887046767" calcext:value-type="float">
            <text:p>99.1948887046767</text:p>
          </table:table-cell>
          <table:table-cell table:formula="of:=[.AD41]+[.AD42]" office:value-type="float" office:value="99.5992768495909" calcext:value-type="float">
            <text:p>99.5992768495909</text:p>
          </table:table-cell>
          <table:table-cell table:formula="of:=[.AE41]+[.AE42]" office:value-type="float" office:value="99.612581949178" calcext:value-type="float">
            <text:p>99.612581949178</text:p>
          </table:table-cell>
          <table:table-cell table:formula="of:=[.AF41]+[.AF42]" office:value-type="float" office:value="100.326867663464" calcext:value-type="float">
            <text:p>100.326867663464</text:p>
          </table:table-cell>
          <table:table-cell table:formula="of:=[.AG41]+[.AG42]" office:value-type="float" office:value="100.395780395278" calcext:value-type="float">
            <text:p>100.395780395278</text:p>
          </table:table-cell>
          <table:table-cell table:formula="of:=[.AH41]+[.AH42]" office:value-type="float" office:value="100.386121010744" calcext:value-type="float">
            <text:p>100.386121010744</text:p>
          </table:table-cell>
          <table:table-cell table:formula="of:=[.AI41]+[.AI42]" office:value-type="float" office:value="100" calcext:value-type="float">
            <text:p>100</text:p>
          </table:table-cell>
          <table:table-cell table:formula="of:=[.AJ41]+[.AJ42]" office:value-type="float" office:value="100" calcext:value-type="float">
            <text:p>100</text:p>
          </table:table-cell>
          <table:table-cell table:formula="of:=[.AK41]+[.AK42]" office:value-type="float" office:value="100" calcext:value-type="float">
            <text:p>100</text:p>
          </table:table-cell>
          <table:table-cell table:formula="of:=[.AL41]+[.AL42]" office:value-type="float" office:value="100" calcext:value-type="float">
            <text:p>100</text:p>
          </table:table-cell>
          <table:table-cell table:formula="of:=[.AM41]+[.AM42]" office:value-type="float" office:value="100.386121010744" calcext:value-type="float">
            <text:p>100.386121010744</text:p>
          </table:table-cell>
          <table:table-cell table:formula="of:=[.AN41]+[.AN42]" office:value-type="float" office:value="100.386121010744" calcext:value-type="float">
            <text:p>100.386121010744</text:p>
          </table:table-cell>
          <table:table-cell table:formula="of:=[.AO41]+[.AO42]" office:value-type="float" office:value="100.386121010744" calcext:value-type="float">
            <text:p>100.386121010744</text:p>
          </table:table-cell>
          <table:table-cell table:formula="of:=[.AP41]+[.AP42]" office:value-type="float" office:value="100.772242021489" calcext:value-type="float">
            <text:p>100.772242021489</text:p>
          </table:table-cell>
          <table:table-cell table:formula="of:=[.AQ41]+[.AQ42]" office:value-type="float" office:value="100.772242021489" calcext:value-type="float">
            <text:p>100.772242021489</text:p>
          </table:table-cell>
          <table:table-cell table:formula="of:=[.AR41]+[.AR42]" office:value-type="float" office:value="100.772242021489" calcext:value-type="float">
            <text:p>100.772242021489</text:p>
          </table:table-cell>
          <table:table-cell table:formula="of:=[.AS41]+[.AS42]" office:value-type="float" office:value="101.373741995793" calcext:value-type="float">
            <text:p>101.373741995793</text:p>
          </table:table-cell>
          <table:table-cell table:formula="of:=[.AT41]+[.AT42]" office:value-type="float" office:value="101.373741995793" calcext:value-type="float">
            <text:p>101.373741995793</text:p>
          </table:table-cell>
          <table:table-cell table:formula="of:=[.AU41]+[.AU42]" office:value-type="float" office:value="101.745752277666" calcext:value-type="float">
            <text:p>101.745752277666</text:p>
          </table:table-cell>
          <table:table-cell table:formula="of:=[.AV41]+[.AV42]" office:value-type="float" office:value="102.008652987735" calcext:value-type="float">
            <text:p>102.008652987735</text:p>
          </table:table-cell>
          <table:table-cell table:formula="of:=[.AW41]+[.AW42]" office:value-type="float" office:value="102.112117540063" calcext:value-type="float">
            <text:p>102.112117540063</text:p>
          </table:table-cell>
          <table:table-cell table:formula="of:=[.AX41]+[.AX42]" office:value-type="float" office:value="101.720058380183" calcext:value-type="float">
            <text:p>101.720058380183</text:p>
          </table:table-cell>
          <table:table-cell table:formula="of:=[.AY41]+[.AY42]" office:value-type="float" office:value="102.029217987035" calcext:value-type="float">
            <text:p>102.029217987035</text:p>
          </table:table-cell>
          <table:table-cell table:formula="of:=[.AZ41]+[.AZ42]" office:value-type="float" office:value="101.894385236001" calcext:value-type="float">
            <text:p>101.894385236001</text:p>
          </table:table-cell>
          <table:table-cell table:formula="of:=[.BA41]+[.BA42]" office:value-type="float" office:value="101.768326720955" calcext:value-type="float">
            <text:p>101.768326720955</text:p>
          </table:table-cell>
          <table:table-cell table:formula="of:=[.BB41]+[.BB42]" office:value-type="float" office:value="100.99981103255" calcext:value-type="float">
            <text:p>100.99981103255</text:p>
          </table:table-cell>
          <table:table-cell table:formula="of:=[.BC41]+[.BC42]" office:value-type="float" office:value="101.165801560381" calcext:value-type="float">
            <text:p>101.165801560381</text:p>
          </table:table-cell>
          <table:table-cell table:formula="of:=[.BD41]+[.BD42]" office:value-type="float" office:value="101.337826657132" calcext:value-type="float">
            <text:p>101.337826657132</text:p>
          </table:table-cell>
          <table:table-cell table:formula="of:=[.BE41]+[.BE42]" office:value-type="float" office:value="101.388158358886" calcext:value-type="float">
            <text:p>101.388158358886</text:p>
          </table:table-cell>
          <table:table-cell table:formula="of:=[.BF41]+[.BF42]" office:value-type="float" office:value="101.281769826594" calcext:value-type="float">
            <text:p>101.281769826594</text:p>
          </table:table-cell>
          <table:table-cell table:formula="of:=[.BG41]+[.BG42]" office:value-type="float" office:value="101.256028194764" calcext:value-type="float">
            <text:p>101.256028194764</text:p>
          </table:table-cell>
          <table:table-cell table:formula="of:=[.BH41]+[.BH42]" office:value-type="float" office:value="100.66935446226" calcext:value-type="float">
            <text:p>100.66935446226</text:p>
          </table:table-cell>
          <table:table-cell table:formula="of:=[.BI41]+[.BI42]" office:value-type="float" office:value="99.5312470958324" calcext:value-type="float">
            <text:p>99.5312470958324</text:p>
          </table:table-cell>
          <table:table-cell table:formula="of:=[.BJ41]+[.BJ42]" office:value-type="float" office:value="98.1494602223671" calcext:value-type="float">
            <text:p>98.1494602223671</text:p>
          </table:table-cell>
          <table:table-cell table:formula="of:=[.BK41]+[.BK42]" office:value-type="float" office:value="97.6606963927676" calcext:value-type="float">
            <text:p>97.6606963927676</text:p>
          </table:table-cell>
          <table:table-cell table:formula="of:=[.BL41]+[.BL42]" office:value-type="float" office:value="96.1667974872387" calcext:value-type="float">
            <text:p>96.1667974872387</text:p>
          </table:table-cell>
          <table:table-cell table:formula="of:=[.BM41]+[.BM42]" office:value-type="float" office:value="95.7950997562634" calcext:value-type="float">
            <text:p>95.7950997562634</text:p>
          </table:table-cell>
          <table:table-cell table:formula="of:=[.BN41]+[.BN42]" office:value-type="float" office:value="95.1035412867794" calcext:value-type="float">
            <text:p>95.1035412867794</text:p>
          </table:table-cell>
          <table:table-cell table:formula="of:=[.BO41]+[.BO42]" office:value-type="float" office:value="94.779664226172" calcext:value-type="float">
            <text:p>94.779664226172</text:p>
          </table:table-cell>
          <table:table-cell table:formula="of:=[.BP41]+[.BP42]" office:value-type="float" office:value="94.8960011622002" calcext:value-type="float">
            <text:p>94.8960011622002</text:p>
          </table:table-cell>
          <table:table-cell table:formula="of:=[.BQ41]+[.BQ42]" office:value-type="float" office:value="94.9972939995157" calcext:value-type="float">
            <text:p>94.9972939995157</text:p>
          </table:table-cell>
          <table:table-cell table:formula="of:=[.BR41]+[.BR42]" office:value-type="float" office:value="94.4653879440593" calcext:value-type="float">
            <text:p>94.4653879440593</text:p>
          </table:table-cell>
          <table:table-cell table:formula="of:=[.BS41]+[.BS42]" office:value-type="float" office:value="94.5164135125103" calcext:value-type="float">
            <text:p>94.5164135125103</text:p>
          </table:table-cell>
          <table:table-cell table:formula="of:=[.BT41]+[.BT42]" office:value-type="float" office:value="94.7517368648916" calcext:value-type="float">
            <text:p>94.7517368648916</text:p>
          </table:table-cell>
          <table:table-cell table:formula="of:=[.BU41]+[.BU42]" office:value-type="float" office:value="94.3450619877513" calcext:value-type="float">
            <text:p>94.3450619877513</text:p>
          </table:table-cell>
          <table:table-cell table:formula="of:=[.BV41]+[.BV42]" office:value-type="float" office:value="94.3409855265095" calcext:value-type="float">
            <text:p>94.3409855265095</text:p>
          </table:table-cell>
          <table:table-cell table:formula="of:=[.BW41]+[.BW42]" office:value-type="float" office:value="94.8443233541932" calcext:value-type="float">
            <text:p>94.8443233541932</text:p>
          </table:table-cell>
          <table:table-cell table:formula="of:=[.BX41]+[.BX42]" office:value-type="float" office:value="95.1910047193003" calcext:value-type="float">
            <text:p>95.1910047193003</text:p>
          </table:table-cell>
          <table:table-cell table:formula="of:=[.BY41]+[.BY42]" office:value-type="float" office:value="95.6383815879221" calcext:value-type="float">
            <text:p>95.6383815879221</text:p>
          </table:table-cell>
          <table:table-cell table:formula="of:=[.BZ41]+[.BZ42]" office:value-type="float" office:value="95.4399283367939" calcext:value-type="float">
            <text:p>95.4399283367939</text:p>
          </table:table-cell>
          <table:table-cell table:formula="of:=[.CA41]+[.CA42]" office:value-type="float" office:value="94.0311428859594" calcext:value-type="float">
            <text:p>94.0311428859594</text:p>
          </table:table-cell>
          <table:table-cell table:formula="of:=[.CB41]+[.CB42]" office:value-type="float" office:value="93.9425775750151" calcext:value-type="float">
            <text:p>93.9425775750151</text:p>
          </table:table-cell>
          <table:table-cell table:formula="of:=[.CC41]+[.CC42]" office:value-type="float" office:value="93.0507450453285" calcext:value-type="float">
            <text:p>93.0507450453285</text:p>
          </table:table-cell>
          <table:table-cell table:formula="of:=[.CD41]+[.CD42]" office:value-type="float" office:value="93.5349939107418" calcext:value-type="float">
            <text:p>93.5349939107418</text:p>
          </table:table-cell>
          <table:table-cell table:formula="of:=[.CE41]+[.CE42]" office:value-type="float" office:value="93.5508058553631" calcext:value-type="float">
            <text:p>93.5508058553631</text:p>
          </table:table-cell>
          <table:table-cell table:formula="of:=[.CF41]+[.CF42]" office:value-type="float" office:value="94.2222010781889" calcext:value-type="float">
            <text:p>94.2222010781889</text:p>
          </table:table-cell>
          <table:table-cell table:formula="of:=[.CG41]+[.CG42]" office:value-type="float" office:value="93.9384878275242" calcext:value-type="float">
            <text:p>93.9384878275242</text:p>
          </table:table-cell>
          <table:table-cell table:formula="of:=[.CH41]+[.CH42]" office:value-type="float" office:value="93.3334844080189" calcext:value-type="float">
            <text:p>93.3334844080189</text:p>
          </table:table-cell>
          <table:table-cell table:formula="of:=[.CI41]+[.CI42]" office:value-type="float" office:value="93.5457244285709" calcext:value-type="float">
            <text:p>93.5457244285709</text:p>
          </table:table-cell>
          <table:table-cell table:formula="of:=[.CJ41]+[.CJ42]" office:value-type="float" office:value="92.9774720233054" calcext:value-type="float">
            <text:p>92.9774720233054</text:p>
          </table:table-cell>
          <table:table-cell table:formula="of:=[.CK41]+[.CK42]" office:value-type="float" office:value="93.0083698853788" calcext:value-type="float">
            <text:p>93.0083698853788</text:p>
          </table:table-cell>
          <table:table-cell table:formula="of:=[.CL41]+[.CL42]" office:value-type="float" office:value="94.0586976189662" calcext:value-type="float">
            <text:p>94.0586976189662</text:p>
          </table:table-cell>
          <table:table-cell table:formula="of:=[.CM41]+[.CM42]" office:value-type="float" office:value="92.9224178002152" calcext:value-type="float">
            <text:p>92.9224178002152</text:p>
          </table:table-cell>
          <table:table-cell table:formula="of:=[.CN41]+[.CN42]" office:value-type="float" office:value="92.906660212848" calcext:value-type="float">
            <text:p>92.906660212848</text:p>
          </table:table-cell>
          <table:table-cell table:formula="of:=[.CO41]+[.CO42]" office:value-type="float" office:value="93.1049948347377" calcext:value-type="float">
            <text:p>93.1049948347377</text:p>
          </table:table-cell>
          <table:table-cell table:formula="of:=[.CP41]+[.CP42]" office:value-type="float" office:value="92.4339943526673" calcext:value-type="float">
            <text:p>92.4339943526673</text:p>
          </table:table-cell>
          <table:table-cell table:formula="of:=[.CQ41]+[.CQ42]" office:value-type="float" office:value="93.1444732715347" calcext:value-type="float">
            <text:p>93.1444732715347</text:p>
          </table:table-cell>
          <table:table-cell table:formula="of:=[.CR41]+[.CR42]" office:value-type="float" office:value="93.5339438709458" calcext:value-type="float">
            <text:p>93.5339438709458</text:p>
          </table:table-cell>
          <table:table-cell table:formula="of:=[.CS41]+[.CS42]" office:value-type="float" office:value="93.8726102885686" calcext:value-type="float">
            <text:p>93.8726102885686</text:p>
          </table:table-cell>
          <table:table-cell table:formula="of:=[.CT41]+[.CT42]" office:value-type="float" office:value="94.1921573774582" calcext:value-type="float">
            <text:p>94.1921573774582</text:p>
          </table:table-cell>
          <table:table-cell table:formula="of:=[.CU41]+[.CU42]" office:value-type="float" office:value="95.7065904687651" calcext:value-type="float">
            <text:p>95.7065904687651</text:p>
          </table:table-cell>
          <table:table-cell table:formula="of:=[.CV41]+[.CV42]" office:value-type="float" office:value="97.0334076419891" calcext:value-type="float">
            <text:p>97.0334076419891</text:p>
          </table:table-cell>
          <table:table-cell table:formula="of:=[.CW41]+[.CW42]" office:value-type="float" office:value="96.4561513156231" calcext:value-type="float">
            <text:p>96.4561513156231</text:p>
          </table:table-cell>
          <table:table-cell table:formula="of:=[.CX41]+[.CX42]" office:value-type="float" office:value="97.1071070712495" calcext:value-type="float">
            <text:p>97.1071070712495</text:p>
          </table:table-cell>
          <table:table-cell table:formula="of:=[.CY41]+[.CY42]" office:value-type="float" office:value="96.5528080410634" calcext:value-type="float">
            <text:p>96.5528080410634</text:p>
          </table:table-cell>
          <table:table-cell table:formula="of:=[.CZ41]+[.CZ42]" office:value-type="float" office:value="96.014749399961" calcext:value-type="float">
            <text:p>96.014749399961</text:p>
          </table:table-cell>
          <table:table-cell table:formula="of:=[.DA41]+[.DA42]" office:value-type="float" office:value="96.5176077394746" calcext:value-type="float">
            <text:p>96.5176077394746</text:p>
          </table:table-cell>
          <table:table-cell table:formula="of:=[.DB41]+[.DB42]" office:value-type="float" office:value="97.2744478591527" calcext:value-type="float">
            <text:p>97.2744478591527</text:p>
          </table:table-cell>
          <table:table-cell table:formula="of:=[.DC41]+[.DC42]" office:value-type="float" office:value="98.226342103814" calcext:value-type="float">
            <text:p>98.226342103814</text:p>
          </table:table-cell>
          <table:table-cell table:formula="of:=[.DD41]+[.DD42]" office:value-type="float" office:value="97.7982103340156" calcext:value-type="float">
            <text:p>97.7982103340156</text:p>
          </table:table-cell>
          <table:table-cell table:formula="of:=[.DE41]+[.DE42]" office:value-type="float" office:value="98.3035474656696" calcext:value-type="float">
            <text:p>98.3035474656696</text:p>
          </table:table-cell>
          <table:table-cell table:formula="of:=[.DF41]+[.DF42]" office:value-type="float" office:value="97.8746139313591" calcext:value-type="float">
            <text:p>97.8746139313591</text:p>
          </table:table-cell>
          <table:table-cell table:formula="of:=[.DG41]+[.DG42]" office:value-type="float" office:value="98.6606920421258" calcext:value-type="float">
            <text:p>98.6606920421258</text:p>
          </table:table-cell>
          <table:table-cell table:formula="of:=[.DH41]+[.DH42]" office:value-type="float" office:value="98.3391071953473" calcext:value-type="float">
            <text:p>98.3391071953473</text:p>
          </table:table-cell>
          <table:table-cell table:formula="of:=[.DI41]+[.DI42]" office:value-type="float" office:value="99.4068382114522" calcext:value-type="float">
            <text:p>99.4068382114522</text:p>
          </table:table-cell>
          <table:table-cell table:formula="of:=[.DJ41]+[.DJ42]" office:value-type="float" office:value="100.152829312266" calcext:value-type="float">
            <text:p>100.152829312266</text:p>
          </table:table-cell>
          <table:table-cell table:formula="of:=[.DK41]+[.DK42]" office:value-type="float" office:value="100.317085950547" calcext:value-type="float">
            <text:p>100.317085950547</text:p>
          </table:table-cell>
          <table:table-cell table:formula="of:=[.DL41]+[.DL42]" office:value-type="float" office:value="100.496499695303" calcext:value-type="float">
            <text:p>100.496499695303</text:p>
          </table:table-cell>
          <table:table-cell table:formula="of:=[.DM41]+[.DM42]" office:value-type="float" office:value="100.691068726846" calcext:value-type="float">
            <text:p>100.691068726846</text:p>
          </table:table-cell>
          <table:table-cell table:formula="of:=[.DN41]+[.DN42]" office:value-type="float" office:value="100.407035523435" calcext:value-type="float">
            <text:p>100.407035523435</text:p>
          </table:table-cell>
          <table:table-cell table:formula="of:=[.DO41]+[.DO42]" office:value-type="float" office:value="100.525088507259" calcext:value-type="float">
            <text:p>100.525088507259</text:p>
          </table:table-cell>
          <table:table-cell table:formula="of:=[.DP41]+[.DP42]" office:value-type="float" office:value="100.780911538286" calcext:value-type="float">
            <text:p>100.780911538286</text:p>
          </table:table-cell>
          <table:table-cell table:formula="of:=[.DQ41]+[.DQ42]" office:value-type="float" office:value="100.996300494522" calcext:value-type="float">
            <text:p>100.996300494522</text:p>
          </table:table-cell>
          <table:table-cell table:formula="of:=[.DR41]+[.DR42]" office:value-type="float" office:value="101.449136595508" calcext:value-type="float">
            <text:p>101.449136595508</text:p>
          </table:table-cell>
          <table:table-cell table:formula="of:=[.DS41]+[.DS42]" office:value-type="float" office:value="101.077568911422" calcext:value-type="float">
            <text:p>101.077568911422</text:p>
          </table:table-cell>
          <table:table-cell table:formula="of:=[.DT41]+[.DT42]" office:value-type="float" office:value="101.006686022836" calcext:value-type="float">
            <text:p>101.006686022836</text:p>
          </table:table-cell>
          <table:table-cell table:formula="of:=[.DU41]+[.DU42]" office:value-type="float" office:value="100.624974298854" calcext:value-type="float">
            <text:p>100.624974298854</text:p>
          </table:table-cell>
          <table:table-cell table:formula="of:=[.DV41]+[.DV42]" office:value-type="float" office:value="100.941777587591" calcext:value-type="float">
            <text:p>100.941777587591</text:p>
          </table:table-cell>
          <table:table-cell table:formula="of:=[.DW41]+[.DW42]" office:value-type="float" office:value="102.022243039965" calcext:value-type="float">
            <text:p>102.022243039965</text:p>
          </table:table-cell>
          <table:table-cell table:formula="of:=[.DX41]+[.DX42]" office:value-type="float" office:value="102.08089366902" calcext:value-type="float">
            <text:p>102.08089366902</text:p>
          </table:table-cell>
          <table:table-cell table:formula="of:=[.DY41]+[.DY42]" office:value-type="float" office:value="101.773785457563" calcext:value-type="float">
            <text:p>101.773785457563</text:p>
          </table:table-cell>
          <table:table-cell table:formula="of:=[.DZ41]+[.DZ42]" office:value-type="float" office:value="100.096382922663" calcext:value-type="float">
            <text:p>100.096382922663</text:p>
          </table:table-cell>
          <table:table-cell table:formula="of:=[.EA41]+[.EA42]" office:value-type="float" office:value="100.100721750599" calcext:value-type="float">
            <text:p>100.100721750599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41]-[.B42]" office:value-type="float" office:value="0" calcext:value-type="float">
            <text:p>0</text:p>
          </table:table-cell>
          <table:table-cell table:formula="of:=[.C41]-[.C42]" office:value-type="float" office:value="36.920691298579" calcext:value-type="float">
            <text:p>36.920691298579</text:p>
          </table:table-cell>
          <table:table-cell table:formula="of:=[.D41]-[.D42]" office:value-type="float" office:value="47.3232889933285" calcext:value-type="float">
            <text:p>47.3232889933285</text:p>
          </table:table-cell>
          <table:table-cell table:formula="of:=[.E41]-[.E42]" office:value-type="float" office:value="52.1488134973633" calcext:value-type="float">
            <text:p>52.1488134973633</text:p>
          </table:table-cell>
          <table:table-cell table:formula="of:=[.F41]-[.F42]" office:value-type="float" office:value="51.7626283164634" calcext:value-type="float">
            <text:p>51.7626283164634</text:p>
          </table:table-cell>
          <table:table-cell table:formula="of:=[.G41]-[.G42]" office:value-type="float" office:value="52.382873003612" calcext:value-type="float">
            <text:p>52.382873003612</text:p>
          </table:table-cell>
          <table:table-cell table:formula="of:=[.H41]-[.H42]" office:value-type="float" office:value="50.4935523618672" calcext:value-type="float">
            <text:p>50.4935523618672</text:p>
          </table:table-cell>
          <table:table-cell table:formula="of:=[.I41]-[.I42]" office:value-type="float" office:value="52.5871605865324" calcext:value-type="float">
            <text:p>52.5871605865324</text:p>
          </table:table-cell>
          <table:table-cell table:formula="of:=[.J41]-[.J42]" office:value-type="float" office:value="51.7643737143572" calcext:value-type="float">
            <text:p>51.7643737143572</text:p>
          </table:table-cell>
          <table:table-cell table:formula="of:=[.K41]-[.K42]" office:value-type="float" office:value="53.2951776100371" calcext:value-type="float">
            <text:p>53.2951776100371</text:p>
          </table:table-cell>
          <table:table-cell table:formula="of:=[.L41]-[.L42]" office:value-type="float" office:value="54.7584063850088" calcext:value-type="float">
            <text:p>54.7584063850088</text:p>
          </table:table-cell>
          <table:table-cell table:formula="of:=[.M41]-[.M42]" office:value-type="float" office:value="56.1369107262203" calcext:value-type="float">
            <text:p>56.1369107262203</text:p>
          </table:table-cell>
          <table:table-cell table:formula="of:=[.N41]-[.N42]" office:value-type="float" office:value="57.4786594286429" calcext:value-type="float">
            <text:p>57.4786594286429</text:p>
          </table:table-cell>
          <table:table-cell table:formula="of:=[.O41]-[.O42]" office:value-type="float" office:value="59.0291953006873" calcext:value-type="float">
            <text:p>59.0291953006873</text:p>
          </table:table-cell>
          <table:table-cell table:formula="of:=[.P41]-[.P42]" office:value-type="float" office:value="60.0894010722388" calcext:value-type="float">
            <text:p>60.0894010722388</text:p>
          </table:table-cell>
          <table:table-cell table:formula="of:=[.Q41]-[.Q42]" office:value-type="float" office:value="61.2166074804594" calcext:value-type="float">
            <text:p>61.2166074804594</text:p>
          </table:table-cell>
          <table:table-cell table:formula="of:=[.R41]-[.R42]" office:value-type="float" office:value="62.2290058218016" calcext:value-type="float">
            <text:p>62.2290058218016</text:p>
          </table:table-cell>
          <table:table-cell table:formula="of:=[.S41]-[.S42]" office:value-type="float" office:value="66.4072308572143" calcext:value-type="float">
            <text:p>66.4072308572143</text:p>
          </table:table-cell>
          <table:table-cell table:formula="of:=[.T41]-[.T42]" office:value-type="float" office:value="70.3373563978575" calcext:value-type="float">
            <text:p>70.3373563978575</text:p>
          </table:table-cell>
          <table:table-cell table:formula="of:=[.U41]-[.U42]" office:value-type="float" office:value="72.0389086061072" calcext:value-type="float">
            <text:p>72.0389086061072</text:p>
          </table:table-cell>
          <table:table-cell table:formula="of:=[.V41]-[.V42]" office:value-type="float" office:value="75.2377366739412" calcext:value-type="float">
            <text:p>75.2377366739412</text:p>
          </table:table-cell>
          <table:table-cell table:formula="of:=[.W41]-[.W42]" office:value-type="float" office:value="77.2434809383575" calcext:value-type="float">
            <text:p>77.2434809383575</text:p>
          </table:table-cell>
          <table:table-cell table:formula="of:=[.X41]-[.X42]" office:value-type="float" office:value="81.9496694521805" calcext:value-type="float">
            <text:p>81.9496694521805</text:p>
          </table:table-cell>
          <table:table-cell table:formula="of:=[.Y41]-[.Y42]" office:value-type="float" office:value="83.9985645654067" calcext:value-type="float">
            <text:p>83.9985645654067</text:p>
          </table:table-cell>
          <table:table-cell table:formula="of:=[.Z41]-[.Z42]" office:value-type="float" office:value="88.5709064729192" calcext:value-type="float">
            <text:p>88.5709064729192</text:p>
          </table:table-cell>
          <table:table-cell table:formula="of:=[.AA41]-[.AA42]" office:value-type="float" office:value="91.6698016713083" calcext:value-type="float">
            <text:p>91.6698016713083</text:p>
          </table:table-cell>
          <table:table-cell table:formula="of:=[.AB41]-[.AB42]" office:value-type="float" office:value="93.160998739342" calcext:value-type="float">
            <text:p>93.160998739342</text:p>
          </table:table-cell>
          <table:table-cell table:formula="of:=[.AC41]-[.AC42]" office:value-type="float" office:value="94.019397009609" calcext:value-type="float">
            <text:p>94.019397009609</text:p>
          </table:table-cell>
          <table:table-cell table:formula="of:=[.AD41]-[.AD42]" office:value-type="float" office:value="96.4721517218377" calcext:value-type="float">
            <text:p>96.4721517218377</text:p>
          </table:table-cell>
          <table:table-cell table:formula="of:=[.AE41]-[.AE42]" office:value-type="float" office:value="97.8874180508221" calcext:value-type="float">
            <text:p>97.8874180508221</text:p>
          </table:table-cell>
          <table:table-cell table:formula="of:=[.AF41]-[.AF42]" office:value-type="float" office:value="98.6017037651078" calcext:value-type="float">
            <text:p>98.6017037651078</text:p>
          </table:table-cell>
          <table:table-cell table:formula="of:=[.AG41]-[.AG42]" office:value-type="float" office:value="98.8899338904361" calcext:value-type="float">
            <text:p>98.8899338904361</text:p>
          </table:table-cell>
          <table:table-cell table:formula="of:=[.AH41]-[.AH42]" office:value-type="float" office:value="99.2567361321128" calcext:value-type="float">
            <text:p>99.2567361321128</text:p>
          </table:table-cell>
          <table:table-cell table:formula="of:=[.AI41]-[.AI42]" office:value-type="float" office:value="100" calcext:value-type="float">
            <text:p>100</text:p>
          </table:table-cell>
          <table:table-cell table:formula="of:=[.AJ41]-[.AJ42]" office:value-type="float" office:value="100" calcext:value-type="float">
            <text:p>100</text:p>
          </table:table-cell>
          <table:table-cell table:formula="of:=[.AK41]-[.AK42]" office:value-type="float" office:value="100" calcext:value-type="float">
            <text:p>100</text:p>
          </table:table-cell>
          <table:table-cell table:formula="of:=[.AL41]-[.AL42]" office:value-type="float" office:value="100" calcext:value-type="float">
            <text:p>100</text:p>
          </table:table-cell>
          <table:table-cell table:formula="of:=[.AM41]-[.AM42]" office:value-type="float" office:value="99.2567361321128" calcext:value-type="float">
            <text:p>99.2567361321128</text:p>
          </table:table-cell>
          <table:table-cell table:formula="of:=[.AN41]-[.AN42]" office:value-type="float" office:value="99.2567361321128" calcext:value-type="float">
            <text:p>99.2567361321128</text:p>
          </table:table-cell>
          <table:table-cell table:formula="of:=[.AO41]-[.AO42]" office:value-type="float" office:value="99.2567361321128" calcext:value-type="float">
            <text:p>99.2567361321128</text:p>
          </table:table-cell>
          <table:table-cell table:formula="of:=[.AP41]-[.AP42]" office:value-type="float" office:value="98.5134722642256" calcext:value-type="float">
            <text:p>98.5134722642256</text:p>
          </table:table-cell>
          <table:table-cell table:formula="of:=[.AQ41]-[.AQ42]" office:value-type="float" office:value="98.5134722642256" calcext:value-type="float">
            <text:p>98.5134722642256</text:p>
          </table:table-cell>
          <table:table-cell table:formula="of:=[.AR41]-[.AR42]" office:value-type="float" office:value="98.5134722642256" calcext:value-type="float">
            <text:p>98.5134722642256</text:p>
          </table:table-cell>
          <table:table-cell table:formula="of:=[.AS41]-[.AS42]" office:value-type="float" office:value="96.8405437184929" calcext:value-type="float">
            <text:p>96.8405437184929</text:p>
          </table:table-cell>
          <table:table-cell table:formula="of:=[.AT41]-[.AT42]" office:value-type="float" office:value="96.8405437184929" calcext:value-type="float">
            <text:p>96.8405437184929</text:p>
          </table:table-cell>
          <table:table-cell table:formula="of:=[.AU41]-[.AU42]" office:value-type="float" office:value="96.1113905794764" calcext:value-type="float">
            <text:p>96.1113905794764</text:p>
          </table:table-cell>
          <table:table-cell table:formula="of:=[.AV41]-[.AV42]" office:value-type="float" office:value="94.7770612979792" calcext:value-type="float">
            <text:p>94.7770612979792</text:p>
          </table:table-cell>
          <table:table-cell table:formula="of:=[.AW41]-[.AW42]" office:value-type="float" office:value="93.9593110313657" calcext:value-type="float">
            <text:p>93.9593110313657</text:p>
          </table:table-cell>
          <table:table-cell table:formula="of:=[.AX41]-[.AX42]" office:value-type="float" office:value="93.63708447696" calcext:value-type="float">
            <text:p>93.63708447696</text:p>
          </table:table-cell>
          <table:table-cell table:formula="of:=[.AY41]-[.AY42]" office:value-type="float" office:value="91.542210584394" calcext:value-type="float">
            <text:p>91.542210584394</text:p>
          </table:table-cell>
          <table:table-cell table:formula="of:=[.AZ41]-[.AZ42]" office:value-type="float" office:value="91.3199004782851" calcext:value-type="float">
            <text:p>91.3199004782851</text:p>
          </table:table-cell>
          <table:table-cell table:formula="of:=[.BA41]-[.BA42]" office:value-type="float" office:value="90.3745304219022" calcext:value-type="float">
            <text:p>90.3745304219022</text:p>
          </table:table-cell>
          <table:table-cell table:formula="of:=[.BB41]-[.BB42]" office:value-type="float" office:value="89.0001889674504" calcext:value-type="float">
            <text:p>89.0001889674504</text:p>
          </table:table-cell>
          <table:table-cell table:formula="of:=[.BC41]-[.BC42]" office:value-type="float" office:value="87.4056270110477" calcext:value-type="float">
            <text:p>87.4056270110477</text:p>
          </table:table-cell>
          <table:table-cell table:formula="of:=[.BD41]-[.BD42]" office:value-type="float" office:value="86.1621733428679" calcext:value-type="float">
            <text:p>86.1621733428679</text:p>
          </table:table-cell>
          <table:table-cell table:formula="of:=[.BE41]-[.BE42]" office:value-type="float" office:value="84.6832702125424" calcext:value-type="float">
            <text:p>84.6832702125424</text:p>
          </table:table-cell>
          <table:table-cell table:formula="of:=[.BF41]-[.BF42]" office:value-type="float" office:value="84.0753730305489" calcext:value-type="float">
            <text:p>84.0753730305489</text:p>
          </table:table-cell>
          <table:table-cell table:formula="of:=[.BG41]-[.BG42]" office:value-type="float" office:value="83.0296860909502" calcext:value-type="float">
            <text:p>83.0296860909502</text:p>
          </table:table-cell>
          <table:table-cell table:formula="of:=[.BH41]-[.BH42]" office:value-type="float" office:value="81.473502680597" calcext:value-type="float">
            <text:p>81.473502680597</text:p>
          </table:table-cell>
          <table:table-cell table:formula="of:=[.BI41]-[.BI42]" office:value-type="float" office:value="80.4687529041676" calcext:value-type="float">
            <text:p>80.4687529041676</text:p>
          </table:table-cell>
          <table:table-cell table:formula="of:=[.BJ41]-[.BJ42]" office:value-type="float" office:value="80.7791112062043" calcext:value-type="float">
            <text:p>80.7791112062043</text:p>
          </table:table-cell>
          <table:table-cell table:formula="of:=[.BK41]-[.BK42]" office:value-type="float" office:value="79.8393036072324" calcext:value-type="float">
            <text:p>79.8393036072324</text:p>
          </table:table-cell>
          <table:table-cell table:formula="of:=[.BL41]-[.BL42]" office:value-type="float" office:value="78.8332025127613" calcext:value-type="float">
            <text:p>78.8332025127613</text:p>
          </table:table-cell>
          <table:table-cell table:formula="of:=[.BM41]-[.BM42]" office:value-type="float" office:value="78.133471672308" calcext:value-type="float">
            <text:p>78.133471672308</text:p>
          </table:table-cell>
          <table:table-cell table:formula="of:=[.BN41]-[.BN42]" office:value-type="float" office:value="77.7536015703635" calcext:value-type="float">
            <text:p>77.7536015703635</text:p>
          </table:table-cell>
          <table:table-cell table:formula="of:=[.BO41]-[.BO42]" office:value-type="float" office:value="77.0060500595423" calcext:value-type="float">
            <text:p>77.0060500595423</text:p>
          </table:table-cell>
          <table:table-cell table:formula="of:=[.BP41]-[.BP42]" office:value-type="float" office:value="75.1039988377998" calcext:value-type="float">
            <text:p>75.1039988377998</text:p>
          </table:table-cell>
          <table:table-cell table:formula="of:=[.BQ41]-[.BQ42]" office:value-type="float" office:value="75.3598488576272" calcext:value-type="float">
            <text:p>75.3598488576272</text:p>
          </table:table-cell>
          <table:table-cell table:formula="of:=[.BR41]-[.BR42]" office:value-type="float" office:value="75.1774691987978" calcext:value-type="float">
            <text:p>75.1774691987978</text:p>
          </table:table-cell>
          <table:table-cell table:formula="of:=[.BS41]-[.BS42]" office:value-type="float" office:value="75.8407293446325" calcext:value-type="float">
            <text:p>75.8407293446325</text:p>
          </table:table-cell>
          <table:table-cell table:formula="of:=[.BT41]-[.BT42]" office:value-type="float" office:value="75.2482631351084" calcext:value-type="float">
            <text:p>75.2482631351084</text:p>
          </table:table-cell>
          <table:table-cell table:formula="of:=[.BU41]-[.BU42]" office:value-type="float" office:value="74.2263665836773" calcext:value-type="float">
            <text:p>74.2263665836773</text:p>
          </table:table-cell>
          <table:table-cell table:formula="of:=[.BV41]-[.BV42]" office:value-type="float" office:value="73.5161573306334" calcext:value-type="float">
            <text:p>73.5161573306334</text:p>
          </table:table-cell>
          <table:table-cell table:formula="of:=[.BW41]-[.BW42]" office:value-type="float" office:value="74.0842480743782" calcext:value-type="float">
            <text:p>74.0842480743782</text:p>
          </table:table-cell>
          <table:table-cell table:formula="of:=[.BX41]-[.BX42]" office:value-type="float" office:value="72.6661381378426" calcext:value-type="float">
            <text:p>72.6661381378426</text:p>
          </table:table-cell>
          <table:table-cell table:formula="of:=[.BY41]-[.BY42]" office:value-type="float" office:value="71.8616184120779" calcext:value-type="float">
            <text:p>71.8616184120779</text:p>
          </table:table-cell>
          <table:table-cell table:formula="of:=[.BZ41]-[.BZ42]" office:value-type="float" office:value="72.417214520349" calcext:value-type="float">
            <text:p>72.417214520349</text:p>
          </table:table-cell>
          <table:table-cell table:formula="of:=[.CA41]-[.CA42]" office:value-type="float" office:value="71.6831428283264" calcext:value-type="float">
            <text:p>71.6831428283264</text:p>
          </table:table-cell>
          <table:table-cell table:formula="of:=[.CB41]-[.CB42]" office:value-type="float" office:value="71.4145652821278" calcext:value-type="float">
            <text:p>71.4145652821278</text:p>
          </table:table-cell>
          <table:table-cell table:formula="of:=[.CC41]-[.CC42]" office:value-type="float" office:value="70.8778263832429" calcext:value-type="float">
            <text:p>70.8778263832429</text:p>
          </table:table-cell>
          <table:table-cell table:formula="of:=[.CD41]-[.CD42]" office:value-type="float" office:value="71.1078632321153" calcext:value-type="float">
            <text:p>71.1078632321153</text:p>
          </table:table-cell>
          <table:table-cell table:formula="of:=[.CE41]-[.CE42]" office:value-type="float" office:value="70.3777655732083" calcext:value-type="float">
            <text:p>70.3777655732083</text:p>
          </table:table-cell>
          <table:table-cell table:formula="of:=[.CF41]-[.CF42]" office:value-type="float" office:value="71.1349417789539" calcext:value-type="float">
            <text:p>71.1349417789539</text:p>
          </table:table-cell>
          <table:table-cell table:formula="of:=[.CG41]-[.CG42]" office:value-type="float" office:value="70.704369315333" calcext:value-type="float">
            <text:p>70.704369315333</text:p>
          </table:table-cell>
          <table:table-cell table:formula="of:=[.CH41]-[.CH42]" office:value-type="float" office:value="69.8808013062669" calcext:value-type="float">
            <text:p>69.8808013062669</text:p>
          </table:table-cell>
          <table:table-cell table:formula="of:=[.CI41]-[.CI42]" office:value-type="float" office:value="69.3114184285719" calcext:value-type="float">
            <text:p>69.3114184285719</text:p>
          </table:table-cell>
          <table:table-cell table:formula="of:=[.CJ41]-[.CJ42]" office:value-type="float" office:value="68.0939565481232" calcext:value-type="float">
            <text:p>68.0939565481232</text:p>
          </table:table-cell>
          <table:table-cell table:formula="of:=[.CK41]-[.CK42]" office:value-type="float" office:value="66.9916301146212" calcext:value-type="float">
            <text:p>66.9916301146212</text:p>
          </table:table-cell>
          <table:table-cell table:formula="of:=[.CL41]-[.CL42]" office:value-type="float" office:value="65.584159523891" calcext:value-type="float">
            <text:p>65.584159523891</text:p>
          </table:table-cell>
          <table:table-cell table:formula="of:=[.CM41]-[.CM42]" office:value-type="float" office:value="64.5775821997849" calcext:value-type="float">
            <text:p>64.5775821997849</text:p>
          </table:table-cell>
          <table:table-cell table:formula="of:=[.CN41]-[.CN42]" office:value-type="float" office:value="64.2361969300092" calcext:value-type="float">
            <text:p>64.2361969300092</text:p>
          </table:table-cell>
          <table:table-cell table:formula="of:=[.CO41]-[.CO42]" office:value-type="float" office:value="63.6807194509766" calcext:value-type="float">
            <text:p>63.6807194509766</text:p>
          </table:table-cell>
          <table:table-cell table:formula="of:=[.CP41]-[.CP42]" office:value-type="float" office:value="62.9231485044755" calcext:value-type="float">
            <text:p>62.9231485044755</text:p>
          </table:table-cell>
          <table:table-cell table:formula="of:=[.CQ41]-[.CQ42]" office:value-type="float" office:value="60.7840981570367" calcext:value-type="float">
            <text:p>60.7840981570367</text:p>
          </table:table-cell>
          <table:table-cell table:formula="of:=[.CR41]-[.CR42]" office:value-type="float" office:value="60.3946275576257" calcext:value-type="float">
            <text:p>60.3946275576257</text:p>
          </table:table-cell>
          <table:table-cell table:formula="of:=[.CS41]-[.CS42]" office:value-type="float" office:value="60.0559611400029" calcext:value-type="float">
            <text:p>60.0559611400029</text:p>
          </table:table-cell>
          <table:table-cell table:formula="of:=[.CT41]-[.CT42]" office:value-type="float" office:value="60.8078426225418" calcext:value-type="float">
            <text:p>60.8078426225418</text:p>
          </table:table-cell>
          <table:table-cell table:formula="of:=[.CU41]-[.CU42]" office:value-type="float" office:value="60.7219809598063" calcext:value-type="float">
            <text:p>60.7219809598063</text:p>
          </table:table-cell>
          <table:table-cell table:formula="of:=[.CV41]-[.CV42]" office:value-type="float" office:value="60.1094495008681" calcext:value-type="float">
            <text:p>60.1094495008681</text:p>
          </table:table-cell>
          <table:table-cell table:formula="of:=[.CW41]-[.CW42]" office:value-type="float" office:value="60.3295629700911" calcext:value-type="float">
            <text:p>60.3295629700911</text:p>
          </table:table-cell>
          <table:table-cell table:formula="of:=[.CX41]-[.CX42]" office:value-type="float" office:value="61.4643215001791" calcext:value-type="float">
            <text:p>61.4643215001791</text:p>
          </table:table-cell>
          <table:table-cell table:formula="of:=[.CY41]-[.CY42]" office:value-type="float" office:value="63.0900491017938" calcext:value-type="float">
            <text:p>63.0900491017938</text:p>
          </table:table-cell>
          <table:table-cell table:formula="of:=[.CZ41]-[.CZ42]" office:value-type="float" office:value="63.6281077428961" calcext:value-type="float">
            <text:p>63.6281077428961</text:p>
          </table:table-cell>
          <table:table-cell table:formula="of:=[.DA41]-[.DA42]" office:value-type="float" office:value="64.553820831954" calcext:value-type="float">
            <text:p>64.553820831954</text:p>
          </table:table-cell>
          <table:table-cell table:formula="of:=[.DB41]-[.DB42]" office:value-type="float" office:value="63.0826949979901" calcext:value-type="float">
            <text:p>63.0826949979901</text:p>
          </table:table-cell>
          <table:table-cell table:formula="of:=[.DC41]-[.DC42]" office:value-type="float" office:value="61.7736578961861" calcext:value-type="float">
            <text:p>61.7736578961861</text:p>
          </table:table-cell>
          <table:table-cell table:formula="of:=[.DD41]-[.DD42]" office:value-type="float" office:value="61.8446468088415" calcext:value-type="float">
            <text:p>61.8446468088415</text:p>
          </table:table-cell>
          <table:table-cell table:formula="of:=[.DE41]-[.DE42]" office:value-type="float" office:value="61.3393096771875" calcext:value-type="float">
            <text:p>61.3393096771875</text:p>
          </table:table-cell>
          <table:table-cell table:formula="of:=[.DF41]-[.DF42]" office:value-type="float" office:value="60.3396717829267" calcext:value-type="float">
            <text:p>60.3396717829267</text:p>
          </table:table-cell>
          <table:table-cell table:formula="of:=[.DG41]-[.DG42]" office:value-type="float" office:value="58.8393079578742" calcext:value-type="float">
            <text:p>58.8393079578742</text:p>
          </table:table-cell>
          <table:table-cell table:formula="of:=[.DH41]-[.DH42]" office:value-type="float" office:value="58.446607090367" calcext:value-type="float">
            <text:p>58.446607090367</text:p>
          </table:table-cell>
          <table:table-cell table:formula="of:=[.DI41]-[.DI42]" office:value-type="float" office:value="58.4503046456906" calcext:value-type="float">
            <text:p>58.4503046456906</text:p>
          </table:table-cell>
          <table:table-cell table:formula="of:=[.DJ41]-[.DJ42]" office:value-type="float" office:value="58.0614564020199" calcext:value-type="float">
            <text:p>58.0614564020199</text:p>
          </table:table-cell>
          <table:table-cell table:formula="of:=[.DK41]-[.DK42]" office:value-type="float" office:value="58.2543426208821" calcext:value-type="float">
            <text:p>58.2543426208821</text:p>
          </table:table-cell>
          <table:table-cell table:formula="of:=[.DL41]-[.DL42]" office:value-type="float" office:value="58.4320717332682" calcext:value-type="float">
            <text:p>58.4320717332682</text:p>
          </table:table-cell>
          <table:table-cell table:formula="of:=[.DM41]-[.DM42]" office:value-type="float" office:value="58.5946455588685" calcext:value-type="float">
            <text:p>58.5946455588685</text:p>
          </table:table-cell>
          <table:table-cell table:formula="of:=[.DN41]-[.DN42]" office:value-type="float" office:value="59.9501073337078" calcext:value-type="float">
            <text:p>59.9501073337078</text:p>
          </table:table-cell>
          <table:table-cell table:formula="of:=[.DO41]-[.DO42]" office:value-type="float" office:value="60.1891972070269" calcext:value-type="float">
            <text:p>60.1891972070269</text:p>
          </table:table-cell>
          <table:table-cell table:formula="of:=[.DP41]-[.DP42]" office:value-type="float" office:value="61.3619456045707" calcext:value-type="float">
            <text:p>61.3619456045707</text:p>
          </table:table-cell>
          <table:table-cell table:formula="of:=[.DQ41]-[.DQ42]" office:value-type="float" office:value="61.5036995054781" calcext:value-type="float">
            <text:p>61.5036995054781</text:p>
          </table:table-cell>
          <table:table-cell table:formula="of:=[.DR41]-[.DR42]" office:value-type="float" office:value="62.8365776902061" calcext:value-type="float">
            <text:p>62.8365776902061</text:p>
          </table:table-cell>
          <table:table-cell table:formula="of:=[.DS41]-[.DS42]" office:value-type="float" office:value="63.5652882314355" calcext:value-type="float">
            <text:p>63.5652882314355</text:p>
          </table:table-cell>
          <table:table-cell table:formula="of:=[.DT41]-[.DT42]" office:value-type="float" office:value="64.3504568343067" calcext:value-type="float">
            <text:p>64.3504568343067</text:p>
          </table:table-cell>
          <table:table-cell table:formula="of:=[.DU41]-[.DU42]" office:value-type="float" office:value="66.1607399868602" calcext:value-type="float">
            <text:p>66.1607399868602</text:p>
          </table:table-cell>
          <table:table-cell table:formula="of:=[.DV41]-[.DV42]" office:value-type="float" office:value="66.2010795552657" calcext:value-type="float">
            <text:p>66.2010795552657</text:p>
          </table:table-cell>
          <table:table-cell table:formula="of:=[.DW41]-[.DW42]" office:value-type="float" office:value="65.8348998171778" calcext:value-type="float">
            <text:p>65.8348998171778</text:p>
          </table:table-cell>
          <table:table-cell table:formula="of:=[.DX41]-[.DX42]" office:value-type="float" office:value="65.7762491881227" calcext:value-type="float">
            <text:p>65.7762491881227</text:p>
          </table:table-cell>
          <table:table-cell table:formula="of:=[.DY41]-[.DY42]" office:value-type="float" office:value="66.4405002567229" calcext:value-type="float">
            <text:p>66.4405002567229</text:p>
          </table:table-cell>
          <table:table-cell table:formula="of:=[.DZ41]-[.DZ42]" office:value-type="float" office:value="70.2607599344801" calcext:value-type="float">
            <text:p>70.2607599344801</text:p>
          </table:table-cell>
          <table:table-cell table:formula="of:=[.EA41]-[.EA42]" office:value-type="float" office:value="69.1849925351148" calcext:value-type="float">
            <text:p>69.1849925351148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9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4"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table:number-columns-repeated="3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 office:value-type="float" office:value="45.4545454545455" calcext:value-type="float">
            <text:p>45.4545454545455</text:p>
          </table:table-cell>
          <table:table-cell table:number-columns-repeated="3" office:value-type="float" office:value="31.8181818181818" calcext:value-type="float">
            <text:p>31.8181818181818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3" office:value-type="float" office:value="18.1818181818182" calcext:value-type="float">
            <text:p>18.1818181818182</text:p>
          </table:table-cell>
          <table:table-cell table:number-columns-repeated="7" office:value-type="float" office:value="13.6363636363636" calcext:value-type="float">
            <text:p>13.6363636363636</text:p>
          </table:table-cell>
          <table:table-cell table:number-columns-repeated="3" office:value-type="float" office:value="9.09090909090909" calcext:value-type="float">
            <text:p>9.09090909090909</text:p>
          </table:table-cell>
          <table:table-cell table:number-columns-repeated="12" office:value-type="float" office:value="4.54545454545455" calcext:value-type="float">
            <text:p>4.54545454545455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4.5454545454545" calcext:value-type="float">
            <text:p>54.54545454545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3"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table:number-columns-repeated="3" office:value-type="float" office:value="68.1818181818182" calcext:value-type="float">
            <text:p>68.1818181818182</text:p>
          </table:table-cell>
          <table:table-cell table:number-columns-repeated="3" office:value-type="float" office:value="59.0909090909091" calcext:value-type="float">
            <text:p>59.0909090909091</text:p>
          </table:table-cell>
          <table:table-cell office:value-type="float" office:value="50" calcext:value-type="float">
            <text:p>5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4" office:value-type="float" office:value="13.6363636363636" calcext:value-type="float">
            <text:p>13.6363636363636</text:p>
          </table:table-cell>
          <table:table-cell table:number-columns-repeated="6" office:value-type="float" office:value="4.54545454545455" calcext:value-type="float">
            <text:p>4.5454545454545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3" office:value-type="float" office:value="63.6363636363636" calcext:value-type="float">
            <text:p>63.6363636363636</text:p>
          </table:table-cell>
          <table:table-cell table:number-columns-repeated="4" office:value-type="float" office:value="72.7272727272727" calcext:value-type="float">
            <text:p>72.7272727272727</text:p>
          </table:table-cell>
          <table:table-cell table:number-columns-repeated="6" office:value-type="float" office:value="77.2727272727273" calcext:value-type="float">
            <text:p>77.2727272727273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4" office:value-type="float" office:value="45.4545454545455" calcext:value-type="float">
            <text:p>45.454545454545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54.5454545454545" calcext:value-type="float">
            <text:p>54.5454545454545</text:p>
          </table:table-cell>
          <table:table-cell table:number-columns-repeated="2" office:value-type="float" office:value="59.0909090909091" calcext:value-type="float">
            <text:p>59.0909090909091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table:number-columns-repeated="5" office:value-type="float" office:value="59.0909090909091" calcext:value-type="float">
            <text:p>59.0909090909091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3" office:value-type="float" office:value="36.3636363636364" calcext:value-type="float">
            <text:p>36.363636363636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4" office:value-type="float" office:value="4.54545454545455" calcext:value-type="float">
            <text:p>4.54545454545455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3" office:value-type="float" office:value="68.1818181818182" calcext:value-type="float">
            <text:p>68.1818181818182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4" office:value-type="float" office:value="68.1818181818182" calcext:value-type="float">
            <text:p>68.1818181818182</text:p>
          </table:table-cell>
          <table:table-cell table:number-columns-repeated="3" office:value-type="float" office:value="63.6363636363636" calcext:value-type="float">
            <text:p>63.6363636363636</text:p>
          </table:table-cell>
          <table:table-cell table:number-columns-repeated="4" office:value-type="float" office:value="68.1818181818182" calcext:value-type="float">
            <text:p>68.1818181818182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table:number-columns-repeated="3" office:value-type="float" office:value="59.0909090909091" calcext:value-type="float">
            <text:p>59.0909090909091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7" office:value-type="float" office:value="13.6363636363636" calcext:value-type="float">
            <text:p>13.6363636363636</text:p>
          </table:table-cell>
          <table:table-cell office:value-type="float" office:value="9.09090909090909" calcext:value-type="float">
            <text:p>9.09090909090909</text:p>
          </table:table-cell>
          <table:table-cell table:number-columns-repeated="4" office:value-type="float" office:value="4.54545454545455" calcext:value-type="float">
            <text:p>4.54545454545455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table:number-columns-repeated="5" office:value-type="float" office:value="45.4545454545455" calcext:value-type="float">
            <text:p>45.4545454545455</text:p>
          </table:table-cell>
          <table:table-cell table:number-columns-repeated="3"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5" office:value-type="float" office:value="63.6363636363636" calcext:value-type="float">
            <text:p>63.6363636363636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3" office:value-type="float" office:value="54.5454545454545" calcext:value-type="float">
            <text:p>54.54545454545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0" calcext:value-type="float">
            <text:p>5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5" office:value-type="float" office:value="9.09090909090909" calcext:value-type="float">
            <text:p>9.09090909090909</text:p>
          </table:table-cell>
          <table:table-cell table:number-columns-repeated="2" office:value-type="float" office:value="4.54545454545455" calcext:value-type="float">
            <text:p>4.54545454545455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8"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.4545454545455" calcext:value-type="float">
            <text:p>45.4545454545455</text:p>
          </table:table-cell>
          <table:table-cell table:number-columns-repeated="4" office:value-type="float" office:value="40.9090909090909" calcext:value-type="float">
            <text:p>40.9090909090909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table:number-columns-repeated="3" office:value-type="float" office:value="36.3636363636364" calcext:value-type="float">
            <text:p>36.3636363636364</text:p>
          </table:table-cell>
          <table:table-cell table:number-columns-repeated="3" office:value-type="float" office:value="40.9090909090909" calcext:value-type="float">
            <text:p>40.9090909090909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40.9090909090909" calcext:value-type="float">
            <text:p>40.9090909090909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table:number-columns-repeated="2" office:value-type="float" office:value="27.2727272727273" calcext:value-type="float">
            <text:p>27.2727272727273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3" office:value-type="float" office:value="13.6363636363636" calcext:value-type="float">
            <text:p>13.6363636363636</text:p>
          </table:table-cell>
          <table:table-cell table:number-columns-repeated="2" office:value-type="float" office:value="9.09090909090909" calcext:value-type="float">
            <text:p>9.09090909090909</text:p>
          </table:table-cell>
          <table:table-cell table:number-columns-repeated="2" office:value-type="float" office:value="4.54545454545455" calcext:value-type="float">
            <text:p>4.54545454545455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6"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4.5454545454545" calcext:value-type="float">
            <text:p>54.5454545454545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6" office:value-type="float" office:value="45.4545454545455" calcext:value-type="float">
            <text:p>45.454545454545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5" office:value-type="float" office:value="22.7272727272727" calcext:value-type="float">
            <text:p>22.727272727272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3" office:value-type="float" office:value="45.4545454545455" calcext:value-type="float">
            <text:p>45.45454545454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54.5454545454545" calcext:value-type="float">
            <text:p>54.545454545454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4.5454545454545" calcext:value-type="float">
            <text:p>54.5454545454545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table:number-columns-repeated="2" office:value-type="float" office:value="31.8181818181818" calcext:value-type="float">
            <text:p>31.8181818181818</text:p>
          </table:table-cell>
          <table:table-cell table:number-columns-repeated="3" office:value-type="float" office:value="27.2727272727273" calcext:value-type="float">
            <text:p>27.2727272727273</text:p>
          </table:table-cell>
          <table:table-cell table:number-columns-repeated="5" office:value-type="float" office:value="18.1818181818182" calcext:value-type="float">
            <text:p>18.1818181818182</text:p>
          </table:table-cell>
          <table:table-cell office:value-type="float" office:value="13.6363636363636" calcext:value-type="float">
            <text:p>13.6363636363636</text:p>
          </table:table-cell>
          <table:table-cell table:number-columns-repeated="2" office:value-type="float" office:value="9.09090909090909" calcext:value-type="float">
            <text:p>9.09090909090909</text:p>
          </table:table-cell>
          <table:table-cell table:number-columns-repeated="7" office:value-type="float" office:value="4.54545454545455" calcext:value-type="float">
            <text:p>4.54545454545455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4.5454545454545" calcext:value-type="float">
            <text:p>54.5454545454545</text:p>
          </table:table-cell>
          <table:table-cell table:number-columns-repeated="4" office:value-type="float" office:value="59.0909090909091" calcext:value-type="float">
            <text:p>59.0909090909091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5" office:value-type="float" office:value="68.1818181818182" calcext:value-type="float">
            <text:p>68.1818181818182</text:p>
          </table:table-cell>
          <table:table-cell table:number-columns-repeated="3" office:value-type="float" office:value="72.7272727272727" calcext:value-type="float">
            <text:p>72.7272727272727</text:p>
          </table:table-cell>
          <table:table-cell table:number-columns-repeated="2" office:value-type="float" office:value="77.2727272727273" calcext:value-type="float">
            <text:p>77.2727272727273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4" office:value-type="float" office:value="63.6363636363636" calcext:value-type="float">
            <text:p>63.6363636363636</text:p>
          </table:table-cell>
          <table:table-cell office:value-type="float" office:value="50" calcext:value-type="float">
            <text:p>5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3" office:value-type="float" office:value="27.2727272727273" calcext:value-type="float">
            <text:p>27.2727272727273</text:p>
          </table:table-cell>
          <table:table-cell table:number-columns-repeated="2" office:value-type="float" office:value="22.7272727272727" calcext:value-type="float">
            <text:p>22.7272727272727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4" office:value-type="float" office:value="13.6363636363636" calcext:value-type="float">
            <text:p>13.6363636363636</text:p>
          </table:table-cell>
          <table:table-cell table:number-columns-repeated="2" office:value-type="float" office:value="9.09090909090909" calcext:value-type="float">
            <text:p>9.09090909090909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:.B55])" office:value-type="float" office:value="0" calcext:value-type="float">
            <text:p>0</text:p>
          </table:table-cell>
          <table:table-cell table:formula="of:=AVERAGE([.C46:.C55])" office:value-type="float" office:value="28.1818181818182" calcext:value-type="float">
            <text:p>28.1818181818182</text:p>
          </table:table-cell>
          <table:table-cell table:formula="of:=AVERAGE([.D46:.D55])" office:value-type="float" office:value="40.9090909090909" calcext:value-type="float">
            <text:p>40.9090909090909</text:p>
          </table:table-cell>
          <table:table-cell table:formula="of:=AVERAGE([.E46:.E55])" office:value-type="float" office:value="45.9090909090909" calcext:value-type="float">
            <text:p>45.9090909090909</text:p>
          </table:table-cell>
          <table:table-cell table:formula="of:=AVERAGE([.F46:.F55])" office:value-type="float" office:value="49.0909090909091" calcext:value-type="float">
            <text:p>49.0909090909091</text:p>
          </table:table-cell>
          <table:table-cell table:formula="of:=AVERAGE([.G46:.G55])" office:value-type="float" office:value="50" calcext:value-type="float">
            <text:p>50</text:p>
          </table:table-cell>
          <table:table-cell table:formula="of:=AVERAGE([.H46:.H55])" office:value-type="float" office:value="51.3636363636364" calcext:value-type="float">
            <text:p>51.3636363636364</text:p>
          </table:table-cell>
          <table:table-cell table:formula="of:=AVERAGE([.I46:.I55])" office:value-type="float" office:value="52.7272727272727" calcext:value-type="float">
            <text:p>52.7272727272727</text:p>
          </table:table-cell>
          <table:table-cell table:formula="of:=AVERAGE([.J46:.J55])" office:value-type="float" office:value="53.1818181818182" calcext:value-type="float">
            <text:p>53.1818181818182</text:p>
          </table:table-cell>
          <table:table-cell table:formula="of:=AVERAGE([.K46:.K55])" office:value-type="float" office:value="55.4545454545455" calcext:value-type="float">
            <text:p>55.4545454545455</text:p>
          </table:table-cell>
          <table:table-cell table:formula="of:=AVERAGE([.L46:.L55])" office:value-type="float" office:value="56.3636363636364" calcext:value-type="float">
            <text:p>56.3636363636364</text:p>
          </table:table-cell>
          <table:table-cell table:formula="of:=AVERAGE([.M46:.M55])" office:value-type="float" office:value="56.8181818181818" calcext:value-type="float">
            <text:p>56.8181818181818</text:p>
          </table:table-cell>
          <table:table-cell table:formula="of:=AVERAGE([.N46:.N55])" office:value-type="float" office:value="57.7272727272727" calcext:value-type="float">
            <text:p>57.7272727272727</text:p>
          </table:table-cell>
          <table:table-cell table:formula="of:=AVERAGE([.O46:.O55])" office:value-type="float" office:value="59.0909090909091" calcext:value-type="float">
            <text:p>59.0909090909091</text:p>
          </table:table-cell>
          <table:table-cell table:formula="of:=AVERAGE([.P46:.P55])" office:value-type="float" office:value="59.0909090909091" calcext:value-type="float">
            <text:p>59.0909090909091</text:p>
          </table:table-cell>
          <table:table-cell table:formula="of:=AVERAGE([.Q46:.Q55])" office:value-type="float" office:value="60" calcext:value-type="float">
            <text:p>60</text:p>
          </table:table-cell>
          <table:table-cell table:formula="of:=AVERAGE([.R46:.R55])" office:value-type="float" office:value="60.4545454545455" calcext:value-type="float">
            <text:p>60.4545454545455</text:p>
          </table:table-cell>
          <table:table-cell table:formula="of:=AVERAGE([.S46:.S55])" office:value-type="float" office:value="62.2727272727273" calcext:value-type="float">
            <text:p>62.2727272727273</text:p>
          </table:table-cell>
          <table:table-cell table:formula="of:=AVERAGE([.T46:.T55])" office:value-type="float" office:value="60.4545454545455" calcext:value-type="float">
            <text:p>60.4545454545455</text:p>
          </table:table-cell>
          <table:table-cell table:formula="of:=AVERAGE([.U46:.U55])" office:value-type="float" office:value="60" calcext:value-type="float">
            <text:p>60</text:p>
          </table:table-cell>
          <table:table-cell table:formula="of:=AVERAGE([.V46:.V55])" office:value-type="float" office:value="58.6363636363636" calcext:value-type="float">
            <text:p>58.6363636363636</text:p>
          </table:table-cell>
          <table:table-cell table:formula="of:=AVERAGE([.W46:.W55])" office:value-type="float" office:value="58.6363636363636" calcext:value-type="float">
            <text:p>58.6363636363636</text:p>
          </table:table-cell>
          <table:table-cell table:formula="of:=AVERAGE([.X46:.X55])" office:value-type="float" office:value="57.7272727272727" calcext:value-type="float">
            <text:p>57.7272727272727</text:p>
          </table:table-cell>
          <table:table-cell table:formula="of:=AVERAGE([.Y46:.Y55])" office:value-type="float" office:value="57.2727272727273" calcext:value-type="float">
            <text:p>57.2727272727273</text:p>
          </table:table-cell>
          <table:table-cell table:formula="of:=AVERAGE([.Z46:.Z55])" office:value-type="float" office:value="59.0909090909091" calcext:value-type="float">
            <text:p>59.0909090909091</text:p>
          </table:table-cell>
          <table:table-cell table:formula="of:=AVERAGE([.AA46:.AA55])" office:value-type="float" office:value="58.1818181818182" calcext:value-type="float">
            <text:p>58.1818181818182</text:p>
          </table:table-cell>
          <table:table-cell table:formula="of:=AVERAGE([.AB46:.AB55])" office:value-type="float" office:value="59.5454545454546" calcext:value-type="float">
            <text:p>59.5454545454546</text:p>
          </table:table-cell>
          <table:table-cell table:formula="of:=AVERAGE([.AC46:.AC55])" office:value-type="float" office:value="58.1818181818182" calcext:value-type="float">
            <text:p>58.1818181818182</text:p>
          </table:table-cell>
          <table:table-cell table:formula="of:=AVERAGE([.AD46:.AD55])" office:value-type="float" office:value="55" calcext:value-type="float">
            <text:p>55</text:p>
          </table:table-cell>
          <table:table-cell table:formula="of:=AVERAGE([.AE46:.AE55])" office:value-type="float" office:value="52.7272727272727" calcext:value-type="float">
            <text:p>52.7272727272727</text:p>
          </table:table-cell>
          <table:table-cell table:formula="of:=AVERAGE([.AF46:.AF55])" office:value-type="float" office:value="50" calcext:value-type="float">
            <text:p>50</text:p>
          </table:table-cell>
          <table:table-cell table:formula="of:=AVERAGE([.AG46:.AG55])" office:value-type="float" office:value="46.8181818181818" calcext:value-type="float">
            <text:p>46.8181818181818</text:p>
          </table:table-cell>
          <table:table-cell table:formula="of:=AVERAGE([.AH46:.AH55])" office:value-type="float" office:value="43.1818181818182" calcext:value-type="float">
            <text:p>43.1818181818182</text:p>
          </table:table-cell>
          <table:table-cell table:formula="of:=AVERAGE([.AI46:.AI55])" office:value-type="float" office:value="38.1818181818182" calcext:value-type="float">
            <text:p>38.1818181818182</text:p>
          </table:table-cell>
          <table:table-cell table:formula="of:=AVERAGE([.AJ46:.AJ55])" office:value-type="float" office:value="34.0909090909091" calcext:value-type="float">
            <text:p>34.0909090909091</text:p>
          </table:table-cell>
          <table:table-cell table:formula="of:=AVERAGE([.AK46:.AK55])" office:value-type="float" office:value="29.5454545454545" calcext:value-type="float">
            <text:p>29.5454545454545</text:p>
          </table:table-cell>
          <table:table-cell table:formula="of:=AVERAGE([.AL46:.AL55])" office:value-type="float" office:value="25.9090909090909" calcext:value-type="float">
            <text:p>25.9090909090909</text:p>
          </table:table-cell>
          <table:table-cell table:formula="of:=AVERAGE([.AM46:.AM55])" office:value-type="float" office:value="24.5454545454545" calcext:value-type="float">
            <text:p>24.5454545454545</text:p>
          </table:table-cell>
          <table:table-cell table:formula="of:=AVERAGE([.AN46:.AN55])" office:value-type="float" office:value="21.3636363636364" calcext:value-type="float">
            <text:p>21.3636363636364</text:p>
          </table:table-cell>
          <table:table-cell table:formula="of:=AVERAGE([.AO46:.AO55])" office:value-type="float" office:value="18.1818181818182" calcext:value-type="float">
            <text:p>18.1818181818182</text:p>
          </table:table-cell>
          <table:table-cell table:formula="of:=AVERAGE([.AP46:.AP55])" office:value-type="float" office:value="15" calcext:value-type="float">
            <text:p>15</text:p>
          </table:table-cell>
          <table:table-cell table:formula="of:=AVERAGE([.AQ46:.AQ55])" office:value-type="float" office:value="13.6363636363636" calcext:value-type="float">
            <text:p>13.6363636363636</text:p>
          </table:table-cell>
          <table:table-cell table:formula="of:=AVERAGE([.AR46:.AR55])" office:value-type="float" office:value="9.54545454545455" calcext:value-type="float">
            <text:p>9.54545454545455</text:p>
          </table:table-cell>
          <table:table-cell table:formula="of:=AVERAGE([.AS46:.AS55])" office:value-type="float" office:value="9.09090909090909" calcext:value-type="float">
            <text:p>9.09090909090909</text:p>
          </table:table-cell>
          <table:table-cell table:formula="of:=AVERAGE([.AT46:.AT55])" office:value-type="float" office:value="7.72727272727273" calcext:value-type="float">
            <text:p>7.72727272727273</text:p>
          </table:table-cell>
          <table:table-cell table:formula="of:=AVERAGE([.AU46:.AU55])" office:value-type="float" office:value="6.81818181818182" calcext:value-type="float">
            <text:p>6.81818181818182</text:p>
          </table:table-cell>
          <table:table-cell table:formula="of:=AVERAGE([.AV46:.AV55])" office:value-type="float" office:value="5.45454545454546" calcext:value-type="float">
            <text:p>5.45454545454546</text:p>
          </table:table-cell>
          <table:table-cell table:formula="of:=AVERAGE([.AW46:.AW55])" office:value-type="float" office:value="5" calcext:value-type="float">
            <text:p>5</text:p>
          </table:table-cell>
          <table:table-cell table:formula="of:=AVERAGE([.AX46:.AX55])" office:value-type="float" office:value="3.63636363636364" calcext:value-type="float">
            <text:p>3.63636363636364</text:p>
          </table:table-cell>
          <table:table-cell table:formula="of:=AVERAGE([.AY46:.AY55])" office:value-type="float" office:value="3.18181818181818" calcext:value-type="float">
            <text:p>3.18181818181818</text:p>
          </table:table-cell>
          <table:table-cell table:formula="of:=AVERAGE([.AZ46:.AZ55])" office:value-type="float" office:value="2.27272727272727" calcext:value-type="float">
            <text:p>2.27272727272727</text:p>
          </table:table-cell>
          <table:table-cell table:formula="of:=AVERAGE([.BA46:.BA55])" office:value-type="float" office:value="0.909090909090909" calcext:value-type="float">
            <text:p>0.909090909090909</text:p>
          </table:table-cell>
          <table:table-cell table:formula="of:=AVERAGE([.BB46:.BB55])" office:value-type="float" office:value="0.454545454545455" calcext:value-type="float">
            <text:p>0.454545454545455</text:p>
          </table:table-cell>
          <table:table-cell table:formula="of:=AVERAGE([.BC46:.BC55])" office:value-type="float" office:value="0.454545454545455" calcext:value-type="float">
            <text:p>0.454545454545455</text:p>
          </table:table-cell>
          <table:table-cell table:formula="of:=AVERAGE([.BD46:.BD55])" office:value-type="float" office:value="0.454545454545455" calcext:value-type="float">
            <text:p>0.454545454545455</text:p>
          </table:table-cell>
          <table:table-cell table:formula="of:=AVERAGE([.BE46:.BE55])" office:value-type="float" office:value="0.454545454545455" calcext:value-type="float">
            <text:p>0.454545454545455</text:p>
          </table:table-cell>
          <table:table-cell table:formula="of:=AVERAGE([.BF46:.BF55])" office:value-type="float" office:value="0.454545454545455" calcext:value-type="float">
            <text:p>0.454545454545455</text:p>
          </table:table-cell>
          <table:table-cell table:formula="of:=AVERAGE([.BG46:.BG55])" office:value-type="float" office:value="0.454545454545455" calcext:value-type="float">
            <text:p>0.454545454545455</text:p>
          </table:table-cell>
          <table:table-cell table:formula="of:=AVERAGE([.BH46:.BH55])" office:value-type="float" office:value="0.454545454545455" calcext:value-type="float">
            <text:p>0.454545454545455</text:p>
          </table:table-cell>
          <table:table-cell table:formula="of:=AVERAGE([.BI46:.BI55])" office:value-type="float" office:value="0.454545454545455" calcext:value-type="float">
            <text:p>0.454545454545455</text:p>
          </table:table-cell>
          <table:table-cell table:formula="of:=AVERAGE([.BJ46:.BJ55])" office:value-type="float" office:value="0.454545454545455" calcext:value-type="float">
            <text:p>0.454545454545455</text:p>
          </table:table-cell>
          <table:table-cell table:formula="of:=AVERAGE([.BK46:.BK55])" office:value-type="float" office:value="0.454545454545455" calcext:value-type="float">
            <text:p>0.454545454545455</text:p>
          </table:table-cell>
          <table:table-cell table:formula="of:=AVERAGE([.BL46:.BL55])" office:value-type="float" office:value="0.454545454545455" calcext:value-type="float">
            <text:p>0.454545454545455</text:p>
          </table:table-cell>
          <table:table-cell table:formula="of:=AVERAGE([.BM46:.BM55])" office:value-type="float" office:value="0.454545454545455" calcext:value-type="float">
            <text:p>0.454545454545455</text:p>
          </table:table-cell>
          <table:table-cell table:formula="of:=AVERAGE([.BN46:.BN55])" office:value-type="float" office:value="0" calcext:value-type="float">
            <text:p>0</text:p>
          </table:table-cell>
          <table:table-cell table:formula="of:=AVERAGE([.BO46:.BO55])" office:value-type="float" office:value="0" calcext:value-type="float">
            <text:p>0</text:p>
          </table:table-cell>
          <table:table-cell table:formula="of:=AVERAGE([.BP46:.BP55])" office:value-type="float" office:value="0" calcext:value-type="float">
            <text:p>0</text:p>
          </table:table-cell>
          <table:table-cell table:formula="of:=AVERAGE([.BQ46:.BQ55])" office:value-type="float" office:value="0" calcext:value-type="float">
            <text:p>0</text:p>
          </table:table-cell>
          <table:table-cell table:formula="of:=AVERAGE([.BR46:.BR55])" office:value-type="float" office:value="0" calcext:value-type="float">
            <text:p>0</text:p>
          </table:table-cell>
          <table:table-cell table:formula="of:=AVERAGE([.BS46:.BS55])" office:value-type="float" office:value="0" calcext:value-type="float">
            <text:p>0</text:p>
          </table:table-cell>
          <table:table-cell table:formula="of:=AVERAGE([.BT46:.BT55])" office:value-type="float" office:value="0" calcext:value-type="float">
            <text:p>0</text:p>
          </table:table-cell>
          <table:table-cell table:formula="of:=AVERAGE([.BU46:.BU55])" office:value-type="float" office:value="0" calcext:value-type="float">
            <text:p>0</text:p>
          </table:table-cell>
          <table:table-cell table:formula="of:=AVERAGE([.BV46:.BV55])" office:value-type="float" office:value="0" calcext:value-type="float">
            <text:p>0</text:p>
          </table:table-cell>
          <table:table-cell table:formula="of:=AVERAGE([.BW46:.BW55])" office:value-type="float" office:value="0" calcext:value-type="float">
            <text:p>0</text:p>
          </table:table-cell>
          <table:table-cell table:formula="of:=AVERAGE([.BX46:.BX55])" office:value-type="float" office:value="0" calcext:value-type="float">
            <text:p>0</text:p>
          </table:table-cell>
          <table:table-cell table:formula="of:=AVERAGE([.BY46:.BY55])" office:value-type="float" office:value="0" calcext:value-type="float">
            <text:p>0</text:p>
          </table:table-cell>
          <table:table-cell table:formula="of:=AVERAGE([.BZ46:.BZ55])" office:value-type="float" office:value="0" calcext:value-type="float">
            <text:p>0</text:p>
          </table:table-cell>
          <table:table-cell table:formula="of:=AVERAGE([.CA46:.CA55])" office:value-type="float" office:value="0" calcext:value-type="float">
            <text:p>0</text:p>
          </table:table-cell>
          <table:table-cell table:formula="of:=AVERAGE([.CB46:.CB55])" office:value-type="float" office:value="0" calcext:value-type="float">
            <text:p>0</text:p>
          </table:table-cell>
          <table:table-cell table:formula="of:=AVERAGE([.CC46:.CC55])" office:value-type="float" office:value="0" calcext:value-type="float">
            <text:p>0</text:p>
          </table:table-cell>
          <table:table-cell table:formula="of:=AVERAGE([.CD46:.CD55])" office:value-type="float" office:value="0" calcext:value-type="float">
            <text:p>0</text:p>
          </table:table-cell>
          <table:table-cell table:formula="of:=AVERAGE([.CE46:.CE55])" office:value-type="float" office:value="0" calcext:value-type="float">
            <text:p>0</text:p>
          </table:table-cell>
          <table:table-cell table:formula="of:=AVERAGE([.CF46:.CF55])" office:value-type="float" office:value="0" calcext:value-type="float">
            <text:p>0</text:p>
          </table:table-cell>
          <table:table-cell table:formula="of:=AVERAGE([.CG46:.CG55])" office:value-type="float" office:value="0" calcext:value-type="float">
            <text:p>0</text:p>
          </table:table-cell>
          <table:table-cell table:formula="of:=AVERAGE([.CH46:.CH55])" office:value-type="float" office:value="0" calcext:value-type="float">
            <text:p>0</text:p>
          </table:table-cell>
          <table:table-cell table:formula="of:=AVERAGE([.CI46:.CI55])" office:value-type="float" office:value="0" calcext:value-type="float">
            <text:p>0</text:p>
          </table:table-cell>
          <table:table-cell table:formula="of:=AVERAGE([.CJ46:.CJ55])" office:value-type="float" office:value="0" calcext:value-type="float">
            <text:p>0</text:p>
          </table:table-cell>
          <table:table-cell table:formula="of:=AVERAGE([.CK46:.CK55])" office:value-type="float" office:value="0" calcext:value-type="float">
            <text:p>0</text:p>
          </table:table-cell>
          <table:table-cell table:formula="of:=AVERAGE([.CL46:.CL55])" office:value-type="float" office:value="0" calcext:value-type="float">
            <text:p>0</text:p>
          </table:table-cell>
          <table:table-cell table:formula="of:=AVERAGE([.CM46:.CM55])" office:value-type="float" office:value="0" calcext:value-type="float">
            <text:p>0</text:p>
          </table:table-cell>
          <table:table-cell table:formula="of:=AVERAGE([.CN46:.CN55])" office:value-type="float" office:value="0" calcext:value-type="float">
            <text:p>0</text:p>
          </table:table-cell>
          <table:table-cell table:formula="of:=AVERAGE([.CO46:.CO55])" office:value-type="float" office:value="0" calcext:value-type="float">
            <text:p>0</text:p>
          </table:table-cell>
          <table:table-cell table:formula="of:=AVERAGE([.CP46:.CP55])" office:value-type="float" office:value="0" calcext:value-type="float">
            <text:p>0</text:p>
          </table:table-cell>
          <table:table-cell table:formula="of:=AVERAGE([.CQ46:.CQ55])" office:value-type="float" office:value="0" calcext:value-type="float">
            <text:p>0</text:p>
          </table:table-cell>
          <table:table-cell table:formula="of:=AVERAGE([.CR46:.CR55])" office:value-type="float" office:value="0" calcext:value-type="float">
            <text:p>0</text:p>
          </table:table-cell>
          <table:table-cell table:formula="of:=AVERAGE([.CS46:.CS55])" office:value-type="float" office:value="0" calcext:value-type="float">
            <text:p>0</text:p>
          </table:table-cell>
          <table:table-cell table:formula="of:=AVERAGE([.CT46:.CT55])" office:value-type="float" office:value="0" calcext:value-type="float">
            <text:p>0</text:p>
          </table:table-cell>
          <table:table-cell table:formula="of:=AVERAGE([.CU46:.CU55])" office:value-type="float" office:value="0" calcext:value-type="float">
            <text:p>0</text:p>
          </table:table-cell>
          <table:table-cell table:formula="of:=AVERAGE([.CV46:.CV55])" office:value-type="float" office:value="0" calcext:value-type="float">
            <text:p>0</text:p>
          </table:table-cell>
          <table:table-cell table:formula="of:=AVERAGE([.CW46:.CW55])" office:value-type="float" office:value="0" calcext:value-type="float">
            <text:p>0</text:p>
          </table:table-cell>
          <table:table-cell table:formula="of:=AVERAGE([.CX46:.CX55])" office:value-type="float" office:value="0" calcext:value-type="float">
            <text:p>0</text:p>
          </table:table-cell>
          <table:table-cell table:formula="of:=AVERAGE([.CY46:.CY55])" office:value-type="float" office:value="0" calcext:value-type="float">
            <text:p>0</text:p>
          </table:table-cell>
          <table:table-cell table:formula="of:=AVERAGE([.CZ46:.CZ55])" office:value-type="float" office:value="0" calcext:value-type="float">
            <text:p>0</text:p>
          </table:table-cell>
          <table:table-cell table:formula="of:=AVERAGE([.DA46:.DA55])" office:value-type="float" office:value="0" calcext:value-type="float">
            <text:p>0</text:p>
          </table:table-cell>
          <table:table-cell table:formula="of:=AVERAGE([.DB46:.DB55])" office:value-type="float" office:value="0" calcext:value-type="float">
            <text:p>0</text:p>
          </table:table-cell>
          <table:table-cell table:formula="of:=AVERAGE([.DC46:.DC55])" office:value-type="float" office:value="0" calcext:value-type="float">
            <text:p>0</text:p>
          </table:table-cell>
          <table:table-cell table:formula="of:=AVERAGE([.DD46:.DD55])" office:value-type="float" office:value="0" calcext:value-type="float">
            <text:p>0</text:p>
          </table:table-cell>
          <table:table-cell table:formula="of:=AVERAGE([.DE46:.DE55])" office:value-type="float" office:value="0" calcext:value-type="float">
            <text:p>0</text:p>
          </table:table-cell>
          <table:table-cell table:formula="of:=AVERAGE([.DF46:.DF55])" office:value-type="float" office:value="0" calcext:value-type="float">
            <text:p>0</text:p>
          </table:table-cell>
          <table:table-cell table:formula="of:=AVERAGE([.DG46:.DG55])" office:value-type="float" office:value="0" calcext:value-type="float">
            <text:p>0</text:p>
          </table:table-cell>
          <table:table-cell table:formula="of:=AVERAGE([.DH46:.DH55])" office:value-type="float" office:value="0" calcext:value-type="float">
            <text:p>0</text:p>
          </table:table-cell>
          <table:table-cell table:formula="of:=AVERAGE([.DI46:.DI55])" office:value-type="float" office:value="0" calcext:value-type="float">
            <text:p>0</text:p>
          </table:table-cell>
          <table:table-cell table:formula="of:=AVERAGE([.DJ46:.DJ55])" office:value-type="float" office:value="0" calcext:value-type="float">
            <text:p>0</text:p>
          </table:table-cell>
          <table:table-cell table:formula="of:=AVERAGE([.DK46:.DK55])" office:value-type="float" office:value="0" calcext:value-type="float">
            <text:p>0</text:p>
          </table:table-cell>
          <table:table-cell table:formula="of:=AVERAGE([.DL46:.DL55])" office:value-type="float" office:value="0" calcext:value-type="float">
            <text:p>0</text:p>
          </table:table-cell>
          <table:table-cell table:formula="of:=AVERAGE([.DM46:.DM55])" office:value-type="float" office:value="0" calcext:value-type="float">
            <text:p>0</text:p>
          </table:table-cell>
          <table:table-cell table:formula="of:=AVERAGE([.DN46:.DN55])" office:value-type="float" office:value="0" calcext:value-type="float">
            <text:p>0</text:p>
          </table:table-cell>
          <table:table-cell table:formula="of:=AVERAGE([.DO46:.DO55])" office:value-type="float" office:value="0" calcext:value-type="float">
            <text:p>0</text:p>
          </table:table-cell>
          <table:table-cell table:formula="of:=AVERAGE([.DP46:.DP55])" office:value-type="float" office:value="0" calcext:value-type="float">
            <text:p>0</text:p>
          </table:table-cell>
          <table:table-cell table:formula="of:=AVERAGE([.DQ46:.DQ55])" office:value-type="float" office:value="0" calcext:value-type="float">
            <text:p>0</text:p>
          </table:table-cell>
          <table:table-cell table:formula="of:=AVERAGE([.DR46:.DR55])" office:value-type="float" office:value="0" calcext:value-type="float">
            <text:p>0</text:p>
          </table:table-cell>
          <table:table-cell table:formula="of:=AVERAGE([.DS46:.DS55])" office:value-type="float" office:value="0" calcext:value-type="float">
            <text:p>0</text:p>
          </table:table-cell>
          <table:table-cell table:formula="of:=AVERAGE([.DT46:.DT55])" office:value-type="float" office:value="0" calcext:value-type="float">
            <text:p>0</text:p>
          </table:table-cell>
          <table:table-cell table:formula="of:=AVERAGE([.DU46:.DU55])" office:value-type="float" office:value="0" calcext:value-type="float">
            <text:p>0</text:p>
          </table:table-cell>
          <table:table-cell table:formula="of:=AVERAGE([.DV46:.DV55])" office:value-type="float" office:value="0" calcext:value-type="float">
            <text:p>0</text:p>
          </table:table-cell>
          <table:table-cell table:formula="of:=AVERAGE([.DW46:.DW55])" office:value-type="float" office:value="0" calcext:value-type="float">
            <text:p>0</text:p>
          </table:table-cell>
          <table:table-cell table:formula="of:=AVERAGE([.DX46:.DX55])" office:value-type="float" office:value="0" calcext:value-type="float">
            <text:p>0</text:p>
          </table:table-cell>
          <table:table-cell table:formula="of:=AVERAGE([.DY46:.DY55])" office:value-type="float" office:value="0" calcext:value-type="float">
            <text:p>0</text:p>
          </table:table-cell>
          <table:table-cell table:formula="of:=AVERAGE([.DZ46:.DZ55])" office:value-type="float" office:value="0" calcext:value-type="float">
            <text:p>0</text:p>
          </table:table-cell>
          <table:table-cell table:formula="of:=AVERAGE([.EA46:.EA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46:.B55])" office:value-type="float" office:value="0" calcext:value-type="float">
            <text:p>0</text:p>
          </table:table-cell>
          <table:table-cell table:formula="of:=STDEV([.C46:.C55])" office:value-type="float" office:value="5.58760270138963" calcext:value-type="float">
            <text:p>5.58760270138963</text:p>
          </table:table-cell>
          <table:table-cell table:formula="of:=STDEV([.D46:.D55])" office:value-type="float" office:value="5.6691778587484" calcext:value-type="float">
            <text:p>5.6691778587484</text:p>
          </table:table-cell>
          <table:table-cell table:formula="of:=STDEV([.E46:.E55])" office:value-type="float" office:value="5.44190454426302" calcext:value-type="float">
            <text:p>5.44190454426302</text:p>
          </table:table-cell>
          <table:table-cell table:formula="of:=STDEV([.F46:.F55])" office:value-type="float" office:value="4.6945252681302" calcext:value-type="float">
            <text:p>4.6945252681302</text:p>
          </table:table-cell>
          <table:table-cell table:formula="of:=STDEV([.G46:.G55])" office:value-type="float" office:value="3.71134809512603" calcext:value-type="float">
            <text:p>3.71134809512603</text:p>
          </table:table-cell>
          <table:table-cell table:formula="of:=STDEV([.H46:.H55])" office:value-type="float" office:value="4.31219680932052" calcext:value-type="float">
            <text:p>4.31219680932052</text:p>
          </table:table-cell>
          <table:table-cell table:formula="of:=STDEV([.I46:.I55])" office:value-type="float" office:value="5.33539904898758" calcext:value-type="float">
            <text:p>5.33539904898758</text:p>
          </table:table-cell>
          <table:table-cell table:formula="of:=STDEV([.J46:.J55])" office:value-type="float" office:value="5.2704627669473" calcext:value-type="float">
            <text:p>5.2704627669473</text:p>
          </table:table-cell>
          <table:table-cell table:formula="of:=STDEV([.K46:.K55])" office:value-type="float" office:value="5.58760270138963" calcext:value-type="float">
            <text:p>5.58760270138963</text:p>
          </table:table-cell>
          <table:table-cell table:formula="of:=STDEV([.L46:.L55])" office:value-type="float" office:value="6.13589597918684" calcext:value-type="float">
            <text:p>6.13589597918684</text:p>
          </table:table-cell>
          <table:table-cell table:formula="of:=STDEV([.M46:.M55])" office:value-type="float" office:value="6.5169130810929" calcext:value-type="float">
            <text:p>6.5169130810929</text:p>
          </table:table-cell>
          <table:table-cell table:formula="of:=STDEV([.N46:.N55])" office:value-type="float" office:value="6.07951595386027" calcext:value-type="float">
            <text:p>6.07951595386027</text:p>
          </table:table-cell>
          <table:table-cell table:formula="of:=STDEV([.O46:.O55])" office:value-type="float" office:value="6.42824346533225" calcext:value-type="float">
            <text:p>6.42824346533225</text:p>
          </table:table-cell>
          <table:table-cell table:formula="of:=STDEV([.P46:.P55])" office:value-type="float" office:value="7.42269619025205" calcext:value-type="float">
            <text:p>7.42269619025205</text:p>
          </table:table-cell>
          <table:table-cell table:formula="of:=STDEV([.Q46:.Q55])" office:value-type="float" office:value="8.51725413488193" calcext:value-type="float">
            <text:p>8.51725413488193</text:p>
          </table:table-cell>
          <table:table-cell table:formula="of:=STDEV([.R46:.R55])" office:value-type="float" office:value="9.59463042362883" calcext:value-type="float">
            <text:p>9.59463042362883</text:p>
          </table:table-cell>
          <table:table-cell table:formula="of:=STDEV([.S46:.S55])" office:value-type="float" office:value="10.5082065966059" calcext:value-type="float">
            <text:p>10.5082065966059</text:p>
          </table:table-cell>
          <table:table-cell table:formula="of:=STDEV([.T46:.T55])" office:value-type="float" office:value="10.0617925550812" calcext:value-type="float">
            <text:p>10.0617925550812</text:p>
          </table:table-cell>
          <table:table-cell table:formula="of:=STDEV([.U46:.U55])" office:value-type="float" office:value="10.0045903146783" calcext:value-type="float">
            <text:p>10.0045903146783</text:p>
          </table:table-cell>
          <table:table-cell table:formula="of:=STDEV([.V46:.V55])" office:value-type="float" office:value="11.020058512708" calcext:value-type="float">
            <text:p>11.020058512708</text:p>
          </table:table-cell>
          <table:table-cell table:formula="of:=STDEV([.W46:.W55])" office:value-type="float" office:value="12.7578996575884" calcext:value-type="float">
            <text:p>12.7578996575884</text:p>
          </table:table-cell>
          <table:table-cell table:formula="of:=STDEV([.X46:.X55])" office:value-type="float" office:value="12.8654119486993" calcext:value-type="float">
            <text:p>12.8654119486993</text:p>
          </table:table-cell>
          <table:table-cell table:formula="of:=STDEV([.Y46:.Y55])" office:value-type="float" office:value="12.3463932045232" calcext:value-type="float">
            <text:p>12.3463932045232</text:p>
          </table:table-cell>
          <table:table-cell table:formula="of:=STDEV([.Z46:.Z55])" office:value-type="float" office:value="13.0338261621858" calcext:value-type="float">
            <text:p>13.0338261621858</text:p>
          </table:table-cell>
          <table:table-cell table:formula="of:=STDEV([.AA46:.AA55])" office:value-type="float" office:value="12.6403961300692" calcext:value-type="float">
            <text:p>12.6403961300692</text:p>
          </table:table-cell>
          <table:table-cell table:formula="of:=STDEV([.AB46:.AB55])" office:value-type="float" office:value="11.8240078879556" calcext:value-type="float">
            <text:p>11.8240078879556</text:p>
          </table:table-cell>
          <table:table-cell table:formula="of:=STDEV([.AC46:.AC55])" office:value-type="float" office:value="11.4991914915214" calcext:value-type="float">
            <text:p>11.4991914915214</text:p>
          </table:table-cell>
          <table:table-cell table:formula="of:=STDEV([.AD46:.AD55])" office:value-type="float" office:value="11.6282326389999" calcext:value-type="float">
            <text:p>11.6282326389999</text:p>
          </table:table-cell>
          <table:table-cell table:formula="of:=STDEV([.AE46:.AE55])" office:value-type="float" office:value="12.1590319077205" calcext:value-type="float">
            <text:p>12.1590319077205</text:p>
          </table:table-cell>
          <table:table-cell table:formula="of:=STDEV([.AF46:.AF55])" office:value-type="float" office:value="11.3383557174968" calcext:value-type="float">
            <text:p>11.3383557174968</text:p>
          </table:table-cell>
          <table:table-cell table:formula="of:=STDEV([.AG46:.AG55])" office:value-type="float" office:value="12.1306781219685" calcext:value-type="float">
            <text:p>12.1306781219685</text:p>
          </table:table-cell>
          <table:table-cell table:formula="of:=STDEV([.AH46:.AH55])" office:value-type="float" office:value="12.3556866896213" calcext:value-type="float">
            <text:p>12.3556866896213</text:p>
          </table:table-cell>
          <table:table-cell table:formula="of:=STDEV([.AI46:.AI55])" office:value-type="float" office:value="14.0835758043906" calcext:value-type="float">
            <text:p>14.0835758043906</text:p>
          </table:table-cell>
          <table:table-cell table:formula="of:=STDEV([.AJ46:.AJ55])" office:value-type="float" office:value="12.1684684880371" calcext:value-type="float">
            <text:p>12.1684684880371</text:p>
          </table:table-cell>
          <table:table-cell table:formula="of:=STDEV([.AK46:.AK55])" office:value-type="float" office:value="12.7218603210202" calcext:value-type="float">
            <text:p>12.7218603210202</text:p>
          </table:table-cell>
          <table:table-cell table:formula="of:=STDEV([.AL46:.AL55])" office:value-type="float" office:value="12.5034430519865" calcext:value-type="float">
            <text:p>12.5034430519865</text:p>
          </table:table-cell>
          <table:table-cell table:formula="of:=STDEV([.AM46:.AM55])" office:value-type="float" office:value="12.5309534109911" calcext:value-type="float">
            <text:p>12.5309534109911</text:p>
          </table:table-cell>
          <table:table-cell table:formula="of:=STDEV([.AN46:.AN55])" office:value-type="float" office:value="10.2874213313745" calcext:value-type="float">
            <text:p>10.2874213313745</text:p>
          </table:table-cell>
          <table:table-cell table:formula="of:=STDEV([.AO46:.AO55])" office:value-type="float" office:value="9.34002121661966" calcext:value-type="float">
            <text:p>9.34002121661966</text:p>
          </table:table-cell>
          <table:table-cell table:formula="of:=STDEV([.AP46:.AP55])" office:value-type="float" office:value="9.59463042362883" calcext:value-type="float">
            <text:p>9.59463042362883</text:p>
          </table:table-cell>
          <table:table-cell table:formula="of:=STDEV([.AQ46:.AQ55])" office:value-type="float" office:value="9.58265957626782" calcext:value-type="float">
            <text:p>9.58265957626782</text:p>
          </table:table-cell>
          <table:table-cell table:formula="of:=STDEV([.AR46:.AR55])" office:value-type="float" office:value="7.85836513932724" calcext:value-type="float">
            <text:p>7.85836513932724</text:p>
          </table:table-cell>
          <table:table-cell table:formula="of:=STDEV([.AS46:.AS55])" office:value-type="float" office:value="7.42269619025206" calcext:value-type="float">
            <text:p>7.42269619025206</text:p>
          </table:table-cell>
          <table:table-cell table:formula="of:=STDEV([.AT46:.AT55])" office:value-type="float" office:value="6.44607496550989" calcext:value-type="float">
            <text:p>6.44607496550989</text:p>
          </table:table-cell>
          <table:table-cell table:formula="of:=STDEV([.AU46:.AU55])" office:value-type="float" office:value="6.15457454896664" calcext:value-type="float">
            <text:p>6.15457454896664</text:p>
          </table:table-cell>
          <table:table-cell table:formula="of:=STDEV([.AV46:.AV55])" office:value-type="float" office:value="5.58760270138963" calcext:value-type="float">
            <text:p>5.58760270138963</text:p>
          </table:table-cell>
          <table:table-cell table:formula="of:=STDEV([.AW46:.AW55])" office:value-type="float" office:value="5.44190454426302" calcext:value-type="float">
            <text:p>5.44190454426302</text:p>
          </table:table-cell>
          <table:table-cell table:formula="of:=STDEV([.AX46:.AX55])" office:value-type="float" office:value="4.6945252681302" calcext:value-type="float">
            <text:p>4.6945252681302</text:p>
          </table:table-cell>
          <table:table-cell table:formula="of:=STDEV([.AY46:.AY55])" office:value-type="float" office:value="3.74214819249348" calcext:value-type="float">
            <text:p>3.74214819249348</text:p>
          </table:table-cell>
          <table:table-cell table:formula="of:=STDEV([.AZ46:.AZ55])" office:value-type="float" office:value="3.21412173266613" calcext:value-type="float">
            <text:p>3.21412173266613</text:p>
          </table:table-cell>
          <table:table-cell table:formula="of:=STDEV([.BA46:.BA55])" office:value-type="float" office:value="2.87479787288034" calcext:value-type="float">
            <text:p>2.87479787288034</text:p>
          </table:table-cell>
          <table:table-cell table:formula="of:=STDEV([.BB46:.BB55])" office:value-type="float" office:value="1.43739893644017" calcext:value-type="float">
            <text:p>1.43739893644017</text:p>
          </table:table-cell>
          <table:table-cell table:formula="of:=STDEV([.BC46:.BC55])" office:value-type="float" office:value="1.43739893644017" calcext:value-type="float">
            <text:p>1.43739893644017</text:p>
          </table:table-cell>
          <table:table-cell table:formula="of:=STDEV([.BD46:.BD55])" office:value-type="float" office:value="1.43739893644017" calcext:value-type="float">
            <text:p>1.43739893644017</text:p>
          </table:table-cell>
          <table:table-cell table:formula="of:=STDEV([.BE46:.BE55])" office:value-type="float" office:value="1.43739893644017" calcext:value-type="float">
            <text:p>1.43739893644017</text:p>
          </table:table-cell>
          <table:table-cell table:formula="of:=STDEV([.BF46:.BF55])" office:value-type="float" office:value="1.43739893644017" calcext:value-type="float">
            <text:p>1.43739893644017</text:p>
          </table:table-cell>
          <table:table-cell table:formula="of:=STDEV([.BG46:.BG55])" office:value-type="float" office:value="1.43739893644017" calcext:value-type="float">
            <text:p>1.43739893644017</text:p>
          </table:table-cell>
          <table:table-cell table:formula="of:=STDEV([.BH46:.BH55])" office:value-type="float" office:value="1.43739893644017" calcext:value-type="float">
            <text:p>1.43739893644017</text:p>
          </table:table-cell>
          <table:table-cell table:formula="of:=STDEV([.BI46:.BI55])" office:value-type="float" office:value="1.43739893644017" calcext:value-type="float">
            <text:p>1.43739893644017</text:p>
          </table:table-cell>
          <table:table-cell table:formula="of:=STDEV([.BJ46:.BJ55])" office:value-type="float" office:value="1.43739893644017" calcext:value-type="float">
            <text:p>1.43739893644017</text:p>
          </table:table-cell>
          <table:table-cell table:formula="of:=STDEV([.BK46:.BK55])" office:value-type="float" office:value="1.43739893644017" calcext:value-type="float">
            <text:p>1.43739893644017</text:p>
          </table:table-cell>
          <table:table-cell table:formula="of:=STDEV([.BL46:.BL55])" office:value-type="float" office:value="1.43739893644017" calcext:value-type="float">
            <text:p>1.43739893644017</text:p>
          </table:table-cell>
          <table:table-cell table:formula="of:=STDEV([.BM46:.BM55])" office:value-type="float" office:value="1.43739893644017" calcext:value-type="float">
            <text:p>1.43739893644017</text:p>
          </table:table-cell>
          <table:table-cell table:formula="of:=STDEV([.BN46:.BN55])" office:value-type="float" office:value="0" calcext:value-type="float">
            <text:p>0</text:p>
          </table:table-cell>
          <table:table-cell table:formula="of:=STDEV([.BO46:.BO55])" office:value-type="float" office:value="0" calcext:value-type="float">
            <text:p>0</text:p>
          </table:table-cell>
          <table:table-cell table:formula="of:=STDEV([.BP46:.BP55])" office:value-type="float" office:value="0" calcext:value-type="float">
            <text:p>0</text:p>
          </table:table-cell>
          <table:table-cell table:formula="of:=STDEV([.BQ46:.BQ55])" office:value-type="float" office:value="0" calcext:value-type="float">
            <text:p>0</text:p>
          </table:table-cell>
          <table:table-cell table:formula="of:=STDEV([.BR46:.BR55])" office:value-type="float" office:value="0" calcext:value-type="float">
            <text:p>0</text:p>
          </table:table-cell>
          <table:table-cell table:formula="of:=STDEV([.BS46:.BS55])" office:value-type="float" office:value="0" calcext:value-type="float">
            <text:p>0</text:p>
          </table:table-cell>
          <table:table-cell table:formula="of:=STDEV([.BT46:.BT55])" office:value-type="float" office:value="0" calcext:value-type="float">
            <text:p>0</text:p>
          </table:table-cell>
          <table:table-cell table:formula="of:=STDEV([.BU46:.BU55])" office:value-type="float" office:value="0" calcext:value-type="float">
            <text:p>0</text:p>
          </table:table-cell>
          <table:table-cell table:formula="of:=STDEV([.BV46:.BV55])" office:value-type="float" office:value="0" calcext:value-type="float">
            <text:p>0</text:p>
          </table:table-cell>
          <table:table-cell table:formula="of:=STDEV([.BW46:.BW55])" office:value-type="float" office:value="0" calcext:value-type="float">
            <text:p>0</text:p>
          </table:table-cell>
          <table:table-cell table:formula="of:=STDEV([.BX46:.BX55])" office:value-type="float" office:value="0" calcext:value-type="float">
            <text:p>0</text:p>
          </table:table-cell>
          <table:table-cell table:formula="of:=STDEV([.BY46:.BY55])" office:value-type="float" office:value="0" calcext:value-type="float">
            <text:p>0</text:p>
          </table:table-cell>
          <table:table-cell table:formula="of:=STDEV([.BZ46:.BZ55])" office:value-type="float" office:value="0" calcext:value-type="float">
            <text:p>0</text:p>
          </table:table-cell>
          <table:table-cell table:formula="of:=STDEV([.CA46:.CA55])" office:value-type="float" office:value="0" calcext:value-type="float">
            <text:p>0</text:p>
          </table:table-cell>
          <table:table-cell table:formula="of:=STDEV([.CB46:.CB55])" office:value-type="float" office:value="0" calcext:value-type="float">
            <text:p>0</text:p>
          </table:table-cell>
          <table:table-cell table:formula="of:=STDEV([.CC46:.CC55])" office:value-type="float" office:value="0" calcext:value-type="float">
            <text:p>0</text:p>
          </table:table-cell>
          <table:table-cell table:formula="of:=STDEV([.CD46:.CD55])" office:value-type="float" office:value="0" calcext:value-type="float">
            <text:p>0</text:p>
          </table:table-cell>
          <table:table-cell table:formula="of:=STDEV([.CE46:.CE55])" office:value-type="float" office:value="0" calcext:value-type="float">
            <text:p>0</text:p>
          </table:table-cell>
          <table:table-cell table:formula="of:=STDEV([.CF46:.CF55])" office:value-type="float" office:value="0" calcext:value-type="float">
            <text:p>0</text:p>
          </table:table-cell>
          <table:table-cell table:formula="of:=STDEV([.CG46:.CG55])" office:value-type="float" office:value="0" calcext:value-type="float">
            <text:p>0</text:p>
          </table:table-cell>
          <table:table-cell table:formula="of:=STDEV([.CH46:.CH55])" office:value-type="float" office:value="0" calcext:value-type="float">
            <text:p>0</text:p>
          </table:table-cell>
          <table:table-cell table:formula="of:=STDEV([.CI46:.CI55])" office:value-type="float" office:value="0" calcext:value-type="float">
            <text:p>0</text:p>
          </table:table-cell>
          <table:table-cell table:formula="of:=STDEV([.CJ46:.CJ55])" office:value-type="float" office:value="0" calcext:value-type="float">
            <text:p>0</text:p>
          </table:table-cell>
          <table:table-cell table:formula="of:=STDEV([.CK46:.CK55])" office:value-type="float" office:value="0" calcext:value-type="float">
            <text:p>0</text:p>
          </table:table-cell>
          <table:table-cell table:formula="of:=STDEV([.CL46:.CL55])" office:value-type="float" office:value="0" calcext:value-type="float">
            <text:p>0</text:p>
          </table:table-cell>
          <table:table-cell table:formula="of:=STDEV([.CM46:.CM55])" office:value-type="float" office:value="0" calcext:value-type="float">
            <text:p>0</text:p>
          </table:table-cell>
          <table:table-cell table:formula="of:=STDEV([.CN46:.CN55])" office:value-type="float" office:value="0" calcext:value-type="float">
            <text:p>0</text:p>
          </table:table-cell>
          <table:table-cell table:formula="of:=STDEV([.CO46:.CO55])" office:value-type="float" office:value="0" calcext:value-type="float">
            <text:p>0</text:p>
          </table:table-cell>
          <table:table-cell table:formula="of:=STDEV([.CP46:.CP55])" office:value-type="float" office:value="0" calcext:value-type="float">
            <text:p>0</text:p>
          </table:table-cell>
          <table:table-cell table:formula="of:=STDEV([.CQ46:.CQ55])" office:value-type="float" office:value="0" calcext:value-type="float">
            <text:p>0</text:p>
          </table:table-cell>
          <table:table-cell table:formula="of:=STDEV([.CR46:.CR55])" office:value-type="float" office:value="0" calcext:value-type="float">
            <text:p>0</text:p>
          </table:table-cell>
          <table:table-cell table:formula="of:=STDEV([.CS46:.CS55])" office:value-type="float" office:value="0" calcext:value-type="float">
            <text:p>0</text:p>
          </table:table-cell>
          <table:table-cell table:formula="of:=STDEV([.CT46:.CT55])" office:value-type="float" office:value="0" calcext:value-type="float">
            <text:p>0</text:p>
          </table:table-cell>
          <table:table-cell table:formula="of:=STDEV([.CU46:.CU55])" office:value-type="float" office:value="0" calcext:value-type="float">
            <text:p>0</text:p>
          </table:table-cell>
          <table:table-cell table:formula="of:=STDEV([.CV46:.CV55])" office:value-type="float" office:value="0" calcext:value-type="float">
            <text:p>0</text:p>
          </table:table-cell>
          <table:table-cell table:formula="of:=STDEV([.CW46:.CW55])" office:value-type="float" office:value="0" calcext:value-type="float">
            <text:p>0</text:p>
          </table:table-cell>
          <table:table-cell table:formula="of:=STDEV([.CX46:.CX55])" office:value-type="float" office:value="0" calcext:value-type="float">
            <text:p>0</text:p>
          </table:table-cell>
          <table:table-cell table:formula="of:=STDEV([.CY46:.CY55])" office:value-type="float" office:value="0" calcext:value-type="float">
            <text:p>0</text:p>
          </table:table-cell>
          <table:table-cell table:formula="of:=STDEV([.CZ46:.CZ55])" office:value-type="float" office:value="0" calcext:value-type="float">
            <text:p>0</text:p>
          </table:table-cell>
          <table:table-cell table:formula="of:=STDEV([.DA46:.DA55])" office:value-type="float" office:value="0" calcext:value-type="float">
            <text:p>0</text:p>
          </table:table-cell>
          <table:table-cell table:formula="of:=STDEV([.DB46:.DB55])" office:value-type="float" office:value="0" calcext:value-type="float">
            <text:p>0</text:p>
          </table:table-cell>
          <table:table-cell table:formula="of:=STDEV([.DC46:.DC55])" office:value-type="float" office:value="0" calcext:value-type="float">
            <text:p>0</text:p>
          </table:table-cell>
          <table:table-cell table:formula="of:=STDEV([.DD46:.DD55])" office:value-type="float" office:value="0" calcext:value-type="float">
            <text:p>0</text:p>
          </table:table-cell>
          <table:table-cell table:formula="of:=STDEV([.DE46:.DE55])" office:value-type="float" office:value="0" calcext:value-type="float">
            <text:p>0</text:p>
          </table:table-cell>
          <table:table-cell table:formula="of:=STDEV([.DF46:.DF55])" office:value-type="float" office:value="0" calcext:value-type="float">
            <text:p>0</text:p>
          </table:table-cell>
          <table:table-cell table:formula="of:=STDEV([.DG46:.DG55])" office:value-type="float" office:value="0" calcext:value-type="float">
            <text:p>0</text:p>
          </table:table-cell>
          <table:table-cell table:formula="of:=STDEV([.DH46:.DH55])" office:value-type="float" office:value="0" calcext:value-type="float">
            <text:p>0</text:p>
          </table:table-cell>
          <table:table-cell table:formula="of:=STDEV([.DI46:.DI55])" office:value-type="float" office:value="0" calcext:value-type="float">
            <text:p>0</text:p>
          </table:table-cell>
          <table:table-cell table:formula="of:=STDEV([.DJ46:.DJ55])" office:value-type="float" office:value="0" calcext:value-type="float">
            <text:p>0</text:p>
          </table:table-cell>
          <table:table-cell table:formula="of:=STDEV([.DK46:.DK55])" office:value-type="float" office:value="0" calcext:value-type="float">
            <text:p>0</text:p>
          </table:table-cell>
          <table:table-cell table:formula="of:=STDEV([.DL46:.DL55])" office:value-type="float" office:value="0" calcext:value-type="float">
            <text:p>0</text:p>
          </table:table-cell>
          <table:table-cell table:formula="of:=STDEV([.DM46:.DM55])" office:value-type="float" office:value="0" calcext:value-type="float">
            <text:p>0</text:p>
          </table:table-cell>
          <table:table-cell table:formula="of:=STDEV([.DN46:.DN55])" office:value-type="float" office:value="0" calcext:value-type="float">
            <text:p>0</text:p>
          </table:table-cell>
          <table:table-cell table:formula="of:=STDEV([.DO46:.DO55])" office:value-type="float" office:value="0" calcext:value-type="float">
            <text:p>0</text:p>
          </table:table-cell>
          <table:table-cell table:formula="of:=STDEV([.DP46:.DP55])" office:value-type="float" office:value="0" calcext:value-type="float">
            <text:p>0</text:p>
          </table:table-cell>
          <table:table-cell table:formula="of:=STDEV([.DQ46:.DQ55])" office:value-type="float" office:value="0" calcext:value-type="float">
            <text:p>0</text:p>
          </table:table-cell>
          <table:table-cell table:formula="of:=STDEV([.DR46:.DR55])" office:value-type="float" office:value="0" calcext:value-type="float">
            <text:p>0</text:p>
          </table:table-cell>
          <table:table-cell table:formula="of:=STDEV([.DS46:.DS55])" office:value-type="float" office:value="0" calcext:value-type="float">
            <text:p>0</text:p>
          </table:table-cell>
          <table:table-cell table:formula="of:=STDEV([.DT46:.DT55])" office:value-type="float" office:value="0" calcext:value-type="float">
            <text:p>0</text:p>
          </table:table-cell>
          <table:table-cell table:formula="of:=STDEV([.DU46:.DU55])" office:value-type="float" office:value="0" calcext:value-type="float">
            <text:p>0</text:p>
          </table:table-cell>
          <table:table-cell table:formula="of:=STDEV([.DV46:.DV55])" office:value-type="float" office:value="0" calcext:value-type="float">
            <text:p>0</text:p>
          </table:table-cell>
          <table:table-cell table:formula="of:=STDEV([.DW46:.DW55])" office:value-type="float" office:value="0" calcext:value-type="float">
            <text:p>0</text:p>
          </table:table-cell>
          <table:table-cell table:formula="of:=STDEV([.DX46:.DX55])" office:value-type="float" office:value="0" calcext:value-type="float">
            <text:p>0</text:p>
          </table:table-cell>
          <table:table-cell table:formula="of:=STDEV([.DY46:.DY55])" office:value-type="float" office:value="0" calcext:value-type="float">
            <text:p>0</text:p>
          </table:table-cell>
          <table:table-cell table:formula="of:=STDEV([.DZ46:.DZ55])" office:value-type="float" office:value="0" calcext:value-type="float">
            <text:p>0</text:p>
          </table:table-cell>
          <table:table-cell table:formula="of:=STDEV([.EA46:.EA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56]+[.B57]" office:value-type="float" office:value="0" calcext:value-type="float">
            <text:p>0</text:p>
          </table:table-cell>
          <table:table-cell table:formula="of:=[.C56]+[.C57]" office:value-type="float" office:value="33.7694208832078" calcext:value-type="float">
            <text:p>33.7694208832078</text:p>
          </table:table-cell>
          <table:table-cell table:formula="of:=[.D56]+[.D57]" office:value-type="float" office:value="46.5782687678393" calcext:value-type="float">
            <text:p>46.5782687678393</text:p>
          </table:table-cell>
          <table:table-cell table:formula="of:=[.E56]+[.E57]" office:value-type="float" office:value="51.3509954533539" calcext:value-type="float">
            <text:p>51.3509954533539</text:p>
          </table:table-cell>
          <table:table-cell table:formula="of:=[.F56]+[.F57]" office:value-type="float" office:value="53.7854343590393" calcext:value-type="float">
            <text:p>53.7854343590393</text:p>
          </table:table-cell>
          <table:table-cell table:formula="of:=[.G56]+[.G57]" office:value-type="float" office:value="53.711348095126" calcext:value-type="float">
            <text:p>53.711348095126</text:p>
          </table:table-cell>
          <table:table-cell table:formula="of:=[.H56]+[.H57]" office:value-type="float" office:value="55.6758331729569" calcext:value-type="float">
            <text:p>55.6758331729569</text:p>
          </table:table-cell>
          <table:table-cell table:formula="of:=[.I56]+[.I57]" office:value-type="float" office:value="58.0626717762603" calcext:value-type="float">
            <text:p>58.0626717762603</text:p>
          </table:table-cell>
          <table:table-cell table:formula="of:=[.J56]+[.J57]" office:value-type="float" office:value="58.4522809487655" calcext:value-type="float">
            <text:p>58.4522809487655</text:p>
          </table:table-cell>
          <table:table-cell table:formula="of:=[.K56]+[.K57]" office:value-type="float" office:value="61.0421481559351" calcext:value-type="float">
            <text:p>61.0421481559351</text:p>
          </table:table-cell>
          <table:table-cell table:formula="of:=[.L56]+[.L57]" office:value-type="float" office:value="62.4995323428232" calcext:value-type="float">
            <text:p>62.4995323428232</text:p>
          </table:table-cell>
          <table:table-cell table:formula="of:=[.M56]+[.M57]" office:value-type="float" office:value="63.3350948992747" calcext:value-type="float">
            <text:p>63.3350948992747</text:p>
          </table:table-cell>
          <table:table-cell table:formula="of:=[.N56]+[.N57]" office:value-type="float" office:value="63.806788681133" calcext:value-type="float">
            <text:p>63.806788681133</text:p>
          </table:table-cell>
          <table:table-cell table:formula="of:=[.O56]+[.O57]" office:value-type="float" office:value="65.5191525562413" calcext:value-type="float">
            <text:p>65.5191525562413</text:p>
          </table:table-cell>
          <table:table-cell table:formula="of:=[.P56]+[.P57]" office:value-type="float" office:value="66.5136052811611" calcext:value-type="float">
            <text:p>66.5136052811611</text:p>
          </table:table-cell>
          <table:table-cell table:formula="of:=[.Q56]+[.Q57]" office:value-type="float" office:value="68.5172541348819" calcext:value-type="float">
            <text:p>68.5172541348819</text:p>
          </table:table-cell>
          <table:table-cell table:formula="of:=[.R56]+[.R57]" office:value-type="float" office:value="70.0491758781743" calcext:value-type="float">
            <text:p>70.0491758781743</text:p>
          </table:table-cell>
          <table:table-cell table:formula="of:=[.S56]+[.S57]" office:value-type="float" office:value="72.7809338693332" calcext:value-type="float">
            <text:p>72.7809338693332</text:p>
          </table:table-cell>
          <table:table-cell table:formula="of:=[.T56]+[.T57]" office:value-type="float" office:value="70.5163380096267" calcext:value-type="float">
            <text:p>70.5163380096267</text:p>
          </table:table-cell>
          <table:table-cell table:formula="of:=[.U56]+[.U57]" office:value-type="float" office:value="70.0045903146783" calcext:value-type="float">
            <text:p>70.0045903146783</text:p>
          </table:table-cell>
          <table:table-cell table:formula="of:=[.V56]+[.V57]" office:value-type="float" office:value="69.6564221490716" calcext:value-type="float">
            <text:p>69.6564221490716</text:p>
          </table:table-cell>
          <table:table-cell table:formula="of:=[.W56]+[.W57]" office:value-type="float" office:value="71.3942632939521" calcext:value-type="float">
            <text:p>71.3942632939521</text:p>
          </table:table-cell>
          <table:table-cell table:formula="of:=[.X56]+[.X57]" office:value-type="float" office:value="70.592684675972" calcext:value-type="float">
            <text:p>70.592684675972</text:p>
          </table:table-cell>
          <table:table-cell table:formula="of:=[.Y56]+[.Y57]" office:value-type="float" office:value="69.6191204772505" calcext:value-type="float">
            <text:p>69.6191204772505</text:p>
          </table:table-cell>
          <table:table-cell table:formula="of:=[.Z56]+[.Z57]" office:value-type="float" office:value="72.1247352530949" calcext:value-type="float">
            <text:p>72.1247352530949</text:p>
          </table:table-cell>
          <table:table-cell table:formula="of:=[.AA56]+[.AA57]" office:value-type="float" office:value="70.8222143118874" calcext:value-type="float">
            <text:p>70.8222143118874</text:p>
          </table:table-cell>
          <table:table-cell table:formula="of:=[.AB56]+[.AB57]" office:value-type="float" office:value="71.3694624334101" calcext:value-type="float">
            <text:p>71.3694624334101</text:p>
          </table:table-cell>
          <table:table-cell table:formula="of:=[.AC56]+[.AC57]" office:value-type="float" office:value="69.6810096733396" calcext:value-type="float">
            <text:p>69.6810096733396</text:p>
          </table:table-cell>
          <table:table-cell table:formula="of:=[.AD56]+[.AD57]" office:value-type="float" office:value="66.6282326389999" calcext:value-type="float">
            <text:p>66.6282326389999</text:p>
          </table:table-cell>
          <table:table-cell table:formula="of:=[.AE56]+[.AE57]" office:value-type="float" office:value="64.8863046349933" calcext:value-type="float">
            <text:p>64.8863046349933</text:p>
          </table:table-cell>
          <table:table-cell table:formula="of:=[.AF56]+[.AF57]" office:value-type="float" office:value="61.3383557174968" calcext:value-type="float">
            <text:p>61.3383557174968</text:p>
          </table:table-cell>
          <table:table-cell table:formula="of:=[.AG56]+[.AG57]" office:value-type="float" office:value="58.9488599401504" calcext:value-type="float">
            <text:p>58.9488599401504</text:p>
          </table:table-cell>
          <table:table-cell table:formula="of:=[.AH56]+[.AH57]" office:value-type="float" office:value="55.5375048714395" calcext:value-type="float">
            <text:p>55.5375048714395</text:p>
          </table:table-cell>
          <table:table-cell table:formula="of:=[.AI56]+[.AI57]" office:value-type="float" office:value="52.2653939862088" calcext:value-type="float">
            <text:p>52.2653939862088</text:p>
          </table:table-cell>
          <table:table-cell table:formula="of:=[.AJ56]+[.AJ57]" office:value-type="float" office:value="46.2593775789462" calcext:value-type="float">
            <text:p>46.2593775789462</text:p>
          </table:table-cell>
          <table:table-cell table:formula="of:=[.AK56]+[.AK57]" office:value-type="float" office:value="42.2673148664748" calcext:value-type="float">
            <text:p>42.2673148664748</text:p>
          </table:table-cell>
          <table:table-cell table:formula="of:=[.AL56]+[.AL57]" office:value-type="float" office:value="38.4125339610774" calcext:value-type="float">
            <text:p>38.4125339610774</text:p>
          </table:table-cell>
          <table:table-cell table:formula="of:=[.AM56]+[.AM57]" office:value-type="float" office:value="37.0764079564457" calcext:value-type="float">
            <text:p>37.0764079564457</text:p>
          </table:table-cell>
          <table:table-cell table:formula="of:=[.AN56]+[.AN57]" office:value-type="float" office:value="31.6510576950109" calcext:value-type="float">
            <text:p>31.6510576950109</text:p>
          </table:table-cell>
          <table:table-cell table:formula="of:=[.AO56]+[.AO57]" office:value-type="float" office:value="27.5218393984378" calcext:value-type="float">
            <text:p>27.5218393984378</text:p>
          </table:table-cell>
          <table:table-cell table:formula="of:=[.AP56]+[.AP57]" office:value-type="float" office:value="24.5946304236288" calcext:value-type="float">
            <text:p>24.5946304236288</text:p>
          </table:table-cell>
          <table:table-cell table:formula="of:=[.AQ56]+[.AQ57]" office:value-type="float" office:value="23.2190232126314" calcext:value-type="float">
            <text:p>23.2190232126314</text:p>
          </table:table-cell>
          <table:table-cell table:formula="of:=[.AR56]+[.AR57]" office:value-type="float" office:value="17.4038196847818" calcext:value-type="float">
            <text:p>17.4038196847818</text:p>
          </table:table-cell>
          <table:table-cell table:formula="of:=[.AS56]+[.AS57]" office:value-type="float" office:value="16.5136052811611" calcext:value-type="float">
            <text:p>16.5136052811611</text:p>
          </table:table-cell>
          <table:table-cell table:formula="of:=[.AT56]+[.AT57]" office:value-type="float" office:value="14.1733476927826" calcext:value-type="float">
            <text:p>14.1733476927826</text:p>
          </table:table-cell>
          <table:table-cell table:formula="of:=[.AU56]+[.AU57]" office:value-type="float" office:value="12.9727563671485" calcext:value-type="float">
            <text:p>12.9727563671485</text:p>
          </table:table-cell>
          <table:table-cell table:formula="of:=[.AV56]+[.AV57]" office:value-type="float" office:value="11.0421481559351" calcext:value-type="float">
            <text:p>11.0421481559351</text:p>
          </table:table-cell>
          <table:table-cell table:formula="of:=[.AW56]+[.AW57]" office:value-type="float" office:value="10.441904544263" calcext:value-type="float">
            <text:p>10.441904544263</text:p>
          </table:table-cell>
          <table:table-cell table:formula="of:=[.AX56]+[.AX57]" office:value-type="float" office:value="8.33088890449384" calcext:value-type="float">
            <text:p>8.33088890449384</text:p>
          </table:table-cell>
          <table:table-cell table:formula="of:=[.AY56]+[.AY57]" office:value-type="float" office:value="6.92396637431166" calcext:value-type="float">
            <text:p>6.92396637431166</text:p>
          </table:table-cell>
          <table:table-cell table:formula="of:=[.AZ56]+[.AZ57]" office:value-type="float" office:value="5.4868490053934" calcext:value-type="float">
            <text:p>5.4868490053934</text:p>
          </table:table-cell>
          <table:table-cell table:formula="of:=[.BA56]+[.BA57]" office:value-type="float" office:value="3.78388878197125" calcext:value-type="float">
            <text:p>3.78388878197125</text:p>
          </table:table-cell>
          <table:table-cell table:formula="of:=[.BB56]+[.BB57]" office:value-type="float" office:value="1.89194439098563" calcext:value-type="float">
            <text:p>1.89194439098563</text:p>
          </table:table-cell>
          <table:table-cell table:formula="of:=[.BC56]+[.BC57]" office:value-type="float" office:value="1.89194439098563" calcext:value-type="float">
            <text:p>1.89194439098563</text:p>
          </table:table-cell>
          <table:table-cell table:formula="of:=[.BD56]+[.BD57]" office:value-type="float" office:value="1.89194439098563" calcext:value-type="float">
            <text:p>1.89194439098563</text:p>
          </table:table-cell>
          <table:table-cell table:formula="of:=[.BE56]+[.BE57]" office:value-type="float" office:value="1.89194439098563" calcext:value-type="float">
            <text:p>1.89194439098563</text:p>
          </table:table-cell>
          <table:table-cell table:formula="of:=[.BF56]+[.BF57]" office:value-type="float" office:value="1.89194439098563" calcext:value-type="float">
            <text:p>1.89194439098563</text:p>
          </table:table-cell>
          <table:table-cell table:formula="of:=[.BG56]+[.BG57]" office:value-type="float" office:value="1.89194439098563" calcext:value-type="float">
            <text:p>1.89194439098563</text:p>
          </table:table-cell>
          <table:table-cell table:formula="of:=[.BH56]+[.BH57]" office:value-type="float" office:value="1.89194439098563" calcext:value-type="float">
            <text:p>1.89194439098563</text:p>
          </table:table-cell>
          <table:table-cell table:formula="of:=[.BI56]+[.BI57]" office:value-type="float" office:value="1.89194439098563" calcext:value-type="float">
            <text:p>1.89194439098563</text:p>
          </table:table-cell>
          <table:table-cell table:formula="of:=[.BJ56]+[.BJ57]" office:value-type="float" office:value="1.89194439098563" calcext:value-type="float">
            <text:p>1.89194439098563</text:p>
          </table:table-cell>
          <table:table-cell table:formula="of:=[.BK56]+[.BK57]" office:value-type="float" office:value="1.89194439098563" calcext:value-type="float">
            <text:p>1.89194439098563</text:p>
          </table:table-cell>
          <table:table-cell table:formula="of:=[.BL56]+[.BL57]" office:value-type="float" office:value="1.89194439098563" calcext:value-type="float">
            <text:p>1.89194439098563</text:p>
          </table:table-cell>
          <table:table-cell table:formula="of:=[.BM56]+[.BM57]" office:value-type="float" office:value="1.89194439098563" calcext:value-type="float">
            <text:p>1.89194439098563</text:p>
          </table:table-cell>
          <table:table-cell table:formula="of:=[.BN56]+[.BN57]" office:value-type="float" office:value="0" calcext:value-type="float">
            <text:p>0</text:p>
          </table:table-cell>
          <table:table-cell table:formula="of:=[.BO56]+[.BO57]" office:value-type="float" office:value="0" calcext:value-type="float">
            <text:p>0</text:p>
          </table:table-cell>
          <table:table-cell table:formula="of:=[.BP56]+[.BP57]" office:value-type="float" office:value="0" calcext:value-type="float">
            <text:p>0</text:p>
          </table:table-cell>
          <table:table-cell table:formula="of:=[.BQ56]+[.BQ57]" office:value-type="float" office:value="0" calcext:value-type="float">
            <text:p>0</text:p>
          </table:table-cell>
          <table:table-cell table:formula="of:=[.BR56]+[.BR57]" office:value-type="float" office:value="0" calcext:value-type="float">
            <text:p>0</text:p>
          </table:table-cell>
          <table:table-cell table:formula="of:=[.BS56]+[.BS57]" office:value-type="float" office:value="0" calcext:value-type="float">
            <text:p>0</text:p>
          </table:table-cell>
          <table:table-cell table:formula="of:=[.BT56]+[.BT57]" office:value-type="float" office:value="0" calcext:value-type="float">
            <text:p>0</text:p>
          </table:table-cell>
          <table:table-cell table:formula="of:=[.BU56]+[.BU57]" office:value-type="float" office:value="0" calcext:value-type="float">
            <text:p>0</text:p>
          </table:table-cell>
          <table:table-cell table:formula="of:=[.BV56]+[.BV57]" office:value-type="float" office:value="0" calcext:value-type="float">
            <text:p>0</text:p>
          </table:table-cell>
          <table:table-cell table:formula="of:=[.BW56]+[.BW57]" office:value-type="float" office:value="0" calcext:value-type="float">
            <text:p>0</text:p>
          </table:table-cell>
          <table:table-cell table:formula="of:=[.BX56]+[.BX57]" office:value-type="float" office:value="0" calcext:value-type="float">
            <text:p>0</text:p>
          </table:table-cell>
          <table:table-cell table:formula="of:=[.BY56]+[.BY57]" office:value-type="float" office:value="0" calcext:value-type="float">
            <text:p>0</text:p>
          </table:table-cell>
          <table:table-cell table:formula="of:=[.BZ56]+[.BZ57]" office:value-type="float" office:value="0" calcext:value-type="float">
            <text:p>0</text:p>
          </table:table-cell>
          <table:table-cell table:formula="of:=[.CA56]+[.CA57]" office:value-type="float" office:value="0" calcext:value-type="float">
            <text:p>0</text:p>
          </table:table-cell>
          <table:table-cell table:formula="of:=[.CB56]+[.CB57]" office:value-type="float" office:value="0" calcext:value-type="float">
            <text:p>0</text:p>
          </table:table-cell>
          <table:table-cell table:formula="of:=[.CC56]+[.CC57]" office:value-type="float" office:value="0" calcext:value-type="float">
            <text:p>0</text:p>
          </table:table-cell>
          <table:table-cell table:formula="of:=[.CD56]+[.CD57]" office:value-type="float" office:value="0" calcext:value-type="float">
            <text:p>0</text:p>
          </table:table-cell>
          <table:table-cell table:formula="of:=[.CE56]+[.CE57]" office:value-type="float" office:value="0" calcext:value-type="float">
            <text:p>0</text:p>
          </table:table-cell>
          <table:table-cell table:formula="of:=[.CF56]+[.CF57]" office:value-type="float" office:value="0" calcext:value-type="float">
            <text:p>0</text:p>
          </table:table-cell>
          <table:table-cell table:formula="of:=[.CG56]+[.CG57]" office:value-type="float" office:value="0" calcext:value-type="float">
            <text:p>0</text:p>
          </table:table-cell>
          <table:table-cell table:formula="of:=[.CH56]+[.CH57]" office:value-type="float" office:value="0" calcext:value-type="float">
            <text:p>0</text:p>
          </table:table-cell>
          <table:table-cell table:formula="of:=[.CI56]+[.CI57]" office:value-type="float" office:value="0" calcext:value-type="float">
            <text:p>0</text:p>
          </table:table-cell>
          <table:table-cell table:formula="of:=[.CJ56]+[.CJ57]" office:value-type="float" office:value="0" calcext:value-type="float">
            <text:p>0</text:p>
          </table:table-cell>
          <table:table-cell table:formula="of:=[.CK56]+[.CK57]" office:value-type="float" office:value="0" calcext:value-type="float">
            <text:p>0</text:p>
          </table:table-cell>
          <table:table-cell table:formula="of:=[.CL56]+[.CL57]" office:value-type="float" office:value="0" calcext:value-type="float">
            <text:p>0</text:p>
          </table:table-cell>
          <table:table-cell table:formula="of:=[.CM56]+[.CM57]" office:value-type="float" office:value="0" calcext:value-type="float">
            <text:p>0</text:p>
          </table:table-cell>
          <table:table-cell table:formula="of:=[.CN56]+[.CN57]" office:value-type="float" office:value="0" calcext:value-type="float">
            <text:p>0</text:p>
          </table:table-cell>
          <table:table-cell table:formula="of:=[.CO56]+[.CO57]" office:value-type="float" office:value="0" calcext:value-type="float">
            <text:p>0</text:p>
          </table:table-cell>
          <table:table-cell table:formula="of:=[.CP56]+[.CP57]" office:value-type="float" office:value="0" calcext:value-type="float">
            <text:p>0</text:p>
          </table:table-cell>
          <table:table-cell table:formula="of:=[.CQ56]+[.CQ57]" office:value-type="float" office:value="0" calcext:value-type="float">
            <text:p>0</text:p>
          </table:table-cell>
          <table:table-cell table:formula="of:=[.CR56]+[.CR57]" office:value-type="float" office:value="0" calcext:value-type="float">
            <text:p>0</text:p>
          </table:table-cell>
          <table:table-cell table:formula="of:=[.CS56]+[.CS57]" office:value-type="float" office:value="0" calcext:value-type="float">
            <text:p>0</text:p>
          </table:table-cell>
          <table:table-cell table:formula="of:=[.CT56]+[.CT57]" office:value-type="float" office:value="0" calcext:value-type="float">
            <text:p>0</text:p>
          </table:table-cell>
          <table:table-cell table:formula="of:=[.CU56]+[.CU57]" office:value-type="float" office:value="0" calcext:value-type="float">
            <text:p>0</text:p>
          </table:table-cell>
          <table:table-cell table:formula="of:=[.CV56]+[.CV57]" office:value-type="float" office:value="0" calcext:value-type="float">
            <text:p>0</text:p>
          </table:table-cell>
          <table:table-cell table:formula="of:=[.CW56]+[.CW57]" office:value-type="float" office:value="0" calcext:value-type="float">
            <text:p>0</text:p>
          </table:table-cell>
          <table:table-cell table:formula="of:=[.CX56]+[.CX57]" office:value-type="float" office:value="0" calcext:value-type="float">
            <text:p>0</text:p>
          </table:table-cell>
          <table:table-cell table:formula="of:=[.CY56]+[.CY57]" office:value-type="float" office:value="0" calcext:value-type="float">
            <text:p>0</text:p>
          </table:table-cell>
          <table:table-cell table:formula="of:=[.CZ56]+[.CZ57]" office:value-type="float" office:value="0" calcext:value-type="float">
            <text:p>0</text:p>
          </table:table-cell>
          <table:table-cell table:formula="of:=[.DA56]+[.DA57]" office:value-type="float" office:value="0" calcext:value-type="float">
            <text:p>0</text:p>
          </table:table-cell>
          <table:table-cell table:formula="of:=[.DB56]+[.DB57]" office:value-type="float" office:value="0" calcext:value-type="float">
            <text:p>0</text:p>
          </table:table-cell>
          <table:table-cell table:formula="of:=[.DC56]+[.DC57]" office:value-type="float" office:value="0" calcext:value-type="float">
            <text:p>0</text:p>
          </table:table-cell>
          <table:table-cell table:formula="of:=[.DD56]+[.DD57]" office:value-type="float" office:value="0" calcext:value-type="float">
            <text:p>0</text:p>
          </table:table-cell>
          <table:table-cell table:formula="of:=[.DE56]+[.DE57]" office:value-type="float" office:value="0" calcext:value-type="float">
            <text:p>0</text:p>
          </table:table-cell>
          <table:table-cell table:formula="of:=[.DF56]+[.DF57]" office:value-type="float" office:value="0" calcext:value-type="float">
            <text:p>0</text:p>
          </table:table-cell>
          <table:table-cell table:formula="of:=[.DG56]+[.DG57]" office:value-type="float" office:value="0" calcext:value-type="float">
            <text:p>0</text:p>
          </table:table-cell>
          <table:table-cell table:formula="of:=[.DH56]+[.DH57]" office:value-type="float" office:value="0" calcext:value-type="float">
            <text:p>0</text:p>
          </table:table-cell>
          <table:table-cell table:formula="of:=[.DI56]+[.DI57]" office:value-type="float" office:value="0" calcext:value-type="float">
            <text:p>0</text:p>
          </table:table-cell>
          <table:table-cell table:formula="of:=[.DJ56]+[.DJ57]" office:value-type="float" office:value="0" calcext:value-type="float">
            <text:p>0</text:p>
          </table:table-cell>
          <table:table-cell table:formula="of:=[.DK56]+[.DK57]" office:value-type="float" office:value="0" calcext:value-type="float">
            <text:p>0</text:p>
          </table:table-cell>
          <table:table-cell table:formula="of:=[.DL56]+[.DL57]" office:value-type="float" office:value="0" calcext:value-type="float">
            <text:p>0</text:p>
          </table:table-cell>
          <table:table-cell table:formula="of:=[.DM56]+[.DM57]" office:value-type="float" office:value="0" calcext:value-type="float">
            <text:p>0</text:p>
          </table:table-cell>
          <table:table-cell table:formula="of:=[.DN56]+[.DN57]" office:value-type="float" office:value="0" calcext:value-type="float">
            <text:p>0</text:p>
          </table:table-cell>
          <table:table-cell table:formula="of:=[.DO56]+[.DO57]" office:value-type="float" office:value="0" calcext:value-type="float">
            <text:p>0</text:p>
          </table:table-cell>
          <table:table-cell table:formula="of:=[.DP56]+[.DP57]" office:value-type="float" office:value="0" calcext:value-type="float">
            <text:p>0</text:p>
          </table:table-cell>
          <table:table-cell table:formula="of:=[.DQ56]+[.DQ57]" office:value-type="float" office:value="0" calcext:value-type="float">
            <text:p>0</text:p>
          </table:table-cell>
          <table:table-cell table:formula="of:=[.DR56]+[.DR57]" office:value-type="float" office:value="0" calcext:value-type="float">
            <text:p>0</text:p>
          </table:table-cell>
          <table:table-cell table:formula="of:=[.DS56]+[.DS57]" office:value-type="float" office:value="0" calcext:value-type="float">
            <text:p>0</text:p>
          </table:table-cell>
          <table:table-cell table:formula="of:=[.DT56]+[.DT57]" office:value-type="float" office:value="0" calcext:value-type="float">
            <text:p>0</text:p>
          </table:table-cell>
          <table:table-cell table:formula="of:=[.DU56]+[.DU57]" office:value-type="float" office:value="0" calcext:value-type="float">
            <text:p>0</text:p>
          </table:table-cell>
          <table:table-cell table:formula="of:=[.DV56]+[.DV57]" office:value-type="float" office:value="0" calcext:value-type="float">
            <text:p>0</text:p>
          </table:table-cell>
          <table:table-cell table:formula="of:=[.DW56]+[.DW57]" office:value-type="float" office:value="0" calcext:value-type="float">
            <text:p>0</text:p>
          </table:table-cell>
          <table:table-cell table:formula="of:=[.DX56]+[.DX57]" office:value-type="float" office:value="0" calcext:value-type="float">
            <text:p>0</text:p>
          </table:table-cell>
          <table:table-cell table:formula="of:=[.DY56]+[.DY57]" office:value-type="float" office:value="0" calcext:value-type="float">
            <text:p>0</text:p>
          </table:table-cell>
          <table:table-cell table:formula="of:=[.DZ56]+[.DZ57]" office:value-type="float" office:value="0" calcext:value-type="float">
            <text:p>0</text:p>
          </table:table-cell>
          <table:table-cell table:formula="of:=[.EA56]+[.EA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56]-[.B57]" office:value-type="float" office:value="0" calcext:value-type="float">
            <text:p>0</text:p>
          </table:table-cell>
          <table:table-cell table:formula="of:=[.C56]-[.C57]" office:value-type="float" office:value="22.5942154804286" calcext:value-type="float">
            <text:p>22.5942154804286</text:p>
          </table:table-cell>
          <table:table-cell table:formula="of:=[.D56]-[.D57]" office:value-type="float" office:value="35.2399130503425" calcext:value-type="float">
            <text:p>35.2399130503425</text:p>
          </table:table-cell>
          <table:table-cell table:formula="of:=[.E56]-[.E57]" office:value-type="float" office:value="40.4671863648279" calcext:value-type="float">
            <text:p>40.4671863648279</text:p>
          </table:table-cell>
          <table:table-cell table:formula="of:=[.F56]-[.F57]" office:value-type="float" office:value="44.3963838227789" calcext:value-type="float">
            <text:p>44.3963838227789</text:p>
          </table:table-cell>
          <table:table-cell table:formula="of:=[.G56]-[.G57]" office:value-type="float" office:value="46.288651904874" calcext:value-type="float">
            <text:p>46.288651904874</text:p>
          </table:table-cell>
          <table:table-cell table:formula="of:=[.H56]-[.H57]" office:value-type="float" office:value="47.0514395543159" calcext:value-type="float">
            <text:p>47.0514395543159</text:p>
          </table:table-cell>
          <table:table-cell table:formula="of:=[.I56]-[.I57]" office:value-type="float" office:value="47.3918736782852" calcext:value-type="float">
            <text:p>47.3918736782852</text:p>
          </table:table-cell>
          <table:table-cell table:formula="of:=[.J56]-[.J57]" office:value-type="float" office:value="47.9113554148709" calcext:value-type="float">
            <text:p>47.9113554148709</text:p>
          </table:table-cell>
          <table:table-cell table:formula="of:=[.K56]-[.K57]" office:value-type="float" office:value="49.8669427531558" calcext:value-type="float">
            <text:p>49.8669427531558</text:p>
          </table:table-cell>
          <table:table-cell table:formula="of:=[.L56]-[.L57]" office:value-type="float" office:value="50.2277403844495" calcext:value-type="float">
            <text:p>50.2277403844495</text:p>
          </table:table-cell>
          <table:table-cell table:formula="of:=[.M56]-[.M57]" office:value-type="float" office:value="50.3012687370889" calcext:value-type="float">
            <text:p>50.3012687370889</text:p>
          </table:table-cell>
          <table:table-cell table:formula="of:=[.N56]-[.N57]" office:value-type="float" office:value="51.6477567734125" calcext:value-type="float">
            <text:p>51.6477567734125</text:p>
          </table:table-cell>
          <table:table-cell table:formula="of:=[.O56]-[.O57]" office:value-type="float" office:value="52.6626656255768" calcext:value-type="float">
            <text:p>52.6626656255768</text:p>
          </table:table-cell>
          <table:table-cell table:formula="of:=[.P56]-[.P57]" office:value-type="float" office:value="51.668212900657" calcext:value-type="float">
            <text:p>51.668212900657</text:p>
          </table:table-cell>
          <table:table-cell table:formula="of:=[.Q56]-[.Q57]" office:value-type="float" office:value="51.4827458651181" calcext:value-type="float">
            <text:p>51.4827458651181</text:p>
          </table:table-cell>
          <table:table-cell table:formula="of:=[.R56]-[.R57]" office:value-type="float" office:value="50.8599150309166" calcext:value-type="float">
            <text:p>50.8599150309166</text:p>
          </table:table-cell>
          <table:table-cell table:formula="of:=[.S56]-[.S57]" office:value-type="float" office:value="51.7645206761214" calcext:value-type="float">
            <text:p>51.7645206761214</text:p>
          </table:table-cell>
          <table:table-cell table:formula="of:=[.T56]-[.T57]" office:value-type="float" office:value="50.3927528994643" calcext:value-type="float">
            <text:p>50.3927528994643</text:p>
          </table:table-cell>
          <table:table-cell table:formula="of:=[.U56]-[.U57]" office:value-type="float" office:value="49.9954096853217" calcext:value-type="float">
            <text:p>49.9954096853217</text:p>
          </table:table-cell>
          <table:table-cell table:formula="of:=[.V56]-[.V57]" office:value-type="float" office:value="47.6163051236557" calcext:value-type="float">
            <text:p>47.6163051236557</text:p>
          </table:table-cell>
          <table:table-cell table:formula="of:=[.W56]-[.W57]" office:value-type="float" office:value="45.8784639787752" calcext:value-type="float">
            <text:p>45.8784639787752</text:p>
          </table:table-cell>
          <table:table-cell table:formula="of:=[.X56]-[.X57]" office:value-type="float" office:value="44.8618607785735" calcext:value-type="float">
            <text:p>44.8618607785735</text:p>
          </table:table-cell>
          <table:table-cell table:formula="of:=[.Y56]-[.Y57]" office:value-type="float" office:value="44.926334068204" calcext:value-type="float">
            <text:p>44.926334068204</text:p>
          </table:table-cell>
          <table:table-cell table:formula="of:=[.Z56]-[.Z57]" office:value-type="float" office:value="46.0570829287233" calcext:value-type="float">
            <text:p>46.0570829287233</text:p>
          </table:table-cell>
          <table:table-cell table:formula="of:=[.AA56]-[.AA57]" office:value-type="float" office:value="45.541422051749" calcext:value-type="float">
            <text:p>45.541422051749</text:p>
          </table:table-cell>
          <table:table-cell table:formula="of:=[.AB56]-[.AB57]" office:value-type="float" office:value="47.721446657499" calcext:value-type="float">
            <text:p>47.721446657499</text:p>
          </table:table-cell>
          <table:table-cell table:formula="of:=[.AC56]-[.AC57]" office:value-type="float" office:value="46.6826266902968" calcext:value-type="float">
            <text:p>46.6826266902968</text:p>
          </table:table-cell>
          <table:table-cell table:formula="of:=[.AD56]-[.AD57]" office:value-type="float" office:value="43.3717673610001" calcext:value-type="float">
            <text:p>43.3717673610001</text:p>
          </table:table-cell>
          <table:table-cell table:formula="of:=[.AE56]-[.AE57]" office:value-type="float" office:value="40.5682408195522" calcext:value-type="float">
            <text:p>40.5682408195522</text:p>
          </table:table-cell>
          <table:table-cell table:formula="of:=[.AF56]-[.AF57]" office:value-type="float" office:value="38.6616442825032" calcext:value-type="float">
            <text:p>38.6616442825032</text:p>
          </table:table-cell>
          <table:table-cell table:formula="of:=[.AG56]-[.AG57]" office:value-type="float" office:value="34.6875036962133" calcext:value-type="float">
            <text:p>34.6875036962133</text:p>
          </table:table-cell>
          <table:table-cell table:formula="of:=[.AH56]-[.AH57]" office:value-type="float" office:value="30.8261314921969" calcext:value-type="float">
            <text:p>30.8261314921969</text:p>
          </table:table-cell>
          <table:table-cell table:formula="of:=[.AI56]-[.AI57]" office:value-type="float" office:value="24.0982423774276" calcext:value-type="float">
            <text:p>24.0982423774276</text:p>
          </table:table-cell>
          <table:table-cell table:formula="of:=[.AJ56]-[.AJ57]" office:value-type="float" office:value="21.922440602872" calcext:value-type="float">
            <text:p>21.922440602872</text:p>
          </table:table-cell>
          <table:table-cell table:formula="of:=[.AK56]-[.AK57]" office:value-type="float" office:value="16.8235942244343" calcext:value-type="float">
            <text:p>16.8235942244343</text:p>
          </table:table-cell>
          <table:table-cell table:formula="of:=[.AL56]-[.AL57]" office:value-type="float" office:value="13.4056478571044" calcext:value-type="float">
            <text:p>13.4056478571044</text:p>
          </table:table-cell>
          <table:table-cell table:formula="of:=[.AM56]-[.AM57]" office:value-type="float" office:value="12.0145011344634" calcext:value-type="float">
            <text:p>12.0145011344634</text:p>
          </table:table-cell>
          <table:table-cell table:formula="of:=[.AN56]-[.AN57]" office:value-type="float" office:value="11.0762150322618" calcext:value-type="float">
            <text:p>11.0762150322618</text:p>
          </table:table-cell>
          <table:table-cell table:formula="of:=[.AO56]-[.AO57]" office:value-type="float" office:value="8.84179696519852" calcext:value-type="float">
            <text:p>8.84179696519852</text:p>
          </table:table-cell>
          <table:table-cell table:formula="of:=[.AP56]-[.AP57]" office:value-type="float" office:value="5.40536957637118" calcext:value-type="float">
            <text:p>5.40536957637118</text:p>
          </table:table-cell>
          <table:table-cell table:formula="of:=[.AQ56]-[.AQ57]" office:value-type="float" office:value="4.05370406009582" calcext:value-type="float">
            <text:p>4.05370406009582</text:p>
          </table:table-cell>
          <table:table-cell table:formula="of:=[.AR56]-[.AR57]" office:value-type="float" office:value="1.68708940612731" calcext:value-type="float">
            <text:p>1.68708940612731</text:p>
          </table:table-cell>
          <table:table-cell table:formula="of:=[.AS56]-[.AS57]" office:value-type="float" office:value="1.66821290065703" calcext:value-type="float">
            <text:p>1.66821290065703</text:p>
          </table:table-cell>
          <table:table-cell table:formula="of:=[.AT56]-[.AT57]" office:value-type="float" office:value="1.28119776176283" calcext:value-type="float">
            <text:p>1.28119776176283</text:p>
          </table:table-cell>
          <table:table-cell table:formula="of:=[.AU56]-[.AU57]" office:value-type="float" office:value="0.663607269215182" calcext:value-type="float">
            <text:p>0.663607269215182</text:p>
          </table:table-cell>
          <table:table-cell table:formula="of:=[.AV56]-[.AV57]" office:value-type="float" office:value="-0.133057246844174" calcext:value-type="float">
            <text:p>-0.133057246844174</text:p>
          </table:table-cell>
          <table:table-cell table:formula="of:=[.AW56]-[.AW57]" office:value-type="float" office:value="-0.441904544263021" calcext:value-type="float">
            <text:p>-0.441904544263021</text:p>
          </table:table-cell>
          <table:table-cell table:formula="of:=[.AX56]-[.AX57]" office:value-type="float" office:value="-1.05816163176657" calcext:value-type="float">
            <text:p>-1.05816163176657</text:p>
          </table:table-cell>
          <table:table-cell table:formula="of:=[.AY56]-[.AY57]" office:value-type="float" office:value="-0.560330010675294" calcext:value-type="float">
            <text:p>-0.560330010675294</text:p>
          </table:table-cell>
          <table:table-cell table:formula="of:=[.AZ56]-[.AZ57]" office:value-type="float" office:value="-0.941394459938853" calcext:value-type="float">
            <text:p>-0.941394459938853</text:p>
          </table:table-cell>
          <table:table-cell table:formula="of:=[.BA56]-[.BA57]" office:value-type="float" office:value="-1.96570696378944" calcext:value-type="float">
            <text:p>-1.96570696378944</text:p>
          </table:table-cell>
          <table:table-cell table:formula="of:=[.BB56]-[.BB57]" office:value-type="float" office:value="-0.982853481894718" calcext:value-type="float">
            <text:p>-0.982853481894718</text:p>
          </table:table-cell>
          <table:table-cell table:formula="of:=[.BC56]-[.BC57]" office:value-type="float" office:value="-0.982853481894718" calcext:value-type="float">
            <text:p>-0.982853481894718</text:p>
          </table:table-cell>
          <table:table-cell table:formula="of:=[.BD56]-[.BD57]" office:value-type="float" office:value="-0.982853481894718" calcext:value-type="float">
            <text:p>-0.982853481894718</text:p>
          </table:table-cell>
          <table:table-cell table:formula="of:=[.BE56]-[.BE57]" office:value-type="float" office:value="-0.982853481894718" calcext:value-type="float">
            <text:p>-0.982853481894718</text:p>
          </table:table-cell>
          <table:table-cell table:formula="of:=[.BF56]-[.BF57]" office:value-type="float" office:value="-0.982853481894718" calcext:value-type="float">
            <text:p>-0.982853481894718</text:p>
          </table:table-cell>
          <table:table-cell table:formula="of:=[.BG56]-[.BG57]" office:value-type="float" office:value="-0.982853481894718" calcext:value-type="float">
            <text:p>-0.982853481894718</text:p>
          </table:table-cell>
          <table:table-cell table:formula="of:=[.BH56]-[.BH57]" office:value-type="float" office:value="-0.982853481894718" calcext:value-type="float">
            <text:p>-0.982853481894718</text:p>
          </table:table-cell>
          <table:table-cell table:formula="of:=[.BI56]-[.BI57]" office:value-type="float" office:value="-0.982853481894718" calcext:value-type="float">
            <text:p>-0.982853481894718</text:p>
          </table:table-cell>
          <table:table-cell table:formula="of:=[.BJ56]-[.BJ57]" office:value-type="float" office:value="-0.982853481894718" calcext:value-type="float">
            <text:p>-0.982853481894718</text:p>
          </table:table-cell>
          <table:table-cell table:formula="of:=[.BK56]-[.BK57]" office:value-type="float" office:value="-0.982853481894718" calcext:value-type="float">
            <text:p>-0.982853481894718</text:p>
          </table:table-cell>
          <table:table-cell table:formula="of:=[.BL56]-[.BL57]" office:value-type="float" office:value="-0.982853481894718" calcext:value-type="float">
            <text:p>-0.982853481894718</text:p>
          </table:table-cell>
          <table:table-cell table:formula="of:=[.BM56]-[.BM57]" office:value-type="float" office:value="-0.982853481894718" calcext:value-type="float">
            <text:p>-0.982853481894718</text:p>
          </table:table-cell>
          <table:table-cell table:formula="of:=[.BN56]-[.BN57]" office:value-type="float" office:value="0" calcext:value-type="float">
            <text:p>0</text:p>
          </table:table-cell>
          <table:table-cell table:formula="of:=[.BO56]-[.BO57]" office:value-type="float" office:value="0" calcext:value-type="float">
            <text:p>0</text:p>
          </table:table-cell>
          <table:table-cell table:formula="of:=[.BP56]-[.BP57]" office:value-type="float" office:value="0" calcext:value-type="float">
            <text:p>0</text:p>
          </table:table-cell>
          <table:table-cell table:formula="of:=[.BQ56]-[.BQ57]" office:value-type="float" office:value="0" calcext:value-type="float">
            <text:p>0</text:p>
          </table:table-cell>
          <table:table-cell table:formula="of:=[.BR56]-[.BR57]" office:value-type="float" office:value="0" calcext:value-type="float">
            <text:p>0</text:p>
          </table:table-cell>
          <table:table-cell table:formula="of:=[.BS56]-[.BS57]" office:value-type="float" office:value="0" calcext:value-type="float">
            <text:p>0</text:p>
          </table:table-cell>
          <table:table-cell table:formula="of:=[.BT56]-[.BT57]" office:value-type="float" office:value="0" calcext:value-type="float">
            <text:p>0</text:p>
          </table:table-cell>
          <table:table-cell table:formula="of:=[.BU56]-[.BU57]" office:value-type="float" office:value="0" calcext:value-type="float">
            <text:p>0</text:p>
          </table:table-cell>
          <table:table-cell table:formula="of:=[.BV56]-[.BV57]" office:value-type="float" office:value="0" calcext:value-type="float">
            <text:p>0</text:p>
          </table:table-cell>
          <table:table-cell table:formula="of:=[.BW56]-[.BW57]" office:value-type="float" office:value="0" calcext:value-type="float">
            <text:p>0</text:p>
          </table:table-cell>
          <table:table-cell table:formula="of:=[.BX56]-[.BX57]" office:value-type="float" office:value="0" calcext:value-type="float">
            <text:p>0</text:p>
          </table:table-cell>
          <table:table-cell table:formula="of:=[.BY56]-[.BY57]" office:value-type="float" office:value="0" calcext:value-type="float">
            <text:p>0</text:p>
          </table:table-cell>
          <table:table-cell table:formula="of:=[.BZ56]-[.BZ57]" office:value-type="float" office:value="0" calcext:value-type="float">
            <text:p>0</text:p>
          </table:table-cell>
          <table:table-cell table:formula="of:=[.CA56]-[.CA57]" office:value-type="float" office:value="0" calcext:value-type="float">
            <text:p>0</text:p>
          </table:table-cell>
          <table:table-cell table:formula="of:=[.CB56]-[.CB57]" office:value-type="float" office:value="0" calcext:value-type="float">
            <text:p>0</text:p>
          </table:table-cell>
          <table:table-cell table:formula="of:=[.CC56]-[.CC57]" office:value-type="float" office:value="0" calcext:value-type="float">
            <text:p>0</text:p>
          </table:table-cell>
          <table:table-cell table:formula="of:=[.CD56]-[.CD57]" office:value-type="float" office:value="0" calcext:value-type="float">
            <text:p>0</text:p>
          </table:table-cell>
          <table:table-cell table:formula="of:=[.CE56]-[.CE57]" office:value-type="float" office:value="0" calcext:value-type="float">
            <text:p>0</text:p>
          </table:table-cell>
          <table:table-cell table:formula="of:=[.CF56]-[.CF57]" office:value-type="float" office:value="0" calcext:value-type="float">
            <text:p>0</text:p>
          </table:table-cell>
          <table:table-cell table:formula="of:=[.CG56]-[.CG57]" office:value-type="float" office:value="0" calcext:value-type="float">
            <text:p>0</text:p>
          </table:table-cell>
          <table:table-cell table:formula="of:=[.CH56]-[.CH57]" office:value-type="float" office:value="0" calcext:value-type="float">
            <text:p>0</text:p>
          </table:table-cell>
          <table:table-cell table:formula="of:=[.CI56]-[.CI57]" office:value-type="float" office:value="0" calcext:value-type="float">
            <text:p>0</text:p>
          </table:table-cell>
          <table:table-cell table:formula="of:=[.CJ56]-[.CJ57]" office:value-type="float" office:value="0" calcext:value-type="float">
            <text:p>0</text:p>
          </table:table-cell>
          <table:table-cell table:formula="of:=[.CK56]-[.CK57]" office:value-type="float" office:value="0" calcext:value-type="float">
            <text:p>0</text:p>
          </table:table-cell>
          <table:table-cell table:formula="of:=[.CL56]-[.CL57]" office:value-type="float" office:value="0" calcext:value-type="float">
            <text:p>0</text:p>
          </table:table-cell>
          <table:table-cell table:formula="of:=[.CM56]-[.CM57]" office:value-type="float" office:value="0" calcext:value-type="float">
            <text:p>0</text:p>
          </table:table-cell>
          <table:table-cell table:formula="of:=[.CN56]-[.CN57]" office:value-type="float" office:value="0" calcext:value-type="float">
            <text:p>0</text:p>
          </table:table-cell>
          <table:table-cell table:formula="of:=[.CO56]-[.CO57]" office:value-type="float" office:value="0" calcext:value-type="float">
            <text:p>0</text:p>
          </table:table-cell>
          <table:table-cell table:formula="of:=[.CP56]-[.CP57]" office:value-type="float" office:value="0" calcext:value-type="float">
            <text:p>0</text:p>
          </table:table-cell>
          <table:table-cell table:formula="of:=[.CQ56]-[.CQ57]" office:value-type="float" office:value="0" calcext:value-type="float">
            <text:p>0</text:p>
          </table:table-cell>
          <table:table-cell table:formula="of:=[.CR56]-[.CR57]" office:value-type="float" office:value="0" calcext:value-type="float">
            <text:p>0</text:p>
          </table:table-cell>
          <table:table-cell table:formula="of:=[.CS56]-[.CS57]" office:value-type="float" office:value="0" calcext:value-type="float">
            <text:p>0</text:p>
          </table:table-cell>
          <table:table-cell table:formula="of:=[.CT56]-[.CT57]" office:value-type="float" office:value="0" calcext:value-type="float">
            <text:p>0</text:p>
          </table:table-cell>
          <table:table-cell table:formula="of:=[.CU56]-[.CU57]" office:value-type="float" office:value="0" calcext:value-type="float">
            <text:p>0</text:p>
          </table:table-cell>
          <table:table-cell table:formula="of:=[.CV56]-[.CV57]" office:value-type="float" office:value="0" calcext:value-type="float">
            <text:p>0</text:p>
          </table:table-cell>
          <table:table-cell table:formula="of:=[.CW56]-[.CW57]" office:value-type="float" office:value="0" calcext:value-type="float">
            <text:p>0</text:p>
          </table:table-cell>
          <table:table-cell table:formula="of:=[.CX56]-[.CX57]" office:value-type="float" office:value="0" calcext:value-type="float">
            <text:p>0</text:p>
          </table:table-cell>
          <table:table-cell table:formula="of:=[.CY56]-[.CY57]" office:value-type="float" office:value="0" calcext:value-type="float">
            <text:p>0</text:p>
          </table:table-cell>
          <table:table-cell table:formula="of:=[.CZ56]-[.CZ57]" office:value-type="float" office:value="0" calcext:value-type="float">
            <text:p>0</text:p>
          </table:table-cell>
          <table:table-cell table:formula="of:=[.DA56]-[.DA57]" office:value-type="float" office:value="0" calcext:value-type="float">
            <text:p>0</text:p>
          </table:table-cell>
          <table:table-cell table:formula="of:=[.DB56]-[.DB57]" office:value-type="float" office:value="0" calcext:value-type="float">
            <text:p>0</text:p>
          </table:table-cell>
          <table:table-cell table:formula="of:=[.DC56]-[.DC57]" office:value-type="float" office:value="0" calcext:value-type="float">
            <text:p>0</text:p>
          </table:table-cell>
          <table:table-cell table:formula="of:=[.DD56]-[.DD57]" office:value-type="float" office:value="0" calcext:value-type="float">
            <text:p>0</text:p>
          </table:table-cell>
          <table:table-cell table:formula="of:=[.DE56]-[.DE57]" office:value-type="float" office:value="0" calcext:value-type="float">
            <text:p>0</text:p>
          </table:table-cell>
          <table:table-cell table:formula="of:=[.DF56]-[.DF57]" office:value-type="float" office:value="0" calcext:value-type="float">
            <text:p>0</text:p>
          </table:table-cell>
          <table:table-cell table:formula="of:=[.DG56]-[.DG57]" office:value-type="float" office:value="0" calcext:value-type="float">
            <text:p>0</text:p>
          </table:table-cell>
          <table:table-cell table:formula="of:=[.DH56]-[.DH57]" office:value-type="float" office:value="0" calcext:value-type="float">
            <text:p>0</text:p>
          </table:table-cell>
          <table:table-cell table:formula="of:=[.DI56]-[.DI57]" office:value-type="float" office:value="0" calcext:value-type="float">
            <text:p>0</text:p>
          </table:table-cell>
          <table:table-cell table:formula="of:=[.DJ56]-[.DJ57]" office:value-type="float" office:value="0" calcext:value-type="float">
            <text:p>0</text:p>
          </table:table-cell>
          <table:table-cell table:formula="of:=[.DK56]-[.DK57]" office:value-type="float" office:value="0" calcext:value-type="float">
            <text:p>0</text:p>
          </table:table-cell>
          <table:table-cell table:formula="of:=[.DL56]-[.DL57]" office:value-type="float" office:value="0" calcext:value-type="float">
            <text:p>0</text:p>
          </table:table-cell>
          <table:table-cell table:formula="of:=[.DM56]-[.DM57]" office:value-type="float" office:value="0" calcext:value-type="float">
            <text:p>0</text:p>
          </table:table-cell>
          <table:table-cell table:formula="of:=[.DN56]-[.DN57]" office:value-type="float" office:value="0" calcext:value-type="float">
            <text:p>0</text:p>
          </table:table-cell>
          <table:table-cell table:formula="of:=[.DO56]-[.DO57]" office:value-type="float" office:value="0" calcext:value-type="float">
            <text:p>0</text:p>
          </table:table-cell>
          <table:table-cell table:formula="of:=[.DP56]-[.DP57]" office:value-type="float" office:value="0" calcext:value-type="float">
            <text:p>0</text:p>
          </table:table-cell>
          <table:table-cell table:formula="of:=[.DQ56]-[.DQ57]" office:value-type="float" office:value="0" calcext:value-type="float">
            <text:p>0</text:p>
          </table:table-cell>
          <table:table-cell table:formula="of:=[.DR56]-[.DR57]" office:value-type="float" office:value="0" calcext:value-type="float">
            <text:p>0</text:p>
          </table:table-cell>
          <table:table-cell table:formula="of:=[.DS56]-[.DS57]" office:value-type="float" office:value="0" calcext:value-type="float">
            <text:p>0</text:p>
          </table:table-cell>
          <table:table-cell table:formula="of:=[.DT56]-[.DT57]" office:value-type="float" office:value="0" calcext:value-type="float">
            <text:p>0</text:p>
          </table:table-cell>
          <table:table-cell table:formula="of:=[.DU56]-[.DU57]" office:value-type="float" office:value="0" calcext:value-type="float">
            <text:p>0</text:p>
          </table:table-cell>
          <table:table-cell table:formula="of:=[.DV56]-[.DV57]" office:value-type="float" office:value="0" calcext:value-type="float">
            <text:p>0</text:p>
          </table:table-cell>
          <table:table-cell table:formula="of:=[.DW56]-[.DW57]" office:value-type="float" office:value="0" calcext:value-type="float">
            <text:p>0</text:p>
          </table:table-cell>
          <table:table-cell table:formula="of:=[.DX56]-[.DX57]" office:value-type="float" office:value="0" calcext:value-type="float">
            <text:p>0</text:p>
          </table:table-cell>
          <table:table-cell table:formula="of:=[.DY56]-[.DY57]" office:value-type="float" office:value="0" calcext:value-type="float">
            <text:p>0</text:p>
          </table:table-cell>
          <table:table-cell table:formula="of:=[.DZ56]-[.DZ57]" office:value-type="float" office:value="0" calcext:value-type="float">
            <text:p>0</text:p>
          </table:table-cell>
          <table:table-cell table:formula="of:=[.EA56]-[.EA57]" office:value-type="float" office:value="0" calcext:value-type="float">
            <text:p>0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office:value-type="float" office:value="51.3157894736842" calcext:value-type="float">
            <text:p>51.315789473684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8.6842105263158" calcext:value-type="float">
            <text:p>48.6842105263158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64.4736842105263" calcext:value-type="float">
            <text:p>64.4736842105263</text:p>
          </table:table-cell>
          <table:table-cell office:value-type="float" office:value="67.1052631578947" calcext:value-type="float">
            <text:p>67.1052631578947</text:p>
          </table:table-cell>
          <table:table-cell office:value-type="float" office:value="72.3684210526316" calcext:value-type="float">
            <text:p>72.3684210526316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5.5263157894737" calcext:value-type="float">
            <text:p>85.5263157894737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office:value-type="float" office:value="88.1578947368421" calcext:value-type="float">
            <text:p>88.157894736842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2" office:value-type="float" office:value="97.3684210526316" calcext:value-type="float">
            <text:p>97.3684210526316</text:p>
          </table:table-cell>
          <table:table-cell table:number-columns-repeated="4" office:value-type="float" office:value="98.6842105263158" calcext:value-type="float">
            <text:p>98.6842105263158</text:p>
          </table:table-cell>
          <table:table-cell table:number-columns-repeated="48" office:value-type="float" office:value="100" calcext:value-type="float">
            <text:p>100</text:p>
          </table:table-cell>
          <table:table-cell table:number-columns-repeated="5" office:value-type="float" office:value="98.6842105263158" calcext:value-type="float">
            <text:p>98.6842105263158</text:p>
          </table:table-cell>
          <table:table-cell table:number-columns-repeated="3" office:value-type="float" office:value="97.3684210526316" calcext:value-type="float">
            <text:p>97.3684210526316</text:p>
          </table:table-cell>
          <table:table-cell table:number-columns-repeated="18" office:value-type="float" office:value="96.0526315789474" calcext:value-type="float">
            <text:p>96.0526315789474</text:p>
          </table:table-cell>
          <table:table-cell table:number-columns-repeated="9" office:value-type="float" office:value="94.7368421052632" calcext:value-type="float">
            <text:p>94.7368421052632</text:p>
          </table:table-cell>
          <table:table-cell table:number-columns-repeated="6" office:value-type="float" office:value="96.0526315789474" calcext:value-type="float">
            <text:p>96.05263157894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64.4736842105263" calcext:value-type="float">
            <text:p>64.4736842105263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71.0526315789474" calcext:value-type="float">
            <text:p>71.0526315789474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2.8947368421053" calcext:value-type="float">
            <text:p>82.8947368421053</text:p>
          </table:table-cell>
          <table:table-cell office:value-type="float" office:value="86.8421052631579" calcext:value-type="float">
            <text:p>86.8421052631579</text:p>
          </table:table-cell>
          <table:table-cell table:number-columns-repeated="2" office:value-type="float" office:value="88.1578947368421" calcext:value-type="float">
            <text:p>88.157894736842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4" office:value-type="float" office:value="90.7894736842105" calcext:value-type="float">
            <text:p>90.7894736842105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table:number-columns-repeated="4" office:value-type="float" office:value="93.4210526315789" calcext:value-type="float">
            <text:p>93.4210526315789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6" office:value-type="float" office:value="93.4210526315789" calcext:value-type="float">
            <text:p>93.4210526315789</text:p>
          </table:table-cell>
          <table:table-cell table:number-columns-repeated="6" office:value-type="float" office:value="94.7368421052632" calcext:value-type="float">
            <text:p>94.7368421052632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2" office:value-type="float" office:value="90.7894736842105" calcext:value-type="float">
            <text:p>90.7894736842105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table:number-columns-repeated="6" office:value-type="float" office:value="93.4210526315789" calcext:value-type="float">
            <text:p>93.4210526315789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12" office:value-type="float" office:value="94.7368421052632" calcext:value-type="float">
            <text:p>94.7368421052632</text:p>
          </table:table-cell>
          <table:table-cell table:number-columns-repeated="4" office:value-type="float" office:value="96.0526315789474" calcext:value-type="float">
            <text:p>96.0526315789474</text:p>
          </table:table-cell>
          <table:table-cell office:value-type="float" office:value="97.3684210526316" calcext:value-type="float">
            <text:p>97.3684210526316</text:p>
          </table:table-cell>
          <table:table-cell table:number-columns-repeated="6" office:value-type="float" office:value="98.6842105263158" calcext:value-type="float">
            <text:p>98.6842105263158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5" office:value-type="float" office:value="94.7368421052632" calcext:value-type="float">
            <text:p>94.7368421052632</text:p>
          </table:table-cell>
          <table:table-cell office:value-type="float" office:value="93.4210526315789" calcext:value-type="float">
            <text:p>93.4210526315789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9" office:value-type="float" office:value="93.4210526315789" calcext:value-type="float">
            <text:p>93.4210526315789</text:p>
          </table:table-cell>
          <table:table-cell table:number-columns-repeated="5" office:value-type="float" office:value="92.1052631578947" calcext:value-type="float">
            <text:p>92.1052631578947</text:p>
          </table:table-cell>
          <table:table-cell table:number-columns-repeated="4" office:value-type="float" office:value="93.4210526315789" calcext:value-type="float">
            <text:p>93.4210526315789</text:p>
          </table:table-cell>
          <table:table-cell table:number-columns-repeated="11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.5263157894737" calcext:value-type="float">
            <text:p>35.5263157894737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50" calcext:value-type="float">
            <text:p>50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3.9473684210526" calcext:value-type="float">
            <text:p>53.9473684210526</text:p>
          </table:table-cell>
          <table:table-cell table:number-columns-repeated="2" office:value-type="float" office:value="55.2631578947369" calcext:value-type="float">
            <text:p>55.2631578947369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4.4736842105263" calcext:value-type="float">
            <text:p>64.4736842105263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5" calcext:value-type="float">
            <text:p>75</text:p>
          </table:table-cell>
          <table:table-cell office:value-type="float" office:value="77.6315789473684" calcext:value-type="float">
            <text:p>77.6315789473684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3.4210526315789" calcext:value-type="float">
            <text:p>93.4210526315789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3" office:value-type="float" office:value="97.3684210526316" calcext:value-type="float">
            <text:p>97.3684210526316</text:p>
          </table:table-cell>
          <table:table-cell table:number-columns-repeated="5" office:value-type="float" office:value="98.6842105263158" calcext:value-type="float">
            <text:p>98.684210526315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table:number-columns-repeated="4" office:value-type="float" office:value="94.7368421052632" calcext:value-type="float">
            <text:p>94.7368421052632</text:p>
          </table:table-cell>
          <table:table-cell table:number-columns-repeated="2" office:value-type="float" office:value="93.4210526315789" calcext:value-type="float">
            <text:p>93.4210526315789</text:p>
          </table:table-cell>
          <table:table-cell table:number-columns-repeated="9" office:value-type="float" office:value="92.1052631578947" calcext:value-type="float">
            <text:p>92.1052631578947</text:p>
          </table:table-cell>
          <table:table-cell office:value-type="float" office:value="90.7894736842105" calcext:value-type="float">
            <text:p>90.7894736842105</text:p>
          </table:table-cell>
          <table:table-cell table:number-columns-repeated="5" office:value-type="float" office:value="89.4736842105263" calcext:value-type="float">
            <text:p>89.4736842105263</text:p>
          </table:table-cell>
          <table:table-cell office:value-type="float" office:value="88.1578947368421" calcext:value-type="float">
            <text:p>88.1578947368421</text:p>
          </table:table-cell>
          <table:table-cell table:number-columns-repeated="7" office:value-type="float" office:value="85.5263157894737" calcext:value-type="float">
            <text:p>85.5263157894737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8.1578947368421" calcext:value-type="float">
            <text:p>88.1578947368421</text:p>
          </table:table-cell>
          <table:table-cell table:number-columns-repeated="3" office:value-type="float" office:value="89.4736842105263" calcext:value-type="float">
            <text:p>89.4736842105263</text:p>
          </table:table-cell>
          <table:table-cell table:number-columns-repeated="3" office:value-type="float" office:value="88.1578947368421" calcext:value-type="float">
            <text:p>88.1578947368421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table:number-columns-repeated="4" office:value-type="float" office:value="90.7894736842105" calcext:value-type="float">
            <text:p>90.7894736842105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2" office:value-type="float" office:value="90.7894736842105" calcext:value-type="float">
            <text:p>90.7894736842105</text:p>
          </table:table-cell>
          <table:table-cell table:number-columns-repeated="3" office:value-type="float" office:value="88.1578947368421" calcext:value-type="float">
            <text:p>88.1578947368421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2" office:value-type="float" office:value="88.1578947368421" calcext:value-type="float">
            <text:p>88.1578947368421</text:p>
          </table:table-cell>
          <table:table-cell table:number-columns-repeated="4" office:value-type="float" office:value="86.8421052631579" calcext:value-type="float">
            <text:p>86.8421052631579</text:p>
          </table:table-cell>
          <table:table-cell office:value-type="float" office:value="85.5263157894737" calcext:value-type="float">
            <text:p>85.5263157894737</text:p>
          </table:table-cell>
          <table:table-cell office:value-type="float" office:value="86.8421052631579" calcext:value-type="float">
            <text:p>86.8421052631579</text:p>
          </table:table-cell>
          <table:table-cell table:number-columns-repeated="3" office:value-type="float" office:value="88.1578947368421" calcext:value-type="float">
            <text:p>88.157894736842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2" office:value-type="float" office:value="88.1578947368421" calcext:value-type="float">
            <text:p>88.1578947368421</text:p>
          </table:table-cell>
          <table:table-cell table:number-columns-repeated="16" office:value-type="float" office:value="89.4736842105263" calcext:value-type="float">
            <text:p>89.4736842105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.5263157894737" calcext:value-type="float">
            <text:p>35.5263157894737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6.0526315789474" calcext:value-type="float">
            <text:p>46.0526315789474</text:p>
          </table:table-cell>
          <table:table-cell table:number-columns-repeated="3" office:value-type="float" office:value="43.421052631579" calcext:value-type="float">
            <text:p>43.421052631579</text:p>
          </table:table-cell>
          <table:table-cell table:number-columns-repeated="2" office:value-type="float" office:value="51.3157894736842" calcext:value-type="float">
            <text:p>51.3157894736842</text:p>
          </table:table-cell>
          <table:table-cell table:number-columns-repeated="2" office:value-type="float" office:value="52.6315789473684" calcext:value-type="float">
            <text:p>52.6315789473684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1.8421052631579" calcext:value-type="float">
            <text:p>61.8421052631579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67.1052631578947" calcext:value-type="float">
            <text:p>67.1052631578947</text:p>
          </table:table-cell>
          <table:table-cell office:value-type="float" office:value="69.7368421052632" calcext:value-type="float">
            <text:p>69.7368421052632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2.8947368421053" calcext:value-type="float">
            <text:p>82.8947368421053</text:p>
          </table:table-cell>
          <table:table-cell office:value-type="float" office:value="85.5263157894737" calcext:value-type="float">
            <text:p>85.5263157894737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5" office:value-type="float" office:value="97.3684210526316" calcext:value-type="float">
            <text:p>97.3684210526316</text:p>
          </table:table-cell>
          <table:table-cell table:number-columns-repeated="3" office:value-type="float" office:value="98.6842105263158" calcext:value-type="float">
            <text:p>98.6842105263158</text:p>
          </table:table-cell>
          <table:table-cell table:number-columns-repeated="48" office:value-type="float" office:value="100" calcext:value-type="float">
            <text:p>100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table:number-columns-repeated="10" office:value-type="float" office:value="97.3684210526316" calcext:value-type="float">
            <text:p>97.3684210526316</text:p>
          </table:table-cell>
          <table:table-cell table:number-columns-repeated="9" office:value-type="float" office:value="96.0526315789474" calcext:value-type="float">
            <text:p>96.0526315789474</text:p>
          </table:table-cell>
          <table:table-cell table:number-columns-repeated="18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8.6842105263158" calcext:value-type="float">
            <text:p>48.6842105263158</text:p>
          </table:table-cell>
          <table:table-cell table:number-columns-repeated="3"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table:number-columns-repeated="2" office:value-type="float" office:value="56.578947368421" calcext:value-type="float">
            <text:p>56.578947368421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1.8421052631579" calcext:value-type="float">
            <text:p>61.8421052631579</text:p>
          </table:table-cell>
          <table:table-cell office:value-type="float" office:value="64.4736842105263" calcext:value-type="float">
            <text:p>64.4736842105263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71.0526315789474" calcext:value-type="float">
            <text:p>71.052631578947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6315789473684" calcext:value-type="float">
            <text:p>77.6315789473684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2" office:value-type="float" office:value="96.0526315789474" calcext:value-type="float">
            <text:p>96.0526315789474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table:number-columns-repeated="2" office:value-type="float" office:value="96.0526315789474" calcext:value-type="float">
            <text:p>96.0526315789474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table:number-columns-repeated="2" office:value-type="float" office:value="90.7894736842105" calcext:value-type="float">
            <text:p>90.7894736842105</text:p>
          </table:table-cell>
          <table:table-cell table:number-columns-repeated="8" office:value-type="float" office:value="89.4736842105263" calcext:value-type="float">
            <text:p>89.4736842105263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table:number-columns-repeated="3" office:value-type="float" office:value="81.5789473684211" calcext:value-type="float">
            <text:p>81.5789473684211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77.6315789473684" calcext:value-type="float">
            <text:p>77.6315789473684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office:value-type="float" office:value="72.3684210526316" calcext:value-type="float">
            <text:p>72.3684210526316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office:value-type="float" office:value="69.7368421052632" calcext:value-type="float">
            <text:p>69.7368421052632</text:p>
          </table:table-cell>
          <table:table-cell table:number-columns-repeated="5" office:value-type="float" office:value="68.421052631579" calcext:value-type="float">
            <text:p>68.421052631579</text:p>
          </table:table-cell>
          <table:table-cell office:value-type="float" office:value="69.7368421052632" calcext:value-type="float">
            <text:p>69.7368421052632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office:value-type="float" office:value="77.6315789473684" calcext:value-type="float">
            <text:p>77.6315789473684</text:p>
          </table:table-cell>
          <table:table-cell table:number-columns-repeated="2" office:value-type="float" office:value="78.9473684210526" calcext:value-type="float">
            <text:p>78.9473684210526</text:p>
          </table:table-cell>
          <table:table-cell table:number-columns-repeated="2" office:value-type="float" office:value="80.2631578947369" calcext:value-type="float">
            <text:p>80.2631578947369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77.6315789473684" calcext:value-type="float">
            <text:p>77.6315789473684</text:p>
          </table:table-cell>
          <table:table-cell table:number-columns-repeated="4" office:value-type="float" office:value="78.9473684210526" calcext:value-type="float">
            <text:p>78.9473684210526</text:p>
          </table:table-cell>
          <table:table-cell office:value-type="float" office:value="80.2631578947369" calcext:value-type="float">
            <text:p>80.2631578947369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table:number-columns-repeated="4" office:value-type="float" office:value="78.9473684210526" calcext:value-type="float">
            <text:p>78.9473684210526</text:p>
          </table:table-cell>
          <table:table-cell table:number-columns-repeated="2" office:value-type="float" office:value="80.2631578947369" calcext:value-type="float">
            <text:p>80.2631578947369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table:number-columns-repeated="3" office:value-type="float" office:value="82.8947368421053" calcext:value-type="float">
            <text:p>82.8947368421053</text:p>
          </table:table-cell>
          <table:table-cell table:number-columns-repeated="2" office:value-type="float" office:value="81.5789473684211" calcext:value-type="float">
            <text:p>81.57894736842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52.6315789473684" calcext:value-type="float">
            <text:p>52.6315789473684</text:p>
          </table:table-cell>
          <table:table-cell office:value-type="float" office:value="50" calcext:value-type="float">
            <text:p>50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3.9473684210526" calcext:value-type="float">
            <text:p>53.9473684210526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3.9473684210526" calcext:value-type="float">
            <text:p>53.9473684210526</text:p>
          </table:table-cell>
          <table:table-cell table:number-columns-repeated="3"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7.1052631578947" calcext:value-type="float">
            <text:p>67.1052631578947</text:p>
          </table:table-cell>
          <table:table-cell office:value-type="float" office:value="69.7368421052632" calcext:value-type="float">
            <text:p>69.7368421052632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77.6315789473684" calcext:value-type="float">
            <text:p>77.6315789473684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2.8947368421053" calcext:value-type="float">
            <text:p>82.8947368421053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3.4210526315789" calcext:value-type="float">
            <text:p>93.4210526315789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7.3684210526316" calcext:value-type="float">
            <text:p>97.3684210526316</text:p>
          </table:table-cell>
          <table:table-cell table:number-columns-repeated="4" office:value-type="float" office:value="98.6842105263158" calcext:value-type="float">
            <text:p>98.684210526315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98.6842105263158" calcext:value-type="float">
            <text:p>98.6842105263158</text:p>
          </table:table-cell>
          <table:table-cell office:value-type="float" office:value="97.3684210526316" calcext:value-type="float">
            <text:p>97.3684210526316</text:p>
          </table:table-cell>
          <table:table-cell office:value-type="float" office:value="96.0526315789474" calcext:value-type="float">
            <text:p>96.0526315789474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88.1578947368421" calcext:value-type="float">
            <text:p>88.1578947368421</text:p>
          </table:table-cell>
          <table:table-cell table:number-columns-repeated="3" office:value-type="float" office:value="86.8421052631579" calcext:value-type="float">
            <text:p>86.8421052631579</text:p>
          </table:table-cell>
          <table:table-cell table:number-columns-repeated="2" office:value-type="float" office:value="85.5263157894737" calcext:value-type="float">
            <text:p>85.5263157894737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82.8947368421053" calcext:value-type="float">
            <text:p>82.8947368421053</text:p>
          </table:table-cell>
          <table:table-cell table:number-columns-repeated="2" office:value-type="float" office:value="80.2631578947369" calcext:value-type="float">
            <text:p>80.2631578947369</text:p>
          </table:table-cell>
          <table:table-cell table:number-columns-repeated="2" office:value-type="float" office:value="77.6315789473684" calcext:value-type="float">
            <text:p>77.6315789473684</text:p>
          </table:table-cell>
          <table:table-cell table:number-columns-repeated="4" office:value-type="float" office:value="76.3157894736842" calcext:value-type="float">
            <text:p>76.3157894736842</text:p>
          </table:table-cell>
          <table:table-cell office:value-type="float" office:value="75" calcext:value-type="float">
            <text:p>75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1.0526315789474" calcext:value-type="float">
            <text:p>71.0526315789474</text:p>
          </table:table-cell>
          <table:table-cell table:number-columns-repeated="3" office:value-type="float" office:value="68.421052631579" calcext:value-type="float">
            <text:p>68.421052631579</text:p>
          </table:table-cell>
          <table:table-cell table:number-columns-repeated="2" office:value-type="float" office:value="67.1052631578947" calcext:value-type="float">
            <text:p>67.1052631578947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office:value-type="float" office:value="59.2105263157895" calcext:value-type="float">
            <text:p>59.2105263157895</text:p>
          </table:table-cell>
          <table:table-cell table:number-columns-repeated="2" office:value-type="float" office:value="57.8947368421053" calcext:value-type="float">
            <text:p>57.8947368421053</text:p>
          </table:table-cell>
          <table:table-cell table:number-columns-repeated="2"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3.9473684210526" calcext:value-type="float">
            <text:p>53.9473684210526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56.578947368421" calcext:value-type="float">
            <text:p>56.578947368421</text:p>
          </table:table-cell>
          <table:table-cell table:number-columns-repeated="6" office:value-type="float" office:value="57.8947368421053" calcext:value-type="float">
            <text:p>57.8947368421053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61.8421052631579" calcext:value-type="float">
            <text:p>61.8421052631579</text:p>
          </table:table-cell>
          <table:table-cell table:number-columns-repeated="2" office:value-type="float" office:value="64.4736842105263" calcext:value-type="float">
            <text:p>64.4736842105263</text:p>
          </table:table-cell>
          <table:table-cell office:value-type="float" office:value="65.7894736842105" calcext:value-type="float">
            <text:p>65.7894736842105</text:p>
          </table:table-cell>
          <table:table-cell table:number-columns-repeated="2" office:value-type="float" office:value="67.1052631578947" calcext:value-type="float">
            <text:p>67.1052631578947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67.1052631578947" calcext:value-type="float">
            <text:p>67.1052631578947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table:number-columns-repeated="8" office:value-type="float" office:value="72.3684210526316" calcext:value-type="float">
            <text:p>72.3684210526316</text:p>
          </table:table-cell>
          <table:table-cell table:number-columns-repeated="6" office:value-type="float" office:value="73.6842105263158" calcext:value-type="float">
            <text:p>73.684210526315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.3157894736842" calcext:value-type="float">
            <text:p>76.31578947368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50" calcext:value-type="float">
            <text:p>50</text:p>
          </table:table-cell>
          <table:table-cell office:value-type="float" office:value="53.9473684210526" calcext:value-type="float">
            <text:p>53.9473684210526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3.9473684210526" calcext:value-type="float">
            <text:p>53.9473684210526</text:p>
          </table:table-cell>
          <table:table-cell office:value-type="float" office:value="51.3157894736842" calcext:value-type="float">
            <text:p>51.3157894736842</text:p>
          </table:table-cell>
          <table:table-cell table:number-columns-repeated="3"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67.1052631578947" calcext:value-type="float">
            <text:p>67.1052631578947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77.6315789473684" calcext:value-type="float">
            <text:p>77.6315789473684</text:p>
          </table:table-cell>
          <table:table-cell office:value-type="float" office:value="80.2631578947369" calcext:value-type="float">
            <text:p>80.2631578947369</text:p>
          </table:table-cell>
          <table:table-cell table:number-columns-repeated="2" office:value-type="float" office:value="82.8947368421053" calcext:value-type="float">
            <text:p>82.8947368421053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5.5263157894737" calcext:value-type="float">
            <text:p>85.526315789473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office:value-type="float" office:value="93.4210526315789" calcext:value-type="float">
            <text:p>93.4210526315789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6" office:value-type="float" office:value="98.6842105263158" calcext:value-type="float">
            <text:p>98.6842105263158</text:p>
          </table:table-cell>
          <table:table-cell table:number-columns-repeated="25" office:value-type="float" office:value="100" calcext:value-type="float">
            <text:p>100</text:p>
          </table:table-cell>
          <table:table-cell table:number-columns-repeated="3" office:value-type="float" office:value="98.6842105263158" calcext:value-type="float">
            <text:p>98.6842105263158</text:p>
          </table:table-cell>
          <table:table-cell table:number-columns-repeated="3" office:value-type="float" office:value="97.3684210526316" calcext:value-type="float">
            <text:p>97.3684210526316</text:p>
          </table:table-cell>
          <table:table-cell table:number-columns-repeated="3" office:value-type="float" office:value="96.0526315789474" calcext:value-type="float">
            <text:p>96.0526315789474</text:p>
          </table:table-cell>
          <table:table-cell table:number-columns-repeated="3" office:value-type="float" office:value="94.7368421052632" calcext:value-type="float">
            <text:p>94.7368421052632</text:p>
          </table:table-cell>
          <table:table-cell table:number-columns-repeated="2" office:value-type="float" office:value="93.4210526315789" calcext:value-type="float">
            <text:p>93.4210526315789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table:number-columns-repeated="2" office:value-type="float" office:value="93.4210526315789" calcext:value-type="float">
            <text:p>93.4210526315789</text:p>
          </table:table-cell>
          <table:table-cell table:number-columns-repeated="3" office:value-type="float" office:value="94.7368421052632" calcext:value-type="float">
            <text:p>94.7368421052632</text:p>
          </table:table-cell>
          <table:table-cell table:number-columns-repeated="4" office:value-type="float" office:value="96.0526315789474" calcext:value-type="float">
            <text:p>96.0526315789474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0.7894736842105" calcext:value-type="float">
            <text:p>90.7894736842105</text:p>
          </table:table-cell>
          <table:table-cell table:number-columns-repeated="5" office:value-type="float" office:value="88.1578947368421" calcext:value-type="float">
            <text:p>88.1578947368421</text:p>
          </table:table-cell>
          <table:table-cell table:number-columns-repeated="12" office:value-type="float" office:value="86.8421052631579" calcext:value-type="float">
            <text:p>86.8421052631579</text:p>
          </table:table-cell>
          <table:table-cell table:number-columns-repeated="5" office:value-type="float" office:value="85.5263157894737" calcext:value-type="float">
            <text:p>85.5263157894737</text:p>
          </table:table-cell>
          <table:table-cell table:number-columns-repeated="3" office:value-type="float" office:value="84.2105263157895" calcext:value-type="float">
            <text:p>84.2105263157895</text:p>
          </table:table-cell>
          <table:table-cell table:number-columns-repeated="7" office:value-type="float" office:value="82.8947368421053" calcext:value-type="float">
            <text:p>82.8947368421053</text:p>
          </table:table-cell>
          <table:table-cell table:number-columns-repeated="3" office:value-type="float" office:value="84.2105263157895" calcext:value-type="float">
            <text:p>84.21052631578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.1578947368421" calcext:value-type="float">
            <text:p>38.1578947368421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6.578947368421" calcext:value-type="float">
            <text:p>56.578947368421</text:p>
          </table:table-cell>
          <table:table-cell office:value-type="float" office:value="59.2105263157895" calcext:value-type="float">
            <text:p>59.2105263157895</text:p>
          </table:table-cell>
          <table:table-cell office:value-type="float" office:value="61.8421052631579" calcext:value-type="float">
            <text:p>61.8421052631579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4.4736842105263" calcext:value-type="float">
            <text:p>64.4736842105263</text:p>
          </table:table-cell>
          <table:table-cell table:number-columns-repeated="3" office:value-type="float" office:value="72.3684210526316" calcext:value-type="float">
            <text:p>72.3684210526316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7.6315789473684" calcext:value-type="float">
            <text:p>77.6315789473684</text:p>
          </table:table-cell>
          <table:table-cell office:value-type="float" office:value="82.8947368421053" calcext:value-type="float">
            <text:p>82.8947368421053</text:p>
          </table:table-cell>
          <table:table-cell table:number-columns-repeated="2" office:value-type="float" office:value="85.5263157894737" calcext:value-type="float">
            <text:p>85.5263157894737</text:p>
          </table:table-cell>
          <table:table-cell table:number-columns-repeated="4" office:value-type="float" office:value="88.1578947368421" calcext:value-type="float">
            <text:p>88.157894736842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office:value-type="float" office:value="93.4210526315789" calcext:value-type="float">
            <text:p>93.4210526315789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96.0526315789474" calcext:value-type="float">
            <text:p>96.0526315789474</text:p>
          </table:table-cell>
          <table:table-cell table:number-columns-repeated="2" office:value-type="float" office:value="97.3684210526316" calcext:value-type="float">
            <text:p>97.368421052631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office:value-type="float" office:value="97.3684210526316" calcext:value-type="float">
            <text:p>97.3684210526316</text:p>
          </table:table-cell>
          <table:table-cell office:value-type="float" office:value="98.6842105263158" calcext:value-type="float">
            <text:p>98.6842105263158</text:p>
          </table:table-cell>
          <table:table-cell office:value-type="float" office:value="97.3684210526316" calcext:value-type="float">
            <text:p>97.3684210526316</text:p>
          </table:table-cell>
          <table:table-cell office:value-type="float" office:value="96.0526315789474" calcext:value-type="float">
            <text:p>96.0526315789474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4" office:value-type="float" office:value="93.4210526315789" calcext:value-type="float">
            <text:p>93.4210526315789</text:p>
          </table:table-cell>
          <table:table-cell table:number-columns-repeated="6" office:value-type="float" office:value="92.1052631578947" calcext:value-type="float">
            <text:p>92.1052631578947</text:p>
          </table:table-cell>
          <table:table-cell table:number-columns-repeated="4" office:value-type="float" office:value="93.4210526315789" calcext:value-type="float">
            <text:p>93.4210526315789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table:number-columns-repeated="3" office:value-type="float" office:value="93.4210526315789" calcext:value-type="float">
            <text:p>93.4210526315789</text:p>
          </table:table-cell>
          <table:table-cell table:number-columns-repeated="4" office:value-type="float" office:value="94.7368421052632" calcext:value-type="float">
            <text:p>94.7368421052632</text:p>
          </table:table-cell>
          <table:table-cell table:number-columns-repeated="9" office:value-type="float" office:value="96.0526315789474" calcext:value-type="float">
            <text:p>96.0526315789474</text:p>
          </table:table-cell>
          <table:table-cell table:number-columns-repeated="5" office:value-type="float" office:value="94.7368421052632" calcext:value-type="float">
            <text:p>94.7368421052632</text:p>
          </table:table-cell>
          <table:table-cell table:number-columns-repeated="7" office:value-type="float" office:value="93.4210526315789" calcext:value-type="float">
            <text:p>93.4210526315789</text:p>
          </table:table-cell>
          <table:table-cell table:number-columns-repeated="5" office:value-type="float" office:value="92.1052631578947" calcext:value-type="float">
            <text:p>92.1052631578947</text:p>
          </table:table-cell>
          <table:table-cell table:number-columns-repeated="4" office:value-type="float" office:value="90.7894736842105" calcext:value-type="float">
            <text:p>90.7894736842105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table:number-columns-repeated="5" office:value-type="float" office:value="90.7894736842105" calcext:value-type="float">
            <text:p>90.7894736842105</text:p>
          </table:table-cell>
          <table:table-cell table:number-columns-repeated="8" office:value-type="float" office:value="92.1052631578947" calcext:value-type="float">
            <text:p>92.1052631578947</text:p>
          </table:table-cell>
          <table:table-cell table:number-columns-repeated="9" office:value-type="float" office:value="93.4210526315789" calcext:value-type="float">
            <text:p>93.42105263157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.5263157894737" calcext:value-type="float">
            <text:p>35.5263157894737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8.6842105263158" calcext:value-type="float">
            <text:p>48.684210526315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.0526315789474" calcext:value-type="float">
            <text:p>46.0526315789474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53.9473684210526" calcext:value-type="float">
            <text:p>53.9473684210526</text:p>
          </table:table-cell>
          <table:table-cell table:number-columns-repeated="2" office:value-type="float" office:value="57.8947368421053" calcext:value-type="float">
            <text:p>57.8947368421053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4.4736842105263" calcext:value-type="float">
            <text:p>64.4736842105263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72.3684210526316" calcext:value-type="float">
            <text:p>72.3684210526316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77.6315789473684" calcext:value-type="float">
            <text:p>77.6315789473684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90.7894736842105" calcext:value-type="float">
            <text:p>90.7894736842105</text:p>
          </table:table-cell>
          <table:table-cell table:number-columns-repeated="3" office:value-type="float" office:value="93.4210526315789" calcext:value-type="float">
            <text:p>93.4210526315789</text:p>
          </table:table-cell>
          <table:table-cell table:number-columns-repeated="5" office:value-type="float" office:value="94.7368421052632" calcext:value-type="float">
            <text:p>94.7368421052632</text:p>
          </table:table-cell>
          <table:table-cell office:value-type="float" office:value="96.0526315789474" calcext:value-type="float">
            <text:p>96.0526315789474</text:p>
          </table:table-cell>
          <table:table-cell table:number-columns-repeated="7" office:value-type="float" office:value="98.6842105263158" calcext:value-type="float">
            <text:p>98.6842105263158</text:p>
          </table:table-cell>
          <table:table-cell table:number-columns-repeated="2" office:value-type="float" office:value="97.3684210526316" calcext:value-type="float">
            <text:p>97.3684210526316</text:p>
          </table:table-cell>
          <table:table-cell table:number-columns-repeated="5" office:value-type="float" office:value="98.6842105263158" calcext:value-type="float">
            <text:p>98.6842105263158</text:p>
          </table:table-cell>
          <table:table-cell table:number-columns-repeated="2" office:value-type="float" office:value="96.0526315789474" calcext:value-type="float">
            <text:p>96.0526315789474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2" office:value-type="float" office:value="90.7894736842105" calcext:value-type="float">
            <text:p>90.7894736842105</text:p>
          </table:table-cell>
          <table:table-cell table:number-columns-repeated="6" office:value-type="float" office:value="89.4736842105263" calcext:value-type="float">
            <text:p>89.4736842105263</text:p>
          </table:table-cell>
          <table:table-cell table:number-columns-repeated="4" office:value-type="float" office:value="88.1578947368421" calcext:value-type="float">
            <text:p>88.1578947368421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office:value-type="float" office:value="90.7894736842105" calcext:value-type="float">
            <text:p>90.7894736842105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88.1578947368421" calcext:value-type="float">
            <text:p>88.1578947368421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9" office:value-type="float" office:value="90.7894736842105" calcext:value-type="float">
            <text:p>90.7894736842105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0.7894736842105" calcext:value-type="float">
            <text:p>90.7894736842105</text:p>
          </table:table-cell>
          <table:table-cell table:number-columns-repeated="4" office:value-type="float" office:value="92.1052631578947" calcext:value-type="float">
            <text:p>92.1052631578947</text:p>
          </table:table-cell>
          <table:table-cell table:number-columns-repeated="2" office:value-type="float" office:value="93.4210526315789" calcext:value-type="float">
            <text:p>93.4210526315789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3.4210526315789" calcext:value-type="float">
            <text:p>93.4210526315789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3.4210526315789" calcext:value-type="float">
            <text:p>93.4210526315789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4" office:value-type="float" office:value="93.4210526315789" calcext:value-type="float">
            <text:p>93.4210526315789</text:p>
          </table:table-cell>
          <table:table-cell table:number-columns-repeated="3" office:value-type="float" office:value="94.7368421052632" calcext:value-type="float">
            <text:p>94.7368421052632</text:p>
          </table:table-cell>
          <table:table-cell table:number-columns-repeated="3" office:value-type="float" office:value="96.0526315789474" calcext:value-type="float">
            <text:p>96.0526315789474</text:p>
          </table:table-cell>
          <table:table-cell office:value-type="float" office:value="97.3684210526316" calcext:value-type="float">
            <text:p>97.3684210526316</text:p>
          </table:table-cell>
          <table:table-cell table:number-columns-repeated="2" office:value-type="float" office:value="98.6842105263158" calcext:value-type="float">
            <text:p>98.6842105263158</text:p>
          </table:table-cell>
          <table:table-cell table:number-columns-repeated="1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.7894736842105" calcext:value-type="float">
            <text:p>40.7894736842105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0" calcext:value-type="float">
            <text:p>50</text:p>
          </table:table-cell>
          <table:table-cell office:value-type="float" office:value="51.3157894736842" calcext:value-type="float">
            <text:p>51.3157894736842</text:p>
          </table:table-cell>
          <table:table-cell table:number-columns-repeated="2"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office:value-type="float" office:value="48.6842105263158" calcext:value-type="float">
            <text:p>48.6842105263158</text:p>
          </table:table-cell>
          <table:table-cell office:value-type="float" office:value="50" calcext:value-type="float">
            <text:p>5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1.3157894736842" calcext:value-type="float">
            <text:p>51.3157894736842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3.9473684210526" calcext:value-type="float">
            <text:p>53.9473684210526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7.1052631578947" calcext:value-type="float">
            <text:p>67.1052631578947</text:p>
          </table:table-cell>
          <table:table-cell office:value-type="float" office:value="69.7368421052632" calcext:value-type="float">
            <text:p>69.7368421052632</text:p>
          </table:table-cell>
          <table:table-cell office:value-type="float" office:value="72.3684210526316" calcext:value-type="float">
            <text:p>72.3684210526316</text:p>
          </table:table-cell>
          <table:table-cell office:value-type="float" office:value="75" calcext:value-type="float">
            <text:p>75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85.5263157894737" calcext:value-type="float">
            <text:p>85.5263157894737</text:p>
          </table:table-cell>
          <table:table-cell table:number-columns-repeated="2" office:value-type="float" office:value="88.1578947368421" calcext:value-type="float">
            <text:p>88.157894736842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4" office:value-type="float" office:value="94.7368421052632" calcext:value-type="float">
            <text:p>94.7368421052632</text:p>
          </table:table-cell>
          <table:table-cell table:number-columns-repeated="7" office:value-type="float" office:value="96.0526315789474" calcext:value-type="float">
            <text:p>96.0526315789474</text:p>
          </table:table-cell>
          <table:table-cell office:value-type="float" office:value="97.3684210526316" calcext:value-type="float">
            <text:p>97.3684210526316</text:p>
          </table:table-cell>
          <table:table-cell office:value-type="float" office:value="98.6842105263158" calcext:value-type="float">
            <text:p>98.684210526315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8.6842105263158" calcext:value-type="float">
            <text:p>98.6842105263158</text:p>
          </table:table-cell>
          <table:table-cell table:number-columns-repeated="2" office:value-type="float" office:value="97.3684210526316" calcext:value-type="float">
            <text:p>97.3684210526316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office:value-type="float" office:value="90.7894736842105" calcext:value-type="float">
            <text:p>90.7894736842105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88.1578947368421" calcext:value-type="float">
            <text:p>88.1578947368421</text:p>
          </table:table-cell>
          <table:table-cell table:number-columns-repeated="4" office:value-type="float" office:value="86.8421052631579" calcext:value-type="float">
            <text:p>86.8421052631579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82.8947368421053" calcext:value-type="float">
            <text:p>82.8947368421053</text:p>
          </table:table-cell>
          <table:table-cell table:number-columns-repeated="2" office:value-type="float" office:value="80.2631578947369" calcext:value-type="float">
            <text:p>80.2631578947369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77.6315789473684" calcext:value-type="float">
            <text:p>77.6315789473684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table:number-columns-repeated="2" office:value-type="float" office:value="77.6315789473684" calcext:value-type="float">
            <text:p>77.6315789473684</text:p>
          </table:table-cell>
          <table:table-cell table:number-columns-repeated="6" office:value-type="float" office:value="78.9473684210526" calcext:value-type="float">
            <text:p>78.9473684210526</text:p>
          </table:table-cell>
          <table:table-cell office:value-type="float" office:value="77.6315789473684" calcext:value-type="float">
            <text:p>77.6315789473684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0.2631578947369" calcext:value-type="float">
            <text:p>80.2631578947369</text:p>
          </table:table-cell>
          <table:table-cell table:number-columns-repeated="3" office:value-type="float" office:value="81.5789473684211" calcext:value-type="float">
            <text:p>81.5789473684211</text:p>
          </table:table-cell>
          <table:table-cell table:number-columns-repeated="3" office:value-type="float" office:value="78.9473684210526" calcext:value-type="float">
            <text:p>78.9473684210526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82.8947368421053" calcext:value-type="float">
            <text:p>82.8947368421053</text:p>
          </table:table-cell>
          <table:table-cell office:value-type="float" office:value="80.2631578947369" calcext:value-type="float">
            <text:p>80.2631578947369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10" office:value-type="float" office:value="82.8947368421053" calcext:value-type="float">
            <text:p>82.8947368421053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85.5263157894737" calcext:value-type="float">
            <text:p>85.5263157894737</text:p>
          </table:table-cell>
          <table:table-cell table:number-columns-repeated="4" office:value-type="float" office:value="86.8421052631579" calcext:value-type="float">
            <text:p>86.8421052631579</text:p>
          </table:table-cell>
          <table:table-cell table:number-columns-repeated="3" office:value-type="float" office:value="85.5263157894737" calcext:value-type="float">
            <text:p>85.5263157894737</text:p>
          </table:table-cell>
          <table:table-cell table:number-columns-repeated="6" office:value-type="float" office:value="86.8421052631579" calcext:value-type="float">
            <text:p>86.8421052631579</text:p>
          </table:table-cell>
          <table:table-cell table:number-columns-repeated="3" office:value-type="float" office:value="88.1578947368421" calcext:value-type="float">
            <text:p>88.1578947368421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11" office:value-type="float" office:value="88.1578947368421" calcext:value-type="float">
            <text:p>88.157894736842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61:.B70])" office:value-type="float" office:value="0" calcext:value-type="float">
            <text:p>0</text:p>
          </table:table-cell>
          <table:table-cell table:formula="of:=AVERAGE([.C61:.C70])" office:value-type="float" office:value="36.1842105263158" calcext:value-type="float">
            <text:p>36.1842105263158</text:p>
          </table:table-cell>
          <table:table-cell table:formula="of:=AVERAGE([.D61:.D70])" office:value-type="float" office:value="48.1578947368421" calcext:value-type="float">
            <text:p>48.1578947368421</text:p>
          </table:table-cell>
          <table:table-cell table:formula="of:=AVERAGE([.E61:.E70])" office:value-type="float" office:value="50.3947368421053" calcext:value-type="float">
            <text:p>50.3947368421053</text:p>
          </table:table-cell>
          <table:table-cell table:formula="of:=AVERAGE([.F61:.F70])" office:value-type="float" office:value="48.8157894736842" calcext:value-type="float">
            <text:p>48.8157894736842</text:p>
          </table:table-cell>
          <table:table-cell table:formula="of:=AVERAGE([.G61:.G70])" office:value-type="float" office:value="49.7368421052632" calcext:value-type="float">
            <text:p>49.7368421052632</text:p>
          </table:table-cell>
          <table:table-cell table:formula="of:=AVERAGE([.H61:.H70])" office:value-type="float" office:value="49.0789473684211" calcext:value-type="float">
            <text:p>49.0789473684211</text:p>
          </table:table-cell>
          <table:table-cell table:formula="of:=AVERAGE([.I61:.I70])" office:value-type="float" office:value="48.421052631579" calcext:value-type="float">
            <text:p>48.421052631579</text:p>
          </table:table-cell>
          <table:table-cell table:formula="of:=AVERAGE([.J61:.J70])" office:value-type="float" office:value="48.2894736842105" calcext:value-type="float">
            <text:p>48.2894736842105</text:p>
          </table:table-cell>
          <table:table-cell table:formula="of:=AVERAGE([.K61:.K70])" office:value-type="float" office:value="48.6842105263158" calcext:value-type="float">
            <text:p>48.6842105263158</text:p>
          </table:table-cell>
          <table:table-cell table:formula="of:=AVERAGE([.L61:.L70])" office:value-type="float" office:value="49.6052631578947" calcext:value-type="float">
            <text:p>49.6052631578947</text:p>
          </table:table-cell>
          <table:table-cell table:formula="of:=AVERAGE([.M61:.M70])" office:value-type="float" office:value="51.0526315789474" calcext:value-type="float">
            <text:p>51.0526315789474</text:p>
          </table:table-cell>
          <table:table-cell table:formula="of:=AVERAGE([.N61:.N70])" office:value-type="float" office:value="52.1052631578947" calcext:value-type="float">
            <text:p>52.1052631578947</text:p>
          </table:table-cell>
          <table:table-cell table:formula="of:=AVERAGE([.O61:.O70])" office:value-type="float" office:value="53.9473684210526" calcext:value-type="float">
            <text:p>53.9473684210526</text:p>
          </table:table-cell>
          <table:table-cell table:formula="of:=AVERAGE([.P61:.P70])" office:value-type="float" office:value="55.1315789473684" calcext:value-type="float">
            <text:p>55.1315789473684</text:p>
          </table:table-cell>
          <table:table-cell table:formula="of:=AVERAGE([.Q61:.Q70])" office:value-type="float" office:value="58.1578947368421" calcext:value-type="float">
            <text:p>58.1578947368421</text:p>
          </table:table-cell>
          <table:table-cell table:formula="of:=AVERAGE([.R61:.R70])" office:value-type="float" office:value="60.2631578947368" calcext:value-type="float">
            <text:p>60.2631578947368</text:p>
          </table:table-cell>
          <table:table-cell table:formula="of:=AVERAGE([.S61:.S70])" office:value-type="float" office:value="63.1578947368421" calcext:value-type="float">
            <text:p>63.1578947368421</text:p>
          </table:table-cell>
          <table:table-cell table:formula="of:=AVERAGE([.T61:.T70])" office:value-type="float" office:value="66.5789473684211" calcext:value-type="float">
            <text:p>66.5789473684211</text:p>
          </table:table-cell>
          <table:table-cell table:formula="of:=AVERAGE([.U61:.U70])" office:value-type="float" office:value="70.3947368421053" calcext:value-type="float">
            <text:p>70.3947368421053</text:p>
          </table:table-cell>
          <table:table-cell table:formula="of:=AVERAGE([.V61:.V70])" office:value-type="float" office:value="72.5" calcext:value-type="float">
            <text:p>72.5</text:p>
          </table:table-cell>
          <table:table-cell table:formula="of:=AVERAGE([.W61:.W70])" office:value-type="float" office:value="75.5263157894737" calcext:value-type="float">
            <text:p>75.5263157894737</text:p>
          </table:table-cell>
          <table:table-cell table:formula="of:=AVERAGE([.X61:.X70])" office:value-type="float" office:value="77.7631578947369" calcext:value-type="float">
            <text:p>77.7631578947369</text:p>
          </table:table-cell>
          <table:table-cell table:formula="of:=AVERAGE([.Y61:.Y70])" office:value-type="float" office:value="80.1315789473684" calcext:value-type="float">
            <text:p>80.1315789473684</text:p>
          </table:table-cell>
          <table:table-cell table:formula="of:=AVERAGE([.Z61:.Z70])" office:value-type="float" office:value="82.8947368421053" calcext:value-type="float">
            <text:p>82.8947368421053</text:p>
          </table:table-cell>
          <table:table-cell table:formula="of:=AVERAGE([.AA61:.AA70])" office:value-type="float" office:value="85.1315789473684" calcext:value-type="float">
            <text:p>85.1315789473684</text:p>
          </table:table-cell>
          <table:table-cell table:formula="of:=AVERAGE([.AB61:.AB70])" office:value-type="float" office:value="86.9736842105263" calcext:value-type="float">
            <text:p>86.9736842105263</text:p>
          </table:table-cell>
          <table:table-cell table:formula="of:=AVERAGE([.AC61:.AC70])" office:value-type="float" office:value="88.5526315789474" calcext:value-type="float">
            <text:p>88.5526315789474</text:p>
          </table:table-cell>
          <table:table-cell table:formula="of:=AVERAGE([.AD61:.AD70])" office:value-type="float" office:value="89.0789473684211" calcext:value-type="float">
            <text:p>89.0789473684211</text:p>
          </table:table-cell>
          <table:table-cell table:formula="of:=AVERAGE([.AE61:.AE70])" office:value-type="float" office:value="90.9210526315789" calcext:value-type="float">
            <text:p>90.9210526315789</text:p>
          </table:table-cell>
          <table:table-cell table:formula="of:=AVERAGE([.AF61:.AF70])" office:value-type="float" office:value="92.5" calcext:value-type="float">
            <text:p>92.5</text:p>
          </table:table-cell>
          <table:table-cell table:formula="of:=AVERAGE([.AG61:.AG70])" office:value-type="float" office:value="92.8947368421053" calcext:value-type="float">
            <text:p>92.8947368421053</text:p>
          </table:table-cell>
          <table:table-cell table:formula="of:=AVERAGE([.AH61:.AH70])" office:value-type="float" office:value="93.9473684210526" calcext:value-type="float">
            <text:p>93.9473684210526</text:p>
          </table:table-cell>
          <table:table-cell table:formula="of:=AVERAGE([.AI61:.AI70])" office:value-type="float" office:value="94.4736842105263" calcext:value-type="float">
            <text:p>94.4736842105263</text:p>
          </table:table-cell>
          <table:table-cell table:formula="of:=AVERAGE([.AJ61:.AJ70])" office:value-type="float" office:value="95.6578947368421" calcext:value-type="float">
            <text:p>95.6578947368421</text:p>
          </table:table-cell>
          <table:table-cell table:formula="of:=AVERAGE([.AK61:.AK70])" office:value-type="float" office:value="96.7105263157895" calcext:value-type="float">
            <text:p>96.7105263157895</text:p>
          </table:table-cell>
          <table:table-cell table:formula="of:=AVERAGE([.AL61:.AL70])" office:value-type="float" office:value="97.1052631578947" calcext:value-type="float">
            <text:p>97.1052631578947</text:p>
          </table:table-cell>
          <table:table-cell table:formula="of:=AVERAGE([.AM61:.AM70])" office:value-type="float" office:value="97.3684210526316" calcext:value-type="float">
            <text:p>97.3684210526316</text:p>
          </table:table-cell>
          <table:table-cell table:formula="of:=AVERAGE([.AN61:.AN70])" office:value-type="float" office:value="97.7631578947368" calcext:value-type="float">
            <text:p>97.7631578947368</text:p>
          </table:table-cell>
          <table:table-cell table:formula="of:=AVERAGE([.AO61:.AO70])" office:value-type="float" office:value="97.7631578947368" calcext:value-type="float">
            <text:p>97.7631578947368</text:p>
          </table:table-cell>
          <table:table-cell table:formula="of:=AVERAGE([.AP61:.AP70])" office:value-type="float" office:value="98.5526315789474" calcext:value-type="float">
            <text:p>98.5526315789474</text:p>
          </table:table-cell>
          <table:table-cell table:formula="of:=AVERAGE([.AQ61:.AQ70])" office:value-type="float" office:value="98.8157894736842" calcext:value-type="float">
            <text:p>98.8157894736842</text:p>
          </table:table-cell>
          <table:table-cell table:formula="of:=AVERAGE([.AR61:.AR70])" office:value-type="float" office:value="98.6842105263158" calcext:value-type="float">
            <text:p>98.6842105263158</text:p>
          </table:table-cell>
          <table:table-cell table:formula="of:=AVERAGE([.AS61:.AS70])" office:value-type="float" office:value="98.8157894736842" calcext:value-type="float">
            <text:p>98.8157894736842</text:p>
          </table:table-cell>
          <table:table-cell table:formula="of:=AVERAGE([.AT61:.AT70])" office:value-type="float" office:value="98.2894736842105" calcext:value-type="float">
            <text:p>98.2894736842105</text:p>
          </table:table-cell>
          <table:table-cell table:formula="of:=AVERAGE([.AU61:.AU70])" office:value-type="float" office:value="98.0263157894737" calcext:value-type="float">
            <text:p>98.0263157894737</text:p>
          </table:table-cell>
          <table:table-cell table:formula="of:=AVERAGE([.AV61:.AV70])" office:value-type="float" office:value="98.0263157894737" calcext:value-type="float">
            <text:p>98.0263157894737</text:p>
          </table:table-cell>
          <table:table-cell table:formula="of:=AVERAGE([.AW61:.AW70])" office:value-type="float" office:value="97.8947368421053" calcext:value-type="float">
            <text:p>97.8947368421053</text:p>
          </table:table-cell>
          <table:table-cell table:formula="of:=AVERAGE([.AX61:.AX70])" office:value-type="float" office:value="97.3684210526316" calcext:value-type="float">
            <text:p>97.3684210526316</text:p>
          </table:table-cell>
          <table:table-cell table:formula="of:=AVERAGE([.AY61:.AY70])" office:value-type="float" office:value="96.8421052631579" calcext:value-type="float">
            <text:p>96.8421052631579</text:p>
          </table:table-cell>
          <table:table-cell table:formula="of:=AVERAGE([.AZ61:.AZ70])" office:value-type="float" office:value="96.5789473684211" calcext:value-type="float">
            <text:p>96.5789473684211</text:p>
          </table:table-cell>
          <table:table-cell table:formula="of:=AVERAGE([.BA61:.BA70])" office:value-type="float" office:value="95.9210526315789" calcext:value-type="float">
            <text:p>95.9210526315789</text:p>
          </table:table-cell>
          <table:table-cell table:formula="of:=AVERAGE([.BB61:.BB70])" office:value-type="float" office:value="95.3947368421053" calcext:value-type="float">
            <text:p>95.3947368421053</text:p>
          </table:table-cell>
          <table:table-cell table:formula="of:=AVERAGE([.BC61:.BC70])" office:value-type="float" office:value="95" calcext:value-type="float">
            <text:p>95</text:p>
          </table:table-cell>
          <table:table-cell table:formula="of:=AVERAGE([.BD61:.BD70])" office:value-type="float" office:value="94.3421052631579" calcext:value-type="float">
            <text:p>94.3421052631579</text:p>
          </table:table-cell>
          <table:table-cell table:formula="of:=AVERAGE([.BE61:.BE70])" office:value-type="float" office:value="93.8157894736842" calcext:value-type="float">
            <text:p>93.8157894736842</text:p>
          </table:table-cell>
          <table:table-cell table:formula="of:=AVERAGE([.BF61:.BF70])" office:value-type="float" office:value="93.5526315789474" calcext:value-type="float">
            <text:p>93.5526315789474</text:p>
          </table:table-cell>
          <table:table-cell table:formula="of:=AVERAGE([.BG61:.BG70])" office:value-type="float" office:value="93.5526315789474" calcext:value-type="float">
            <text:p>93.5526315789474</text:p>
          </table:table-cell>
          <table:table-cell table:formula="of:=AVERAGE([.BH61:.BH70])" office:value-type="float" office:value="93.2894736842105" calcext:value-type="float">
            <text:p>93.2894736842105</text:p>
          </table:table-cell>
          <table:table-cell table:formula="of:=AVERAGE([.BI61:.BI70])" office:value-type="float" office:value="92.3684210526316" calcext:value-type="float">
            <text:p>92.3684210526316</text:p>
          </table:table-cell>
          <table:table-cell table:formula="of:=AVERAGE([.BJ61:.BJ70])" office:value-type="float" office:value="92.1052631578947" calcext:value-type="float">
            <text:p>92.1052631578947</text:p>
          </table:table-cell>
          <table:table-cell table:formula="of:=AVERAGE([.BK61:.BK70])" office:value-type="float" office:value="91.7105263157895" calcext:value-type="float">
            <text:p>91.7105263157895</text:p>
          </table:table-cell>
          <table:table-cell table:formula="of:=AVERAGE([.BL61:.BL70])" office:value-type="float" office:value="91.3157894736842" calcext:value-type="float">
            <text:p>91.3157894736842</text:p>
          </table:table-cell>
          <table:table-cell table:formula="of:=AVERAGE([.BM61:.BM70])" office:value-type="float" office:value="91.3157894736842" calcext:value-type="float">
            <text:p>91.3157894736842</text:p>
          </table:table-cell>
          <table:table-cell table:formula="of:=AVERAGE([.BN61:.BN70])" office:value-type="float" office:value="91.1842105263158" calcext:value-type="float">
            <text:p>91.1842105263158</text:p>
          </table:table-cell>
          <table:table-cell table:formula="of:=AVERAGE([.BO61:.BO70])" office:value-type="float" office:value="90.7894736842105" calcext:value-type="float">
            <text:p>90.7894736842105</text:p>
          </table:table-cell>
          <table:table-cell table:formula="of:=AVERAGE([.BP61:.BP70])" office:value-type="float" office:value="90.3947368421053" calcext:value-type="float">
            <text:p>90.3947368421053</text:p>
          </table:table-cell>
          <table:table-cell table:formula="of:=AVERAGE([.BQ61:.BQ70])" office:value-type="float" office:value="90.2631578947369" calcext:value-type="float">
            <text:p>90.2631578947369</text:p>
          </table:table-cell>
          <table:table-cell table:formula="of:=AVERAGE([.BR61:.BR70])" office:value-type="float" office:value="90.1315789473684" calcext:value-type="float">
            <text:p>90.1315789473684</text:p>
          </table:table-cell>
          <table:table-cell table:formula="of:=AVERAGE([.BS61:.BS70])" office:value-type="float" office:value="89.8684210526316" calcext:value-type="float">
            <text:p>89.8684210526316</text:p>
          </table:table-cell>
          <table:table-cell table:formula="of:=AVERAGE([.BT61:.BT70])" office:value-type="float" office:value="90" calcext:value-type="float">
            <text:p>90</text:p>
          </table:table-cell>
          <table:table-cell table:formula="of:=AVERAGE([.BU61:.BU70])" office:value-type="float" office:value="89.8684210526316" calcext:value-type="float">
            <text:p>89.8684210526316</text:p>
          </table:table-cell>
          <table:table-cell table:formula="of:=AVERAGE([.BV61:.BV70])" office:value-type="float" office:value="89.4736842105263" calcext:value-type="float">
            <text:p>89.4736842105263</text:p>
          </table:table-cell>
          <table:table-cell table:formula="of:=AVERAGE([.BW61:.BW70])" office:value-type="float" office:value="89.6052631578947" calcext:value-type="float">
            <text:p>89.6052631578947</text:p>
          </table:table-cell>
          <table:table-cell table:formula="of:=AVERAGE([.BX61:.BX70])" office:value-type="float" office:value="89.4736842105263" calcext:value-type="float">
            <text:p>89.4736842105263</text:p>
          </table:table-cell>
          <table:table-cell table:formula="of:=AVERAGE([.BY61:.BY70])" office:value-type="float" office:value="89.4736842105263" calcext:value-type="float">
            <text:p>89.4736842105263</text:p>
          </table:table-cell>
          <table:table-cell table:formula="of:=AVERAGE([.BZ61:.BZ70])" office:value-type="float" office:value="88.8157894736842" calcext:value-type="float">
            <text:p>88.8157894736842</text:p>
          </table:table-cell>
          <table:table-cell table:formula="of:=AVERAGE([.CA61:.CA70])" office:value-type="float" office:value="88.5526315789474" calcext:value-type="float">
            <text:p>88.5526315789474</text:p>
          </table:table-cell>
          <table:table-cell table:formula="of:=AVERAGE([.CB61:.CB70])" office:value-type="float" office:value="88.5526315789474" calcext:value-type="float">
            <text:p>88.5526315789474</text:p>
          </table:table-cell>
          <table:table-cell table:formula="of:=AVERAGE([.CC61:.CC70])" office:value-type="float" office:value="88.4210526315789" calcext:value-type="float">
            <text:p>88.4210526315789</text:p>
          </table:table-cell>
          <table:table-cell table:formula="of:=AVERAGE([.CD61:.CD70])" office:value-type="float" office:value="88.0263157894737" calcext:value-type="float">
            <text:p>88.0263157894737</text:p>
          </table:table-cell>
          <table:table-cell table:formula="of:=AVERAGE([.CE61:.CE70])" office:value-type="float" office:value="88.0263157894737" calcext:value-type="float">
            <text:p>88.0263157894737</text:p>
          </table:table-cell>
          <table:table-cell table:formula="of:=AVERAGE([.CF61:.CF70])" office:value-type="float" office:value="87.6315789473684" calcext:value-type="float">
            <text:p>87.6315789473684</text:p>
          </table:table-cell>
          <table:table-cell table:formula="of:=AVERAGE([.CG61:.CG70])" office:value-type="float" office:value="87.3684210526316" calcext:value-type="float">
            <text:p>87.3684210526316</text:p>
          </table:table-cell>
          <table:table-cell table:formula="of:=AVERAGE([.CH61:.CH70])" office:value-type="float" office:value="87.6315789473684" calcext:value-type="float">
            <text:p>87.6315789473684</text:p>
          </table:table-cell>
          <table:table-cell table:formula="of:=AVERAGE([.CI61:.CI70])" office:value-type="float" office:value="87.7631578947369" calcext:value-type="float">
            <text:p>87.7631578947369</text:p>
          </table:table-cell>
          <table:table-cell table:formula="of:=AVERAGE([.CJ61:.CJ70])" office:value-type="float" office:value="87.5" calcext:value-type="float">
            <text:p>87.5</text:p>
          </table:table-cell>
          <table:table-cell table:formula="of:=AVERAGE([.CK61:.CK70])" office:value-type="float" office:value="87.2368421052632" calcext:value-type="float">
            <text:p>87.2368421052632</text:p>
          </table:table-cell>
          <table:table-cell table:formula="of:=AVERAGE([.CL61:.CL70])" office:value-type="float" office:value="88.0263157894737" calcext:value-type="float">
            <text:p>88.0263157894737</text:p>
          </table:table-cell>
          <table:table-cell table:formula="of:=AVERAGE([.CM61:.CM70])" office:value-type="float" office:value="87.7631578947369" calcext:value-type="float">
            <text:p>87.7631578947369</text:p>
          </table:table-cell>
          <table:table-cell table:formula="of:=AVERAGE([.CN61:.CN70])" office:value-type="float" office:value="87.6315789473684" calcext:value-type="float">
            <text:p>87.6315789473684</text:p>
          </table:table-cell>
          <table:table-cell table:formula="of:=AVERAGE([.CO61:.CO70])" office:value-type="float" office:value="87.3684210526316" calcext:value-type="float">
            <text:p>87.3684210526316</text:p>
          </table:table-cell>
          <table:table-cell table:formula="of:=AVERAGE([.CP61:.CP70])" office:value-type="float" office:value="87.3684210526316" calcext:value-type="float">
            <text:p>87.3684210526316</text:p>
          </table:table-cell>
          <table:table-cell table:formula="of:=AVERAGE([.CQ61:.CQ70])" office:value-type="float" office:value="87.1052631578947" calcext:value-type="float">
            <text:p>87.1052631578947</text:p>
          </table:table-cell>
          <table:table-cell table:formula="of:=AVERAGE([.CR61:.CR70])" office:value-type="float" office:value="86.5789473684211" calcext:value-type="float">
            <text:p>86.5789473684211</text:p>
          </table:table-cell>
          <table:table-cell table:formula="of:=AVERAGE([.CS61:.CS70])" office:value-type="float" office:value="86.1842105263158" calcext:value-type="float">
            <text:p>86.1842105263158</text:p>
          </table:table-cell>
          <table:table-cell table:formula="of:=AVERAGE([.CT61:.CT70])" office:value-type="float" office:value="86.5789473684211" calcext:value-type="float">
            <text:p>86.5789473684211</text:p>
          </table:table-cell>
          <table:table-cell table:formula="of:=AVERAGE([.CU61:.CU70])" office:value-type="float" office:value="86.5789473684211" calcext:value-type="float">
            <text:p>86.5789473684211</text:p>
          </table:table-cell>
          <table:table-cell table:formula="of:=AVERAGE([.CV61:.CV70])" office:value-type="float" office:value="86.5789473684211" calcext:value-type="float">
            <text:p>86.5789473684211</text:p>
          </table:table-cell>
          <table:table-cell table:formula="of:=AVERAGE([.CW61:.CW70])" office:value-type="float" office:value="86.7105263157895" calcext:value-type="float">
            <text:p>86.7105263157895</text:p>
          </table:table-cell>
          <table:table-cell table:formula="of:=AVERAGE([.CX61:.CX70])" office:value-type="float" office:value="86.3157894736842" calcext:value-type="float">
            <text:p>86.3157894736842</text:p>
          </table:table-cell>
          <table:table-cell table:formula="of:=AVERAGE([.CY61:.CY70])" office:value-type="float" office:value="86.5789473684211" calcext:value-type="float">
            <text:p>86.5789473684211</text:p>
          </table:table-cell>
          <table:table-cell table:formula="of:=AVERAGE([.CZ61:.CZ70])" office:value-type="float" office:value="87.1052631578947" calcext:value-type="float">
            <text:p>87.1052631578947</text:p>
          </table:table-cell>
          <table:table-cell table:formula="of:=AVERAGE([.DA61:.DA70])" office:value-type="float" office:value="87.2368421052632" calcext:value-type="float">
            <text:p>87.2368421052632</text:p>
          </table:table-cell>
          <table:table-cell table:formula="of:=AVERAGE([.DB61:.DB70])" office:value-type="float" office:value="87.2368421052632" calcext:value-type="float">
            <text:p>87.2368421052632</text:p>
          </table:table-cell>
          <table:table-cell table:formula="of:=AVERAGE([.DC61:.DC70])" office:value-type="float" office:value="87.2368421052632" calcext:value-type="float">
            <text:p>87.2368421052632</text:p>
          </table:table-cell>
          <table:table-cell table:formula="of:=AVERAGE([.DD61:.DD70])" office:value-type="float" office:value="87.5" calcext:value-type="float">
            <text:p>87.5</text:p>
          </table:table-cell>
          <table:table-cell table:formula="of:=AVERAGE([.DE61:.DE70])" office:value-type="float" office:value="87.5" calcext:value-type="float">
            <text:p>87.5</text:p>
          </table:table-cell>
          <table:table-cell table:formula="of:=AVERAGE([.DF61:.DF70])" office:value-type="float" office:value="88.1578947368421" calcext:value-type="float">
            <text:p>88.1578947368421</text:p>
          </table:table-cell>
          <table:table-cell table:formula="of:=AVERAGE([.DG61:.DG70])" office:value-type="float" office:value="87.7631578947369" calcext:value-type="float">
            <text:p>87.7631578947369</text:p>
          </table:table-cell>
          <table:table-cell table:formula="of:=AVERAGE([.DH61:.DH70])" office:value-type="float" office:value="88.2894736842105" calcext:value-type="float">
            <text:p>88.2894736842105</text:p>
          </table:table-cell>
          <table:table-cell table:formula="of:=AVERAGE([.DI61:.DI70])" office:value-type="float" office:value="88.4210526315789" calcext:value-type="float">
            <text:p>88.4210526315789</text:p>
          </table:table-cell>
          <table:table-cell table:formula="of:=AVERAGE([.DJ61:.DJ70])" office:value-type="float" office:value="88.1578947368421" calcext:value-type="float">
            <text:p>88.1578947368421</text:p>
          </table:table-cell>
          <table:table-cell table:formula="of:=AVERAGE([.DK61:.DK70])" office:value-type="float" office:value="88.2894736842105" calcext:value-type="float">
            <text:p>88.2894736842105</text:p>
          </table:table-cell>
          <table:table-cell table:formula="of:=AVERAGE([.DL61:.DL70])" office:value-type="float" office:value="88.8157894736842" calcext:value-type="float">
            <text:p>88.8157894736842</text:p>
          </table:table-cell>
          <table:table-cell table:formula="of:=AVERAGE([.DM61:.DM70])" office:value-type="float" office:value="89.0789473684211" calcext:value-type="float">
            <text:p>89.0789473684211</text:p>
          </table:table-cell>
          <table:table-cell table:formula="of:=AVERAGE([.DN61:.DN70])" office:value-type="float" office:value="89.0789473684211" calcext:value-type="float">
            <text:p>89.0789473684211</text:p>
          </table:table-cell>
          <table:table-cell table:formula="of:=AVERAGE([.DO61:.DO70])" office:value-type="float" office:value="88.6842105263158" calcext:value-type="float">
            <text:p>88.6842105263158</text:p>
          </table:table-cell>
          <table:table-cell table:formula="of:=AVERAGE([.DP61:.DP70])" office:value-type="float" office:value="88.6842105263158" calcext:value-type="float">
            <text:p>88.6842105263158</text:p>
          </table:table-cell>
          <table:table-cell table:formula="of:=AVERAGE([.DQ61:.DQ70])" office:value-type="float" office:value="88.9473684210526" calcext:value-type="float">
            <text:p>88.9473684210526</text:p>
          </table:table-cell>
          <table:table-cell table:formula="of:=AVERAGE([.DR61:.DR70])" office:value-type="float" office:value="88.9473684210526" calcext:value-type="float">
            <text:p>88.9473684210526</text:p>
          </table:table-cell>
          <table:table-cell table:formula="of:=AVERAGE([.DS61:.DS70])" office:value-type="float" office:value="89.2105263157895" calcext:value-type="float">
            <text:p>89.2105263157895</text:p>
          </table:table-cell>
          <table:table-cell table:formula="of:=AVERAGE([.DT61:.DT70])" office:value-type="float" office:value="89.2105263157895" calcext:value-type="float">
            <text:p>89.2105263157895</text:p>
          </table:table-cell>
          <table:table-cell table:formula="of:=AVERAGE([.DU61:.DU70])" office:value-type="float" office:value="89.3421052631579" calcext:value-type="float">
            <text:p>89.3421052631579</text:p>
          </table:table-cell>
          <table:table-cell table:formula="of:=AVERAGE([.DV61:.DV70])" office:value-type="float" office:value="89.4736842105263" calcext:value-type="float">
            <text:p>89.4736842105263</text:p>
          </table:table-cell>
          <table:table-cell table:formula="of:=AVERAGE([.DW61:.DW70])" office:value-type="float" office:value="89.6052631578947" calcext:value-type="float">
            <text:p>89.6052631578947</text:p>
          </table:table-cell>
          <table:table-cell table:formula="of:=AVERAGE([.DX61:.DX70])" office:value-type="float" office:value="89.7368421052632" calcext:value-type="float">
            <text:p>89.7368421052632</text:p>
          </table:table-cell>
          <table:table-cell table:formula="of:=AVERAGE([.DY61:.DY70])" office:value-type="float" office:value="90" calcext:value-type="float">
            <text:p>90</text:p>
          </table:table-cell>
          <table:table-cell table:formula="of:=AVERAGE([.DZ61:.DZ70])" office:value-type="float" office:value="89.8684210526316" calcext:value-type="float">
            <text:p>89.8684210526316</text:p>
          </table:table-cell>
          <table:table-cell table:formula="of:=AVERAGE([.EA61:.EA70])" office:value-type="float" office:value="89.8684210526316" calcext:value-type="float">
            <text:p>89.868421052631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61:.B70])" office:value-type="float" office:value="0" calcext:value-type="float">
            <text:p>0</text:p>
          </table:table-cell>
          <table:table-cell table:formula="of:=STDEV([.C61:.C70])" office:value-type="float" office:value="2.72141965920852" calcext:value-type="float">
            <text:p>2.72141965920852</text:p>
          </table:table-cell>
          <table:table-cell table:formula="of:=STDEV([.D61:.D70])" office:value-type="float" office:value="2.78776290913521" calcext:value-type="float">
            <text:p>2.78776290913521</text:p>
          </table:table-cell>
          <table:table-cell table:formula="of:=STDEV([.E61:.E70])" office:value-type="float" office:value="2.15314696642694" calcext:value-type="float">
            <text:p>2.15314696642694</text:p>
          </table:table-cell>
          <table:table-cell table:formula="of:=STDEV([.F61:.F70])" office:value-type="float" office:value="2.59106236627052" calcext:value-type="float">
            <text:p>2.59106236627052</text:p>
          </table:table-cell>
          <table:table-cell table:formula="of:=STDEV([.G61:.G70])" office:value-type="float" office:value="3.15057631509964" calcext:value-type="float">
            <text:p>3.15057631509964</text:p>
          </table:table-cell>
          <table:table-cell table:formula="of:=STDEV([.H61:.H70])" office:value-type="float" office:value="3.04184927796486" calcext:value-type="float">
            <text:p>3.04184927796486</text:p>
          </table:table-cell>
          <table:table-cell table:formula="of:=STDEV([.I61:.I70])" office:value-type="float" office:value="2.96174438879546" calcext:value-type="float">
            <text:p>2.96174438879546</text:p>
          </table:table-cell>
          <table:table-cell table:formula="of:=STDEV([.J61:.J70])" office:value-type="float" office:value="2.77739301736624" calcext:value-type="float">
            <text:p>2.77739301736624</text:p>
          </table:table-cell>
          <table:table-cell table:formula="of:=STDEV([.K61:.K70])" office:value-type="float" office:value="2.63157894736842" calcext:value-type="float">
            <text:p>2.63157894736842</text:p>
          </table:table-cell>
          <table:table-cell table:formula="of:=STDEV([.L61:.L70])" office:value-type="float" office:value="2.40629240777986" calcext:value-type="float">
            <text:p>2.40629240777986</text:p>
          </table:table-cell>
          <table:table-cell table:formula="of:=STDEV([.M61:.M70])" office:value-type="float" office:value="2.13069435113879" calcext:value-type="float">
            <text:p>2.13069435113879</text:p>
          </table:table-cell>
          <table:table-cell table:formula="of:=STDEV([.N61:.N70])" office:value-type="float" office:value="2.33735308674987" calcext:value-type="float">
            <text:p>2.33735308674987</text:p>
          </table:table-cell>
          <table:table-cell table:formula="of:=STDEV([.O61:.O70])" office:value-type="float" office:value="2.48107642521596" calcext:value-type="float">
            <text:p>2.48107642521596</text:p>
          </table:table-cell>
          <table:table-cell table:formula="of:=STDEV([.P61:.P70])" office:value-type="float" office:value="2.66427062254166" calcext:value-type="float">
            <text:p>2.66427062254166</text:p>
          </table:table-cell>
          <table:table-cell table:formula="of:=STDEV([.Q61:.Q70])" office:value-type="float" office:value="2.38622289626937" calcext:value-type="float">
            <text:p>2.38622289626937</text:p>
          </table:table-cell>
          <table:table-cell table:formula="of:=STDEV([.R61:.R70])" office:value-type="float" office:value="2.21914221766202" calcext:value-type="float">
            <text:p>2.21914221766202</text:p>
          </table:table-cell>
          <table:table-cell table:formula="of:=STDEV([.S61:.S70])" office:value-type="float" office:value="2.48107642521596" calcext:value-type="float">
            <text:p>2.48107642521596</text:p>
          </table:table-cell>
          <table:table-cell table:formula="of:=STDEV([.T61:.T70])" office:value-type="float" office:value="3.11372620163138" calcext:value-type="float">
            <text:p>3.11372620163138</text:p>
          </table:table-cell>
          <table:table-cell table:formula="of:=STDEV([.U61:.U70])" office:value-type="float" office:value="2.57617107992779" calcext:value-type="float">
            <text:p>2.57617107992779</text:p>
          </table:table-cell>
          <table:table-cell table:formula="of:=STDEV([.V61:.V70])" office:value-type="float" office:value="1.90676009818282" calcext:value-type="float">
            <text:p>1.90676009818282</text:p>
          </table:table-cell>
          <table:table-cell table:formula="of:=STDEV([.W61:.W70])" office:value-type="float" office:value="1.77618041502778" calcext:value-type="float">
            <text:p>1.77618041502778</text:p>
          </table:table-cell>
          <table:table-cell table:formula="of:=STDEV([.X61:.X70])" office:value-type="float" office:value="2.18859209646924" calcext:value-type="float">
            <text:p>2.18859209646924</text:p>
          </table:table-cell>
          <table:table-cell table:formula="of:=STDEV([.Y61:.Y70])" office:value-type="float" office:value="2.0988572129834" calcext:value-type="float">
            <text:p>2.0988572129834</text:p>
          </table:table-cell>
          <table:table-cell table:formula="of:=STDEV([.Z61:.Z70])" office:value-type="float" office:value="2.32083448338999" calcext:value-type="float">
            <text:p>2.32083448338999</text:p>
          </table:table-cell>
          <table:table-cell table:formula="of:=STDEV([.AA61:.AA70])" office:value-type="float" office:value="2.77739301736624" calcext:value-type="float">
            <text:p>2.77739301736624</text:p>
          </table:table-cell>
          <table:table-cell table:formula="of:=STDEV([.AB61:.AB70])" office:value-type="float" office:value="2.3578386062659" calcext:value-type="float">
            <text:p>2.3578386062659</text:p>
          </table:table-cell>
          <table:table-cell table:formula="of:=STDEV([.AC61:.AC70])" office:value-type="float" office:value="2.40629240777986" calcext:value-type="float">
            <text:p>2.40629240777986</text:p>
          </table:table-cell>
          <table:table-cell table:formula="of:=STDEV([.AD61:.AD70])" office:value-type="float" office:value="2.32497513696466" calcext:value-type="float">
            <text:p>2.32497513696466</text:p>
          </table:table-cell>
          <table:table-cell table:formula="of:=STDEV([.AE61:.AE70])" office:value-type="float" office:value="2.00511042994079" calcext:value-type="float">
            <text:p>2.00511042994079</text:p>
          </table:table-cell>
          <table:table-cell table:formula="of:=STDEV([.AF61:.AF70])" office:value-type="float" office:value="2.24070873235873" calcext:value-type="float">
            <text:p>2.24070873235873</text:p>
          </table:table-cell>
          <table:table-cell table:formula="of:=STDEV([.AG61:.AG70])" office:value-type="float" office:value="2.41825416703337" calcext:value-type="float">
            <text:p>2.41825416703337</text:p>
          </table:table-cell>
          <table:table-cell table:formula="of:=STDEV([.AH61:.AH70])" office:value-type="float" office:value="2.64615844368392" calcext:value-type="float">
            <text:p>2.64615844368392</text:p>
          </table:table-cell>
          <table:table-cell table:formula="of:=STDEV([.AI61:.AI70])" office:value-type="float" office:value="2.30419746255503" calcext:value-type="float">
            <text:p>2.30419746255503</text:p>
          </table:table-cell>
          <table:table-cell table:formula="of:=STDEV([.AJ61:.AJ70])" office:value-type="float" office:value="2.15314696642694" calcext:value-type="float">
            <text:p>2.15314696642694</text:p>
          </table:table-cell>
          <table:table-cell table:formula="of:=STDEV([.AK61:.AK70])" office:value-type="float" office:value="2.34146452895423" calcext:value-type="float">
            <text:p>2.34146452895423</text:p>
          </table:table-cell>
          <table:table-cell table:formula="of:=STDEV([.AL61:.AL70])" office:value-type="float" office:value="2.03841228747759" calcext:value-type="float">
            <text:p>2.03841228747759</text:p>
          </table:table-cell>
          <table:table-cell table:formula="of:=STDEV([.AM61:.AM70])" office:value-type="float" office:value="1.96146313815771" calcext:value-type="float">
            <text:p>1.96146313815771</text:p>
          </table:table-cell>
          <table:table-cell table:formula="of:=STDEV([.AN61:.AN70])" office:value-type="float" office:value="1.86596906896339" calcext:value-type="float">
            <text:p>1.86596906896339</text:p>
          </table:table-cell>
          <table:table-cell table:formula="of:=STDEV([.AO61:.AO70])" office:value-type="float" office:value="1.86596906896339" calcext:value-type="float">
            <text:p>1.86596906896339</text:p>
          </table:table-cell>
          <table:table-cell table:formula="of:=STDEV([.AP61:.AP70])" office:value-type="float" office:value="1.80305305185039" calcext:value-type="float">
            <text:p>1.80305305185039</text:p>
          </table:table-cell>
          <table:table-cell table:formula="of:=STDEV([.AQ61:.AQ70])" office:value-type="float" office:value="2.0988572129834" calcext:value-type="float">
            <text:p>2.0988572129834</text:p>
          </table:table-cell>
          <table:table-cell table:formula="of:=STDEV([.AR61:.AR70])" office:value-type="float" office:value="1.96146313815771" calcext:value-type="float">
            <text:p>1.96146313815771</text:p>
          </table:table-cell>
          <table:table-cell table:formula="of:=STDEV([.AS61:.AS70])" office:value-type="float" office:value="2.00511042994078" calcext:value-type="float">
            <text:p>2.00511042994078</text:p>
          </table:table-cell>
          <table:table-cell table:formula="of:=STDEV([.AT61:.AT70])" office:value-type="float" office:value="2.32497513696466" calcext:value-type="float">
            <text:p>2.32497513696466</text:p>
          </table:table-cell>
          <table:table-cell table:formula="of:=STDEV([.AU61:.AU70])" office:value-type="float" office:value="2.34146452895424" calcext:value-type="float">
            <text:p>2.34146452895424</text:p>
          </table:table-cell>
          <table:table-cell table:formula="of:=STDEV([.AV61:.AV70])" office:value-type="float" office:value="2.34146452895424" calcext:value-type="float">
            <text:p>2.34146452895424</text:p>
          </table:table-cell>
          <table:table-cell table:formula="of:=STDEV([.AW61:.AW70])" office:value-type="float" office:value="2.1665068482857" calcext:value-type="float">
            <text:p>2.1665068482857</text:p>
          </table:table-cell>
          <table:table-cell table:formula="of:=STDEV([.AX61:.AX70])" office:value-type="float" office:value="2.77392777207753" calcext:value-type="float">
            <text:p>2.77392777207753</text:p>
          </table:table-cell>
          <table:table-cell table:formula="of:=STDEV([.AY61:.AY70])" office:value-type="float" office:value="3.17490545102699" calcext:value-type="float">
            <text:p>3.17490545102699</text:p>
          </table:table-cell>
          <table:table-cell table:formula="of:=STDEV([.AZ61:.AZ70])" office:value-type="float" office:value="3.46463467686518" calcext:value-type="float">
            <text:p>3.46463467686518</text:p>
          </table:table-cell>
          <table:table-cell table:formula="of:=STDEV([.BA61:.BA70])" office:value-type="float" office:value="4.2726592554237" calcext:value-type="float">
            <text:p>4.2726592554237</text:p>
          </table:table-cell>
          <table:table-cell table:formula="of:=STDEV([.BB61:.BB70])" office:value-type="float" office:value="4.56856724912273" calcext:value-type="float">
            <text:p>4.56856724912273</text:p>
          </table:table-cell>
          <table:table-cell table:formula="of:=STDEV([.BC61:.BC70])" office:value-type="float" office:value="4.71567721253179" calcext:value-type="float">
            <text:p>4.71567721253179</text:p>
          </table:table-cell>
          <table:table-cell table:formula="of:=STDEV([.BD61:.BD70])" office:value-type="float" office:value="5.00269241144171" calcext:value-type="float">
            <text:p>5.00269241144171</text:p>
          </table:table-cell>
          <table:table-cell table:formula="of:=STDEV([.BE61:.BE70])" office:value-type="float" office:value="5.04099842568232" calcext:value-type="float">
            <text:p>5.04099842568232</text:p>
          </table:table-cell>
          <table:table-cell table:formula="of:=STDEV([.BF61:.BF70])" office:value-type="float" office:value="5.31589079864059" calcext:value-type="float">
            <text:p>5.31589079864059</text:p>
          </table:table-cell>
          <table:table-cell table:formula="of:=STDEV([.BG61:.BG70])" office:value-type="float" office:value="5.20619762306102" calcext:value-type="float">
            <text:p>5.20619762306102</text:p>
          </table:table-cell>
          <table:table-cell table:formula="of:=STDEV([.BH61:.BH70])" office:value-type="float" office:value="5.45872054972704" calcext:value-type="float">
            <text:p>5.45872054972704</text:p>
          </table:table-cell>
          <table:table-cell table:formula="of:=STDEV([.BI61:.BI70])" office:value-type="float" office:value="6.13408201299898" calcext:value-type="float">
            <text:p>6.13408201299898</text:p>
          </table:table-cell>
          <table:table-cell table:formula="of:=STDEV([.BJ61:.BJ70])" office:value-type="float" office:value="6.85109620693566" calcext:value-type="float">
            <text:p>6.85109620693566</text:p>
          </table:table-cell>
          <table:table-cell table:formula="of:=STDEV([.BK61:.BK70])" office:value-type="float" office:value="7.31418005773015" calcext:value-type="float">
            <text:p>7.31418005773015</text:p>
          </table:table-cell>
          <table:table-cell table:formula="of:=STDEV([.BL61:.BL70])" office:value-type="float" office:value="7.8015948050383" calcext:value-type="float">
            <text:p>7.8015948050383</text:p>
          </table:table-cell>
          <table:table-cell table:formula="of:=STDEV([.BM61:.BM70])" office:value-type="float" office:value="8.04439053902483" calcext:value-type="float">
            <text:p>8.04439053902483</text:p>
          </table:table-cell>
          <table:table-cell table:formula="of:=STDEV([.BN61:.BN70])" office:value-type="float" office:value="8.66269708082107" calcext:value-type="float">
            <text:p>8.66269708082107</text:p>
          </table:table-cell>
          <table:table-cell table:formula="of:=STDEV([.BO61:.BO70])" office:value-type="float" office:value="8.85921485821235" calcext:value-type="float">
            <text:p>8.85921485821235</text:p>
          </table:table-cell>
          <table:table-cell table:formula="of:=STDEV([.BP61:.BP70])" office:value-type="float" office:value="8.83856271279143" calcext:value-type="float">
            <text:p>8.83856271279143</text:p>
          </table:table-cell>
          <table:table-cell table:formula="of:=STDEV([.BQ61:.BQ70])" office:value-type="float" office:value="8.57677653444232" calcext:value-type="float">
            <text:p>8.57677653444232</text:p>
          </table:table-cell>
          <table:table-cell table:formula="of:=STDEV([.BR61:.BR70])" office:value-type="float" office:value="8.82113393031525" calcext:value-type="float">
            <text:p>8.82113393031525</text:p>
          </table:table-cell>
          <table:table-cell table:formula="of:=STDEV([.BS61:.BS70])" office:value-type="float" office:value="8.70699651099828" calcext:value-type="float">
            <text:p>8.70699651099828</text:p>
          </table:table-cell>
          <table:table-cell table:formula="of:=STDEV([.BT61:.BT70])" office:value-type="float" office:value="9.45172894529893" calcext:value-type="float">
            <text:p>9.45172894529893</text:p>
          </table:table-cell>
          <table:table-cell table:formula="of:=STDEV([.BU61:.BU70])" office:value-type="float" office:value="10.0408905440614" calcext:value-type="float">
            <text:p>10.0408905440614</text:p>
          </table:table-cell>
          <table:table-cell table:formula="of:=STDEV([.BV61:.BV70])" office:value-type="float" office:value="9.98228655854477" calcext:value-type="float">
            <text:p>9.98228655854477</text:p>
          </table:table-cell>
          <table:table-cell table:formula="of:=STDEV([.BW61:.BW70])" office:value-type="float" office:value="9.93302440539154" calcext:value-type="float">
            <text:p>9.93302440539154</text:p>
          </table:table-cell>
          <table:table-cell table:formula="of:=STDEV([.BX61:.BX70])" office:value-type="float" office:value="10.4160895500333" calcext:value-type="float">
            <text:p>10.4160895500333</text:p>
          </table:table-cell>
          <table:table-cell table:formula="of:=STDEV([.BY61:.BY70])" office:value-type="float" office:value="10.4897024062293" calcext:value-type="float">
            <text:p>10.4897024062293</text:p>
          </table:table-cell>
          <table:table-cell table:formula="of:=STDEV([.BZ61:.BZ70])" office:value-type="float" office:value="11.4582021733449" calcext:value-type="float">
            <text:p>11.4582021733449</text:p>
          </table:table-cell>
          <table:table-cell table:formula="of:=STDEV([.CA61:.CA70])" office:value-type="float" office:value="12.0122603316941" calcext:value-type="float">
            <text:p>12.0122603316941</text:p>
          </table:table-cell>
          <table:table-cell table:formula="of:=STDEV([.CB61:.CB70])" office:value-type="float" office:value="11.8510362683624" calcext:value-type="float">
            <text:p>11.8510362683624</text:p>
          </table:table-cell>
          <table:table-cell table:formula="of:=STDEV([.CC61:.CC70])" office:value-type="float" office:value="12.3088649499376" calcext:value-type="float">
            <text:p>12.3088649499376</text:p>
          </table:table-cell>
          <table:table-cell table:formula="of:=STDEV([.CD61:.CD70])" office:value-type="float" office:value="12.7034081020974" calcext:value-type="float">
            <text:p>12.7034081020974</text:p>
          </table:table-cell>
          <table:table-cell table:formula="of:=STDEV([.CE61:.CE70])" office:value-type="float" office:value="13.0617834827437" calcext:value-type="float">
            <text:p>13.0617834827437</text:p>
          </table:table-cell>
          <table:table-cell table:formula="of:=STDEV([.CF61:.CF70])" office:value-type="float" office:value="14.6808669609302" calcext:value-type="float">
            <text:p>14.6808669609302</text:p>
          </table:table-cell>
          <table:table-cell table:formula="of:=STDEV([.CG61:.CG70])" office:value-type="float" office:value="14.5624603294366" calcext:value-type="float">
            <text:p>14.5624603294366</text:p>
          </table:table-cell>
          <table:table-cell table:formula="of:=STDEV([.CH61:.CH70])" office:value-type="float" office:value="14.2013182209281" calcext:value-type="float">
            <text:p>14.2013182209281</text:p>
          </table:table-cell>
          <table:table-cell table:formula="of:=STDEV([.CI61:.CI70])" office:value-type="float" office:value="13.9808436411995" calcext:value-type="float">
            <text:p>13.9808436411995</text:p>
          </table:table-cell>
          <table:table-cell table:formula="of:=STDEV([.CJ61:.CJ70])" office:value-type="float" office:value="14.5234392015776" calcext:value-type="float">
            <text:p>14.5234392015776</text:p>
          </table:table-cell>
          <table:table-cell table:formula="of:=STDEV([.CK61:.CK70])" office:value-type="float" office:value="15.2446197160258" calcext:value-type="float">
            <text:p>15.2446197160258</text:p>
          </table:table-cell>
          <table:table-cell table:formula="of:=STDEV([.CL61:.CL70])" office:value-type="float" office:value="14.3796787720791" calcext:value-type="float">
            <text:p>14.3796787720791</text:p>
          </table:table-cell>
          <table:table-cell table:formula="of:=STDEV([.CM61:.CM70])" office:value-type="float" office:value="14.4809923070337" calcext:value-type="float">
            <text:p>14.4809923070337</text:p>
          </table:table-cell>
          <table:table-cell table:formula="of:=STDEV([.CN61:.CN70])" office:value-type="float" office:value="14.4430830146578" calcext:value-type="float">
            <text:p>14.4430830146578</text:p>
          </table:table-cell>
          <table:table-cell table:formula="of:=STDEV([.CO61:.CO70])" office:value-type="float" office:value="13.900118574994" calcext:value-type="float">
            <text:p>13.900118574994</text:p>
          </table:table-cell>
          <table:table-cell table:formula="of:=STDEV([.CP61:.CP70])" office:value-type="float" office:value="13.8446510010889" calcext:value-type="float">
            <text:p>13.8446510010889</text:p>
          </table:table-cell>
          <table:table-cell table:formula="of:=STDEV([.CQ61:.CQ70])" office:value-type="float" office:value="13.3148533059721" calcext:value-type="float">
            <text:p>13.3148533059721</text:p>
          </table:table-cell>
          <table:table-cell table:formula="of:=STDEV([.CR61:.CR70])" office:value-type="float" office:value="12.7992045382253" calcext:value-type="float">
            <text:p>12.7992045382253</text:p>
          </table:table-cell>
          <table:table-cell table:formula="of:=STDEV([.CS61:.CS70])" office:value-type="float" office:value="12.6548579353101" calcext:value-type="float">
            <text:p>12.6548579353101</text:p>
          </table:table-cell>
          <table:table-cell table:formula="of:=STDEV([.CT61:.CT70])" office:value-type="float" office:value="12.4022803927831" calcext:value-type="float">
            <text:p>12.4022803927831</text:p>
          </table:table-cell>
          <table:table-cell table:formula="of:=STDEV([.CU61:.CU70])" office:value-type="float" office:value="11.7818479932497" calcext:value-type="float">
            <text:p>11.7818479932497</text:p>
          </table:table-cell>
          <table:table-cell table:formula="of:=STDEV([.CV61:.CV70])" office:value-type="float" office:value="12.2147351084823" calcext:value-type="float">
            <text:p>12.2147351084823</text:p>
          </table:table-cell>
          <table:table-cell table:formula="of:=STDEV([.CW61:.CW70])" office:value-type="float" office:value="11.661224162536" calcext:value-type="float">
            <text:p>11.661224162536</text:p>
          </table:table-cell>
          <table:table-cell table:formula="of:=STDEV([.CX61:.CX70])" office:value-type="float" office:value="11.6240482620894" calcext:value-type="float">
            <text:p>11.6240482620894</text:p>
          </table:table-cell>
          <table:table-cell table:formula="of:=STDEV([.CY61:.CY70])" office:value-type="float" office:value="11.3324370945394" calcext:value-type="float">
            <text:p>11.3324370945394</text:p>
          </table:table-cell>
          <table:table-cell table:formula="of:=STDEV([.CZ61:.CZ70])" office:value-type="float" office:value="10.5773616105143" calcext:value-type="float">
            <text:p>10.5773616105143</text:p>
          </table:table-cell>
          <table:table-cell table:formula="of:=STDEV([.DA61:.DA70])" office:value-type="float" office:value="9.52976416537718" calcext:value-type="float">
            <text:p>9.52976416537718</text:p>
          </table:table-cell>
          <table:table-cell table:formula="of:=STDEV([.DB61:.DB70])" office:value-type="float" office:value="9.57005081366746" calcext:value-type="float">
            <text:p>9.57005081366746</text:p>
          </table:table-cell>
          <table:table-cell table:formula="of:=STDEV([.DC61:.DC70])" office:value-type="float" office:value="9.13818710287982" calcext:value-type="float">
            <text:p>9.13818710287982</text:p>
          </table:table-cell>
          <table:table-cell table:formula="of:=STDEV([.DD61:.DD70])" office:value-type="float" office:value="8.77741056850416" calcext:value-type="float">
            <text:p>8.77741056850416</text:p>
          </table:table-cell>
          <table:table-cell table:formula="of:=STDEV([.DE61:.DE70])" office:value-type="float" office:value="8.90793684718855" calcext:value-type="float">
            <text:p>8.90793684718855</text:p>
          </table:table-cell>
          <table:table-cell table:formula="of:=STDEV([.DF61:.DF70])" office:value-type="float" office:value="8.54981960070962" calcext:value-type="float">
            <text:p>8.54981960070962</text:p>
          </table:table-cell>
          <table:table-cell table:formula="of:=STDEV([.DG61:.DG70])" office:value-type="float" office:value="9.18019232128115" calcext:value-type="float">
            <text:p>9.18019232128115</text:p>
          </table:table-cell>
          <table:table-cell table:formula="of:=STDEV([.DH61:.DH70])" office:value-type="float" office:value="7.97835830811737" calcext:value-type="float">
            <text:p>7.97835830811737</text:p>
          </table:table-cell>
          <table:table-cell table:formula="of:=STDEV([.DI61:.DI70])" office:value-type="float" office:value="8.10632635238451" calcext:value-type="float">
            <text:p>8.10632635238451</text:p>
          </table:table-cell>
          <table:table-cell table:formula="of:=STDEV([.DJ61:.DJ70])" office:value-type="float" office:value="7.69733718192292" calcext:value-type="float">
            <text:p>7.69733718192292</text:p>
          </table:table-cell>
          <table:table-cell table:formula="of:=STDEV([.DK61:.DK70])" office:value-type="float" office:value="7.75832439477682" calcext:value-type="float">
            <text:p>7.75832439477682</text:p>
          </table:table-cell>
          <table:table-cell table:formula="of:=STDEV([.DL61:.DL70])" office:value-type="float" office:value="7.72851323978338" calcext:value-type="float">
            <text:p>7.72851323978338</text:p>
          </table:table-cell>
          <table:table-cell table:formula="of:=STDEV([.DM61:.DM70])" office:value-type="float" office:value="7.69858664823776" calcext:value-type="float">
            <text:p>7.69858664823776</text:p>
          </table:table-cell>
          <table:table-cell table:formula="of:=STDEV([.DN61:.DN70])" office:value-type="float" office:value="7.69858664823776" calcext:value-type="float">
            <text:p>7.69858664823776</text:p>
          </table:table-cell>
          <table:table-cell table:formula="of:=STDEV([.DO61:.DO70])" office:value-type="float" office:value="8.30326987101701" calcext:value-type="float">
            <text:p>8.30326987101701</text:p>
          </table:table-cell>
          <table:table-cell table:formula="of:=STDEV([.DP61:.DP70])" office:value-type="float" office:value="8.30326987101701" calcext:value-type="float">
            <text:p>8.30326987101701</text:p>
          </table:table-cell>
          <table:table-cell table:formula="of:=STDEV([.DQ61:.DQ70])" office:value-type="float" office:value="8.37248420981755" calcext:value-type="float">
            <text:p>8.37248420981755</text:p>
          </table:table-cell>
          <table:table-cell table:formula="of:=STDEV([.DR61:.DR70])" office:value-type="float" office:value="8.18661234759305" calcext:value-type="float">
            <text:p>8.18661234759305</text:p>
          </table:table-cell>
          <table:table-cell table:formula="of:=STDEV([.DS61:.DS70])" office:value-type="float" office:value="8.08256105248382" calcext:value-type="float">
            <text:p>8.08256105248382</text:p>
          </table:table-cell>
          <table:table-cell table:formula="of:=STDEV([.DT61:.DT70])" office:value-type="float" office:value="8.08256105248382" calcext:value-type="float">
            <text:p>8.08256105248382</text:p>
          </table:table-cell>
          <table:table-cell table:formula="of:=STDEV([.DU61:.DU70])" office:value-type="float" office:value="7.9299895185451" calcext:value-type="float">
            <text:p>7.9299895185451</text:p>
          </table:table-cell>
          <table:table-cell table:formula="of:=STDEV([.DV61:.DV70])" office:value-type="float" office:value="8.03960648237867" calcext:value-type="float">
            <text:p>8.03960648237867</text:p>
          </table:table-cell>
          <table:table-cell table:formula="of:=STDEV([.DW61:.DW70])" office:value-type="float" office:value="7.90569415042095" calcext:value-type="float">
            <text:p>7.90569415042095</text:p>
          </table:table-cell>
          <table:table-cell table:formula="of:=STDEV([.DX61:.DX70])" office:value-type="float" office:value="7.61694503371664" calcext:value-type="float">
            <text:p>7.61694503371664</text:p>
          </table:table-cell>
          <table:table-cell table:formula="of:=STDEV([.DY61:.DY70])" office:value-type="float" office:value="7.21221220740157" calcext:value-type="float">
            <text:p>7.21221220740157</text:p>
          </table:table-cell>
          <table:table-cell table:formula="of:=STDEV([.DZ61:.DZ70])" office:value-type="float" office:value="7.36659334057255" calcext:value-type="float">
            <text:p>7.36659334057255</text:p>
          </table:table-cell>
          <table:table-cell table:formula="of:=STDEV([.EA61:.EA70])" office:value-type="float" office:value="7.36659334057255" calcext:value-type="float">
            <text:p>7.36659334057255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71]+[.B72]" office:value-type="float" office:value="0" calcext:value-type="float">
            <text:p>0</text:p>
          </table:table-cell>
          <table:table-cell table:formula="of:=[.C71]+[.C72]" office:value-type="float" office:value="38.9056301855243" calcext:value-type="float">
            <text:p>38.9056301855243</text:p>
          </table:table-cell>
          <table:table-cell table:formula="of:=[.D71]+[.D72]" office:value-type="float" office:value="50.9456576459773" calcext:value-type="float">
            <text:p>50.9456576459773</text:p>
          </table:table-cell>
          <table:table-cell table:formula="of:=[.E71]+[.E72]" office:value-type="float" office:value="52.5478838085322" calcext:value-type="float">
            <text:p>52.5478838085322</text:p>
          </table:table-cell>
          <table:table-cell table:formula="of:=[.F71]+[.F72]" office:value-type="float" office:value="51.4068518399547" calcext:value-type="float">
            <text:p>51.4068518399547</text:p>
          </table:table-cell>
          <table:table-cell table:formula="of:=[.G71]+[.G72]" office:value-type="float" office:value="52.8874184203628" calcext:value-type="float">
            <text:p>52.8874184203628</text:p>
          </table:table-cell>
          <table:table-cell table:formula="of:=[.H71]+[.H72]" office:value-type="float" office:value="52.1207966463859" calcext:value-type="float">
            <text:p>52.1207966463859</text:p>
          </table:table-cell>
          <table:table-cell table:formula="of:=[.I71]+[.I72]" office:value-type="float" office:value="51.3827970203744" calcext:value-type="float">
            <text:p>51.3827970203744</text:p>
          </table:table-cell>
          <table:table-cell table:formula="of:=[.J71]+[.J72]" office:value-type="float" office:value="51.0668667015768" calcext:value-type="float">
            <text:p>51.0668667015768</text:p>
          </table:table-cell>
          <table:table-cell table:formula="of:=[.K71]+[.K72]" office:value-type="float" office:value="51.3157894736842" calcext:value-type="float">
            <text:p>51.3157894736842</text:p>
          </table:table-cell>
          <table:table-cell table:formula="of:=[.L71]+[.L72]" office:value-type="float" office:value="52.0115555656746" calcext:value-type="float">
            <text:p>52.0115555656746</text:p>
          </table:table-cell>
          <table:table-cell table:formula="of:=[.M71]+[.M72]" office:value-type="float" office:value="53.1833259300862" calcext:value-type="float">
            <text:p>53.1833259300862</text:p>
          </table:table-cell>
          <table:table-cell table:formula="of:=[.N71]+[.N72]" office:value-type="float" office:value="54.4426162446446" calcext:value-type="float">
            <text:p>54.4426162446446</text:p>
          </table:table-cell>
          <table:table-cell table:formula="of:=[.O71]+[.O72]" office:value-type="float" office:value="56.4284448462686" calcext:value-type="float">
            <text:p>56.4284448462686</text:p>
          </table:table-cell>
          <table:table-cell table:formula="of:=[.P71]+[.P72]" office:value-type="float" office:value="57.7958495699101" calcext:value-type="float">
            <text:p>57.7958495699101</text:p>
          </table:table-cell>
          <table:table-cell table:formula="of:=[.Q71]+[.Q72]" office:value-type="float" office:value="60.5441176331115" calcext:value-type="float">
            <text:p>60.5441176331115</text:p>
          </table:table-cell>
          <table:table-cell table:formula="of:=[.R71]+[.R72]" office:value-type="float" office:value="62.4823001123989" calcext:value-type="float">
            <text:p>62.4823001123989</text:p>
          </table:table-cell>
          <table:table-cell table:formula="of:=[.S71]+[.S72]" office:value-type="float" office:value="65.6389711620581" calcext:value-type="float">
            <text:p>65.6389711620581</text:p>
          </table:table-cell>
          <table:table-cell table:formula="of:=[.T71]+[.T72]" office:value-type="float" office:value="69.6926735700524" calcext:value-type="float">
            <text:p>69.6926735700524</text:p>
          </table:table-cell>
          <table:table-cell table:formula="of:=[.U71]+[.U72]" office:value-type="float" office:value="72.970907922033" calcext:value-type="float">
            <text:p>72.970907922033</text:p>
          </table:table-cell>
          <table:table-cell table:formula="of:=[.V71]+[.V72]" office:value-type="float" office:value="74.4067600981828" calcext:value-type="float">
            <text:p>74.4067600981828</text:p>
          </table:table-cell>
          <table:table-cell table:formula="of:=[.W71]+[.W72]" office:value-type="float" office:value="77.3024962045015" calcext:value-type="float">
            <text:p>77.3024962045015</text:p>
          </table:table-cell>
          <table:table-cell table:formula="of:=[.X71]+[.X72]" office:value-type="float" office:value="79.9517499912061" calcext:value-type="float">
            <text:p>79.9517499912061</text:p>
          </table:table-cell>
          <table:table-cell table:formula="of:=[.Y71]+[.Y72]" office:value-type="float" office:value="82.2304361603518" calcext:value-type="float">
            <text:p>82.2304361603518</text:p>
          </table:table-cell>
          <table:table-cell table:formula="of:=[.Z71]+[.Z72]" office:value-type="float" office:value="85.2155713254953" calcext:value-type="float">
            <text:p>85.2155713254953</text:p>
          </table:table-cell>
          <table:table-cell table:formula="of:=[.AA71]+[.AA72]" office:value-type="float" office:value="87.9089719647346" calcext:value-type="float">
            <text:p>87.9089719647346</text:p>
          </table:table-cell>
          <table:table-cell table:formula="of:=[.AB71]+[.AB72]" office:value-type="float" office:value="89.3315228167922" calcext:value-type="float">
            <text:p>89.3315228167922</text:p>
          </table:table-cell>
          <table:table-cell table:formula="of:=[.AC71]+[.AC72]" office:value-type="float" office:value="90.9589239867272" calcext:value-type="float">
            <text:p>90.9589239867272</text:p>
          </table:table-cell>
          <table:table-cell table:formula="of:=[.AD71]+[.AD72]" office:value-type="float" office:value="91.4039225053857" calcext:value-type="float">
            <text:p>91.4039225053857</text:p>
          </table:table-cell>
          <table:table-cell table:formula="of:=[.AE71]+[.AE72]" office:value-type="float" office:value="92.9261630615197" calcext:value-type="float">
            <text:p>92.9261630615197</text:p>
          </table:table-cell>
          <table:table-cell table:formula="of:=[.AF71]+[.AF72]" office:value-type="float" office:value="94.7407087323587" calcext:value-type="float">
            <text:p>94.7407087323587</text:p>
          </table:table-cell>
          <table:table-cell table:formula="of:=[.AG71]+[.AG72]" office:value-type="float" office:value="95.3129910091386" calcext:value-type="float">
            <text:p>95.3129910091386</text:p>
          </table:table-cell>
          <table:table-cell table:formula="of:=[.AH71]+[.AH72]" office:value-type="float" office:value="96.5935268647366" calcext:value-type="float">
            <text:p>96.5935268647366</text:p>
          </table:table-cell>
          <table:table-cell table:formula="of:=[.AI71]+[.AI72]" office:value-type="float" office:value="96.7778816730813" calcext:value-type="float">
            <text:p>96.7778816730813</text:p>
          </table:table-cell>
          <table:table-cell table:formula="of:=[.AJ71]+[.AJ72]" office:value-type="float" office:value="97.8110417032691" calcext:value-type="float">
            <text:p>97.8110417032691</text:p>
          </table:table-cell>
          <table:table-cell table:formula="of:=[.AK71]+[.AK72]" office:value-type="float" office:value="99.0519908447437" calcext:value-type="float">
            <text:p>99.0519908447437</text:p>
          </table:table-cell>
          <table:table-cell table:formula="of:=[.AL71]+[.AL72]" office:value-type="float" office:value="99.1436754453723" calcext:value-type="float">
            <text:p>99.1436754453723</text:p>
          </table:table-cell>
          <table:table-cell table:formula="of:=[.AM71]+[.AM72]" office:value-type="float" office:value="99.3298841907893" calcext:value-type="float">
            <text:p>99.3298841907893</text:p>
          </table:table-cell>
          <table:table-cell table:formula="of:=[.AN71]+[.AN72]" office:value-type="float" office:value="99.6291269637002" calcext:value-type="float">
            <text:p>99.6291269637002</text:p>
          </table:table-cell>
          <table:table-cell table:formula="of:=[.AO71]+[.AO72]" office:value-type="float" office:value="99.6291269637002" calcext:value-type="float">
            <text:p>99.6291269637002</text:p>
          </table:table-cell>
          <table:table-cell table:formula="of:=[.AP71]+[.AP72]" office:value-type="float" office:value="100.355684630798" calcext:value-type="float">
            <text:p>100.355684630798</text:p>
          </table:table-cell>
          <table:table-cell table:formula="of:=[.AQ71]+[.AQ72]" office:value-type="float" office:value="100.914646686668" calcext:value-type="float">
            <text:p>100.914646686668</text:p>
          </table:table-cell>
          <table:table-cell table:formula="of:=[.AR71]+[.AR72]" office:value-type="float" office:value="100.645673664474" calcext:value-type="float">
            <text:p>100.645673664474</text:p>
          </table:table-cell>
          <table:table-cell table:formula="of:=[.AS71]+[.AS72]" office:value-type="float" office:value="100.820899903625" calcext:value-type="float">
            <text:p>100.820899903625</text:p>
          </table:table-cell>
          <table:table-cell table:formula="of:=[.AT71]+[.AT72]" office:value-type="float" office:value="100.614448821175" calcext:value-type="float">
            <text:p>100.614448821175</text:p>
          </table:table-cell>
          <table:table-cell table:formula="of:=[.AU71]+[.AU72]" office:value-type="float" office:value="100.367780318428" calcext:value-type="float">
            <text:p>100.367780318428</text:p>
          </table:table-cell>
          <table:table-cell table:formula="of:=[.AV71]+[.AV72]" office:value-type="float" office:value="100.367780318428" calcext:value-type="float">
            <text:p>100.367780318428</text:p>
          </table:table-cell>
          <table:table-cell table:formula="of:=[.AW71]+[.AW72]" office:value-type="float" office:value="100.061243690391" calcext:value-type="float">
            <text:p>100.061243690391</text:p>
          </table:table-cell>
          <table:table-cell table:formula="of:=[.AX71]+[.AX72]" office:value-type="float" office:value="100.142348824709" calcext:value-type="float">
            <text:p>100.142348824709</text:p>
          </table:table-cell>
          <table:table-cell table:formula="of:=[.AY71]+[.AY72]" office:value-type="float" office:value="100.017010714185" calcext:value-type="float">
            <text:p>100.017010714185</text:p>
          </table:table-cell>
          <table:table-cell table:formula="of:=[.AZ71]+[.AZ72]" office:value-type="float" office:value="100.043582045286" calcext:value-type="float">
            <text:p>100.043582045286</text:p>
          </table:table-cell>
          <table:table-cell table:formula="of:=[.BA71]+[.BA72]" office:value-type="float" office:value="100.193711887003" calcext:value-type="float">
            <text:p>100.193711887003</text:p>
          </table:table-cell>
          <table:table-cell table:formula="of:=[.BB71]+[.BB72]" office:value-type="float" office:value="99.963304091228" calcext:value-type="float">
            <text:p>99.963304091228</text:p>
          </table:table-cell>
          <table:table-cell table:formula="of:=[.BC71]+[.BC72]" office:value-type="float" office:value="99.7156772125318" calcext:value-type="float">
            <text:p>99.7156772125318</text:p>
          </table:table-cell>
          <table:table-cell table:formula="of:=[.BD71]+[.BD72]" office:value-type="float" office:value="99.3447976745996" calcext:value-type="float">
            <text:p>99.3447976745996</text:p>
          </table:table-cell>
          <table:table-cell table:formula="of:=[.BE71]+[.BE72]" office:value-type="float" office:value="98.8567878993665" calcext:value-type="float">
            <text:p>98.8567878993665</text:p>
          </table:table-cell>
          <table:table-cell table:formula="of:=[.BF71]+[.BF72]" office:value-type="float" office:value="98.868522377588" calcext:value-type="float">
            <text:p>98.868522377588</text:p>
          </table:table-cell>
          <table:table-cell table:formula="of:=[.BG71]+[.BG72]" office:value-type="float" office:value="98.7588292020084" calcext:value-type="float">
            <text:p>98.7588292020084</text:p>
          </table:table-cell>
          <table:table-cell table:formula="of:=[.BH71]+[.BH72]" office:value-type="float" office:value="98.7481942339376" calcext:value-type="float">
            <text:p>98.7481942339376</text:p>
          </table:table-cell>
          <table:table-cell table:formula="of:=[.BI71]+[.BI72]" office:value-type="float" office:value="98.5025030656306" calcext:value-type="float">
            <text:p>98.5025030656306</text:p>
          </table:table-cell>
          <table:table-cell table:formula="of:=[.BJ71]+[.BJ72]" office:value-type="float" office:value="98.9563593648304" calcext:value-type="float">
            <text:p>98.9563593648304</text:p>
          </table:table-cell>
          <table:table-cell table:formula="of:=[.BK71]+[.BK72]" office:value-type="float" office:value="99.0247063735196" calcext:value-type="float">
            <text:p>99.0247063735196</text:p>
          </table:table-cell>
          <table:table-cell table:formula="of:=[.BL71]+[.BL72]" office:value-type="float" office:value="99.1173842787225" calcext:value-type="float">
            <text:p>99.1173842787225</text:p>
          </table:table-cell>
          <table:table-cell table:formula="of:=[.BM71]+[.BM72]" office:value-type="float" office:value="99.360180012709" calcext:value-type="float">
            <text:p>99.360180012709</text:p>
          </table:table-cell>
          <table:table-cell table:formula="of:=[.BN71]+[.BN72]" office:value-type="float" office:value="99.8469076071369" calcext:value-type="float">
            <text:p>99.8469076071369</text:p>
          </table:table-cell>
          <table:table-cell table:formula="of:=[.BO71]+[.BO72]" office:value-type="float" office:value="99.6486885424229" calcext:value-type="float">
            <text:p>99.6486885424229</text:p>
          </table:table-cell>
          <table:table-cell table:formula="of:=[.BP71]+[.BP72]" office:value-type="float" office:value="99.2332995548967" calcext:value-type="float">
            <text:p>99.2332995548967</text:p>
          </table:table-cell>
          <table:table-cell table:formula="of:=[.BQ71]+[.BQ72]" office:value-type="float" office:value="98.8399344291792" calcext:value-type="float">
            <text:p>98.8399344291792</text:p>
          </table:table-cell>
          <table:table-cell table:formula="of:=[.BR71]+[.BR72]" office:value-type="float" office:value="98.9527128776837" calcext:value-type="float">
            <text:p>98.9527128776837</text:p>
          </table:table-cell>
          <table:table-cell table:formula="of:=[.BS71]+[.BS72]" office:value-type="float" office:value="98.5754175636299" calcext:value-type="float">
            <text:p>98.5754175636299</text:p>
          </table:table-cell>
          <table:table-cell table:formula="of:=[.BT71]+[.BT72]" office:value-type="float" office:value="99.4517289452989" calcext:value-type="float">
            <text:p>99.4517289452989</text:p>
          </table:table-cell>
          <table:table-cell table:formula="of:=[.BU71]+[.BU72]" office:value-type="float" office:value="99.9093115966929" calcext:value-type="float">
            <text:p>99.9093115966929</text:p>
          </table:table-cell>
          <table:table-cell table:formula="of:=[.BV71]+[.BV72]" office:value-type="float" office:value="99.4559707690711" calcext:value-type="float">
            <text:p>99.4559707690711</text:p>
          </table:table-cell>
          <table:table-cell table:formula="of:=[.BW71]+[.BW72]" office:value-type="float" office:value="99.5382875632863" calcext:value-type="float">
            <text:p>99.5382875632863</text:p>
          </table:table-cell>
          <table:table-cell table:formula="of:=[.BX71]+[.BX72]" office:value-type="float" office:value="99.8897737605596" calcext:value-type="float">
            <text:p>99.8897737605596</text:p>
          </table:table-cell>
          <table:table-cell table:formula="of:=[.BY71]+[.BY72]" office:value-type="float" office:value="99.9633866167556" calcext:value-type="float">
            <text:p>99.9633866167556</text:p>
          </table:table-cell>
          <table:table-cell table:formula="of:=[.BZ71]+[.BZ72]" office:value-type="float" office:value="100.273991647029" calcext:value-type="float">
            <text:p>100.273991647029</text:p>
          </table:table-cell>
          <table:table-cell table:formula="of:=[.CA71]+[.CA72]" office:value-type="float" office:value="100.564891910642" calcext:value-type="float">
            <text:p>100.564891910642</text:p>
          </table:table-cell>
          <table:table-cell table:formula="of:=[.CB71]+[.CB72]" office:value-type="float" office:value="100.40366784731" calcext:value-type="float">
            <text:p>100.40366784731</text:p>
          </table:table-cell>
          <table:table-cell table:formula="of:=[.CC71]+[.CC72]" office:value-type="float" office:value="100.729917581517" calcext:value-type="float">
            <text:p>100.729917581517</text:p>
          </table:table-cell>
          <table:table-cell table:formula="of:=[.CD71]+[.CD72]" office:value-type="float" office:value="100.729723891571" calcext:value-type="float">
            <text:p>100.729723891571</text:p>
          </table:table-cell>
          <table:table-cell table:formula="of:=[.CE71]+[.CE72]" office:value-type="float" office:value="101.088099272217" calcext:value-type="float">
            <text:p>101.088099272217</text:p>
          </table:table-cell>
          <table:table-cell table:formula="of:=[.CF71]+[.CF72]" office:value-type="float" office:value="102.312445908299" calcext:value-type="float">
            <text:p>102.312445908299</text:p>
          </table:table-cell>
          <table:table-cell table:formula="of:=[.CG71]+[.CG72]" office:value-type="float" office:value="101.930881382068" calcext:value-type="float">
            <text:p>101.930881382068</text:p>
          </table:table-cell>
          <table:table-cell table:formula="of:=[.CH71]+[.CH72]" office:value-type="float" office:value="101.832897168297" calcext:value-type="float">
            <text:p>101.832897168297</text:p>
          </table:table-cell>
          <table:table-cell table:formula="of:=[.CI71]+[.CI72]" office:value-type="float" office:value="101.744001535936" calcext:value-type="float">
            <text:p>101.744001535936</text:p>
          </table:table-cell>
          <table:table-cell table:formula="of:=[.CJ71]+[.CJ72]" office:value-type="float" office:value="102.023439201578" calcext:value-type="float">
            <text:p>102.023439201578</text:p>
          </table:table-cell>
          <table:table-cell table:formula="of:=[.CK71]+[.CK72]" office:value-type="float" office:value="102.481461821289" calcext:value-type="float">
            <text:p>102.481461821289</text:p>
          </table:table-cell>
          <table:table-cell table:formula="of:=[.CL71]+[.CL72]" office:value-type="float" office:value="102.405994561553" calcext:value-type="float">
            <text:p>102.405994561553</text:p>
          </table:table-cell>
          <table:table-cell table:formula="of:=[.CM71]+[.CM72]" office:value-type="float" office:value="102.244150201771" calcext:value-type="float">
            <text:p>102.244150201771</text:p>
          </table:table-cell>
          <table:table-cell table:formula="of:=[.CN71]+[.CN72]" office:value-type="float" office:value="102.074661962026" calcext:value-type="float">
            <text:p>102.074661962026</text:p>
          </table:table-cell>
          <table:table-cell table:formula="of:=[.CO71]+[.CO72]" office:value-type="float" office:value="101.268539627626" calcext:value-type="float">
            <text:p>101.268539627626</text:p>
          </table:table-cell>
          <table:table-cell table:formula="of:=[.CP71]+[.CP72]" office:value-type="float" office:value="101.21307205372" calcext:value-type="float">
            <text:p>101.21307205372</text:p>
          </table:table-cell>
          <table:table-cell table:formula="of:=[.CQ71]+[.CQ72]" office:value-type="float" office:value="100.420116463867" calcext:value-type="float">
            <text:p>100.420116463867</text:p>
          </table:table-cell>
          <table:table-cell table:formula="of:=[.CR71]+[.CR72]" office:value-type="float" office:value="99.3781519066463" calcext:value-type="float">
            <text:p>99.3781519066463</text:p>
          </table:table-cell>
          <table:table-cell table:formula="of:=[.CS71]+[.CS72]" office:value-type="float" office:value="98.8390684616259" calcext:value-type="float">
            <text:p>98.8390684616259</text:p>
          </table:table-cell>
          <table:table-cell table:formula="of:=[.CT71]+[.CT72]" office:value-type="float" office:value="98.9812277612042" calcext:value-type="float">
            <text:p>98.9812277612042</text:p>
          </table:table-cell>
          <table:table-cell table:formula="of:=[.CU71]+[.CU72]" office:value-type="float" office:value="98.3607953616708" calcext:value-type="float">
            <text:p>98.3607953616708</text:p>
          </table:table-cell>
          <table:table-cell table:formula="of:=[.CV71]+[.CV72]" office:value-type="float" office:value="98.7936824769034" calcext:value-type="float">
            <text:p>98.7936824769034</text:p>
          </table:table-cell>
          <table:table-cell table:formula="of:=[.CW71]+[.CW72]" office:value-type="float" office:value="98.3717504783255" calcext:value-type="float">
            <text:p>98.3717504783255</text:p>
          </table:table-cell>
          <table:table-cell table:formula="of:=[.CX71]+[.CX72]" office:value-type="float" office:value="97.9398377357736" calcext:value-type="float">
            <text:p>97.9398377357736</text:p>
          </table:table-cell>
          <table:table-cell table:formula="of:=[.CY71]+[.CY72]" office:value-type="float" office:value="97.9113844629605" calcext:value-type="float">
            <text:p>97.9113844629605</text:p>
          </table:table-cell>
          <table:table-cell table:formula="of:=[.CZ71]+[.CZ72]" office:value-type="float" office:value="97.682624768409" calcext:value-type="float">
            <text:p>97.682624768409</text:p>
          </table:table-cell>
          <table:table-cell table:formula="of:=[.DA71]+[.DA72]" office:value-type="float" office:value="96.7666062706403" calcext:value-type="float">
            <text:p>96.7666062706403</text:p>
          </table:table-cell>
          <table:table-cell table:formula="of:=[.DB71]+[.DB72]" office:value-type="float" office:value="96.8068929189306" calcext:value-type="float">
            <text:p>96.8068929189306</text:p>
          </table:table-cell>
          <table:table-cell table:formula="of:=[.DC71]+[.DC72]" office:value-type="float" office:value="96.375029208143" calcext:value-type="float">
            <text:p>96.375029208143</text:p>
          </table:table-cell>
          <table:table-cell table:formula="of:=[.DD71]+[.DD72]" office:value-type="float" office:value="96.2774105685042" calcext:value-type="float">
            <text:p>96.2774105685042</text:p>
          </table:table-cell>
          <table:table-cell table:formula="of:=[.DE71]+[.DE72]" office:value-type="float" office:value="96.4079368471885" calcext:value-type="float">
            <text:p>96.4079368471885</text:p>
          </table:table-cell>
          <table:table-cell table:formula="of:=[.DF71]+[.DF72]" office:value-type="float" office:value="96.7077143375517" calcext:value-type="float">
            <text:p>96.7077143375517</text:p>
          </table:table-cell>
          <table:table-cell table:formula="of:=[.DG71]+[.DG72]" office:value-type="float" office:value="96.943350216018" calcext:value-type="float">
            <text:p>96.943350216018</text:p>
          </table:table-cell>
          <table:table-cell table:formula="of:=[.DH71]+[.DH72]" office:value-type="float" office:value="96.2678319923279" calcext:value-type="float">
            <text:p>96.2678319923279</text:p>
          </table:table-cell>
          <table:table-cell table:formula="of:=[.DI71]+[.DI72]" office:value-type="float" office:value="96.5273789839634" calcext:value-type="float">
            <text:p>96.5273789839634</text:p>
          </table:table-cell>
          <table:table-cell table:formula="of:=[.DJ71]+[.DJ72]" office:value-type="float" office:value="95.855231918765" calcext:value-type="float">
            <text:p>95.855231918765</text:p>
          </table:table-cell>
          <table:table-cell table:formula="of:=[.DK71]+[.DK72]" office:value-type="float" office:value="96.0477980789873" calcext:value-type="float">
            <text:p>96.0477980789873</text:p>
          </table:table-cell>
          <table:table-cell table:formula="of:=[.DL71]+[.DL72]" office:value-type="float" office:value="96.5443027134676" calcext:value-type="float">
            <text:p>96.5443027134676</text:p>
          </table:table-cell>
          <table:table-cell table:formula="of:=[.DM71]+[.DM72]" office:value-type="float" office:value="96.7775340166588" calcext:value-type="float">
            <text:p>96.7775340166588</text:p>
          </table:table-cell>
          <table:table-cell table:formula="of:=[.DN71]+[.DN72]" office:value-type="float" office:value="96.7775340166588" calcext:value-type="float">
            <text:p>96.7775340166588</text:p>
          </table:table-cell>
          <table:table-cell table:formula="of:=[.DO71]+[.DO72]" office:value-type="float" office:value="96.9874803973328" calcext:value-type="float">
            <text:p>96.9874803973328</text:p>
          </table:table-cell>
          <table:table-cell table:formula="of:=[.DP71]+[.DP72]" office:value-type="float" office:value="96.9874803973328" calcext:value-type="float">
            <text:p>96.9874803973328</text:p>
          </table:table-cell>
          <table:table-cell table:formula="of:=[.DQ71]+[.DQ72]" office:value-type="float" office:value="97.3198526308702" calcext:value-type="float">
            <text:p>97.3198526308702</text:p>
          </table:table-cell>
          <table:table-cell table:formula="of:=[.DR71]+[.DR72]" office:value-type="float" office:value="97.1339807686457" calcext:value-type="float">
            <text:p>97.1339807686457</text:p>
          </table:table-cell>
          <table:table-cell table:formula="of:=[.DS71]+[.DS72]" office:value-type="float" office:value="97.2930873682733" calcext:value-type="float">
            <text:p>97.2930873682733</text:p>
          </table:table-cell>
          <table:table-cell table:formula="of:=[.DT71]+[.DT72]" office:value-type="float" office:value="97.2930873682733" calcext:value-type="float">
            <text:p>97.2930873682733</text:p>
          </table:table-cell>
          <table:table-cell table:formula="of:=[.DU71]+[.DU72]" office:value-type="float" office:value="97.272094781703" calcext:value-type="float">
            <text:p>97.272094781703</text:p>
          </table:table-cell>
          <table:table-cell table:formula="of:=[.DV71]+[.DV72]" office:value-type="float" office:value="97.513290692905" calcext:value-type="float">
            <text:p>97.513290692905</text:p>
          </table:table-cell>
          <table:table-cell table:formula="of:=[.DW71]+[.DW72]" office:value-type="float" office:value="97.5109573083157" calcext:value-type="float">
            <text:p>97.5109573083157</text:p>
          </table:table-cell>
          <table:table-cell table:formula="of:=[.DX71]+[.DX72]" office:value-type="float" office:value="97.3537871389798" calcext:value-type="float">
            <text:p>97.3537871389798</text:p>
          </table:table-cell>
          <table:table-cell table:formula="of:=[.DY71]+[.DY72]" office:value-type="float" office:value="97.2122122074016" calcext:value-type="float">
            <text:p>97.2122122074016</text:p>
          </table:table-cell>
          <table:table-cell table:formula="of:=[.DZ71]+[.DZ72]" office:value-type="float" office:value="97.2350143932041" calcext:value-type="float">
            <text:p>97.2350143932041</text:p>
          </table:table-cell>
          <table:table-cell table:formula="of:=[.EA71]+[.EA72]" office:value-type="float" office:value="97.2350143932041" calcext:value-type="float">
            <text:p>97.2350143932041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71]-[.B72]" office:value-type="float" office:value="0" calcext:value-type="float">
            <text:p>0</text:p>
          </table:table-cell>
          <table:table-cell table:formula="of:=[.C71]-[.C72]" office:value-type="float" office:value="33.4627908671073" calcext:value-type="float">
            <text:p>33.4627908671073</text:p>
          </table:table-cell>
          <table:table-cell table:formula="of:=[.D71]-[.D72]" office:value-type="float" office:value="45.3701318277069" calcext:value-type="float">
            <text:p>45.3701318277069</text:p>
          </table:table-cell>
          <table:table-cell table:formula="of:=[.E71]-[.E72]" office:value-type="float" office:value="48.2415898756783" calcext:value-type="float">
            <text:p>48.2415898756783</text:p>
          </table:table-cell>
          <table:table-cell table:formula="of:=[.F71]-[.F72]" office:value-type="float" office:value="46.2247271074137" calcext:value-type="float">
            <text:p>46.2247271074137</text:p>
          </table:table-cell>
          <table:table-cell table:formula="of:=[.G71]-[.G72]" office:value-type="float" office:value="46.5862657901635" calcext:value-type="float">
            <text:p>46.5862657901635</text:p>
          </table:table-cell>
          <table:table-cell table:formula="of:=[.H71]-[.H72]" office:value-type="float" office:value="46.0370980904562" calcext:value-type="float">
            <text:p>46.0370980904562</text:p>
          </table:table-cell>
          <table:table-cell table:formula="of:=[.I71]-[.I72]" office:value-type="float" office:value="45.4593082427835" calcext:value-type="float">
            <text:p>45.4593082427835</text:p>
          </table:table-cell>
          <table:table-cell table:formula="of:=[.J71]-[.J72]" office:value-type="float" office:value="45.5120806668443" calcext:value-type="float">
            <text:p>45.5120806668443</text:p>
          </table:table-cell>
          <table:table-cell table:formula="of:=[.K71]-[.K72]" office:value-type="float" office:value="46.0526315789474" calcext:value-type="float">
            <text:p>46.0526315789474</text:p>
          </table:table-cell>
          <table:table-cell table:formula="of:=[.L71]-[.L72]" office:value-type="float" office:value="47.1989707501149" calcext:value-type="float">
            <text:p>47.1989707501149</text:p>
          </table:table-cell>
          <table:table-cell table:formula="of:=[.M71]-[.M72]" office:value-type="float" office:value="48.9219372278086" calcext:value-type="float">
            <text:p>48.9219372278086</text:p>
          </table:table-cell>
          <table:table-cell table:formula="of:=[.N71]-[.N72]" office:value-type="float" office:value="49.7679100711449" calcext:value-type="float">
            <text:p>49.7679100711449</text:p>
          </table:table-cell>
          <table:table-cell table:formula="of:=[.O71]-[.O72]" office:value-type="float" office:value="51.4662919958367" calcext:value-type="float">
            <text:p>51.4662919958367</text:p>
          </table:table-cell>
          <table:table-cell table:formula="of:=[.P71]-[.P72]" office:value-type="float" office:value="52.4673083248268" calcext:value-type="float">
            <text:p>52.4673083248268</text:p>
          </table:table-cell>
          <table:table-cell table:formula="of:=[.Q71]-[.Q72]" office:value-type="float" office:value="55.7716718405727" calcext:value-type="float">
            <text:p>55.7716718405727</text:p>
          </table:table-cell>
          <table:table-cell table:formula="of:=[.R71]-[.R72]" office:value-type="float" office:value="58.0440156770748" calcext:value-type="float">
            <text:p>58.0440156770748</text:p>
          </table:table-cell>
          <table:table-cell table:formula="of:=[.S71]-[.S72]" office:value-type="float" office:value="60.6768183116261" calcext:value-type="float">
            <text:p>60.6768183116261</text:p>
          </table:table-cell>
          <table:table-cell table:formula="of:=[.T71]-[.T72]" office:value-type="float" office:value="63.4652211667897" calcext:value-type="float">
            <text:p>63.4652211667897</text:p>
          </table:table-cell>
          <table:table-cell table:formula="of:=[.U71]-[.U72]" office:value-type="float" office:value="67.8185657621775" calcext:value-type="float">
            <text:p>67.8185657621775</text:p>
          </table:table-cell>
          <table:table-cell table:formula="of:=[.V71]-[.V72]" office:value-type="float" office:value="70.5932399018172" calcext:value-type="float">
            <text:p>70.5932399018172</text:p>
          </table:table-cell>
          <table:table-cell table:formula="of:=[.W71]-[.W72]" office:value-type="float" office:value="73.7501353744459" calcext:value-type="float">
            <text:p>73.7501353744459</text:p>
          </table:table-cell>
          <table:table-cell table:formula="of:=[.X71]-[.X72]" office:value-type="float" office:value="75.5745657982676" calcext:value-type="float">
            <text:p>75.5745657982676</text:p>
          </table:table-cell>
          <table:table-cell table:formula="of:=[.Y71]-[.Y72]" office:value-type="float" office:value="78.032721734385" calcext:value-type="float">
            <text:p>78.032721734385</text:p>
          </table:table-cell>
          <table:table-cell table:formula="of:=[.Z71]-[.Z72]" office:value-type="float" office:value="80.5739023587153" calcext:value-type="float">
            <text:p>80.5739023587153</text:p>
          </table:table-cell>
          <table:table-cell table:formula="of:=[.AA71]-[.AA72]" office:value-type="float" office:value="82.3541859300022" calcext:value-type="float">
            <text:p>82.3541859300022</text:p>
          </table:table-cell>
          <table:table-cell table:formula="of:=[.AB71]-[.AB72]" office:value-type="float" office:value="84.6158456042604" calcext:value-type="float">
            <text:p>84.6158456042604</text:p>
          </table:table-cell>
          <table:table-cell table:formula="of:=[.AC71]-[.AC72]" office:value-type="float" office:value="86.1463391711675" calcext:value-type="float">
            <text:p>86.1463391711675</text:p>
          </table:table-cell>
          <table:table-cell table:formula="of:=[.AD71]-[.AD72]" office:value-type="float" office:value="86.7539722314564" calcext:value-type="float">
            <text:p>86.7539722314564</text:p>
          </table:table-cell>
          <table:table-cell table:formula="of:=[.AE71]-[.AE72]" office:value-type="float" office:value="88.9159422016382" calcext:value-type="float">
            <text:p>88.9159422016382</text:p>
          </table:table-cell>
          <table:table-cell table:formula="of:=[.AF71]-[.AF72]" office:value-type="float" office:value="90.2592912676413" calcext:value-type="float">
            <text:p>90.2592912676413</text:p>
          </table:table-cell>
          <table:table-cell table:formula="of:=[.AG71]-[.AG72]" office:value-type="float" office:value="90.4764826750719" calcext:value-type="float">
            <text:p>90.4764826750719</text:p>
          </table:table-cell>
          <table:table-cell table:formula="of:=[.AH71]-[.AH72]" office:value-type="float" office:value="91.3012099773687" calcext:value-type="float">
            <text:p>91.3012099773687</text:p>
          </table:table-cell>
          <table:table-cell table:formula="of:=[.AI71]-[.AI72]" office:value-type="float" office:value="92.1694867479713" calcext:value-type="float">
            <text:p>92.1694867479713</text:p>
          </table:table-cell>
          <table:table-cell table:formula="of:=[.AJ71]-[.AJ72]" office:value-type="float" office:value="93.5047477704152" calcext:value-type="float">
            <text:p>93.5047477704152</text:p>
          </table:table-cell>
          <table:table-cell table:formula="of:=[.AK71]-[.AK72]" office:value-type="float" office:value="94.3690617868352" calcext:value-type="float">
            <text:p>94.3690617868352</text:p>
          </table:table-cell>
          <table:table-cell table:formula="of:=[.AL71]-[.AL72]" office:value-type="float" office:value="95.0668508704171" calcext:value-type="float">
            <text:p>95.0668508704171</text:p>
          </table:table-cell>
          <table:table-cell table:formula="of:=[.AM71]-[.AM72]" office:value-type="float" office:value="95.4069579144739" calcext:value-type="float">
            <text:p>95.4069579144739</text:p>
          </table:table-cell>
          <table:table-cell table:formula="of:=[.AN71]-[.AN72]" office:value-type="float" office:value="95.8971888257734" calcext:value-type="float">
            <text:p>95.8971888257734</text:p>
          </table:table-cell>
          <table:table-cell table:formula="of:=[.AO71]-[.AO72]" office:value-type="float" office:value="95.8971888257734" calcext:value-type="float">
            <text:p>95.8971888257734</text:p>
          </table:table-cell>
          <table:table-cell table:formula="of:=[.AP71]-[.AP72]" office:value-type="float" office:value="96.749578527097" calcext:value-type="float">
            <text:p>96.749578527097</text:p>
          </table:table-cell>
          <table:table-cell table:formula="of:=[.AQ71]-[.AQ72]" office:value-type="float" office:value="96.7169322607008" calcext:value-type="float">
            <text:p>96.7169322607008</text:p>
          </table:table-cell>
          <table:table-cell table:formula="of:=[.AR71]-[.AR72]" office:value-type="float" office:value="96.7227473881581" calcext:value-type="float">
            <text:p>96.7227473881581</text:p>
          </table:table-cell>
          <table:table-cell table:formula="of:=[.AS71]-[.AS72]" office:value-type="float" office:value="96.8106790437434" calcext:value-type="float">
            <text:p>96.8106790437434</text:p>
          </table:table-cell>
          <table:table-cell table:formula="of:=[.AT71]-[.AT72]" office:value-type="float" office:value="95.9644985472459" calcext:value-type="float">
            <text:p>95.9644985472459</text:p>
          </table:table-cell>
          <table:table-cell table:formula="of:=[.AU71]-[.AU72]" office:value-type="float" office:value="95.6848512605194" calcext:value-type="float">
            <text:p>95.6848512605194</text:p>
          </table:table-cell>
          <table:table-cell table:formula="of:=[.AV71]-[.AV72]" office:value-type="float" office:value="95.6848512605194" calcext:value-type="float">
            <text:p>95.6848512605194</text:p>
          </table:table-cell>
          <table:table-cell table:formula="of:=[.AW71]-[.AW72]" office:value-type="float" office:value="95.7282299938196" calcext:value-type="float">
            <text:p>95.7282299938196</text:p>
          </table:table-cell>
          <table:table-cell table:formula="of:=[.AX71]-[.AX72]" office:value-type="float" office:value="94.594493280554" calcext:value-type="float">
            <text:p>94.594493280554</text:p>
          </table:table-cell>
          <table:table-cell table:formula="of:=[.AY71]-[.AY72]" office:value-type="float" office:value="93.6671998121309" calcext:value-type="float">
            <text:p>93.6671998121309</text:p>
          </table:table-cell>
          <table:table-cell table:formula="of:=[.AZ71]-[.AZ72]" office:value-type="float" office:value="93.1143126915559" calcext:value-type="float">
            <text:p>93.1143126915559</text:p>
          </table:table-cell>
          <table:table-cell table:formula="of:=[.BA71]-[.BA72]" office:value-type="float" office:value="91.6483933761552" calcext:value-type="float">
            <text:p>91.6483933761552</text:p>
          </table:table-cell>
          <table:table-cell table:formula="of:=[.BB71]-[.BB72]" office:value-type="float" office:value="90.8261695929825" calcext:value-type="float">
            <text:p>90.8261695929825</text:p>
          </table:table-cell>
          <table:table-cell table:formula="of:=[.BC71]-[.BC72]" office:value-type="float" office:value="90.2843227874682" calcext:value-type="float">
            <text:p>90.2843227874682</text:p>
          </table:table-cell>
          <table:table-cell table:formula="of:=[.BD71]-[.BD72]" office:value-type="float" office:value="89.3394128517162" calcext:value-type="float">
            <text:p>89.3394128517162</text:p>
          </table:table-cell>
          <table:table-cell table:formula="of:=[.BE71]-[.BE72]" office:value-type="float" office:value="88.7747910480019" calcext:value-type="float">
            <text:p>88.7747910480019</text:p>
          </table:table-cell>
          <table:table-cell table:formula="of:=[.BF71]-[.BF72]" office:value-type="float" office:value="88.2367407803068" calcext:value-type="float">
            <text:p>88.2367407803068</text:p>
          </table:table-cell>
          <table:table-cell table:formula="of:=[.BG71]-[.BG72]" office:value-type="float" office:value="88.3464339558863" calcext:value-type="float">
            <text:p>88.3464339558863</text:p>
          </table:table-cell>
          <table:table-cell table:formula="of:=[.BH71]-[.BH72]" office:value-type="float" office:value="87.8307531344835" calcext:value-type="float">
            <text:p>87.8307531344835</text:p>
          </table:table-cell>
          <table:table-cell table:formula="of:=[.BI71]-[.BI72]" office:value-type="float" office:value="86.2343390396326" calcext:value-type="float">
            <text:p>86.2343390396326</text:p>
          </table:table-cell>
          <table:table-cell table:formula="of:=[.BJ71]-[.BJ72]" office:value-type="float" office:value="85.2541669509591" calcext:value-type="float">
            <text:p>85.2541669509591</text:p>
          </table:table-cell>
          <table:table-cell table:formula="of:=[.BK71]-[.BK72]" office:value-type="float" office:value="84.3963462580593" calcext:value-type="float">
            <text:p>84.3963462580593</text:p>
          </table:table-cell>
          <table:table-cell table:formula="of:=[.BL71]-[.BL72]" office:value-type="float" office:value="83.5141946686459" calcext:value-type="float">
            <text:p>83.5141946686459</text:p>
          </table:table-cell>
          <table:table-cell table:formula="of:=[.BM71]-[.BM72]" office:value-type="float" office:value="83.2713989346594" calcext:value-type="float">
            <text:p>83.2713989346594</text:p>
          </table:table-cell>
          <table:table-cell table:formula="of:=[.BN71]-[.BN72]" office:value-type="float" office:value="82.5215134454947" calcext:value-type="float">
            <text:p>82.5215134454947</text:p>
          </table:table-cell>
          <table:table-cell table:formula="of:=[.BO71]-[.BO72]" office:value-type="float" office:value="81.9302588259982" calcext:value-type="float">
            <text:p>81.9302588259982</text:p>
          </table:table-cell>
          <table:table-cell table:formula="of:=[.BP71]-[.BP72]" office:value-type="float" office:value="81.5561741293138" calcext:value-type="float">
            <text:p>81.5561741293138</text:p>
          </table:table-cell>
          <table:table-cell table:formula="of:=[.BQ71]-[.BQ72]" office:value-type="float" office:value="81.6863813602945" calcext:value-type="float">
            <text:p>81.6863813602945</text:p>
          </table:table-cell>
          <table:table-cell table:formula="of:=[.BR71]-[.BR72]" office:value-type="float" office:value="81.3104450170532" calcext:value-type="float">
            <text:p>81.3104450170532</text:p>
          </table:table-cell>
          <table:table-cell table:formula="of:=[.BS71]-[.BS72]" office:value-type="float" office:value="81.1614245416333" calcext:value-type="float">
            <text:p>81.1614245416333</text:p>
          </table:table-cell>
          <table:table-cell table:formula="of:=[.BT71]-[.BT72]" office:value-type="float" office:value="80.5482710547011" calcext:value-type="float">
            <text:p>80.5482710547011</text:p>
          </table:table-cell>
          <table:table-cell table:formula="of:=[.BU71]-[.BU72]" office:value-type="float" office:value="79.8275305085702" calcext:value-type="float">
            <text:p>79.8275305085702</text:p>
          </table:table-cell>
          <table:table-cell table:formula="of:=[.BV71]-[.BV72]" office:value-type="float" office:value="79.4913976519815" calcext:value-type="float">
            <text:p>79.4913976519815</text:p>
          </table:table-cell>
          <table:table-cell table:formula="of:=[.BW71]-[.BW72]" office:value-type="float" office:value="79.6722387525032" calcext:value-type="float">
            <text:p>79.6722387525032</text:p>
          </table:table-cell>
          <table:table-cell table:formula="of:=[.BX71]-[.BX72]" office:value-type="float" office:value="79.0575946604931" calcext:value-type="float">
            <text:p>79.0575946604931</text:p>
          </table:table-cell>
          <table:table-cell table:formula="of:=[.BY71]-[.BY72]" office:value-type="float" office:value="78.983981804297" calcext:value-type="float">
            <text:p>78.983981804297</text:p>
          </table:table-cell>
          <table:table-cell table:formula="of:=[.BZ71]-[.BZ72]" office:value-type="float" office:value="77.3575873003393" calcext:value-type="float">
            <text:p>77.3575873003393</text:p>
          </table:table-cell>
          <table:table-cell table:formula="of:=[.CA71]-[.CA72]" office:value-type="float" office:value="76.5403712472532" calcext:value-type="float">
            <text:p>76.5403712472532</text:p>
          </table:table-cell>
          <table:table-cell table:formula="of:=[.CB71]-[.CB72]" office:value-type="float" office:value="76.701595310585" calcext:value-type="float">
            <text:p>76.701595310585</text:p>
          </table:table-cell>
          <table:table-cell table:formula="of:=[.CC71]-[.CC72]" office:value-type="float" office:value="76.1121876816414" calcext:value-type="float">
            <text:p>76.1121876816414</text:p>
          </table:table-cell>
          <table:table-cell table:formula="of:=[.CD71]-[.CD72]" office:value-type="float" office:value="75.3229076873763" calcext:value-type="float">
            <text:p>75.3229076873763</text:p>
          </table:table-cell>
          <table:table-cell table:formula="of:=[.CE71]-[.CE72]" office:value-type="float" office:value="74.96453230673" calcext:value-type="float">
            <text:p>74.96453230673</text:p>
          </table:table-cell>
          <table:table-cell table:formula="of:=[.CF71]-[.CF72]" office:value-type="float" office:value="72.9507119864383" calcext:value-type="float">
            <text:p>72.9507119864383</text:p>
          </table:table-cell>
          <table:table-cell table:formula="of:=[.CG71]-[.CG72]" office:value-type="float" office:value="72.805960723195" calcext:value-type="float">
            <text:p>72.805960723195</text:p>
          </table:table-cell>
          <table:table-cell table:formula="of:=[.CH71]-[.CH72]" office:value-type="float" office:value="73.4302607264403" calcext:value-type="float">
            <text:p>73.4302607264403</text:p>
          </table:table-cell>
          <table:table-cell table:formula="of:=[.CI71]-[.CI72]" office:value-type="float" office:value="73.7823142535374" calcext:value-type="float">
            <text:p>73.7823142535374</text:p>
          </table:table-cell>
          <table:table-cell table:formula="of:=[.CJ71]-[.CJ72]" office:value-type="float" office:value="72.9765607984224" calcext:value-type="float">
            <text:p>72.9765607984224</text:p>
          </table:table-cell>
          <table:table-cell table:formula="of:=[.CK71]-[.CK72]" office:value-type="float" office:value="71.9922223892374" calcext:value-type="float">
            <text:p>71.9922223892374</text:p>
          </table:table-cell>
          <table:table-cell table:formula="of:=[.CL71]-[.CL72]" office:value-type="float" office:value="73.6466370173946" calcext:value-type="float">
            <text:p>73.6466370173946</text:p>
          </table:table-cell>
          <table:table-cell table:formula="of:=[.CM71]-[.CM72]" office:value-type="float" office:value="73.2821655877032" calcext:value-type="float">
            <text:p>73.2821655877032</text:p>
          </table:table-cell>
          <table:table-cell table:formula="of:=[.CN71]-[.CN72]" office:value-type="float" office:value="73.1884959327106" calcext:value-type="float">
            <text:p>73.1884959327106</text:p>
          </table:table-cell>
          <table:table-cell table:formula="of:=[.CO71]-[.CO72]" office:value-type="float" office:value="73.4683024776376" calcext:value-type="float">
            <text:p>73.4683024776376</text:p>
          </table:table-cell>
          <table:table-cell table:formula="of:=[.CP71]-[.CP72]" office:value-type="float" office:value="73.5237700515427" calcext:value-type="float">
            <text:p>73.5237700515427</text:p>
          </table:table-cell>
          <table:table-cell table:formula="of:=[.CQ71]-[.CQ72]" office:value-type="float" office:value="73.7904098519226" calcext:value-type="float">
            <text:p>73.7904098519226</text:p>
          </table:table-cell>
          <table:table-cell table:formula="of:=[.CR71]-[.CR72]" office:value-type="float" office:value="73.7797428301958" calcext:value-type="float">
            <text:p>73.7797428301958</text:p>
          </table:table-cell>
          <table:table-cell table:formula="of:=[.CS71]-[.CS72]" office:value-type="float" office:value="73.5293525910057" calcext:value-type="float">
            <text:p>73.5293525910057</text:p>
          </table:table-cell>
          <table:table-cell table:formula="of:=[.CT71]-[.CT72]" office:value-type="float" office:value="74.1766669756379" calcext:value-type="float">
            <text:p>74.1766669756379</text:p>
          </table:table-cell>
          <table:table-cell table:formula="of:=[.CU71]-[.CU72]" office:value-type="float" office:value="74.7970993751714" calcext:value-type="float">
            <text:p>74.7970993751714</text:p>
          </table:table-cell>
          <table:table-cell table:formula="of:=[.CV71]-[.CV72]" office:value-type="float" office:value="74.3642122599387" calcext:value-type="float">
            <text:p>74.3642122599387</text:p>
          </table:table-cell>
          <table:table-cell table:formula="of:=[.CW71]-[.CW72]" office:value-type="float" office:value="75.0493021532535" calcext:value-type="float">
            <text:p>75.0493021532535</text:p>
          </table:table-cell>
          <table:table-cell table:formula="of:=[.CX71]-[.CX72]" office:value-type="float" office:value="74.6917412115948" calcext:value-type="float">
            <text:p>74.6917412115948</text:p>
          </table:table-cell>
          <table:table-cell table:formula="of:=[.CY71]-[.CY72]" office:value-type="float" office:value="75.2465102738816" calcext:value-type="float">
            <text:p>75.2465102738816</text:p>
          </table:table-cell>
          <table:table-cell table:formula="of:=[.CZ71]-[.CZ72]" office:value-type="float" office:value="76.5279015473805" calcext:value-type="float">
            <text:p>76.5279015473805</text:p>
          </table:table-cell>
          <table:table-cell table:formula="of:=[.DA71]-[.DA72]" office:value-type="float" office:value="77.707077939886" calcext:value-type="float">
            <text:p>77.707077939886</text:p>
          </table:table-cell>
          <table:table-cell table:formula="of:=[.DB71]-[.DB72]" office:value-type="float" office:value="77.6667912915957" calcext:value-type="float">
            <text:p>77.6667912915957</text:p>
          </table:table-cell>
          <table:table-cell table:formula="of:=[.DC71]-[.DC72]" office:value-type="float" office:value="78.0986550023833" calcext:value-type="float">
            <text:p>78.0986550023833</text:p>
          </table:table-cell>
          <table:table-cell table:formula="of:=[.DD71]-[.DD72]" office:value-type="float" office:value="78.7225894314958" calcext:value-type="float">
            <text:p>78.7225894314958</text:p>
          </table:table-cell>
          <table:table-cell table:formula="of:=[.DE71]-[.DE72]" office:value-type="float" office:value="78.5920631528114" calcext:value-type="float">
            <text:p>78.5920631528114</text:p>
          </table:table-cell>
          <table:table-cell table:formula="of:=[.DF71]-[.DF72]" office:value-type="float" office:value="79.6080751361325" calcext:value-type="float">
            <text:p>79.6080751361325</text:p>
          </table:table-cell>
          <table:table-cell table:formula="of:=[.DG71]-[.DG72]" office:value-type="float" office:value="78.5829655734557" calcext:value-type="float">
            <text:p>78.5829655734557</text:p>
          </table:table-cell>
          <table:table-cell table:formula="of:=[.DH71]-[.DH72]" office:value-type="float" office:value="80.3111153760932" calcext:value-type="float">
            <text:p>80.3111153760932</text:p>
          </table:table-cell>
          <table:table-cell table:formula="of:=[.DI71]-[.DI72]" office:value-type="float" office:value="80.3147262791945" calcext:value-type="float">
            <text:p>80.3147262791945</text:p>
          </table:table-cell>
          <table:table-cell table:formula="of:=[.DJ71]-[.DJ72]" office:value-type="float" office:value="80.4605575549192" calcext:value-type="float">
            <text:p>80.4605575549192</text:p>
          </table:table-cell>
          <table:table-cell table:formula="of:=[.DK71]-[.DK72]" office:value-type="float" office:value="80.5311492894337" calcext:value-type="float">
            <text:p>80.5311492894337</text:p>
          </table:table-cell>
          <table:table-cell table:formula="of:=[.DL71]-[.DL72]" office:value-type="float" office:value="81.0872762339008" calcext:value-type="float">
            <text:p>81.0872762339008</text:p>
          </table:table-cell>
          <table:table-cell table:formula="of:=[.DM71]-[.DM72]" office:value-type="float" office:value="81.3803607201833" calcext:value-type="float">
            <text:p>81.3803607201833</text:p>
          </table:table-cell>
          <table:table-cell table:formula="of:=[.DN71]-[.DN72]" office:value-type="float" office:value="81.3803607201833" calcext:value-type="float">
            <text:p>81.3803607201833</text:p>
          </table:table-cell>
          <table:table-cell table:formula="of:=[.DO71]-[.DO72]" office:value-type="float" office:value="80.3809406552988" calcext:value-type="float">
            <text:p>80.3809406552988</text:p>
          </table:table-cell>
          <table:table-cell table:formula="of:=[.DP71]-[.DP72]" office:value-type="float" office:value="80.3809406552988" calcext:value-type="float">
            <text:p>80.3809406552988</text:p>
          </table:table-cell>
          <table:table-cell table:formula="of:=[.DQ71]-[.DQ72]" office:value-type="float" office:value="80.5748842112351" calcext:value-type="float">
            <text:p>80.5748842112351</text:p>
          </table:table-cell>
          <table:table-cell table:formula="of:=[.DR71]-[.DR72]" office:value-type="float" office:value="80.7607560734596" calcext:value-type="float">
            <text:p>80.7607560734596</text:p>
          </table:table-cell>
          <table:table-cell table:formula="of:=[.DS71]-[.DS72]" office:value-type="float" office:value="81.1279652633056" calcext:value-type="float">
            <text:p>81.1279652633056</text:p>
          </table:table-cell>
          <table:table-cell table:formula="of:=[.DT71]-[.DT72]" office:value-type="float" office:value="81.1279652633056" calcext:value-type="float">
            <text:p>81.1279652633056</text:p>
          </table:table-cell>
          <table:table-cell table:formula="of:=[.DU71]-[.DU72]" office:value-type="float" office:value="81.4121157446128" calcext:value-type="float">
            <text:p>81.4121157446128</text:p>
          </table:table-cell>
          <table:table-cell table:formula="of:=[.DV71]-[.DV72]" office:value-type="float" office:value="81.4340777281477" calcext:value-type="float">
            <text:p>81.4340777281477</text:p>
          </table:table-cell>
          <table:table-cell table:formula="of:=[.DW71]-[.DW72]" office:value-type="float" office:value="81.6995690074738" calcext:value-type="float">
            <text:p>81.6995690074738</text:p>
          </table:table-cell>
          <table:table-cell table:formula="of:=[.DX71]-[.DX72]" office:value-type="float" office:value="82.1198970715465" calcext:value-type="float">
            <text:p>82.1198970715465</text:p>
          </table:table-cell>
          <table:table-cell table:formula="of:=[.DY71]-[.DY72]" office:value-type="float" office:value="82.7877877925984" calcext:value-type="float">
            <text:p>82.7877877925984</text:p>
          </table:table-cell>
          <table:table-cell table:formula="of:=[.DZ71]-[.DZ72]" office:value-type="float" office:value="82.501827712059" calcext:value-type="float">
            <text:p>82.501827712059</text:p>
          </table:table-cell>
          <table:table-cell table:formula="of:=[.EA71]-[.EA72]" office:value-type="float" office:value="82.501827712059" calcext:value-type="float">
            <text:p>82.501827712059</text:p>
          </table:table-cell>
        </table:table-row>
        <table:table-row table:style-name="ro1" table:number-rows-repeated="2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3"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4" office:value-type="float" office:value="39.4736842105263" calcext:value-type="float">
            <text:p>39.4736842105263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table:number-columns-repeated="3" office:value-type="float" office:value="47.3684210526316" calcext:value-type="float">
            <text:p>47.3684210526316</text:p>
          </table:table-cell>
          <table:table-cell table:number-columns-repeated="2" office:value-type="float" office:value="55.2631578947369" calcext:value-type="float">
            <text:p>55.2631578947369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5.7894736842105" calcext:value-type="float">
            <text:p>65.7894736842105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4" office:value-type="float" office:value="73.6842105263158" calcext:value-type="float">
            <text:p>73.6842105263158</text:p>
          </table:table-cell>
          <table:table-cell table:number-columns-repeated="4" office:value-type="float" office:value="76.3157894736842" calcext:value-type="float">
            <text:p>76.3157894736842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78.9473684210526" calcext:value-type="float">
            <text:p>78.9473684210526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8" office:value-type="float" office:value="81.5789473684211" calcext:value-type="float">
            <text:p>81.5789473684211</text:p>
          </table:table-cell>
          <table:table-cell table:number-columns-repeated="21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table:number-columns-repeated="25" office:value-type="float" office:value="92.1052631578947" calcext:value-type="float">
            <text:p>92.105263157894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4" office:value-type="float" office:value="81.5789473684211" calcext:value-type="float">
            <text:p>81.5789473684211</text:p>
          </table:table-cell>
          <table:table-cell table:number-columns-repeated="13" office:value-type="float" office:value="78.9473684210526" calcext:value-type="float">
            <text:p>78.9473684210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3" office:value-type="float" office:value="42.1052631578947" calcext:value-type="float">
            <text:p>42.1052631578947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50" calcext:value-type="float">
            <text:p>50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55.2631578947369" calcext:value-type="float">
            <text:p>55.2631578947369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71.0526315789474" calcext:value-type="float">
            <text:p>71.0526315789474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5" office:value-type="float" office:value="89.4736842105263" calcext:value-type="float">
            <text:p>89.4736842105263</text:p>
          </table:table-cell>
          <table:table-cell table:number-columns-repeated="5" office:value-type="float" office:value="92.1052631578947" calcext:value-type="float">
            <text:p>92.1052631578947</text:p>
          </table:table-cell>
          <table:table-cell table:number-columns-repeated="3" office:value-type="float" office:value="89.4736842105263" calcext:value-type="float">
            <text:p>89.4736842105263</text:p>
          </table:table-cell>
          <table:table-cell table:number-columns-repeated="4" office:value-type="float" office:value="92.1052631578947" calcext:value-type="float">
            <text:p>92.1052631578947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15" office:value-type="float" office:value="94.7368421052632" calcext:value-type="float">
            <text:p>94.7368421052632</text:p>
          </table:table-cell>
          <table:table-cell office:value-type="float" office:value="97.3684210526316" calcext:value-type="float">
            <text:p>97.3684210526316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7" office:value-type="float" office:value="97.3684210526316" calcext:value-type="float">
            <text:p>97.3684210526316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17" office:value-type="float" office:value="97.3684210526316" calcext:value-type="float">
            <text:p>97.3684210526316</text:p>
          </table:table-cell>
          <table:table-cell table:number-columns-repeated="3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2105263157895" calcext:value-type="float">
            <text:p>34.2105263157895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34.2105263157895" calcext:value-type="float">
            <text:p>34.2105263157895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.6315789473684" calcext:value-type="float">
            <text:p>52.6315789473684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table:number-columns-repeated="2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office:value-type="float" office:value="86.8421052631579" calcext:value-type="float">
            <text:p>86.8421052631579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5" office:value-type="float" office:value="92.1052631578947" calcext:value-type="float">
            <text:p>92.1052631578947</text:p>
          </table:table-cell>
          <table:table-cell table:number-columns-repeated="3" office:value-type="float" office:value="94.7368421052632" calcext:value-type="float">
            <text:p>94.7368421052632</text:p>
          </table:table-cell>
          <table:table-cell table:number-columns-repeated="12" office:value-type="float" office:value="97.3684210526316" calcext:value-type="float">
            <text:p>97.3684210526316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7" office:value-type="float" office:value="97.3684210526316" calcext:value-type="float">
            <text:p>97.3684210526316</text:p>
          </table:table-cell>
          <table:table-cell table:number-columns-repeated="33" office:value-type="float" office:value="100" calcext:value-type="float">
            <text:p>100</text:p>
          </table:table-cell>
          <table:table-cell table:number-columns-repeated="3" office:value-type="float" office:value="97.3684210526316" calcext:value-type="float">
            <text:p>97.3684210526316</text:p>
          </table:table-cell>
          <table:table-cell table:number-columns-repeated="6" office:value-type="float" office:value="94.7368421052632" calcext:value-type="float">
            <text:p>94.7368421052632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10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3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3" office:value-type="float" office:value="47.3684210526316" calcext:value-type="float">
            <text:p>47.3684210526316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34.2105263157895" calcext:value-type="float">
            <text:p>34.2105263157895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55.2631578947369" calcext:value-type="float">
            <text:p>55.2631578947369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4" office:value-type="float" office:value="63.1578947368421" calcext:value-type="float">
            <text:p>63.1578947368421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60.5263157894737" calcext:value-type="float">
            <text:p>60.5263157894737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5.7894736842105" calcext:value-type="float">
            <text:p>65.7894736842105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0.5263157894737" calcext:value-type="float">
            <text:p>60.5263157894737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0.5263157894737" calcext:value-type="float">
            <text:p>60.5263157894737</text:p>
          </table:table-cell>
          <table:table-cell table:number-columns-repeated="3" office:value-type="float" office:value="57.8947368421053" calcext:value-type="float">
            <text:p>57.8947368421053</text:p>
          </table:table-cell>
          <table:table-cell office:value-type="float" office:value="55.2631578947369" calcext:value-type="float">
            <text:p>55.2631578947369</text:p>
          </table:table-cell>
          <table:table-cell table:number-columns-repeated="5" office:value-type="float" office:value="57.8947368421053" calcext:value-type="float">
            <text:p>57.8947368421053</text:p>
          </table:table-cell>
          <table:table-cell table:number-columns-repeated="4" office:value-type="float" office:value="60.5263157894737" calcext:value-type="float">
            <text:p>60.5263157894737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3" office:value-type="float" office:value="65.7894736842105" calcext:value-type="float">
            <text:p>65.7894736842105</text:p>
          </table:table-cell>
          <table:table-cell table:number-columns-repeated="4" office:value-type="float" office:value="68.421052631579" calcext:value-type="float">
            <text:p>68.421052631579</text:p>
          </table:table-cell>
          <table:table-cell table:number-columns-repeated="5" office:value-type="float" office:value="71.0526315789474" calcext:value-type="float">
            <text:p>71.0526315789474</text:p>
          </table:table-cell>
          <table:table-cell table:number-columns-repeated="3" office:value-type="float" office:value="73.6842105263158" calcext:value-type="float">
            <text:p>73.6842105263158</text:p>
          </table:table-cell>
          <table:table-cell table:number-columns-repeated="2" office:value-type="float" office:value="78.9473684210526" calcext:value-type="float">
            <text:p>78.9473684210526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9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7" office:value-type="float" office:value="92.1052631578947" calcext:value-type="float">
            <text:p>92.1052631578947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1" office:value-type="float" office:value="97.3684210526316" calcext:value-type="float">
            <text:p>97.3684210526316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4" office:value-type="float" office:value="97.3684210526316" calcext:value-type="float">
            <text:p>97.3684210526316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3"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34.2105263157895" calcext:value-type="float">
            <text:p>34.210526315789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28.9473684210526" calcext:value-type="float">
            <text:p>28.9473684210526</text:p>
          </table:table-cell>
          <table:table-cell table:number-columns-repeated="2" office:value-type="float" office:value="34.2105263157895" calcext:value-type="float">
            <text:p>34.2105263157895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3" office:value-type="float" office:value="44.7368421052632" calcext:value-type="float">
            <text:p>44.736842105263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3" office:value-type="float" office:value="55.2631578947369" calcext:value-type="float">
            <text:p>55.2631578947369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65.7894736842105" calcext:value-type="float">
            <text:p>65.7894736842105</text:p>
          </table:table-cell>
          <table:table-cell table:number-columns-repeated="3" office:value-type="float" office:value="68.421052631579" calcext:value-type="float">
            <text:p>68.421052631579</text:p>
          </table:table-cell>
          <table:table-cell table:number-columns-repeated="4" office:value-type="float" office:value="71.0526315789474" calcext:value-type="float">
            <text:p>71.0526315789474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table:number-columns-repeated="5" office:value-type="float" office:value="78.9473684210526" calcext:value-type="float">
            <text:p>78.9473684210526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3" office:value-type="float" office:value="86.8421052631579" calcext:value-type="float">
            <text:p>86.8421052631579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6" office:value-type="float" office:value="94.7368421052632" calcext:value-type="float">
            <text:p>94.7368421052632</text:p>
          </table:table-cell>
          <table:table-cell table:number-columns-repeated="5" office:value-type="float" office:value="97.3684210526316" calcext:value-type="float">
            <text:p>97.3684210526316</text:p>
          </table:table-cell>
          <table:table-cell table:number-columns-repeated="42" office:value-type="float" office:value="100" calcext:value-type="float">
            <text:p>100</text:p>
          </table:table-cell>
          <table:table-cell office:value-type="float" office:value="97.3684210526316" calcext:value-type="float">
            <text:p>97.3684210526316</text:p>
          </table:table-cell>
          <table:table-cell table:number-columns-repeated="8" office:value-type="float" office:value="94.7368421052632" calcext:value-type="float">
            <text:p>94.7368421052632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table:number-columns-repeated="7" office:value-type="float" office:value="89.4736842105263" calcext:value-type="float">
            <text:p>89.4736842105263</text:p>
          </table:table-cell>
          <table:table-cell table:number-columns-repeated="2" office:value-type="float" office:value="86.8421052631579" calcext:value-type="float">
            <text:p>86.84210526315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1.5789473684211" calcext:value-type="float">
            <text:p>31.5789473684211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34.2105263157895" calcext:value-type="float">
            <text:p>34.2105263157895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34.2105263157895" calcext:value-type="float">
            <text:p>34.210526315789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2" office:value-type="float" office:value="34.2105263157895" calcext:value-type="float">
            <text:p>34.2105263157895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3" office:value-type="float" office:value="39.4736842105263" calcext:value-type="float">
            <text:p>39.4736842105263</text:p>
          </table:table-cell>
          <table:table-cell table:number-columns-repeated="3"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1.0526315789474" calcext:value-type="float">
            <text:p>71.0526315789474</text:p>
          </table:table-cell>
          <table:table-cell table:number-columns-repeated="3" office:value-type="float" office:value="73.6842105263158" calcext:value-type="float">
            <text:p>73.6842105263158</text:p>
          </table:table-cell>
          <table:table-cell table:number-columns-repeated="4" office:value-type="float" office:value="71.0526315789474" calcext:value-type="float">
            <text:p>71.0526315789474</text:p>
          </table:table-cell>
          <table:table-cell table:number-columns-repeated="13" office:value-type="float" office:value="68.421052631579" calcext:value-type="float">
            <text:p>68.421052631579</text:p>
          </table:table-cell>
          <table:table-cell table:number-columns-repeated="4" office:value-type="float" office:value="71.0526315789474" calcext:value-type="float">
            <text:p>71.0526315789474</text:p>
          </table:table-cell>
          <table:table-cell table:number-columns-repeated="6" office:value-type="float" office:value="73.6842105263158" calcext:value-type="float">
            <text:p>73.6842105263158</text:p>
          </table:table-cell>
          <table:table-cell table:number-columns-repeated="3" office:value-type="float" office:value="78.9473684210526" calcext:value-type="float">
            <text:p>78.9473684210526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table:number-columns-repeated="22" office:value-type="float" office:value="84.2105263157895" calcext:value-type="float">
            <text:p>84.2105263157895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1" office:value-type="float" office:value="97.3684210526316" calcext:value-type="float">
            <text:p>97.3684210526316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97.3684210526316" calcext:value-type="float">
            <text:p>97.3684210526316</text:p>
          </table:table-cell>
          <table:table-cell table:number-columns-repeated="6" office:value-type="float" office:value="94.7368421052632" calcext:value-type="float">
            <text:p>94.7368421052632</text:p>
          </table:table-cell>
          <table:table-cell office:value-type="float" office:value="92.1052631578947" calcext:value-type="float">
            <text:p>92.10526315789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3" office:value-type="float" office:value="36.8421052631579" calcext:value-type="float">
            <text:p>36.8421052631579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7" office:value-type="float" office:value="73.6842105263158" calcext:value-type="float">
            <text:p>73.6842105263158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4" office:value-type="float" office:value="92.1052631578947" calcext:value-type="float">
            <text:p>92.1052631578947</text:p>
          </table:table-cell>
          <table:table-cell table:number-columns-repeated="7" office:value-type="float" office:value="94.7368421052632" calcext:value-type="float">
            <text:p>94.7368421052632</text:p>
          </table:table-cell>
          <table:table-cell table:number-columns-repeated="11" office:value-type="float" office:value="97.3684210526316" calcext:value-type="float">
            <text:p>97.3684210526316</text:p>
          </table:table-cell>
          <table:table-cell table:number-columns-repeated="42" office:value-type="float" office:value="100" calcext:value-type="float">
            <text:p>100</text:p>
          </table:table-cell>
          <table:table-cell table:number-columns-repeated="2" office:value-type="float" office:value="97.3684210526316" calcext:value-type="float">
            <text:p>97.3684210526316</text:p>
          </table:table-cell>
          <table:table-cell table:number-columns-repeated="11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0" calcext:value-type="float">
            <text:p>50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5" office:value-type="float" office:value="39.4736842105263" calcext:value-type="float">
            <text:p>39.4736842105263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28.9473684210526" calcext:value-type="float">
            <text:p>28.9473684210526</text:p>
          </table:table-cell>
          <table:table-cell table:number-columns-repeated="2" office:value-type="float" office:value="31.5789473684211" calcext:value-type="float">
            <text:p>31.5789473684211</text:p>
          </table:table-cell>
          <table:table-cell office:value-type="float" office:value="28.9473684210526" calcext:value-type="float">
            <text:p>28.9473684210526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44.7368421052632" calcext:value-type="float">
            <text:p>44.7368421052632</text:p>
          </table:table-cell>
          <table:table-cell office:value-type="float" office:value="50" calcext:value-type="float">
            <text:p>50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57.8947368421053" calcext:value-type="float">
            <text:p>57.8947368421053</text:p>
          </table:table-cell>
          <table:table-cell table:number-columns-repeated="4" office:value-type="float" office:value="60.5263157894737" calcext:value-type="float">
            <text:p>60.5263157894737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65.7894736842105" calcext:value-type="float">
            <text:p>65.7894736842105</text:p>
          </table:table-cell>
          <table:table-cell table:number-columns-repeated="3" office:value-type="float" office:value="68.421052631579" calcext:value-type="float">
            <text:p>68.421052631579</text:p>
          </table:table-cell>
          <table:table-cell table:number-columns-repeated="5" office:value-type="float" office:value="65.7894736842105" calcext:value-type="float">
            <text:p>65.7894736842105</text:p>
          </table:table-cell>
          <table:table-cell table:number-columns-repeated="17" office:value-type="float" office:value="68.421052631579" calcext:value-type="float">
            <text:p>68.421052631579</text:p>
          </table:table-cell>
          <table:table-cell office:value-type="float" office:value="65.7894736842105" calcext:value-type="float">
            <text:p>65.7894736842105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5.7894736842105" calcext:value-type="float">
            <text:p>65.7894736842105</text:p>
          </table:table-cell>
          <table:table-cell table:number-columns-repeated="2" office:value-type="float" office:value="68.421052631579" calcext:value-type="float">
            <text:p>68.421052631579</text:p>
          </table:table-cell>
          <table:table-cell office:value-type="float" office:value="71.0526315789474" calcext:value-type="float">
            <text:p>71.052631578947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4" office:value-type="float" office:value="76.3157894736842" calcext:value-type="float">
            <text:p>76.3157894736842</text:p>
          </table:table-cell>
          <table:table-cell table:number-columns-repeated="4" office:value-type="float" office:value="78.9473684210526" calcext:value-type="float">
            <text:p>78.9473684210526</text:p>
          </table:table-cell>
          <table:table-cell table:number-columns-repeated="13" office:value-type="float" office:value="81.5789473684211" calcext:value-type="float">
            <text:p>81.5789473684211</text:p>
          </table:table-cell>
          <table:table-cell table:number-columns-repeated="7" office:value-type="float" office:value="84.2105263157895" calcext:value-type="float">
            <text:p>84.2105263157895</text:p>
          </table:table-cell>
          <table:table-cell table:number-columns-repeated="8" office:value-type="float" office:value="86.8421052631579" calcext:value-type="float">
            <text:p>86.8421052631579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table:number-columns-repeated="7" office:value-type="float" office:value="92.1052631578947" calcext:value-type="float">
            <text:p>92.1052631578947</text:p>
          </table:table-cell>
          <table:table-cell table:number-columns-repeated="9" office:value-type="float" office:value="94.7368421052632" calcext:value-type="float">
            <text:p>94.73684210526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39.4736842105263" calcext:value-type="float">
            <text:p>39.473684210526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3" office:value-type="float" office:value="39.4736842105263" calcext:value-type="float">
            <text:p>39.4736842105263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3" office:value-type="float" office:value="39.4736842105263" calcext:value-type="float">
            <text:p>39.4736842105263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table:number-columns-repeated="2" office:value-type="float" office:value="42.1052631578947" calcext:value-type="float">
            <text:p>42.1052631578947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.2631578947369" calcext:value-type="float">
            <text:p>55.2631578947369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table:number-columns-repeated="2" office:value-type="float" office:value="65.7894736842105" calcext:value-type="float">
            <text:p>65.7894736842105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table:number-columns-repeated="2" office:value-type="float" office:value="65.7894736842105" calcext:value-type="float">
            <text:p>65.7894736842105</text:p>
          </table:table-cell>
          <table:table-cell table:number-columns-repeated="19" office:value-type="float" office:value="68.421052631579" calcext:value-type="float">
            <text:p>68.421052631579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table:number-columns-repeated="2" office:value-type="float" office:value="76.3157894736842" calcext:value-type="float">
            <text:p>76.3157894736842</text:p>
          </table:table-cell>
          <table:table-cell table:number-columns-repeated="3" office:value-type="float" office:value="81.5789473684211" calcext:value-type="float">
            <text:p>81.5789473684211</text:p>
          </table:table-cell>
          <table:table-cell table:number-columns-repeated="14" office:value-type="float" office:value="84.2105263157895" calcext:value-type="float">
            <text:p>84.2105263157895</text:p>
          </table:table-cell>
          <table:table-cell table:number-columns-repeated="4" office:value-type="float" office:value="86.8421052631579" calcext:value-type="float">
            <text:p>86.8421052631579</text:p>
          </table:table-cell>
          <table:table-cell table:number-columns-repeated="3" office:value-type="float" office:value="89.4736842105263" calcext:value-type="float">
            <text:p>89.4736842105263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table:number-columns-repeated="10" office:value-type="float" office:value="97.3684210526316" calcext:value-type="float">
            <text:p>97.3684210526316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5" office:value-type="float" office:value="97.3684210526316" calcext:value-type="float">
            <text:p>97.3684210526316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table:number-columns-repeated="14" office:value-type="float" office:value="92.1052631578947" calcext:value-type="float">
            <text:p>92.10526315789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.9473684210526" calcext:value-type="float">
            <text:p>28.9473684210526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39.4736842105263" calcext:value-type="float">
            <text:p>39.4736842105263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3" office:value-type="float" office:value="44.7368421052632" calcext:value-type="float">
            <text:p>44.7368421052632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3" office:value-type="float" office:value="36.8421052631579" calcext:value-type="float">
            <text:p>36.8421052631579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50" calcext:value-type="float">
            <text:p>5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5.2631578947369" calcext:value-type="float">
            <text:p>55.2631578947369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3" office:value-type="float" office:value="76.3157894736842" calcext:value-type="float">
            <text:p>76.3157894736842</text:p>
          </table:table-cell>
          <table:table-cell table:number-columns-repeated="3" office:value-type="float" office:value="84.2105263157895" calcext:value-type="float">
            <text:p>84.2105263157895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4" office:value-type="float" office:value="92.1052631578947" calcext:value-type="float">
            <text:p>92.1052631578947</text:p>
          </table:table-cell>
          <table:table-cell table:number-columns-repeated="7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9" office:value-type="float" office:value="86.8421052631579" calcext:value-type="float">
            <text:p>86.8421052631579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5" office:value-type="float" office:value="92.1052631578947" calcext:value-type="float">
            <text:p>92.1052631578947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table:number-columns-repeated="3" office:value-type="float" office:value="92.1052631578947" calcext:value-type="float">
            <text:p>92.1052631578947</text:p>
          </table:table-cell>
          <table:table-cell table:number-columns-repeated="4" office:value-type="float" office:value="89.4736842105263" calcext:value-type="float">
            <text:p>89.4736842105263</text:p>
          </table:table-cell>
          <table:table-cell office:value-type="float" office:value="92.1052631578947" calcext:value-type="float">
            <text:p>92.1052631578947</text:p>
          </table:table-cell>
          <table:table-cell table:number-columns-repeated="2" office:value-type="float" office:value="94.7368421052632" calcext:value-type="float">
            <text:p>94.7368421052632</text:p>
          </table:table-cell>
          <table:table-cell table:number-columns-repeated="9" office:value-type="float" office:value="92.1052631578947" calcext:value-type="float">
            <text:p>92.1052631578947</text:p>
          </table:table-cell>
          <table:table-cell table:number-columns-repeated="6" office:value-type="float" office:value="94.7368421052632" calcext:value-type="float">
            <text:p>94.7368421052632</text:p>
          </table:table-cell>
          <table:table-cell table:number-columns-repeated="2" office:value-type="float" office:value="92.1052631578947" calcext:value-type="float">
            <text:p>92.1052631578947</text:p>
          </table:table-cell>
          <table:table-cell table:number-columns-repeated="6" office:value-type="float" office:value="89.4736842105263" calcext:value-type="float">
            <text:p>89.4736842105263</text:p>
          </table:table-cell>
          <table:table-cell table:number-columns-repeated="2" office:value-type="float" office:value="86.8421052631579" calcext:value-type="float">
            <text:p>86.8421052631579</text:p>
          </table:table-cell>
          <table:table-cell table:number-columns-repeated="4" office:value-type="float" office:value="84.2105263157895" calcext:value-type="float">
            <text:p>84.2105263157895</text:p>
          </table:table-cell>
          <table:table-cell table:number-columns-repeated="2" office:value-type="float" office:value="81.5789473684211" calcext:value-type="float">
            <text:p>81.5789473684211</text:p>
          </table:table-cell>
          <table:table-cell table:number-columns-repeated="4" office:value-type="float" office:value="78.9473684210526" calcext:value-type="float">
            <text:p>78.9473684210526</text:p>
          </table:table-cell>
          <table:table-cell office:value-type="float" office:value="76.3157894736842" calcext:value-type="float">
            <text:p>76.3157894736842</text:p>
          </table:table-cell>
          <table:table-cell table:number-columns-repeated="3" office:value-type="float" office:value="73.6842105263158" calcext:value-type="float">
            <text:p>73.6842105263158</text:p>
          </table:table-cell>
          <table:table-cell office:value-type="float" office:value="76.3157894736842" calcext:value-type="float">
            <text:p>76.3157894736842</text:p>
          </table:table-cell>
          <table:table-cell table:number-columns-repeated="4" office:value-type="float" office:value="73.6842105263158" calcext:value-type="float">
            <text:p>73.6842105263158</text:p>
          </table:table-cell>
          <table:table-cell table:number-columns-repeated="2" office:value-type="float" office:value="71.0526315789474" calcext:value-type="float">
            <text:p>71.0526315789474</text:p>
          </table:table-cell>
          <table:table-cell table:number-columns-repeated="3" office:value-type="float" office:value="68.421052631579" calcext:value-type="float">
            <text:p>68.42105263157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77:.B86])" office:value-type="float" office:value="0" calcext:value-type="float">
            <text:p>0</text:p>
          </table:table-cell>
          <table:table-cell table:formula="of:=AVERAGE([.C77:.C86])" office:value-type="float" office:value="29.4736842105263" calcext:value-type="float">
            <text:p>29.4736842105263</text:p>
          </table:table-cell>
          <table:table-cell table:formula="of:=AVERAGE([.D77:.D86])" office:value-type="float" office:value="40" calcext:value-type="float">
            <text:p>40</text:p>
          </table:table-cell>
          <table:table-cell table:formula="of:=AVERAGE([.E77:.E86])" office:value-type="float" office:value="42.8947368421053" calcext:value-type="float">
            <text:p>42.8947368421053</text:p>
          </table:table-cell>
          <table:table-cell table:formula="of:=AVERAGE([.F77:.F86])" office:value-type="float" office:value="43.1578947368421" calcext:value-type="float">
            <text:p>43.1578947368421</text:p>
          </table:table-cell>
          <table:table-cell table:formula="of:=AVERAGE([.G77:.G86])" office:value-type="float" office:value="42.1052631578947" calcext:value-type="float">
            <text:p>42.1052631578947</text:p>
          </table:table-cell>
          <table:table-cell table:formula="of:=AVERAGE([.H77:.H86])" office:value-type="float" office:value="41.0526315789474" calcext:value-type="float">
            <text:p>41.0526315789474</text:p>
          </table:table-cell>
          <table:table-cell table:formula="of:=AVERAGE([.I77:.I86])" office:value-type="float" office:value="40.7894736842105" calcext:value-type="float">
            <text:p>40.7894736842105</text:p>
          </table:table-cell>
          <table:table-cell table:formula="of:=AVERAGE([.J77:.J86])" office:value-type="float" office:value="40.2631578947368" calcext:value-type="float">
            <text:p>40.2631578947368</text:p>
          </table:table-cell>
          <table:table-cell table:formula="of:=AVERAGE([.K77:.K86])" office:value-type="float" office:value="39.7368421052632" calcext:value-type="float">
            <text:p>39.7368421052632</text:p>
          </table:table-cell>
          <table:table-cell table:formula="of:=AVERAGE([.L77:.L86])" office:value-type="float" office:value="37.8947368421053" calcext:value-type="float">
            <text:p>37.8947368421053</text:p>
          </table:table-cell>
          <table:table-cell table:formula="of:=AVERAGE([.M77:.M86])" office:value-type="float" office:value="37.8947368421053" calcext:value-type="float">
            <text:p>37.8947368421053</text:p>
          </table:table-cell>
          <table:table-cell table:formula="of:=AVERAGE([.N77:.N86])" office:value-type="float" office:value="36.5789473684211" calcext:value-type="float">
            <text:p>36.5789473684211</text:p>
          </table:table-cell>
          <table:table-cell table:formula="of:=AVERAGE([.O77:.O86])" office:value-type="float" office:value="38.1578947368421" calcext:value-type="float">
            <text:p>38.1578947368421</text:p>
          </table:table-cell>
          <table:table-cell table:formula="of:=AVERAGE([.P77:.P86])" office:value-type="float" office:value="38.6842105263158" calcext:value-type="float">
            <text:p>38.6842105263158</text:p>
          </table:table-cell>
          <table:table-cell table:formula="of:=AVERAGE([.Q77:.Q86])" office:value-type="float" office:value="39.2105263157895" calcext:value-type="float">
            <text:p>39.2105263157895</text:p>
          </table:table-cell>
          <table:table-cell table:formula="of:=AVERAGE([.R77:.R86])" office:value-type="float" office:value="38.9473684210526" calcext:value-type="float">
            <text:p>38.9473684210526</text:p>
          </table:table-cell>
          <table:table-cell table:formula="of:=AVERAGE([.S77:.S86])" office:value-type="float" office:value="38.1578947368421" calcext:value-type="float">
            <text:p>38.1578947368421</text:p>
          </table:table-cell>
          <table:table-cell table:formula="of:=AVERAGE([.T77:.T86])" office:value-type="float" office:value="40.7894736842105" calcext:value-type="float">
            <text:p>40.7894736842105</text:p>
          </table:table-cell>
          <table:table-cell table:formula="of:=AVERAGE([.U77:.U86])" office:value-type="float" office:value="42.1052631578947" calcext:value-type="float">
            <text:p>42.1052631578947</text:p>
          </table:table-cell>
          <table:table-cell table:formula="of:=AVERAGE([.V77:.V86])" office:value-type="float" office:value="43.421052631579" calcext:value-type="float">
            <text:p>43.421052631579</text:p>
          </table:table-cell>
          <table:table-cell table:formula="of:=AVERAGE([.W77:.W86])" office:value-type="float" office:value="45.2631578947368" calcext:value-type="float">
            <text:p>45.2631578947368</text:p>
          </table:table-cell>
          <table:table-cell table:formula="of:=AVERAGE([.X77:.X86])" office:value-type="float" office:value="46.5789473684211" calcext:value-type="float">
            <text:p>46.5789473684211</text:p>
          </table:table-cell>
          <table:table-cell table:formula="of:=AVERAGE([.Y77:.Y86])" office:value-type="float" office:value="50" calcext:value-type="float">
            <text:p>50</text:p>
          </table:table-cell>
          <table:table-cell table:formula="of:=AVERAGE([.Z77:.Z86])" office:value-type="float" office:value="52.1052631578947" calcext:value-type="float">
            <text:p>52.1052631578947</text:p>
          </table:table-cell>
          <table:table-cell table:formula="of:=AVERAGE([.AA77:.AA86])" office:value-type="float" office:value="54.2105263157895" calcext:value-type="float">
            <text:p>54.2105263157895</text:p>
          </table:table-cell>
          <table:table-cell table:formula="of:=AVERAGE([.AB77:.AB86])" office:value-type="float" office:value="58.421052631579" calcext:value-type="float">
            <text:p>58.421052631579</text:p>
          </table:table-cell>
          <table:table-cell table:formula="of:=AVERAGE([.AC77:.AC86])" office:value-type="float" office:value="59.2105263157895" calcext:value-type="float">
            <text:p>59.2105263157895</text:p>
          </table:table-cell>
          <table:table-cell table:formula="of:=AVERAGE([.AD77:.AD86])" office:value-type="float" office:value="63.6842105263158" calcext:value-type="float">
            <text:p>63.6842105263158</text:p>
          </table:table-cell>
          <table:table-cell table:formula="of:=AVERAGE([.AE77:.AE86])" office:value-type="float" office:value="66.3157894736842" calcext:value-type="float">
            <text:p>66.3157894736842</text:p>
          </table:table-cell>
          <table:table-cell table:formula="of:=AVERAGE([.AF77:.AF86])" office:value-type="float" office:value="68.1578947368421" calcext:value-type="float">
            <text:p>68.1578947368421</text:p>
          </table:table-cell>
          <table:table-cell table:formula="of:=AVERAGE([.AG77:.AG86])" office:value-type="float" office:value="70.2631578947369" calcext:value-type="float">
            <text:p>70.2631578947369</text:p>
          </table:table-cell>
          <table:table-cell table:formula="of:=AVERAGE([.AH77:.AH86])" office:value-type="float" office:value="70.5263157894737" calcext:value-type="float">
            <text:p>70.5263157894737</text:p>
          </table:table-cell>
          <table:table-cell table:formula="of:=AVERAGE([.AI77:.AI86])" office:value-type="float" office:value="71.8421052631579" calcext:value-type="float">
            <text:p>71.8421052631579</text:p>
          </table:table-cell>
          <table:table-cell table:formula="of:=AVERAGE([.AJ77:.AJ86])" office:value-type="float" office:value="73.421052631579" calcext:value-type="float">
            <text:p>73.421052631579</text:p>
          </table:table-cell>
          <table:table-cell table:formula="of:=AVERAGE([.AK77:.AK86])" office:value-type="float" office:value="73.6842105263158" calcext:value-type="float">
            <text:p>73.6842105263158</text:p>
          </table:table-cell>
          <table:table-cell table:formula="of:=AVERAGE([.AL77:.AL86])" office:value-type="float" office:value="75" calcext:value-type="float">
            <text:p>75</text:p>
          </table:table-cell>
          <table:table-cell table:formula="of:=AVERAGE([.AM77:.AM86])" office:value-type="float" office:value="75.7894736842105" calcext:value-type="float">
            <text:p>75.7894736842105</text:p>
          </table:table-cell>
          <table:table-cell table:formula="of:=AVERAGE([.AN77:.AN86])" office:value-type="float" office:value="76.3157894736842" calcext:value-type="float">
            <text:p>76.3157894736842</text:p>
          </table:table-cell>
          <table:table-cell table:formula="of:=AVERAGE([.AO77:.AO86])" office:value-type="float" office:value="76.3157894736842" calcext:value-type="float">
            <text:p>76.3157894736842</text:p>
          </table:table-cell>
          <table:table-cell table:formula="of:=AVERAGE([.AP77:.AP86])" office:value-type="float" office:value="76.5789473684211" calcext:value-type="float">
            <text:p>76.5789473684211</text:p>
          </table:table-cell>
          <table:table-cell table:formula="of:=AVERAGE([.AQ77:.AQ86])" office:value-type="float" office:value="76.3157894736842" calcext:value-type="float">
            <text:p>76.3157894736842</text:p>
          </table:table-cell>
          <table:table-cell table:formula="of:=AVERAGE([.AR77:.AR86])" office:value-type="float" office:value="76.0526315789474" calcext:value-type="float">
            <text:p>76.0526315789474</text:p>
          </table:table-cell>
          <table:table-cell table:formula="of:=AVERAGE([.AS77:.AS86])" office:value-type="float" office:value="76.8421052631579" calcext:value-type="float">
            <text:p>76.8421052631579</text:p>
          </table:table-cell>
          <table:table-cell table:formula="of:=AVERAGE([.AT77:.AT86])" office:value-type="float" office:value="77.3684210526316" calcext:value-type="float">
            <text:p>77.3684210526316</text:p>
          </table:table-cell>
          <table:table-cell table:formula="of:=AVERAGE([.AU77:.AU86])" office:value-type="float" office:value="78.421052631579" calcext:value-type="float">
            <text:p>78.421052631579</text:p>
          </table:table-cell>
          <table:table-cell table:formula="of:=AVERAGE([.AV77:.AV86])" office:value-type="float" office:value="78.421052631579" calcext:value-type="float">
            <text:p>78.421052631579</text:p>
          </table:table-cell>
          <table:table-cell table:formula="of:=AVERAGE([.AW77:.AW86])" office:value-type="float" office:value="79.2105263157895" calcext:value-type="float">
            <text:p>79.2105263157895</text:p>
          </table:table-cell>
          <table:table-cell table:formula="of:=AVERAGE([.AX77:.AX86])" office:value-type="float" office:value="78.9473684210526" calcext:value-type="float">
            <text:p>78.9473684210526</text:p>
          </table:table-cell>
          <table:table-cell table:formula="of:=AVERAGE([.AY77:.AY86])" office:value-type="float" office:value="79.2105263157895" calcext:value-type="float">
            <text:p>79.2105263157895</text:p>
          </table:table-cell>
          <table:table-cell table:formula="of:=AVERAGE([.AZ77:.AZ86])" office:value-type="float" office:value="79.4736842105263" calcext:value-type="float">
            <text:p>79.4736842105263</text:p>
          </table:table-cell>
          <table:table-cell table:formula="of:=AVERAGE([.BA77:.BA86])" office:value-type="float" office:value="79.4736842105263" calcext:value-type="float">
            <text:p>79.4736842105263</text:p>
          </table:table-cell>
          <table:table-cell table:formula="of:=AVERAGE([.BB77:.BB86])" office:value-type="float" office:value="80.2631578947369" calcext:value-type="float">
            <text:p>80.2631578947369</text:p>
          </table:table-cell>
          <table:table-cell table:formula="of:=AVERAGE([.BC77:.BC86])" office:value-type="float" office:value="80" calcext:value-type="float">
            <text:p>80</text:p>
          </table:table-cell>
          <table:table-cell table:formula="of:=AVERAGE([.BD77:.BD86])" office:value-type="float" office:value="80.2631578947369" calcext:value-type="float">
            <text:p>80.2631578947369</text:p>
          </table:table-cell>
          <table:table-cell table:formula="of:=AVERAGE([.BE77:.BE86])" office:value-type="float" office:value="81.8421052631579" calcext:value-type="float">
            <text:p>81.8421052631579</text:p>
          </table:table-cell>
          <table:table-cell table:formula="of:=AVERAGE([.BF77:.BF86])" office:value-type="float" office:value="82.1052631578947" calcext:value-type="float">
            <text:p>82.1052631578947</text:p>
          </table:table-cell>
          <table:table-cell table:formula="of:=AVERAGE([.BG77:.BG86])" office:value-type="float" office:value="82.8947368421053" calcext:value-type="float">
            <text:p>82.8947368421053</text:p>
          </table:table-cell>
          <table:table-cell table:formula="of:=AVERAGE([.BH77:.BH86])" office:value-type="float" office:value="83.4210526315789" calcext:value-type="float">
            <text:p>83.4210526315789</text:p>
          </table:table-cell>
          <table:table-cell table:formula="of:=AVERAGE([.BI77:.BI86])" office:value-type="float" office:value="84.4736842105263" calcext:value-type="float">
            <text:p>84.4736842105263</text:p>
          </table:table-cell>
          <table:table-cell table:formula="of:=AVERAGE([.BJ77:.BJ86])" office:value-type="float" office:value="84.4736842105263" calcext:value-type="float">
            <text:p>84.4736842105263</text:p>
          </table:table-cell>
          <table:table-cell table:formula="of:=AVERAGE([.BK77:.BK86])" office:value-type="float" office:value="84.4736842105263" calcext:value-type="float">
            <text:p>84.4736842105263</text:p>
          </table:table-cell>
          <table:table-cell table:formula="of:=AVERAGE([.BL77:.BL86])" office:value-type="float" office:value="85.2631578947368" calcext:value-type="float">
            <text:p>85.2631578947368</text:p>
          </table:table-cell>
          <table:table-cell table:formula="of:=AVERAGE([.BM77:.BM86])" office:value-type="float" office:value="85.5263157894737" calcext:value-type="float">
            <text:p>85.5263157894737</text:p>
          </table:table-cell>
          <table:table-cell table:formula="of:=AVERAGE([.BN77:.BN86])" office:value-type="float" office:value="85.7894736842105" calcext:value-type="float">
            <text:p>85.7894736842105</text:p>
          </table:table-cell>
          <table:table-cell table:formula="of:=AVERAGE([.BO77:.BO86])" office:value-type="float" office:value="86.0526315789474" calcext:value-type="float">
            <text:p>86.0526315789474</text:p>
          </table:table-cell>
          <table:table-cell table:formula="of:=AVERAGE([.BP77:.BP86])" office:value-type="float" office:value="86.3157894736842" calcext:value-type="float">
            <text:p>86.3157894736842</text:p>
          </table:table-cell>
          <table:table-cell table:formula="of:=AVERAGE([.BQ77:.BQ86])" office:value-type="float" office:value="86.8421052631579" calcext:value-type="float">
            <text:p>86.8421052631579</text:p>
          </table:table-cell>
          <table:table-cell table:formula="of:=AVERAGE([.BR77:.BR86])" office:value-type="float" office:value="87.1052631578947" calcext:value-type="float">
            <text:p>87.1052631578947</text:p>
          </table:table-cell>
          <table:table-cell table:formula="of:=AVERAGE([.BS77:.BS86])" office:value-type="float" office:value="87.6315789473684" calcext:value-type="float">
            <text:p>87.6315789473684</text:p>
          </table:table-cell>
          <table:table-cell table:formula="of:=AVERAGE([.BT77:.BT86])" office:value-type="float" office:value="88.4210526315789" calcext:value-type="float">
            <text:p>88.4210526315789</text:p>
          </table:table-cell>
          <table:table-cell table:formula="of:=AVERAGE([.BU77:.BU86])" office:value-type="float" office:value="88.9473684210526" calcext:value-type="float">
            <text:p>88.9473684210526</text:p>
          </table:table-cell>
          <table:table-cell table:formula="of:=AVERAGE([.BV77:.BV86])" office:value-type="float" office:value="88.9473684210526" calcext:value-type="float">
            <text:p>88.9473684210526</text:p>
          </table:table-cell>
          <table:table-cell table:formula="of:=AVERAGE([.BW77:.BW86])" office:value-type="float" office:value="89.2105263157895" calcext:value-type="float">
            <text:p>89.2105263157895</text:p>
          </table:table-cell>
          <table:table-cell table:formula="of:=AVERAGE([.BX77:.BX86])" office:value-type="float" office:value="89.4736842105263" calcext:value-type="float">
            <text:p>89.4736842105263</text:p>
          </table:table-cell>
          <table:table-cell table:formula="of:=AVERAGE([.BY77:.BY86])" office:value-type="float" office:value="90" calcext:value-type="float">
            <text:p>90</text:p>
          </table:table-cell>
          <table:table-cell table:formula="of:=AVERAGE([.BZ77:.BZ86])" office:value-type="float" office:value="90.7894736842105" calcext:value-type="float">
            <text:p>90.7894736842105</text:p>
          </table:table-cell>
          <table:table-cell table:formula="of:=AVERAGE([.CA77:.CA86])" office:value-type="float" office:value="91.3157894736842" calcext:value-type="float">
            <text:p>91.3157894736842</text:p>
          </table:table-cell>
          <table:table-cell table:formula="of:=AVERAGE([.CB77:.CB86])" office:value-type="float" office:value="91.5789473684211" calcext:value-type="float">
            <text:p>91.5789473684211</text:p>
          </table:table-cell>
          <table:table-cell table:formula="of:=AVERAGE([.CC77:.CC86])" office:value-type="float" office:value="92.1052631578947" calcext:value-type="float">
            <text:p>92.1052631578947</text:p>
          </table:table-cell>
          <table:table-cell table:formula="of:=AVERAGE([.CD77:.CD86])" office:value-type="float" office:value="92.3684210526316" calcext:value-type="float">
            <text:p>92.3684210526316</text:p>
          </table:table-cell>
          <table:table-cell table:formula="of:=AVERAGE([.CE77:.CE86])" office:value-type="float" office:value="91.8421052631579" calcext:value-type="float">
            <text:p>91.8421052631579</text:p>
          </table:table-cell>
          <table:table-cell table:formula="of:=AVERAGE([.CF77:.CF86])" office:value-type="float" office:value="91.8421052631579" calcext:value-type="float">
            <text:p>91.8421052631579</text:p>
          </table:table-cell>
          <table:table-cell table:formula="of:=AVERAGE([.CG77:.CG86])" office:value-type="float" office:value="92.3684210526316" calcext:value-type="float">
            <text:p>92.3684210526316</text:p>
          </table:table-cell>
          <table:table-cell table:formula="of:=AVERAGE([.CH77:.CH86])" office:value-type="float" office:value="92.3684210526316" calcext:value-type="float">
            <text:p>92.3684210526316</text:p>
          </table:table-cell>
          <table:table-cell table:formula="of:=AVERAGE([.CI77:.CI86])" office:value-type="float" office:value="92.6315789473684" calcext:value-type="float">
            <text:p>92.6315789473684</text:p>
          </table:table-cell>
          <table:table-cell table:formula="of:=AVERAGE([.CJ77:.CJ86])" office:value-type="float" office:value="92.8947368421053" calcext:value-type="float">
            <text:p>92.8947368421053</text:p>
          </table:table-cell>
          <table:table-cell table:formula="of:=AVERAGE([.CK77:.CK86])" office:value-type="float" office:value="93.6842105263158" calcext:value-type="float">
            <text:p>93.6842105263158</text:p>
          </table:table-cell>
          <table:table-cell table:formula="of:=AVERAGE([.CL77:.CL86])" office:value-type="float" office:value="93.9473684210526" calcext:value-type="float">
            <text:p>93.9473684210526</text:p>
          </table:table-cell>
          <table:table-cell table:formula="of:=AVERAGE([.CM77:.CM86])" office:value-type="float" office:value="93.9473684210526" calcext:value-type="float">
            <text:p>93.9473684210526</text:p>
          </table:table-cell>
          <table:table-cell table:formula="of:=AVERAGE([.CN77:.CN86])" office:value-type="float" office:value="93.9473684210526" calcext:value-type="float">
            <text:p>93.9473684210526</text:p>
          </table:table-cell>
          <table:table-cell table:formula="of:=AVERAGE([.CO77:.CO86])" office:value-type="float" office:value="93.9473684210526" calcext:value-type="float">
            <text:p>93.9473684210526</text:p>
          </table:table-cell>
          <table:table-cell table:formula="of:=AVERAGE([.CP77:.CP86])" office:value-type="float" office:value="94.4736842105263" calcext:value-type="float">
            <text:p>94.4736842105263</text:p>
          </table:table-cell>
          <table:table-cell table:formula="of:=AVERAGE([.CQ77:.CQ86])" office:value-type="float" office:value="94.7368421052632" calcext:value-type="float">
            <text:p>94.7368421052632</text:p>
          </table:table-cell>
          <table:table-cell table:formula="of:=AVERAGE([.CR77:.CR86])" office:value-type="float" office:value="95" calcext:value-type="float">
            <text:p>95</text:p>
          </table:table-cell>
          <table:table-cell table:formula="of:=AVERAGE([.CS77:.CS86])" office:value-type="float" office:value="95.2631578947369" calcext:value-type="float">
            <text:p>95.2631578947369</text:p>
          </table:table-cell>
          <table:table-cell table:formula="of:=AVERAGE([.CT77:.CT86])" office:value-type="float" office:value="95.2631578947369" calcext:value-type="float">
            <text:p>95.2631578947369</text:p>
          </table:table-cell>
          <table:table-cell table:formula="of:=AVERAGE([.CU77:.CU86])" office:value-type="float" office:value="96.0526315789474" calcext:value-type="float">
            <text:p>96.0526315789474</text:p>
          </table:table-cell>
          <table:table-cell table:formula="of:=AVERAGE([.CV77:.CV86])" office:value-type="float" office:value="96.0526315789474" calcext:value-type="float">
            <text:p>96.0526315789474</text:p>
          </table:table-cell>
          <table:table-cell table:formula="of:=AVERAGE([.CW77:.CW86])" office:value-type="float" office:value="96.3157894736842" calcext:value-type="float">
            <text:p>96.3157894736842</text:p>
          </table:table-cell>
          <table:table-cell table:formula="of:=AVERAGE([.CX77:.CX86])" office:value-type="float" office:value="96.3157894736842" calcext:value-type="float">
            <text:p>96.3157894736842</text:p>
          </table:table-cell>
          <table:table-cell table:formula="of:=AVERAGE([.CY77:.CY86])" office:value-type="float" office:value="96.3157894736842" calcext:value-type="float">
            <text:p>96.3157894736842</text:p>
          </table:table-cell>
          <table:table-cell table:formula="of:=AVERAGE([.CZ77:.CZ86])" office:value-type="float" office:value="96.3157894736842" calcext:value-type="float">
            <text:p>96.3157894736842</text:p>
          </table:table-cell>
          <table:table-cell table:formula="of:=AVERAGE([.DA77:.DA86])" office:value-type="float" office:value="96.3157894736842" calcext:value-type="float">
            <text:p>96.3157894736842</text:p>
          </table:table-cell>
          <table:table-cell table:formula="of:=AVERAGE([.DB77:.DB86])" office:value-type="float" office:value="96.0526315789474" calcext:value-type="float">
            <text:p>96.0526315789474</text:p>
          </table:table-cell>
          <table:table-cell table:formula="of:=AVERAGE([.DC77:.DC86])" office:value-type="float" office:value="96.0526315789474" calcext:value-type="float">
            <text:p>96.0526315789474</text:p>
          </table:table-cell>
          <table:table-cell table:formula="of:=AVERAGE([.DD77:.DD86])" office:value-type="float" office:value="95.5263157894737" calcext:value-type="float">
            <text:p>95.5263157894737</text:p>
          </table:table-cell>
          <table:table-cell table:formula="of:=AVERAGE([.DE77:.DE86])" office:value-type="float" office:value="96.0526315789474" calcext:value-type="float">
            <text:p>96.0526315789474</text:p>
          </table:table-cell>
          <table:table-cell table:formula="of:=AVERAGE([.DF77:.DF86])" office:value-type="float" office:value="96.0526315789474" calcext:value-type="float">
            <text:p>96.0526315789474</text:p>
          </table:table-cell>
          <table:table-cell table:formula="of:=AVERAGE([.DG77:.DG86])" office:value-type="float" office:value="95.7894736842105" calcext:value-type="float">
            <text:p>95.7894736842105</text:p>
          </table:table-cell>
          <table:table-cell table:formula="of:=AVERAGE([.DH77:.DH86])" office:value-type="float" office:value="94.7368421052632" calcext:value-type="float">
            <text:p>94.7368421052632</text:p>
          </table:table-cell>
          <table:table-cell table:formula="of:=AVERAGE([.DI77:.DI86])" office:value-type="float" office:value="94.7368421052632" calcext:value-type="float">
            <text:p>94.7368421052632</text:p>
          </table:table-cell>
          <table:table-cell table:formula="of:=AVERAGE([.DJ77:.DJ86])" office:value-type="float" office:value="94.2105263157895" calcext:value-type="float">
            <text:p>94.2105263157895</text:p>
          </table:table-cell>
          <table:table-cell table:formula="of:=AVERAGE([.DK77:.DK86])" office:value-type="float" office:value="93.4210526315789" calcext:value-type="float">
            <text:p>93.4210526315789</text:p>
          </table:table-cell>
          <table:table-cell table:formula="of:=AVERAGE([.DL77:.DL86])" office:value-type="float" office:value="93.4210526315789" calcext:value-type="float">
            <text:p>93.4210526315789</text:p>
          </table:table-cell>
          <table:table-cell table:formula="of:=AVERAGE([.DM77:.DM86])" office:value-type="float" office:value="93.1578947368421" calcext:value-type="float">
            <text:p>93.1578947368421</text:p>
          </table:table-cell>
          <table:table-cell table:formula="of:=AVERAGE([.DN77:.DN86])" office:value-type="float" office:value="92.1052631578947" calcext:value-type="float">
            <text:p>92.1052631578947</text:p>
          </table:table-cell>
          <table:table-cell table:formula="of:=AVERAGE([.DO77:.DO86])" office:value-type="float" office:value="91.3157894736842" calcext:value-type="float">
            <text:p>91.3157894736842</text:p>
          </table:table-cell>
          <table:table-cell table:formula="of:=AVERAGE([.DP77:.DP86])" office:value-type="float" office:value="91.0526315789474" calcext:value-type="float">
            <text:p>91.0526315789474</text:p>
          </table:table-cell>
          <table:table-cell table:formula="of:=AVERAGE([.DQ77:.DQ86])" office:value-type="float" office:value="90.7894736842105" calcext:value-type="float">
            <text:p>90.7894736842105</text:p>
          </table:table-cell>
          <table:table-cell table:formula="of:=AVERAGE([.DR77:.DR86])" office:value-type="float" office:value="91.0526315789474" calcext:value-type="float">
            <text:p>91.0526315789474</text:p>
          </table:table-cell>
          <table:table-cell table:formula="of:=AVERAGE([.DS77:.DS86])" office:value-type="float" office:value="90.7894736842105" calcext:value-type="float">
            <text:p>90.7894736842105</text:p>
          </table:table-cell>
          <table:table-cell table:formula="of:=AVERAGE([.DT77:.DT86])" office:value-type="float" office:value="90.7894736842105" calcext:value-type="float">
            <text:p>90.7894736842105</text:p>
          </table:table-cell>
          <table:table-cell table:formula="of:=AVERAGE([.DU77:.DU86])" office:value-type="float" office:value="90.2631578947368" calcext:value-type="float">
            <text:p>90.2631578947368</text:p>
          </table:table-cell>
          <table:table-cell table:formula="of:=AVERAGE([.DV77:.DV86])" office:value-type="float" office:value="90.2631578947368" calcext:value-type="float">
            <text:p>90.2631578947368</text:p>
          </table:table-cell>
          <table:table-cell table:formula="of:=AVERAGE([.DW77:.DW86])" office:value-type="float" office:value="90" calcext:value-type="float">
            <text:p>90</text:p>
          </table:table-cell>
          <table:table-cell table:formula="of:=AVERAGE([.DX77:.DX86])" office:value-type="float" office:value="90.2631578947369" calcext:value-type="float">
            <text:p>90.2631578947369</text:p>
          </table:table-cell>
          <table:table-cell table:formula="of:=AVERAGE([.DY77:.DY86])" office:value-type="float" office:value="90.2631578947368" calcext:value-type="float">
            <text:p>90.2631578947368</text:p>
          </table:table-cell>
          <table:table-cell table:formula="of:=AVERAGE([.DZ77:.DZ86])" office:value-type="float" office:value="90" calcext:value-type="float">
            <text:p>90</text:p>
          </table:table-cell>
          <table:table-cell table:formula="of:=AVERAGE([.EA77:.EA86])" office:value-type="float" office:value="89.7368421052632" calcext:value-type="float">
            <text:p>89.736842105263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77:.B86])" office:value-type="float" office:value="0" calcext:value-type="float">
            <text:p>0</text:p>
          </table:table-cell>
          <table:table-cell table:formula="of:=STDEV([.C77:.C86])" office:value-type="float" office:value="5.08469359515419" calcext:value-type="float">
            <text:p>5.08469359515419</text:p>
          </table:table-cell>
          <table:table-cell table:formula="of:=STDEV([.D77:.D86])" office:value-type="float" office:value="6.30115263019929" calcext:value-type="float">
            <text:p>6.30115263019929</text:p>
          </table:table-cell>
          <table:table-cell table:formula="of:=STDEV([.E77:.E86])" office:value-type="float" office:value="5.95587550763788" calcext:value-type="float">
            <text:p>5.95587550763788</text:p>
          </table:table-cell>
          <table:table-cell table:formula="of:=STDEV([.F77:.F86])" office:value-type="float" office:value="7.36006209242212" calcext:value-type="float">
            <text:p>7.36006209242212</text:p>
          </table:table-cell>
          <table:table-cell table:formula="of:=STDEV([.G77:.G86])" office:value-type="float" office:value="5.54785554415505" calcext:value-type="float">
            <text:p>5.54785554415505</text:p>
          </table:table-cell>
          <table:table-cell table:formula="of:=STDEV([.H77:.H86])" office:value-type="float" office:value="3.32871332649303" calcext:value-type="float">
            <text:p>3.32871332649303</text:p>
          </table:table-cell>
          <table:table-cell table:formula="of:=STDEV([.I77:.I86])" office:value-type="float" office:value="3.56317473887542" calcext:value-type="float">
            <text:p>3.56317473887542</text:p>
          </table:table-cell>
          <table:table-cell table:formula="of:=STDEV([.J77:.J86])" office:value-type="float" office:value="3.29385672903835" calcext:value-type="float">
            <text:p>3.29385672903835</text:p>
          </table:table-cell>
          <table:table-cell table:formula="of:=STDEV([.K77:.K86])" office:value-type="float" office:value="4.19771442596681" calcext:value-type="float">
            <text:p>4.19771442596681</text:p>
          </table:table-cell>
          <table:table-cell table:formula="of:=STDEV([.L77:.L86])" office:value-type="float" office:value="2.54234679757709" calcext:value-type="float">
            <text:p>2.54234679757709</text:p>
          </table:table-cell>
          <table:table-cell table:formula="of:=STDEV([.M77:.M86])" office:value-type="float" office:value="3.76273869991706" calcext:value-type="float">
            <text:p>3.76273869991706</text:p>
          </table:table-cell>
          <table:table-cell table:formula="of:=STDEV([.N77:.N86])" office:value-type="float" office:value="6.25826630938139" calcext:value-type="float">
            <text:p>6.25826630938139</text:p>
          </table:table-cell>
          <table:table-cell table:formula="of:=STDEV([.O77:.O86])" office:value-type="float" office:value="6.47579958782167" calcext:value-type="float">
            <text:p>6.47579958782167</text:p>
          </table:table-cell>
          <table:table-cell table:formula="of:=STDEV([.P77:.P86])" office:value-type="float" office:value="6.45199142050291" calcext:value-type="float">
            <text:p>6.45199142050291</text:p>
          </table:table-cell>
          <table:table-cell table:formula="of:=STDEV([.Q77:.Q86])" office:value-type="float" office:value="5.74544662940801" calcext:value-type="float">
            <text:p>5.74544662940801</text:p>
          </table:table-cell>
          <table:table-cell table:formula="of:=STDEV([.R77:.R86])" office:value-type="float" office:value="4.60839492511007" calcext:value-type="float">
            <text:p>4.60839492511007</text:p>
          </table:table-cell>
          <table:table-cell table:formula="of:=STDEV([.S77:.S86])" office:value-type="float" office:value="3.77294967852747" calcext:value-type="float">
            <text:p>3.77294967852747</text:p>
          </table:table-cell>
          <table:table-cell table:formula="of:=STDEV([.T77:.T86])" office:value-type="float" office:value="3.34025136222101" calcext:value-type="float">
            <text:p>3.34025136222101</text:p>
          </table:table-cell>
          <table:table-cell table:formula="of:=STDEV([.U77:.U86])" office:value-type="float" office:value="4.1143997893188" calcext:value-type="float">
            <text:p>4.1143997893188</text:p>
          </table:table-cell>
          <table:table-cell table:formula="of:=STDEV([.V77:.V86])" office:value-type="float" office:value="4.68292905790847" calcext:value-type="float">
            <text:p>4.68292905790847</text:p>
          </table:table-cell>
          <table:table-cell table:formula="of:=STDEV([.W77:.W86])" office:value-type="float" office:value="4.77244579253875" calcext:value-type="float">
            <text:p>4.77244579253875</text:p>
          </table:table-cell>
          <table:table-cell table:formula="of:=STDEV([.X77:.X86])" office:value-type="float" office:value="4.48141746471748" calcext:value-type="float">
            <text:p>4.48141746471748</text:p>
          </table:table-cell>
          <table:table-cell table:formula="of:=STDEV([.Y77:.Y86])" office:value-type="float" office:value="4.80458383776462" calcext:value-type="float">
            <text:p>4.80458383776462</text:p>
          </table:table-cell>
          <table:table-cell table:formula="of:=STDEV([.Z77:.Z86])" office:value-type="float" office:value="6.05199589847731" calcext:value-type="float">
            <text:p>6.05199589847731</text:p>
          </table:table-cell>
          <table:table-cell table:formula="of:=STDEV([.AA77:.AA86])" office:value-type="float" office:value="6.10264109857056" calcext:value-type="float">
            <text:p>6.10264109857056</text:p>
          </table:table-cell>
          <table:table-cell table:formula="of:=STDEV([.AB77:.AB86])" office:value-type="float" office:value="6.65742665298606" calcext:value-type="float">
            <text:p>6.65742665298606</text:p>
          </table:table-cell>
          <table:table-cell table:formula="of:=STDEV([.AC77:.AC86])" office:value-type="float" office:value="7.36528755427485" calcext:value-type="float">
            <text:p>7.36528755427485</text:p>
          </table:table-cell>
          <table:table-cell table:formula="of:=STDEV([.AD77:.AD86])" office:value-type="float" office:value="7.92392266009559" calcext:value-type="float">
            <text:p>7.92392266009559</text:p>
          </table:table-cell>
          <table:table-cell table:formula="of:=STDEV([.AE77:.AE86])" office:value-type="float" office:value="8.84182678480993" calcext:value-type="float">
            <text:p>8.84182678480993</text:p>
          </table:table-cell>
          <table:table-cell table:formula="of:=STDEV([.AF77:.AF86])" office:value-type="float" office:value="9.23763762589528" calcext:value-type="float">
            <text:p>9.23763762589528</text:p>
          </table:table-cell>
          <table:table-cell table:formula="of:=STDEV([.AG77:.AG86])" office:value-type="float" office:value="8.77631469353036" calcext:value-type="float">
            <text:p>8.77631469353036</text:p>
          </table:table-cell>
          <table:table-cell table:formula="of:=STDEV([.AH77:.AH86])" office:value-type="float" office:value="9.01419830081763" calcext:value-type="float">
            <text:p>9.01419830081763</text:p>
          </table:table-cell>
          <table:table-cell table:formula="of:=STDEV([.AI77:.AI86])" office:value-type="float" office:value="9.69288322565703" calcext:value-type="float">
            <text:p>9.69288322565703</text:p>
          </table:table-cell>
          <table:table-cell table:formula="of:=STDEV([.AJ77:.AJ86])" office:value-type="float" office:value="9.48423713738632" calcext:value-type="float">
            <text:p>9.48423713738632</text:p>
          </table:table-cell>
          <table:table-cell table:formula="of:=STDEV([.AK77:.AK86])" office:value-type="float" office:value="10.8856786368341" calcext:value-type="float">
            <text:p>10.8856786368341</text:p>
          </table:table-cell>
          <table:table-cell table:formula="of:=STDEV([.AL77:.AL86])" office:value-type="float" office:value="10.7612667950748" calcext:value-type="float">
            <text:p>10.7612667950748</text:p>
          </table:table-cell>
          <table:table-cell table:formula="of:=STDEV([.AM77:.AM86])" office:value-type="float" office:value="10.6570824901666" calcext:value-type="float">
            <text:p>10.6570824901666</text:p>
          </table:table-cell>
          <table:table-cell table:formula="of:=STDEV([.AN77:.AN86])" office:value-type="float" office:value="10.8147614087175" calcext:value-type="float">
            <text:p>10.8147614087175</text:p>
          </table:table-cell>
          <table:table-cell table:formula="of:=STDEV([.AO77:.AO86])" office:value-type="float" office:value="10.8856786368341" calcext:value-type="float">
            <text:p>10.8856786368341</text:p>
          </table:table-cell>
          <table:table-cell table:formula="of:=STDEV([.AP77:.AP86])" office:value-type="float" office:value="10.7039112005485" calcext:value-type="float">
            <text:p>10.7039112005485</text:p>
          </table:table-cell>
          <table:table-cell table:formula="of:=STDEV([.AQ77:.AQ86])" office:value-type="float" office:value="11.0957110883101" calcext:value-type="float">
            <text:p>11.0957110883101</text:p>
          </table:table-cell>
          <table:table-cell table:formula="of:=STDEV([.AR77:.AR86])" office:value-type="float" office:value="11.1268740143344" calcext:value-type="float">
            <text:p>11.1268740143344</text:p>
          </table:table-cell>
          <table:table-cell table:formula="of:=STDEV([.AS77:.AS86])" office:value-type="float" office:value="11.5576625207022" calcext:value-type="float">
            <text:p>11.5576625207022</text:p>
          </table:table-cell>
          <table:table-cell table:formula="of:=STDEV([.AT77:.AT86])" office:value-type="float" office:value="11.9117510152758" calcext:value-type="float">
            <text:p>11.9117510152758</text:p>
          </table:table-cell>
          <table:table-cell table:formula="of:=STDEV([.AU77:.AU86])" office:value-type="float" office:value="12.8801086617387" calcext:value-type="float">
            <text:p>12.8801086617387</text:p>
          </table:table-cell>
          <table:table-cell table:formula="of:=STDEV([.AV77:.AV86])" office:value-type="float" office:value="12.9397115190076" calcext:value-type="float">
            <text:p>12.9397115190076</text:p>
          </table:table-cell>
          <table:table-cell table:formula="of:=STDEV([.AW77:.AW86])" office:value-type="float" office:value="12.9783065914683" calcext:value-type="float">
            <text:p>12.9783065914683</text:p>
          </table:table-cell>
          <table:table-cell table:formula="of:=STDEV([.AX77:.AX86])" office:value-type="float" office:value="13.4756942945063" calcext:value-type="float">
            <text:p>13.4756942945063</text:p>
          </table:table-cell>
          <table:table-cell table:formula="of:=STDEV([.AY77:.AY86])" office:value-type="float" office:value="12.9783065914683" calcext:value-type="float">
            <text:p>12.9783065914683</text:p>
          </table:table-cell>
          <table:table-cell table:formula="of:=STDEV([.AZ77:.AZ86])" office:value-type="float" office:value="13.2336997653657" calcext:value-type="float">
            <text:p>13.2336997653657</text:p>
          </table:table-cell>
          <table:table-cell table:formula="of:=STDEV([.BA77:.BA86])" office:value-type="float" office:value="13.0581010988971" calcext:value-type="float">
            <text:p>13.0581010988971</text:p>
          </table:table-cell>
          <table:table-cell table:formula="of:=STDEV([.BB77:.BB86])" office:value-type="float" office:value="13.5468817644566" calcext:value-type="float">
            <text:p>13.5468817644566</text:p>
          </table:table-cell>
          <table:table-cell table:formula="of:=STDEV([.BC77:.BC86])" office:value-type="float" office:value="13.4299362870208" calcext:value-type="float">
            <text:p>13.4299362870208</text:p>
          </table:table-cell>
          <table:table-cell table:formula="of:=STDEV([.BD77:.BD86])" office:value-type="float" office:value="12.7871752079941" calcext:value-type="float">
            <text:p>12.7871752079941</text:p>
          </table:table-cell>
          <table:table-cell table:formula="of:=STDEV([.BE77:.BE86])" office:value-type="float" office:value="12.9783065914683" calcext:value-type="float">
            <text:p>12.9783065914683</text:p>
          </table:table-cell>
          <table:table-cell table:formula="of:=STDEV([.BF77:.BF86])" office:value-type="float" office:value="13.2336997653657" calcext:value-type="float">
            <text:p>13.2336997653657</text:p>
          </table:table-cell>
          <table:table-cell table:formula="of:=STDEV([.BG77:.BG86])" office:value-type="float" office:value="13.0845911317336" calcext:value-type="float">
            <text:p>13.0845911317336</text:p>
          </table:table-cell>
          <table:table-cell table:formula="of:=STDEV([.BH77:.BH86])" office:value-type="float" office:value="12.9545693853317" calcext:value-type="float">
            <text:p>12.9545693853317</text:p>
          </table:table-cell>
          <table:table-cell table:formula="of:=STDEV([.BI77:.BI86])" office:value-type="float" office:value="11.9922258597434" calcext:value-type="float">
            <text:p>11.9922258597434</text:p>
          </table:table-cell>
          <table:table-cell table:formula="of:=STDEV([.BJ77:.BJ86])" office:value-type="float" office:value="11.9922258597434" calcext:value-type="float">
            <text:p>11.9922258597434</text:p>
          </table:table-cell>
          <table:table-cell table:formula="of:=STDEV([.BK77:.BK86])" office:value-type="float" office:value="11.9922258597434" calcext:value-type="float">
            <text:p>11.9922258597434</text:p>
          </table:table-cell>
          <table:table-cell table:formula="of:=STDEV([.BL77:.BL86])" office:value-type="float" office:value="11.7818479932497" calcext:value-type="float">
            <text:p>11.7818479932497</text:p>
          </table:table-cell>
          <table:table-cell table:formula="of:=STDEV([.BM77:.BM86])" office:value-type="float" office:value="11.8502246369353" calcext:value-type="float">
            <text:p>11.8502246369353</text:p>
          </table:table-cell>
          <table:table-cell table:formula="of:=STDEV([.BN77:.BN86])" office:value-type="float" office:value="12.6632157421885" calcext:value-type="float">
            <text:p>12.6632157421885</text:p>
          </table:table-cell>
          <table:table-cell table:formula="of:=STDEV([.BO77:.BO86])" office:value-type="float" office:value="12.7147602309918" calcext:value-type="float">
            <text:p>12.7147602309918</text:p>
          </table:table-cell>
          <table:table-cell table:formula="of:=STDEV([.BP77:.BP86])" office:value-type="float" office:value="11.490893258816" calcext:value-type="float">
            <text:p>11.490893258816</text:p>
          </table:table-cell>
          <table:table-cell table:formula="of:=STDEV([.BQ77:.BQ86])" office:value-type="float" office:value="11.3018409883554" calcext:value-type="float">
            <text:p>11.3018409883554</text:p>
          </table:table-cell>
          <table:table-cell table:formula="of:=STDEV([.BR77:.BR86])" office:value-type="float" office:value="11.1268740143344" calcext:value-type="float">
            <text:p>11.1268740143344</text:p>
          </table:table-cell>
          <table:table-cell table:formula="of:=STDEV([.BS77:.BS86])" office:value-type="float" office:value="10.8183183111023" calcext:value-type="float">
            <text:p>10.8183183111023</text:p>
          </table:table-cell>
          <table:table-cell table:formula="of:=STDEV([.BT77:.BT86])" office:value-type="float" office:value="10.4676729053869" calcext:value-type="float">
            <text:p>10.4676729053869</text:p>
          </table:table-cell>
          <table:table-cell table:formula="of:=STDEV([.BU77:.BU86])" office:value-type="float" office:value="9.75224007697354" calcext:value-type="float">
            <text:p>9.75224007697354</text:p>
          </table:table-cell>
          <table:table-cell table:formula="of:=STDEV([.BV77:.BV86])" office:value-type="float" office:value="9.75224007697354" calcext:value-type="float">
            <text:p>9.75224007697354</text:p>
          </table:table-cell>
          <table:table-cell table:formula="of:=STDEV([.BW77:.BW86])" office:value-type="float" office:value="10.0360998140095" calcext:value-type="float">
            <text:p>10.0360998140095</text:p>
          </table:table-cell>
          <table:table-cell table:formula="of:=STDEV([.BX77:.BX86])" office:value-type="float" office:value="9.20007761552765" calcext:value-type="float">
            <text:p>9.20007761552765</text:p>
          </table:table-cell>
          <table:table-cell table:formula="of:=STDEV([.BY77:.BY86])" office:value-type="float" office:value="9.09915963501049" calcext:value-type="float">
            <text:p>9.09915963501049</text:p>
          </table:table-cell>
          <table:table-cell table:formula="of:=STDEV([.BZ77:.BZ86])" office:value-type="float" office:value="8.4365719568734" calcext:value-type="float">
            <text:p>8.4365719568734</text:p>
          </table:table-cell>
          <table:table-cell table:formula="of:=STDEV([.CA77:.CA86])" office:value-type="float" office:value="8.04439053902483" calcext:value-type="float">
            <text:p>8.04439053902483</text:p>
          </table:table-cell>
          <table:table-cell table:formula="of:=STDEV([.CB77:.CB86])" office:value-type="float" office:value="8.02044171976313" calcext:value-type="float">
            <text:p>8.02044171976313</text:p>
          </table:table-cell>
          <table:table-cell table:formula="of:=STDEV([.CC77:.CC86])" office:value-type="float" office:value="7.64719112901873" calcext:value-type="float">
            <text:p>7.64719112901873</text:p>
          </table:table-cell>
          <table:table-cell table:formula="of:=STDEV([.CD77:.CD86])" office:value-type="float" office:value="7.48960498460932" calcext:value-type="float">
            <text:p>7.48960498460932</text:p>
          </table:table-cell>
          <table:table-cell table:formula="of:=STDEV([.CE77:.CE86])" office:value-type="float" office:value="7.59164790295397" calcext:value-type="float">
            <text:p>7.59164790295397</text:p>
          </table:table-cell>
          <table:table-cell table:formula="of:=STDEV([.CF77:.CF86])" office:value-type="float" office:value="7.59164790295397" calcext:value-type="float">
            <text:p>7.59164790295397</text:p>
          </table:table-cell>
          <table:table-cell table:formula="of:=STDEV([.CG77:.CG86])" office:value-type="float" office:value="7.38615243334066" calcext:value-type="float">
            <text:p>7.38615243334066</text:p>
          </table:table-cell>
          <table:table-cell table:formula="of:=STDEV([.CH77:.CH86])" office:value-type="float" office:value="7.38615243334066" calcext:value-type="float">
            <text:p>7.38615243334066</text:p>
          </table:table-cell>
          <table:table-cell table:formula="of:=STDEV([.CI77:.CI86])" office:value-type="float" office:value="7.42252484256357" calcext:value-type="float">
            <text:p>7.42252484256357</text:p>
          </table:table-cell>
          <table:table-cell table:formula="of:=STDEV([.CJ77:.CJ86])" office:value-type="float" office:value="7.13174618392205" calcext:value-type="float">
            <text:p>7.13174618392205</text:p>
          </table:table-cell>
          <table:table-cell table:formula="of:=STDEV([.CK77:.CK86])" office:value-type="float" office:value="6.92926935373035" calcext:value-type="float">
            <text:p>6.92926935373035</text:p>
          </table:table-cell>
          <table:table-cell table:formula="of:=STDEV([.CL77:.CL86])" office:value-type="float" office:value="6.80036752396993" calcext:value-type="float">
            <text:p>6.80036752396993</text:p>
          </table:table-cell>
          <table:table-cell table:formula="of:=STDEV([.CM77:.CM86])" office:value-type="float" office:value="6.80036752396993" calcext:value-type="float">
            <text:p>6.80036752396993</text:p>
          </table:table-cell>
          <table:table-cell table:formula="of:=STDEV([.CN77:.CN86])" office:value-type="float" office:value="6.57016958283298" calcext:value-type="float">
            <text:p>6.57016958283298</text:p>
          </table:table-cell>
          <table:table-cell table:formula="of:=STDEV([.CO77:.CO86])" office:value-type="float" office:value="6.57016958283298" calcext:value-type="float">
            <text:p>6.57016958283298</text:p>
          </table:table-cell>
          <table:table-cell table:formula="of:=STDEV([.CP77:.CP86])" office:value-type="float" office:value="5.60992173870859" calcext:value-type="float">
            <text:p>5.60992173870859</text:p>
          </table:table-cell>
          <table:table-cell table:formula="of:=STDEV([.CQ77:.CQ86])" office:value-type="float" office:value="5.26315789473684" calcext:value-type="float">
            <text:p>5.26315789473684</text:p>
          </table:table-cell>
          <table:table-cell table:formula="of:=STDEV([.CR77:.CR86])" office:value-type="float" office:value="5.03144926305263" calcext:value-type="float">
            <text:p>5.03144926305263</text:p>
          </table:table-cell>
          <table:table-cell table:formula="of:=STDEV([.CS77:.CS86])" office:value-type="float" office:value="4.93104186756323" calcext:value-type="float">
            <text:p>4.93104186756323</text:p>
          </table:table-cell>
          <table:table-cell table:formula="of:=STDEV([.CT77:.CT86])" office:value-type="float" office:value="5.08469359515419" calcext:value-type="float">
            <text:p>5.08469359515419</text:p>
          </table:table-cell>
          <table:table-cell table:formula="of:=STDEV([.CU77:.CU86])" office:value-type="float" office:value="5.29958156736604" calcext:value-type="float">
            <text:p>5.29958156736604</text:p>
          </table:table-cell>
          <table:table-cell table:formula="of:=STDEV([.CV77:.CV86])" office:value-type="float" office:value="5.5824219567359" calcext:value-type="float">
            <text:p>5.5824219567359</text:p>
          </table:table-cell>
          <table:table-cell table:formula="of:=STDEV([.CW77:.CW86])" office:value-type="float" office:value="4.99306998973954" calcext:value-type="float">
            <text:p>4.99306998973954</text:p>
          </table:table-cell>
          <table:table-cell table:formula="of:=STDEV([.CX77:.CX86])" office:value-type="float" office:value="4.99306998973954" calcext:value-type="float">
            <text:p>4.99306998973954</text:p>
          </table:table-cell>
          <table:table-cell table:formula="of:=STDEV([.CY77:.CY86])" office:value-type="float" office:value="4.99306998973954" calcext:value-type="float">
            <text:p>4.99306998973954</text:p>
          </table:table-cell>
          <table:table-cell table:formula="of:=STDEV([.CZ77:.CZ86])" office:value-type="float" office:value="4.99306998973954" calcext:value-type="float">
            <text:p>4.99306998973954</text:p>
          </table:table-cell>
          <table:table-cell table:formula="of:=STDEV([.DA77:.DA86])" office:value-type="float" office:value="4.99306998973954" calcext:value-type="float">
            <text:p>4.99306998973954</text:p>
          </table:table-cell>
          <table:table-cell table:formula="of:=STDEV([.DB77:.DB86])" office:value-type="float" office:value="5.44283931841704" calcext:value-type="float">
            <text:p>5.44283931841704</text:p>
          </table:table-cell>
          <table:table-cell table:formula="of:=STDEV([.DC77:.DC86])" office:value-type="float" office:value="5.44283931841704" calcext:value-type="float">
            <text:p>5.44283931841704</text:p>
          </table:table-cell>
          <table:table-cell table:formula="of:=STDEV([.DD77:.DD86])" office:value-type="float" office:value="5.8252483213628" calcext:value-type="float">
            <text:p>5.8252483213628</text:p>
          </table:table-cell>
          <table:table-cell table:formula="of:=STDEV([.DE77:.DE86])" office:value-type="float" office:value="5.5824219567359" calcext:value-type="float">
            <text:p>5.5824219567359</text:p>
          </table:table-cell>
          <table:table-cell table:formula="of:=STDEV([.DF77:.DF86])" office:value-type="float" office:value="5.5824219567359" calcext:value-type="float">
            <text:p>5.5824219567359</text:p>
          </table:table-cell>
          <table:table-cell table:formula="of:=STDEV([.DG77:.DG86])" office:value-type="float" office:value="5.14486957846147" calcext:value-type="float">
            <text:p>5.14486957846147</text:p>
          </table:table-cell>
          <table:table-cell table:formula="of:=STDEV([.DH77:.DH86])" office:value-type="float" office:value="5.81863998307965" calcext:value-type="float">
            <text:p>5.81863998307965</text:p>
          </table:table-cell>
          <table:table-cell table:formula="of:=STDEV([.DI77:.DI86])" office:value-type="float" office:value="5.81863998307965" calcext:value-type="float">
            <text:p>5.81863998307965</text:p>
          </table:table-cell>
          <table:table-cell table:formula="of:=STDEV([.DJ77:.DJ86])" office:value-type="float" office:value="6.65742665298606" calcext:value-type="float">
            <text:p>6.65742665298606</text:p>
          </table:table-cell>
          <table:table-cell table:formula="of:=STDEV([.DK77:.DK86])" office:value-type="float" office:value="7.67230512479645" calcext:value-type="float">
            <text:p>7.67230512479645</text:p>
          </table:table-cell>
          <table:table-cell table:formula="of:=STDEV([.DL77:.DL86])" office:value-type="float" office:value="7.46902910786246" calcext:value-type="float">
            <text:p>7.46902910786246</text:p>
          </table:table-cell>
          <table:table-cell table:formula="of:=STDEV([.DM77:.DM86])" office:value-type="float" office:value="7.46387627585356" calcext:value-type="float">
            <text:p>7.46387627585356</text:p>
          </table:table-cell>
          <table:table-cell table:formula="of:=STDEV([.DN77:.DN86])" office:value-type="float" office:value="7.84585255263084" calcext:value-type="float">
            <text:p>7.84585255263084</text:p>
          </table:table-cell>
          <table:table-cell table:formula="of:=STDEV([.DO77:.DO86])" office:value-type="float" office:value="8.59917609344033" calcext:value-type="float">
            <text:p>8.59917609344033</text:p>
          </table:table-cell>
          <table:table-cell table:formula="of:=STDEV([.DP77:.DP86])" office:value-type="float" office:value="8.52277740455517" calcext:value-type="float">
            <text:p>8.52277740455517</text:p>
          </table:table-cell>
          <table:table-cell table:formula="of:=STDEV([.DQ77:.DQ86])" office:value-type="float" office:value="8.34486736422827" calcext:value-type="float">
            <text:p>8.34486736422827</text:p>
          </table:table-cell>
          <table:table-cell table:formula="of:=STDEV([.DR77:.DR86])" office:value-type="float" office:value="7.76699776181707" calcext:value-type="float">
            <text:p>7.76699776181707</text:p>
          </table:table-cell>
          <table:table-cell table:formula="of:=STDEV([.DS77:.DS86])" office:value-type="float" office:value="8.4365719568734" calcext:value-type="float">
            <text:p>8.4365719568734</text:p>
          </table:table-cell>
          <table:table-cell table:formula="of:=STDEV([.DT77:.DT86])" office:value-type="float" office:value="8.4365719568734" calcext:value-type="float">
            <text:p>8.4365719568734</text:p>
          </table:table-cell>
          <table:table-cell table:formula="of:=STDEV([.DU77:.DU86])" office:value-type="float" office:value="7.94816230882407" calcext:value-type="float">
            <text:p>7.94816230882407</text:p>
          </table:table-cell>
          <table:table-cell table:formula="of:=STDEV([.DV77:.DV86])" office:value-type="float" office:value="7.94816230882407" calcext:value-type="float">
            <text:p>7.94816230882407</text:p>
          </table:table-cell>
          <table:table-cell table:formula="of:=STDEV([.DW77:.DW86])" office:value-type="float" office:value="8.57677653444233" calcext:value-type="float">
            <text:p>8.57677653444233</text:p>
          </table:table-cell>
          <table:table-cell table:formula="of:=STDEV([.DX77:.DX86])" office:value-type="float" office:value="8.59917609344033" calcext:value-type="float">
            <text:p>8.59917609344033</text:p>
          </table:table-cell>
          <table:table-cell table:formula="of:=STDEV([.DY77:.DY86])" office:value-type="float" office:value="9.45172894529893" calcext:value-type="float">
            <text:p>9.45172894529893</text:p>
          </table:table-cell>
          <table:table-cell table:formula="of:=STDEV([.DZ77:.DZ86])" office:value-type="float" office:value="9.51259067489541" calcext:value-type="float">
            <text:p>9.51259067489541</text:p>
          </table:table-cell>
          <table:table-cell table:formula="of:=STDEV([.EA77:.EA86])" office:value-type="float" office:value="9.40275592692043" calcext:value-type="float">
            <text:p>9.40275592692043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87]+[.B88]" office:value-type="float" office:value="0" calcext:value-type="float">
            <text:p>0</text:p>
          </table:table-cell>
          <table:table-cell table:formula="of:=[.C87]+[.C88]" office:value-type="float" office:value="34.5583778056805" calcext:value-type="float">
            <text:p>34.5583778056805</text:p>
          </table:table-cell>
          <table:table-cell table:formula="of:=[.D87]+[.D88]" office:value-type="float" office:value="46.3011526301993" calcext:value-type="float">
            <text:p>46.3011526301993</text:p>
          </table:table-cell>
          <table:table-cell table:formula="of:=[.E87]+[.E88]" office:value-type="float" office:value="48.8506123497431" calcext:value-type="float">
            <text:p>48.8506123497431</text:p>
          </table:table-cell>
          <table:table-cell table:formula="of:=[.F87]+[.F88]" office:value-type="float" office:value="50.5179568292642" calcext:value-type="float">
            <text:p>50.5179568292642</text:p>
          </table:table-cell>
          <table:table-cell table:formula="of:=[.G87]+[.G88]" office:value-type="float" office:value="47.6531187020498" calcext:value-type="float">
            <text:p>47.6531187020498</text:p>
          </table:table-cell>
          <table:table-cell table:formula="of:=[.H87]+[.H88]" office:value-type="float" office:value="44.3813449054404" calcext:value-type="float">
            <text:p>44.3813449054404</text:p>
          </table:table-cell>
          <table:table-cell table:formula="of:=[.I87]+[.I88]" office:value-type="float" office:value="44.3526484230859" calcext:value-type="float">
            <text:p>44.3526484230859</text:p>
          </table:table-cell>
          <table:table-cell table:formula="of:=[.J87]+[.J88]" office:value-type="float" office:value="43.5570146237752" calcext:value-type="float">
            <text:p>43.5570146237752</text:p>
          </table:table-cell>
          <table:table-cell table:formula="of:=[.K87]+[.K88]" office:value-type="float" office:value="43.93455653123" calcext:value-type="float">
            <text:p>43.93455653123</text:p>
          </table:table-cell>
          <table:table-cell table:formula="of:=[.L87]+[.L88]" office:value-type="float" office:value="40.4370836396824" calcext:value-type="float">
            <text:p>40.4370836396824</text:p>
          </table:table-cell>
          <table:table-cell table:formula="of:=[.M87]+[.M88]" office:value-type="float" office:value="41.6574755420223" calcext:value-type="float">
            <text:p>41.6574755420223</text:p>
          </table:table-cell>
          <table:table-cell table:formula="of:=[.N87]+[.N88]" office:value-type="float" office:value="42.8372136778024" calcext:value-type="float">
            <text:p>42.8372136778024</text:p>
          </table:table-cell>
          <table:table-cell table:formula="of:=[.O87]+[.O88]" office:value-type="float" office:value="44.6336943246638" calcext:value-type="float">
            <text:p>44.6336943246638</text:p>
          </table:table-cell>
          <table:table-cell table:formula="of:=[.P87]+[.P88]" office:value-type="float" office:value="45.1362019468187" calcext:value-type="float">
            <text:p>45.1362019468187</text:p>
          </table:table-cell>
          <table:table-cell table:formula="of:=[.Q87]+[.Q88]" office:value-type="float" office:value="44.9559729451975" calcext:value-type="float">
            <text:p>44.9559729451975</text:p>
          </table:table-cell>
          <table:table-cell table:formula="of:=[.R87]+[.R88]" office:value-type="float" office:value="43.5557633461627" calcext:value-type="float">
            <text:p>43.5557633461627</text:p>
          </table:table-cell>
          <table:table-cell table:formula="of:=[.S87]+[.S88]" office:value-type="float" office:value="41.9308444153696" calcext:value-type="float">
            <text:p>41.9308444153696</text:p>
          </table:table-cell>
          <table:table-cell table:formula="of:=[.T87]+[.T88]" office:value-type="float" office:value="44.1297250464315" calcext:value-type="float">
            <text:p>44.1297250464315</text:p>
          </table:table-cell>
          <table:table-cell table:formula="of:=[.U87]+[.U88]" office:value-type="float" office:value="46.2196629472135" calcext:value-type="float">
            <text:p>46.2196629472135</text:p>
          </table:table-cell>
          <table:table-cell table:formula="of:=[.V87]+[.V88]" office:value-type="float" office:value="48.1039816894874" calcext:value-type="float">
            <text:p>48.1039816894874</text:p>
          </table:table-cell>
          <table:table-cell table:formula="of:=[.W87]+[.W88]" office:value-type="float" office:value="50.0356036872756" calcext:value-type="float">
            <text:p>50.0356036872756</text:p>
          </table:table-cell>
          <table:table-cell table:formula="of:=[.X87]+[.X88]" office:value-type="float" office:value="51.0603648331385" calcext:value-type="float">
            <text:p>51.0603648331385</text:p>
          </table:table-cell>
          <table:table-cell table:formula="of:=[.Y87]+[.Y88]" office:value-type="float" office:value="54.8045838377646" calcext:value-type="float">
            <text:p>54.8045838377646</text:p>
          </table:table-cell>
          <table:table-cell table:formula="of:=[.Z87]+[.Z88]" office:value-type="float" office:value="58.1572590563721" calcext:value-type="float">
            <text:p>58.1572590563721</text:p>
          </table:table-cell>
          <table:table-cell table:formula="of:=[.AA87]+[.AA88]" office:value-type="float" office:value="60.31316741436" calcext:value-type="float">
            <text:p>60.31316741436</text:p>
          </table:table-cell>
          <table:table-cell table:formula="of:=[.AB87]+[.AB88]" office:value-type="float" office:value="65.078479284565" calcext:value-type="float">
            <text:p>65.078479284565</text:p>
          </table:table-cell>
          <table:table-cell table:formula="of:=[.AC87]+[.AC88]" office:value-type="float" office:value="66.5758138700643" calcext:value-type="float">
            <text:p>66.5758138700643</text:p>
          </table:table-cell>
          <table:table-cell table:formula="of:=[.AD87]+[.AD88]" office:value-type="float" office:value="71.6081331864114" calcext:value-type="float">
            <text:p>71.6081331864114</text:p>
          </table:table-cell>
          <table:table-cell table:formula="of:=[.AE87]+[.AE88]" office:value-type="float" office:value="75.1576162584941" calcext:value-type="float">
            <text:p>75.1576162584941</text:p>
          </table:table-cell>
          <table:table-cell table:formula="of:=[.AF87]+[.AF88]" office:value-type="float" office:value="77.3955323627374" calcext:value-type="float">
            <text:p>77.3955323627374</text:p>
          </table:table-cell>
          <table:table-cell table:formula="of:=[.AG87]+[.AG88]" office:value-type="float" office:value="79.0394725882672" calcext:value-type="float">
            <text:p>79.0394725882672</text:p>
          </table:table-cell>
          <table:table-cell table:formula="of:=[.AH87]+[.AH88]" office:value-type="float" office:value="79.5405140902913" calcext:value-type="float">
            <text:p>79.5405140902913</text:p>
          </table:table-cell>
          <table:table-cell table:formula="of:=[.AI87]+[.AI88]" office:value-type="float" office:value="81.5349884888149" calcext:value-type="float">
            <text:p>81.5349884888149</text:p>
          </table:table-cell>
          <table:table-cell table:formula="of:=[.AJ87]+[.AJ88]" office:value-type="float" office:value="82.9052897689653" calcext:value-type="float">
            <text:p>82.9052897689653</text:p>
          </table:table-cell>
          <table:table-cell table:formula="of:=[.AK87]+[.AK88]" office:value-type="float" office:value="84.5698891631499" calcext:value-type="float">
            <text:p>84.5698891631499</text:p>
          </table:table-cell>
          <table:table-cell table:formula="of:=[.AL87]+[.AL88]" office:value-type="float" office:value="85.7612667950748" calcext:value-type="float">
            <text:p>85.7612667950748</text:p>
          </table:table-cell>
          <table:table-cell table:formula="of:=[.AM87]+[.AM88]" office:value-type="float" office:value="86.4465561743772" calcext:value-type="float">
            <text:p>86.4465561743772</text:p>
          </table:table-cell>
          <table:table-cell table:formula="of:=[.AN87]+[.AN88]" office:value-type="float" office:value="87.1305508824017" calcext:value-type="float">
            <text:p>87.1305508824017</text:p>
          </table:table-cell>
          <table:table-cell table:formula="of:=[.AO87]+[.AO88]" office:value-type="float" office:value="87.2014681105183" calcext:value-type="float">
            <text:p>87.2014681105183</text:p>
          </table:table-cell>
          <table:table-cell table:formula="of:=[.AP87]+[.AP88]" office:value-type="float" office:value="87.2828585689696" calcext:value-type="float">
            <text:p>87.2828585689696</text:p>
          </table:table-cell>
          <table:table-cell table:formula="of:=[.AQ87]+[.AQ88]" office:value-type="float" office:value="87.4115005619943" calcext:value-type="float">
            <text:p>87.4115005619943</text:p>
          </table:table-cell>
          <table:table-cell table:formula="of:=[.AR87]+[.AR88]" office:value-type="float" office:value="87.1795055932818" calcext:value-type="float">
            <text:p>87.1795055932818</text:p>
          </table:table-cell>
          <table:table-cell table:formula="of:=[.AS87]+[.AS88]" office:value-type="float" office:value="88.3997677838601" calcext:value-type="float">
            <text:p>88.3997677838601</text:p>
          </table:table-cell>
          <table:table-cell table:formula="of:=[.AT87]+[.AT88]" office:value-type="float" office:value="89.2801720679073" calcext:value-type="float">
            <text:p>89.2801720679073</text:p>
          </table:table-cell>
          <table:table-cell table:formula="of:=[.AU87]+[.AU88]" office:value-type="float" office:value="91.3011612933176" calcext:value-type="float">
            <text:p>91.3011612933176</text:p>
          </table:table-cell>
          <table:table-cell table:formula="of:=[.AV87]+[.AV88]" office:value-type="float" office:value="91.3607641505865" calcext:value-type="float">
            <text:p>91.3607641505865</text:p>
          </table:table-cell>
          <table:table-cell table:formula="of:=[.AW87]+[.AW88]" office:value-type="float" office:value="92.1888329072577" calcext:value-type="float">
            <text:p>92.1888329072577</text:p>
          </table:table-cell>
          <table:table-cell table:formula="of:=[.AX87]+[.AX88]" office:value-type="float" office:value="92.423062715559" calcext:value-type="float">
            <text:p>92.423062715559</text:p>
          </table:table-cell>
          <table:table-cell table:formula="of:=[.AY87]+[.AY88]" office:value-type="float" office:value="92.1888329072577" calcext:value-type="float">
            <text:p>92.1888329072577</text:p>
          </table:table-cell>
          <table:table-cell table:formula="of:=[.AZ87]+[.AZ88]" office:value-type="float" office:value="92.707383975892" calcext:value-type="float">
            <text:p>92.707383975892</text:p>
          </table:table-cell>
          <table:table-cell table:formula="of:=[.BA87]+[.BA88]" office:value-type="float" office:value="92.5317853094234" calcext:value-type="float">
            <text:p>92.5317853094234</text:p>
          </table:table-cell>
          <table:table-cell table:formula="of:=[.BB87]+[.BB88]" office:value-type="float" office:value="93.8100396591934" calcext:value-type="float">
            <text:p>93.8100396591934</text:p>
          </table:table-cell>
          <table:table-cell table:formula="of:=[.BC87]+[.BC88]" office:value-type="float" office:value="93.4299362870208" calcext:value-type="float">
            <text:p>93.4299362870208</text:p>
          </table:table-cell>
          <table:table-cell table:formula="of:=[.BD87]+[.BD88]" office:value-type="float" office:value="93.0503331027309" calcext:value-type="float">
            <text:p>93.0503331027309</text:p>
          </table:table-cell>
          <table:table-cell table:formula="of:=[.BE87]+[.BE88]" office:value-type="float" office:value="94.8204118546262" calcext:value-type="float">
            <text:p>94.8204118546262</text:p>
          </table:table-cell>
          <table:table-cell table:formula="of:=[.BF87]+[.BF88]" office:value-type="float" office:value="95.3389629232604" calcext:value-type="float">
            <text:p>95.3389629232604</text:p>
          </table:table-cell>
          <table:table-cell table:formula="of:=[.BG87]+[.BG88]" office:value-type="float" office:value="95.9793279738389" calcext:value-type="float">
            <text:p>95.9793279738389</text:p>
          </table:table-cell>
          <table:table-cell table:formula="of:=[.BH87]+[.BH88]" office:value-type="float" office:value="96.3756220169106" calcext:value-type="float">
            <text:p>96.3756220169106</text:p>
          </table:table-cell>
          <table:table-cell table:formula="of:=[.BI87]+[.BI88]" office:value-type="float" office:value="96.4659100702697" calcext:value-type="float">
            <text:p>96.4659100702697</text:p>
          </table:table-cell>
          <table:table-cell table:formula="of:=[.BJ87]+[.BJ88]" office:value-type="float" office:value="96.4659100702697" calcext:value-type="float">
            <text:p>96.4659100702697</text:p>
          </table:table-cell>
          <table:table-cell table:formula="of:=[.BK87]+[.BK88]" office:value-type="float" office:value="96.4659100702697" calcext:value-type="float">
            <text:p>96.4659100702697</text:p>
          </table:table-cell>
          <table:table-cell table:formula="of:=[.BL87]+[.BL88]" office:value-type="float" office:value="97.0450058879865" calcext:value-type="float">
            <text:p>97.0450058879865</text:p>
          </table:table-cell>
          <table:table-cell table:formula="of:=[.BM87]+[.BM88]" office:value-type="float" office:value="97.376540426409" calcext:value-type="float">
            <text:p>97.376540426409</text:p>
          </table:table-cell>
          <table:table-cell table:formula="of:=[.BN87]+[.BN88]" office:value-type="float" office:value="98.452689426399" calcext:value-type="float">
            <text:p>98.452689426399</text:p>
          </table:table-cell>
          <table:table-cell table:formula="of:=[.BO87]+[.BO88]" office:value-type="float" office:value="98.7673918099391" calcext:value-type="float">
            <text:p>98.7673918099391</text:p>
          </table:table-cell>
          <table:table-cell table:formula="of:=[.BP87]+[.BP88]" office:value-type="float" office:value="97.8066827325002" calcext:value-type="float">
            <text:p>97.8066827325002</text:p>
          </table:table-cell>
          <table:table-cell table:formula="of:=[.BQ87]+[.BQ88]" office:value-type="float" office:value="98.1439462515133" calcext:value-type="float">
            <text:p>98.1439462515133</text:p>
          </table:table-cell>
          <table:table-cell table:formula="of:=[.BR87]+[.BR88]" office:value-type="float" office:value="98.2321371722292" calcext:value-type="float">
            <text:p>98.2321371722292</text:p>
          </table:table-cell>
          <table:table-cell table:formula="of:=[.BS87]+[.BS88]" office:value-type="float" office:value="98.4498972584708" calcext:value-type="float">
            <text:p>98.4498972584708</text:p>
          </table:table-cell>
          <table:table-cell table:formula="of:=[.BT87]+[.BT88]" office:value-type="float" office:value="98.8887255369658" calcext:value-type="float">
            <text:p>98.8887255369658</text:p>
          </table:table-cell>
          <table:table-cell table:formula="of:=[.BU87]+[.BU88]" office:value-type="float" office:value="98.6996084980262" calcext:value-type="float">
            <text:p>98.6996084980262</text:p>
          </table:table-cell>
          <table:table-cell table:formula="of:=[.BV87]+[.BV88]" office:value-type="float" office:value="98.6996084980262" calcext:value-type="float">
            <text:p>98.6996084980262</text:p>
          </table:table-cell>
          <table:table-cell table:formula="of:=[.BW87]+[.BW88]" office:value-type="float" office:value="99.246626129799" calcext:value-type="float">
            <text:p>99.246626129799</text:p>
          </table:table-cell>
          <table:table-cell table:formula="of:=[.BX87]+[.BX88]" office:value-type="float" office:value="98.673761826054" calcext:value-type="float">
            <text:p>98.673761826054</text:p>
          </table:table-cell>
          <table:table-cell table:formula="of:=[.BY87]+[.BY88]" office:value-type="float" office:value="99.0991596350105" calcext:value-type="float">
            <text:p>99.0991596350105</text:p>
          </table:table-cell>
          <table:table-cell table:formula="of:=[.BZ87]+[.BZ88]" office:value-type="float" office:value="99.2260456410839" calcext:value-type="float">
            <text:p>99.2260456410839</text:p>
          </table:table-cell>
          <table:table-cell table:formula="of:=[.CA87]+[.CA88]" office:value-type="float" office:value="99.360180012709" calcext:value-type="float">
            <text:p>99.360180012709</text:p>
          </table:table-cell>
          <table:table-cell table:formula="of:=[.CB87]+[.CB88]" office:value-type="float" office:value="99.5993890881842" calcext:value-type="float">
            <text:p>99.5993890881842</text:p>
          </table:table-cell>
          <table:table-cell table:formula="of:=[.CC87]+[.CC88]" office:value-type="float" office:value="99.7524542869135" calcext:value-type="float">
            <text:p>99.7524542869135</text:p>
          </table:table-cell>
          <table:table-cell table:formula="of:=[.CD87]+[.CD88]" office:value-type="float" office:value="99.8580260372409" calcext:value-type="float">
            <text:p>99.8580260372409</text:p>
          </table:table-cell>
          <table:table-cell table:formula="of:=[.CE87]+[.CE88]" office:value-type="float" office:value="99.4337531661119" calcext:value-type="float">
            <text:p>99.4337531661119</text:p>
          </table:table-cell>
          <table:table-cell table:formula="of:=[.CF87]+[.CF88]" office:value-type="float" office:value="99.4337531661119" calcext:value-type="float">
            <text:p>99.4337531661119</text:p>
          </table:table-cell>
          <table:table-cell table:formula="of:=[.CG87]+[.CG88]" office:value-type="float" office:value="99.7545734859723" calcext:value-type="float">
            <text:p>99.7545734859723</text:p>
          </table:table-cell>
          <table:table-cell table:formula="of:=[.CH87]+[.CH88]" office:value-type="float" office:value="99.7545734859723" calcext:value-type="float">
            <text:p>99.7545734859723</text:p>
          </table:table-cell>
          <table:table-cell table:formula="of:=[.CI87]+[.CI88]" office:value-type="float" office:value="100.054103789932" calcext:value-type="float">
            <text:p>100.054103789932</text:p>
          </table:table-cell>
          <table:table-cell table:formula="of:=[.CJ87]+[.CJ88]" office:value-type="float" office:value="100.026483026027" calcext:value-type="float">
            <text:p>100.026483026027</text:p>
          </table:table-cell>
          <table:table-cell table:formula="of:=[.CK87]+[.CK88]" office:value-type="float" office:value="100.613479880046" calcext:value-type="float">
            <text:p>100.613479880046</text:p>
          </table:table-cell>
          <table:table-cell table:formula="of:=[.CL87]+[.CL88]" office:value-type="float" office:value="100.747735945023" calcext:value-type="float">
            <text:p>100.747735945023</text:p>
          </table:table-cell>
          <table:table-cell table:formula="of:=[.CM87]+[.CM88]" office:value-type="float" office:value="100.747735945023" calcext:value-type="float">
            <text:p>100.747735945023</text:p>
          </table:table-cell>
          <table:table-cell table:formula="of:=[.CN87]+[.CN88]" office:value-type="float" office:value="100.517538003886" calcext:value-type="float">
            <text:p>100.517538003886</text:p>
          </table:table-cell>
          <table:table-cell table:formula="of:=[.CO87]+[.CO88]" office:value-type="float" office:value="100.517538003886" calcext:value-type="float">
            <text:p>100.517538003886</text:p>
          </table:table-cell>
          <table:table-cell table:formula="of:=[.CP87]+[.CP88]" office:value-type="float" office:value="100.083605949235" calcext:value-type="float">
            <text:p>100.083605949235</text:p>
          </table:table-cell>
          <table:table-cell table:formula="of:=[.CQ87]+[.CQ88]" office:value-type="float" office:value="100" calcext:value-type="float">
            <text:p>100</text:p>
          </table:table-cell>
          <table:table-cell table:formula="of:=[.CR87]+[.CR88]" office:value-type="float" office:value="100.031449263053" calcext:value-type="float">
            <text:p>100.031449263053</text:p>
          </table:table-cell>
          <table:table-cell table:formula="of:=[.CS87]+[.CS88]" office:value-type="float" office:value="100.1941997623" calcext:value-type="float">
            <text:p>100.1941997623</text:p>
          </table:table-cell>
          <table:table-cell table:formula="of:=[.CT87]+[.CT88]" office:value-type="float" office:value="100.347851489891" calcext:value-type="float">
            <text:p>100.347851489891</text:p>
          </table:table-cell>
          <table:table-cell table:formula="of:=[.CU87]+[.CU88]" office:value-type="float" office:value="101.352213146313" calcext:value-type="float">
            <text:p>101.352213146313</text:p>
          </table:table-cell>
          <table:table-cell table:formula="of:=[.CV87]+[.CV88]" office:value-type="float" office:value="101.635053535683" calcext:value-type="float">
            <text:p>101.635053535683</text:p>
          </table:table-cell>
          <table:table-cell table:formula="of:=[.CW87]+[.CW88]" office:value-type="float" office:value="101.308859463424" calcext:value-type="float">
            <text:p>101.308859463424</text:p>
          </table:table-cell>
          <table:table-cell table:formula="of:=[.CX87]+[.CX88]" office:value-type="float" office:value="101.308859463424" calcext:value-type="float">
            <text:p>101.308859463424</text:p>
          </table:table-cell>
          <table:table-cell table:formula="of:=[.CY87]+[.CY88]" office:value-type="float" office:value="101.308859463424" calcext:value-type="float">
            <text:p>101.308859463424</text:p>
          </table:table-cell>
          <table:table-cell table:formula="of:=[.CZ87]+[.CZ88]" office:value-type="float" office:value="101.308859463424" calcext:value-type="float">
            <text:p>101.308859463424</text:p>
          </table:table-cell>
          <table:table-cell table:formula="of:=[.DA87]+[.DA88]" office:value-type="float" office:value="101.308859463424" calcext:value-type="float">
            <text:p>101.308859463424</text:p>
          </table:table-cell>
          <table:table-cell table:formula="of:=[.DB87]+[.DB88]" office:value-type="float" office:value="101.495470897364" calcext:value-type="float">
            <text:p>101.495470897364</text:p>
          </table:table-cell>
          <table:table-cell table:formula="of:=[.DC87]+[.DC88]" office:value-type="float" office:value="101.495470897364" calcext:value-type="float">
            <text:p>101.495470897364</text:p>
          </table:table-cell>
          <table:table-cell table:formula="of:=[.DD87]+[.DD88]" office:value-type="float" office:value="101.351564110837" calcext:value-type="float">
            <text:p>101.351564110837</text:p>
          </table:table-cell>
          <table:table-cell table:formula="of:=[.DE87]+[.DE88]" office:value-type="float" office:value="101.635053535683" calcext:value-type="float">
            <text:p>101.635053535683</text:p>
          </table:table-cell>
          <table:table-cell table:formula="of:=[.DF87]+[.DF88]" office:value-type="float" office:value="101.635053535683" calcext:value-type="float">
            <text:p>101.635053535683</text:p>
          </table:table-cell>
          <table:table-cell table:formula="of:=[.DG87]+[.DG88]" office:value-type="float" office:value="100.934343262672" calcext:value-type="float">
            <text:p>100.934343262672</text:p>
          </table:table-cell>
          <table:table-cell table:formula="of:=[.DH87]+[.DH88]" office:value-type="float" office:value="100.555482088343" calcext:value-type="float">
            <text:p>100.555482088343</text:p>
          </table:table-cell>
          <table:table-cell table:formula="of:=[.DI87]+[.DI88]" office:value-type="float" office:value="100.555482088343" calcext:value-type="float">
            <text:p>100.555482088343</text:p>
          </table:table-cell>
          <table:table-cell table:formula="of:=[.DJ87]+[.DJ88]" office:value-type="float" office:value="100.867952968776" calcext:value-type="float">
            <text:p>100.867952968776</text:p>
          </table:table-cell>
          <table:table-cell table:formula="of:=[.DK87]+[.DK88]" office:value-type="float" office:value="101.093357756375" calcext:value-type="float">
            <text:p>101.093357756375</text:p>
          </table:table-cell>
          <table:table-cell table:formula="of:=[.DL87]+[.DL88]" office:value-type="float" office:value="100.890081739441" calcext:value-type="float">
            <text:p>100.890081739441</text:p>
          </table:table-cell>
          <table:table-cell table:formula="of:=[.DM87]+[.DM88]" office:value-type="float" office:value="100.621771012696" calcext:value-type="float">
            <text:p>100.621771012696</text:p>
          </table:table-cell>
          <table:table-cell table:formula="of:=[.DN87]+[.DN88]" office:value-type="float" office:value="99.9511157105256" calcext:value-type="float">
            <text:p>99.9511157105256</text:p>
          </table:table-cell>
          <table:table-cell table:formula="of:=[.DO87]+[.DO88]" office:value-type="float" office:value="99.9149655671245" calcext:value-type="float">
            <text:p>99.9149655671245</text:p>
          </table:table-cell>
          <table:table-cell table:formula="of:=[.DP87]+[.DP88]" office:value-type="float" office:value="99.5754089835025" calcext:value-type="float">
            <text:p>99.5754089835025</text:p>
          </table:table-cell>
          <table:table-cell table:formula="of:=[.DQ87]+[.DQ88]" office:value-type="float" office:value="99.1343410484388" calcext:value-type="float">
            <text:p>99.1343410484388</text:p>
          </table:table-cell>
          <table:table-cell table:formula="of:=[.DR87]+[.DR88]" office:value-type="float" office:value="98.8196293407644" calcext:value-type="float">
            <text:p>98.8196293407644</text:p>
          </table:table-cell>
          <table:table-cell table:formula="of:=[.DS87]+[.DS88]" office:value-type="float" office:value="99.2260456410839" calcext:value-type="float">
            <text:p>99.2260456410839</text:p>
          </table:table-cell>
          <table:table-cell table:formula="of:=[.DT87]+[.DT88]" office:value-type="float" office:value="99.2260456410839" calcext:value-type="float">
            <text:p>99.2260456410839</text:p>
          </table:table-cell>
          <table:table-cell table:formula="of:=[.DU87]+[.DU88]" office:value-type="float" office:value="98.2113202035609" calcext:value-type="float">
            <text:p>98.2113202035609</text:p>
          </table:table-cell>
          <table:table-cell table:formula="of:=[.DV87]+[.DV88]" office:value-type="float" office:value="98.2113202035609" calcext:value-type="float">
            <text:p>98.2113202035609</text:p>
          </table:table-cell>
          <table:table-cell table:formula="of:=[.DW87]+[.DW88]" office:value-type="float" office:value="98.5767765344423" calcext:value-type="float">
            <text:p>98.5767765344423</text:p>
          </table:table-cell>
          <table:table-cell table:formula="of:=[.DX87]+[.DX88]" office:value-type="float" office:value="98.8623339881772" calcext:value-type="float">
            <text:p>98.8623339881772</text:p>
          </table:table-cell>
          <table:table-cell table:formula="of:=[.DY87]+[.DY88]" office:value-type="float" office:value="99.7148868400358" calcext:value-type="float">
            <text:p>99.7148868400358</text:p>
          </table:table-cell>
          <table:table-cell table:formula="of:=[.DZ87]+[.DZ88]" office:value-type="float" office:value="99.5125906748954" calcext:value-type="float">
            <text:p>99.5125906748954</text:p>
          </table:table-cell>
          <table:table-cell table:formula="of:=[.EA87]+[.EA88]" office:value-type="float" office:value="99.1395980321836" calcext:value-type="float">
            <text:p>99.1395980321836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87]-[.B88]" office:value-type="float" office:value="0" calcext:value-type="float">
            <text:p>0</text:p>
          </table:table-cell>
          <table:table-cell table:formula="of:=[.C87]-[.C88]" office:value-type="float" office:value="24.3889906153721" calcext:value-type="float">
            <text:p>24.3889906153721</text:p>
          </table:table-cell>
          <table:table-cell table:formula="of:=[.D87]-[.D88]" office:value-type="float" office:value="33.6988473698007" calcext:value-type="float">
            <text:p>33.6988473698007</text:p>
          </table:table-cell>
          <table:table-cell table:formula="of:=[.E87]-[.E88]" office:value-type="float" office:value="36.9388613344674" calcext:value-type="float">
            <text:p>36.9388613344674</text:p>
          </table:table-cell>
          <table:table-cell table:formula="of:=[.F87]-[.F88]" office:value-type="float" office:value="35.79783264442" calcext:value-type="float">
            <text:p>35.79783264442</text:p>
          </table:table-cell>
          <table:table-cell table:formula="of:=[.G87]-[.G88]" office:value-type="float" office:value="36.5574076137397" calcext:value-type="float">
            <text:p>36.5574076137397</text:p>
          </table:table-cell>
          <table:table-cell table:formula="of:=[.H87]-[.H88]" office:value-type="float" office:value="37.7239182524543" calcext:value-type="float">
            <text:p>37.7239182524543</text:p>
          </table:table-cell>
          <table:table-cell table:formula="of:=[.I87]-[.I88]" office:value-type="float" office:value="37.2262989453351" calcext:value-type="float">
            <text:p>37.2262989453351</text:p>
          </table:table-cell>
          <table:table-cell table:formula="of:=[.J87]-[.J88]" office:value-type="float" office:value="36.9693011656985" calcext:value-type="float">
            <text:p>36.9693011656985</text:p>
          </table:table-cell>
          <table:table-cell table:formula="of:=[.K87]-[.K88]" office:value-type="float" office:value="35.5391276792963" calcext:value-type="float">
            <text:p>35.5391276792963</text:p>
          </table:table-cell>
          <table:table-cell table:formula="of:=[.L87]-[.L88]" office:value-type="float" office:value="35.3523900445282" calcext:value-type="float">
            <text:p>35.3523900445282</text:p>
          </table:table-cell>
          <table:table-cell table:formula="of:=[.M87]-[.M88]" office:value-type="float" office:value="34.1319981421882" calcext:value-type="float">
            <text:p>34.1319981421882</text:p>
          </table:table-cell>
          <table:table-cell table:formula="of:=[.N87]-[.N88]" office:value-type="float" office:value="30.3206810590397" calcext:value-type="float">
            <text:p>30.3206810590397</text:p>
          </table:table-cell>
          <table:table-cell table:formula="of:=[.O87]-[.O88]" office:value-type="float" office:value="31.6820951490204" calcext:value-type="float">
            <text:p>31.6820951490204</text:p>
          </table:table-cell>
          <table:table-cell table:formula="of:=[.P87]-[.P88]" office:value-type="float" office:value="32.2322191058129" calcext:value-type="float">
            <text:p>32.2322191058129</text:p>
          </table:table-cell>
          <table:table-cell table:formula="of:=[.Q87]-[.Q88]" office:value-type="float" office:value="33.4650796863815" calcext:value-type="float">
            <text:p>33.4650796863815</text:p>
          </table:table-cell>
          <table:table-cell table:formula="of:=[.R87]-[.R88]" office:value-type="float" office:value="34.3389734959426" calcext:value-type="float">
            <text:p>34.3389734959426</text:p>
          </table:table-cell>
          <table:table-cell table:formula="of:=[.S87]-[.S88]" office:value-type="float" office:value="34.3849450583146" calcext:value-type="float">
            <text:p>34.3849450583146</text:p>
          </table:table-cell>
          <table:table-cell table:formula="of:=[.T87]-[.T88]" office:value-type="float" office:value="37.4492223219895" calcext:value-type="float">
            <text:p>37.4492223219895</text:p>
          </table:table-cell>
          <table:table-cell table:formula="of:=[.U87]-[.U88]" office:value-type="float" office:value="37.9908633685759" calcext:value-type="float">
            <text:p>37.9908633685759</text:p>
          </table:table-cell>
          <table:table-cell table:formula="of:=[.V87]-[.V88]" office:value-type="float" office:value="38.7381235736705" calcext:value-type="float">
            <text:p>38.7381235736705</text:p>
          </table:table-cell>
          <table:table-cell table:formula="of:=[.W87]-[.W88]" office:value-type="float" office:value="40.4907121021981" calcext:value-type="float">
            <text:p>40.4907121021981</text:p>
          </table:table-cell>
          <table:table-cell table:formula="of:=[.X87]-[.X88]" office:value-type="float" office:value="42.0975299037036" calcext:value-type="float">
            <text:p>42.0975299037036</text:p>
          </table:table-cell>
          <table:table-cell table:formula="of:=[.Y87]-[.Y88]" office:value-type="float" office:value="45.1954161622354" calcext:value-type="float">
            <text:p>45.1954161622354</text:p>
          </table:table-cell>
          <table:table-cell table:formula="of:=[.Z87]-[.Z88]" office:value-type="float" office:value="46.0532672594174" calcext:value-type="float">
            <text:p>46.0532672594174</text:p>
          </table:table-cell>
          <table:table-cell table:formula="of:=[.AA87]-[.AA88]" office:value-type="float" office:value="48.1078852172189" calcext:value-type="float">
            <text:p>48.1078852172189</text:p>
          </table:table-cell>
          <table:table-cell table:formula="of:=[.AB87]-[.AB88]" office:value-type="float" office:value="51.7636259785929" calcext:value-type="float">
            <text:p>51.7636259785929</text:p>
          </table:table-cell>
          <table:table-cell table:formula="of:=[.AC87]-[.AC88]" office:value-type="float" office:value="51.8452387615146" calcext:value-type="float">
            <text:p>51.8452387615146</text:p>
          </table:table-cell>
          <table:table-cell table:formula="of:=[.AD87]-[.AD88]" office:value-type="float" office:value="55.7602878662202" calcext:value-type="float">
            <text:p>55.7602878662202</text:p>
          </table:table-cell>
          <table:table-cell table:formula="of:=[.AE87]-[.AE88]" office:value-type="float" office:value="57.4739626888743" calcext:value-type="float">
            <text:p>57.4739626888743</text:p>
          </table:table-cell>
          <table:table-cell table:formula="of:=[.AF87]-[.AF88]" office:value-type="float" office:value="58.9202571109468" calcext:value-type="float">
            <text:p>58.9202571109468</text:p>
          </table:table-cell>
          <table:table-cell table:formula="of:=[.AG87]-[.AG88]" office:value-type="float" office:value="61.4868432012065" calcext:value-type="float">
            <text:p>61.4868432012065</text:p>
          </table:table-cell>
          <table:table-cell table:formula="of:=[.AH87]-[.AH88]" office:value-type="float" office:value="61.5121174886561" calcext:value-type="float">
            <text:p>61.5121174886561</text:p>
          </table:table-cell>
          <table:table-cell table:formula="of:=[.AI87]-[.AI88]" office:value-type="float" office:value="62.1492220375009" calcext:value-type="float">
            <text:p>62.1492220375009</text:p>
          </table:table-cell>
          <table:table-cell table:formula="of:=[.AJ87]-[.AJ88]" office:value-type="float" office:value="63.9368154941926" calcext:value-type="float">
            <text:p>63.9368154941926</text:p>
          </table:table-cell>
          <table:table-cell table:formula="of:=[.AK87]-[.AK88]" office:value-type="float" office:value="62.7985318894817" calcext:value-type="float">
            <text:p>62.7985318894817</text:p>
          </table:table-cell>
          <table:table-cell table:formula="of:=[.AL87]-[.AL88]" office:value-type="float" office:value="64.2387332049252" calcext:value-type="float">
            <text:p>64.2387332049252</text:p>
          </table:table-cell>
          <table:table-cell table:formula="of:=[.AM87]-[.AM88]" office:value-type="float" office:value="65.1323911940439" calcext:value-type="float">
            <text:p>65.1323911940439</text:p>
          </table:table-cell>
          <table:table-cell table:formula="of:=[.AN87]-[.AN88]" office:value-type="float" office:value="65.5010280649667" calcext:value-type="float">
            <text:p>65.5010280649667</text:p>
          </table:table-cell>
          <table:table-cell table:formula="of:=[.AO87]-[.AO88]" office:value-type="float" office:value="65.4301108368501" calcext:value-type="float">
            <text:p>65.4301108368501</text:p>
          </table:table-cell>
          <table:table-cell table:formula="of:=[.AP87]-[.AP88]" office:value-type="float" office:value="65.8750361678726" calcext:value-type="float">
            <text:p>65.8750361678726</text:p>
          </table:table-cell>
          <table:table-cell table:formula="of:=[.AQ87]-[.AQ88]" office:value-type="float" office:value="65.2200783853741" calcext:value-type="float">
            <text:p>65.2200783853741</text:p>
          </table:table-cell>
          <table:table-cell table:formula="of:=[.AR87]-[.AR88]" office:value-type="float" office:value="64.9257575646129" calcext:value-type="float">
            <text:p>64.9257575646129</text:p>
          </table:table-cell>
          <table:table-cell table:formula="of:=[.AS87]-[.AS88]" office:value-type="float" office:value="65.2844427424557" calcext:value-type="float">
            <text:p>65.2844427424557</text:p>
          </table:table-cell>
          <table:table-cell table:formula="of:=[.AT87]-[.AT88]" office:value-type="float" office:value="65.4566700373558" calcext:value-type="float">
            <text:p>65.4566700373558</text:p>
          </table:table-cell>
          <table:table-cell table:formula="of:=[.AU87]-[.AU88]" office:value-type="float" office:value="65.5409439698402" calcext:value-type="float">
            <text:p>65.5409439698402</text:p>
          </table:table-cell>
          <table:table-cell table:formula="of:=[.AV87]-[.AV88]" office:value-type="float" office:value="65.4813411125714" calcext:value-type="float">
            <text:p>65.4813411125714</text:p>
          </table:table-cell>
          <table:table-cell table:formula="of:=[.AW87]-[.AW88]" office:value-type="float" office:value="66.2322197243212" calcext:value-type="float">
            <text:p>66.2322197243212</text:p>
          </table:table-cell>
          <table:table-cell table:formula="of:=[.AX87]-[.AX88]" office:value-type="float" office:value="65.4716741265463" calcext:value-type="float">
            <text:p>65.4716741265463</text:p>
          </table:table-cell>
          <table:table-cell table:formula="of:=[.AY87]-[.AY88]" office:value-type="float" office:value="66.2322197243212" calcext:value-type="float">
            <text:p>66.2322197243212</text:p>
          </table:table-cell>
          <table:table-cell table:formula="of:=[.AZ87]-[.AZ88]" office:value-type="float" office:value="66.2399844451606" calcext:value-type="float">
            <text:p>66.2399844451606</text:p>
          </table:table-cell>
          <table:table-cell table:formula="of:=[.BA87]-[.BA88]" office:value-type="float" office:value="66.4155831116292" calcext:value-type="float">
            <text:p>66.4155831116292</text:p>
          </table:table-cell>
          <table:table-cell table:formula="of:=[.BB87]-[.BB88]" office:value-type="float" office:value="66.7162761302803" calcext:value-type="float">
            <text:p>66.7162761302803</text:p>
          </table:table-cell>
          <table:table-cell table:formula="of:=[.BC87]-[.BC88]" office:value-type="float" office:value="66.5700637129792" calcext:value-type="float">
            <text:p>66.5700637129792</text:p>
          </table:table-cell>
          <table:table-cell table:formula="of:=[.BD87]-[.BD88]" office:value-type="float" office:value="67.4759826867428" calcext:value-type="float">
            <text:p>67.4759826867428</text:p>
          </table:table-cell>
          <table:table-cell table:formula="of:=[.BE87]-[.BE88]" office:value-type="float" office:value="68.8637986716896" calcext:value-type="float">
            <text:p>68.8637986716896</text:p>
          </table:table-cell>
          <table:table-cell table:formula="of:=[.BF87]-[.BF88]" office:value-type="float" office:value="68.8715633925291" calcext:value-type="float">
            <text:p>68.8715633925291</text:p>
          </table:table-cell>
          <table:table-cell table:formula="of:=[.BG87]-[.BG88]" office:value-type="float" office:value="69.8101457103717" calcext:value-type="float">
            <text:p>69.8101457103717</text:p>
          </table:table-cell>
          <table:table-cell table:formula="of:=[.BH87]-[.BH88]" office:value-type="float" office:value="70.4664832462473" calcext:value-type="float">
            <text:p>70.4664832462473</text:p>
          </table:table-cell>
          <table:table-cell table:formula="of:=[.BI87]-[.BI88]" office:value-type="float" office:value="72.4814583507829" calcext:value-type="float">
            <text:p>72.4814583507829</text:p>
          </table:table-cell>
          <table:table-cell table:formula="of:=[.BJ87]-[.BJ88]" office:value-type="float" office:value="72.4814583507829" calcext:value-type="float">
            <text:p>72.4814583507829</text:p>
          </table:table-cell>
          <table:table-cell table:formula="of:=[.BK87]-[.BK88]" office:value-type="float" office:value="72.4814583507829" calcext:value-type="float">
            <text:p>72.4814583507829</text:p>
          </table:table-cell>
          <table:table-cell table:formula="of:=[.BL87]-[.BL88]" office:value-type="float" office:value="73.4813099014871" calcext:value-type="float">
            <text:p>73.4813099014871</text:p>
          </table:table-cell>
          <table:table-cell table:formula="of:=[.BM87]-[.BM88]" office:value-type="float" office:value="73.6760911525383" calcext:value-type="float">
            <text:p>73.6760911525383</text:p>
          </table:table-cell>
          <table:table-cell table:formula="of:=[.BN87]-[.BN88]" office:value-type="float" office:value="73.126257942022" calcext:value-type="float">
            <text:p>73.126257942022</text:p>
          </table:table-cell>
          <table:table-cell table:formula="of:=[.BO87]-[.BO88]" office:value-type="float" office:value="73.3378713479556" calcext:value-type="float">
            <text:p>73.3378713479556</text:p>
          </table:table-cell>
          <table:table-cell table:formula="of:=[.BP87]-[.BP88]" office:value-type="float" office:value="74.8248962148682" calcext:value-type="float">
            <text:p>74.8248962148682</text:p>
          </table:table-cell>
          <table:table-cell table:formula="of:=[.BQ87]-[.BQ88]" office:value-type="float" office:value="75.5402642748025" calcext:value-type="float">
            <text:p>75.5402642748025</text:p>
          </table:table-cell>
          <table:table-cell table:formula="of:=[.BR87]-[.BR88]" office:value-type="float" office:value="75.9783891435603" calcext:value-type="float">
            <text:p>75.9783891435603</text:p>
          </table:table-cell>
          <table:table-cell table:formula="of:=[.BS87]-[.BS88]" office:value-type="float" office:value="76.8132606362661" calcext:value-type="float">
            <text:p>76.8132606362661</text:p>
          </table:table-cell>
          <table:table-cell table:formula="of:=[.BT87]-[.BT88]" office:value-type="float" office:value="77.9533797261921" calcext:value-type="float">
            <text:p>77.9533797261921</text:p>
          </table:table-cell>
          <table:table-cell table:formula="of:=[.BU87]-[.BU88]" office:value-type="float" office:value="79.1951283440791" calcext:value-type="float">
            <text:p>79.1951283440791</text:p>
          </table:table-cell>
          <table:table-cell table:formula="of:=[.BV87]-[.BV88]" office:value-type="float" office:value="79.1951283440791" calcext:value-type="float">
            <text:p>79.1951283440791</text:p>
          </table:table-cell>
          <table:table-cell table:formula="of:=[.BW87]-[.BW88]" office:value-type="float" office:value="79.1744265017799" calcext:value-type="float">
            <text:p>79.1744265017799</text:p>
          </table:table-cell>
          <table:table-cell table:formula="of:=[.BX87]-[.BX88]" office:value-type="float" office:value="80.2736065949987" calcext:value-type="float">
            <text:p>80.2736065949987</text:p>
          </table:table-cell>
          <table:table-cell table:formula="of:=[.BY87]-[.BY88]" office:value-type="float" office:value="80.9008403649895" calcext:value-type="float">
            <text:p>80.9008403649895</text:p>
          </table:table-cell>
          <table:table-cell table:formula="of:=[.BZ87]-[.BZ88]" office:value-type="float" office:value="82.3529017273371" calcext:value-type="float">
            <text:p>82.3529017273371</text:p>
          </table:table-cell>
          <table:table-cell table:formula="of:=[.CA87]-[.CA88]" office:value-type="float" office:value="83.2713989346594" calcext:value-type="float">
            <text:p>83.2713989346594</text:p>
          </table:table-cell>
          <table:table-cell table:formula="of:=[.CB87]-[.CB88]" office:value-type="float" office:value="83.5585056486579" calcext:value-type="float">
            <text:p>83.5585056486579</text:p>
          </table:table-cell>
          <table:table-cell table:formula="of:=[.CC87]-[.CC88]" office:value-type="float" office:value="84.458072028876" calcext:value-type="float">
            <text:p>84.458072028876</text:p>
          </table:table-cell>
          <table:table-cell table:formula="of:=[.CD87]-[.CD88]" office:value-type="float" office:value="84.8788160680223" calcext:value-type="float">
            <text:p>84.8788160680223</text:p>
          </table:table-cell>
          <table:table-cell table:formula="of:=[.CE87]-[.CE88]" office:value-type="float" office:value="84.2504573602039" calcext:value-type="float">
            <text:p>84.2504573602039</text:p>
          </table:table-cell>
          <table:table-cell table:formula="of:=[.CF87]-[.CF88]" office:value-type="float" office:value="84.2504573602039" calcext:value-type="float">
            <text:p>84.2504573602039</text:p>
          </table:table-cell>
          <table:table-cell table:formula="of:=[.CG87]-[.CG88]" office:value-type="float" office:value="84.9822686192909" calcext:value-type="float">
            <text:p>84.9822686192909</text:p>
          </table:table-cell>
          <table:table-cell table:formula="of:=[.CH87]-[.CH88]" office:value-type="float" office:value="84.9822686192909" calcext:value-type="float">
            <text:p>84.9822686192909</text:p>
          </table:table-cell>
          <table:table-cell table:formula="of:=[.CI87]-[.CI88]" office:value-type="float" office:value="85.2090541048048" calcext:value-type="float">
            <text:p>85.2090541048048</text:p>
          </table:table-cell>
          <table:table-cell table:formula="of:=[.CJ87]-[.CJ88]" office:value-type="float" office:value="85.7629906581832" calcext:value-type="float">
            <text:p>85.7629906581832</text:p>
          </table:table-cell>
          <table:table-cell table:formula="of:=[.CK87]-[.CK88]" office:value-type="float" office:value="86.7549411725855" calcext:value-type="float">
            <text:p>86.7549411725855</text:p>
          </table:table-cell>
          <table:table-cell table:formula="of:=[.CL87]-[.CL88]" office:value-type="float" office:value="87.1470008970827" calcext:value-type="float">
            <text:p>87.1470008970827</text:p>
          </table:table-cell>
          <table:table-cell table:formula="of:=[.CM87]-[.CM88]" office:value-type="float" office:value="87.1470008970827" calcext:value-type="float">
            <text:p>87.1470008970827</text:p>
          </table:table-cell>
          <table:table-cell table:formula="of:=[.CN87]-[.CN88]" office:value-type="float" office:value="87.3771988382196" calcext:value-type="float">
            <text:p>87.3771988382196</text:p>
          </table:table-cell>
          <table:table-cell table:formula="of:=[.CO87]-[.CO88]" office:value-type="float" office:value="87.3771988382196" calcext:value-type="float">
            <text:p>87.3771988382196</text:p>
          </table:table-cell>
          <table:table-cell table:formula="of:=[.CP87]-[.CP88]" office:value-type="float" office:value="88.8637624718177" calcext:value-type="float">
            <text:p>88.8637624718177</text:p>
          </table:table-cell>
          <table:table-cell table:formula="of:=[.CQ87]-[.CQ88]" office:value-type="float" office:value="89.4736842105263" calcext:value-type="float">
            <text:p>89.4736842105263</text:p>
          </table:table-cell>
          <table:table-cell table:formula="of:=[.CR87]-[.CR88]" office:value-type="float" office:value="89.9685507369474" calcext:value-type="float">
            <text:p>89.9685507369474</text:p>
          </table:table-cell>
          <table:table-cell table:formula="of:=[.CS87]-[.CS88]" office:value-type="float" office:value="90.3321160271736" calcext:value-type="float">
            <text:p>90.3321160271736</text:p>
          </table:table-cell>
          <table:table-cell table:formula="of:=[.CT87]-[.CT88]" office:value-type="float" office:value="90.1784642995827" calcext:value-type="float">
            <text:p>90.1784642995827</text:p>
          </table:table-cell>
          <table:table-cell table:formula="of:=[.CU87]-[.CU88]" office:value-type="float" office:value="90.7530500115813" calcext:value-type="float">
            <text:p>90.7530500115813</text:p>
          </table:table-cell>
          <table:table-cell table:formula="of:=[.CV87]-[.CV88]" office:value-type="float" office:value="90.4702096222115" calcext:value-type="float">
            <text:p>90.4702096222115</text:p>
          </table:table-cell>
          <table:table-cell table:formula="of:=[.CW87]-[.CW88]" office:value-type="float" office:value="91.3227194839447" calcext:value-type="float">
            <text:p>91.3227194839447</text:p>
          </table:table-cell>
          <table:table-cell table:formula="of:=[.CX87]-[.CX88]" office:value-type="float" office:value="91.3227194839447" calcext:value-type="float">
            <text:p>91.3227194839447</text:p>
          </table:table-cell>
          <table:table-cell table:formula="of:=[.CY87]-[.CY88]" office:value-type="float" office:value="91.3227194839447" calcext:value-type="float">
            <text:p>91.3227194839447</text:p>
          </table:table-cell>
          <table:table-cell table:formula="of:=[.CZ87]-[.CZ88]" office:value-type="float" office:value="91.3227194839447" calcext:value-type="float">
            <text:p>91.3227194839447</text:p>
          </table:table-cell>
          <table:table-cell table:formula="of:=[.DA87]-[.DA88]" office:value-type="float" office:value="91.3227194839447" calcext:value-type="float">
            <text:p>91.3227194839447</text:p>
          </table:table-cell>
          <table:table-cell table:formula="of:=[.DB87]-[.DB88]" office:value-type="float" office:value="90.6097922605303" calcext:value-type="float">
            <text:p>90.6097922605303</text:p>
          </table:table-cell>
          <table:table-cell table:formula="of:=[.DC87]-[.DC88]" office:value-type="float" office:value="90.6097922605303" calcext:value-type="float">
            <text:p>90.6097922605303</text:p>
          </table:table-cell>
          <table:table-cell table:formula="of:=[.DD87]-[.DD88]" office:value-type="float" office:value="89.7010674681109" calcext:value-type="float">
            <text:p>89.7010674681109</text:p>
          </table:table-cell>
          <table:table-cell table:formula="of:=[.DE87]-[.DE88]" office:value-type="float" office:value="90.4702096222115" calcext:value-type="float">
            <text:p>90.4702096222115</text:p>
          </table:table-cell>
          <table:table-cell table:formula="of:=[.DF87]-[.DF88]" office:value-type="float" office:value="90.4702096222115" calcext:value-type="float">
            <text:p>90.4702096222115</text:p>
          </table:table-cell>
          <table:table-cell table:formula="of:=[.DG87]-[.DG88]" office:value-type="float" office:value="90.6446041057491" calcext:value-type="float">
            <text:p>90.6446041057491</text:p>
          </table:table-cell>
          <table:table-cell table:formula="of:=[.DH87]-[.DH88]" office:value-type="float" office:value="88.9182021221835" calcext:value-type="float">
            <text:p>88.9182021221835</text:p>
          </table:table-cell>
          <table:table-cell table:formula="of:=[.DI87]-[.DI88]" office:value-type="float" office:value="88.9182021221835" calcext:value-type="float">
            <text:p>88.9182021221835</text:p>
          </table:table-cell>
          <table:table-cell table:formula="of:=[.DJ87]-[.DJ88]" office:value-type="float" office:value="87.5530996628034" calcext:value-type="float">
            <text:p>87.5530996628034</text:p>
          </table:table-cell>
          <table:table-cell table:formula="of:=[.DK87]-[.DK88]" office:value-type="float" office:value="85.7487475067825" calcext:value-type="float">
            <text:p>85.7487475067825</text:p>
          </table:table-cell>
          <table:table-cell table:formula="of:=[.DL87]-[.DL88]" office:value-type="float" office:value="85.9520235237165" calcext:value-type="float">
            <text:p>85.9520235237165</text:p>
          </table:table-cell>
          <table:table-cell table:formula="of:=[.DM87]-[.DM88]" office:value-type="float" office:value="85.6940184609885" calcext:value-type="float">
            <text:p>85.6940184609885</text:p>
          </table:table-cell>
          <table:table-cell table:formula="of:=[.DN87]-[.DN88]" office:value-type="float" office:value="84.2594106052639" calcext:value-type="float">
            <text:p>84.2594106052639</text:p>
          </table:table-cell>
          <table:table-cell table:formula="of:=[.DO87]-[.DO88]" office:value-type="float" office:value="82.7166133802439" calcext:value-type="float">
            <text:p>82.7166133802439</text:p>
          </table:table-cell>
          <table:table-cell table:formula="of:=[.DP87]-[.DP88]" office:value-type="float" office:value="82.5298541743922" calcext:value-type="float">
            <text:p>82.5298541743922</text:p>
          </table:table-cell>
          <table:table-cell table:formula="of:=[.DQ87]-[.DQ88]" office:value-type="float" office:value="82.4446063199823" calcext:value-type="float">
            <text:p>82.4446063199823</text:p>
          </table:table-cell>
          <table:table-cell table:formula="of:=[.DR87]-[.DR88]" office:value-type="float" office:value="83.2856338171303" calcext:value-type="float">
            <text:p>83.2856338171303</text:p>
          </table:table-cell>
          <table:table-cell table:formula="of:=[.DS87]-[.DS88]" office:value-type="float" office:value="82.3529017273371" calcext:value-type="float">
            <text:p>82.3529017273371</text:p>
          </table:table-cell>
          <table:table-cell table:formula="of:=[.DT87]-[.DT88]" office:value-type="float" office:value="82.3529017273371" calcext:value-type="float">
            <text:p>82.3529017273371</text:p>
          </table:table-cell>
          <table:table-cell table:formula="of:=[.DU87]-[.DU88]" office:value-type="float" office:value="82.3149955859128" calcext:value-type="float">
            <text:p>82.3149955859128</text:p>
          </table:table-cell>
          <table:table-cell table:formula="of:=[.DV87]-[.DV88]" office:value-type="float" office:value="82.3149955859128" calcext:value-type="float">
            <text:p>82.3149955859128</text:p>
          </table:table-cell>
          <table:table-cell table:formula="of:=[.DW87]-[.DW88]" office:value-type="float" office:value="81.4232234655577" calcext:value-type="float">
            <text:p>81.4232234655577</text:p>
          </table:table-cell>
          <table:table-cell table:formula="of:=[.DX87]-[.DX88]" office:value-type="float" office:value="81.6639818012965" calcext:value-type="float">
            <text:p>81.6639818012965</text:p>
          </table:table-cell>
          <table:table-cell table:formula="of:=[.DY87]-[.DY88]" office:value-type="float" office:value="80.8114289494379" calcext:value-type="float">
            <text:p>80.8114289494379</text:p>
          </table:table-cell>
          <table:table-cell table:formula="of:=[.DZ87]-[.DZ88]" office:value-type="float" office:value="80.4874093251046" calcext:value-type="float">
            <text:p>80.4874093251046</text:p>
          </table:table-cell>
          <table:table-cell table:formula="of:=[.EA87]-[.EA88]" office:value-type="float" office:value="80.3340861783427" calcext:value-type="float">
            <text:p>80.3340861783427</text:p>
          </table:table-cell>
        </table:table-row>
        <table:table-row table:style-name="ro1">
          <table:table-cell table:number-columns-repeated="1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.2222222222222" calcext:value-type="float">
            <text:p>42.2222222222222</text:p>
          </table:table-cell>
          <table:table-cell table:number-columns-repeated="2" office:value-type="float" office:value="51.1111111111111" calcext:value-type="float">
            <text:p>51.111111111111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.5555555555556" calcext:value-type="float">
            <text:p>55.555555555555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62.2222222222222" calcext:value-type="float">
            <text:p>62.2222222222222</text:p>
          </table:table-cell>
          <table:table-cell table:number-columns-repeated="2" office:value-type="float" office:value="64.4444444444444" calcext:value-type="float">
            <text:p>64.4444444444444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.2222222222222" calcext:value-type="float">
            <text:p>82.2222222222222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3" office:value-type="float" office:value="91.1111111111111" calcext:value-type="float">
            <text:p>91.1111111111111</text:p>
          </table:table-cell>
          <table:table-cell table:number-columns-repeated="3" office:value-type="float" office:value="93.3333333333333" calcext:value-type="float">
            <text:p>93.3333333333333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table:number-columns-repeated="3" office:value-type="float" office:value="97.7777777777778" calcext:value-type="float">
            <text:p>97.7777777777778</text:p>
          </table:table-cell>
          <table:table-cell table:number-columns-repeated="15" office:value-type="float" office:value="100" calcext:value-type="float">
            <text:p>100</text:p>
          </table:table-cell>
          <table:table-cell table:number-columns-repeated="2" office:value-type="float" office:value="97.7777777777778" calcext:value-type="float">
            <text:p>97.7777777777778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table:number-columns-repeated="2" office:value-type="float" office:value="91.1111111111111" calcext:value-type="float">
            <text:p>91.1111111111111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table:number-columns-repeated="14" office:value-type="float" office:value="80" calcext:value-type="float">
            <text:p>80</text:p>
          </table:table-cell>
          <table:table-cell table:number-columns-repeated="3" office:value-type="float" office:value="82.2222222222222" calcext:value-type="float">
            <text:p>82.2222222222222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table:number-columns-repeated="11" office:value-type="float" office:value="86.6666666666667" calcext:value-type="float">
            <text:p>86.6666666666667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table:number-columns-repeated="2" office:value-type="float" office:value="97.7777777777778" calcext:value-type="float">
            <text:p>97.7777777777778</text:p>
          </table:table-cell>
          <table:table-cell table:number-columns-repeated="3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.7777777777778" calcext:value-type="float">
            <text:p>57.7777777777778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8.8888888888889" calcext:value-type="float">
            <text:p>68.8888888888889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75.5555555555556" calcext:value-type="float">
            <text:p>75.5555555555556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75.5555555555556" calcext:value-type="float">
            <text:p>75.5555555555556</text:p>
          </table:table-cell>
          <table:table-cell table:number-columns-repeated="4" office:value-type="float" office:value="77.7777777777778" calcext:value-type="float">
            <text:p>77.7777777777778</text:p>
          </table:table-cell>
          <table:table-cell table:number-columns-repeated="2" office:value-type="float" office:value="84.4444444444444" calcext:value-type="float">
            <text:p>84.4444444444444</text:p>
          </table:table-cell>
          <table:table-cell table:number-columns-repeated="2" office:value-type="float" office:value="91.1111111111111" calcext:value-type="float">
            <text:p>91.1111111111111</text:p>
          </table:table-cell>
          <table:table-cell table:number-columns-repeated="4" office:value-type="float" office:value="93.3333333333333" calcext:value-type="float">
            <text:p>93.3333333333333</text:p>
          </table:table-cell>
          <table:table-cell office:value-type="float" office:value="97.7777777777778" calcext:value-type="float">
            <text:p>97.7777777777778</text:p>
          </table:table-cell>
          <table:table-cell table:number-columns-repeated="20" office:value-type="float" office:value="100" calcext:value-type="float">
            <text:p>100</text:p>
          </table:table-cell>
          <table:table-cell office:value-type="float" office:value="97.7777777777778" calcext:value-type="float">
            <text:p>97.7777777777778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table:number-columns-repeated="5" office:value-type="float" office:value="84.4444444444444" calcext:value-type="float">
            <text:p>84.4444444444444</text:p>
          </table:table-cell>
          <table:table-cell table:number-columns-repeated="2" office:value-type="float" office:value="82.2222222222222" calcext:value-type="float">
            <text:p>82.2222222222222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4" office:value-type="float" office:value="82.2222222222222" calcext:value-type="float">
            <text:p>82.2222222222222</text:p>
          </table:table-cell>
          <table:table-cell table:number-columns-repeated="3" office:value-type="float" office:value="77.7777777777778" calcext:value-type="float">
            <text:p>77.7777777777778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2" office:value-type="float" office:value="73.3333333333333" calcext:value-type="float">
            <text:p>73.3333333333333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2" office:value-type="float" office:value="71.1111111111111" calcext:value-type="float">
            <text:p>71.1111111111111</text:p>
          </table:table-cell>
          <table:table-cell table:number-columns-repeated="2" office:value-type="float" office:value="73.3333333333333" calcext:value-type="float">
            <text:p>73.3333333333333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table:number-columns-repeated="9" office:value-type="float" office:value="82.2222222222222" calcext:value-type="float">
            <text:p>82.2222222222222</text:p>
          </table:table-cell>
          <table:table-cell table:number-columns-repeated="2" office:value-type="float" office:value="84.4444444444444" calcext:value-type="float">
            <text:p>84.4444444444444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5" office:value-type="float" office:value="97.7777777777778" calcext:value-type="float">
            <text:p>97.7777777777778</text:p>
          </table:table-cell>
          <table:table-cell table:number-columns-repeated="2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7777777777778" calcext:value-type="float">
            <text:p>37.7777777777778</text:p>
          </table:table-cell>
          <table:table-cell table:number-columns-repeated="2" office:value-type="float" office:value="51.1111111111111" calcext:value-type="float">
            <text:p>51.1111111111111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71.1111111111111" calcext:value-type="float">
            <text:p>71.11111111111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75.5555555555556" calcext:value-type="float">
            <text:p>75.55555555555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2.2222222222222" calcext:value-type="float">
            <text:p>82.2222222222222</text:p>
          </table:table-cell>
          <table:table-cell table:number-columns-repeated="3" office:value-type="float" office:value="84.4444444444444" calcext:value-type="float">
            <text:p>84.4444444444444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7" office:value-type="float" office:value="95.5555555555556" calcext:value-type="float">
            <text:p>95.5555555555556</text:p>
          </table:table-cell>
          <table:table-cell table:number-columns-repeated="3" office:value-type="float" office:value="97.7777777777778" calcext:value-type="float">
            <text:p>97.7777777777778</text:p>
          </table:table-cell>
          <table:table-cell table:number-columns-repeated="3" office:value-type="float" office:value="93.3333333333333" calcext:value-type="float">
            <text:p>93.3333333333333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3.3333333333333" calcext:value-type="float">
            <text:p>73.3333333333333</text:p>
          </table:table-cell>
          <table:table-cell table:number-columns-repeated="2" office:value-type="float" office:value="71.1111111111111" calcext:value-type="float">
            <text:p>71.1111111111111</text:p>
          </table:table-cell>
          <table:table-cell table:number-columns-repeated="2" office:value-type="float" office:value="68.8888888888889" calcext:value-type="float">
            <text:p>68.8888888888889</text:p>
          </table:table-cell>
          <table:table-cell table:number-columns-repeated="3" office:value-type="float" office:value="64.4444444444444" calcext:value-type="float">
            <text:p>64.4444444444444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.5555555555556" calcext:value-type="float">
            <text:p>55.5555555555556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51.1111111111111" calcext:value-type="float">
            <text:p>51.1111111111111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7.7777777777778" calcext:value-type="float">
            <text:p>37.7777777777778</text:p>
          </table:table-cell>
          <table:table-cell office:value-type="float" office:value="35.5555555555556" calcext:value-type="float">
            <text:p>35.5555555555556</text:p>
          </table:table-cell>
          <table:table-cell table:number-columns-repeated="3" office:value-type="float" office:value="31.1111111111111" calcext:value-type="float">
            <text:p>31.1111111111111</text:p>
          </table:table-cell>
          <table:table-cell table:number-columns-repeated="11" office:value-type="float" office:value="28.8888888888889" calcext:value-type="float">
            <text:p>28.8888888888889</text:p>
          </table:table-cell>
          <table:table-cell table:number-columns-repeated="2" office:value-type="float" office:value="31.1111111111111" calcext:value-type="float">
            <text:p>31.111111111111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5" office:value-type="float" office:value="35.5555555555556" calcext:value-type="float">
            <text:p>35.5555555555556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8.8888888888889" calcext:value-type="float">
            <text:p>68.8888888888889</text:p>
          </table:table-cell>
          <table:table-cell table:number-columns-repeated="4" office:value-type="float" office:value="71.1111111111111" calcext:value-type="float">
            <text:p>71.1111111111111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3" office:value-type="float" office:value="91.1111111111111" calcext:value-type="float">
            <text:p>91.1111111111111</text:p>
          </table:table-cell>
          <table:table-cell table:number-columns-repeated="4" office:value-type="float" office:value="95.5555555555556" calcext:value-type="float">
            <text:p>95.5555555555556</text:p>
          </table:table-cell>
          <table:table-cell table:number-columns-repeated="6" office:value-type="float" office:value="97.7777777777778" calcext:value-type="float">
            <text:p>97.777777777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3" office:value-type="float" office:value="57.7777777777778" calcext:value-type="float">
            <text:p>57.7777777777778</text:p>
          </table:table-cell>
          <table:table-cell office:value-type="float" office:value="60" calcext:value-type="float">
            <text:p>60</text:p>
          </table:table-cell>
          <table:table-cell office:value-type="float" office:value="64.4444444444444" calcext:value-type="float">
            <text:p>64.4444444444444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75.5555555555556" calcext:value-type="float">
            <text:p>75.555555555555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4" office:value-type="float" office:value="95.5555555555556" calcext:value-type="float">
            <text:p>95.5555555555556</text:p>
          </table:table-cell>
          <table:table-cell table:number-columns-repeated="27" office:value-type="float" office:value="97.7777777777778" calcext:value-type="float">
            <text:p>97.7777777777778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float" office:value="97.7777777777778" calcext:value-type="float">
            <text:p>97.7777777777778</text:p>
          </table:table-cell>
          <table:table-cell office:value-type="float" office:value="95.5555555555556" calcext:value-type="float">
            <text:p>95.5555555555556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4" office:value-type="float" office:value="91.1111111111111" calcext:value-type="float">
            <text:p>91.1111111111111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3" office:value-type="float" office:value="86.6666666666667" calcext:value-type="float">
            <text:p>86.6666666666667</text:p>
          </table:table-cell>
          <table:table-cell table:number-columns-repeated="7" office:value-type="float" office:value="84.4444444444444" calcext:value-type="float">
            <text:p>84.4444444444444</text:p>
          </table:table-cell>
          <table:table-cell table:number-columns-repeated="12" office:value-type="float" office:value="82.2222222222222" calcext:value-type="float">
            <text:p>82.2222222222222</text:p>
          </table:table-cell>
          <table:table-cell table:number-columns-repeated="6" office:value-type="float" office:value="84.4444444444444" calcext:value-type="float">
            <text:p>84.4444444444444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6" office:value-type="float" office:value="86.6666666666667" calcext:value-type="float">
            <text:p>86.6666666666667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2" office:value-type="float" office:value="97.7777777777778" calcext:value-type="float">
            <text:p>97.7777777777778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.4444444444444" calcext:value-type="float">
            <text:p>64.4444444444444</text:p>
          </table:table-cell>
          <table:table-cell table:number-columns-repeated="3" office:value-type="float" office:value="68.8888888888889" calcext:value-type="float">
            <text:p>68.8888888888889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68.8888888888889" calcext:value-type="float">
            <text:p>68.8888888888889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table:number-columns-repeated="2" office:value-type="float" office:value="84.4444444444444" calcext:value-type="float">
            <text:p>84.4444444444444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4" office:value-type="float" office:value="84.4444444444444" calcext:value-type="float">
            <text:p>84.4444444444444</text:p>
          </table:table-cell>
          <table:table-cell table:number-columns-repeated="4" office:value-type="float" office:value="86.6666666666667" calcext:value-type="float">
            <text:p>86.6666666666667</text:p>
          </table:table-cell>
          <table:table-cell table:number-columns-repeated="8" office:value-type="float" office:value="84.4444444444444" calcext:value-type="float">
            <text:p>84.4444444444444</text:p>
          </table:table-cell>
          <table:table-cell office:value-type="float" office:value="80" calcext:value-type="float">
            <text:p>80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68.8888888888889" calcext:value-type="float">
            <text:p>68.8888888888889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68.8888888888889" calcext:value-type="float">
            <text:p>68.8888888888889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4" office:value-type="float" office:value="53.3333333333333" calcext:value-type="float">
            <text:p>53.3333333333333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35.5555555555556" calcext:value-type="float">
            <text:p>35.555555555555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1.1111111111111" calcext:value-type="float">
            <text:p>31.1111111111111</text:p>
          </table:table-cell>
          <table:table-cell table:number-columns-repeated="2" office:value-type="float" office:value="28.8888888888889" calcext:value-type="float">
            <text:p>28.888888888888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4.4444444444444" calcext:value-type="float">
            <text:p>24.4444444444444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15.5555555555556" calcext:value-type="float">
            <text:p>15.5555555555556</text:p>
          </table:table-cell>
          <table:table-cell table:number-columns-repeated="4" office:value-type="float" office:value="13.3333333333333" calcext:value-type="float">
            <text:p>13.3333333333333</text:p>
          </table:table-cell>
          <table:table-cell table:number-columns-repeated="7" office:value-type="float" office:value="11.1111111111111" calcext:value-type="float">
            <text:p>11.1111111111111</text:p>
          </table:table-cell>
          <table:table-cell table:number-columns-repeated="15" office:value-type="float" office:value="8.88888888888889" calcext:value-type="float">
            <text:p>8.88888888888889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2" office:value-type="float" office:value="15.5555555555556" calcext:value-type="float">
            <text:p>15.5555555555556</text:p>
          </table:table-cell>
          <table:table-cell table:number-columns-repeated="2" office:value-type="float" office:value="17.7777777777778" calcext:value-type="float">
            <text:p>17.777777777777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24.4444444444444" calcext:value-type="float">
            <text:p>24.4444444444444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37.7777777777778" calcext:value-type="float">
            <text:p>37.777777777777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3" office:value-type="float" office:value="77.7777777777778" calcext:value-type="float">
            <text:p>77.77777777777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6.6666666666667" calcext:value-type="float">
            <text:p>86.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.2222222222222" calcext:value-type="float">
            <text:p>62.2222222222222</text:p>
          </table:table-cell>
          <table:table-cell table:number-columns-repeated="2" office:value-type="float" office:value="57.7777777777778" calcext:value-type="float">
            <text:p>57.7777777777778</text:p>
          </table:table-cell>
          <table:table-cell office:value-type="float" office:value="62.2222222222222" calcext:value-type="float">
            <text:p>62.2222222222222</text:p>
          </table:table-cell>
          <table:table-cell table:number-columns-repeated="2" office:value-type="float" office:value="64.4444444444444" calcext:value-type="float">
            <text:p>64.4444444444444</text:p>
          </table:table-cell>
          <table:table-cell office:value-type="float" office:value="68.8888888888889" calcext:value-type="float">
            <text:p>68.8888888888889</text:p>
          </table:table-cell>
          <table:table-cell table:number-columns-repeated="4" office:value-type="float" office:value="71.1111111111111" calcext:value-type="float">
            <text:p>71.1111111111111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.4444444444444" calcext:value-type="float">
            <text:p>84.4444444444444</text:p>
          </table:table-cell>
          <table:table-cell table:number-columns-repeated="4" office:value-type="float" office:value="88.8888888888889" calcext:value-type="float">
            <text:p>88.8888888888889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office:value-type="float" office:value="97.7777777777778" calcext:value-type="float">
            <text:p>97.7777777777778</text:p>
          </table:table-cell>
          <table:table-cell table:number-columns-repeated="43" office:value-type="float" office:value="100" calcext:value-type="float">
            <text:p>100</text:p>
          </table:table-cell>
          <table:table-cell table:number-columns-repeated="3" office:value-type="float" office:value="97.7777777777778" calcext:value-type="float">
            <text:p>97.7777777777778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table:number-columns-repeated="2" office:value-type="float" office:value="91.1111111111111" calcext:value-type="float">
            <text:p>91.1111111111111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table:number-columns-repeated="2" office:value-type="float" office:value="91.1111111111111" calcext:value-type="float">
            <text:p>91.1111111111111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9" office:value-type="float" office:value="86.6666666666667" calcext:value-type="float">
            <text:p>86.6666666666667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table:number-columns-repeated="4" office:value-type="float" office:value="91.1111111111111" calcext:value-type="float">
            <text:p>91.1111111111111</text:p>
          </table:table-cell>
          <table:table-cell table:number-columns-repeated="23" office:value-type="float" office:value="93.3333333333333" calcext:value-type="float">
            <text:p>93.3333333333333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table:number-columns-repeated="3" office:value-type="float" office:value="93.3333333333333" calcext:value-type="float">
            <text:p>93.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.4444444444444" calcext:value-type="float">
            <text:p>64.4444444444444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3" office:value-type="float" office:value="95.5555555555556" calcext:value-type="float">
            <text:p>95.5555555555556</text:p>
          </table:table-cell>
          <table:table-cell table:number-columns-repeated="3" office:value-type="float" office:value="97.7777777777778" calcext:value-type="float">
            <text:p>97.7777777777778</text:p>
          </table:table-cell>
          <table:table-cell table:number-columns-repeated="14" office:value-type="float" office:value="100" calcext:value-type="float">
            <text:p>100</text:p>
          </table:table-cell>
          <table:table-cell table:number-columns-repeated="3" office:value-type="float" office:value="97.7777777777778" calcext:value-type="float">
            <text:p>97.7777777777778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table:number-columns-repeated="3" office:value-type="float" office:value="91.1111111111111" calcext:value-type="float">
            <text:p>91.1111111111111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table:number-columns-repeated="3" office:value-type="float" office:value="86.6666666666667" calcext:value-type="float">
            <text:p>86.6666666666667</text:p>
          </table:table-cell>
          <table:table-cell table:number-columns-repeated="4" office:value-type="float" office:value="84.4444444444444" calcext:value-type="float">
            <text:p>84.4444444444444</text:p>
          </table:table-cell>
          <table:table-cell table:number-columns-repeated="3" office:value-type="float" office:value="82.2222222222222" calcext:value-type="float">
            <text:p>82.2222222222222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5" office:value-type="float" office:value="77.7777777777778" calcext:value-type="float">
            <text:p>77.7777777777778</text:p>
          </table:table-cell>
          <table:table-cell office:value-type="float" office:value="71.1111111111111" calcext:value-type="float">
            <text:p>71.1111111111111</text:p>
          </table:table-cell>
          <table:table-cell table:number-columns-repeated="3" office:value-type="float" office:value="68.8888888888889" calcext:value-type="float">
            <text:p>68.8888888888889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4" office:value-type="float" office:value="64.4444444444444" calcext:value-type="float">
            <text:p>64.4444444444444</text:p>
          </table:table-cell>
          <table:table-cell table:number-columns-repeated="4" office:value-type="float" office:value="66.6666666666667" calcext:value-type="float">
            <text:p>66.6666666666667</text:p>
          </table:table-cell>
          <table:table-cell office:value-type="float" office:value="68.8888888888889" calcext:value-type="float">
            <text:p>68.8888888888889</text:p>
          </table:table-cell>
          <table:table-cell table:number-columns-repeated="3" office:value-type="float" office:value="71.1111111111111" calcext:value-type="float">
            <text:p>71.1111111111111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3" office:value-type="float" office:value="77.7777777777778" calcext:value-type="float">
            <text:p>77.77777777777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10" office:value-type="float" office:value="97.7777777777778" calcext:value-type="float">
            <text:p>97.7777777777778</text:p>
          </table:table-cell>
          <table:table-cell table:number-columns-repeated="1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7.7777777777778" calcext:value-type="float">
            <text:p>57.77777777777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4" office:value-type="float" office:value="68.8888888888889" calcext:value-type="float">
            <text:p>68.8888888888889</text:p>
          </table:table-cell>
          <table:table-cell office:value-type="float" office:value="71.1111111111111" calcext:value-type="float">
            <text:p>71.1111111111111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office:value-type="float" office:value="84.4444444444444" calcext:value-type="float">
            <text:p>84.4444444444444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4" office:value-type="float" office:value="91.1111111111111" calcext:value-type="float">
            <text:p>91.1111111111111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15" office:value-type="float" office:value="100" calcext:value-type="float">
            <text:p>100</text:p>
          </table:table-cell>
          <table:table-cell table:number-columns-repeated="2" office:value-type="float" office:value="97.7777777777778" calcext:value-type="float">
            <text:p>97.7777777777778</text:p>
          </table:table-cell>
          <table:table-cell office:value-type="float" office:value="95.5555555555556" calcext:value-type="float">
            <text:p>95.5555555555556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84.4444444444444" calcext:value-type="float">
            <text:p>84.4444444444444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table:number-columns-repeated="7" office:value-type="float" office:value="71.1111111111111" calcext:value-type="float">
            <text:p>71.1111111111111</text:p>
          </table:table-cell>
          <table:table-cell table:number-columns-repeated="3" office:value-type="float" office:value="68.8888888888889" calcext:value-type="float">
            <text:p>68.8888888888889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64.4444444444444" calcext:value-type="float">
            <text:p>64.444444444444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 office:value-type="float" office:value="57.7777777777778" calcext:value-type="float">
            <text:p>57.7777777777778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71.1111111111111" calcext:value-type="float">
            <text:p>71.1111111111111</text:p>
          </table:table-cell>
          <table:table-cell office:value-type="float" office:value="75.5555555555556" calcext:value-type="float">
            <text:p>75.5555555555556</text:p>
          </table:table-cell>
          <table:table-cell table:number-columns-repeated="6" office:value-type="float" office:value="77.7777777777778" calcext:value-type="float">
            <text:p>77.77777777777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table:number-columns-repeated="2" office:value-type="float" office:value="84.4444444444444" calcext:value-type="float">
            <text:p>84.4444444444444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table:number-columns-repeated="11" office:value-type="float" office:value="91.1111111111111" calcext:value-type="float">
            <text:p>91.1111111111111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table:number-columns-repeated="3" office:value-type="float" office:value="95.5555555555556" calcext:value-type="float">
            <text:p>95.5555555555556</text:p>
          </table:table-cell>
          <table:table-cell office:value-type="float" office:value="97.7777777777778" calcext:value-type="float">
            <text:p>97.777777777777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.2222222222222" calcext:value-type="float">
            <text:p>62.22222222222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4.4444444444444" calcext:value-type="float">
            <text:p>64.4444444444444</text:p>
          </table:table-cell>
          <table:table-cell table:number-columns-repeated="3" office:value-type="float" office:value="68.8888888888889" calcext:value-type="float">
            <text:p>68.8888888888889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4" office:value-type="float" office:value="91.1111111111111" calcext:value-type="float">
            <text:p>91.1111111111111</text:p>
          </table:table-cell>
          <table:table-cell table:number-columns-repeated="3" office:value-type="float" office:value="93.3333333333333" calcext:value-type="float">
            <text:p>93.3333333333333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4" office:value-type="float" office:value="97.7777777777778" calcext:value-type="float">
            <text:p>97.777777777777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7.7777777777778" calcext:value-type="float">
            <text:p>97.7777777777778</text:p>
          </table:table-cell>
          <table:table-cell office:value-type="float" office:value="95.5555555555556" calcext:value-type="float">
            <text:p>95.5555555555556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table:number-columns-repeated="2" office:value-type="float" office:value="91.1111111111111" calcext:value-type="float">
            <text:p>91.111111111111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75.5555555555556" calcext:value-type="float">
            <text:p>75.5555555555556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.7777777777778" calcext:value-type="float">
            <text:p>37.7777777777778</text:p>
          </table:table-cell>
          <table:table-cell office:value-type="float" office:value="35.5555555555556" calcext:value-type="float">
            <text:p>35.5555555555556</text:p>
          </table:table-cell>
          <table:table-cell table:number-columns-repeated="2" office:value-type="float" office:value="31.1111111111111" calcext:value-type="float">
            <text:p>31.1111111111111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24.4444444444444" calcext:value-type="float">
            <text:p>24.4444444444444</text:p>
          </table:table-cell>
          <table:table-cell office:value-type="float" office:value="17.7777777777778" calcext:value-type="float">
            <text:p>17.7777777777778</text:p>
          </table:table-cell>
          <table:table-cell table:number-columns-repeated="3" office:value-type="float" office:value="15.5555555555556" calcext:value-type="float">
            <text:p>15.5555555555556</text:p>
          </table:table-cell>
          <table:table-cell table:number-columns-repeated="5" office:value-type="float" office:value="13.3333333333333" calcext:value-type="float">
            <text:p>13.3333333333333</text:p>
          </table:table-cell>
          <table:table-cell table:number-columns-repeated="5" office:value-type="float" office:value="11.1111111111111" calcext:value-type="float">
            <text:p>11.1111111111111</text:p>
          </table:table-cell>
          <table:table-cell office:value-type="float" office:value="8.88888888888889" calcext:value-type="float">
            <text:p>8.88888888888889</text:p>
          </table:table-cell>
          <table:table-cell table:number-columns-repeated="5" office:value-type="float" office:value="11.1111111111111" calcext:value-type="float">
            <text:p>11.1111111111111</text:p>
          </table:table-cell>
          <table:table-cell office:value-type="float" office:value="8.88888888888889" calcext:value-type="float">
            <text:p>8.88888888888889</text:p>
          </table:table-cell>
          <table:table-cell table:number-columns-repeated="3" office:value-type="float" office:value="6.66666666666667" calcext:value-type="float">
            <text:p>6.66666666666667</text:p>
          </table:table-cell>
          <table:table-cell table:number-columns-repeated="6" office:value-type="float" office:value="4.44444444444444" calcext:value-type="float">
            <text:p>4.44444444444444</text:p>
          </table:table-cell>
          <table:table-cell office:value-type="float" office:value="2.22222222222222" calcext:value-type="float">
            <text:p>2.22222222222222</text:p>
          </table:table-cell>
          <table:table-cell table:number-columns-repeated="3" office:value-type="float" office:value="4.44444444444444" calcext:value-type="float">
            <text:p>4.44444444444444</text:p>
          </table:table-cell>
          <table:table-cell table:number-columns-repeated="8" office:value-type="float" office:value="2.22222222222222" calcext:value-type="float">
            <text:p>2.22222222222222</text:p>
          </table:table-cell>
          <table:table-cell table:number-columns-repeated="18" office:value-type="float" office:value="4.44444444444444" calcext:value-type="float">
            <text:p>4.44444444444444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8.88888888888889" calcext:value-type="float">
            <text:p>8.88888888888889</text:p>
          </table:table-cell>
          <table:table-cell table:number-columns-repeated="2" office:value-type="float" office:value="11.1111111111111" calcext:value-type="float">
            <text:p>11.11111111111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62.2222222222222" calcext:value-type="float">
            <text:p>62.22222222222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68.8888888888889" calcext:value-type="float">
            <text:p>68.8888888888889</text:p>
          </table:table-cell>
          <table:table-cell table:number-columns-repeated="3" office:value-type="float" office:value="71.1111111111111" calcext:value-type="float">
            <text:p>71.1111111111111</text:p>
          </table:table-cell>
          <table:table-cell office:value-type="float" office:value="75.5555555555556" calcext:value-type="float">
            <text:p>75.5555555555556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75.5555555555556" calcext:value-type="float">
            <text:p>75.555555555555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  <table:table-cell office:value-type="float" office:value="84.4444444444444" calcext:value-type="float">
            <text:p>84.4444444444444</text:p>
          </table:table-cell>
          <table:table-cell table:number-columns-repeated="2" office:value-type="float" office:value="86.6666666666667" calcext:value-type="float">
            <text:p>86.6666666666667</text:p>
          </table:table-cell>
          <table:table-cell office:value-type="float" office:value="91.1111111111111" calcext:value-type="float">
            <text:p>91.1111111111111</text:p>
          </table:table-cell>
          <table:table-cell table:number-columns-repeated="3" office:value-type="float" office:value="93.3333333333333" calcext:value-type="float">
            <text:p>93.3333333333333</text:p>
          </table:table-cell>
          <table:table-cell table:number-columns-repeated="2" office:value-type="float" office:value="95.5555555555556" calcext:value-type="float">
            <text:p>95.5555555555556</text:p>
          </table:table-cell>
          <table:table-cell office:value-type="float" office:value="100" calcext:value-type="float">
            <text:p>100</text:p>
          </table:table-cell>
          <table:table-cell table:number-columns-repeated="24" office:value-type="float" office:value="97.7777777777778" calcext:value-type="float">
            <text:p>97.7777777777778</text:p>
          </table:table-cell>
          <table:table-cell table:number-columns-repeated="22" office:value-type="float" office:value="100" calcext:value-type="float">
            <text:p>100</text:p>
          </table:table-cell>
          <table:table-cell table:number-columns-repeated="5" office:value-type="float" office:value="97.7777777777778" calcext:value-type="float">
            <text:p>97.7777777777778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91.1111111111111" calcext:value-type="float">
            <text:p>91.1111111111111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3" office:value-type="float" office:value="88.8888888888889" calcext:value-type="float">
            <text:p>88.8888888888889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84.4444444444444" calcext:value-type="float">
            <text:p>84.4444444444444</text:p>
          </table:table-cell>
          <table:table-cell table:number-columns-repeated="3" office:value-type="float" office:value="82.2222222222222" calcext:value-type="float">
            <text:p>82.2222222222222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75.5555555555556" calcext:value-type="float">
            <text:p>75.5555555555556</text:p>
          </table:table-cell>
          <table:table-cell table:number-columns-repeated="4" office:value-type="float" office:value="77.7777777777778" calcext:value-type="float">
            <text:p>77.7777777777778</text:p>
          </table:table-cell>
          <table:table-cell table:number-columns-repeated="5" office:value-type="float" office:value="75.5555555555556" calcext:value-type="float">
            <text:p>75.5555555555556</text:p>
          </table:table-cell>
          <table:table-cell table:number-columns-repeated="6" office:value-type="float" office:value="73.3333333333333" calcext:value-type="float">
            <text:p>73.3333333333333</text:p>
          </table:table-cell>
          <table:table-cell table:number-columns-repeated="2" office:value-type="float" office:value="75.5555555555556" calcext:value-type="float">
            <text:p>75.5555555555556</text:p>
          </table:table-cell>
          <table:table-cell table:number-columns-repeated="6" office:value-type="float" office:value="73.3333333333333" calcext:value-type="float">
            <text:p>73.3333333333333</text:p>
          </table:table-cell>
          <table:table-cell table:number-columns-repeated="3" office:value-type="float" office:value="75.5555555555556" calcext:value-type="float">
            <text:p>75.5555555555556</text:p>
          </table:table-cell>
          <table:table-cell table:number-columns-repeated="2" office:value-type="float" office:value="77.7777777777778" calcext:value-type="float">
            <text:p>77.77777777777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.2222222222222" calcext:value-type="float">
            <text:p>82.222222222222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92:.B101])" office:value-type="float" office:value="0" calcext:value-type="float">
            <text:p>0</text:p>
          </table:table-cell>
          <table:table-cell table:formula="of:=AVERAGE([.C92:.C101])" office:value-type="float" office:value="37.1111111111111" calcext:value-type="float">
            <text:p>37.1111111111111</text:p>
          </table:table-cell>
          <table:table-cell table:formula="of:=AVERAGE([.D92:.D101])" office:value-type="float" office:value="52.2222222222222" calcext:value-type="float">
            <text:p>52.2222222222222</text:p>
          </table:table-cell>
          <table:table-cell table:formula="of:=AVERAGE([.E92:.E101])" office:value-type="float" office:value="56.6666666666667" calcext:value-type="float">
            <text:p>56.6666666666667</text:p>
          </table:table-cell>
          <table:table-cell table:formula="of:=AVERAGE([.F92:.F101])" office:value-type="float" office:value="58.6666666666667" calcext:value-type="float">
            <text:p>58.6666666666667</text:p>
          </table:table-cell>
          <table:table-cell table:formula="of:=AVERAGE([.G92:.G101])" office:value-type="float" office:value="59.7777777777778" calcext:value-type="float">
            <text:p>59.7777777777778</text:p>
          </table:table-cell>
          <table:table-cell table:formula="of:=AVERAGE([.H92:.H101])" office:value-type="float" office:value="60" calcext:value-type="float">
            <text:p>60</text:p>
          </table:table-cell>
          <table:table-cell table:formula="of:=AVERAGE([.I92:.I101])" office:value-type="float" office:value="61.1111111111111" calcext:value-type="float">
            <text:p>61.1111111111111</text:p>
          </table:table-cell>
          <table:table-cell table:formula="of:=AVERAGE([.J92:.J101])" office:value-type="float" office:value="64" calcext:value-type="float">
            <text:p>64</text:p>
          </table:table-cell>
          <table:table-cell table:formula="of:=AVERAGE([.K92:.K101])" office:value-type="float" office:value="66" calcext:value-type="float">
            <text:p>66</text:p>
          </table:table-cell>
          <table:table-cell table:formula="of:=AVERAGE([.L92:.L101])" office:value-type="float" office:value="68" calcext:value-type="float">
            <text:p>68</text:p>
          </table:table-cell>
          <table:table-cell table:formula="of:=AVERAGE([.M92:.M101])" office:value-type="float" office:value="69.3333333333333" calcext:value-type="float">
            <text:p>69.3333333333333</text:p>
          </table:table-cell>
          <table:table-cell table:formula="of:=AVERAGE([.N92:.N101])" office:value-type="float" office:value="70.4444444444444" calcext:value-type="float">
            <text:p>70.4444444444444</text:p>
          </table:table-cell>
          <table:table-cell table:formula="of:=AVERAGE([.O92:.O101])" office:value-type="float" office:value="71.7777777777778" calcext:value-type="float">
            <text:p>71.7777777777778</text:p>
          </table:table-cell>
          <table:table-cell table:formula="of:=AVERAGE([.P92:.P101])" office:value-type="float" office:value="71.5555555555556" calcext:value-type="float">
            <text:p>71.5555555555556</text:p>
          </table:table-cell>
          <table:table-cell table:formula="of:=AVERAGE([.Q92:.Q101])" office:value-type="float" office:value="74.2222222222222" calcext:value-type="float">
            <text:p>74.2222222222222</text:p>
          </table:table-cell>
          <table:table-cell table:formula="of:=AVERAGE([.R92:.R101])" office:value-type="float" office:value="78.4444444444444" calcext:value-type="float">
            <text:p>78.4444444444444</text:p>
          </table:table-cell>
          <table:table-cell table:formula="of:=AVERAGE([.S92:.S101])" office:value-type="float" office:value="79.3333333333333" calcext:value-type="float">
            <text:p>79.3333333333333</text:p>
          </table:table-cell>
          <table:table-cell table:formula="of:=AVERAGE([.T92:.T101])" office:value-type="float" office:value="82" calcext:value-type="float">
            <text:p>82</text:p>
          </table:table-cell>
          <table:table-cell table:formula="of:=AVERAGE([.U92:.U101])" office:value-type="float" office:value="84.8888888888889" calcext:value-type="float">
            <text:p>84.8888888888889</text:p>
          </table:table-cell>
          <table:table-cell table:formula="of:=AVERAGE([.V92:.V101])" office:value-type="float" office:value="86.4444444444444" calcext:value-type="float">
            <text:p>86.4444444444444</text:p>
          </table:table-cell>
          <table:table-cell table:formula="of:=AVERAGE([.W92:.W101])" office:value-type="float" office:value="88.6666666666667" calcext:value-type="float">
            <text:p>88.6666666666667</text:p>
          </table:table-cell>
          <table:table-cell table:formula="of:=AVERAGE([.X92:.X101])" office:value-type="float" office:value="89.3333333333333" calcext:value-type="float">
            <text:p>89.3333333333333</text:p>
          </table:table-cell>
          <table:table-cell table:formula="of:=AVERAGE([.Y92:.Y101])" office:value-type="float" office:value="90.6666666666667" calcext:value-type="float">
            <text:p>90.6666666666667</text:p>
          </table:table-cell>
          <table:table-cell table:formula="of:=AVERAGE([.Z92:.Z101])" office:value-type="float" office:value="91.7777777777778" calcext:value-type="float">
            <text:p>91.7777777777778</text:p>
          </table:table-cell>
          <table:table-cell table:formula="of:=AVERAGE([.AA92:.AA101])" office:value-type="float" office:value="92.2222222222222" calcext:value-type="float">
            <text:p>92.2222222222222</text:p>
          </table:table-cell>
          <table:table-cell table:formula="of:=AVERAGE([.AB92:.AB101])" office:value-type="float" office:value="93.1111111111111" calcext:value-type="float">
            <text:p>93.1111111111111</text:p>
          </table:table-cell>
          <table:table-cell table:formula="of:=AVERAGE([.AC92:.AC101])" office:value-type="float" office:value="94.8888888888889" calcext:value-type="float">
            <text:p>94.8888888888889</text:p>
          </table:table-cell>
          <table:table-cell table:formula="of:=AVERAGE([.AD92:.AD101])" office:value-type="float" office:value="96.4444444444444" calcext:value-type="float">
            <text:p>96.4444444444444</text:p>
          </table:table-cell>
          <table:table-cell table:formula="of:=AVERAGE([.AE92:.AE101])" office:value-type="float" office:value="96.6666666666667" calcext:value-type="float">
            <text:p>96.6666666666667</text:p>
          </table:table-cell>
          <table:table-cell table:formula="of:=AVERAGE([.AF92:.AF101])" office:value-type="float" office:value="97.1111111111111" calcext:value-type="float">
            <text:p>97.1111111111111</text:p>
          </table:table-cell>
          <table:table-cell table:formula="of:=AVERAGE([.AG92:.AG101])" office:value-type="float" office:value="97.1111111111111" calcext:value-type="float">
            <text:p>97.1111111111111</text:p>
          </table:table-cell>
          <table:table-cell table:formula="of:=AVERAGE([.AH92:.AH101])" office:value-type="float" office:value="97.3333333333333" calcext:value-type="float">
            <text:p>97.3333333333333</text:p>
          </table:table-cell>
          <table:table-cell table:formula="of:=AVERAGE([.AI92:.AI101])" office:value-type="float" office:value="97.3333333333333" calcext:value-type="float">
            <text:p>97.3333333333333</text:p>
          </table:table-cell>
          <table:table-cell table:formula="of:=AVERAGE([.AJ92:.AJ101])" office:value-type="float" office:value="97.3333333333333" calcext:value-type="float">
            <text:p>97.3333333333333</text:p>
          </table:table-cell>
          <table:table-cell table:formula="of:=AVERAGE([.AK92:.AK101])" office:value-type="float" office:value="97.5555555555556" calcext:value-type="float">
            <text:p>97.5555555555556</text:p>
          </table:table-cell>
          <table:table-cell table:formula="of:=AVERAGE([.AL92:.AL101])" office:value-type="float" office:value="97.5555555555556" calcext:value-type="float">
            <text:p>97.5555555555556</text:p>
          </table:table-cell>
          <table:table-cell table:formula="of:=AVERAGE([.AM92:.AM101])" office:value-type="float" office:value="97.7777777777778" calcext:value-type="float">
            <text:p>97.7777777777778</text:p>
          </table:table-cell>
          <table:table-cell table:formula="of:=AVERAGE([.AN92:.AN101])" office:value-type="float" office:value="97.7777777777778" calcext:value-type="float">
            <text:p>97.7777777777778</text:p>
          </table:table-cell>
          <table:table-cell table:formula="of:=AVERAGE([.AO92:.AO101])" office:value-type="float" office:value="97.3333333333333" calcext:value-type="float">
            <text:p>97.3333333333333</text:p>
          </table:table-cell>
          <table:table-cell table:formula="of:=AVERAGE([.AP92:.AP101])" office:value-type="float" office:value="96" calcext:value-type="float">
            <text:p>96</text:p>
          </table:table-cell>
          <table:table-cell table:formula="of:=AVERAGE([.AQ92:.AQ101])" office:value-type="float" office:value="95.1111111111111" calcext:value-type="float">
            <text:p>95.1111111111111</text:p>
          </table:table-cell>
          <table:table-cell table:formula="of:=AVERAGE([.AR92:.AR101])" office:value-type="float" office:value="94.8888888888889" calcext:value-type="float">
            <text:p>94.8888888888889</text:p>
          </table:table-cell>
          <table:table-cell table:formula="of:=AVERAGE([.AS92:.AS101])" office:value-type="float" office:value="94.6666666666667" calcext:value-type="float">
            <text:p>94.6666666666667</text:p>
          </table:table-cell>
          <table:table-cell table:formula="of:=AVERAGE([.AT92:.AT101])" office:value-type="float" office:value="93.7777777777778" calcext:value-type="float">
            <text:p>93.7777777777778</text:p>
          </table:table-cell>
          <table:table-cell table:formula="of:=AVERAGE([.AU92:.AU101])" office:value-type="float" office:value="92.4444444444444" calcext:value-type="float">
            <text:p>92.4444444444444</text:p>
          </table:table-cell>
          <table:table-cell table:formula="of:=AVERAGE([.AV92:.AV101])" office:value-type="float" office:value="90.6666666666667" calcext:value-type="float">
            <text:p>90.6666666666667</text:p>
          </table:table-cell>
          <table:table-cell table:formula="of:=AVERAGE([.AW92:.AW101])" office:value-type="float" office:value="89.5555555555556" calcext:value-type="float">
            <text:p>89.5555555555556</text:p>
          </table:table-cell>
          <table:table-cell table:formula="of:=AVERAGE([.AX92:.AX101])" office:value-type="float" office:value="88.6666666666667" calcext:value-type="float">
            <text:p>88.6666666666667</text:p>
          </table:table-cell>
          <table:table-cell table:formula="of:=AVERAGE([.AY92:.AY101])" office:value-type="float" office:value="86.8888888888889" calcext:value-type="float">
            <text:p>86.8888888888889</text:p>
          </table:table-cell>
          <table:table-cell table:formula="of:=AVERAGE([.AZ92:.AZ101])" office:value-type="float" office:value="85.5555555555556" calcext:value-type="float">
            <text:p>85.5555555555556</text:p>
          </table:table-cell>
          <table:table-cell table:formula="of:=AVERAGE([.BA92:.BA101])" office:value-type="float" office:value="83.7777777777778" calcext:value-type="float">
            <text:p>83.7777777777778</text:p>
          </table:table-cell>
          <table:table-cell table:formula="of:=AVERAGE([.BB92:.BB101])" office:value-type="float" office:value="82.4444444444444" calcext:value-type="float">
            <text:p>82.4444444444444</text:p>
          </table:table-cell>
          <table:table-cell table:formula="of:=AVERAGE([.BC92:.BC101])" office:value-type="float" office:value="82" calcext:value-type="float">
            <text:p>82</text:p>
          </table:table-cell>
          <table:table-cell table:formula="of:=AVERAGE([.BD92:.BD101])" office:value-type="float" office:value="80.4444444444444" calcext:value-type="float">
            <text:p>80.4444444444444</text:p>
          </table:table-cell>
          <table:table-cell table:formula="of:=AVERAGE([.BE92:.BE101])" office:value-type="float" office:value="78.6666666666667" calcext:value-type="float">
            <text:p>78.6666666666667</text:p>
          </table:table-cell>
          <table:table-cell table:formula="of:=AVERAGE([.BF92:.BF101])" office:value-type="float" office:value="77.7777777777778" calcext:value-type="float">
            <text:p>77.7777777777778</text:p>
          </table:table-cell>
          <table:table-cell table:formula="of:=AVERAGE([.BG92:.BG101])" office:value-type="float" office:value="76.4444444444444" calcext:value-type="float">
            <text:p>76.4444444444444</text:p>
          </table:table-cell>
          <table:table-cell table:formula="of:=AVERAGE([.BH92:.BH101])" office:value-type="float" office:value="75.3333333333333" calcext:value-type="float">
            <text:p>75.3333333333333</text:p>
          </table:table-cell>
          <table:table-cell table:formula="of:=AVERAGE([.BI92:.BI101])" office:value-type="float" office:value="74.4444444444444" calcext:value-type="float">
            <text:p>74.4444444444444</text:p>
          </table:table-cell>
          <table:table-cell table:formula="of:=AVERAGE([.BJ92:.BJ101])" office:value-type="float" office:value="73.5555555555556" calcext:value-type="float">
            <text:p>73.5555555555556</text:p>
          </table:table-cell>
          <table:table-cell table:formula="of:=AVERAGE([.BK92:.BK101])" office:value-type="float" office:value="72.6666666666667" calcext:value-type="float">
            <text:p>72.6666666666667</text:p>
          </table:table-cell>
          <table:table-cell table:formula="of:=AVERAGE([.BL92:.BL101])" office:value-type="float" office:value="72.2222222222222" calcext:value-type="float">
            <text:p>72.2222222222222</text:p>
          </table:table-cell>
          <table:table-cell table:formula="of:=AVERAGE([.BM92:.BM101])" office:value-type="float" office:value="71.1111111111111" calcext:value-type="float">
            <text:p>71.1111111111111</text:p>
          </table:table-cell>
          <table:table-cell table:formula="of:=AVERAGE([.BN92:.BN101])" office:value-type="float" office:value="70.4444444444444" calcext:value-type="float">
            <text:p>70.4444444444444</text:p>
          </table:table-cell>
          <table:table-cell table:formula="of:=AVERAGE([.BO92:.BO101])" office:value-type="float" office:value="70" calcext:value-type="float">
            <text:p>70</text:p>
          </table:table-cell>
          <table:table-cell table:formula="of:=AVERAGE([.BP92:.BP101])" office:value-type="float" office:value="68.6666666666667" calcext:value-type="float">
            <text:p>68.6666666666667</text:p>
          </table:table-cell>
          <table:table-cell table:formula="of:=AVERAGE([.BQ92:.BQ101])" office:value-type="float" office:value="68" calcext:value-type="float">
            <text:p>68</text:p>
          </table:table-cell>
          <table:table-cell table:formula="of:=AVERAGE([.BR92:.BR101])" office:value-type="float" office:value="68" calcext:value-type="float">
            <text:p>68</text:p>
          </table:table-cell>
          <table:table-cell table:formula="of:=AVERAGE([.BS92:.BS101])" office:value-type="float" office:value="67.5555555555556" calcext:value-type="float">
            <text:p>67.5555555555556</text:p>
          </table:table-cell>
          <table:table-cell table:formula="of:=AVERAGE([.BT92:.BT101])" office:value-type="float" office:value="66.8888888888889" calcext:value-type="float">
            <text:p>66.8888888888889</text:p>
          </table:table-cell>
          <table:table-cell table:formula="of:=AVERAGE([.BU92:.BU101])" office:value-type="float" office:value="66" calcext:value-type="float">
            <text:p>66</text:p>
          </table:table-cell>
          <table:table-cell table:formula="of:=AVERAGE([.BV92:.BV101])" office:value-type="float" office:value="65.3333333333333" calcext:value-type="float">
            <text:p>65.3333333333333</text:p>
          </table:table-cell>
          <table:table-cell table:formula="of:=AVERAGE([.BW92:.BW101])" office:value-type="float" office:value="64.2222222222222" calcext:value-type="float">
            <text:p>64.2222222222222</text:p>
          </table:table-cell>
          <table:table-cell table:formula="of:=AVERAGE([.BX92:.BX101])" office:value-type="float" office:value="63.3333333333333" calcext:value-type="float">
            <text:p>63.3333333333333</text:p>
          </table:table-cell>
          <table:table-cell table:formula="of:=AVERAGE([.BY92:.BY101])" office:value-type="float" office:value="61.7777777777778" calcext:value-type="float">
            <text:p>61.7777777777778</text:p>
          </table:table-cell>
          <table:table-cell table:formula="of:=AVERAGE([.BZ92:.BZ101])" office:value-type="float" office:value="61.3333333333333" calcext:value-type="float">
            <text:p>61.3333333333333</text:p>
          </table:table-cell>
          <table:table-cell table:formula="of:=AVERAGE([.CA92:.CA101])" office:value-type="float" office:value="61.1111111111111" calcext:value-type="float">
            <text:p>61.1111111111111</text:p>
          </table:table-cell>
          <table:table-cell table:formula="of:=AVERAGE([.CB92:.CB101])" office:value-type="float" office:value="60.8888888888889" calcext:value-type="float">
            <text:p>60.8888888888889</text:p>
          </table:table-cell>
          <table:table-cell table:formula="of:=AVERAGE([.CC92:.CC101])" office:value-type="float" office:value="60.4444444444444" calcext:value-type="float">
            <text:p>60.4444444444444</text:p>
          </table:table-cell>
          <table:table-cell table:formula="of:=AVERAGE([.CD92:.CD101])" office:value-type="float" office:value="59.5555555555556" calcext:value-type="float">
            <text:p>59.5555555555556</text:p>
          </table:table-cell>
          <table:table-cell table:formula="of:=AVERAGE([.CE92:.CE101])" office:value-type="float" office:value="60" calcext:value-type="float">
            <text:p>60</text:p>
          </table:table-cell>
          <table:table-cell table:formula="of:=AVERAGE([.CF92:.CF101])" office:value-type="float" office:value="59.5555555555556" calcext:value-type="float">
            <text:p>59.5555555555556</text:p>
          </table:table-cell>
          <table:table-cell table:formula="of:=AVERAGE([.CG92:.CG101])" office:value-type="float" office:value="59.7777777777778" calcext:value-type="float">
            <text:p>59.7777777777778</text:p>
          </table:table-cell>
          <table:table-cell table:formula="of:=AVERAGE([.CH92:.CH101])" office:value-type="float" office:value="60" calcext:value-type="float">
            <text:p>60</text:p>
          </table:table-cell>
          <table:table-cell table:formula="of:=AVERAGE([.CI92:.CI101])" office:value-type="float" office:value="60" calcext:value-type="float">
            <text:p>60</text:p>
          </table:table-cell>
          <table:table-cell table:formula="of:=AVERAGE([.CJ92:.CJ101])" office:value-type="float" office:value="59.7777777777778" calcext:value-type="float">
            <text:p>59.7777777777778</text:p>
          </table:table-cell>
          <table:table-cell table:formula="of:=AVERAGE([.CK92:.CK101])" office:value-type="float" office:value="59.5555555555556" calcext:value-type="float">
            <text:p>59.5555555555556</text:p>
          </table:table-cell>
          <table:table-cell table:formula="of:=AVERAGE([.CL92:.CL101])" office:value-type="float" office:value="60.2222222222222" calcext:value-type="float">
            <text:p>60.2222222222222</text:p>
          </table:table-cell>
          <table:table-cell table:formula="of:=AVERAGE([.CM92:.CM101])" office:value-type="float" office:value="60.6666666666667" calcext:value-type="float">
            <text:p>60.6666666666667</text:p>
          </table:table-cell>
          <table:table-cell table:formula="of:=AVERAGE([.CN92:.CN101])" office:value-type="float" office:value="60.6666666666667" calcext:value-type="float">
            <text:p>60.6666666666667</text:p>
          </table:table-cell>
          <table:table-cell table:formula="of:=AVERAGE([.CO92:.CO101])" office:value-type="float" office:value="61.1111111111111" calcext:value-type="float">
            <text:p>61.1111111111111</text:p>
          </table:table-cell>
          <table:table-cell table:formula="of:=AVERAGE([.CP92:.CP101])" office:value-type="float" office:value="61.7777777777778" calcext:value-type="float">
            <text:p>61.7777777777778</text:p>
          </table:table-cell>
          <table:table-cell table:formula="of:=AVERAGE([.CQ92:.CQ101])" office:value-type="float" office:value="62.6666666666667" calcext:value-type="float">
            <text:p>62.6666666666667</text:p>
          </table:table-cell>
          <table:table-cell table:formula="of:=AVERAGE([.CR92:.CR101])" office:value-type="float" office:value="63.1111111111111" calcext:value-type="float">
            <text:p>63.1111111111111</text:p>
          </table:table-cell>
          <table:table-cell table:formula="of:=AVERAGE([.CS92:.CS101])" office:value-type="float" office:value="64.2222222222222" calcext:value-type="float">
            <text:p>64.2222222222222</text:p>
          </table:table-cell>
          <table:table-cell table:formula="of:=AVERAGE([.CT92:.CT101])" office:value-type="float" office:value="64.4444444444444" calcext:value-type="float">
            <text:p>64.4444444444444</text:p>
          </table:table-cell>
          <table:table-cell table:formula="of:=AVERAGE([.CU92:.CU101])" office:value-type="float" office:value="65.5555555555556" calcext:value-type="float">
            <text:p>65.5555555555556</text:p>
          </table:table-cell>
          <table:table-cell table:formula="of:=AVERAGE([.CV92:.CV101])" office:value-type="float" office:value="67.1111111111111" calcext:value-type="float">
            <text:p>67.1111111111111</text:p>
          </table:table-cell>
          <table:table-cell table:formula="of:=AVERAGE([.CW92:.CW101])" office:value-type="float" office:value="68.4444444444444" calcext:value-type="float">
            <text:p>68.4444444444444</text:p>
          </table:table-cell>
          <table:table-cell table:formula="of:=AVERAGE([.CX92:.CX101])" office:value-type="float" office:value="69.1111111111111" calcext:value-type="float">
            <text:p>69.1111111111111</text:p>
          </table:table-cell>
          <table:table-cell table:formula="of:=AVERAGE([.CY92:.CY101])" office:value-type="float" office:value="70" calcext:value-type="float">
            <text:p>70</text:p>
          </table:table-cell>
          <table:table-cell table:formula="of:=AVERAGE([.CZ92:.CZ101])" office:value-type="float" office:value="71.5555555555556" calcext:value-type="float">
            <text:p>71.5555555555556</text:p>
          </table:table-cell>
          <table:table-cell table:formula="of:=AVERAGE([.DA92:.DA101])" office:value-type="float" office:value="72" calcext:value-type="float">
            <text:p>72</text:p>
          </table:table-cell>
          <table:table-cell table:formula="of:=AVERAGE([.DB92:.DB101])" office:value-type="float" office:value="72.4444444444444" calcext:value-type="float">
            <text:p>72.4444444444444</text:p>
          </table:table-cell>
          <table:table-cell table:formula="of:=AVERAGE([.DC92:.DC101])" office:value-type="float" office:value="73.3333333333333" calcext:value-type="float">
            <text:p>73.3333333333333</text:p>
          </table:table-cell>
          <table:table-cell table:formula="of:=AVERAGE([.DD92:.DD101])" office:value-type="float" office:value="73.5555555555556" calcext:value-type="float">
            <text:p>73.5555555555556</text:p>
          </table:table-cell>
          <table:table-cell table:formula="of:=AVERAGE([.DE92:.DE101])" office:value-type="float" office:value="74.4444444444444" calcext:value-type="float">
            <text:p>74.4444444444444</text:p>
          </table:table-cell>
          <table:table-cell table:formula="of:=AVERAGE([.DF92:.DF101])" office:value-type="float" office:value="75.3333333333333" calcext:value-type="float">
            <text:p>75.3333333333333</text:p>
          </table:table-cell>
          <table:table-cell table:formula="of:=AVERAGE([.DG92:.DG101])" office:value-type="float" office:value="75.5555555555556" calcext:value-type="float">
            <text:p>75.5555555555556</text:p>
          </table:table-cell>
          <table:table-cell table:formula="of:=AVERAGE([.DH92:.DH101])" office:value-type="float" office:value="76" calcext:value-type="float">
            <text:p>76</text:p>
          </table:table-cell>
          <table:table-cell table:formula="of:=AVERAGE([.DI92:.DI101])" office:value-type="float" office:value="76.2222222222222" calcext:value-type="float">
            <text:p>76.2222222222222</text:p>
          </table:table-cell>
          <table:table-cell table:formula="of:=AVERAGE([.DJ92:.DJ101])" office:value-type="float" office:value="76.6666666666667" calcext:value-type="float">
            <text:p>76.6666666666667</text:p>
          </table:table-cell>
          <table:table-cell table:formula="of:=AVERAGE([.DK92:.DK101])" office:value-type="float" office:value="76.6666666666667" calcext:value-type="float">
            <text:p>76.6666666666667</text:p>
          </table:table-cell>
          <table:table-cell table:formula="of:=AVERAGE([.DL92:.DL101])" office:value-type="float" office:value="77.7777777777778" calcext:value-type="float">
            <text:p>77.7777777777778</text:p>
          </table:table-cell>
          <table:table-cell table:formula="of:=AVERAGE([.DM92:.DM101])" office:value-type="float" office:value="78.8888888888889" calcext:value-type="float">
            <text:p>78.8888888888889</text:p>
          </table:table-cell>
          <table:table-cell table:formula="of:=AVERAGE([.DN92:.DN101])" office:value-type="float" office:value="80.6666666666667" calcext:value-type="float">
            <text:p>80.6666666666667</text:p>
          </table:table-cell>
          <table:table-cell table:formula="of:=AVERAGE([.DO92:.DO101])" office:value-type="float" office:value="81.1111111111111" calcext:value-type="float">
            <text:p>81.1111111111111</text:p>
          </table:table-cell>
          <table:table-cell table:formula="of:=AVERAGE([.DP92:.DP101])" office:value-type="float" office:value="81.5555555555556" calcext:value-type="float">
            <text:p>81.5555555555556</text:p>
          </table:table-cell>
          <table:table-cell table:formula="of:=AVERAGE([.DQ92:.DQ101])" office:value-type="float" office:value="82" calcext:value-type="float">
            <text:p>82</text:p>
          </table:table-cell>
          <table:table-cell table:formula="of:=AVERAGE([.DR92:.DR101])" office:value-type="float" office:value="82.8888888888889" calcext:value-type="float">
            <text:p>82.8888888888889</text:p>
          </table:table-cell>
          <table:table-cell table:formula="of:=AVERAGE([.DS92:.DS101])" office:value-type="float" office:value="83.3333333333333" calcext:value-type="float">
            <text:p>83.3333333333333</text:p>
          </table:table-cell>
          <table:table-cell table:formula="of:=AVERAGE([.DT92:.DT101])" office:value-type="float" office:value="83.7777777777778" calcext:value-type="float">
            <text:p>83.7777777777778</text:p>
          </table:table-cell>
          <table:table-cell table:formula="of:=AVERAGE([.DU92:.DU101])" office:value-type="float" office:value="84.4444444444444" calcext:value-type="float">
            <text:p>84.4444444444444</text:p>
          </table:table-cell>
          <table:table-cell table:formula="of:=AVERAGE([.DV92:.DV101])" office:value-type="float" office:value="84.8888888888889" calcext:value-type="float">
            <text:p>84.8888888888889</text:p>
          </table:table-cell>
          <table:table-cell table:formula="of:=AVERAGE([.DW92:.DW101])" office:value-type="float" office:value="85.3333333333334" calcext:value-type="float">
            <text:p>85.3333333333334</text:p>
          </table:table-cell>
          <table:table-cell table:formula="of:=AVERAGE([.DX92:.DX101])" office:value-type="float" office:value="85.7777777777778" calcext:value-type="float">
            <text:p>85.7777777777778</text:p>
          </table:table-cell>
          <table:table-cell table:formula="of:=AVERAGE([.DY92:.DY101])" office:value-type="float" office:value="86" calcext:value-type="float">
            <text:p>86</text:p>
          </table:table-cell>
          <table:table-cell table:formula="of:=AVERAGE([.DZ92:.DZ101])" office:value-type="float" office:value="86.4444444444444" calcext:value-type="float">
            <text:p>86.4444444444444</text:p>
          </table:table-cell>
          <table:table-cell table:formula="of:=AVERAGE([.EA92:.EA101])" office:value-type="float" office:value="87.1111111111111" calcext:value-type="float">
            <text:p>87.111111111111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92:.B101])" office:value-type="float" office:value="0" calcext:value-type="float">
            <text:p>0</text:p>
          </table:table-cell>
          <table:table-cell table:formula="of:=STDEV([.C92:.C101])" office:value-type="float" office:value="4.57223684800325" calcext:value-type="float">
            <text:p>4.57223684800325</text:p>
          </table:table-cell>
          <table:table-cell table:formula="of:=STDEV([.D92:.D101])" office:value-type="float" office:value="3.51364184463153" calcext:value-type="float">
            <text:p>3.51364184463153</text:p>
          </table:table-cell>
          <table:table-cell table:formula="of:=STDEV([.E92:.E101])" office:value-type="float" office:value="4.47520221244243" calcext:value-type="float">
            <text:p>4.47520221244243</text:p>
          </table:table-cell>
          <table:table-cell table:formula="of:=STDEV([.F92:.F101])" office:value-type="float" office:value="2.99977136760246" calcext:value-type="float">
            <text:p>2.99977136760246</text:p>
          </table:table-cell>
          <table:table-cell table:formula="of:=STDEV([.G92:.G101])" office:value-type="float" office:value="2.2098420578039" calcext:value-type="float">
            <text:p>2.2098420578039</text:p>
          </table:table-cell>
          <table:table-cell table:formula="of:=STDEV([.H92:.H101])" office:value-type="float" office:value="2.96296296296296" calcext:value-type="float">
            <text:p>2.96296296296296</text:p>
          </table:table-cell>
          <table:table-cell table:formula="of:=STDEV([.I92:.I101])" office:value-type="float" office:value="2.82065670587552" calcext:value-type="float">
            <text:p>2.82065670587552</text:p>
          </table:table-cell>
          <table:table-cell table:formula="of:=STDEV([.J92:.J101])" office:value-type="float" office:value="3.44265186329548" calcext:value-type="float">
            <text:p>3.44265186329548</text:p>
          </table:table-cell>
          <table:table-cell table:formula="of:=STDEV([.K92:.K101])" office:value-type="float" office:value="2.97220779966502" calcext:value-type="float">
            <text:p>2.97220779966502</text:p>
          </table:table-cell>
          <table:table-cell table:formula="of:=STDEV([.L92:.L101])" office:value-type="float" office:value="3.805994838123" calcext:value-type="float">
            <text:p>3.805994838123</text:p>
          </table:table-cell>
          <table:table-cell table:formula="of:=STDEV([.M92:.M101])" office:value-type="float" office:value="5.52336352068363" calcext:value-type="float">
            <text:p>5.52336352068363</text:p>
          </table:table-cell>
          <table:table-cell table:formula="of:=STDEV([.N92:.N101])" office:value-type="float" office:value="5.74253257579683" calcext:value-type="float">
            <text:p>5.74253257579683</text:p>
          </table:table-cell>
          <table:table-cell table:formula="of:=STDEV([.O92:.O101])" office:value-type="float" office:value="5.4483483106469" calcext:value-type="float">
            <text:p>5.4483483106469</text:p>
          </table:table-cell>
          <table:table-cell table:formula="of:=STDEV([.P92:.P101])" office:value-type="float" office:value="5.32097333216829" calcext:value-type="float">
            <text:p>5.32097333216829</text:p>
          </table:table-cell>
          <table:table-cell table:formula="of:=STDEV([.Q92:.Q101])" office:value-type="float" office:value="4.34455653292302" calcext:value-type="float">
            <text:p>4.34455653292302</text:p>
          </table:table-cell>
          <table:table-cell table:formula="of:=STDEV([.R92:.R101])" office:value-type="float" office:value="2.78147901563238" calcext:value-type="float">
            <text:p>2.78147901563238</text:p>
          </table:table-cell>
          <table:table-cell table:formula="of:=STDEV([.S92:.S101])" office:value-type="float" office:value="2.78147901563238" calcext:value-type="float">
            <text:p>2.78147901563238</text:p>
          </table:table-cell>
          <table:table-cell table:formula="of:=STDEV([.T92:.T101])" office:value-type="float" office:value="3.38640872612221" calcext:value-type="float">
            <text:p>3.38640872612221</text:p>
          </table:table-cell>
          <table:table-cell table:formula="of:=STDEV([.U92:.U101])" office:value-type="float" office:value="3.59850601525663" calcext:value-type="float">
            <text:p>3.59850601525663</text:p>
          </table:table-cell>
          <table:table-cell table:formula="of:=STDEV([.V92:.V101])" office:value-type="float" office:value="3.04515626534733" calcext:value-type="float">
            <text:p>3.04515626534733</text:p>
          </table:table-cell>
          <table:table-cell table:formula="of:=STDEV([.W92:.W101])" office:value-type="float" office:value="3.54473662637197" calcext:value-type="float">
            <text:p>3.54473662637197</text:p>
          </table:table-cell>
          <table:table-cell table:formula="of:=STDEV([.X92:.X101])" office:value-type="float" office:value="3.59850601525663" calcext:value-type="float">
            <text:p>3.59850601525663</text:p>
          </table:table-cell>
          <table:table-cell table:formula="of:=STDEV([.Y92:.Y101])" office:value-type="float" office:value="3.89153349231517" calcext:value-type="float">
            <text:p>3.89153349231517</text:p>
          </table:table-cell>
          <table:table-cell table:formula="of:=STDEV([.Z92:.Z101])" office:value-type="float" office:value="4.32557076167598" calcext:value-type="float">
            <text:p>4.32557076167598</text:p>
          </table:table-cell>
          <table:table-cell table:formula="of:=STDEV([.AA92:.AA101])" office:value-type="float" office:value="4.47520221244243" calcext:value-type="float">
            <text:p>4.47520221244243</text:p>
          </table:table-cell>
          <table:table-cell table:formula="of:=STDEV([.AB92:.AB101])" office:value-type="float" office:value="4.49965705140368" calcext:value-type="float">
            <text:p>4.49965705140368</text:p>
          </table:table-cell>
          <table:table-cell table:formula="of:=STDEV([.AC92:.AC101])" office:value-type="float" office:value="4.80626020666913" calcext:value-type="float">
            <text:p>4.80626020666913</text:p>
          </table:table-cell>
          <table:table-cell table:formula="of:=STDEV([.AD92:.AD101])" office:value-type="float" office:value="4.70822180209502" calcext:value-type="float">
            <text:p>4.70822180209502</text:p>
          </table:table-cell>
          <table:table-cell table:formula="of:=STDEV([.AE92:.AE101])" office:value-type="float" office:value="4.35086671276694" calcext:value-type="float">
            <text:p>4.35086671276694</text:p>
          </table:table-cell>
          <table:table-cell table:formula="of:=STDEV([.AF92:.AF101])" office:value-type="float" office:value="4.0639605109171" calcext:value-type="float">
            <text:p>4.0639605109171</text:p>
          </table:table-cell>
          <table:table-cell table:formula="of:=STDEV([.AG92:.AG101])" office:value-type="float" office:value="4.80626020666914" calcext:value-type="float">
            <text:p>4.80626020666914</text:p>
          </table:table-cell>
          <table:table-cell table:formula="of:=STDEV([.AH92:.AH101])" office:value-type="float" office:value="4.77763422121396" calcext:value-type="float">
            <text:p>4.77763422121396</text:p>
          </table:table-cell>
          <table:table-cell table:formula="of:=STDEV([.AI92:.AI101])" office:value-type="float" office:value="4.77763422121396" calcext:value-type="float">
            <text:p>4.77763422121396</text:p>
          </table:table-cell>
          <table:table-cell table:formula="of:=STDEV([.AJ92:.AJ101])" office:value-type="float" office:value="4.77763422121396" calcext:value-type="float">
            <text:p>4.77763422121396</text:p>
          </table:table-cell>
          <table:table-cell table:formula="of:=STDEV([.AK92:.AK101])" office:value-type="float" office:value="4.85171048705565" calcext:value-type="float">
            <text:p>4.85171048705565</text:p>
          </table:table-cell>
          <table:table-cell table:formula="of:=STDEV([.AL92:.AL101])" office:value-type="float" office:value="4.85171048705565" calcext:value-type="float">
            <text:p>4.85171048705565</text:p>
          </table:table-cell>
          <table:table-cell table:formula="of:=STDEV([.AM92:.AM101])" office:value-type="float" office:value="4.8005486654873" calcext:value-type="float">
            <text:p>4.8005486654873</text:p>
          </table:table-cell>
          <table:table-cell table:formula="of:=STDEV([.AN92:.AN101])" office:value-type="float" office:value="4.8005486654873" calcext:value-type="float">
            <text:p>4.8005486654873</text:p>
          </table:table-cell>
          <table:table-cell table:formula="of:=STDEV([.AO92:.AO101])" office:value-type="float" office:value="6.17974921914495" calcext:value-type="float">
            <text:p>6.17974921914495</text:p>
          </table:table-cell>
          <table:table-cell table:formula="of:=STDEV([.AP92:.AP101])" office:value-type="float" office:value="8.23522495388877" calcext:value-type="float">
            <text:p>8.23522495388877</text:p>
          </table:table-cell>
          <table:table-cell table:formula="of:=STDEV([.AQ92:.AQ101])" office:value-type="float" office:value="9.47453449204117" calcext:value-type="float">
            <text:p>9.47453449204117</text:p>
          </table:table-cell>
          <table:table-cell table:formula="of:=STDEV([.AR92:.AR101])" office:value-type="float" office:value="9.48900164734807" calcext:value-type="float">
            <text:p>9.48900164734807</text:p>
          </table:table-cell>
          <table:table-cell table:formula="of:=STDEV([.AS92:.AS101])" office:value-type="float" office:value="8.77707451472511" calcext:value-type="float">
            <text:p>8.77707451472511</text:p>
          </table:table-cell>
          <table:table-cell table:formula="of:=STDEV([.AT92:.AT101])" office:value-type="float" office:value="9.53227137312321" calcext:value-type="float">
            <text:p>9.53227137312321</text:p>
          </table:table-cell>
          <table:table-cell table:formula="of:=STDEV([.AU92:.AU101])" office:value-type="float" office:value="11.4850651515937" calcext:value-type="float">
            <text:p>11.4850651515937</text:p>
          </table:table-cell>
          <table:table-cell table:formula="of:=STDEV([.AV92:.AV101])" office:value-type="float" office:value="13.5699175082127" calcext:value-type="float">
            <text:p>13.5699175082127</text:p>
          </table:table-cell>
          <table:table-cell table:formula="of:=STDEV([.AW92:.AW101])" office:value-type="float" office:value="14.3654057861907" calcext:value-type="float">
            <text:p>14.3654057861907</text:p>
          </table:table-cell>
          <table:table-cell table:formula="of:=STDEV([.AX92:.AX101])" office:value-type="float" office:value="14.4567848520301" calcext:value-type="float">
            <text:p>14.4567848520301</text:p>
          </table:table-cell>
          <table:table-cell table:formula="of:=STDEV([.AY92:.AY101])" office:value-type="float" office:value="15.3406674176047" calcext:value-type="float">
            <text:p>15.3406674176047</text:p>
          </table:table-cell>
          <table:table-cell table:formula="of:=STDEV([.AZ92:.AZ101])" office:value-type="float" office:value="15.6171619572652" calcext:value-type="float">
            <text:p>15.6171619572652</text:p>
          </table:table-cell>
          <table:table-cell table:formula="of:=STDEV([.BA92:.BA101])" office:value-type="float" office:value="16.9579484744147" calcext:value-type="float">
            <text:p>16.9579484744147</text:p>
          </table:table-cell>
          <table:table-cell table:formula="of:=STDEV([.BB92:.BB101])" office:value-type="float" office:value="18.0366948024419" calcext:value-type="float">
            <text:p>18.0366948024419</text:p>
          </table:table-cell>
          <table:table-cell table:formula="of:=STDEV([.BC92:.BC101])" office:value-type="float" office:value="18.6646089400808" calcext:value-type="float">
            <text:p>18.6646089400808</text:p>
          </table:table-cell>
          <table:table-cell table:formula="of:=STDEV([.BD92:.BD101])" office:value-type="float" office:value="19.7876241268907" calcext:value-type="float">
            <text:p>19.7876241268907</text:p>
          </table:table-cell>
          <table:table-cell table:formula="of:=STDEV([.BE92:.BE101])" office:value-type="float" office:value="22.3010945987362" calcext:value-type="float">
            <text:p>22.3010945987362</text:p>
          </table:table-cell>
          <table:table-cell table:formula="of:=STDEV([.BF92:.BF101])" office:value-type="float" office:value="22.9031479018375" calcext:value-type="float">
            <text:p>22.9031479018375</text:p>
          </table:table-cell>
          <table:table-cell table:formula="of:=STDEV([.BG92:.BG101])" office:value-type="float" office:value="24.1667730946997" calcext:value-type="float">
            <text:p>24.1667730946997</text:p>
          </table:table-cell>
          <table:table-cell table:formula="of:=STDEV([.BH92:.BH101])" office:value-type="float" office:value="24.5105727306195" calcext:value-type="float">
            <text:p>24.5105727306195</text:p>
          </table:table-cell>
          <table:table-cell table:formula="of:=STDEV([.BI92:.BI101])" office:value-type="float" office:value="25.3642869159466" calcext:value-type="float">
            <text:p>25.3642869159466</text:p>
          </table:table-cell>
          <table:table-cell table:formula="of:=STDEV([.BJ92:.BJ101])" office:value-type="float" office:value="25.9460239559375" calcext:value-type="float">
            <text:p>25.9460239559375</text:p>
          </table:table-cell>
          <table:table-cell table:formula="of:=STDEV([.BK92:.BK101])" office:value-type="float" office:value="27.0355149241764" calcext:value-type="float">
            <text:p>27.0355149241764</text:p>
          </table:table-cell>
          <table:table-cell table:formula="of:=STDEV([.BL92:.BL101])" office:value-type="float" office:value="27.6217842103468" calcext:value-type="float">
            <text:p>27.6217842103468</text:p>
          </table:table-cell>
          <table:table-cell table:formula="of:=STDEV([.BM92:.BM101])" office:value-type="float" office:value="28.8793906512858" calcext:value-type="float">
            <text:p>28.8793906512858</text:p>
          </table:table-cell>
          <table:table-cell table:formula="of:=STDEV([.BN92:.BN101])" office:value-type="float" office:value="29.6860573795761" calcext:value-type="float">
            <text:p>29.6860573795761</text:p>
          </table:table-cell>
          <table:table-cell table:formula="of:=STDEV([.BO92:.BO101])" office:value-type="float" office:value="30.0388408829505" calcext:value-type="float">
            <text:p>30.0388408829505</text:p>
          </table:table-cell>
          <table:table-cell table:formula="of:=STDEV([.BP92:.BP101])" office:value-type="float" office:value="32.1936868113539" calcext:value-type="float">
            <text:p>32.1936868113539</text:p>
          </table:table-cell>
          <table:table-cell table:formula="of:=STDEV([.BQ92:.BQ101])" office:value-type="float" office:value="32.7806025148192" calcext:value-type="float">
            <text:p>32.7806025148192</text:p>
          </table:table-cell>
          <table:table-cell table:formula="of:=STDEV([.BR92:.BR101])" office:value-type="float" office:value="33.0805227838727" calcext:value-type="float">
            <text:p>33.0805227838727</text:p>
          </table:table-cell>
          <table:table-cell table:formula="of:=STDEV([.BS92:.BS101])" office:value-type="float" office:value="33.2129513469401" calcext:value-type="float">
            <text:p>33.2129513469401</text:p>
          </table:table-cell>
          <table:table-cell table:formula="of:=STDEV([.BT92:.BT101])" office:value-type="float" office:value="33.3818576849248" calcext:value-type="float">
            <text:p>33.3818576849248</text:p>
          </table:table-cell>
          <table:table-cell table:formula="of:=STDEV([.BU92:.BU101])" office:value-type="float" office:value="33.5883250995104" calcext:value-type="float">
            <text:p>33.5883250995104</text:p>
          </table:table-cell>
          <table:table-cell table:formula="of:=STDEV([.BV92:.BV101])" office:value-type="float" office:value="33.4762368884854" calcext:value-type="float">
            <text:p>33.4762368884854</text:p>
          </table:table-cell>
          <table:table-cell table:formula="of:=STDEV([.BW92:.BW101])" office:value-type="float" office:value="33.5294641428468" calcext:value-type="float">
            <text:p>33.5294641428468</text:p>
          </table:table-cell>
          <table:table-cell table:formula="of:=STDEV([.BX92:.BX101])" office:value-type="float" office:value="33.0813521086854" calcext:value-type="float">
            <text:p>33.0813521086854</text:p>
          </table:table-cell>
          <table:table-cell table:formula="of:=STDEV([.BY92:.BY101])" office:value-type="float" office:value="33.0240798374212" calcext:value-type="float">
            <text:p>33.0240798374212</text:p>
          </table:table-cell>
          <table:table-cell table:formula="of:=STDEV([.BZ92:.BZ101])" office:value-type="float" office:value="33.1633526065181" calcext:value-type="float">
            <text:p>33.1633526065181</text:p>
          </table:table-cell>
          <table:table-cell table:formula="of:=STDEV([.CA92:.CA101])" office:value-type="float" office:value="32.9317371866251" calcext:value-type="float">
            <text:p>32.9317371866251</text:p>
          </table:table-cell>
          <table:table-cell table:formula="of:=STDEV([.CB92:.CB101])" office:value-type="float" office:value="32.76385977788" calcext:value-type="float">
            <text:p>32.76385977788</text:p>
          </table:table-cell>
          <table:table-cell table:formula="of:=STDEV([.CC92:.CC101])" office:value-type="float" office:value="32.5049326213544" calcext:value-type="float">
            <text:p>32.5049326213544</text:p>
          </table:table-cell>
          <table:table-cell table:formula="of:=STDEV([.CD92:.CD101])" office:value-type="float" office:value="32.2677413690358" calcext:value-type="float">
            <text:p>32.2677413690358</text:p>
          </table:table-cell>
          <table:table-cell table:formula="of:=STDEV([.CE92:.CE101])" office:value-type="float" office:value="31.9292771292627" calcext:value-type="float">
            <text:p>31.9292771292627</text:p>
          </table:table-cell>
          <table:table-cell table:formula="of:=STDEV([.CF92:.CF101])" office:value-type="float" office:value="32.0972459279472" calcext:value-type="float">
            <text:p>32.0972459279472</text:p>
          </table:table-cell>
          <table:table-cell table:formula="of:=STDEV([.CG92:.CG101])" office:value-type="float" office:value="32.2277560169416" calcext:value-type="float">
            <text:p>32.2277560169416</text:p>
          </table:table-cell>
          <table:table-cell table:formula="of:=STDEV([.CH92:.CH101])" office:value-type="float" office:value="32.1689640749755" calcext:value-type="float">
            <text:p>32.1689640749755</text:p>
          </table:table-cell>
          <table:table-cell table:formula="of:=STDEV([.CI92:.CI101])" office:value-type="float" office:value="32.1689640749755" calcext:value-type="float">
            <text:p>32.1689640749755</text:p>
          </table:table-cell>
          <table:table-cell table:formula="of:=STDEV([.CJ92:.CJ101])" office:value-type="float" office:value="32.4314196754837" calcext:value-type="float">
            <text:p>32.4314196754837</text:p>
          </table:table-cell>
          <table:table-cell table:formula="of:=STDEV([.CK92:.CK101])" office:value-type="float" office:value="32.4034918269448" calcext:value-type="float">
            <text:p>32.4034918269448</text:p>
          </table:table-cell>
          <table:table-cell table:formula="of:=STDEV([.CL92:.CL101])" office:value-type="float" office:value="32.4652394038197" calcext:value-type="float">
            <text:p>32.4652394038197</text:p>
          </table:table-cell>
          <table:table-cell table:formula="of:=STDEV([.CM92:.CM101])" office:value-type="float" office:value="32.16981689941" calcext:value-type="float">
            <text:p>32.16981689941</text:p>
          </table:table-cell>
          <table:table-cell table:formula="of:=STDEV([.CN92:.CN101])" office:value-type="float" office:value="32.2549854718847" calcext:value-type="float">
            <text:p>32.2549854718847</text:p>
          </table:table-cell>
          <table:table-cell table:formula="of:=STDEV([.CO92:.CO101])" office:value-type="float" office:value="32.3772346311324" calcext:value-type="float">
            <text:p>32.3772346311324</text:p>
          </table:table-cell>
          <table:table-cell table:formula="of:=STDEV([.CP92:.CP101])" office:value-type="float" office:value="32.8240936634743" calcext:value-type="float">
            <text:p>32.8240936634743</text:p>
          </table:table-cell>
          <table:table-cell table:formula="of:=STDEV([.CQ92:.CQ101])" office:value-type="float" office:value="33.3218087073334" calcext:value-type="float">
            <text:p>33.3218087073334</text:p>
          </table:table-cell>
          <table:table-cell table:formula="of:=STDEV([.CR92:.CR101])" office:value-type="float" office:value="33.6560509686422" calcext:value-type="float">
            <text:p>33.6560509686422</text:p>
          </table:table-cell>
          <table:table-cell table:formula="of:=STDEV([.CS92:.CS101])" office:value-type="float" office:value="33.4311322507409" calcext:value-type="float">
            <text:p>33.4311322507409</text:p>
          </table:table-cell>
          <table:table-cell table:formula="of:=STDEV([.CT92:.CT101])" office:value-type="float" office:value="33.9611655891782" calcext:value-type="float">
            <text:p>33.9611655891782</text:p>
          </table:table-cell>
          <table:table-cell table:formula="of:=STDEV([.CU92:.CU101])" office:value-type="float" office:value="33.378570127532" calcext:value-type="float">
            <text:p>33.378570127532</text:p>
          </table:table-cell>
          <table:table-cell table:formula="of:=STDEV([.CV92:.CV101])" office:value-type="float" office:value="33.5188254538842" calcext:value-type="float">
            <text:p>33.5188254538842</text:p>
          </table:table-cell>
          <table:table-cell table:formula="of:=STDEV([.CW92:.CW101])" office:value-type="float" office:value="33.7634797548735" calcext:value-type="float">
            <text:p>33.7634797548735</text:p>
          </table:table-cell>
          <table:table-cell table:formula="of:=STDEV([.CX92:.CX101])" office:value-type="float" office:value="33.9522782983129" calcext:value-type="float">
            <text:p>33.9522782983129</text:p>
          </table:table-cell>
          <table:table-cell table:formula="of:=STDEV([.CY92:.CY101])" office:value-type="float" office:value="33.6079225097057" calcext:value-type="float">
            <text:p>33.6079225097057</text:p>
          </table:table-cell>
          <table:table-cell table:formula="of:=STDEV([.CZ92:.CZ101])" office:value-type="float" office:value="33.436876220096" calcext:value-type="float">
            <text:p>33.436876220096</text:p>
          </table:table-cell>
          <table:table-cell table:formula="of:=STDEV([.DA92:.DA101])" office:value-type="float" office:value="33.6071061791086" calcext:value-type="float">
            <text:p>33.6071061791086</text:p>
          </table:table-cell>
          <table:table-cell table:formula="of:=STDEV([.DB92:.DB101])" office:value-type="float" office:value="33.9482378515232" calcext:value-type="float">
            <text:p>33.9482378515232</text:p>
          </table:table-cell>
          <table:table-cell table:formula="of:=STDEV([.DC92:.DC101])" office:value-type="float" office:value="33.9288370091816" calcext:value-type="float">
            <text:p>33.9288370091816</text:p>
          </table:table-cell>
          <table:table-cell table:formula="of:=STDEV([.DD92:.DD101])" office:value-type="float" office:value="34.0974155157831" calcext:value-type="float">
            <text:p>34.0974155157831</text:p>
          </table:table-cell>
          <table:table-cell table:formula="of:=STDEV([.DE92:.DE101])" office:value-type="float" office:value="33.8357202831296" calcext:value-type="float">
            <text:p>33.8357202831296</text:p>
          </table:table-cell>
          <table:table-cell table:formula="of:=STDEV([.DF92:.DF101])" office:value-type="float" office:value="33.5294641428468" calcext:value-type="float">
            <text:p>33.5294641428468</text:p>
          </table:table-cell>
          <table:table-cell table:formula="of:=STDEV([.DG92:.DG101])" office:value-type="float" office:value="32.7102254308439" calcext:value-type="float">
            <text:p>32.7102254308439</text:p>
          </table:table-cell>
          <table:table-cell table:formula="of:=STDEV([.DH92:.DH101])" office:value-type="float" office:value="32.4034918269447" calcext:value-type="float">
            <text:p>32.4034918269447</text:p>
          </table:table-cell>
          <table:table-cell table:formula="of:=STDEV([.DI92:.DI101])" office:value-type="float" office:value="32.0673160274078" calcext:value-type="float">
            <text:p>32.0673160274078</text:p>
          </table:table-cell>
          <table:table-cell table:formula="of:=STDEV([.DJ92:.DJ101])" office:value-type="float" office:value="31.4313326063365" calcext:value-type="float">
            <text:p>31.4313326063365</text:p>
          </table:table-cell>
          <table:table-cell table:formula="of:=STDEV([.DK92:.DK101])" office:value-type="float" office:value="31.4313326063365" calcext:value-type="float">
            <text:p>31.4313326063365</text:p>
          </table:table-cell>
          <table:table-cell table:formula="of:=STDEV([.DL92:.DL101])" office:value-type="float" office:value="30.5953724860198" calcext:value-type="float">
            <text:p>30.5953724860198</text:p>
          </table:table-cell>
          <table:table-cell table:formula="of:=STDEV([.DM92:.DM101])" office:value-type="float" office:value="30.3115962453483" calcext:value-type="float">
            <text:p>30.3115962453483</text:p>
          </table:table-cell>
          <table:table-cell table:formula="of:=STDEV([.DN92:.DN101])" office:value-type="float" office:value="29.7598988154098" calcext:value-type="float">
            <text:p>29.7598988154098</text:p>
          </table:table-cell>
          <table:table-cell table:formula="of:=STDEV([.DO92:.DO101])" office:value-type="float" office:value="29.9656868239538" calcext:value-type="float">
            <text:p>29.9656868239538</text:p>
          </table:table-cell>
          <table:table-cell table:formula="of:=STDEV([.DP92:.DP101])" office:value-type="float" office:value="29.8886823619465" calcext:value-type="float">
            <text:p>29.8886823619465</text:p>
          </table:table-cell>
          <table:table-cell table:formula="of:=STDEV([.DQ92:.DQ101])" office:value-type="float" office:value="29.8776655232523" calcext:value-type="float">
            <text:p>29.8776655232523</text:p>
          </table:table-cell>
          <table:table-cell table:formula="of:=STDEV([.DR92:.DR101])" office:value-type="float" office:value="30.0169133850107" calcext:value-type="float">
            <text:p>30.0169133850107</text:p>
          </table:table-cell>
          <table:table-cell table:formula="of:=STDEV([.DS92:.DS101])" office:value-type="float" office:value="29.7820155451476" calcext:value-type="float">
            <text:p>29.7820155451476</text:p>
          </table:table-cell>
          <table:table-cell table:formula="of:=STDEV([.DT92:.DT101])" office:value-type="float" office:value="29.6120318111328" calcext:value-type="float">
            <text:p>29.6120318111328</text:p>
          </table:table-cell>
          <table:table-cell table:formula="of:=STDEV([.DU92:.DU101])" office:value-type="float" office:value="29.574021892855" calcext:value-type="float">
            <text:p>29.574021892855</text:p>
          </table:table-cell>
          <table:table-cell table:formula="of:=STDEV([.DV92:.DV101])" office:value-type="float" office:value="29.7921468924431" calcext:value-type="float">
            <text:p>29.7921468924431</text:p>
          </table:table-cell>
          <table:table-cell table:formula="of:=STDEV([.DW92:.DW101])" office:value-type="float" office:value="29.7995129815388" calcext:value-type="float">
            <text:p>29.7995129815388</text:p>
          </table:table-cell>
          <table:table-cell table:formula="of:=STDEV([.DX92:.DX101])" office:value-type="float" office:value="29.0725406531221" calcext:value-type="float">
            <text:p>29.0725406531221</text:p>
          </table:table-cell>
          <table:table-cell table:formula="of:=STDEV([.DY92:.DY101])" office:value-type="float" office:value="28.2658358446113" calcext:value-type="float">
            <text:p>28.2658358446113</text:p>
          </table:table-cell>
          <table:table-cell table:formula="of:=STDEV([.DZ92:.DZ101])" office:value-type="float" office:value="27.5461951445388" calcext:value-type="float">
            <text:p>27.5461951445388</text:p>
          </table:table-cell>
          <table:table-cell table:formula="of:=STDEV([.EA92:.EA101])" office:value-type="float" office:value="27.4534148382779" calcext:value-type="float">
            <text:p>27.4534148382779</text:p>
          </table:table-cell>
        </table:table-row>
        <table:table-row table:style-name="ro1">
          <table:table-cell office:value-type="string" calcext:value-type="string">
            <text:p>Mean + std</text:p>
          </table:table-cell>
          <table:table-cell table:formula="of:=[.B102]+[.B103]" office:value-type="float" office:value="0" calcext:value-type="float">
            <text:p>0</text:p>
          </table:table-cell>
          <table:table-cell table:formula="of:=[.C102]+[.C103]" office:value-type="float" office:value="41.6833479591144" calcext:value-type="float">
            <text:p>41.6833479591144</text:p>
          </table:table-cell>
          <table:table-cell table:formula="of:=[.D102]+[.D103]" office:value-type="float" office:value="55.7358640668538" calcext:value-type="float">
            <text:p>55.7358640668538</text:p>
          </table:table-cell>
          <table:table-cell table:formula="of:=[.E102]+[.E103]" office:value-type="float" office:value="61.1418688791091" calcext:value-type="float">
            <text:p>61.1418688791091</text:p>
          </table:table-cell>
          <table:table-cell table:formula="of:=[.F102]+[.F103]" office:value-type="float" office:value="61.6664380342691" calcext:value-type="float">
            <text:p>61.6664380342691</text:p>
          </table:table-cell>
          <table:table-cell table:formula="of:=[.G102]+[.G103]" office:value-type="float" office:value="61.9876198355817" calcext:value-type="float">
            <text:p>61.9876198355817</text:p>
          </table:table-cell>
          <table:table-cell table:formula="of:=[.H102]+[.H103]" office:value-type="float" office:value="62.962962962963" calcext:value-type="float">
            <text:p>62.962962962963</text:p>
          </table:table-cell>
          <table:table-cell table:formula="of:=[.I102]+[.I103]" office:value-type="float" office:value="63.9317678169866" calcext:value-type="float">
            <text:p>63.9317678169866</text:p>
          </table:table-cell>
          <table:table-cell table:formula="of:=[.J102]+[.J103]" office:value-type="float" office:value="67.4426518632955" calcext:value-type="float">
            <text:p>67.4426518632955</text:p>
          </table:table-cell>
          <table:table-cell table:formula="of:=[.K102]+[.K103]" office:value-type="float" office:value="68.972207799665" calcext:value-type="float">
            <text:p>68.972207799665</text:p>
          </table:table-cell>
          <table:table-cell table:formula="of:=[.L102]+[.L103]" office:value-type="float" office:value="71.805994838123" calcext:value-type="float">
            <text:p>71.805994838123</text:p>
          </table:table-cell>
          <table:table-cell table:formula="of:=[.M102]+[.M103]" office:value-type="float" office:value="74.856696854017" calcext:value-type="float">
            <text:p>74.856696854017</text:p>
          </table:table-cell>
          <table:table-cell table:formula="of:=[.N102]+[.N103]" office:value-type="float" office:value="76.1869770202413" calcext:value-type="float">
            <text:p>76.1869770202413</text:p>
          </table:table-cell>
          <table:table-cell table:formula="of:=[.O102]+[.O103]" office:value-type="float" office:value="77.2261260884247" calcext:value-type="float">
            <text:p>77.2261260884247</text:p>
          </table:table-cell>
          <table:table-cell table:formula="of:=[.P102]+[.P103]" office:value-type="float" office:value="76.8765288877239" calcext:value-type="float">
            <text:p>76.8765288877239</text:p>
          </table:table-cell>
          <table:table-cell table:formula="of:=[.Q102]+[.Q103]" office:value-type="float" office:value="78.5667787551452" calcext:value-type="float">
            <text:p>78.5667787551452</text:p>
          </table:table-cell>
          <table:table-cell table:formula="of:=[.R102]+[.R103]" office:value-type="float" office:value="81.2259234600768" calcext:value-type="float">
            <text:p>81.2259234600768</text:p>
          </table:table-cell>
          <table:table-cell table:formula="of:=[.S102]+[.S103]" office:value-type="float" office:value="82.1148123489657" calcext:value-type="float">
            <text:p>82.1148123489657</text:p>
          </table:table-cell>
          <table:table-cell table:formula="of:=[.T102]+[.T103]" office:value-type="float" office:value="85.3864087261222" calcext:value-type="float">
            <text:p>85.3864087261222</text:p>
          </table:table-cell>
          <table:table-cell table:formula="of:=[.U102]+[.U103]" office:value-type="float" office:value="88.4873949041455" calcext:value-type="float">
            <text:p>88.4873949041455</text:p>
          </table:table-cell>
          <table:table-cell table:formula="of:=[.V102]+[.V103]" office:value-type="float" office:value="89.4896007097918" calcext:value-type="float">
            <text:p>89.4896007097918</text:p>
          </table:table-cell>
          <table:table-cell table:formula="of:=[.W102]+[.W103]" office:value-type="float" office:value="92.2114032930386" calcext:value-type="float">
            <text:p>92.2114032930386</text:p>
          </table:table-cell>
          <table:table-cell table:formula="of:=[.X102]+[.X103]" office:value-type="float" office:value="92.93183934859" calcext:value-type="float">
            <text:p>92.93183934859</text:p>
          </table:table-cell>
          <table:table-cell table:formula="of:=[.Y102]+[.Y103]" office:value-type="float" office:value="94.5582001589818" calcext:value-type="float">
            <text:p>94.5582001589818</text:p>
          </table:table-cell>
          <table:table-cell table:formula="of:=[.Z102]+[.Z103]" office:value-type="float" office:value="96.1033485394538" calcext:value-type="float">
            <text:p>96.1033485394538</text:p>
          </table:table-cell>
          <table:table-cell table:formula="of:=[.AA102]+[.AA103]" office:value-type="float" office:value="96.6974244346647" calcext:value-type="float">
            <text:p>96.6974244346647</text:p>
          </table:table-cell>
          <table:table-cell table:formula="of:=[.AB102]+[.AB103]" office:value-type="float" office:value="97.6107681625148" calcext:value-type="float">
            <text:p>97.6107681625148</text:p>
          </table:table-cell>
          <table:table-cell table:formula="of:=[.AC102]+[.AC103]" office:value-type="float" office:value="99.695149095558" calcext:value-type="float">
            <text:p>99.695149095558</text:p>
          </table:table-cell>
          <table:table-cell table:formula="of:=[.AD102]+[.AD103]" office:value-type="float" office:value="101.152666246539" calcext:value-type="float">
            <text:p>101.152666246539</text:p>
          </table:table-cell>
          <table:table-cell table:formula="of:=[.AE102]+[.AE103]" office:value-type="float" office:value="101.017533379434" calcext:value-type="float">
            <text:p>101.017533379434</text:p>
          </table:table-cell>
          <table:table-cell table:formula="of:=[.AF102]+[.AF103]" office:value-type="float" office:value="101.175071622028" calcext:value-type="float">
            <text:p>101.175071622028</text:p>
          </table:table-cell>
          <table:table-cell table:formula="of:=[.AG102]+[.AG103]" office:value-type="float" office:value="101.91737131778" calcext:value-type="float">
            <text:p>101.91737131778</text:p>
          </table:table-cell>
          <table:table-cell table:formula="of:=[.AH102]+[.AH103]" office:value-type="float" office:value="102.110967554547" calcext:value-type="float">
            <text:p>102.110967554547</text:p>
          </table:table-cell>
          <table:table-cell table:formula="of:=[.AI102]+[.AI103]" office:value-type="float" office:value="102.110967554547" calcext:value-type="float">
            <text:p>102.110967554547</text:p>
          </table:table-cell>
          <table:table-cell table:formula="of:=[.AJ102]+[.AJ103]" office:value-type="float" office:value="102.110967554547" calcext:value-type="float">
            <text:p>102.110967554547</text:p>
          </table:table-cell>
          <table:table-cell table:formula="of:=[.AK102]+[.AK103]" office:value-type="float" office:value="102.407266042611" calcext:value-type="float">
            <text:p>102.407266042611</text:p>
          </table:table-cell>
          <table:table-cell table:formula="of:=[.AL102]+[.AL103]" office:value-type="float" office:value="102.407266042611" calcext:value-type="float">
            <text:p>102.407266042611</text:p>
          </table:table-cell>
          <table:table-cell table:formula="of:=[.AM102]+[.AM103]" office:value-type="float" office:value="102.578326443265" calcext:value-type="float">
            <text:p>102.578326443265</text:p>
          </table:table-cell>
          <table:table-cell table:formula="of:=[.AN102]+[.AN103]" office:value-type="float" office:value="102.578326443265" calcext:value-type="float">
            <text:p>102.578326443265</text:p>
          </table:table-cell>
          <table:table-cell table:formula="of:=[.AO102]+[.AO103]" office:value-type="float" office:value="103.513082552478" calcext:value-type="float">
            <text:p>103.513082552478</text:p>
          </table:table-cell>
          <table:table-cell table:formula="of:=[.AP102]+[.AP103]" office:value-type="float" office:value="104.235224953889" calcext:value-type="float">
            <text:p>104.235224953889</text:p>
          </table:table-cell>
          <table:table-cell table:formula="of:=[.AQ102]+[.AQ103]" office:value-type="float" office:value="104.585645603152" calcext:value-type="float">
            <text:p>104.585645603152</text:p>
          </table:table-cell>
          <table:table-cell table:formula="of:=[.AR102]+[.AR103]" office:value-type="float" office:value="104.377890536237" calcext:value-type="float">
            <text:p>104.377890536237</text:p>
          </table:table-cell>
          <table:table-cell table:formula="of:=[.AS102]+[.AS103]" office:value-type="float" office:value="103.443741181392" calcext:value-type="float">
            <text:p>103.443741181392</text:p>
          </table:table-cell>
          <table:table-cell table:formula="of:=[.AT102]+[.AT103]" office:value-type="float" office:value="103.310049150901" calcext:value-type="float">
            <text:p>103.310049150901</text:p>
          </table:table-cell>
          <table:table-cell table:formula="of:=[.AU102]+[.AU103]" office:value-type="float" office:value="103.929509596038" calcext:value-type="float">
            <text:p>103.929509596038</text:p>
          </table:table-cell>
          <table:table-cell table:formula="of:=[.AV102]+[.AV103]" office:value-type="float" office:value="104.236584174879" calcext:value-type="float">
            <text:p>104.236584174879</text:p>
          </table:table-cell>
          <table:table-cell table:formula="of:=[.AW102]+[.AW103]" office:value-type="float" office:value="103.920961341746" calcext:value-type="float">
            <text:p>103.920961341746</text:p>
          </table:table-cell>
          <table:table-cell table:formula="of:=[.AX102]+[.AX103]" office:value-type="float" office:value="103.123451518697" calcext:value-type="float">
            <text:p>103.123451518697</text:p>
          </table:table-cell>
          <table:table-cell table:formula="of:=[.AY102]+[.AY103]" office:value-type="float" office:value="102.229556306494" calcext:value-type="float">
            <text:p>102.229556306494</text:p>
          </table:table-cell>
          <table:table-cell table:formula="of:=[.AZ102]+[.AZ103]" office:value-type="float" office:value="101.172717512821" calcext:value-type="float">
            <text:p>101.172717512821</text:p>
          </table:table-cell>
          <table:table-cell table:formula="of:=[.BA102]+[.BA103]" office:value-type="float" office:value="100.735726252193" calcext:value-type="float">
            <text:p>100.735726252193</text:p>
          </table:table-cell>
          <table:table-cell table:formula="of:=[.BB102]+[.BB103]" office:value-type="float" office:value="100.481139246886" calcext:value-type="float">
            <text:p>100.481139246886</text:p>
          </table:table-cell>
          <table:table-cell table:formula="of:=[.BC102]+[.BC103]" office:value-type="float" office:value="100.664608940081" calcext:value-type="float">
            <text:p>100.664608940081</text:p>
          </table:table-cell>
          <table:table-cell table:formula="of:=[.BD102]+[.BD103]" office:value-type="float" office:value="100.232068571335" calcext:value-type="float">
            <text:p>100.232068571335</text:p>
          </table:table-cell>
          <table:table-cell table:formula="of:=[.BE102]+[.BE103]" office:value-type="float" office:value="100.967761265403" calcext:value-type="float">
            <text:p>100.967761265403</text:p>
          </table:table-cell>
          <table:table-cell table:formula="of:=[.BF102]+[.BF103]" office:value-type="float" office:value="100.680925679615" calcext:value-type="float">
            <text:p>100.680925679615</text:p>
          </table:table-cell>
          <table:table-cell table:formula="of:=[.BG102]+[.BG103]" office:value-type="float" office:value="100.611217539144" calcext:value-type="float">
            <text:p>100.611217539144</text:p>
          </table:table-cell>
          <table:table-cell table:formula="of:=[.BH102]+[.BH103]" office:value-type="float" office:value="99.8439060639529" calcext:value-type="float">
            <text:p>99.8439060639529</text:p>
          </table:table-cell>
          <table:table-cell table:formula="of:=[.BI102]+[.BI103]" office:value-type="float" office:value="99.808731360391" calcext:value-type="float">
            <text:p>99.808731360391</text:p>
          </table:table-cell>
          <table:table-cell table:formula="of:=[.BJ102]+[.BJ103]" office:value-type="float" office:value="99.5015795114931" calcext:value-type="float">
            <text:p>99.5015795114931</text:p>
          </table:table-cell>
          <table:table-cell table:formula="of:=[.BK102]+[.BK103]" office:value-type="float" office:value="99.702181590843" calcext:value-type="float">
            <text:p>99.702181590843</text:p>
          </table:table-cell>
          <table:table-cell table:formula="of:=[.BL102]+[.BL103]" office:value-type="float" office:value="99.844006432569" calcext:value-type="float">
            <text:p>99.844006432569</text:p>
          </table:table-cell>
          <table:table-cell table:formula="of:=[.BM102]+[.BM103]" office:value-type="float" office:value="99.9905017623969" calcext:value-type="float">
            <text:p>99.9905017623969</text:p>
          </table:table-cell>
          <table:table-cell table:formula="of:=[.BN102]+[.BN103]" office:value-type="float" office:value="100.130501824021" calcext:value-type="float">
            <text:p>100.130501824021</text:p>
          </table:table-cell>
          <table:table-cell table:formula="of:=[.BO102]+[.BO103]" office:value-type="float" office:value="100.038840882951" calcext:value-type="float">
            <text:p>100.038840882951</text:p>
          </table:table-cell>
          <table:table-cell table:formula="of:=[.BP102]+[.BP103]" office:value-type="float" office:value="100.860353478021" calcext:value-type="float">
            <text:p>100.860353478021</text:p>
          </table:table-cell>
          <table:table-cell table:formula="of:=[.BQ102]+[.BQ103]" office:value-type="float" office:value="100.780602514819" calcext:value-type="float">
            <text:p>100.780602514819</text:p>
          </table:table-cell>
          <table:table-cell table:formula="of:=[.BR102]+[.BR103]" office:value-type="float" office:value="101.080522783873" calcext:value-type="float">
            <text:p>101.080522783873</text:p>
          </table:table-cell>
          <table:table-cell table:formula="of:=[.BS102]+[.BS103]" office:value-type="float" office:value="100.768506902496" calcext:value-type="float">
            <text:p>100.768506902496</text:p>
          </table:table-cell>
          <table:table-cell table:formula="of:=[.BT102]+[.BT103]" office:value-type="float" office:value="100.270746573814" calcext:value-type="float">
            <text:p>100.270746573814</text:p>
          </table:table-cell>
          <table:table-cell table:formula="of:=[.BU102]+[.BU103]" office:value-type="float" office:value="99.5883250995104" calcext:value-type="float">
            <text:p>99.5883250995104</text:p>
          </table:table-cell>
          <table:table-cell table:formula="of:=[.BV102]+[.BV103]" office:value-type="float" office:value="98.8095702218188" calcext:value-type="float">
            <text:p>98.8095702218188</text:p>
          </table:table-cell>
          <table:table-cell table:formula="of:=[.BW102]+[.BW103]" office:value-type="float" office:value="97.751686365069" calcext:value-type="float">
            <text:p>97.751686365069</text:p>
          </table:table-cell>
          <table:table-cell table:formula="of:=[.BX102]+[.BX103]" office:value-type="float" office:value="96.4146854420187" calcext:value-type="float">
            <text:p>96.4146854420187</text:p>
          </table:table-cell>
          <table:table-cell table:formula="of:=[.BY102]+[.BY103]" office:value-type="float" office:value="94.801857615199" calcext:value-type="float">
            <text:p>94.801857615199</text:p>
          </table:table-cell>
          <table:table-cell table:formula="of:=[.BZ102]+[.BZ103]" office:value-type="float" office:value="94.4966859398515" calcext:value-type="float">
            <text:p>94.4966859398515</text:p>
          </table:table-cell>
          <table:table-cell table:formula="of:=[.CA102]+[.CA103]" office:value-type="float" office:value="94.0428482977362" calcext:value-type="float">
            <text:p>94.0428482977362</text:p>
          </table:table-cell>
          <table:table-cell table:formula="of:=[.CB102]+[.CB103]" office:value-type="float" office:value="93.6527486667689" calcext:value-type="float">
            <text:p>93.6527486667689</text:p>
          </table:table-cell>
          <table:table-cell table:formula="of:=[.CC102]+[.CC103]" office:value-type="float" office:value="92.9493770657989" calcext:value-type="float">
            <text:p>92.9493770657989</text:p>
          </table:table-cell>
          <table:table-cell table:formula="of:=[.CD102]+[.CD103]" office:value-type="float" office:value="91.8232969245914" calcext:value-type="float">
            <text:p>91.8232969245914</text:p>
          </table:table-cell>
          <table:table-cell table:formula="of:=[.CE102]+[.CE103]" office:value-type="float" office:value="91.9292771292627" calcext:value-type="float">
            <text:p>91.9292771292627</text:p>
          </table:table-cell>
          <table:table-cell table:formula="of:=[.CF102]+[.CF103]" office:value-type="float" office:value="91.6528014835027" calcext:value-type="float">
            <text:p>91.6528014835027</text:p>
          </table:table-cell>
          <table:table-cell table:formula="of:=[.CG102]+[.CG103]" office:value-type="float" office:value="92.0055337947194" calcext:value-type="float">
            <text:p>92.0055337947194</text:p>
          </table:table-cell>
          <table:table-cell table:formula="of:=[.CH102]+[.CH103]" office:value-type="float" office:value="92.1689640749755" calcext:value-type="float">
            <text:p>92.1689640749755</text:p>
          </table:table-cell>
          <table:table-cell table:formula="of:=[.CI102]+[.CI103]" office:value-type="float" office:value="92.1689640749755" calcext:value-type="float">
            <text:p>92.1689640749755</text:p>
          </table:table-cell>
          <table:table-cell table:formula="of:=[.CJ102]+[.CJ103]" office:value-type="float" office:value="92.2091974532615" calcext:value-type="float">
            <text:p>92.2091974532615</text:p>
          </table:table-cell>
          <table:table-cell table:formula="of:=[.CK102]+[.CK103]" office:value-type="float" office:value="91.9590473825003" calcext:value-type="float">
            <text:p>91.9590473825003</text:p>
          </table:table-cell>
          <table:table-cell table:formula="of:=[.CL102]+[.CL103]" office:value-type="float" office:value="92.6874616260419" calcext:value-type="float">
            <text:p>92.6874616260419</text:p>
          </table:table-cell>
          <table:table-cell table:formula="of:=[.CM102]+[.CM103]" office:value-type="float" office:value="92.8364835660766" calcext:value-type="float">
            <text:p>92.8364835660766</text:p>
          </table:table-cell>
          <table:table-cell table:formula="of:=[.CN102]+[.CN103]" office:value-type="float" office:value="92.9216521385514" calcext:value-type="float">
            <text:p>92.9216521385514</text:p>
          </table:table-cell>
          <table:table-cell table:formula="of:=[.CO102]+[.CO103]" office:value-type="float" office:value="93.4883457422435" calcext:value-type="float">
            <text:p>93.4883457422435</text:p>
          </table:table-cell>
          <table:table-cell table:formula="of:=[.CP102]+[.CP103]" office:value-type="float" office:value="94.6018714412521" calcext:value-type="float">
            <text:p>94.6018714412521</text:p>
          </table:table-cell>
          <table:table-cell table:formula="of:=[.CQ102]+[.CQ103]" office:value-type="float" office:value="95.9884753740001" calcext:value-type="float">
            <text:p>95.9884753740001</text:p>
          </table:table-cell>
          <table:table-cell table:formula="of:=[.CR102]+[.CR103]" office:value-type="float" office:value="96.7671620797533" calcext:value-type="float">
            <text:p>96.7671620797533</text:p>
          </table:table-cell>
          <table:table-cell table:formula="of:=[.CS102]+[.CS103]" office:value-type="float" office:value="97.6533544729631" calcext:value-type="float">
            <text:p>97.6533544729631</text:p>
          </table:table-cell>
          <table:table-cell table:formula="of:=[.CT102]+[.CT103]" office:value-type="float" office:value="98.4056100336227" calcext:value-type="float">
            <text:p>98.4056100336227</text:p>
          </table:table-cell>
          <table:table-cell table:formula="of:=[.CU102]+[.CU103]" office:value-type="float" office:value="98.9341256830876" calcext:value-type="float">
            <text:p>98.9341256830876</text:p>
          </table:table-cell>
          <table:table-cell table:formula="of:=[.CV102]+[.CV103]" office:value-type="float" office:value="100.629936564995" calcext:value-type="float">
            <text:p>100.629936564995</text:p>
          </table:table-cell>
          <table:table-cell table:formula="of:=[.CW102]+[.CW103]" office:value-type="float" office:value="102.207924199318" calcext:value-type="float">
            <text:p>102.207924199318</text:p>
          </table:table-cell>
          <table:table-cell table:formula="of:=[.CX102]+[.CX103]" office:value-type="float" office:value="103.063389409424" calcext:value-type="float">
            <text:p>103.063389409424</text:p>
          </table:table-cell>
          <table:table-cell table:formula="of:=[.CY102]+[.CY103]" office:value-type="float" office:value="103.607922509706" calcext:value-type="float">
            <text:p>103.607922509706</text:p>
          </table:table-cell>
          <table:table-cell table:formula="of:=[.CZ102]+[.CZ103]" office:value-type="float" office:value="104.992431775652" calcext:value-type="float">
            <text:p>104.992431775652</text:p>
          </table:table-cell>
          <table:table-cell table:formula="of:=[.DA102]+[.DA103]" office:value-type="float" office:value="105.607106179109" calcext:value-type="float">
            <text:p>105.607106179109</text:p>
          </table:table-cell>
          <table:table-cell table:formula="of:=[.DB102]+[.DB103]" office:value-type="float" office:value="106.392682295968" calcext:value-type="float">
            <text:p>106.392682295968</text:p>
          </table:table-cell>
          <table:table-cell table:formula="of:=[.DC102]+[.DC103]" office:value-type="float" office:value="107.262170342515" calcext:value-type="float">
            <text:p>107.262170342515</text:p>
          </table:table-cell>
          <table:table-cell table:formula="of:=[.DD102]+[.DD103]" office:value-type="float" office:value="107.652971071339" calcext:value-type="float">
            <text:p>107.652971071339</text:p>
          </table:table-cell>
          <table:table-cell table:formula="of:=[.DE102]+[.DE103]" office:value-type="float" office:value="108.280164727574" calcext:value-type="float">
            <text:p>108.280164727574</text:p>
          </table:table-cell>
          <table:table-cell table:formula="of:=[.DF102]+[.DF103]" office:value-type="float" office:value="108.86279747618" calcext:value-type="float">
            <text:p>108.86279747618</text:p>
          </table:table-cell>
          <table:table-cell table:formula="of:=[.DG102]+[.DG103]" office:value-type="float" office:value="108.265780986399" calcext:value-type="float">
            <text:p>108.265780986399</text:p>
          </table:table-cell>
          <table:table-cell table:formula="of:=[.DH102]+[.DH103]" office:value-type="float" office:value="108.403491826945" calcext:value-type="float">
            <text:p>108.403491826945</text:p>
          </table:table-cell>
          <table:table-cell table:formula="of:=[.DI102]+[.DI103]" office:value-type="float" office:value="108.28953824963" calcext:value-type="float">
            <text:p>108.28953824963</text:p>
          </table:table-cell>
          <table:table-cell table:formula="of:=[.DJ102]+[.DJ103]" office:value-type="float" office:value="108.097999273003" calcext:value-type="float">
            <text:p>108.097999273003</text:p>
          </table:table-cell>
          <table:table-cell table:formula="of:=[.DK102]+[.DK103]" office:value-type="float" office:value="108.097999273003" calcext:value-type="float">
            <text:p>108.097999273003</text:p>
          </table:table-cell>
          <table:table-cell table:formula="of:=[.DL102]+[.DL103]" office:value-type="float" office:value="108.373150263798" calcext:value-type="float">
            <text:p>108.373150263798</text:p>
          </table:table-cell>
          <table:table-cell table:formula="of:=[.DM102]+[.DM103]" office:value-type="float" office:value="109.200485134237" calcext:value-type="float">
            <text:p>109.200485134237</text:p>
          </table:table-cell>
          <table:table-cell table:formula="of:=[.DN102]+[.DN103]" office:value-type="float" office:value="110.426565482076" calcext:value-type="float">
            <text:p>110.426565482076</text:p>
          </table:table-cell>
          <table:table-cell table:formula="of:=[.DO102]+[.DO103]" office:value-type="float" office:value="111.076797935065" calcext:value-type="float">
            <text:p>111.076797935065</text:p>
          </table:table-cell>
          <table:table-cell table:formula="of:=[.DP102]+[.DP103]" office:value-type="float" office:value="111.444237917502" calcext:value-type="float">
            <text:p>111.444237917502</text:p>
          </table:table-cell>
          <table:table-cell table:formula="of:=[.DQ102]+[.DQ103]" office:value-type="float" office:value="111.877665523252" calcext:value-type="float">
            <text:p>111.877665523252</text:p>
          </table:table-cell>
          <table:table-cell table:formula="of:=[.DR102]+[.DR103]" office:value-type="float" office:value="112.9058022739" calcext:value-type="float">
            <text:p>112.9058022739</text:p>
          </table:table-cell>
          <table:table-cell table:formula="of:=[.DS102]+[.DS103]" office:value-type="float" office:value="113.115348878481" calcext:value-type="float">
            <text:p>113.115348878481</text:p>
          </table:table-cell>
          <table:table-cell table:formula="of:=[.DT102]+[.DT103]" office:value-type="float" office:value="113.389809588911" calcext:value-type="float">
            <text:p>113.389809588911</text:p>
          </table:table-cell>
          <table:table-cell table:formula="of:=[.DU102]+[.DU103]" office:value-type="float" office:value="114.018466337299" calcext:value-type="float">
            <text:p>114.018466337299</text:p>
          </table:table-cell>
          <table:table-cell table:formula="of:=[.DV102]+[.DV103]" office:value-type="float" office:value="114.681035781332" calcext:value-type="float">
            <text:p>114.681035781332</text:p>
          </table:table-cell>
          <table:table-cell table:formula="of:=[.DW102]+[.DW103]" office:value-type="float" office:value="115.132846314872" calcext:value-type="float">
            <text:p>115.132846314872</text:p>
          </table:table-cell>
          <table:table-cell table:formula="of:=[.DX102]+[.DX103]" office:value-type="float" office:value="114.8503184309" calcext:value-type="float">
            <text:p>114.8503184309</text:p>
          </table:table-cell>
          <table:table-cell table:formula="of:=[.DY102]+[.DY103]" office:value-type="float" office:value="114.265835844611" calcext:value-type="float">
            <text:p>114.265835844611</text:p>
          </table:table-cell>
          <table:table-cell table:formula="of:=[.DZ102]+[.DZ103]" office:value-type="float" office:value="113.990639588983" calcext:value-type="float">
            <text:p>113.990639588983</text:p>
          </table:table-cell>
          <table:table-cell table:formula="of:=[.EA102]+[.EA103]" office:value-type="float" office:value="114.564525949389" calcext:value-type="float">
            <text:p>114.564525949389</text:p>
          </table:table-cell>
        </table:table-row>
        <table:table-row table:style-name="ro1">
          <table:table-cell office:value-type="string" calcext:value-type="string">
            <text:p>Mean – std</text:p>
          </table:table-cell>
          <table:table-cell table:formula="of:=[.B102]-[.B103]" office:value-type="float" office:value="0" calcext:value-type="float">
            <text:p>0</text:p>
          </table:table-cell>
          <table:table-cell table:formula="of:=[.C102]-[.C103]" office:value-type="float" office:value="32.5388742631079" calcext:value-type="float">
            <text:p>32.5388742631079</text:p>
          </table:table-cell>
          <table:table-cell table:formula="of:=[.D102]-[.D103]" office:value-type="float" office:value="48.7085803775907" calcext:value-type="float">
            <text:p>48.7085803775907</text:p>
          </table:table-cell>
          <table:table-cell table:formula="of:=[.E102]-[.E103]" office:value-type="float" office:value="52.1914644542242" calcext:value-type="float">
            <text:p>52.1914644542242</text:p>
          </table:table-cell>
          <table:table-cell table:formula="of:=[.F102]-[.F103]" office:value-type="float" office:value="55.6668952990642" calcext:value-type="float">
            <text:p>55.6668952990642</text:p>
          </table:table-cell>
          <table:table-cell table:formula="of:=[.G102]-[.G103]" office:value-type="float" office:value="57.5679357199739" calcext:value-type="float">
            <text:p>57.5679357199739</text:p>
          </table:table-cell>
          <table:table-cell table:formula="of:=[.H102]-[.H103]" office:value-type="float" office:value="57.037037037037" calcext:value-type="float">
            <text:p>57.037037037037</text:p>
          </table:table-cell>
          <table:table-cell table:formula="of:=[.I102]-[.I103]" office:value-type="float" office:value="58.2904544052356" calcext:value-type="float">
            <text:p>58.2904544052356</text:p>
          </table:table-cell>
          <table:table-cell table:formula="of:=[.J102]-[.J103]" office:value-type="float" office:value="60.5573481367045" calcext:value-type="float">
            <text:p>60.5573481367045</text:p>
          </table:table-cell>
          <table:table-cell table:formula="of:=[.K102]-[.K103]" office:value-type="float" office:value="63.027792200335" calcext:value-type="float">
            <text:p>63.027792200335</text:p>
          </table:table-cell>
          <table:table-cell table:formula="of:=[.L102]-[.L103]" office:value-type="float" office:value="64.194005161877" calcext:value-type="float">
            <text:p>64.194005161877</text:p>
          </table:table-cell>
          <table:table-cell table:formula="of:=[.M102]-[.M103]" office:value-type="float" office:value="63.8099698126497" calcext:value-type="float">
            <text:p>63.8099698126497</text:p>
          </table:table-cell>
          <table:table-cell table:formula="of:=[.N102]-[.N103]" office:value-type="float" office:value="64.7019118686476" calcext:value-type="float">
            <text:p>64.7019118686476</text:p>
          </table:table-cell>
          <table:table-cell table:formula="of:=[.O102]-[.O103]" office:value-type="float" office:value="66.3294294671309" calcext:value-type="float">
            <text:p>66.3294294671309</text:p>
          </table:table-cell>
          <table:table-cell table:formula="of:=[.P102]-[.P103]" office:value-type="float" office:value="66.2345822233873" calcext:value-type="float">
            <text:p>66.2345822233873</text:p>
          </table:table-cell>
          <table:table-cell table:formula="of:=[.Q102]-[.Q103]" office:value-type="float" office:value="69.8776656892992" calcext:value-type="float">
            <text:p>69.8776656892992</text:p>
          </table:table-cell>
          <table:table-cell table:formula="of:=[.R102]-[.R103]" office:value-type="float" office:value="75.6629654288121" calcext:value-type="float">
            <text:p>75.6629654288121</text:p>
          </table:table-cell>
          <table:table-cell table:formula="of:=[.S102]-[.S103]" office:value-type="float" office:value="76.551854317701" calcext:value-type="float">
            <text:p>76.551854317701</text:p>
          </table:table-cell>
          <table:table-cell table:formula="of:=[.T102]-[.T103]" office:value-type="float" office:value="78.6135912738778" calcext:value-type="float">
            <text:p>78.6135912738778</text:p>
          </table:table-cell>
          <table:table-cell table:formula="of:=[.U102]-[.U103]" office:value-type="float" office:value="81.2903828736323" calcext:value-type="float">
            <text:p>81.2903828736323</text:p>
          </table:table-cell>
          <table:table-cell table:formula="of:=[.V102]-[.V103]" office:value-type="float" office:value="83.3992881790971" calcext:value-type="float">
            <text:p>83.3992881790971</text:p>
          </table:table-cell>
          <table:table-cell table:formula="of:=[.W102]-[.W103]" office:value-type="float" office:value="85.1219300402947" calcext:value-type="float">
            <text:p>85.1219300402947</text:p>
          </table:table-cell>
          <table:table-cell table:formula="of:=[.X102]-[.X103]" office:value-type="float" office:value="85.7348273180767" calcext:value-type="float">
            <text:p>85.7348273180767</text:p>
          </table:table-cell>
          <table:table-cell table:formula="of:=[.Y102]-[.Y103]" office:value-type="float" office:value="86.7751331743515" calcext:value-type="float">
            <text:p>86.7751331743515</text:p>
          </table:table-cell>
          <table:table-cell table:formula="of:=[.Z102]-[.Z103]" office:value-type="float" office:value="87.4522070161018" calcext:value-type="float">
            <text:p>87.4522070161018</text:p>
          </table:table-cell>
          <table:table-cell table:formula="of:=[.AA102]-[.AA103]" office:value-type="float" office:value="87.7470200097798" calcext:value-type="float">
            <text:p>87.7470200097798</text:p>
          </table:table-cell>
          <table:table-cell table:formula="of:=[.AB102]-[.AB103]" office:value-type="float" office:value="88.6114540597074" calcext:value-type="float">
            <text:p>88.6114540597074</text:p>
          </table:table-cell>
          <table:table-cell table:formula="of:=[.AC102]-[.AC103]" office:value-type="float" office:value="90.0826286822197" calcext:value-type="float">
            <text:p>90.0826286822197</text:p>
          </table:table-cell>
          <table:table-cell table:formula="of:=[.AD102]-[.AD103]" office:value-type="float" office:value="91.7362226423494" calcext:value-type="float">
            <text:p>91.7362226423494</text:p>
          </table:table-cell>
          <table:table-cell table:formula="of:=[.AE102]-[.AE103]" office:value-type="float" office:value="92.3157999538997" calcext:value-type="float">
            <text:p>92.3157999538997</text:p>
          </table:table-cell>
          <table:table-cell table:formula="of:=[.AF102]-[.AF103]" office:value-type="float" office:value="93.047150600194" calcext:value-type="float">
            <text:p>93.047150600194</text:p>
          </table:table-cell>
          <table:table-cell table:formula="of:=[.AG102]-[.AG103]" office:value-type="float" office:value="92.304850904442" calcext:value-type="float">
            <text:p>92.304850904442</text:p>
          </table:table-cell>
          <table:table-cell table:formula="of:=[.AH102]-[.AH103]" office:value-type="float" office:value="92.5556991121194" calcext:value-type="float">
            <text:p>92.5556991121194</text:p>
          </table:table-cell>
          <table:table-cell table:formula="of:=[.AI102]-[.AI103]" office:value-type="float" office:value="92.5556991121194" calcext:value-type="float">
            <text:p>92.5556991121194</text:p>
          </table:table-cell>
          <table:table-cell table:formula="of:=[.AJ102]-[.AJ103]" office:value-type="float" office:value="92.5556991121194" calcext:value-type="float">
            <text:p>92.5556991121194</text:p>
          </table:table-cell>
          <table:table-cell table:formula="of:=[.AK102]-[.AK103]" office:value-type="float" office:value="92.7038450684999" calcext:value-type="float">
            <text:p>92.7038450684999</text:p>
          </table:table-cell>
          <table:table-cell table:formula="of:=[.AL102]-[.AL103]" office:value-type="float" office:value="92.7038450684999" calcext:value-type="float">
            <text:p>92.7038450684999</text:p>
          </table:table-cell>
          <table:table-cell table:formula="of:=[.AM102]-[.AM103]" office:value-type="float" office:value="92.9772291122905" calcext:value-type="float">
            <text:p>92.9772291122905</text:p>
          </table:table-cell>
          <table:table-cell table:formula="of:=[.AN102]-[.AN103]" office:value-type="float" office:value="92.9772291122905" calcext:value-type="float">
            <text:p>92.9772291122905</text:p>
          </table:table-cell>
          <table:table-cell table:formula="of:=[.AO102]-[.AO103]" office:value-type="float" office:value="91.1535841141884" calcext:value-type="float">
            <text:p>91.1535841141884</text:p>
          </table:table-cell>
          <table:table-cell table:formula="of:=[.AP102]-[.AP103]" office:value-type="float" office:value="87.7647750461112" calcext:value-type="float">
            <text:p>87.7647750461112</text:p>
          </table:table-cell>
          <table:table-cell table:formula="of:=[.AQ102]-[.AQ103]" office:value-type="float" office:value="85.6365766190699" calcext:value-type="float">
            <text:p>85.6365766190699</text:p>
          </table:table-cell>
          <table:table-cell table:formula="of:=[.AR102]-[.AR103]" office:value-type="float" office:value="85.3998872415408" calcext:value-type="float">
            <text:p>85.3998872415408</text:p>
          </table:table-cell>
          <table:table-cell table:formula="of:=[.AS102]-[.AS103]" office:value-type="float" office:value="85.8895921519416" calcext:value-type="float">
            <text:p>85.8895921519416</text:p>
          </table:table-cell>
          <table:table-cell table:formula="of:=[.AT102]-[.AT103]" office:value-type="float" office:value="84.2455064046546" calcext:value-type="float">
            <text:p>84.2455064046546</text:p>
          </table:table-cell>
          <table:table-cell table:formula="of:=[.AU102]-[.AU103]" office:value-type="float" office:value="80.9593792928508" calcext:value-type="float">
            <text:p>80.9593792928508</text:p>
          </table:table-cell>
          <table:table-cell table:formula="of:=[.AV102]-[.AV103]" office:value-type="float" office:value="77.0967491584539" calcext:value-type="float">
            <text:p>77.0967491584539</text:p>
          </table:table-cell>
          <table:table-cell table:formula="of:=[.AW102]-[.AW103]" office:value-type="float" office:value="75.1901497693649" calcext:value-type="float">
            <text:p>75.1901497693649</text:p>
          </table:table-cell>
          <table:table-cell table:formula="of:=[.AX102]-[.AX103]" office:value-type="float" office:value="74.2098818146365" calcext:value-type="float">
            <text:p>74.2098818146365</text:p>
          </table:table-cell>
          <table:table-cell table:formula="of:=[.AY102]-[.AY103]" office:value-type="float" office:value="71.5482214712842" calcext:value-type="float">
            <text:p>71.5482214712842</text:p>
          </table:table-cell>
          <table:table-cell table:formula="of:=[.AZ102]-[.AZ103]" office:value-type="float" office:value="69.9383935982904" calcext:value-type="float">
            <text:p>69.9383935982904</text:p>
          </table:table-cell>
          <table:table-cell table:formula="of:=[.BA102]-[.BA103]" office:value-type="float" office:value="66.819829303363" calcext:value-type="float">
            <text:p>66.819829303363</text:p>
          </table:table-cell>
          <table:table-cell table:formula="of:=[.BB102]-[.BB103]" office:value-type="float" office:value="64.4077496420026" calcext:value-type="float">
            <text:p>64.4077496420026</text:p>
          </table:table-cell>
          <table:table-cell table:formula="of:=[.BC102]-[.BC103]" office:value-type="float" office:value="63.3353910599192" calcext:value-type="float">
            <text:p>63.3353910599192</text:p>
          </table:table-cell>
          <table:table-cell table:formula="of:=[.BD102]-[.BD103]" office:value-type="float" office:value="60.6568203175538" calcext:value-type="float">
            <text:p>60.6568203175538</text:p>
          </table:table-cell>
          <table:table-cell table:formula="of:=[.BE102]-[.BE103]" office:value-type="float" office:value="56.3655720679304" calcext:value-type="float">
            <text:p>56.3655720679304</text:p>
          </table:table-cell>
          <table:table-cell table:formula="of:=[.BF102]-[.BF103]" office:value-type="float" office:value="54.8746298759403" calcext:value-type="float">
            <text:p>54.8746298759403</text:p>
          </table:table-cell>
          <table:table-cell table:formula="of:=[.BG102]-[.BG103]" office:value-type="float" office:value="52.2776713497448" calcext:value-type="float">
            <text:p>52.2776713497448</text:p>
          </table:table-cell>
          <table:table-cell table:formula="of:=[.BH102]-[.BH103]" office:value-type="float" office:value="50.8227606027138" calcext:value-type="float">
            <text:p>50.8227606027138</text:p>
          </table:table-cell>
          <table:table-cell table:formula="of:=[.BI102]-[.BI103]" office:value-type="float" office:value="49.0801575284979" calcext:value-type="float">
            <text:p>49.0801575284979</text:p>
          </table:table-cell>
          <table:table-cell table:formula="of:=[.BJ102]-[.BJ103]" office:value-type="float" office:value="47.609531599618" calcext:value-type="float">
            <text:p>47.609531599618</text:p>
          </table:table-cell>
          <table:table-cell table:formula="of:=[.BK102]-[.BK103]" office:value-type="float" office:value="45.6311517424903" calcext:value-type="float">
            <text:p>45.6311517424903</text:p>
          </table:table-cell>
          <table:table-cell table:formula="of:=[.BL102]-[.BL103]" office:value-type="float" office:value="44.6004380118754" calcext:value-type="float">
            <text:p>44.6004380118754</text:p>
          </table:table-cell>
          <table:table-cell table:formula="of:=[.BM102]-[.BM103]" office:value-type="float" office:value="42.2317204598253" calcext:value-type="float">
            <text:p>42.2317204598253</text:p>
          </table:table-cell>
          <table:table-cell table:formula="of:=[.BN102]-[.BN103]" office:value-type="float" office:value="40.7583870648683" calcext:value-type="float">
            <text:p>40.7583870648683</text:p>
          </table:table-cell>
          <table:table-cell table:formula="of:=[.BO102]-[.BO103]" office:value-type="float" office:value="39.9611591170495" calcext:value-type="float">
            <text:p>39.9611591170495</text:p>
          </table:table-cell>
          <table:table-cell table:formula="of:=[.BP102]-[.BP103]" office:value-type="float" office:value="36.4729798553127" calcext:value-type="float">
            <text:p>36.4729798553127</text:p>
          </table:table-cell>
          <table:table-cell table:formula="of:=[.BQ102]-[.BQ103]" office:value-type="float" office:value="35.2193974851808" calcext:value-type="float">
            <text:p>35.2193974851808</text:p>
          </table:table-cell>
          <table:table-cell table:formula="of:=[.BR102]-[.BR103]" office:value-type="float" office:value="34.9194772161273" calcext:value-type="float">
            <text:p>34.9194772161273</text:p>
          </table:table-cell>
          <table:table-cell table:formula="of:=[.BS102]-[.BS103]" office:value-type="float" office:value="34.3426042086154" calcext:value-type="float">
            <text:p>34.3426042086154</text:p>
          </table:table-cell>
          <table:table-cell table:formula="of:=[.BT102]-[.BT103]" office:value-type="float" office:value="33.5070312039641" calcext:value-type="float">
            <text:p>33.5070312039641</text:p>
          </table:table-cell>
          <table:table-cell table:formula="of:=[.BU102]-[.BU103]" office:value-type="float" office:value="32.4116749004896" calcext:value-type="float">
            <text:p>32.4116749004896</text:p>
          </table:table-cell>
          <table:table-cell table:formula="of:=[.BV102]-[.BV103]" office:value-type="float" office:value="31.8570964448479" calcext:value-type="float">
            <text:p>31.8570964448479</text:p>
          </table:table-cell>
          <table:table-cell table:formula="of:=[.BW102]-[.BW103]" office:value-type="float" office:value="30.6927580793754" calcext:value-type="float">
            <text:p>30.6927580793754</text:p>
          </table:table-cell>
          <table:table-cell table:formula="of:=[.BX102]-[.BX103]" office:value-type="float" office:value="30.251981224648" calcext:value-type="float">
            <text:p>30.251981224648</text:p>
          </table:table-cell>
          <table:table-cell table:formula="of:=[.BY102]-[.BY103]" office:value-type="float" office:value="28.7536979403566" calcext:value-type="float">
            <text:p>28.7536979403566</text:p>
          </table:table-cell>
          <table:table-cell table:formula="of:=[.BZ102]-[.BZ103]" office:value-type="float" office:value="28.1699807268152" calcext:value-type="float">
            <text:p>28.1699807268152</text:p>
          </table:table-cell>
          <table:table-cell table:formula="of:=[.CA102]-[.CA103]" office:value-type="float" office:value="28.179373924486" calcext:value-type="float">
            <text:p>28.179373924486</text:p>
          </table:table-cell>
          <table:table-cell table:formula="of:=[.CB102]-[.CB103]" office:value-type="float" office:value="28.1250291110089" calcext:value-type="float">
            <text:p>28.1250291110089</text:p>
          </table:table-cell>
          <table:table-cell table:formula="of:=[.CC102]-[.CC103]" office:value-type="float" office:value="27.93951182309" calcext:value-type="float">
            <text:p>27.93951182309</text:p>
          </table:table-cell>
          <table:table-cell table:formula="of:=[.CD102]-[.CD103]" office:value-type="float" office:value="27.2878141865197" calcext:value-type="float">
            <text:p>27.2878141865197</text:p>
          </table:table-cell>
          <table:table-cell table:formula="of:=[.CE102]-[.CE103]" office:value-type="float" office:value="28.0707228707373" calcext:value-type="float">
            <text:p>28.0707228707373</text:p>
          </table:table-cell>
          <table:table-cell table:formula="of:=[.CF102]-[.CF103]" office:value-type="float" office:value="27.4583096276084" calcext:value-type="float">
            <text:p>27.4583096276084</text:p>
          </table:table-cell>
          <table:table-cell table:formula="of:=[.CG102]-[.CG103]" office:value-type="float" office:value="27.5500217608362" calcext:value-type="float">
            <text:p>27.5500217608362</text:p>
          </table:table-cell>
          <table:table-cell table:formula="of:=[.CH102]-[.CH103]" office:value-type="float" office:value="27.8310359250245" calcext:value-type="float">
            <text:p>27.8310359250245</text:p>
          </table:table-cell>
          <table:table-cell table:formula="of:=[.CI102]-[.CI103]" office:value-type="float" office:value="27.8310359250245" calcext:value-type="float">
            <text:p>27.8310359250245</text:p>
          </table:table-cell>
          <table:table-cell table:formula="of:=[.CJ102]-[.CJ103]" office:value-type="float" office:value="27.3463581022941" calcext:value-type="float">
            <text:p>27.3463581022941</text:p>
          </table:table-cell>
          <table:table-cell table:formula="of:=[.CK102]-[.CK103]" office:value-type="float" office:value="27.1520637286108" calcext:value-type="float">
            <text:p>27.1520637286108</text:p>
          </table:table-cell>
          <table:table-cell table:formula="of:=[.CL102]-[.CL103]" office:value-type="float" office:value="27.7569828184025" calcext:value-type="float">
            <text:p>27.7569828184025</text:p>
          </table:table-cell>
          <table:table-cell table:formula="of:=[.CM102]-[.CM103]" office:value-type="float" office:value="28.4968497672567" calcext:value-type="float">
            <text:p>28.4968497672567</text:p>
          </table:table-cell>
          <table:table-cell table:formula="of:=[.CN102]-[.CN103]" office:value-type="float" office:value="28.4116811947819" calcext:value-type="float">
            <text:p>28.4116811947819</text:p>
          </table:table-cell>
          <table:table-cell table:formula="of:=[.CO102]-[.CO103]" office:value-type="float" office:value="28.7338764799787" calcext:value-type="float">
            <text:p>28.7338764799787</text:p>
          </table:table-cell>
          <table:table-cell table:formula="of:=[.CP102]-[.CP103]" office:value-type="float" office:value="28.9536841143035" calcext:value-type="float">
            <text:p>28.9536841143035</text:p>
          </table:table-cell>
          <table:table-cell table:formula="of:=[.CQ102]-[.CQ103]" office:value-type="float" office:value="29.3448579593333" calcext:value-type="float">
            <text:p>29.3448579593333</text:p>
          </table:table-cell>
          <table:table-cell table:formula="of:=[.CR102]-[.CR103]" office:value-type="float" office:value="29.4550601424689" calcext:value-type="float">
            <text:p>29.4550601424689</text:p>
          </table:table-cell>
          <table:table-cell table:formula="of:=[.CS102]-[.CS103]" office:value-type="float" office:value="30.7910899714813" calcext:value-type="float">
            <text:p>30.7910899714813</text:p>
          </table:table-cell>
          <table:table-cell table:formula="of:=[.CT102]-[.CT103]" office:value-type="float" office:value="30.4832788552662" calcext:value-type="float">
            <text:p>30.4832788552662</text:p>
          </table:table-cell>
          <table:table-cell table:formula="of:=[.CU102]-[.CU103]" office:value-type="float" office:value="32.1769854280235" calcext:value-type="float">
            <text:p>32.1769854280235</text:p>
          </table:table-cell>
          <table:table-cell table:formula="of:=[.CV102]-[.CV103]" office:value-type="float" office:value="33.5922856572269" calcext:value-type="float">
            <text:p>33.5922856572269</text:p>
          </table:table-cell>
          <table:table-cell table:formula="of:=[.CW102]-[.CW103]" office:value-type="float" office:value="34.680964689571" calcext:value-type="float">
            <text:p>34.680964689571</text:p>
          </table:table-cell>
          <table:table-cell table:formula="of:=[.CX102]-[.CX103]" office:value-type="float" office:value="35.1588328127982" calcext:value-type="float">
            <text:p>35.1588328127982</text:p>
          </table:table-cell>
          <table:table-cell table:formula="of:=[.CY102]-[.CY103]" office:value-type="float" office:value="36.3920774902943" calcext:value-type="float">
            <text:p>36.3920774902943</text:p>
          </table:table-cell>
          <table:table-cell table:formula="of:=[.CZ102]-[.CZ103]" office:value-type="float" office:value="38.1186793354595" calcext:value-type="float">
            <text:p>38.1186793354595</text:p>
          </table:table-cell>
          <table:table-cell table:formula="of:=[.DA102]-[.DA103]" office:value-type="float" office:value="38.3928938208914" calcext:value-type="float">
            <text:p>38.3928938208914</text:p>
          </table:table-cell>
          <table:table-cell table:formula="of:=[.DB102]-[.DB103]" office:value-type="float" office:value="38.4962065929212" calcext:value-type="float">
            <text:p>38.4962065929212</text:p>
          </table:table-cell>
          <table:table-cell table:formula="of:=[.DC102]-[.DC103]" office:value-type="float" office:value="39.4044963241517" calcext:value-type="float">
            <text:p>39.4044963241517</text:p>
          </table:table-cell>
          <table:table-cell table:formula="of:=[.DD102]-[.DD103]" office:value-type="float" office:value="39.4581400397724" calcext:value-type="float">
            <text:p>39.4581400397724</text:p>
          </table:table-cell>
          <table:table-cell table:formula="of:=[.DE102]-[.DE103]" office:value-type="float" office:value="40.6087241613148" calcext:value-type="float">
            <text:p>40.6087241613148</text:p>
          </table:table-cell>
          <table:table-cell table:formula="of:=[.DF102]-[.DF103]" office:value-type="float" office:value="41.8038691904866" calcext:value-type="float">
            <text:p>41.8038691904866</text:p>
          </table:table-cell>
          <table:table-cell table:formula="of:=[.DG102]-[.DG103]" office:value-type="float" office:value="42.8453301247117" calcext:value-type="float">
            <text:p>42.8453301247117</text:p>
          </table:table-cell>
          <table:table-cell table:formula="of:=[.DH102]-[.DH103]" office:value-type="float" office:value="43.5965081730553" calcext:value-type="float">
            <text:p>43.5965081730553</text:p>
          </table:table-cell>
          <table:table-cell table:formula="of:=[.DI102]-[.DI103]" office:value-type="float" office:value="44.1549061948144" calcext:value-type="float">
            <text:p>44.1549061948144</text:p>
          </table:table-cell>
          <table:table-cell table:formula="of:=[.DJ102]-[.DJ103]" office:value-type="float" office:value="45.2353340603302" calcext:value-type="float">
            <text:p>45.2353340603302</text:p>
          </table:table-cell>
          <table:table-cell table:formula="of:=[.DK102]-[.DK103]" office:value-type="float" office:value="45.2353340603302" calcext:value-type="float">
            <text:p>45.2353340603302</text:p>
          </table:table-cell>
          <table:table-cell table:formula="of:=[.DL102]-[.DL103]" office:value-type="float" office:value="47.182405291758" calcext:value-type="float">
            <text:p>47.182405291758</text:p>
          </table:table-cell>
          <table:table-cell table:formula="of:=[.DM102]-[.DM103]" office:value-type="float" office:value="48.5772926435406" calcext:value-type="float">
            <text:p>48.5772926435406</text:p>
          </table:table-cell>
          <table:table-cell table:formula="of:=[.DN102]-[.DN103]" office:value-type="float" office:value="50.9067678512569" calcext:value-type="float">
            <text:p>50.9067678512569</text:p>
          </table:table-cell>
          <table:table-cell table:formula="of:=[.DO102]-[.DO103]" office:value-type="float" office:value="51.1454242871574" calcext:value-type="float">
            <text:p>51.1454242871574</text:p>
          </table:table-cell>
          <table:table-cell table:formula="of:=[.DP102]-[.DP103]" office:value-type="float" office:value="51.666873193609" calcext:value-type="float">
            <text:p>51.666873193609</text:p>
          </table:table-cell>
          <table:table-cell table:formula="of:=[.DQ102]-[.DQ103]" office:value-type="float" office:value="52.1223344767477" calcext:value-type="float">
            <text:p>52.1223344767477</text:p>
          </table:table-cell>
          <table:table-cell table:formula="of:=[.DR102]-[.DR103]" office:value-type="float" office:value="52.8719755038781" calcext:value-type="float">
            <text:p>52.8719755038781</text:p>
          </table:table-cell>
          <table:table-cell table:formula="of:=[.DS102]-[.DS103]" office:value-type="float" office:value="53.5513177881858" calcext:value-type="float">
            <text:p>53.5513177881858</text:p>
          </table:table-cell>
          <table:table-cell table:formula="of:=[.DT102]-[.DT103]" office:value-type="float" office:value="54.165745966645" calcext:value-type="float">
            <text:p>54.165745966645</text:p>
          </table:table-cell>
          <table:table-cell table:formula="of:=[.DU102]-[.DU103]" office:value-type="float" office:value="54.8704225515894" calcext:value-type="float">
            <text:p>54.8704225515894</text:p>
          </table:table-cell>
          <table:table-cell table:formula="of:=[.DV102]-[.DV103]" office:value-type="float" office:value="55.0967419964458" calcext:value-type="float">
            <text:p>55.0967419964458</text:p>
          </table:table-cell>
          <table:table-cell table:formula="of:=[.DW102]-[.DW103]" office:value-type="float" office:value="55.5338203517945" calcext:value-type="float">
            <text:p>55.5338203517945</text:p>
          </table:table-cell>
          <table:table-cell table:formula="of:=[.DX102]-[.DX103]" office:value-type="float" office:value="56.7052371246557" calcext:value-type="float">
            <text:p>56.7052371246557</text:p>
          </table:table-cell>
          <table:table-cell table:formula="of:=[.DY102]-[.DY103]" office:value-type="float" office:value="57.7341641553887" calcext:value-type="float">
            <text:p>57.7341641553887</text:p>
          </table:table-cell>
          <table:table-cell table:formula="of:=[.DZ102]-[.DZ103]" office:value-type="float" office:value="58.8982492999056" calcext:value-type="float">
            <text:p>58.8982492999056</text:p>
          </table:table-cell>
          <table:table-cell table:formula="of:=[.EA102]-[.EA103]" office:value-type="float" office:value="59.6576962728332" calcext:value-type="float">
            <text:p>59.6576962728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3:40:06.605129830</dc:date>
    <meta:editing-duration>PT15M11S</meta:editing-duration>
    <meta:editing-cycles>1</meta:editing-cycles>
    <meta:document-statistic meta:table-count="1" meta:cell-count="12768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symbol-type="none" chart:link-data-style-to-source="true" chart:error-category="cell-range" chart:error-upper-range="tiny_table_module_percentage_data.B27:tiny_table_module_percentage_data.EA27" chart:error-lower-range="tiny_table_module_percentage_data.B27:tiny_table_module_percentage_data.EA27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iny_table_module_percentage_data.B27:tiny_table_module_percentage_data.EA27" chart:error-lower-range="tiny_table_module_percentage_data.B27:tiny_table_module_percentage_data.EA27" loext:std-weight="1"/>
      <style:graphic-properties draw:stroke="solid" svg:stroke-width="0cm" svg:stroke-color="#ff420e" svg:stroke-opacity="100%" draw:stroke-linejoin="round"/>
    </style:style>
    <style:style style:name="ch10" style:family="chart" style:data-style-name="N0">
      <style:chart-properties chart:symbol-type="none" chart:link-data-style-to-source="true" chart:error-category="cell-range" chart:error-upper-range="tiny_table_module_percentage_data.B103:tiny_table_module_percentage_data.EA103" chart:error-lower-range="tiny_table_module_percentage_data.B103:tiny_table_module_percentage_data.EA103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iny_table_module_percentage_data.B103:tiny_table_module_percentage_data.EA103" chart:error-lower-range="tiny_table_module_percentage_data.B103:tiny_table_module_percentage_data.EA10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tiny_table_module_percentage_data.B72:tiny_table_module_percentage_data.EA72" chart:error-lower-range="tiny_table_module_percentage_data.B72:tiny_table_module_percentage_data.EA72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iny_table_module_percentage_data.B72:tiny_table_module_percentage_data.EA72" chart:error-lower-range="tiny_table_module_percentage_data.B72:tiny_table_module_percentage_data.EA72" loext:std-weight="1"/>
      <style:graphic-properties draw:stroke="solid" svg:stroke-width="0cm" svg:stroke-color="#800080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tiny_table_module_percentage_data.B57:tiny_table_module_percentage_data.EA57" chart:error-lower-range="tiny_table_module_percentage_data.B57:tiny_table_module_percentage_data.EA57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iny_table_module_percentage_data.B57:tiny_table_module_percentage_data.EA57" chart:error-lower-range="tiny_table_module_percentage_data.B57:tiny_table_module_percentage_data.EA57" loext:std-weight="1"/>
      <style:graphic-properties draw:stroke="solid" svg:stroke-width="0cm" svg:stroke-color="#00a933" svg:stroke-opacity="100%" draw:stroke-linejoin="round"/>
    </style:style>
    <style:style style:name="ch16" style:family="chart" style:data-style-name="N0">
      <style:chart-properties chart:symbol-type="none" chart:link-data-style-to-source="true" chart:error-category="cell-range" chart:error-upper-range="tiny_table_module_percentage_data.B12:tiny_table_module_percentage_data.EA12" chart:error-lower-range="tiny_table_module_percentage_data.B12:tiny_table_module_percentage_data.EA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iny_table_module_percentage_data.B12:tiny_table_module_percentage_data.EA12" chart:error-lower-range="tiny_table_module_percentage_data.B12:tiny_table_module_percentage_data.EA12" loext:std-weight="1"/>
      <style:graphic-properties draw:stroke="solid" svg:stroke-width="0cm" svg:stroke-color="#ffff00" svg:stroke-opacity="100%" draw:stroke-linejoin="round"/>
    </style:style>
    <style:style style:name="ch18" style:family="chart" style:data-style-name="N0">
      <style:chart-properties chart:symbol-type="none" chart:link-data-style-to-source="true" chart:error-category="cell-range" chart:error-upper-range="tiny_table_module_percentage_data.B42:tiny_table_module_percentage_data.EA42" chart:error-lower-range="tiny_table_module_percentage_data.B42:tiny_table_module_percentage_data.EA42"/>
      <style:graphic-properties svg:stroke-width="0.08cm" svg:stroke-color="#2a6099" draw:fill-color="#2a6099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tiny_table_module_percentage_data.B42:tiny_table_module_percentage_data.EA42" chart:error-lower-range="tiny_table_module_percentage_data.B42:tiny_table_module_percentage_data.EA42" loext:std-weight="1"/>
      <style:graphic-properties draw:stroke="solid" svg:stroke-width="0cm" svg:stroke-color="#2a6099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381cm" svg:height="20.693cm" xlink:href=".." xlink:type="simple" chart:class="chart:line" chart:style-name="ch1">
        <chart:title svg:x="10.913cm" svg:y="0.549cm" chart:style-name="ch2">
          <text:p>Percentage of Correctly Identified Cells for Table Self-Classification</text:p>
        </chart:title>
        <chart:subtitle svg:x="15.913cm" svg:y="1.741cm" chart:style-name="ch3">
          <text:p>Table size below 46</text:p>
        </chart:subtitle>
        <chart:plot-area chart:style-name="ch4" table:cell-range-address="tiny_table_module_percentage_data.A26:tiny_table_module_percentage_data.EA26 tiny_table_module_percentage_data.B102:tiny_table_module_percentage_data.EA102 tiny_table_module_percentage_data.B71:tiny_table_module_percentage_data.EA71 tiny_table_module_percentage_data.B56:tiny_table_module_percentage_data.EA56 tiny_table_module_percentage_data.B11:tiny_table_module_percentage_data.EA11 tiny_table_module_percentage_data.B41:tiny_table_module_percentage_data.EA41" chart:data-source-has-labels="column" svg:x="2.085cm" svg:y="2.603cm" svg:width="30.999cm" svg:height="16.607cm">
          <chart:coordinate-region svg:x="2.892cm" svg:y="2.802cm" svg:width="30.051cm" svg:height="15.484cm"/>
          <chart:axis chart:dimension="x" chart:name="primary-x" chart:style-name="ch5">
            <chart:title svg:x="16.582cm" svg:y="19.623cm" chart:style-name="ch6">
              <text:p>Time step</text:p>
            </chart:title>
          </chart:axis>
          <chart:axis chart:dimension="y" chart:name="primary-y" chart:style-name="ch5">
            <chart:title svg:x="0.674cm" svg:y="14.541cm" chart:style-name="ch7">
              <text:p>Percentage of correctly identified cells</text:p>
            </chart:title>
          </chart:axis>
          <chart:series chart:style-name="ch8" chart:values-cell-range-address="tiny_table_module_percentage_data.B26:tiny_table_module_percentage_data.EA26" chart:label-cell-address="tiny_table_module_percentage_data.A26:tiny_table_module_percentage_data.A26" chart:class="chart:line">
            <chart:error-indicator chart:style-name="ch9" chart:dimension="y"/>
            <chart:data-point chart:repeated="130"/>
          </chart:series>
          <chart:series chart:style-name="ch10" chart:values-cell-range-address="tiny_table_module_percentage_data.B102:tiny_table_module_percentage_data.EA102" chart:class="chart:line">
            <chart:error-indicator chart:style-name="ch11" chart:dimension="y"/>
            <chart:data-point chart:repeated="130"/>
          </chart:series>
          <chart:series chart:style-name="ch12" chart:values-cell-range-address="tiny_table_module_percentage_data.B71:tiny_table_module_percentage_data.EA71" chart:class="chart:line">
            <chart:error-indicator chart:style-name="ch13" chart:dimension="y"/>
            <chart:data-point chart:repeated="130"/>
          </chart:series>
          <chart:series chart:style-name="ch14" chart:values-cell-range-address="tiny_table_module_percentage_data.B56:tiny_table_module_percentage_data.EA56" chart:class="chart:line">
            <chart:error-indicator chart:style-name="ch15" chart:dimension="y"/>
            <chart:data-point chart:repeated="130"/>
          </chart:series>
          <chart:series chart:style-name="ch16" chart:values-cell-range-address="tiny_table_module_percentage_data.B11:tiny_table_module_percentage_data.EA11" chart:class="chart:line">
            <chart:error-indicator chart:style-name="ch17" chart:dimension="y"/>
            <chart:data-point chart:repeated="130"/>
          </chart:series>
          <chart:series chart:style-name="ch18" chart:values-cell-range-address="tiny_table_module_percentage_data.B41:tiny_table_module_percentage_data.EA41" chart:class="chart:line">
            <chart:error-indicator chart:style-name="ch19" chart:dimension="y"/>
            <chart:data-point chart:repeated="13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iny_table_module_percentage_data.A26:tiny_table_module_percentage_data.A26</svg:desc>
                </draw:g>
              </table:table-cell>
              <table:table-cell office:value-type="float" office:value="0">
                <text:p>0</text:p>
                <draw:g>
                  <svg:desc>tiny_table_module_percentage_data.B26:tiny_table_module_percentage_data.EA26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8.5">
                <text:p>38.5</text:p>
              </table:table-cell>
              <table:table-cell office:value-type="float" office:value="41.5">
                <text:p>41.5</text:p>
              </table:table-cell>
              <table:table-cell office:value-type="float" office:value="43.5">
                <text:p>43.5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48.5">
                <text:p>48.5</text:p>
              </table:table-cell>
              <table:table-cell office:value-type="float" office:value="49.5">
                <text:p>49.5</text:p>
              </table:table-cell>
              <table:table-cell office:value-type="float" office:value="51">
                <text:p>51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53.5">
                <text:p>53.5</text:p>
              </table:table-cell>
              <table:table-cell office:value-type="float" office:value="52.5">
                <text:p>52.5</text:p>
              </table:table-cell>
              <table:table-cell office:value-type="float" office:value="51.5">
                <text:p>51.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46.5">
                <text:p>46.5</text:p>
              </table:table-cell>
              <table:table-cell office:value-type="float" office:value="44.5">
                <text:p>44.5</text:p>
              </table:table-cell>
              <table:table-cell office:value-type="float" office:value="42.5">
                <text:p>42.5</text:p>
              </table:table-cell>
              <table:table-cell office:value-type="float" office:value="36">
                <text:p>36</text:p>
              </table:table-cell>
              <table:table-cell office:value-type="float" office:value="32.5">
                <text:p>32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27:tiny_table_module_percentage_data.EA27</svg:desc>
                </draw:g>
              </table:table-cell>
              <table:table-cell office:value-type="float" office:value="4.08248290463863">
                <text:p>4.08248290463863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4.37797517885457">
                <text:p>4.37797517885457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3045891539648">
                <text:p>4.83045891539648</text:p>
              </table:table-cell>
              <table:table-cell office:value-type="float" office:value="5.8925565098879">
                <text:p>5.8925565098879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5.79750904364203">
                <text:p>5.79750904364203</text:p>
              </table:table-cell>
              <table:table-cell office:value-type="float" office:value="6.14636297152859">
                <text:p>6.14636297152859</text:p>
              </table:table-cell>
              <table:table-cell office:value-type="float" office:value="6.58280588604383">
                <text:p>6.5828058860438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47217059048663">
                <text:p>7.47217059048663</text:p>
              </table:table-cell>
              <table:table-cell office:value-type="float" office:value="6.25832778517286">
                <text:p>6.25832778517286</text:p>
              </table:table-cell>
              <table:table-cell office:value-type="float" office:value="7.24568837309472">
                <text:p>7.24568837309472</text:p>
              </table:table-cell>
              <table:table-cell office:value-type="float" office:value="7.54615428178118">
                <text:p>7.54615428178118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7.90569415042095">
                <text:p>7.90569415042095</text:p>
              </table:table-cell>
              <table:table-cell office:value-type="float" office:value="10.0138792571999">
                <text:p>10.0138792571999</text:p>
              </table:table-cell>
              <table:table-cell office:value-type="float" office:value="10.5934990547138">
                <text:p>10.5934990547138</text:p>
              </table:table-cell>
              <table:table-cell office:value-type="float" office:value="13.4989711542111">
                <text:p>13.4989711542111</text:p>
              </table:table-cell>
              <table:table-cell office:value-type="float" office:value="14.6154408455958">
                <text:p>14.6154408455958</text:p>
              </table:table-cell>
              <table:table-cell office:value-type="float" office:value="11.5470053837925">
                <text:p>11.5470053837925</text:p>
              </table:table-cell>
              <table:table-cell office:value-type="float" office:value="11.8321595661992">
                <text:p>11.8321595661992</text:p>
              </table:table-cell>
              <table:table-cell office:value-type="float" office:value="9.66091783079296">
                <text:p>9.66091783079296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3045891539648">
                <text:p>4.83045891539648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27:tiny_table_module_percentage_data.EA27</svg:desc>
                </draw:g>
              </table:table-cell>
              <table:table-cell office:value-type="float" office:value="4.08248290463863">
                <text:p>4.08248290463863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4.37797517885457">
                <text:p>4.37797517885457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3045891539648">
                <text:p>4.83045891539648</text:p>
              </table:table-cell>
              <table:table-cell office:value-type="float" office:value="5.8925565098879">
                <text:p>5.8925565098879</text:p>
              </table:table-cell>
              <table:table-cell office:value-type="float" office:value="5.2967495273569">
                <text:p>5.2967495273569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5.79750904364203">
                <text:p>5.79750904364203</text:p>
              </table:table-cell>
              <table:table-cell office:value-type="float" office:value="6.14636297152859">
                <text:p>6.14636297152859</text:p>
              </table:table-cell>
              <table:table-cell office:value-type="float" office:value="6.58280588604383">
                <text:p>6.5828058860438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47217059048663">
                <text:p>7.47217059048663</text:p>
              </table:table-cell>
              <table:table-cell office:value-type="float" office:value="6.25832778517286">
                <text:p>6.25832778517286</text:p>
              </table:table-cell>
              <table:table-cell office:value-type="float" office:value="7.24568837309472">
                <text:p>7.24568837309472</text:p>
              </table:table-cell>
              <table:table-cell office:value-type="float" office:value="7.54615428178118">
                <text:p>7.54615428178118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7.90569415042095">
                <text:p>7.90569415042095</text:p>
              </table:table-cell>
              <table:table-cell office:value-type="float" office:value="10.0138792571999">
                <text:p>10.0138792571999</text:p>
              </table:table-cell>
              <table:table-cell office:value-type="float" office:value="10.5934990547138">
                <text:p>10.5934990547138</text:p>
              </table:table-cell>
              <table:table-cell office:value-type="float" office:value="13.4989711542111">
                <text:p>13.4989711542111</text:p>
              </table:table-cell>
              <table:table-cell office:value-type="float" office:value="14.6154408455958">
                <text:p>14.6154408455958</text:p>
              </table:table-cell>
              <table:table-cell office:value-type="float" office:value="11.5470053837925">
                <text:p>11.5470053837925</text:p>
              </table:table-cell>
              <table:table-cell office:value-type="float" office:value="11.8321595661992">
                <text:p>11.8321595661992</text:p>
              </table:table-cell>
              <table:table-cell office:value-type="float" office:value="9.66091783079296">
                <text:p>9.66091783079296</text:p>
              </table:table-cell>
              <table:table-cell office:value-type="float" office:value="6.99205898780101">
                <text:p>6.9920589878010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.85912657903775">
                <text:p>4.85912657903775</text:p>
              </table:table-cell>
              <table:table-cell office:value-type="float" office:value="4.83045891539648">
                <text:p>4.83045891539648</text:p>
              </table:table-cell>
              <table:table-cell office:value-type="float" office:value="2.10818510677892">
                <text:p>2.10818510677892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02:tiny_table_module_percentage_data.EA102</svg:desc>
                </draw:g>
              </table:table-cell>
              <table:table-cell office:value-type="float" office:value="37.1111111111111">
                <text:p>37.1111111111111</text:p>
              </table:table-cell>
              <table:table-cell office:value-type="float" office:value="52.2222222222222">
                <text:p>52.2222222222222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59.7777777777778">
                <text:p>59.7777777777778</text:p>
              </table:table-cell>
              <table:table-cell office:value-type="float" office:value="60">
                <text:p>60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70.4444444444444">
                <text:p>70.4444444444444</text:p>
              </table:table-cell>
              <table:table-cell office:value-type="float" office:value="71.7777777777778">
                <text:p>71.7777777777778</text:p>
              </table:table-cell>
              <table:table-cell office:value-type="float" office:value="71.5555555555556">
                <text:p>71.5555555555556</text:p>
              </table:table-cell>
              <table:table-cell office:value-type="float" office:value="74.2222222222222">
                <text:p>74.2222222222222</text:p>
              </table:table-cell>
              <table:table-cell office:value-type="float" office:value="78.4444444444444">
                <text:p>78.4444444444444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82">
                <text:p>82</text:p>
              </table:table-cell>
              <table:table-cell office:value-type="float" office:value="84.8888888888889">
                <text:p>84.8888888888889</text:p>
              </table:table-cell>
              <table:table-cell office:value-type="float" office:value="86.4444444444444">
                <text:p>86.4444444444444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91.7777777777778">
                <text:p>91.7777777777778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93.1111111111111">
                <text:p>93.1111111111111</text:p>
              </table:table-cell>
              <table:table-cell office:value-type="float" office:value="94.8888888888889">
                <text:p>94.8888888888889</text:p>
              </table:table-cell>
              <table:table-cell office:value-type="float" office:value="96.4444444444444">
                <text:p>96.4444444444444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7.1111111111111">
                <text:p>97.1111111111111</text:p>
              </table:table-cell>
              <table:table-cell office:value-type="float" office:value="97.1111111111111">
                <text:p>97.1111111111111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7.5555555555556">
                <text:p>97.5555555555556</text:p>
              </table:table-cell>
              <table:table-cell office:value-type="float" office:value="97.5555555555556">
                <text:p>97.5555555555556</text:p>
              </table:table-cell>
              <table:table-cell office:value-type="float" office:value="97.7777777777778">
                <text:p>97.7777777777778</text:p>
              </table:table-cell>
              <table:table-cell office:value-type="float" office:value="97.7777777777778">
                <text:p>97.7777777777778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6">
                <text:p>96</text:p>
              </table:table-cell>
              <table:table-cell office:value-type="float" office:value="95.1111111111111">
                <text:p>95.1111111111111</text:p>
              </table:table-cell>
              <table:table-cell office:value-type="float" office:value="94.8888888888889">
                <text:p>94.8888888888889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3.7777777777778">
                <text:p>93.7777777777778</text:p>
              </table:table-cell>
              <table:table-cell office:value-type="float" office:value="92.4444444444444">
                <text:p>92.4444444444444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89.5555555555556">
                <text:p>89.5555555555556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86.8888888888889">
                <text:p>86.8888888888889</text:p>
              </table:table-cell>
              <table:table-cell office:value-type="float" office:value="85.5555555555556">
                <text:p>85.5555555555556</text:p>
              </table:table-cell>
              <table:table-cell office:value-type="float" office:value="83.7777777777778">
                <text:p>83.7777777777778</text:p>
              </table:table-cell>
              <table:table-cell office:value-type="float" office:value="82.4444444444444">
                <text:p>82.4444444444444</text:p>
              </table:table-cell>
              <table:table-cell office:value-type="float" office:value="82">
                <text:p>82</text:p>
              </table:table-cell>
              <table:table-cell office:value-type="float" office:value="80.4444444444444">
                <text:p>80.4444444444444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6.4444444444444">
                <text:p>76.4444444444444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74.4444444444444">
                <text:p>74.4444444444444</text:p>
              </table:table-cell>
              <table:table-cell office:value-type="float" office:value="73.5555555555556">
                <text:p>73.5555555555556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70.4444444444444">
                <text:p>70.4444444444444</text:p>
              </table:table-cell>
              <table:table-cell office:value-type="float" office:value="70">
                <text:p>70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.5555555555556">
                <text:p>67.5555555555556</text:p>
              </table:table-cell>
              <table:table-cell office:value-type="float" office:value="66.8888888888889">
                <text:p>66.8888888888889</text:p>
              </table:table-cell>
              <table:table-cell office:value-type="float" office:value="66">
                <text:p>66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64.2222222222222">
                <text:p>64.2222222222222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61.7777777777778">
                <text:p>61.7777777777778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0.8888888888889">
                <text:p>60.8888888888889</text:p>
              </table:table-cell>
              <table:table-cell office:value-type="float" office:value="60.4444444444444">
                <text:p>60.4444444444444</text:p>
              </table:table-cell>
              <table:table-cell office:value-type="float" office:value="59.5555555555556">
                <text:p>59.5555555555556</text:p>
              </table:table-cell>
              <table:table-cell office:value-type="float" office:value="60">
                <text:p>60</text:p>
              </table:table-cell>
              <table:table-cell office:value-type="float" office:value="59.5555555555556">
                <text:p>59.5555555555556</text:p>
              </table:table-cell>
              <table:table-cell office:value-type="float" office:value="59.7777777777778">
                <text:p>59.777777777777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.7777777777778">
                <text:p>59.7777777777778</text:p>
              </table:table-cell>
              <table:table-cell office:value-type="float" office:value="59.5555555555556">
                <text:p>59.5555555555556</text:p>
              </table:table-cell>
              <table:table-cell office:value-type="float" office:value="60.2222222222222">
                <text:p>60.2222222222222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1.7777777777778">
                <text:p>61.7777777777778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63.1111111111111">
                <text:p>63.1111111111111</text:p>
              </table:table-cell>
              <table:table-cell office:value-type="float" office:value="64.2222222222222">
                <text:p>64.2222222222222</text:p>
              </table:table-cell>
              <table:table-cell office:value-type="float" office:value="64.4444444444444">
                <text:p>64.4444444444444</text:p>
              </table:table-cell>
              <table:table-cell office:value-type="float" office:value="65.5555555555556">
                <text:p>65.5555555555556</text:p>
              </table:table-cell>
              <table:table-cell office:value-type="float" office:value="67.1111111111111">
                <text:p>67.1111111111111</text:p>
              </table:table-cell>
              <table:table-cell office:value-type="float" office:value="68.4444444444444">
                <text:p>68.4444444444444</text:p>
              </table:table-cell>
              <table:table-cell office:value-type="float" office:value="69.1111111111111">
                <text:p>69.1111111111111</text:p>
              </table:table-cell>
              <table:table-cell office:value-type="float" office:value="70">
                <text:p>70</text:p>
              </table:table-cell>
              <table:table-cell office:value-type="float" office:value="71.5555555555556">
                <text:p>71.5555555555556</text:p>
              </table:table-cell>
              <table:table-cell office:value-type="float" office:value="72">
                <text:p>72</text:p>
              </table:table-cell>
              <table:table-cell office:value-type="float" office:value="72.4444444444444">
                <text:p>72.4444444444444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73.5555555555556">
                <text:p>73.5555555555556</text:p>
              </table:table-cell>
              <table:table-cell office:value-type="float" office:value="74.4444444444444">
                <text:p>74.4444444444444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75.5555555555556">
                <text:p>75.5555555555556</text:p>
              </table:table-cell>
              <table:table-cell office:value-type="float" office:value="76">
                <text:p>76</text:p>
              </table:table-cell>
              <table:table-cell office:value-type="float" office:value="76.2222222222222">
                <text:p>76.2222222222222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8.8888888888889">
                <text:p>78.8888888888889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81.1111111111111">
                <text:p>81.1111111111111</text:p>
              </table:table-cell>
              <table:table-cell office:value-type="float" office:value="81.5555555555556">
                <text:p>81.5555555555556</text:p>
              </table:table-cell>
              <table:table-cell office:value-type="float" office:value="82">
                <text:p>82</text:p>
              </table:table-cell>
              <table:table-cell office:value-type="float" office:value="82.8888888888889">
                <text:p>82.888888888888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7777777777778">
                <text:p>83.7777777777778</text:p>
              </table:table-cell>
              <table:table-cell office:value-type="float" office:value="84.4444444444444">
                <text:p>84.4444444444444</text:p>
              </table:table-cell>
              <table:table-cell office:value-type="float" office:value="84.8888888888889">
                <text:p>84.8888888888889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85.7777777777778">
                <text:p>85.7777777777778</text:p>
              </table:table-cell>
              <table:table-cell office:value-type="float" office:value="86">
                <text:p>86</text:p>
              </table:table-cell>
              <table:table-cell office:value-type="float" office:value="86.4444444444444">
                <text:p>86.4444444444444</text:p>
              </table:table-cell>
              <table:table-cell office:value-type="float" office:value="87.1111111111111">
                <text:p>87.1111111111111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03:tiny_table_module_percentage_data.EA103</svg:desc>
                </draw:g>
              </table:table-cell>
              <table:table-cell office:value-type="float" office:value="4.57223684800325">
                <text:p>4.57223684800325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4.47520221244243">
                <text:p>4.47520221244243</text:p>
              </table:table-cell>
              <table:table-cell office:value-type="float" office:value="2.99977136760246">
                <text:p>2.99977136760246</text:p>
              </table:table-cell>
              <table:table-cell office:value-type="float" office:value="2.2098420578039">
                <text:p>2.2098420578039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.82065670587552">
                <text:p>2.82065670587552</text:p>
              </table:table-cell>
              <table:table-cell office:value-type="float" office:value="3.44265186329548">
                <text:p>3.44265186329548</text:p>
              </table:table-cell>
              <table:table-cell office:value-type="float" office:value="2.97220779966502">
                <text:p>2.97220779966502</text:p>
              </table:table-cell>
              <table:table-cell office:value-type="float" office:value="3.805994838123">
                <text:p>3.805994838123</text:p>
              </table:table-cell>
              <table:table-cell office:value-type="float" office:value="5.52336352068363">
                <text:p>5.52336352068363</text:p>
              </table:table-cell>
              <table:table-cell office:value-type="float" office:value="5.74253257579683">
                <text:p>5.74253257579683</text:p>
              </table:table-cell>
              <table:table-cell office:value-type="float" office:value="5.4483483106469">
                <text:p>5.4483483106469</text:p>
              </table:table-cell>
              <table:table-cell office:value-type="float" office:value="5.32097333216829">
                <text:p>5.32097333216829</text:p>
              </table:table-cell>
              <table:table-cell office:value-type="float" office:value="4.34455653292302">
                <text:p>4.34455653292302</text:p>
              </table:table-cell>
              <table:table-cell office:value-type="float" office:value="2.78147901563238">
                <text:p>2.78147901563238</text:p>
              </table:table-cell>
              <table:table-cell office:value-type="float" office:value="2.78147901563238">
                <text:p>2.78147901563238</text:p>
              </table:table-cell>
              <table:table-cell office:value-type="float" office:value="3.38640872612221">
                <text:p>3.38640872612221</text:p>
              </table:table-cell>
              <table:table-cell office:value-type="float" office:value="3.59850601525663">
                <text:p>3.59850601525663</text:p>
              </table:table-cell>
              <table:table-cell office:value-type="float" office:value="3.04515626534733">
                <text:p>3.04515626534733</text:p>
              </table:table-cell>
              <table:table-cell office:value-type="float" office:value="3.54473662637197">
                <text:p>3.54473662637197</text:p>
              </table:table-cell>
              <table:table-cell office:value-type="float" office:value="3.59850601525663">
                <text:p>3.59850601525663</text:p>
              </table:table-cell>
              <table:table-cell office:value-type="float" office:value="3.89153349231517">
                <text:p>3.89153349231517</text:p>
              </table:table-cell>
              <table:table-cell office:value-type="float" office:value="4.32557076167598">
                <text:p>4.32557076167598</text:p>
              </table:table-cell>
              <table:table-cell office:value-type="float" office:value="4.47520221244243">
                <text:p>4.47520221244243</text:p>
              </table:table-cell>
              <table:table-cell office:value-type="float" office:value="4.49965705140368">
                <text:p>4.49965705140368</text:p>
              </table:table-cell>
              <table:table-cell office:value-type="float" office:value="4.80626020666913">
                <text:p>4.80626020666913</text:p>
              </table:table-cell>
              <table:table-cell office:value-type="float" office:value="4.70822180209502">
                <text:p>4.70822180209502</text:p>
              </table:table-cell>
              <table:table-cell office:value-type="float" office:value="4.35086671276694">
                <text:p>4.35086671276694</text:p>
              </table:table-cell>
              <table:table-cell office:value-type="float" office:value="4.0639605109171">
                <text:p>4.0639605109171</text:p>
              </table:table-cell>
              <table:table-cell office:value-type="float" office:value="4.80626020666914">
                <text:p>4.80626020666914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85171048705565">
                <text:p>4.85171048705565</text:p>
              </table:table-cell>
              <table:table-cell office:value-type="float" office:value="4.85171048705565">
                <text:p>4.85171048705565</text:p>
              </table:table-cell>
              <table:table-cell office:value-type="float" office:value="4.8005486654873">
                <text:p>4.8005486654873</text:p>
              </table:table-cell>
              <table:table-cell office:value-type="float" office:value="4.8005486654873">
                <text:p>4.8005486654873</text:p>
              </table:table-cell>
              <table:table-cell office:value-type="float" office:value="6.17974921914495">
                <text:p>6.17974921914495</text:p>
              </table:table-cell>
              <table:table-cell office:value-type="float" office:value="8.23522495388877">
                <text:p>8.23522495388877</text:p>
              </table:table-cell>
              <table:table-cell office:value-type="float" office:value="9.47453449204117">
                <text:p>9.47453449204117</text:p>
              </table:table-cell>
              <table:table-cell office:value-type="float" office:value="9.48900164734807">
                <text:p>9.48900164734807</text:p>
              </table:table-cell>
              <table:table-cell office:value-type="float" office:value="8.77707451472511">
                <text:p>8.77707451472511</text:p>
              </table:table-cell>
              <table:table-cell office:value-type="float" office:value="9.53227137312321">
                <text:p>9.53227137312321</text:p>
              </table:table-cell>
              <table:table-cell office:value-type="float" office:value="11.4850651515937">
                <text:p>11.4850651515937</text:p>
              </table:table-cell>
              <table:table-cell office:value-type="float" office:value="13.5699175082127">
                <text:p>13.5699175082127</text:p>
              </table:table-cell>
              <table:table-cell office:value-type="float" office:value="14.3654057861907">
                <text:p>14.3654057861907</text:p>
              </table:table-cell>
              <table:table-cell office:value-type="float" office:value="14.4567848520301">
                <text:p>14.4567848520301</text:p>
              </table:table-cell>
              <table:table-cell office:value-type="float" office:value="15.3406674176047">
                <text:p>15.3406674176047</text:p>
              </table:table-cell>
              <table:table-cell office:value-type="float" office:value="15.6171619572652">
                <text:p>15.6171619572652</text:p>
              </table:table-cell>
              <table:table-cell office:value-type="float" office:value="16.9579484744147">
                <text:p>16.9579484744147</text:p>
              </table:table-cell>
              <table:table-cell office:value-type="float" office:value="18.0366948024419">
                <text:p>18.0366948024419</text:p>
              </table:table-cell>
              <table:table-cell office:value-type="float" office:value="18.6646089400808">
                <text:p>18.6646089400808</text:p>
              </table:table-cell>
              <table:table-cell office:value-type="float" office:value="19.7876241268907">
                <text:p>19.7876241268907</text:p>
              </table:table-cell>
              <table:table-cell office:value-type="float" office:value="22.3010945987362">
                <text:p>22.3010945987362</text:p>
              </table:table-cell>
              <table:table-cell office:value-type="float" office:value="22.9031479018375">
                <text:p>22.9031479018375</text:p>
              </table:table-cell>
              <table:table-cell office:value-type="float" office:value="24.1667730946997">
                <text:p>24.1667730946997</text:p>
              </table:table-cell>
              <table:table-cell office:value-type="float" office:value="24.5105727306195">
                <text:p>24.5105727306195</text:p>
              </table:table-cell>
              <table:table-cell office:value-type="float" office:value="25.3642869159466">
                <text:p>25.3642869159466</text:p>
              </table:table-cell>
              <table:table-cell office:value-type="float" office:value="25.9460239559375">
                <text:p>25.9460239559375</text:p>
              </table:table-cell>
              <table:table-cell office:value-type="float" office:value="27.0355149241764">
                <text:p>27.0355149241764</text:p>
              </table:table-cell>
              <table:table-cell office:value-type="float" office:value="27.6217842103468">
                <text:p>27.6217842103468</text:p>
              </table:table-cell>
              <table:table-cell office:value-type="float" office:value="28.8793906512858">
                <text:p>28.8793906512858</text:p>
              </table:table-cell>
              <table:table-cell office:value-type="float" office:value="29.6860573795761">
                <text:p>29.6860573795761</text:p>
              </table:table-cell>
              <table:table-cell office:value-type="float" office:value="30.0388408829505">
                <text:p>30.0388408829505</text:p>
              </table:table-cell>
              <table:table-cell office:value-type="float" office:value="32.1936868113539">
                <text:p>32.1936868113539</text:p>
              </table:table-cell>
              <table:table-cell office:value-type="float" office:value="32.7806025148192">
                <text:p>32.7806025148192</text:p>
              </table:table-cell>
              <table:table-cell office:value-type="float" office:value="33.0805227838727">
                <text:p>33.0805227838727</text:p>
              </table:table-cell>
              <table:table-cell office:value-type="float" office:value="33.2129513469401">
                <text:p>33.2129513469401</text:p>
              </table:table-cell>
              <table:table-cell office:value-type="float" office:value="33.3818576849248">
                <text:p>33.3818576849248</text:p>
              </table:table-cell>
              <table:table-cell office:value-type="float" office:value="33.5883250995104">
                <text:p>33.5883250995104</text:p>
              </table:table-cell>
              <table:table-cell office:value-type="float" office:value="33.4762368884854">
                <text:p>33.4762368884854</text:p>
              </table:table-cell>
              <table:table-cell office:value-type="float" office:value="33.5294641428468">
                <text:p>33.5294641428468</text:p>
              </table:table-cell>
              <table:table-cell office:value-type="float" office:value="33.0813521086854">
                <text:p>33.0813521086854</text:p>
              </table:table-cell>
              <table:table-cell office:value-type="float" office:value="33.0240798374212">
                <text:p>33.0240798374212</text:p>
              </table:table-cell>
              <table:table-cell office:value-type="float" office:value="33.1633526065181">
                <text:p>33.1633526065181</text:p>
              </table:table-cell>
              <table:table-cell office:value-type="float" office:value="32.9317371866251">
                <text:p>32.9317371866251</text:p>
              </table:table-cell>
              <table:table-cell office:value-type="float" office:value="32.76385977788">
                <text:p>32.76385977788</text:p>
              </table:table-cell>
              <table:table-cell office:value-type="float" office:value="32.5049326213544">
                <text:p>32.5049326213544</text:p>
              </table:table-cell>
              <table:table-cell office:value-type="float" office:value="32.2677413690358">
                <text:p>32.2677413690358</text:p>
              </table:table-cell>
              <table:table-cell office:value-type="float" office:value="31.9292771292627">
                <text:p>31.9292771292627</text:p>
              </table:table-cell>
              <table:table-cell office:value-type="float" office:value="32.0972459279472">
                <text:p>32.0972459279472</text:p>
              </table:table-cell>
              <table:table-cell office:value-type="float" office:value="32.2277560169416">
                <text:p>32.2277560169416</text:p>
              </table:table-cell>
              <table:table-cell office:value-type="float" office:value="32.1689640749755">
                <text:p>32.1689640749755</text:p>
              </table:table-cell>
              <table:table-cell office:value-type="float" office:value="32.1689640749755">
                <text:p>32.1689640749755</text:p>
              </table:table-cell>
              <table:table-cell office:value-type="float" office:value="32.4314196754837">
                <text:p>32.4314196754837</text:p>
              </table:table-cell>
              <table:table-cell office:value-type="float" office:value="32.4034918269448">
                <text:p>32.4034918269448</text:p>
              </table:table-cell>
              <table:table-cell office:value-type="float" office:value="32.4652394038197">
                <text:p>32.4652394038197</text:p>
              </table:table-cell>
              <table:table-cell office:value-type="float" office:value="32.16981689941">
                <text:p>32.16981689941</text:p>
              </table:table-cell>
              <table:table-cell office:value-type="float" office:value="32.2549854718847">
                <text:p>32.2549854718847</text:p>
              </table:table-cell>
              <table:table-cell office:value-type="float" office:value="32.3772346311324">
                <text:p>32.3772346311324</text:p>
              </table:table-cell>
              <table:table-cell office:value-type="float" office:value="32.8240936634743">
                <text:p>32.8240936634743</text:p>
              </table:table-cell>
              <table:table-cell office:value-type="float" office:value="33.3218087073334">
                <text:p>33.3218087073334</text:p>
              </table:table-cell>
              <table:table-cell office:value-type="float" office:value="33.6560509686422">
                <text:p>33.6560509686422</text:p>
              </table:table-cell>
              <table:table-cell office:value-type="float" office:value="33.4311322507409">
                <text:p>33.4311322507409</text:p>
              </table:table-cell>
              <table:table-cell office:value-type="float" office:value="33.9611655891782">
                <text:p>33.9611655891782</text:p>
              </table:table-cell>
              <table:table-cell office:value-type="float" office:value="33.378570127532">
                <text:p>33.378570127532</text:p>
              </table:table-cell>
              <table:table-cell office:value-type="float" office:value="33.5188254538842">
                <text:p>33.5188254538842</text:p>
              </table:table-cell>
              <table:table-cell office:value-type="float" office:value="33.7634797548735">
                <text:p>33.7634797548735</text:p>
              </table:table-cell>
              <table:table-cell office:value-type="float" office:value="33.9522782983129">
                <text:p>33.9522782983129</text:p>
              </table:table-cell>
              <table:table-cell office:value-type="float" office:value="33.6079225097057">
                <text:p>33.6079225097057</text:p>
              </table:table-cell>
              <table:table-cell office:value-type="float" office:value="33.436876220096">
                <text:p>33.436876220096</text:p>
              </table:table-cell>
              <table:table-cell office:value-type="float" office:value="33.6071061791086">
                <text:p>33.6071061791086</text:p>
              </table:table-cell>
              <table:table-cell office:value-type="float" office:value="33.9482378515232">
                <text:p>33.9482378515232</text:p>
              </table:table-cell>
              <table:table-cell office:value-type="float" office:value="33.9288370091816">
                <text:p>33.9288370091816</text:p>
              </table:table-cell>
              <table:table-cell office:value-type="float" office:value="34.0974155157831">
                <text:p>34.0974155157831</text:p>
              </table:table-cell>
              <table:table-cell office:value-type="float" office:value="33.8357202831296">
                <text:p>33.8357202831296</text:p>
              </table:table-cell>
              <table:table-cell office:value-type="float" office:value="33.5294641428468">
                <text:p>33.5294641428468</text:p>
              </table:table-cell>
              <table:table-cell office:value-type="float" office:value="32.7102254308439">
                <text:p>32.7102254308439</text:p>
              </table:table-cell>
              <table:table-cell office:value-type="float" office:value="32.4034918269447">
                <text:p>32.4034918269447</text:p>
              </table:table-cell>
              <table:table-cell office:value-type="float" office:value="32.0673160274078">
                <text:p>32.0673160274078</text:p>
              </table:table-cell>
              <table:table-cell office:value-type="float" office:value="31.4313326063365">
                <text:p>31.4313326063365</text:p>
              </table:table-cell>
              <table:table-cell office:value-type="float" office:value="31.4313326063365">
                <text:p>31.4313326063365</text:p>
              </table:table-cell>
              <table:table-cell office:value-type="float" office:value="30.5953724860198">
                <text:p>30.5953724860198</text:p>
              </table:table-cell>
              <table:table-cell office:value-type="float" office:value="30.3115962453483">
                <text:p>30.3115962453483</text:p>
              </table:table-cell>
              <table:table-cell office:value-type="float" office:value="29.7598988154098">
                <text:p>29.7598988154098</text:p>
              </table:table-cell>
              <table:table-cell office:value-type="float" office:value="29.9656868239538">
                <text:p>29.9656868239538</text:p>
              </table:table-cell>
              <table:table-cell office:value-type="float" office:value="29.8886823619465">
                <text:p>29.8886823619465</text:p>
              </table:table-cell>
              <table:table-cell office:value-type="float" office:value="29.8776655232523">
                <text:p>29.8776655232523</text:p>
              </table:table-cell>
              <table:table-cell office:value-type="float" office:value="30.0169133850107">
                <text:p>30.0169133850107</text:p>
              </table:table-cell>
              <table:table-cell office:value-type="float" office:value="29.7820155451476">
                <text:p>29.7820155451476</text:p>
              </table:table-cell>
              <table:table-cell office:value-type="float" office:value="29.6120318111328">
                <text:p>29.6120318111328</text:p>
              </table:table-cell>
              <table:table-cell office:value-type="float" office:value="29.574021892855">
                <text:p>29.574021892855</text:p>
              </table:table-cell>
              <table:table-cell office:value-type="float" office:value="29.7921468924431">
                <text:p>29.7921468924431</text:p>
              </table:table-cell>
              <table:table-cell office:value-type="float" office:value="29.7995129815388">
                <text:p>29.7995129815388</text:p>
              </table:table-cell>
              <table:table-cell office:value-type="float" office:value="29.0725406531221">
                <text:p>29.0725406531221</text:p>
              </table:table-cell>
              <table:table-cell office:value-type="float" office:value="28.2658358446113">
                <text:p>28.2658358446113</text:p>
              </table:table-cell>
              <table:table-cell office:value-type="float" office:value="27.5461951445388">
                <text:p>27.5461951445388</text:p>
              </table:table-cell>
              <table:table-cell office:value-type="float" office:value="27.4534148382779">
                <text:p>27.4534148382779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03:tiny_table_module_percentage_data.EA103</svg:desc>
                </draw:g>
              </table:table-cell>
              <table:table-cell office:value-type="float" office:value="4.57223684800325">
                <text:p>4.57223684800325</text:p>
              </table:table-cell>
              <table:table-cell office:value-type="float" office:value="3.51364184463153">
                <text:p>3.51364184463153</text:p>
              </table:table-cell>
              <table:table-cell office:value-type="float" office:value="4.47520221244243">
                <text:p>4.47520221244243</text:p>
              </table:table-cell>
              <table:table-cell office:value-type="float" office:value="2.99977136760246">
                <text:p>2.99977136760246</text:p>
              </table:table-cell>
              <table:table-cell office:value-type="float" office:value="2.2098420578039">
                <text:p>2.2098420578039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.82065670587552">
                <text:p>2.82065670587552</text:p>
              </table:table-cell>
              <table:table-cell office:value-type="float" office:value="3.44265186329548">
                <text:p>3.44265186329548</text:p>
              </table:table-cell>
              <table:table-cell office:value-type="float" office:value="2.97220779966502">
                <text:p>2.97220779966502</text:p>
              </table:table-cell>
              <table:table-cell office:value-type="float" office:value="3.805994838123">
                <text:p>3.805994838123</text:p>
              </table:table-cell>
              <table:table-cell office:value-type="float" office:value="5.52336352068363">
                <text:p>5.52336352068363</text:p>
              </table:table-cell>
              <table:table-cell office:value-type="float" office:value="5.74253257579683">
                <text:p>5.74253257579683</text:p>
              </table:table-cell>
              <table:table-cell office:value-type="float" office:value="5.4483483106469">
                <text:p>5.4483483106469</text:p>
              </table:table-cell>
              <table:table-cell office:value-type="float" office:value="5.32097333216829">
                <text:p>5.32097333216829</text:p>
              </table:table-cell>
              <table:table-cell office:value-type="float" office:value="4.34455653292302">
                <text:p>4.34455653292302</text:p>
              </table:table-cell>
              <table:table-cell office:value-type="float" office:value="2.78147901563238">
                <text:p>2.78147901563238</text:p>
              </table:table-cell>
              <table:table-cell office:value-type="float" office:value="2.78147901563238">
                <text:p>2.78147901563238</text:p>
              </table:table-cell>
              <table:table-cell office:value-type="float" office:value="3.38640872612221">
                <text:p>3.38640872612221</text:p>
              </table:table-cell>
              <table:table-cell office:value-type="float" office:value="3.59850601525663">
                <text:p>3.59850601525663</text:p>
              </table:table-cell>
              <table:table-cell office:value-type="float" office:value="3.04515626534733">
                <text:p>3.04515626534733</text:p>
              </table:table-cell>
              <table:table-cell office:value-type="float" office:value="3.54473662637197">
                <text:p>3.54473662637197</text:p>
              </table:table-cell>
              <table:table-cell office:value-type="float" office:value="3.59850601525663">
                <text:p>3.59850601525663</text:p>
              </table:table-cell>
              <table:table-cell office:value-type="float" office:value="3.89153349231517">
                <text:p>3.89153349231517</text:p>
              </table:table-cell>
              <table:table-cell office:value-type="float" office:value="4.32557076167598">
                <text:p>4.32557076167598</text:p>
              </table:table-cell>
              <table:table-cell office:value-type="float" office:value="4.47520221244243">
                <text:p>4.47520221244243</text:p>
              </table:table-cell>
              <table:table-cell office:value-type="float" office:value="4.49965705140368">
                <text:p>4.49965705140368</text:p>
              </table:table-cell>
              <table:table-cell office:value-type="float" office:value="4.80626020666913">
                <text:p>4.80626020666913</text:p>
              </table:table-cell>
              <table:table-cell office:value-type="float" office:value="4.70822180209502">
                <text:p>4.70822180209502</text:p>
              </table:table-cell>
              <table:table-cell office:value-type="float" office:value="4.35086671276694">
                <text:p>4.35086671276694</text:p>
              </table:table-cell>
              <table:table-cell office:value-type="float" office:value="4.0639605109171">
                <text:p>4.0639605109171</text:p>
              </table:table-cell>
              <table:table-cell office:value-type="float" office:value="4.80626020666914">
                <text:p>4.80626020666914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77763422121396">
                <text:p>4.77763422121396</text:p>
              </table:table-cell>
              <table:table-cell office:value-type="float" office:value="4.85171048705565">
                <text:p>4.85171048705565</text:p>
              </table:table-cell>
              <table:table-cell office:value-type="float" office:value="4.85171048705565">
                <text:p>4.85171048705565</text:p>
              </table:table-cell>
              <table:table-cell office:value-type="float" office:value="4.8005486654873">
                <text:p>4.8005486654873</text:p>
              </table:table-cell>
              <table:table-cell office:value-type="float" office:value="4.8005486654873">
                <text:p>4.8005486654873</text:p>
              </table:table-cell>
              <table:table-cell office:value-type="float" office:value="6.17974921914495">
                <text:p>6.17974921914495</text:p>
              </table:table-cell>
              <table:table-cell office:value-type="float" office:value="8.23522495388877">
                <text:p>8.23522495388877</text:p>
              </table:table-cell>
              <table:table-cell office:value-type="float" office:value="9.47453449204117">
                <text:p>9.47453449204117</text:p>
              </table:table-cell>
              <table:table-cell office:value-type="float" office:value="9.48900164734807">
                <text:p>9.48900164734807</text:p>
              </table:table-cell>
              <table:table-cell office:value-type="float" office:value="8.77707451472511">
                <text:p>8.77707451472511</text:p>
              </table:table-cell>
              <table:table-cell office:value-type="float" office:value="9.53227137312321">
                <text:p>9.53227137312321</text:p>
              </table:table-cell>
              <table:table-cell office:value-type="float" office:value="11.4850651515937">
                <text:p>11.4850651515937</text:p>
              </table:table-cell>
              <table:table-cell office:value-type="float" office:value="13.5699175082127">
                <text:p>13.5699175082127</text:p>
              </table:table-cell>
              <table:table-cell office:value-type="float" office:value="14.3654057861907">
                <text:p>14.3654057861907</text:p>
              </table:table-cell>
              <table:table-cell office:value-type="float" office:value="14.4567848520301">
                <text:p>14.4567848520301</text:p>
              </table:table-cell>
              <table:table-cell office:value-type="float" office:value="15.3406674176047">
                <text:p>15.3406674176047</text:p>
              </table:table-cell>
              <table:table-cell office:value-type="float" office:value="15.6171619572652">
                <text:p>15.6171619572652</text:p>
              </table:table-cell>
              <table:table-cell office:value-type="float" office:value="16.9579484744147">
                <text:p>16.9579484744147</text:p>
              </table:table-cell>
              <table:table-cell office:value-type="float" office:value="18.0366948024419">
                <text:p>18.0366948024419</text:p>
              </table:table-cell>
              <table:table-cell office:value-type="float" office:value="18.6646089400808">
                <text:p>18.6646089400808</text:p>
              </table:table-cell>
              <table:table-cell office:value-type="float" office:value="19.7876241268907">
                <text:p>19.7876241268907</text:p>
              </table:table-cell>
              <table:table-cell office:value-type="float" office:value="22.3010945987362">
                <text:p>22.3010945987362</text:p>
              </table:table-cell>
              <table:table-cell office:value-type="float" office:value="22.9031479018375">
                <text:p>22.9031479018375</text:p>
              </table:table-cell>
              <table:table-cell office:value-type="float" office:value="24.1667730946997">
                <text:p>24.1667730946997</text:p>
              </table:table-cell>
              <table:table-cell office:value-type="float" office:value="24.5105727306195">
                <text:p>24.5105727306195</text:p>
              </table:table-cell>
              <table:table-cell office:value-type="float" office:value="25.3642869159466">
                <text:p>25.3642869159466</text:p>
              </table:table-cell>
              <table:table-cell office:value-type="float" office:value="25.9460239559375">
                <text:p>25.9460239559375</text:p>
              </table:table-cell>
              <table:table-cell office:value-type="float" office:value="27.0355149241764">
                <text:p>27.0355149241764</text:p>
              </table:table-cell>
              <table:table-cell office:value-type="float" office:value="27.6217842103468">
                <text:p>27.6217842103468</text:p>
              </table:table-cell>
              <table:table-cell office:value-type="float" office:value="28.8793906512858">
                <text:p>28.8793906512858</text:p>
              </table:table-cell>
              <table:table-cell office:value-type="float" office:value="29.6860573795761">
                <text:p>29.6860573795761</text:p>
              </table:table-cell>
              <table:table-cell office:value-type="float" office:value="30.0388408829505">
                <text:p>30.0388408829505</text:p>
              </table:table-cell>
              <table:table-cell office:value-type="float" office:value="32.1936868113539">
                <text:p>32.1936868113539</text:p>
              </table:table-cell>
              <table:table-cell office:value-type="float" office:value="32.7806025148192">
                <text:p>32.7806025148192</text:p>
              </table:table-cell>
              <table:table-cell office:value-type="float" office:value="33.0805227838727">
                <text:p>33.0805227838727</text:p>
              </table:table-cell>
              <table:table-cell office:value-type="float" office:value="33.2129513469401">
                <text:p>33.2129513469401</text:p>
              </table:table-cell>
              <table:table-cell office:value-type="float" office:value="33.3818576849248">
                <text:p>33.3818576849248</text:p>
              </table:table-cell>
              <table:table-cell office:value-type="float" office:value="33.5883250995104">
                <text:p>33.5883250995104</text:p>
              </table:table-cell>
              <table:table-cell office:value-type="float" office:value="33.4762368884854">
                <text:p>33.4762368884854</text:p>
              </table:table-cell>
              <table:table-cell office:value-type="float" office:value="33.5294641428468">
                <text:p>33.5294641428468</text:p>
              </table:table-cell>
              <table:table-cell office:value-type="float" office:value="33.0813521086854">
                <text:p>33.0813521086854</text:p>
              </table:table-cell>
              <table:table-cell office:value-type="float" office:value="33.0240798374212">
                <text:p>33.0240798374212</text:p>
              </table:table-cell>
              <table:table-cell office:value-type="float" office:value="33.1633526065181">
                <text:p>33.1633526065181</text:p>
              </table:table-cell>
              <table:table-cell office:value-type="float" office:value="32.9317371866251">
                <text:p>32.9317371866251</text:p>
              </table:table-cell>
              <table:table-cell office:value-type="float" office:value="32.76385977788">
                <text:p>32.76385977788</text:p>
              </table:table-cell>
              <table:table-cell office:value-type="float" office:value="32.5049326213544">
                <text:p>32.5049326213544</text:p>
              </table:table-cell>
              <table:table-cell office:value-type="float" office:value="32.2677413690358">
                <text:p>32.2677413690358</text:p>
              </table:table-cell>
              <table:table-cell office:value-type="float" office:value="31.9292771292627">
                <text:p>31.9292771292627</text:p>
              </table:table-cell>
              <table:table-cell office:value-type="float" office:value="32.0972459279472">
                <text:p>32.0972459279472</text:p>
              </table:table-cell>
              <table:table-cell office:value-type="float" office:value="32.2277560169416">
                <text:p>32.2277560169416</text:p>
              </table:table-cell>
              <table:table-cell office:value-type="float" office:value="32.1689640749755">
                <text:p>32.1689640749755</text:p>
              </table:table-cell>
              <table:table-cell office:value-type="float" office:value="32.1689640749755">
                <text:p>32.1689640749755</text:p>
              </table:table-cell>
              <table:table-cell office:value-type="float" office:value="32.4314196754837">
                <text:p>32.4314196754837</text:p>
              </table:table-cell>
              <table:table-cell office:value-type="float" office:value="32.4034918269448">
                <text:p>32.4034918269448</text:p>
              </table:table-cell>
              <table:table-cell office:value-type="float" office:value="32.4652394038197">
                <text:p>32.4652394038197</text:p>
              </table:table-cell>
              <table:table-cell office:value-type="float" office:value="32.16981689941">
                <text:p>32.16981689941</text:p>
              </table:table-cell>
              <table:table-cell office:value-type="float" office:value="32.2549854718847">
                <text:p>32.2549854718847</text:p>
              </table:table-cell>
              <table:table-cell office:value-type="float" office:value="32.3772346311324">
                <text:p>32.3772346311324</text:p>
              </table:table-cell>
              <table:table-cell office:value-type="float" office:value="32.8240936634743">
                <text:p>32.8240936634743</text:p>
              </table:table-cell>
              <table:table-cell office:value-type="float" office:value="33.3218087073334">
                <text:p>33.3218087073334</text:p>
              </table:table-cell>
              <table:table-cell office:value-type="float" office:value="33.6560509686422">
                <text:p>33.6560509686422</text:p>
              </table:table-cell>
              <table:table-cell office:value-type="float" office:value="33.4311322507409">
                <text:p>33.4311322507409</text:p>
              </table:table-cell>
              <table:table-cell office:value-type="float" office:value="33.9611655891782">
                <text:p>33.9611655891782</text:p>
              </table:table-cell>
              <table:table-cell office:value-type="float" office:value="33.378570127532">
                <text:p>33.378570127532</text:p>
              </table:table-cell>
              <table:table-cell office:value-type="float" office:value="33.5188254538842">
                <text:p>33.5188254538842</text:p>
              </table:table-cell>
              <table:table-cell office:value-type="float" office:value="33.7634797548735">
                <text:p>33.7634797548735</text:p>
              </table:table-cell>
              <table:table-cell office:value-type="float" office:value="33.9522782983129">
                <text:p>33.9522782983129</text:p>
              </table:table-cell>
              <table:table-cell office:value-type="float" office:value="33.6079225097057">
                <text:p>33.6079225097057</text:p>
              </table:table-cell>
              <table:table-cell office:value-type="float" office:value="33.436876220096">
                <text:p>33.436876220096</text:p>
              </table:table-cell>
              <table:table-cell office:value-type="float" office:value="33.6071061791086">
                <text:p>33.6071061791086</text:p>
              </table:table-cell>
              <table:table-cell office:value-type="float" office:value="33.9482378515232">
                <text:p>33.9482378515232</text:p>
              </table:table-cell>
              <table:table-cell office:value-type="float" office:value="33.9288370091816">
                <text:p>33.9288370091816</text:p>
              </table:table-cell>
              <table:table-cell office:value-type="float" office:value="34.0974155157831">
                <text:p>34.0974155157831</text:p>
              </table:table-cell>
              <table:table-cell office:value-type="float" office:value="33.8357202831296">
                <text:p>33.8357202831296</text:p>
              </table:table-cell>
              <table:table-cell office:value-type="float" office:value="33.5294641428468">
                <text:p>33.5294641428468</text:p>
              </table:table-cell>
              <table:table-cell office:value-type="float" office:value="32.7102254308439">
                <text:p>32.7102254308439</text:p>
              </table:table-cell>
              <table:table-cell office:value-type="float" office:value="32.4034918269447">
                <text:p>32.4034918269447</text:p>
              </table:table-cell>
              <table:table-cell office:value-type="float" office:value="32.0673160274078">
                <text:p>32.0673160274078</text:p>
              </table:table-cell>
              <table:table-cell office:value-type="float" office:value="31.4313326063365">
                <text:p>31.4313326063365</text:p>
              </table:table-cell>
              <table:table-cell office:value-type="float" office:value="31.4313326063365">
                <text:p>31.4313326063365</text:p>
              </table:table-cell>
              <table:table-cell office:value-type="float" office:value="30.5953724860198">
                <text:p>30.5953724860198</text:p>
              </table:table-cell>
              <table:table-cell office:value-type="float" office:value="30.3115962453483">
                <text:p>30.3115962453483</text:p>
              </table:table-cell>
              <table:table-cell office:value-type="float" office:value="29.7598988154098">
                <text:p>29.7598988154098</text:p>
              </table:table-cell>
              <table:table-cell office:value-type="float" office:value="29.9656868239538">
                <text:p>29.9656868239538</text:p>
              </table:table-cell>
              <table:table-cell office:value-type="float" office:value="29.8886823619465">
                <text:p>29.8886823619465</text:p>
              </table:table-cell>
              <table:table-cell office:value-type="float" office:value="29.8776655232523">
                <text:p>29.8776655232523</text:p>
              </table:table-cell>
              <table:table-cell office:value-type="float" office:value="30.0169133850107">
                <text:p>30.0169133850107</text:p>
              </table:table-cell>
              <table:table-cell office:value-type="float" office:value="29.7820155451476">
                <text:p>29.7820155451476</text:p>
              </table:table-cell>
              <table:table-cell office:value-type="float" office:value="29.6120318111328">
                <text:p>29.6120318111328</text:p>
              </table:table-cell>
              <table:table-cell office:value-type="float" office:value="29.574021892855">
                <text:p>29.574021892855</text:p>
              </table:table-cell>
              <table:table-cell office:value-type="float" office:value="29.7921468924431">
                <text:p>29.7921468924431</text:p>
              </table:table-cell>
              <table:table-cell office:value-type="float" office:value="29.7995129815388">
                <text:p>29.7995129815388</text:p>
              </table:table-cell>
              <table:table-cell office:value-type="float" office:value="29.0725406531221">
                <text:p>29.0725406531221</text:p>
              </table:table-cell>
              <table:table-cell office:value-type="float" office:value="28.2658358446113">
                <text:p>28.2658358446113</text:p>
              </table:table-cell>
              <table:table-cell office:value-type="float" office:value="27.5461951445388">
                <text:p>27.5461951445388</text:p>
              </table:table-cell>
              <table:table-cell office:value-type="float" office:value="27.4534148382779">
                <text:p>27.4534148382779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71:tiny_table_module_percentage_data.EA71</svg:desc>
                </draw:g>
              </table:table-cell>
              <table:table-cell office:value-type="float" office:value="36.1842105263158">
                <text:p>36.1842105263158</text:p>
              </table:table-cell>
              <table:table-cell office:value-type="float" office:value="48.1578947368421">
                <text:p>48.1578947368421</text:p>
              </table:table-cell>
              <table:table-cell office:value-type="float" office:value="50.3947368421053">
                <text:p>50.3947368421053</text:p>
              </table:table-cell>
              <table:table-cell office:value-type="float" office:value="48.8157894736842">
                <text:p>48.8157894736842</text:p>
              </table:table-cell>
              <table:table-cell office:value-type="float" office:value="49.7368421052632">
                <text:p>49.7368421052632</text:p>
              </table:table-cell>
              <table:table-cell office:value-type="float" office:value="49.0789473684211">
                <text:p>49.0789473684211</text:p>
              </table:table-cell>
              <table:table-cell office:value-type="float" office:value="48.421052631579">
                <text:p>48.421052631579</text:p>
              </table:table-cell>
              <table:table-cell office:value-type="float" office:value="48.2894736842105">
                <text:p>48.2894736842105</text:p>
              </table:table-cell>
              <table:table-cell office:value-type="float" office:value="48.6842105263158">
                <text:p>48.6842105263158</text:p>
              </table:table-cell>
              <table:table-cell office:value-type="float" office:value="49.6052631578947">
                <text:p>49.6052631578947</text:p>
              </table:table-cell>
              <table:table-cell office:value-type="float" office:value="51.0526315789474">
                <text:p>51.0526315789474</text:p>
              </table:table-cell>
              <table:table-cell office:value-type="float" office:value="52.1052631578947">
                <text:p>52.1052631578947</text:p>
              </table:table-cell>
              <table:table-cell office:value-type="float" office:value="53.9473684210526">
                <text:p>53.9473684210526</text:p>
              </table:table-cell>
              <table:table-cell office:value-type="float" office:value="55.1315789473684">
                <text:p>55.1315789473684</text:p>
              </table:table-cell>
              <table:table-cell office:value-type="float" office:value="58.1578947368421">
                <text:p>58.1578947368421</text:p>
              </table:table-cell>
              <table:table-cell office:value-type="float" office:value="60.2631578947368">
                <text:p>60.2631578947368</text:p>
              </table:table-cell>
              <table:table-cell office:value-type="float" office:value="63.1578947368421">
                <text:p>63.1578947368421</text:p>
              </table:table-cell>
              <table:table-cell office:value-type="float" office:value="66.5789473684211">
                <text:p>66.5789473684211</text:p>
              </table:table-cell>
              <table:table-cell office:value-type="float" office:value="70.3947368421053">
                <text:p>70.3947368421053</text:p>
              </table:table-cell>
              <table:table-cell office:value-type="float" office:value="72.5">
                <text:p>72.5</text:p>
              </table:table-cell>
              <table:table-cell office:value-type="float" office:value="75.5263157894737">
                <text:p>75.5263157894737</text:p>
              </table:table-cell>
              <table:table-cell office:value-type="float" office:value="77.7631578947369">
                <text:p>77.7631578947369</text:p>
              </table:table-cell>
              <table:table-cell office:value-type="float" office:value="80.1315789473684">
                <text:p>80.1315789473684</text:p>
              </table:table-cell>
              <table:table-cell office:value-type="float" office:value="82.8947368421053">
                <text:p>82.8947368421053</text:p>
              </table:table-cell>
              <table:table-cell office:value-type="float" office:value="85.1315789473684">
                <text:p>85.1315789473684</text:p>
              </table:table-cell>
              <table:table-cell office:value-type="float" office:value="86.9736842105263">
                <text:p>86.9736842105263</text:p>
              </table:table-cell>
              <table:table-cell office:value-type="float" office:value="88.5526315789474">
                <text:p>88.5526315789474</text:p>
              </table:table-cell>
              <table:table-cell office:value-type="float" office:value="89.0789473684211">
                <text:p>89.0789473684211</text:p>
              </table:table-cell>
              <table:table-cell office:value-type="float" office:value="90.9210526315789">
                <text:p>90.9210526315789</text:p>
              </table:table-cell>
              <table:table-cell office:value-type="float" office:value="92.5">
                <text:p>92.5</text:p>
              </table:table-cell>
              <table:table-cell office:value-type="float" office:value="92.8947368421053">
                <text:p>92.8947368421053</text:p>
              </table:table-cell>
              <table:table-cell office:value-type="float" office:value="93.9473684210526">
                <text:p>93.9473684210526</text:p>
              </table:table-cell>
              <table:table-cell office:value-type="float" office:value="94.4736842105263">
                <text:p>94.4736842105263</text:p>
              </table:table-cell>
              <table:table-cell office:value-type="float" office:value="95.6578947368421">
                <text:p>95.6578947368421</text:p>
              </table:table-cell>
              <table:table-cell office:value-type="float" office:value="96.7105263157895">
                <text:p>96.7105263157895</text:p>
              </table:table-cell>
              <table:table-cell office:value-type="float" office:value="97.1052631578947">
                <text:p>97.1052631578947</text:p>
              </table:table-cell>
              <table:table-cell office:value-type="float" office:value="97.3684210526316">
                <text:p>97.3684210526316</text:p>
              </table:table-cell>
              <table:table-cell office:value-type="float" office:value="97.7631578947368">
                <text:p>97.7631578947368</text:p>
              </table:table-cell>
              <table:table-cell office:value-type="float" office:value="97.7631578947368">
                <text:p>97.7631578947368</text:p>
              </table:table-cell>
              <table:table-cell office:value-type="float" office:value="98.5526315789474">
                <text:p>98.5526315789474</text:p>
              </table:table-cell>
              <table:table-cell office:value-type="float" office:value="98.8157894736842">
                <text:p>98.8157894736842</text:p>
              </table:table-cell>
              <table:table-cell office:value-type="float" office:value="98.6842105263158">
                <text:p>98.6842105263158</text:p>
              </table:table-cell>
              <table:table-cell office:value-type="float" office:value="98.8157894736842">
                <text:p>98.8157894736842</text:p>
              </table:table-cell>
              <table:table-cell office:value-type="float" office:value="98.2894736842105">
                <text:p>98.2894736842105</text:p>
              </table:table-cell>
              <table:table-cell office:value-type="float" office:value="98.0263157894737">
                <text:p>98.0263157894737</text:p>
              </table:table-cell>
              <table:table-cell office:value-type="float" office:value="98.0263157894737">
                <text:p>98.0263157894737</text:p>
              </table:table-cell>
              <table:table-cell office:value-type="float" office:value="97.8947368421053">
                <text:p>97.8947368421053</text:p>
              </table:table-cell>
              <table:table-cell office:value-type="float" office:value="97.3684210526316">
                <text:p>97.3684210526316</text:p>
              </table:table-cell>
              <table:table-cell office:value-type="float" office:value="96.8421052631579">
                <text:p>96.8421052631579</text:p>
              </table:table-cell>
              <table:table-cell office:value-type="float" office:value="96.5789473684211">
                <text:p>96.5789473684211</text:p>
              </table:table-cell>
              <table:table-cell office:value-type="float" office:value="95.9210526315789">
                <text:p>95.9210526315789</text:p>
              </table:table-cell>
              <table:table-cell office:value-type="float" office:value="95.3947368421053">
                <text:p>95.3947368421053</text:p>
              </table:table-cell>
              <table:table-cell office:value-type="float" office:value="95">
                <text:p>95</text:p>
              </table:table-cell>
              <table:table-cell office:value-type="float" office:value="94.3421052631579">
                <text:p>94.3421052631579</text:p>
              </table:table-cell>
              <table:table-cell office:value-type="float" office:value="93.8157894736842">
                <text:p>93.8157894736842</text:p>
              </table:table-cell>
              <table:table-cell office:value-type="float" office:value="93.5526315789474">
                <text:p>93.5526315789474</text:p>
              </table:table-cell>
              <table:table-cell office:value-type="float" office:value="93.5526315789474">
                <text:p>93.5526315789474</text:p>
              </table:table-cell>
              <table:table-cell office:value-type="float" office:value="93.2894736842105">
                <text:p>93.2894736842105</text:p>
              </table:table-cell>
              <table:table-cell office:value-type="float" office:value="92.3684210526316">
                <text:p>92.3684210526316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91.7105263157895">
                <text:p>91.7105263157895</text:p>
              </table:table-cell>
              <table:table-cell office:value-type="float" office:value="91.3157894736842">
                <text:p>91.3157894736842</text:p>
              </table:table-cell>
              <table:table-cell office:value-type="float" office:value="91.3157894736842">
                <text:p>91.3157894736842</text:p>
              </table:table-cell>
              <table:table-cell office:value-type="float" office:value="91.1842105263158">
                <text:p>91.1842105263158</text:p>
              </table:table-cell>
              <table:table-cell office:value-type="float" office:value="90.7894736842105">
                <text:p>90.7894736842105</text:p>
              </table:table-cell>
              <table:table-cell office:value-type="float" office:value="90.3947368421053">
                <text:p>90.3947368421053</text:p>
              </table:table-cell>
              <table:table-cell office:value-type="float" office:value="90.2631578947369">
                <text:p>90.2631578947369</text:p>
              </table:table-cell>
              <table:table-cell office:value-type="float" office:value="90.1315789473684">
                <text:p>90.1315789473684</text:p>
              </table:table-cell>
              <table:table-cell office:value-type="float" office:value="89.8684210526316">
                <text:p>89.8684210526316</text:p>
              </table:table-cell>
              <table:table-cell office:value-type="float" office:value="90">
                <text:p>90</text:p>
              </table:table-cell>
              <table:table-cell office:value-type="float" office:value="89.8684210526316">
                <text:p>89.8684210526316</text:p>
              </table:table-cell>
              <table:table-cell office:value-type="float" office:value="89.4736842105263">
                <text:p>89.4736842105263</text:p>
              </table:table-cell>
              <table:table-cell office:value-type="float" office:value="89.6052631578947">
                <text:p>89.6052631578947</text:p>
              </table:table-cell>
              <table:table-cell office:value-type="float" office:value="89.4736842105263">
                <text:p>89.4736842105263</text:p>
              </table:table-cell>
              <table:table-cell office:value-type="float" office:value="89.4736842105263">
                <text:p>89.4736842105263</text:p>
              </table:table-cell>
              <table:table-cell office:value-type="float" office:value="88.8157894736842">
                <text:p>88.8157894736842</text:p>
              </table:table-cell>
              <table:table-cell office:value-type="float" office:value="88.5526315789474">
                <text:p>88.5526315789474</text:p>
              </table:table-cell>
              <table:table-cell office:value-type="float" office:value="88.5526315789474">
                <text:p>88.5526315789474</text:p>
              </table:table-cell>
              <table:table-cell office:value-type="float" office:value="88.4210526315789">
                <text:p>88.4210526315789</text:p>
              </table:table-cell>
              <table:table-cell office:value-type="float" office:value="88.0263157894737">
                <text:p>88.0263157894737</text:p>
              </table:table-cell>
              <table:table-cell office:value-type="float" office:value="88.0263157894737">
                <text:p>88.0263157894737</text:p>
              </table:table-cell>
              <table:table-cell office:value-type="float" office:value="87.6315789473684">
                <text:p>87.6315789473684</text:p>
              </table:table-cell>
              <table:table-cell office:value-type="float" office:value="87.3684210526316">
                <text:p>87.3684210526316</text:p>
              </table:table-cell>
              <table:table-cell office:value-type="float" office:value="87.6315789473684">
                <text:p>87.6315789473684</text:p>
              </table:table-cell>
              <table:table-cell office:value-type="float" office:value="87.7631578947369">
                <text:p>87.7631578947369</text:p>
              </table:table-cell>
              <table:table-cell office:value-type="float" office:value="87.5">
                <text:p>87.5</text:p>
              </table:table-cell>
              <table:table-cell office:value-type="float" office:value="87.2368421052632">
                <text:p>87.2368421052632</text:p>
              </table:table-cell>
              <table:table-cell office:value-type="float" office:value="88.0263157894737">
                <text:p>88.0263157894737</text:p>
              </table:table-cell>
              <table:table-cell office:value-type="float" office:value="87.7631578947369">
                <text:p>87.7631578947369</text:p>
              </table:table-cell>
              <table:table-cell office:value-type="float" office:value="87.6315789473684">
                <text:p>87.6315789473684</text:p>
              </table:table-cell>
              <table:table-cell office:value-type="float" office:value="87.3684210526316">
                <text:p>87.3684210526316</text:p>
              </table:table-cell>
              <table:table-cell office:value-type="float" office:value="87.3684210526316">
                <text:p>87.3684210526316</text:p>
              </table:table-cell>
              <table:table-cell office:value-type="float" office:value="87.1052631578947">
                <text:p>87.1052631578947</text:p>
              </table:table-cell>
              <table:table-cell office:value-type="float" office:value="86.5789473684211">
                <text:p>86.5789473684211</text:p>
              </table:table-cell>
              <table:table-cell office:value-type="float" office:value="86.1842105263158">
                <text:p>86.1842105263158</text:p>
              </table:table-cell>
              <table:table-cell office:value-type="float" office:value="86.5789473684211">
                <text:p>86.5789473684211</text:p>
              </table:table-cell>
              <table:table-cell office:value-type="float" office:value="86.5789473684211">
                <text:p>86.5789473684211</text:p>
              </table:table-cell>
              <table:table-cell office:value-type="float" office:value="86.5789473684211">
                <text:p>86.5789473684211</text:p>
              </table:table-cell>
              <table:table-cell office:value-type="float" office:value="86.7105263157895">
                <text:p>86.7105263157895</text:p>
              </table:table-cell>
              <table:table-cell office:value-type="float" office:value="86.3157894736842">
                <text:p>86.3157894736842</text:p>
              </table:table-cell>
              <table:table-cell office:value-type="float" office:value="86.5789473684211">
                <text:p>86.5789473684211</text:p>
              </table:table-cell>
              <table:table-cell office:value-type="float" office:value="87.1052631578947">
                <text:p>87.1052631578947</text:p>
              </table:table-cell>
              <table:table-cell office:value-type="float" office:value="87.2368421052632">
                <text:p>87.2368421052632</text:p>
              </table:table-cell>
              <table:table-cell office:value-type="float" office:value="87.2368421052632">
                <text:p>87.2368421052632</text:p>
              </table:table-cell>
              <table:table-cell office:value-type="float" office:value="87.2368421052632">
                <text:p>87.2368421052632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88.1578947368421">
                <text:p>88.1578947368421</text:p>
              </table:table-cell>
              <table:table-cell office:value-type="float" office:value="87.7631578947369">
                <text:p>87.7631578947369</text:p>
              </table:table-cell>
              <table:table-cell office:value-type="float" office:value="88.2894736842105">
                <text:p>88.2894736842105</text:p>
              </table:table-cell>
              <table:table-cell office:value-type="float" office:value="88.4210526315789">
                <text:p>88.4210526315789</text:p>
              </table:table-cell>
              <table:table-cell office:value-type="float" office:value="88.1578947368421">
                <text:p>88.1578947368421</text:p>
              </table:table-cell>
              <table:table-cell office:value-type="float" office:value="88.2894736842105">
                <text:p>88.2894736842105</text:p>
              </table:table-cell>
              <table:table-cell office:value-type="float" office:value="88.8157894736842">
                <text:p>88.8157894736842</text:p>
              </table:table-cell>
              <table:table-cell office:value-type="float" office:value="89.0789473684211">
                <text:p>89.0789473684211</text:p>
              </table:table-cell>
              <table:table-cell office:value-type="float" office:value="89.0789473684211">
                <text:p>89.0789473684211</text:p>
              </table:table-cell>
              <table:table-cell office:value-type="float" office:value="88.6842105263158">
                <text:p>88.6842105263158</text:p>
              </table:table-cell>
              <table:table-cell office:value-type="float" office:value="88.6842105263158">
                <text:p>88.6842105263158</text:p>
              </table:table-cell>
              <table:table-cell office:value-type="float" office:value="88.9473684210526">
                <text:p>88.9473684210526</text:p>
              </table:table-cell>
              <table:table-cell office:value-type="float" office:value="88.9473684210526">
                <text:p>88.9473684210526</text:p>
              </table:table-cell>
              <table:table-cell office:value-type="float" office:value="89.2105263157895">
                <text:p>89.2105263157895</text:p>
              </table:table-cell>
              <table:table-cell office:value-type="float" office:value="89.2105263157895">
                <text:p>89.2105263157895</text:p>
              </table:table-cell>
              <table:table-cell office:value-type="float" office:value="89.3421052631579">
                <text:p>89.3421052631579</text:p>
              </table:table-cell>
              <table:table-cell office:value-type="float" office:value="89.4736842105263">
                <text:p>89.4736842105263</text:p>
              </table:table-cell>
              <table:table-cell office:value-type="float" office:value="89.6052631578947">
                <text:p>89.6052631578947</text:p>
              </table:table-cell>
              <table:table-cell office:value-type="float" office:value="89.7368421052632">
                <text:p>89.7368421052632</text:p>
              </table:table-cell>
              <table:table-cell office:value-type="float" office:value="90">
                <text:p>90</text:p>
              </table:table-cell>
              <table:table-cell office:value-type="float" office:value="89.8684210526316">
                <text:p>89.8684210526316</text:p>
              </table:table-cell>
              <table:table-cell office:value-type="float" office:value="89.8684210526316">
                <text:p>89.8684210526316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72:tiny_table_module_percentage_data.EA72</svg:desc>
                </draw:g>
              </table:table-cell>
              <table:table-cell office:value-type="float" office:value="2.72141965920852">
                <text:p>2.72141965920852</text:p>
              </table:table-cell>
              <table:table-cell office:value-type="float" office:value="2.78776290913521">
                <text:p>2.78776290913521</text:p>
              </table:table-cell>
              <table:table-cell office:value-type="float" office:value="2.15314696642694">
                <text:p>2.15314696642694</text:p>
              </table:table-cell>
              <table:table-cell office:value-type="float" office:value="2.59106236627052">
                <text:p>2.59106236627052</text:p>
              </table:table-cell>
              <table:table-cell office:value-type="float" office:value="3.15057631509964">
                <text:p>3.15057631509964</text:p>
              </table:table-cell>
              <table:table-cell office:value-type="float" office:value="3.04184927796486">
                <text:p>3.04184927796486</text:p>
              </table:table-cell>
              <table:table-cell office:value-type="float" office:value="2.96174438879546">
                <text:p>2.96174438879546</text:p>
              </table:table-cell>
              <table:table-cell office:value-type="float" office:value="2.77739301736624">
                <text:p>2.77739301736624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40629240777986">
                <text:p>2.40629240777986</text:p>
              </table:table-cell>
              <table:table-cell office:value-type="float" office:value="2.13069435113879">
                <text:p>2.13069435113879</text:p>
              </table:table-cell>
              <table:table-cell office:value-type="float" office:value="2.33735308674987">
                <text:p>2.33735308674987</text:p>
              </table:table-cell>
              <table:table-cell office:value-type="float" office:value="2.48107642521596">
                <text:p>2.48107642521596</text:p>
              </table:table-cell>
              <table:table-cell office:value-type="float" office:value="2.66427062254166">
                <text:p>2.66427062254166</text:p>
              </table:table-cell>
              <table:table-cell office:value-type="float" office:value="2.38622289626937">
                <text:p>2.38622289626937</text:p>
              </table:table-cell>
              <table:table-cell office:value-type="float" office:value="2.21914221766202">
                <text:p>2.21914221766202</text:p>
              </table:table-cell>
              <table:table-cell office:value-type="float" office:value="2.48107642521596">
                <text:p>2.48107642521596</text:p>
              </table:table-cell>
              <table:table-cell office:value-type="float" office:value="3.11372620163138">
                <text:p>3.11372620163138</text:p>
              </table:table-cell>
              <table:table-cell office:value-type="float" office:value="2.57617107992779">
                <text:p>2.57617107992779</text:p>
              </table:table-cell>
              <table:table-cell office:value-type="float" office:value="1.90676009818282">
                <text:p>1.90676009818282</text:p>
              </table:table-cell>
              <table:table-cell office:value-type="float" office:value="1.77618041502778">
                <text:p>1.77618041502778</text:p>
              </table:table-cell>
              <table:table-cell office:value-type="float" office:value="2.18859209646924">
                <text:p>2.18859209646924</text:p>
              </table:table-cell>
              <table:table-cell office:value-type="float" office:value="2.0988572129834">
                <text:p>2.0988572129834</text:p>
              </table:table-cell>
              <table:table-cell office:value-type="float" office:value="2.32083448338999">
                <text:p>2.32083448338999</text:p>
              </table:table-cell>
              <table:table-cell office:value-type="float" office:value="2.77739301736624">
                <text:p>2.77739301736624</text:p>
              </table:table-cell>
              <table:table-cell office:value-type="float" office:value="2.3578386062659">
                <text:p>2.3578386062659</text:p>
              </table:table-cell>
              <table:table-cell office:value-type="float" office:value="2.40629240777986">
                <text:p>2.40629240777986</text:p>
              </table:table-cell>
              <table:table-cell office:value-type="float" office:value="2.32497513696466">
                <text:p>2.32497513696466</text:p>
              </table:table-cell>
              <table:table-cell office:value-type="float" office:value="2.00511042994079">
                <text:p>2.00511042994079</text:p>
              </table:table-cell>
              <table:table-cell office:value-type="float" office:value="2.24070873235873">
                <text:p>2.24070873235873</text:p>
              </table:table-cell>
              <table:table-cell office:value-type="float" office:value="2.41825416703337">
                <text:p>2.41825416703337</text:p>
              </table:table-cell>
              <table:table-cell office:value-type="float" office:value="2.64615844368392">
                <text:p>2.64615844368392</text:p>
              </table:table-cell>
              <table:table-cell office:value-type="float" office:value="2.30419746255503">
                <text:p>2.30419746255503</text:p>
              </table:table-cell>
              <table:table-cell office:value-type="float" office:value="2.15314696642694">
                <text:p>2.15314696642694</text:p>
              </table:table-cell>
              <table:table-cell office:value-type="float" office:value="2.34146452895423">
                <text:p>2.34146452895423</text:p>
              </table:table-cell>
              <table:table-cell office:value-type="float" office:value="2.03841228747759">
                <text:p>2.03841228747759</text:p>
              </table:table-cell>
              <table:table-cell office:value-type="float" office:value="1.96146313815771">
                <text:p>1.96146313815771</text:p>
              </table:table-cell>
              <table:table-cell office:value-type="float" office:value="1.86596906896339">
                <text:p>1.86596906896339</text:p>
              </table:table-cell>
              <table:table-cell office:value-type="float" office:value="1.86596906896339">
                <text:p>1.86596906896339</text:p>
              </table:table-cell>
              <table:table-cell office:value-type="float" office:value="1.80305305185039">
                <text:p>1.80305305185039</text:p>
              </table:table-cell>
              <table:table-cell office:value-type="float" office:value="2.0988572129834">
                <text:p>2.0988572129834</text:p>
              </table:table-cell>
              <table:table-cell office:value-type="float" office:value="1.96146313815771">
                <text:p>1.96146313815771</text:p>
              </table:table-cell>
              <table:table-cell office:value-type="float" office:value="2.00511042994078">
                <text:p>2.00511042994078</text:p>
              </table:table-cell>
              <table:table-cell office:value-type="float" office:value="2.32497513696466">
                <text:p>2.32497513696466</text:p>
              </table:table-cell>
              <table:table-cell office:value-type="float" office:value="2.34146452895424">
                <text:p>2.34146452895424</text:p>
              </table:table-cell>
              <table:table-cell office:value-type="float" office:value="2.34146452895424">
                <text:p>2.34146452895424</text:p>
              </table:table-cell>
              <table:table-cell office:value-type="float" office:value="2.1665068482857">
                <text:p>2.1665068482857</text:p>
              </table:table-cell>
              <table:table-cell office:value-type="float" office:value="2.77392777207753">
                <text:p>2.77392777207753</text:p>
              </table:table-cell>
              <table:table-cell office:value-type="float" office:value="3.17490545102699">
                <text:p>3.17490545102699</text:p>
              </table:table-cell>
              <table:table-cell office:value-type="float" office:value="3.46463467686518">
                <text:p>3.46463467686518</text:p>
              </table:table-cell>
              <table:table-cell office:value-type="float" office:value="4.2726592554237">
                <text:p>4.2726592554237</text:p>
              </table:table-cell>
              <table:table-cell office:value-type="float" office:value="4.56856724912273">
                <text:p>4.56856724912273</text:p>
              </table:table-cell>
              <table:table-cell office:value-type="float" office:value="4.71567721253179">
                <text:p>4.71567721253179</text:p>
              </table:table-cell>
              <table:table-cell office:value-type="float" office:value="5.00269241144171">
                <text:p>5.00269241144171</text:p>
              </table:table-cell>
              <table:table-cell office:value-type="float" office:value="5.04099842568232">
                <text:p>5.04099842568232</text:p>
              </table:table-cell>
              <table:table-cell office:value-type="float" office:value="5.31589079864059">
                <text:p>5.31589079864059</text:p>
              </table:table-cell>
              <table:table-cell office:value-type="float" office:value="5.20619762306102">
                <text:p>5.20619762306102</text:p>
              </table:table-cell>
              <table:table-cell office:value-type="float" office:value="5.45872054972704">
                <text:p>5.45872054972704</text:p>
              </table:table-cell>
              <table:table-cell office:value-type="float" office:value="6.13408201299898">
                <text:p>6.13408201299898</text:p>
              </table:table-cell>
              <table:table-cell office:value-type="float" office:value="6.85109620693566">
                <text:p>6.85109620693566</text:p>
              </table:table-cell>
              <table:table-cell office:value-type="float" office:value="7.31418005773015">
                <text:p>7.31418005773015</text:p>
              </table:table-cell>
              <table:table-cell office:value-type="float" office:value="7.8015948050383">
                <text:p>7.8015948050383</text:p>
              </table:table-cell>
              <table:table-cell office:value-type="float" office:value="8.04439053902483">
                <text:p>8.04439053902483</text:p>
              </table:table-cell>
              <table:table-cell office:value-type="float" office:value="8.66269708082107">
                <text:p>8.66269708082107</text:p>
              </table:table-cell>
              <table:table-cell office:value-type="float" office:value="8.85921485821235">
                <text:p>8.85921485821235</text:p>
              </table:table-cell>
              <table:table-cell office:value-type="float" office:value="8.83856271279143">
                <text:p>8.83856271279143</text:p>
              </table:table-cell>
              <table:table-cell office:value-type="float" office:value="8.57677653444232">
                <text:p>8.57677653444232</text:p>
              </table:table-cell>
              <table:table-cell office:value-type="float" office:value="8.82113393031525">
                <text:p>8.82113393031525</text:p>
              </table:table-cell>
              <table:table-cell office:value-type="float" office:value="8.70699651099828">
                <text:p>8.70699651099828</text:p>
              </table:table-cell>
              <table:table-cell office:value-type="float" office:value="9.45172894529893">
                <text:p>9.45172894529893</text:p>
              </table:table-cell>
              <table:table-cell office:value-type="float" office:value="10.0408905440614">
                <text:p>10.0408905440614</text:p>
              </table:table-cell>
              <table:table-cell office:value-type="float" office:value="9.98228655854477">
                <text:p>9.98228655854477</text:p>
              </table:table-cell>
              <table:table-cell office:value-type="float" office:value="9.93302440539154">
                <text:p>9.93302440539154</text:p>
              </table:table-cell>
              <table:table-cell office:value-type="float" office:value="10.4160895500333">
                <text:p>10.4160895500333</text:p>
              </table:table-cell>
              <table:table-cell office:value-type="float" office:value="10.4897024062293">
                <text:p>10.4897024062293</text:p>
              </table:table-cell>
              <table:table-cell office:value-type="float" office:value="11.4582021733449">
                <text:p>11.4582021733449</text:p>
              </table:table-cell>
              <table:table-cell office:value-type="float" office:value="12.0122603316941">
                <text:p>12.0122603316941</text:p>
              </table:table-cell>
              <table:table-cell office:value-type="float" office:value="11.8510362683624">
                <text:p>11.8510362683624</text:p>
              </table:table-cell>
              <table:table-cell office:value-type="float" office:value="12.3088649499376">
                <text:p>12.3088649499376</text:p>
              </table:table-cell>
              <table:table-cell office:value-type="float" office:value="12.7034081020974">
                <text:p>12.7034081020974</text:p>
              </table:table-cell>
              <table:table-cell office:value-type="float" office:value="13.0617834827437">
                <text:p>13.0617834827437</text:p>
              </table:table-cell>
              <table:table-cell office:value-type="float" office:value="14.6808669609302">
                <text:p>14.6808669609302</text:p>
              </table:table-cell>
              <table:table-cell office:value-type="float" office:value="14.5624603294366">
                <text:p>14.5624603294366</text:p>
              </table:table-cell>
              <table:table-cell office:value-type="float" office:value="14.2013182209281">
                <text:p>14.2013182209281</text:p>
              </table:table-cell>
              <table:table-cell office:value-type="float" office:value="13.9808436411995">
                <text:p>13.9808436411995</text:p>
              </table:table-cell>
              <table:table-cell office:value-type="float" office:value="14.5234392015776">
                <text:p>14.5234392015776</text:p>
              </table:table-cell>
              <table:table-cell office:value-type="float" office:value="15.2446197160258">
                <text:p>15.2446197160258</text:p>
              </table:table-cell>
              <table:table-cell office:value-type="float" office:value="14.3796787720791">
                <text:p>14.3796787720791</text:p>
              </table:table-cell>
              <table:table-cell office:value-type="float" office:value="14.4809923070337">
                <text:p>14.4809923070337</text:p>
              </table:table-cell>
              <table:table-cell office:value-type="float" office:value="14.4430830146578">
                <text:p>14.4430830146578</text:p>
              </table:table-cell>
              <table:table-cell office:value-type="float" office:value="13.900118574994">
                <text:p>13.900118574994</text:p>
              </table:table-cell>
              <table:table-cell office:value-type="float" office:value="13.8446510010889">
                <text:p>13.8446510010889</text:p>
              </table:table-cell>
              <table:table-cell office:value-type="float" office:value="13.3148533059721">
                <text:p>13.3148533059721</text:p>
              </table:table-cell>
              <table:table-cell office:value-type="float" office:value="12.7992045382253">
                <text:p>12.7992045382253</text:p>
              </table:table-cell>
              <table:table-cell office:value-type="float" office:value="12.6548579353101">
                <text:p>12.6548579353101</text:p>
              </table:table-cell>
              <table:table-cell office:value-type="float" office:value="12.4022803927831">
                <text:p>12.4022803927831</text:p>
              </table:table-cell>
              <table:table-cell office:value-type="float" office:value="11.7818479932497">
                <text:p>11.7818479932497</text:p>
              </table:table-cell>
              <table:table-cell office:value-type="float" office:value="12.2147351084823">
                <text:p>12.2147351084823</text:p>
              </table:table-cell>
              <table:table-cell office:value-type="float" office:value="11.661224162536">
                <text:p>11.661224162536</text:p>
              </table:table-cell>
              <table:table-cell office:value-type="float" office:value="11.6240482620894">
                <text:p>11.6240482620894</text:p>
              </table:table-cell>
              <table:table-cell office:value-type="float" office:value="11.3324370945394">
                <text:p>11.3324370945394</text:p>
              </table:table-cell>
              <table:table-cell office:value-type="float" office:value="10.5773616105143">
                <text:p>10.5773616105143</text:p>
              </table:table-cell>
              <table:table-cell office:value-type="float" office:value="9.52976416537718">
                <text:p>9.52976416537718</text:p>
              </table:table-cell>
              <table:table-cell office:value-type="float" office:value="9.57005081366746">
                <text:p>9.57005081366746</text:p>
              </table:table-cell>
              <table:table-cell office:value-type="float" office:value="9.13818710287982">
                <text:p>9.13818710287982</text:p>
              </table:table-cell>
              <table:table-cell office:value-type="float" office:value="8.77741056850416">
                <text:p>8.77741056850416</text:p>
              </table:table-cell>
              <table:table-cell office:value-type="float" office:value="8.90793684718855">
                <text:p>8.90793684718855</text:p>
              </table:table-cell>
              <table:table-cell office:value-type="float" office:value="8.54981960070962">
                <text:p>8.54981960070962</text:p>
              </table:table-cell>
              <table:table-cell office:value-type="float" office:value="9.18019232128115">
                <text:p>9.18019232128115</text:p>
              </table:table-cell>
              <table:table-cell office:value-type="float" office:value="7.97835830811737">
                <text:p>7.97835830811737</text:p>
              </table:table-cell>
              <table:table-cell office:value-type="float" office:value="8.10632635238451">
                <text:p>8.10632635238451</text:p>
              </table:table-cell>
              <table:table-cell office:value-type="float" office:value="7.69733718192292">
                <text:p>7.69733718192292</text:p>
              </table:table-cell>
              <table:table-cell office:value-type="float" office:value="7.75832439477682">
                <text:p>7.75832439477682</text:p>
              </table:table-cell>
              <table:table-cell office:value-type="float" office:value="7.72851323978338">
                <text:p>7.72851323978338</text:p>
              </table:table-cell>
              <table:table-cell office:value-type="float" office:value="7.69858664823776">
                <text:p>7.69858664823776</text:p>
              </table:table-cell>
              <table:table-cell office:value-type="float" office:value="7.69858664823776">
                <text:p>7.69858664823776</text:p>
              </table:table-cell>
              <table:table-cell office:value-type="float" office:value="8.30326987101701">
                <text:p>8.30326987101701</text:p>
              </table:table-cell>
              <table:table-cell office:value-type="float" office:value="8.30326987101701">
                <text:p>8.30326987101701</text:p>
              </table:table-cell>
              <table:table-cell office:value-type="float" office:value="8.37248420981755">
                <text:p>8.37248420981755</text:p>
              </table:table-cell>
              <table:table-cell office:value-type="float" office:value="8.18661234759305">
                <text:p>8.18661234759305</text:p>
              </table:table-cell>
              <table:table-cell office:value-type="float" office:value="8.08256105248382">
                <text:p>8.08256105248382</text:p>
              </table:table-cell>
              <table:table-cell office:value-type="float" office:value="8.08256105248382">
                <text:p>8.08256105248382</text:p>
              </table:table-cell>
              <table:table-cell office:value-type="float" office:value="7.9299895185451">
                <text:p>7.9299895185451</text:p>
              </table:table-cell>
              <table:table-cell office:value-type="float" office:value="8.03960648237867">
                <text:p>8.03960648237867</text:p>
              </table:table-cell>
              <table:table-cell office:value-type="float" office:value="7.90569415042095">
                <text:p>7.90569415042095</text:p>
              </table:table-cell>
              <table:table-cell office:value-type="float" office:value="7.61694503371664">
                <text:p>7.61694503371664</text:p>
              </table:table-cell>
              <table:table-cell office:value-type="float" office:value="7.21221220740157">
                <text:p>7.21221220740157</text:p>
              </table:table-cell>
              <table:table-cell office:value-type="float" office:value="7.36659334057255">
                <text:p>7.36659334057255</text:p>
              </table:table-cell>
              <table:table-cell office:value-type="float" office:value="7.36659334057255">
                <text:p>7.3665933405725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72:tiny_table_module_percentage_data.EA72</svg:desc>
                </draw:g>
              </table:table-cell>
              <table:table-cell office:value-type="float" office:value="2.72141965920852">
                <text:p>2.72141965920852</text:p>
              </table:table-cell>
              <table:table-cell office:value-type="float" office:value="2.78776290913521">
                <text:p>2.78776290913521</text:p>
              </table:table-cell>
              <table:table-cell office:value-type="float" office:value="2.15314696642694">
                <text:p>2.15314696642694</text:p>
              </table:table-cell>
              <table:table-cell office:value-type="float" office:value="2.59106236627052">
                <text:p>2.59106236627052</text:p>
              </table:table-cell>
              <table:table-cell office:value-type="float" office:value="3.15057631509964">
                <text:p>3.15057631509964</text:p>
              </table:table-cell>
              <table:table-cell office:value-type="float" office:value="3.04184927796486">
                <text:p>3.04184927796486</text:p>
              </table:table-cell>
              <table:table-cell office:value-type="float" office:value="2.96174438879546">
                <text:p>2.96174438879546</text:p>
              </table:table-cell>
              <table:table-cell office:value-type="float" office:value="2.77739301736624">
                <text:p>2.77739301736624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40629240777986">
                <text:p>2.40629240777986</text:p>
              </table:table-cell>
              <table:table-cell office:value-type="float" office:value="2.13069435113879">
                <text:p>2.13069435113879</text:p>
              </table:table-cell>
              <table:table-cell office:value-type="float" office:value="2.33735308674987">
                <text:p>2.33735308674987</text:p>
              </table:table-cell>
              <table:table-cell office:value-type="float" office:value="2.48107642521596">
                <text:p>2.48107642521596</text:p>
              </table:table-cell>
              <table:table-cell office:value-type="float" office:value="2.66427062254166">
                <text:p>2.66427062254166</text:p>
              </table:table-cell>
              <table:table-cell office:value-type="float" office:value="2.38622289626937">
                <text:p>2.38622289626937</text:p>
              </table:table-cell>
              <table:table-cell office:value-type="float" office:value="2.21914221766202">
                <text:p>2.21914221766202</text:p>
              </table:table-cell>
              <table:table-cell office:value-type="float" office:value="2.48107642521596">
                <text:p>2.48107642521596</text:p>
              </table:table-cell>
              <table:table-cell office:value-type="float" office:value="3.11372620163138">
                <text:p>3.11372620163138</text:p>
              </table:table-cell>
              <table:table-cell office:value-type="float" office:value="2.57617107992779">
                <text:p>2.57617107992779</text:p>
              </table:table-cell>
              <table:table-cell office:value-type="float" office:value="1.90676009818282">
                <text:p>1.90676009818282</text:p>
              </table:table-cell>
              <table:table-cell office:value-type="float" office:value="1.77618041502778">
                <text:p>1.77618041502778</text:p>
              </table:table-cell>
              <table:table-cell office:value-type="float" office:value="2.18859209646924">
                <text:p>2.18859209646924</text:p>
              </table:table-cell>
              <table:table-cell office:value-type="float" office:value="2.0988572129834">
                <text:p>2.0988572129834</text:p>
              </table:table-cell>
              <table:table-cell office:value-type="float" office:value="2.32083448338999">
                <text:p>2.32083448338999</text:p>
              </table:table-cell>
              <table:table-cell office:value-type="float" office:value="2.77739301736624">
                <text:p>2.77739301736624</text:p>
              </table:table-cell>
              <table:table-cell office:value-type="float" office:value="2.3578386062659">
                <text:p>2.3578386062659</text:p>
              </table:table-cell>
              <table:table-cell office:value-type="float" office:value="2.40629240777986">
                <text:p>2.40629240777986</text:p>
              </table:table-cell>
              <table:table-cell office:value-type="float" office:value="2.32497513696466">
                <text:p>2.32497513696466</text:p>
              </table:table-cell>
              <table:table-cell office:value-type="float" office:value="2.00511042994079">
                <text:p>2.00511042994079</text:p>
              </table:table-cell>
              <table:table-cell office:value-type="float" office:value="2.24070873235873">
                <text:p>2.24070873235873</text:p>
              </table:table-cell>
              <table:table-cell office:value-type="float" office:value="2.41825416703337">
                <text:p>2.41825416703337</text:p>
              </table:table-cell>
              <table:table-cell office:value-type="float" office:value="2.64615844368392">
                <text:p>2.64615844368392</text:p>
              </table:table-cell>
              <table:table-cell office:value-type="float" office:value="2.30419746255503">
                <text:p>2.30419746255503</text:p>
              </table:table-cell>
              <table:table-cell office:value-type="float" office:value="2.15314696642694">
                <text:p>2.15314696642694</text:p>
              </table:table-cell>
              <table:table-cell office:value-type="float" office:value="2.34146452895423">
                <text:p>2.34146452895423</text:p>
              </table:table-cell>
              <table:table-cell office:value-type="float" office:value="2.03841228747759">
                <text:p>2.03841228747759</text:p>
              </table:table-cell>
              <table:table-cell office:value-type="float" office:value="1.96146313815771">
                <text:p>1.96146313815771</text:p>
              </table:table-cell>
              <table:table-cell office:value-type="float" office:value="1.86596906896339">
                <text:p>1.86596906896339</text:p>
              </table:table-cell>
              <table:table-cell office:value-type="float" office:value="1.86596906896339">
                <text:p>1.86596906896339</text:p>
              </table:table-cell>
              <table:table-cell office:value-type="float" office:value="1.80305305185039">
                <text:p>1.80305305185039</text:p>
              </table:table-cell>
              <table:table-cell office:value-type="float" office:value="2.0988572129834">
                <text:p>2.0988572129834</text:p>
              </table:table-cell>
              <table:table-cell office:value-type="float" office:value="1.96146313815771">
                <text:p>1.96146313815771</text:p>
              </table:table-cell>
              <table:table-cell office:value-type="float" office:value="2.00511042994078">
                <text:p>2.00511042994078</text:p>
              </table:table-cell>
              <table:table-cell office:value-type="float" office:value="2.32497513696466">
                <text:p>2.32497513696466</text:p>
              </table:table-cell>
              <table:table-cell office:value-type="float" office:value="2.34146452895424">
                <text:p>2.34146452895424</text:p>
              </table:table-cell>
              <table:table-cell office:value-type="float" office:value="2.34146452895424">
                <text:p>2.34146452895424</text:p>
              </table:table-cell>
              <table:table-cell office:value-type="float" office:value="2.1665068482857">
                <text:p>2.1665068482857</text:p>
              </table:table-cell>
              <table:table-cell office:value-type="float" office:value="2.77392777207753">
                <text:p>2.77392777207753</text:p>
              </table:table-cell>
              <table:table-cell office:value-type="float" office:value="3.17490545102699">
                <text:p>3.17490545102699</text:p>
              </table:table-cell>
              <table:table-cell office:value-type="float" office:value="3.46463467686518">
                <text:p>3.46463467686518</text:p>
              </table:table-cell>
              <table:table-cell office:value-type="float" office:value="4.2726592554237">
                <text:p>4.2726592554237</text:p>
              </table:table-cell>
              <table:table-cell office:value-type="float" office:value="4.56856724912273">
                <text:p>4.56856724912273</text:p>
              </table:table-cell>
              <table:table-cell office:value-type="float" office:value="4.71567721253179">
                <text:p>4.71567721253179</text:p>
              </table:table-cell>
              <table:table-cell office:value-type="float" office:value="5.00269241144171">
                <text:p>5.00269241144171</text:p>
              </table:table-cell>
              <table:table-cell office:value-type="float" office:value="5.04099842568232">
                <text:p>5.04099842568232</text:p>
              </table:table-cell>
              <table:table-cell office:value-type="float" office:value="5.31589079864059">
                <text:p>5.31589079864059</text:p>
              </table:table-cell>
              <table:table-cell office:value-type="float" office:value="5.20619762306102">
                <text:p>5.20619762306102</text:p>
              </table:table-cell>
              <table:table-cell office:value-type="float" office:value="5.45872054972704">
                <text:p>5.45872054972704</text:p>
              </table:table-cell>
              <table:table-cell office:value-type="float" office:value="6.13408201299898">
                <text:p>6.13408201299898</text:p>
              </table:table-cell>
              <table:table-cell office:value-type="float" office:value="6.85109620693566">
                <text:p>6.85109620693566</text:p>
              </table:table-cell>
              <table:table-cell office:value-type="float" office:value="7.31418005773015">
                <text:p>7.31418005773015</text:p>
              </table:table-cell>
              <table:table-cell office:value-type="float" office:value="7.8015948050383">
                <text:p>7.8015948050383</text:p>
              </table:table-cell>
              <table:table-cell office:value-type="float" office:value="8.04439053902483">
                <text:p>8.04439053902483</text:p>
              </table:table-cell>
              <table:table-cell office:value-type="float" office:value="8.66269708082107">
                <text:p>8.66269708082107</text:p>
              </table:table-cell>
              <table:table-cell office:value-type="float" office:value="8.85921485821235">
                <text:p>8.85921485821235</text:p>
              </table:table-cell>
              <table:table-cell office:value-type="float" office:value="8.83856271279143">
                <text:p>8.83856271279143</text:p>
              </table:table-cell>
              <table:table-cell office:value-type="float" office:value="8.57677653444232">
                <text:p>8.57677653444232</text:p>
              </table:table-cell>
              <table:table-cell office:value-type="float" office:value="8.82113393031525">
                <text:p>8.82113393031525</text:p>
              </table:table-cell>
              <table:table-cell office:value-type="float" office:value="8.70699651099828">
                <text:p>8.70699651099828</text:p>
              </table:table-cell>
              <table:table-cell office:value-type="float" office:value="9.45172894529893">
                <text:p>9.45172894529893</text:p>
              </table:table-cell>
              <table:table-cell office:value-type="float" office:value="10.0408905440614">
                <text:p>10.0408905440614</text:p>
              </table:table-cell>
              <table:table-cell office:value-type="float" office:value="9.98228655854477">
                <text:p>9.98228655854477</text:p>
              </table:table-cell>
              <table:table-cell office:value-type="float" office:value="9.93302440539154">
                <text:p>9.93302440539154</text:p>
              </table:table-cell>
              <table:table-cell office:value-type="float" office:value="10.4160895500333">
                <text:p>10.4160895500333</text:p>
              </table:table-cell>
              <table:table-cell office:value-type="float" office:value="10.4897024062293">
                <text:p>10.4897024062293</text:p>
              </table:table-cell>
              <table:table-cell office:value-type="float" office:value="11.4582021733449">
                <text:p>11.4582021733449</text:p>
              </table:table-cell>
              <table:table-cell office:value-type="float" office:value="12.0122603316941">
                <text:p>12.0122603316941</text:p>
              </table:table-cell>
              <table:table-cell office:value-type="float" office:value="11.8510362683624">
                <text:p>11.8510362683624</text:p>
              </table:table-cell>
              <table:table-cell office:value-type="float" office:value="12.3088649499376">
                <text:p>12.3088649499376</text:p>
              </table:table-cell>
              <table:table-cell office:value-type="float" office:value="12.7034081020974">
                <text:p>12.7034081020974</text:p>
              </table:table-cell>
              <table:table-cell office:value-type="float" office:value="13.0617834827437">
                <text:p>13.0617834827437</text:p>
              </table:table-cell>
              <table:table-cell office:value-type="float" office:value="14.6808669609302">
                <text:p>14.6808669609302</text:p>
              </table:table-cell>
              <table:table-cell office:value-type="float" office:value="14.5624603294366">
                <text:p>14.5624603294366</text:p>
              </table:table-cell>
              <table:table-cell office:value-type="float" office:value="14.2013182209281">
                <text:p>14.2013182209281</text:p>
              </table:table-cell>
              <table:table-cell office:value-type="float" office:value="13.9808436411995">
                <text:p>13.9808436411995</text:p>
              </table:table-cell>
              <table:table-cell office:value-type="float" office:value="14.5234392015776">
                <text:p>14.5234392015776</text:p>
              </table:table-cell>
              <table:table-cell office:value-type="float" office:value="15.2446197160258">
                <text:p>15.2446197160258</text:p>
              </table:table-cell>
              <table:table-cell office:value-type="float" office:value="14.3796787720791">
                <text:p>14.3796787720791</text:p>
              </table:table-cell>
              <table:table-cell office:value-type="float" office:value="14.4809923070337">
                <text:p>14.4809923070337</text:p>
              </table:table-cell>
              <table:table-cell office:value-type="float" office:value="14.4430830146578">
                <text:p>14.4430830146578</text:p>
              </table:table-cell>
              <table:table-cell office:value-type="float" office:value="13.900118574994">
                <text:p>13.900118574994</text:p>
              </table:table-cell>
              <table:table-cell office:value-type="float" office:value="13.8446510010889">
                <text:p>13.8446510010889</text:p>
              </table:table-cell>
              <table:table-cell office:value-type="float" office:value="13.3148533059721">
                <text:p>13.3148533059721</text:p>
              </table:table-cell>
              <table:table-cell office:value-type="float" office:value="12.7992045382253">
                <text:p>12.7992045382253</text:p>
              </table:table-cell>
              <table:table-cell office:value-type="float" office:value="12.6548579353101">
                <text:p>12.6548579353101</text:p>
              </table:table-cell>
              <table:table-cell office:value-type="float" office:value="12.4022803927831">
                <text:p>12.4022803927831</text:p>
              </table:table-cell>
              <table:table-cell office:value-type="float" office:value="11.7818479932497">
                <text:p>11.7818479932497</text:p>
              </table:table-cell>
              <table:table-cell office:value-type="float" office:value="12.2147351084823">
                <text:p>12.2147351084823</text:p>
              </table:table-cell>
              <table:table-cell office:value-type="float" office:value="11.661224162536">
                <text:p>11.661224162536</text:p>
              </table:table-cell>
              <table:table-cell office:value-type="float" office:value="11.6240482620894">
                <text:p>11.6240482620894</text:p>
              </table:table-cell>
              <table:table-cell office:value-type="float" office:value="11.3324370945394">
                <text:p>11.3324370945394</text:p>
              </table:table-cell>
              <table:table-cell office:value-type="float" office:value="10.5773616105143">
                <text:p>10.5773616105143</text:p>
              </table:table-cell>
              <table:table-cell office:value-type="float" office:value="9.52976416537718">
                <text:p>9.52976416537718</text:p>
              </table:table-cell>
              <table:table-cell office:value-type="float" office:value="9.57005081366746">
                <text:p>9.57005081366746</text:p>
              </table:table-cell>
              <table:table-cell office:value-type="float" office:value="9.13818710287982">
                <text:p>9.13818710287982</text:p>
              </table:table-cell>
              <table:table-cell office:value-type="float" office:value="8.77741056850416">
                <text:p>8.77741056850416</text:p>
              </table:table-cell>
              <table:table-cell office:value-type="float" office:value="8.90793684718855">
                <text:p>8.90793684718855</text:p>
              </table:table-cell>
              <table:table-cell office:value-type="float" office:value="8.54981960070962">
                <text:p>8.54981960070962</text:p>
              </table:table-cell>
              <table:table-cell office:value-type="float" office:value="9.18019232128115">
                <text:p>9.18019232128115</text:p>
              </table:table-cell>
              <table:table-cell office:value-type="float" office:value="7.97835830811737">
                <text:p>7.97835830811737</text:p>
              </table:table-cell>
              <table:table-cell office:value-type="float" office:value="8.10632635238451">
                <text:p>8.10632635238451</text:p>
              </table:table-cell>
              <table:table-cell office:value-type="float" office:value="7.69733718192292">
                <text:p>7.69733718192292</text:p>
              </table:table-cell>
              <table:table-cell office:value-type="float" office:value="7.75832439477682">
                <text:p>7.75832439477682</text:p>
              </table:table-cell>
              <table:table-cell office:value-type="float" office:value="7.72851323978338">
                <text:p>7.72851323978338</text:p>
              </table:table-cell>
              <table:table-cell office:value-type="float" office:value="7.69858664823776">
                <text:p>7.69858664823776</text:p>
              </table:table-cell>
              <table:table-cell office:value-type="float" office:value="7.69858664823776">
                <text:p>7.69858664823776</text:p>
              </table:table-cell>
              <table:table-cell office:value-type="float" office:value="8.30326987101701">
                <text:p>8.30326987101701</text:p>
              </table:table-cell>
              <table:table-cell office:value-type="float" office:value="8.30326987101701">
                <text:p>8.30326987101701</text:p>
              </table:table-cell>
              <table:table-cell office:value-type="float" office:value="8.37248420981755">
                <text:p>8.37248420981755</text:p>
              </table:table-cell>
              <table:table-cell office:value-type="float" office:value="8.18661234759305">
                <text:p>8.18661234759305</text:p>
              </table:table-cell>
              <table:table-cell office:value-type="float" office:value="8.08256105248382">
                <text:p>8.08256105248382</text:p>
              </table:table-cell>
              <table:table-cell office:value-type="float" office:value="8.08256105248382">
                <text:p>8.08256105248382</text:p>
              </table:table-cell>
              <table:table-cell office:value-type="float" office:value="7.9299895185451">
                <text:p>7.9299895185451</text:p>
              </table:table-cell>
              <table:table-cell office:value-type="float" office:value="8.03960648237867">
                <text:p>8.03960648237867</text:p>
              </table:table-cell>
              <table:table-cell office:value-type="float" office:value="7.90569415042095">
                <text:p>7.90569415042095</text:p>
              </table:table-cell>
              <table:table-cell office:value-type="float" office:value="7.61694503371664">
                <text:p>7.61694503371664</text:p>
              </table:table-cell>
              <table:table-cell office:value-type="float" office:value="7.21221220740157">
                <text:p>7.21221220740157</text:p>
              </table:table-cell>
              <table:table-cell office:value-type="float" office:value="7.36659334057255">
                <text:p>7.36659334057255</text:p>
              </table:table-cell>
              <table:table-cell office:value-type="float" office:value="7.36659334057255">
                <text:p>7.36659334057255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56:tiny_table_module_percentage_data.EA56</svg:desc>
                </draw:g>
              </table:table-cell>
              <table:table-cell office:value-type="float" office:value="28.1818181818182">
                <text:p>28.1818181818182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49.0909090909091">
                <text:p>49.0909090909091</text:p>
              </table:table-cell>
              <table:table-cell office:value-type="float" office:value="50">
                <text:p>50</text:p>
              </table:table-cell>
              <table:table-cell office:value-type="float" office:value="51.3636363636364">
                <text:p>51.3636363636364</text:p>
              </table:table-cell>
              <table:table-cell office:value-type="float" office:value="52.7272727272727">
                <text:p>52.7272727272727</text:p>
              </table:table-cell>
              <table:table-cell office:value-type="float" office:value="53.1818181818182">
                <text:p>53.1818181818182</text:p>
              </table:table-cell>
              <table:table-cell office:value-type="float" office:value="55.4545454545455">
                <text:p>55.4545454545455</text:p>
              </table:table-cell>
              <table:table-cell office:value-type="float" office:value="56.3636363636364">
                <text:p>56.3636363636364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57.7272727272727">
                <text:p>57.7272727272727</text:p>
              </table:table-cell>
              <table:table-cell office:value-type="float" office:value="59.0909090909091">
                <text:p>59.0909090909091</text:p>
              </table:table-cell>
              <table:table-cell office:value-type="float" office:value="59.0909090909091">
                <text:p>59.0909090909091</text:p>
              </table:table-cell>
              <table:table-cell office:value-type="float" office:value="60">
                <text:p>60</text:p>
              </table:table-cell>
              <table:table-cell office:value-type="float" office:value="60.4545454545455">
                <text:p>60.4545454545455</text:p>
              </table:table-cell>
              <table:table-cell office:value-type="float" office:value="62.2727272727273">
                <text:p>62.2727272727273</text:p>
              </table:table-cell>
              <table:table-cell office:value-type="float" office:value="60.4545454545455">
                <text:p>60.4545454545455</text:p>
              </table:table-cell>
              <table:table-cell office:value-type="float" office:value="60">
                <text:p>60</text:p>
              </table:table-cell>
              <table:table-cell office:value-type="float" office:value="58.6363636363636">
                <text:p>58.6363636363636</text:p>
              </table:table-cell>
              <table:table-cell office:value-type="float" office:value="58.6363636363636">
                <text:p>58.6363636363636</text:p>
              </table:table-cell>
              <table:table-cell office:value-type="float" office:value="57.7272727272727">
                <text:p>57.7272727272727</text:p>
              </table:table-cell>
              <table:table-cell office:value-type="float" office:value="57.2727272727273">
                <text:p>57.2727272727273</text:p>
              </table:table-cell>
              <table:table-cell office:value-type="float" office:value="59.0909090909091">
                <text:p>59.0909090909091</text:p>
              </table:table-cell>
              <table:table-cell office:value-type="float" office:value="58.1818181818182">
                <text:p>58.1818181818182</text:p>
              </table:table-cell>
              <table:table-cell office:value-type="float" office:value="59.5454545454546">
                <text:p>59.5454545454546</text:p>
              </table:table-cell>
              <table:table-cell office:value-type="float" office:value="58.1818181818182">
                <text:p>58.1818181818182</text:p>
              </table:table-cell>
              <table:table-cell office:value-type="float" office:value="55">
                <text:p>55</text:p>
              </table:table-cell>
              <table:table-cell office:value-type="float" office:value="52.7272727272727">
                <text:p>52.7272727272727</text:p>
              </table:table-cell>
              <table:table-cell office:value-type="float" office:value="50">
                <text:p>50</text:p>
              </table:table-cell>
              <table:table-cell office:value-type="float" office:value="46.8181818181818">
                <text:p>46.8181818181818</text:p>
              </table:table-cell>
              <table:table-cell office:value-type="float" office:value="43.1818181818182">
                <text:p>43.1818181818182</text:p>
              </table:table-cell>
              <table:table-cell office:value-type="float" office:value="38.1818181818182">
                <text:p>38.1818181818182</text:p>
              </table:table-cell>
              <table:table-cell office:value-type="float" office:value="34.0909090909091">
                <text:p>34.0909090909091</text:p>
              </table:table-cell>
              <table:table-cell office:value-type="float" office:value="29.5454545454545">
                <text:p>29.5454545454545</text:p>
              </table:table-cell>
              <table:table-cell office:value-type="float" office:value="25.9090909090909">
                <text:p>25.9090909090909</text:p>
              </table:table-cell>
              <table:table-cell office:value-type="float" office:value="24.5454545454545">
                <text:p>24.5454545454545</text:p>
              </table:table-cell>
              <table:table-cell office:value-type="float" office:value="21.3636363636364">
                <text:p>21.3636363636364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5">
                <text:p>15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5.45454545454546">
                <text:p>5.45454545454546</text:p>
              </table:table-cell>
              <table:table-cell office:value-type="float" office:value="5">
                <text:p>5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57:tiny_table_module_percentage_data.EA57</svg:desc>
                </draw:g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5.6691778587484">
                <text:p>5.6691778587484</text:p>
              </table:table-cell>
              <table:table-cell office:value-type="float" office:value="5.44190454426302">
                <text:p>5.44190454426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71134809512603">
                <text:p>3.71134809512603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5.33539904898758">
                <text:p>5.33539904898758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6.13589597918684">
                <text:p>6.13589597918684</text:p>
              </table:table-cell>
              <table:table-cell office:value-type="float" office:value="6.5169130810929">
                <text:p>6.5169130810929</text:p>
              </table:table-cell>
              <table:table-cell office:value-type="float" office:value="6.07951595386027">
                <text:p>6.07951595386027</text:p>
              </table:table-cell>
              <table:table-cell office:value-type="float" office:value="6.42824346533225">
                <text:p>6.42824346533225</text:p>
              </table:table-cell>
              <table:table-cell office:value-type="float" office:value="7.42269619025205">
                <text:p>7.42269619025205</text:p>
              </table:table-cell>
              <table:table-cell office:value-type="float" office:value="8.51725413488193">
                <text:p>8.51725413488193</text:p>
              </table:table-cell>
              <table:table-cell office:value-type="float" office:value="9.59463042362883">
                <text:p>9.59463042362883</text:p>
              </table:table-cell>
              <table:table-cell office:value-type="float" office:value="10.5082065966059">
                <text:p>10.5082065966059</text:p>
              </table:table-cell>
              <table:table-cell office:value-type="float" office:value="10.0617925550812">
                <text:p>10.0617925550812</text:p>
              </table:table-cell>
              <table:table-cell office:value-type="float" office:value="10.0045903146783">
                <text:p>10.0045903146783</text:p>
              </table:table-cell>
              <table:table-cell office:value-type="float" office:value="11.020058512708">
                <text:p>11.020058512708</text:p>
              </table:table-cell>
              <table:table-cell office:value-type="float" office:value="12.7578996575884">
                <text:p>12.7578996575884</text:p>
              </table:table-cell>
              <table:table-cell office:value-type="float" office:value="12.8654119486993">
                <text:p>12.8654119486993</text:p>
              </table:table-cell>
              <table:table-cell office:value-type="float" office:value="12.3463932045232">
                <text:p>12.3463932045232</text:p>
              </table:table-cell>
              <table:table-cell office:value-type="float" office:value="13.0338261621858">
                <text:p>13.0338261621858</text:p>
              </table:table-cell>
              <table:table-cell office:value-type="float" office:value="12.6403961300692">
                <text:p>12.6403961300692</text:p>
              </table:table-cell>
              <table:table-cell office:value-type="float" office:value="11.8240078879556">
                <text:p>11.8240078879556</text:p>
              </table:table-cell>
              <table:table-cell office:value-type="float" office:value="11.4991914915214">
                <text:p>11.4991914915214</text:p>
              </table:table-cell>
              <table:table-cell office:value-type="float" office:value="11.6282326389999">
                <text:p>11.6282326389999</text:p>
              </table:table-cell>
              <table:table-cell office:value-type="float" office:value="12.1590319077205">
                <text:p>12.1590319077205</text:p>
              </table:table-cell>
              <table:table-cell office:value-type="float" office:value="11.3383557174968">
                <text:p>11.3383557174968</text:p>
              </table:table-cell>
              <table:table-cell office:value-type="float" office:value="12.1306781219685">
                <text:p>12.1306781219685</text:p>
              </table:table-cell>
              <table:table-cell office:value-type="float" office:value="12.3556866896213">
                <text:p>12.3556866896213</text:p>
              </table:table-cell>
              <table:table-cell office:value-type="float" office:value="14.0835758043906">
                <text:p>14.0835758043906</text:p>
              </table:table-cell>
              <table:table-cell office:value-type="float" office:value="12.1684684880371">
                <text:p>12.1684684880371</text:p>
              </table:table-cell>
              <table:table-cell office:value-type="float" office:value="12.7218603210202">
                <text:p>12.7218603210202</text:p>
              </table:table-cell>
              <table:table-cell office:value-type="float" office:value="12.5034430519865">
                <text:p>12.5034430519865</text:p>
              </table:table-cell>
              <table:table-cell office:value-type="float" office:value="12.5309534109911">
                <text:p>12.5309534109911</text:p>
              </table:table-cell>
              <table:table-cell office:value-type="float" office:value="10.2874213313745">
                <text:p>10.2874213313745</text:p>
              </table:table-cell>
              <table:table-cell office:value-type="float" office:value="9.34002121661966">
                <text:p>9.34002121661966</text:p>
              </table:table-cell>
              <table:table-cell office:value-type="float" office:value="9.59463042362883">
                <text:p>9.59463042362883</text:p>
              </table:table-cell>
              <table:table-cell office:value-type="float" office:value="9.58265957626782">
                <text:p>9.58265957626782</text:p>
              </table:table-cell>
              <table:table-cell office:value-type="float" office:value="7.85836513932724">
                <text:p>7.85836513932724</text:p>
              </table:table-cell>
              <table:table-cell office:value-type="float" office:value="7.42269619025206">
                <text:p>7.42269619025206</text:p>
              </table:table-cell>
              <table:table-cell office:value-type="float" office:value="6.44607496550989">
                <text:p>6.44607496550989</text:p>
              </table:table-cell>
              <table:table-cell office:value-type="float" office:value="6.15457454896664">
                <text:p>6.15457454896664</text:p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5.44190454426302">
                <text:p>5.44190454426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21412173266613">
                <text:p>3.21412173266613</text:p>
              </table:table-cell>
              <table:table-cell office:value-type="float" office:value="2.87479787288034">
                <text:p>2.87479787288034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57:tiny_table_module_percentage_data.EA57</svg:desc>
                </draw:g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5.6691778587484">
                <text:p>5.6691778587484</text:p>
              </table:table-cell>
              <table:table-cell office:value-type="float" office:value="5.44190454426302">
                <text:p>5.44190454426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71134809512603">
                <text:p>3.71134809512603</text:p>
              </table:table-cell>
              <table:table-cell office:value-type="float" office:value="4.31219680932052">
                <text:p>4.31219680932052</text:p>
              </table:table-cell>
              <table:table-cell office:value-type="float" office:value="5.33539904898758">
                <text:p>5.33539904898758</text:p>
              </table:table-cell>
              <table:table-cell office:value-type="float" office:value="5.2704627669473">
                <text:p>5.2704627669473</text:p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6.13589597918684">
                <text:p>6.13589597918684</text:p>
              </table:table-cell>
              <table:table-cell office:value-type="float" office:value="6.5169130810929">
                <text:p>6.5169130810929</text:p>
              </table:table-cell>
              <table:table-cell office:value-type="float" office:value="6.07951595386027">
                <text:p>6.07951595386027</text:p>
              </table:table-cell>
              <table:table-cell office:value-type="float" office:value="6.42824346533225">
                <text:p>6.42824346533225</text:p>
              </table:table-cell>
              <table:table-cell office:value-type="float" office:value="7.42269619025205">
                <text:p>7.42269619025205</text:p>
              </table:table-cell>
              <table:table-cell office:value-type="float" office:value="8.51725413488193">
                <text:p>8.51725413488193</text:p>
              </table:table-cell>
              <table:table-cell office:value-type="float" office:value="9.59463042362883">
                <text:p>9.59463042362883</text:p>
              </table:table-cell>
              <table:table-cell office:value-type="float" office:value="10.5082065966059">
                <text:p>10.5082065966059</text:p>
              </table:table-cell>
              <table:table-cell office:value-type="float" office:value="10.0617925550812">
                <text:p>10.0617925550812</text:p>
              </table:table-cell>
              <table:table-cell office:value-type="float" office:value="10.0045903146783">
                <text:p>10.0045903146783</text:p>
              </table:table-cell>
              <table:table-cell office:value-type="float" office:value="11.020058512708">
                <text:p>11.020058512708</text:p>
              </table:table-cell>
              <table:table-cell office:value-type="float" office:value="12.7578996575884">
                <text:p>12.7578996575884</text:p>
              </table:table-cell>
              <table:table-cell office:value-type="float" office:value="12.8654119486993">
                <text:p>12.8654119486993</text:p>
              </table:table-cell>
              <table:table-cell office:value-type="float" office:value="12.3463932045232">
                <text:p>12.3463932045232</text:p>
              </table:table-cell>
              <table:table-cell office:value-type="float" office:value="13.0338261621858">
                <text:p>13.0338261621858</text:p>
              </table:table-cell>
              <table:table-cell office:value-type="float" office:value="12.6403961300692">
                <text:p>12.6403961300692</text:p>
              </table:table-cell>
              <table:table-cell office:value-type="float" office:value="11.8240078879556">
                <text:p>11.8240078879556</text:p>
              </table:table-cell>
              <table:table-cell office:value-type="float" office:value="11.4991914915214">
                <text:p>11.4991914915214</text:p>
              </table:table-cell>
              <table:table-cell office:value-type="float" office:value="11.6282326389999">
                <text:p>11.6282326389999</text:p>
              </table:table-cell>
              <table:table-cell office:value-type="float" office:value="12.1590319077205">
                <text:p>12.1590319077205</text:p>
              </table:table-cell>
              <table:table-cell office:value-type="float" office:value="11.3383557174968">
                <text:p>11.3383557174968</text:p>
              </table:table-cell>
              <table:table-cell office:value-type="float" office:value="12.1306781219685">
                <text:p>12.1306781219685</text:p>
              </table:table-cell>
              <table:table-cell office:value-type="float" office:value="12.3556866896213">
                <text:p>12.3556866896213</text:p>
              </table:table-cell>
              <table:table-cell office:value-type="float" office:value="14.0835758043906">
                <text:p>14.0835758043906</text:p>
              </table:table-cell>
              <table:table-cell office:value-type="float" office:value="12.1684684880371">
                <text:p>12.1684684880371</text:p>
              </table:table-cell>
              <table:table-cell office:value-type="float" office:value="12.7218603210202">
                <text:p>12.7218603210202</text:p>
              </table:table-cell>
              <table:table-cell office:value-type="float" office:value="12.5034430519865">
                <text:p>12.5034430519865</text:p>
              </table:table-cell>
              <table:table-cell office:value-type="float" office:value="12.5309534109911">
                <text:p>12.5309534109911</text:p>
              </table:table-cell>
              <table:table-cell office:value-type="float" office:value="10.2874213313745">
                <text:p>10.2874213313745</text:p>
              </table:table-cell>
              <table:table-cell office:value-type="float" office:value="9.34002121661966">
                <text:p>9.34002121661966</text:p>
              </table:table-cell>
              <table:table-cell office:value-type="float" office:value="9.59463042362883">
                <text:p>9.59463042362883</text:p>
              </table:table-cell>
              <table:table-cell office:value-type="float" office:value="9.58265957626782">
                <text:p>9.58265957626782</text:p>
              </table:table-cell>
              <table:table-cell office:value-type="float" office:value="7.85836513932724">
                <text:p>7.85836513932724</text:p>
              </table:table-cell>
              <table:table-cell office:value-type="float" office:value="7.42269619025206">
                <text:p>7.42269619025206</text:p>
              </table:table-cell>
              <table:table-cell office:value-type="float" office:value="6.44607496550989">
                <text:p>6.44607496550989</text:p>
              </table:table-cell>
              <table:table-cell office:value-type="float" office:value="6.15457454896664">
                <text:p>6.15457454896664</text:p>
              </table:table-cell>
              <table:table-cell office:value-type="float" office:value="5.58760270138963">
                <text:p>5.58760270138963</text:p>
              </table:table-cell>
              <table:table-cell office:value-type="float" office:value="5.44190454426302">
                <text:p>5.44190454426302</text:p>
              </table:table-cell>
              <table:table-cell office:value-type="float" office:value="4.6945252681302">
                <text:p>4.6945252681302</text:p>
              </table:table-cell>
              <table:table-cell office:value-type="float" office:value="3.74214819249348">
                <text:p>3.74214819249348</text:p>
              </table:table-cell>
              <table:table-cell office:value-type="float" office:value="3.21412173266613">
                <text:p>3.21412173266613</text:p>
              </table:table-cell>
              <table:table-cell office:value-type="float" office:value="2.87479787288034">
                <text:p>2.87479787288034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1.43739893644017">
                <text:p>1.4373989364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1:tiny_table_module_percentage_data.EA11</svg:desc>
                </draw:g>
              </table:table-cell>
              <table:table-cell office:value-type="float" office:value="39.75">
                <text:p>39.75</text:p>
              </table:table-cell>
              <table:table-cell office:value-type="float" office:value="51.25">
                <text:p>51.25</text:p>
              </table:table-cell>
              <table:table-cell office:value-type="float" office:value="54">
                <text:p>54</text:p>
              </table:table-cell>
              <table:table-cell office:value-type="float" office:value="53.25">
                <text:p>53.25</text:p>
              </table:table-cell>
              <table:table-cell office:value-type="float" office:value="52.75">
                <text:p>52.75</text:p>
              </table:table-cell>
              <table:table-cell office:value-type="float" office:value="54.25">
                <text:p>54.25</text:p>
              </table:table-cell>
              <table:table-cell office:value-type="float" office:value="55.5">
                <text:p>55.5</text:p>
              </table:table-cell>
              <table:table-cell office:value-type="float" office:value="55.75">
                <text:p>55.75</text:p>
              </table:table-cell>
              <table:table-cell office:value-type="float" office:value="55.5">
                <text:p>55.5</text:p>
              </table:table-cell>
              <table:table-cell office:value-type="float" office:value="57.75">
                <text:p>57.75</text:p>
              </table:table-cell>
              <table:table-cell office:value-type="float" office:value="59">
                <text:p>59</text:p>
              </table:table-cell>
              <table:table-cell office:value-type="float" office:value="61.25">
                <text:p>61.25</text:p>
              </table:table-cell>
              <table:table-cell office:value-type="float" office:value="63.5">
                <text:p>63.5</text:p>
              </table:table-cell>
              <table:table-cell office:value-type="float" office:value="64.25">
                <text:p>64.25</text:p>
              </table:table-cell>
              <table:table-cell office:value-type="float" office:value="65.25">
                <text:p>65.2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5.25">
                <text:p>75.25</text:p>
              </table:table-cell>
              <table:table-cell office:value-type="float" office:value="80.5">
                <text:p>80.5</text:p>
              </table:table-cell>
              <table:table-cell office:value-type="float" office:value="84.25">
                <text:p>84.25</text:p>
              </table:table-cell>
              <table:table-cell office:value-type="float" office:value="87.25">
                <text:p>87.25</text:p>
              </table:table-cell>
              <table:table-cell office:value-type="float" office:value="90.75">
                <text:p>90.75</text:p>
              </table:table-cell>
              <table:table-cell office:value-type="float" office:value="93.25">
                <text:p>93.25</text:p>
              </table:table-cell>
              <table:table-cell office:value-type="float" office:value="94.75">
                <text:p>94.75</text:p>
              </table:table-cell>
              <table:table-cell office:value-type="float" office:value="96.25">
                <text:p>96.25</text:p>
              </table:table-cell>
              <table:table-cell office:value-type="float" office:value="97">
                <text:p>97</text:p>
              </table:table-cell>
              <table:table-cell office:value-type="float" office:value="97.5">
                <text:p>97.5</text:p>
              </table:table-cell>
              <table:table-cell office:value-type="float" office:value="97.5">
                <text:p>97.5</text:p>
              </table:table-cell>
              <table:table-cell office:value-type="float" office:value="97.75">
                <text:p>97.7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.25">
                <text:p>96.25</text:p>
              </table:table-cell>
              <table:table-cell office:value-type="float" office:value="96.25">
                <text:p>96.25</text:p>
              </table:table-cell>
              <table:table-cell office:value-type="float" office:value="95.25">
                <text:p>95.25</text:p>
              </table:table-cell>
              <table:table-cell office:value-type="float" office:value="93.75">
                <text:p>93.75</text:p>
              </table:table-cell>
              <table:table-cell office:value-type="float" office:value="92.5">
                <text:p>92.5</text:p>
              </table:table-cell>
              <table:table-cell office:value-type="float" office:value="91.5">
                <text:p>91.5</text:p>
              </table:table-cell>
              <table:table-cell office:value-type="float" office:value="90.25">
                <text:p>90.25</text:p>
              </table:table-cell>
              <table:table-cell office:value-type="float" office:value="88.75">
                <text:p>88.75</text:p>
              </table:table-cell>
              <table:table-cell office:value-type="float" office:value="87.75">
                <text:p>87.75</text:p>
              </table:table-cell>
              <table:table-cell office:value-type="float" office:value="85.25">
                <text:p>85.25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81.25">
                <text:p>81.25</text:p>
              </table:table-cell>
              <table:table-cell office:value-type="float" office:value="80.25">
                <text:p>80.25</text:p>
              </table:table-cell>
              <table:table-cell office:value-type="float" office:value="78">
                <text:p>78</text:p>
              </table:table-cell>
              <table:table-cell office:value-type="float" office:value="76.5">
                <text:p>76.5</text:p>
              </table:table-cell>
              <table:table-cell office:value-type="float" office:value="75.75">
                <text:p>75.75</text:p>
              </table:table-cell>
              <table:table-cell office:value-type="float" office:value="75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73.5">
                <text:p>73.5</text:p>
              </table:table-cell>
              <table:table-cell office:value-type="float" office:value="73.25">
                <text:p>73.25</text:p>
              </table:table-cell>
              <table:table-cell office:value-type="float" office:value="72.25">
                <text:p>72.25</text:p>
              </table:table-cell>
              <table:table-cell office:value-type="float" office:value="72">
                <text:p>72</text:p>
              </table:table-cell>
              <table:table-cell office:value-type="float" office:value="71.75">
                <text:p>71.75</text:p>
              </table:table-cell>
              <table:table-cell office:value-type="float" office:value="71.25">
                <text:p>71.25</text:p>
              </table:table-cell>
              <table:table-cell office:value-type="float" office:value="70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68">
                <text:p>68</text:p>
              </table:table-cell>
              <table:table-cell office:value-type="float" office:value="67.25">
                <text:p>67.25</text:p>
              </table:table-cell>
              <table:table-cell office:value-type="float" office:value="66.25">
                <text:p>66.25</text:p>
              </table:table-cell>
              <table:table-cell office:value-type="float" office:value="65">
                <text:p>65</text:p>
              </table:table-cell>
              <table:table-cell office:value-type="float" office:value="64.25">
                <text:p>64.25</text:p>
              </table:table-cell>
              <table:table-cell office:value-type="float" office:value="64.25">
                <text:p>64.25</text:p>
              </table:table-cell>
              <table:table-cell office:value-type="float" office:value="63.75">
                <text:p>63.75</text:p>
              </table:table-cell>
              <table:table-cell office:value-type="float" office:value="62.25">
                <text:p>62.25</text:p>
              </table:table-cell>
              <table:table-cell office:value-type="float" office:value="61.75">
                <text:p>61.75</text:p>
              </table:table-cell>
              <table:table-cell office:value-type="float" office:value="62">
                <text:p>62</text:p>
              </table:table-cell>
              <table:table-cell office:value-type="float" office:value="61.25">
                <text:p>61.25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8.25">
                <text:p>58.25</text:p>
              </table:table-cell>
              <table:table-cell office:value-type="float" office:value="57.75">
                <text:p>57.75</text:p>
              </table:table-cell>
              <table:table-cell office:value-type="float" office:value="57.25">
                <text:p>57.25</text:p>
              </table:table-cell>
              <table:table-cell office:value-type="float" office:value="57.25">
                <text:p>57.25</text:p>
              </table:table-cell>
              <table:table-cell office:value-type="float" office:value="56.5">
                <text:p>56.5</text:p>
              </table:table-cell>
              <table:table-cell office:value-type="float" office:value="55.5">
                <text:p>55.5</text:p>
              </table:table-cell>
              <table:table-cell office:value-type="float" office:value="55.25">
                <text:p>55.25</text:p>
              </table:table-cell>
              <table:table-cell office:value-type="float" office:value="55.25">
                <text:p>55.25</text:p>
              </table:table-cell>
              <table:table-cell office:value-type="float" office:value="54.25">
                <text:p>54.25</text:p>
              </table:table-cell>
              <table:table-cell office:value-type="float" office:value="53.5">
                <text:p>53.5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51.5">
                <text:p>51.5</text:p>
              </table:table-cell>
              <table:table-cell office:value-type="float" office:value="51">
                <text:p>51</text:p>
              </table:table-cell>
              <table:table-cell office:value-type="float" office:value="50.25">
                <text:p>50.2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75">
                <text:p>49.75</text:p>
              </table:table-cell>
              <table:table-cell office:value-type="float" office:value="49.75">
                <text:p>49.75</text:p>
              </table:table-cell>
              <table:table-cell office:value-type="float" office:value="49.75">
                <text:p>49.75</text:p>
              </table:table-cell>
              <table:table-cell office:value-type="float" office:value="49.5">
                <text:p>49.5</text:p>
              </table:table-cell>
              <table:table-cell office:value-type="float" office:value="50.25">
                <text:p>50.25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8.75">
                <text:p>48.75</text:p>
              </table:table-cell>
              <table:table-cell office:value-type="float" office:value="48.25">
                <text:p>48.25</text:p>
              </table:table-cell>
              <table:table-cell office:value-type="float" office:value="47.5">
                <text:p>47.5</text:p>
              </table:table-cell>
              <table:table-cell office:value-type="float" office:value="47.5">
                <text:p>47.5</text:p>
              </table:table-cell>
              <table:table-cell office:value-type="float" office:value="47.25">
                <text:p>47.2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.25">
                <text:p>47.25</text:p>
              </table:table-cell>
              <table:table-cell office:value-type="float" office:value="47.75">
                <text:p>47.75</text:p>
              </table:table-cell>
              <table:table-cell office:value-type="float" office:value="47.75">
                <text:p>47.75</text:p>
              </table:table-cell>
              <table:table-cell office:value-type="float" office:value="48">
                <text:p>48</text:p>
              </table:table-cell>
              <table:table-cell office:value-type="float" office:value="47.75">
                <text:p>47.75</text:p>
              </table:table-cell>
              <table:table-cell office:value-type="float" office:value="48.5">
                <text:p>48.5</text:p>
              </table:table-cell>
              <table:table-cell office:value-type="float" office:value="48.5">
                <text:p>48.5</text:p>
              </table:table-cell>
              <table:table-cell office:value-type="float" office:value="48.75">
                <text:p>48.75</text:p>
              </table:table-cell>
              <table:table-cell office:value-type="float" office:value="49.25">
                <text:p>49.25</text:p>
              </table:table-cell>
              <table:table-cell office:value-type="float" office:value="49.25">
                <text:p>49.2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.75">
                <text:p>47.75</text:p>
              </table:table-cell>
              <table:table-cell office:value-type="float" office:value="47.5">
                <text:p>47.5</text:p>
              </table:table-cell>
              <table:table-cell office:value-type="float" office:value="47.75">
                <text:p>47.75</text:p>
              </table:table-cell>
              <table:table-cell office:value-type="float" office:value="47.5">
                <text:p>47.5</text:p>
              </table:table-cell>
              <table:table-cell office:value-type="float" office:value="47.75">
                <text:p>47.75</text:p>
              </table:table-cell>
              <table:table-cell office:value-type="float" office:value="47.75">
                <text:p>47.75</text:p>
              </table:table-cell>
              <table:table-cell office:value-type="float" office:value="48.25">
                <text:p>48.25</text:p>
              </table:table-cell>
              <table:table-cell office:value-type="float" office:value="49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48">
                <text:p>4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2:tiny_table_module_percentage_data.EA12</svg:desc>
                </draw:g>
              </table:table-cell>
              <table:table-cell office:value-type="float" office:value="2.99304749934466">
                <text:p>2.99304749934466</text:p>
              </table:table-cell>
              <table:table-cell office:value-type="float" office:value="4.28984589207792">
                <text:p>4.28984589207792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4373377462315">
                <text:p>3.34373377462315</text:p>
              </table:table-cell>
              <table:table-cell office:value-type="float" office:value="3.2167098442698">
                <text:p>3.2167098442698</text:p>
              </table:table-cell>
              <table:table-cell office:value-type="float" office:value="5.00693962859993">
                <text:p>5.00693962859993</text:p>
              </table:table-cell>
              <table:table-cell office:value-type="float" office:value="5.86893895388634">
                <text:p>5.86893895388634</text:p>
              </table:table-cell>
              <table:table-cell office:value-type="float" office:value="5.53398590529466">
                <text:p>5.53398590529466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6.17454451761423">
                <text:p>6.17454451761423</text:p>
              </table:table-cell>
              <table:table-cell office:value-type="float" office:value="4.88762609953839">
                <text:p>4.88762609953839</text:p>
              </table:table-cell>
              <table:table-cell office:value-type="float" office:value="5.92194600147996">
                <text:p>5.92194600147996</text:p>
              </table:table-cell>
              <table:table-cell office:value-type="float" office:value="5.42627353203324">
                <text:p>5.42627353203324</text:p>
              </table:table-cell>
              <table:table-cell office:value-type="float" office:value="5.65808173225599">
                <text:p>5.65808173225599</text:p>
              </table:table-cell>
              <table:table-cell office:value-type="float" office:value="5.06211418282915">
                <text:p>5.06211418282915</text:p>
              </table:table-cell>
              <table:table-cell office:value-type="float" office:value="5.98609499868932">
                <text:p>5.98609499868932</text:p>
              </table:table-cell>
              <table:table-cell office:value-type="float" office:value="5.42627353203324">
                <text:p>5.42627353203324</text:p>
              </table:table-cell>
              <table:table-cell office:value-type="float" office:value="4.63231403656243">
                <text:p>4.63231403656243</text:p>
              </table:table-cell>
              <table:table-cell office:value-type="float" office:value="3.0731814857643">
                <text:p>3.0731814857643</text:p>
              </table:table-cell>
              <table:table-cell office:value-type="float" office:value="3.73608529524332">
                <text:p>3.73608529524332</text:p>
              </table:table-cell>
              <table:table-cell office:value-type="float" office:value="3.62284418654736">
                <text:p>3.62284418654736</text:p>
              </table:table-cell>
              <table:table-cell office:value-type="float" office:value="5.53398590529466">
                <text:p>5.53398590529466</text:p>
              </table:table-cell>
              <table:table-cell office:value-type="float" office:value="5.40704273250278">
                <text:p>5.40704273250278</text:p>
              </table:table-cell>
              <table:table-cell office:value-type="float" office:value="4.63231403656243">
                <text:p>4.63231403656243</text:p>
              </table:table-cell>
              <table:table-cell office:value-type="float" office:value="3.58430219460109">
                <text:p>3.58430219460109</text:p>
              </table:table-cell>
              <table:table-cell office:value-type="float" office:value="4.04831926716371">
                <text:p>4.04831926716371</text:p>
              </table:table-cell>
              <table:table-cell office:value-type="float" office:value="2.88675134594813">
                <text:p>2.88675134594813</text:p>
              </table:table-cell>
              <table:table-cell office:value-type="float" office:value="2.63523138347365">
                <text:p>2.63523138347365</text:p>
              </table:table-cell>
              <table:table-cell office:value-type="float" office:value="2.75126233653653">
                <text:p>2.75126233653653</text:p>
              </table:table-cell>
              <table:table-cell office:value-type="float" office:value="2.2973414586817">
                <text:p>2.2973414586817</text:p>
              </table:table-cell>
              <table:table-cell office:value-type="float" office:value="2.2973414586817">
                <text:p>2.2973414586817</text:p>
              </table:table-cell>
              <table:table-cell office:value-type="float" office:value="3.0731814857643">
                <text:p>3.0731814857643</text:p>
              </table:table-cell>
              <table:table-cell office:value-type="float" office:value="3.77307714089059">
                <text:p>3.77307714089059</text:p>
              </table:table-cell>
              <table:table-cell office:value-type="float" office:value="3.17323879410996">
                <text:p>3.17323879410996</text:p>
              </table:table-cell>
              <table:table-cell office:value-type="float" office:value="3.42580079851574">
                <text:p>3.42580079851574</text:p>
              </table:table-cell>
              <table:table-cell office:value-type="float" office:value="5.43266867100221">
                <text:p>5.43266867100221</text:p>
              </table:table-cell>
              <table:table-cell office:value-type="float" office:value="6.23609564462324">
                <text:p>6.23609564462324</text:p>
              </table:table-cell>
              <table:table-cell office:value-type="float" office:value="7.09068246206088">
                <text:p>7.09068246206088</text:p>
              </table:table-cell>
              <table:table-cell office:value-type="float" office:value="7.94512429103535">
                <text:p>7.94512429103535</text:p>
              </table:table-cell>
              <table:table-cell office:value-type="float" office:value="7.92762399601685">
                <text:p>7.92762399601685</text:p>
              </table:table-cell>
              <table:table-cell office:value-type="float" office:value="8.53505841937958">
                <text:p>8.53505841937958</text:p>
              </table:table-cell>
              <table:table-cell office:value-type="float" office:value="9.01002528051701">
                <text:p>9.01002528051701</text:p>
              </table:table-cell>
              <table:table-cell office:value-type="float" office:value="10.9797793946671">
                <text:p>10.9797793946671</text:p>
              </table:table-cell>
              <table:table-cell office:value-type="float" office:value="10.92906420717">
                <text:p>10.92906420717</text:p>
              </table:table-cell>
              <table:table-cell office:value-type="float" office:value="12.2616158079685">
                <text:p>12.2616158079685</text:p>
              </table:table-cell>
              <table:table-cell office:value-type="float" office:value="11.5740370369778">
                <text:p>11.5740370369778</text:p>
              </table:table-cell>
              <table:table-cell office:value-type="float" office:value="12.1792172709634">
                <text:p>12.1792172709634</text:p>
              </table:table-cell>
              <table:table-cell office:value-type="float" office:value="13.4474285026295">
                <text:p>13.4474285026295</text:p>
              </table:table-cell>
              <table:table-cell office:value-type="float" office:value="13.3879091388876">
                <text:p>13.387909138887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13.632070031119">
                <text:p>13.632070031119</text:p>
              </table:table-cell>
              <table:table-cell office:value-type="float" office:value="14.9164338901763">
                <text:p>14.9164338901763</text:p>
              </table:table-cell>
              <table:table-cell office:value-type="float" office:value="14.862798450419">
                <text:p>14.862798450419</text:p>
              </table:table-cell>
              <table:table-cell office:value-type="float" office:value="14.740816350076">
                <text:p>14.740816350076</text:p>
              </table:table-cell>
              <table:table-cell office:value-type="float" office:value="14.9443411809733">
                <text:p>14.9443411809733</text:p>
              </table:table-cell>
              <table:table-cell office:value-type="float" office:value="14.9559538497401">
                <text:p>14.9559538497401</text:p>
              </table:table-cell>
              <table:table-cell office:value-type="float" office:value="15.1038074669932">
                <text:p>15.1038074669932</text:p>
              </table:table-cell>
              <table:table-cell office:value-type="float" office:value="15.3659074288215">
                <text:p>15.3659074288215</text:p>
              </table:table-cell>
              <table:table-cell office:value-type="float" office:value="15.5813278566937">
                <text:p>15.5813278566937</text:p>
              </table:table-cell>
              <table:table-cell office:value-type="float" office:value="16.6583312489577">
                <text:p>16.6583312489577</text:p>
              </table:table-cell>
              <table:table-cell office:value-type="float" office:value="16.5180877289783">
                <text:p>16.5180877289783</text:p>
              </table:table-cell>
              <table:table-cell office:value-type="float" office:value="17.2904116010387">
                <text:p>17.2904116010387</text:p>
              </table:table-cell>
              <table:table-cell office:value-type="float" office:value="17.2401340546477">
                <text:p>17.2401340546477</text:p>
              </table:table-cell>
              <table:table-cell office:value-type="float" office:value="16.5432933708967">
                <text:p>16.5432933708967</text:p>
              </table:table-cell>
              <table:table-cell office:value-type="float" office:value="16.5432933708967">
                <text:p>16.5432933708967</text:p>
              </table:table-cell>
              <table:table-cell office:value-type="float" office:value="17.2502012870704">
                <text:p>17.2502012870704</text:p>
              </table:table-cell>
              <table:table-cell office:value-type="float" office:value="16.5180877289783">
                <text:p>16.5180877289783</text:p>
              </table:table-cell>
              <table:table-cell office:value-type="float" office:value="16.5852176483893">
                <text:p>16.5852176483893</text:p>
              </table:table-cell>
              <table:table-cell office:value-type="float" office:value="16.988558241096">
                <text:p>16.988558241096</text:p>
              </table:table-cell>
              <table:table-cell office:value-type="float" office:value="17.1694981483638">
                <text:p>17.1694981483638</text:p>
              </table:table-cell>
              <table:table-cell office:value-type="float" office:value="16.7912013996749">
                <text:p>16.7912013996749</text:p>
              </table:table-cell>
              <table:table-cell office:value-type="float" office:value="18.1123039825295">
                <text:p>18.1123039825295</text:p>
              </table:table-cell>
              <table:table-cell office:value-type="float" office:value="18.8211612583047">
                <text:p>18.8211612583047</text:p>
              </table:table-cell>
              <table:table-cell office:value-type="float" office:value="18.8359142774293">
                <text:p>18.8359142774293</text:p>
              </table:table-cell>
              <table:table-cell office:value-type="float" office:value="19.0558390001595">
                <text:p>19.0558390001595</text:p>
              </table:table-cell>
              <table:table-cell office:value-type="float" office:value="19.7712614108908">
                <text:p>19.7712614108908</text:p>
              </table:table-cell>
              <table:table-cell office:value-type="float" office:value="20.5209919621618">
                <text:p>20.5209919621618</text:p>
              </table:table-cell>
              <table:table-cell office:value-type="float" office:value="21.1081869319834">
                <text:p>21.1081869319834</text:p>
              </table:table-cell>
              <table:table-cell office:value-type="float" office:value="21.7450505224113">
                <text:p>21.7450505224113</text:p>
              </table:table-cell>
              <table:table-cell office:value-type="float" office:value="22.3124902738852">
                <text:p>22.3124902738852</text:p>
              </table:table-cell>
              <table:table-cell office:value-type="float" office:value="23.2154761599527">
                <text:p>23.2154761599527</text:p>
              </table:table-cell>
              <table:table-cell office:value-type="float" office:value="24.2441287279576">
                <text:p>24.2441287279576</text:p>
              </table:table-cell>
              <table:table-cell office:value-type="float" office:value="24.6080384337223">
                <text:p>24.6080384337223</text:p>
              </table:table-cell>
              <table:table-cell office:value-type="float" office:value="25.0554939639548">
                <text:p>25.0554939639548</text:p>
              </table:table-cell>
              <table:table-cell office:value-type="float" office:value="26.119384032213">
                <text:p>26.119384032213</text:p>
              </table:table-cell>
              <table:table-cell office:value-type="float" office:value="26.9309817455246">
                <text:p>26.9309817455246</text:p>
              </table:table-cell>
              <table:table-cell office:value-type="float" office:value="26.834109719617">
                <text:p>26.834109719617</text:p>
              </table:table-cell>
              <table:table-cell office:value-type="float" office:value="26.7965586513559">
                <text:p>26.7965586513559</text:p>
              </table:table-cell>
              <table:table-cell office:value-type="float" office:value="27.4114736723309">
                <text:p>27.4114736723309</text:p>
              </table:table-cell>
              <table:table-cell office:value-type="float" office:value="27.5995672268808">
                <text:p>27.5995672268808</text:p>
              </table:table-cell>
              <table:table-cell office:value-type="float" office:value="26.937427494102">
                <text:p>26.937427494102</text:p>
              </table:table-cell>
              <table:table-cell office:value-type="float" office:value="27.3467954653232">
                <text:p>27.3467954653232</text:p>
              </table:table-cell>
              <table:table-cell office:value-type="float" office:value="27.8088714861523">
                <text:p>27.8088714861523</text:p>
              </table:table-cell>
              <table:table-cell office:value-type="float" office:value="28.5640119342115">
                <text:p>28.5640119342115</text:p>
              </table:table-cell>
              <table:table-cell office:value-type="float" office:value="28.1415075012773">
                <text:p>28.1415075012773</text:p>
              </table:table-cell>
              <table:table-cell office:value-type="float" office:value="28.824179664534">
                <text:p>28.824179664534</text:p>
              </table:table-cell>
              <table:table-cell office:value-type="float" office:value="28.3639540418625">
                <text:p>28.3639540418625</text:p>
              </table:table-cell>
              <table:table-cell office:value-type="float" office:value="27.7901361397649">
                <text:p>27.7901361397649</text:p>
              </table:table-cell>
              <table:table-cell office:value-type="float" office:value="27.7638854149295">
                <text:p>27.7638854149295</text:p>
              </table:table-cell>
              <table:table-cell office:value-type="float" office:value="27.8637558288341">
                <text:p>27.8637558288341</text:p>
              </table:table-cell>
              <table:table-cell office:value-type="float" office:value="27.674948559623">
                <text:p>27.674948559623</text:p>
              </table:table-cell>
              <table:table-cell office:value-type="float" office:value="27.6837296780779">
                <text:p>27.6837296780779</text:p>
              </table:table-cell>
              <table:table-cell office:value-type="float" office:value="27.3556819204591">
                <text:p>27.3556819204591</text:p>
              </table:table-cell>
              <table:table-cell office:value-type="float" office:value="26.8172829844238">
                <text:p>26.8172829844238</text:p>
              </table:table-cell>
              <table:table-cell office:value-type="float" office:value="26.7303926063365">
                <text:p>26.7303926063365</text:p>
              </table:table-cell>
              <table:table-cell office:value-type="float" office:value="26.7044003864532">
                <text:p>26.7044003864532</text:p>
              </table:table-cell>
              <table:table-cell office:value-type="float" office:value="26.311436043414">
                <text:p>26.311436043414</text:p>
              </table:table-cell>
              <table:table-cell office:value-type="float" office:value="25.4623905659569">
                <text:p>25.4623905659569</text:p>
              </table:table-cell>
              <table:table-cell office:value-type="float" office:value="24.9569073048369">
                <text:p>24.9569073048369</text:p>
              </table:table-cell>
              <table:table-cell office:value-type="float" office:value="25.2267494713229">
                <text:p>25.2267494713229</text:p>
              </table:table-cell>
              <table:table-cell office:value-type="float" office:value="24.9499498997493">
                <text:p>24.9499498997493</text:p>
              </table:table-cell>
              <table:table-cell office:value-type="float" office:value="24.7837872632717">
                <text:p>24.7837872632717</text:p>
              </table:table-cell>
              <table:table-cell office:value-type="float" office:value="24.6094494046494">
                <text:p>24.6094494046494</text:p>
              </table:table-cell>
              <table:table-cell office:value-type="float" office:value="24.5529473225155">
                <text:p>24.5529473225155</text:p>
              </table:table-cell>
              <table:table-cell office:value-type="float" office:value="24.3584345419268">
                <text:p>24.3584345419268</text:p>
              </table:table-cell>
              <table:table-cell office:value-type="float" office:value="23.9153600107639">
                <text:p>23.9153600107639</text:p>
              </table:table-cell>
              <table:table-cell office:value-type="float" office:value="23.5643327462879">
                <text:p>23.5643327462879</text:p>
              </table:table-cell>
              <table:table-cell office:value-type="float" office:value="23.4461558090494">
                <text:p>23.4461558090494</text:p>
              </table:table-cell>
              <table:table-cell office:value-type="float" office:value="23.406136422362">
                <text:p>23.406136422362</text:p>
              </table:table-cell>
              <table:table-cell office:value-type="float" office:value="22.6384628453435">
                <text:p>22.6384628453435</text:p>
              </table:table-cell>
              <table:table-cell office:value-type="float" office:value="22.281344962397">
                <text:p>22.281344962397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2.1563259088184">
                <text:p>22.1563259088184</text:p>
              </table:table-cell>
              <table:table-cell office:value-type="float" office:value="22.0935510952857">
                <text:p>22.0935510952857</text:p>
              </table:table-cell>
              <table:table-cell office:value-type="float" office:value="22.0495023879351">
                <text:p>22.0495023879351</text:p>
              </table:table-cell>
              <table:table-cell office:value-type="float" office:value="21.8644815981435">
                <text:p>21.8644815981435</text:p>
              </table:table-cell>
              <table:table-cell office:value-type="float" office:value="21.8644815981435">
                <text:p>21.8644815981435</text:p>
              </table:table-cell>
              <table:table-cell office:value-type="float" office:value="21.6922925380319">
                <text:p>21.6922925380319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12:tiny_table_module_percentage_data.EA12</svg:desc>
                </draw:g>
              </table:table-cell>
              <table:table-cell office:value-type="float" office:value="2.99304749934466">
                <text:p>2.99304749934466</text:p>
              </table:table-cell>
              <table:table-cell office:value-type="float" office:value="4.28984589207792">
                <text:p>4.28984589207792</text:p>
              </table:table-cell>
              <table:table-cell office:value-type="float" office:value="3.37474278855276">
                <text:p>3.37474278855276</text:p>
              </table:table-cell>
              <table:table-cell office:value-type="float" office:value="3.34373377462315">
                <text:p>3.34373377462315</text:p>
              </table:table-cell>
              <table:table-cell office:value-type="float" office:value="3.2167098442698">
                <text:p>3.2167098442698</text:p>
              </table:table-cell>
              <table:table-cell office:value-type="float" office:value="5.00693962859993">
                <text:p>5.00693962859993</text:p>
              </table:table-cell>
              <table:table-cell office:value-type="float" office:value="5.86893895388634">
                <text:p>5.86893895388634</text:p>
              </table:table-cell>
              <table:table-cell office:value-type="float" office:value="5.53398590529466">
                <text:p>5.53398590529466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6.17454451761423">
                <text:p>6.17454451761423</text:p>
              </table:table-cell>
              <table:table-cell office:value-type="float" office:value="4.88762609953839">
                <text:p>4.88762609953839</text:p>
              </table:table-cell>
              <table:table-cell office:value-type="float" office:value="5.92194600147996">
                <text:p>5.92194600147996</text:p>
              </table:table-cell>
              <table:table-cell office:value-type="float" office:value="5.42627353203324">
                <text:p>5.42627353203324</text:p>
              </table:table-cell>
              <table:table-cell office:value-type="float" office:value="5.65808173225599">
                <text:p>5.65808173225599</text:p>
              </table:table-cell>
              <table:table-cell office:value-type="float" office:value="5.06211418282915">
                <text:p>5.06211418282915</text:p>
              </table:table-cell>
              <table:table-cell office:value-type="float" office:value="5.98609499868932">
                <text:p>5.98609499868932</text:p>
              </table:table-cell>
              <table:table-cell office:value-type="float" office:value="5.42627353203324">
                <text:p>5.42627353203324</text:p>
              </table:table-cell>
              <table:table-cell office:value-type="float" office:value="4.63231403656243">
                <text:p>4.63231403656243</text:p>
              </table:table-cell>
              <table:table-cell office:value-type="float" office:value="3.0731814857643">
                <text:p>3.0731814857643</text:p>
              </table:table-cell>
              <table:table-cell office:value-type="float" office:value="3.73608529524332">
                <text:p>3.73608529524332</text:p>
              </table:table-cell>
              <table:table-cell office:value-type="float" office:value="3.62284418654736">
                <text:p>3.62284418654736</text:p>
              </table:table-cell>
              <table:table-cell office:value-type="float" office:value="5.53398590529466">
                <text:p>5.53398590529466</text:p>
              </table:table-cell>
              <table:table-cell office:value-type="float" office:value="5.40704273250278">
                <text:p>5.40704273250278</text:p>
              </table:table-cell>
              <table:table-cell office:value-type="float" office:value="4.63231403656243">
                <text:p>4.63231403656243</text:p>
              </table:table-cell>
              <table:table-cell office:value-type="float" office:value="3.58430219460109">
                <text:p>3.58430219460109</text:p>
              </table:table-cell>
              <table:table-cell office:value-type="float" office:value="4.04831926716371">
                <text:p>4.04831926716371</text:p>
              </table:table-cell>
              <table:table-cell office:value-type="float" office:value="2.88675134594813">
                <text:p>2.88675134594813</text:p>
              </table:table-cell>
              <table:table-cell office:value-type="float" office:value="2.63523138347365">
                <text:p>2.63523138347365</text:p>
              </table:table-cell>
              <table:table-cell office:value-type="float" office:value="2.75126233653653">
                <text:p>2.75126233653653</text:p>
              </table:table-cell>
              <table:table-cell office:value-type="float" office:value="2.2973414586817">
                <text:p>2.2973414586817</text:p>
              </table:table-cell>
              <table:table-cell office:value-type="float" office:value="2.2973414586817">
                <text:p>2.2973414586817</text:p>
              </table:table-cell>
              <table:table-cell office:value-type="float" office:value="3.0731814857643">
                <text:p>3.0731814857643</text:p>
              </table:table-cell>
              <table:table-cell office:value-type="float" office:value="3.77307714089059">
                <text:p>3.77307714089059</text:p>
              </table:table-cell>
              <table:table-cell office:value-type="float" office:value="3.17323879410996">
                <text:p>3.17323879410996</text:p>
              </table:table-cell>
              <table:table-cell office:value-type="float" office:value="3.42580079851574">
                <text:p>3.42580079851574</text:p>
              </table:table-cell>
              <table:table-cell office:value-type="float" office:value="5.43266867100221">
                <text:p>5.43266867100221</text:p>
              </table:table-cell>
              <table:table-cell office:value-type="float" office:value="6.23609564462324">
                <text:p>6.23609564462324</text:p>
              </table:table-cell>
              <table:table-cell office:value-type="float" office:value="7.09068246206088">
                <text:p>7.09068246206088</text:p>
              </table:table-cell>
              <table:table-cell office:value-type="float" office:value="7.94512429103535">
                <text:p>7.94512429103535</text:p>
              </table:table-cell>
              <table:table-cell office:value-type="float" office:value="7.92762399601685">
                <text:p>7.92762399601685</text:p>
              </table:table-cell>
              <table:table-cell office:value-type="float" office:value="8.53505841937958">
                <text:p>8.53505841937958</text:p>
              </table:table-cell>
              <table:table-cell office:value-type="float" office:value="9.01002528051701">
                <text:p>9.01002528051701</text:p>
              </table:table-cell>
              <table:table-cell office:value-type="float" office:value="10.9797793946671">
                <text:p>10.9797793946671</text:p>
              </table:table-cell>
              <table:table-cell office:value-type="float" office:value="10.92906420717">
                <text:p>10.92906420717</text:p>
              </table:table-cell>
              <table:table-cell office:value-type="float" office:value="12.2616158079685">
                <text:p>12.2616158079685</text:p>
              </table:table-cell>
              <table:table-cell office:value-type="float" office:value="11.5740370369778">
                <text:p>11.5740370369778</text:p>
              </table:table-cell>
              <table:table-cell office:value-type="float" office:value="12.1792172709634">
                <text:p>12.1792172709634</text:p>
              </table:table-cell>
              <table:table-cell office:value-type="float" office:value="13.4474285026295">
                <text:p>13.4474285026295</text:p>
              </table:table-cell>
              <table:table-cell office:value-type="float" office:value="13.3879091388876">
                <text:p>13.387909138887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13.632070031119">
                <text:p>13.632070031119</text:p>
              </table:table-cell>
              <table:table-cell office:value-type="float" office:value="14.9164338901763">
                <text:p>14.9164338901763</text:p>
              </table:table-cell>
              <table:table-cell office:value-type="float" office:value="14.862798450419">
                <text:p>14.862798450419</text:p>
              </table:table-cell>
              <table:table-cell office:value-type="float" office:value="14.740816350076">
                <text:p>14.740816350076</text:p>
              </table:table-cell>
              <table:table-cell office:value-type="float" office:value="14.9443411809733">
                <text:p>14.9443411809733</text:p>
              </table:table-cell>
              <table:table-cell office:value-type="float" office:value="14.9559538497401">
                <text:p>14.9559538497401</text:p>
              </table:table-cell>
              <table:table-cell office:value-type="float" office:value="15.1038074669932">
                <text:p>15.1038074669932</text:p>
              </table:table-cell>
              <table:table-cell office:value-type="float" office:value="15.3659074288215">
                <text:p>15.3659074288215</text:p>
              </table:table-cell>
              <table:table-cell office:value-type="float" office:value="15.5813278566937">
                <text:p>15.5813278566937</text:p>
              </table:table-cell>
              <table:table-cell office:value-type="float" office:value="16.6583312489577">
                <text:p>16.6583312489577</text:p>
              </table:table-cell>
              <table:table-cell office:value-type="float" office:value="16.5180877289783">
                <text:p>16.5180877289783</text:p>
              </table:table-cell>
              <table:table-cell office:value-type="float" office:value="17.2904116010387">
                <text:p>17.2904116010387</text:p>
              </table:table-cell>
              <table:table-cell office:value-type="float" office:value="17.2401340546477">
                <text:p>17.2401340546477</text:p>
              </table:table-cell>
              <table:table-cell office:value-type="float" office:value="16.5432933708967">
                <text:p>16.5432933708967</text:p>
              </table:table-cell>
              <table:table-cell office:value-type="float" office:value="16.5432933708967">
                <text:p>16.5432933708967</text:p>
              </table:table-cell>
              <table:table-cell office:value-type="float" office:value="17.2502012870704">
                <text:p>17.2502012870704</text:p>
              </table:table-cell>
              <table:table-cell office:value-type="float" office:value="16.5180877289783">
                <text:p>16.5180877289783</text:p>
              </table:table-cell>
              <table:table-cell office:value-type="float" office:value="16.5852176483893">
                <text:p>16.5852176483893</text:p>
              </table:table-cell>
              <table:table-cell office:value-type="float" office:value="16.988558241096">
                <text:p>16.988558241096</text:p>
              </table:table-cell>
              <table:table-cell office:value-type="float" office:value="17.1694981483638">
                <text:p>17.1694981483638</text:p>
              </table:table-cell>
              <table:table-cell office:value-type="float" office:value="16.7912013996749">
                <text:p>16.7912013996749</text:p>
              </table:table-cell>
              <table:table-cell office:value-type="float" office:value="18.1123039825295">
                <text:p>18.1123039825295</text:p>
              </table:table-cell>
              <table:table-cell office:value-type="float" office:value="18.8211612583047">
                <text:p>18.8211612583047</text:p>
              </table:table-cell>
              <table:table-cell office:value-type="float" office:value="18.8359142774293">
                <text:p>18.8359142774293</text:p>
              </table:table-cell>
              <table:table-cell office:value-type="float" office:value="19.0558390001595">
                <text:p>19.0558390001595</text:p>
              </table:table-cell>
              <table:table-cell office:value-type="float" office:value="19.7712614108908">
                <text:p>19.7712614108908</text:p>
              </table:table-cell>
              <table:table-cell office:value-type="float" office:value="20.5209919621618">
                <text:p>20.5209919621618</text:p>
              </table:table-cell>
              <table:table-cell office:value-type="float" office:value="21.1081869319834">
                <text:p>21.1081869319834</text:p>
              </table:table-cell>
              <table:table-cell office:value-type="float" office:value="21.7450505224113">
                <text:p>21.7450505224113</text:p>
              </table:table-cell>
              <table:table-cell office:value-type="float" office:value="22.3124902738852">
                <text:p>22.3124902738852</text:p>
              </table:table-cell>
              <table:table-cell office:value-type="float" office:value="23.2154761599527">
                <text:p>23.2154761599527</text:p>
              </table:table-cell>
              <table:table-cell office:value-type="float" office:value="24.2441287279576">
                <text:p>24.2441287279576</text:p>
              </table:table-cell>
              <table:table-cell office:value-type="float" office:value="24.6080384337223">
                <text:p>24.6080384337223</text:p>
              </table:table-cell>
              <table:table-cell office:value-type="float" office:value="25.0554939639548">
                <text:p>25.0554939639548</text:p>
              </table:table-cell>
              <table:table-cell office:value-type="float" office:value="26.119384032213">
                <text:p>26.119384032213</text:p>
              </table:table-cell>
              <table:table-cell office:value-type="float" office:value="26.9309817455246">
                <text:p>26.9309817455246</text:p>
              </table:table-cell>
              <table:table-cell office:value-type="float" office:value="26.834109719617">
                <text:p>26.834109719617</text:p>
              </table:table-cell>
              <table:table-cell office:value-type="float" office:value="26.7965586513559">
                <text:p>26.7965586513559</text:p>
              </table:table-cell>
              <table:table-cell office:value-type="float" office:value="27.4114736723309">
                <text:p>27.4114736723309</text:p>
              </table:table-cell>
              <table:table-cell office:value-type="float" office:value="27.5995672268808">
                <text:p>27.5995672268808</text:p>
              </table:table-cell>
              <table:table-cell office:value-type="float" office:value="26.937427494102">
                <text:p>26.937427494102</text:p>
              </table:table-cell>
              <table:table-cell office:value-type="float" office:value="27.3467954653232">
                <text:p>27.3467954653232</text:p>
              </table:table-cell>
              <table:table-cell office:value-type="float" office:value="27.8088714861523">
                <text:p>27.8088714861523</text:p>
              </table:table-cell>
              <table:table-cell office:value-type="float" office:value="28.5640119342115">
                <text:p>28.5640119342115</text:p>
              </table:table-cell>
              <table:table-cell office:value-type="float" office:value="28.1415075012773">
                <text:p>28.1415075012773</text:p>
              </table:table-cell>
              <table:table-cell office:value-type="float" office:value="28.824179664534">
                <text:p>28.824179664534</text:p>
              </table:table-cell>
              <table:table-cell office:value-type="float" office:value="28.3639540418625">
                <text:p>28.3639540418625</text:p>
              </table:table-cell>
              <table:table-cell office:value-type="float" office:value="27.7901361397649">
                <text:p>27.7901361397649</text:p>
              </table:table-cell>
              <table:table-cell office:value-type="float" office:value="27.7638854149295">
                <text:p>27.7638854149295</text:p>
              </table:table-cell>
              <table:table-cell office:value-type="float" office:value="27.8637558288341">
                <text:p>27.8637558288341</text:p>
              </table:table-cell>
              <table:table-cell office:value-type="float" office:value="27.674948559623">
                <text:p>27.674948559623</text:p>
              </table:table-cell>
              <table:table-cell office:value-type="float" office:value="27.6837296780779">
                <text:p>27.6837296780779</text:p>
              </table:table-cell>
              <table:table-cell office:value-type="float" office:value="27.3556819204591">
                <text:p>27.3556819204591</text:p>
              </table:table-cell>
              <table:table-cell office:value-type="float" office:value="26.8172829844238">
                <text:p>26.8172829844238</text:p>
              </table:table-cell>
              <table:table-cell office:value-type="float" office:value="26.7303926063365">
                <text:p>26.7303926063365</text:p>
              </table:table-cell>
              <table:table-cell office:value-type="float" office:value="26.7044003864532">
                <text:p>26.7044003864532</text:p>
              </table:table-cell>
              <table:table-cell office:value-type="float" office:value="26.311436043414">
                <text:p>26.311436043414</text:p>
              </table:table-cell>
              <table:table-cell office:value-type="float" office:value="25.4623905659569">
                <text:p>25.4623905659569</text:p>
              </table:table-cell>
              <table:table-cell office:value-type="float" office:value="24.9569073048369">
                <text:p>24.9569073048369</text:p>
              </table:table-cell>
              <table:table-cell office:value-type="float" office:value="25.2267494713229">
                <text:p>25.2267494713229</text:p>
              </table:table-cell>
              <table:table-cell office:value-type="float" office:value="24.9499498997493">
                <text:p>24.9499498997493</text:p>
              </table:table-cell>
              <table:table-cell office:value-type="float" office:value="24.7837872632717">
                <text:p>24.7837872632717</text:p>
              </table:table-cell>
              <table:table-cell office:value-type="float" office:value="24.6094494046494">
                <text:p>24.6094494046494</text:p>
              </table:table-cell>
              <table:table-cell office:value-type="float" office:value="24.5529473225155">
                <text:p>24.5529473225155</text:p>
              </table:table-cell>
              <table:table-cell office:value-type="float" office:value="24.3584345419268">
                <text:p>24.3584345419268</text:p>
              </table:table-cell>
              <table:table-cell office:value-type="float" office:value="23.9153600107639">
                <text:p>23.9153600107639</text:p>
              </table:table-cell>
              <table:table-cell office:value-type="float" office:value="23.5643327462879">
                <text:p>23.5643327462879</text:p>
              </table:table-cell>
              <table:table-cell office:value-type="float" office:value="23.4461558090494">
                <text:p>23.4461558090494</text:p>
              </table:table-cell>
              <table:table-cell office:value-type="float" office:value="23.406136422362">
                <text:p>23.406136422362</text:p>
              </table:table-cell>
              <table:table-cell office:value-type="float" office:value="22.6384628453435">
                <text:p>22.6384628453435</text:p>
              </table:table-cell>
              <table:table-cell office:value-type="float" office:value="22.281344962397">
                <text:p>22.281344962397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2.1563259088184">
                <text:p>22.1563259088184</text:p>
              </table:table-cell>
              <table:table-cell office:value-type="float" office:value="22.0935510952857">
                <text:p>22.0935510952857</text:p>
              </table:table-cell>
              <table:table-cell office:value-type="float" office:value="22.0495023879351">
                <text:p>22.0495023879351</text:p>
              </table:table-cell>
              <table:table-cell office:value-type="float" office:value="21.8644815981435">
                <text:p>21.8644815981435</text:p>
              </table:table-cell>
              <table:table-cell office:value-type="float" office:value="21.8644815981435">
                <text:p>21.8644815981435</text:p>
              </table:table-cell>
              <table:table-cell office:value-type="float" office:value="21.6922925380319">
                <text:p>21.6922925380319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41:tiny_table_module_percentage_data.EA41</svg:desc>
                </draw:g>
              </table:table-cell>
              <table:table-cell office:value-type="float" office:value="41.25">
                <text:p>41.25</text:p>
              </table:table-cell>
              <table:table-cell office:value-type="float" office:value="53.0357142857143">
                <text:p>53.0357142857143</text:p>
              </table:table-cell>
              <table:table-cell office:value-type="float" office:value="56.6071428571429">
                <text:p>56.6071428571429</text:p>
              </table:table-cell>
              <table:table-cell office:value-type="float" office:value="56.0714285714286">
                <text:p>56.0714285714286</text:p>
              </table:table-cell>
              <table:table-cell office:value-type="float" office:value="56.0714285714286">
                <text:p>56.0714285714286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5.1785714285714">
                <text:p>55.1785714285714</text:p>
              </table:table-cell>
              <table:table-cell office:value-type="float" office:value="55.3571428571429">
                <text:p>55.3571428571429</text:p>
              </table:table-cell>
              <table:table-cell office:value-type="float" office:value="56.7857142857143">
                <text:p>56.7857142857143</text:p>
              </table:table-cell>
              <table:table-cell office:value-type="float" office:value="59.1071428571429">
                <text:p>59.1071428571429</text:p>
              </table:table-cell>
              <table:table-cell office:value-type="float" office:value="60.8928571428571">
                <text:p>60.8928571428571</text:p>
              </table:table-cell>
              <table:table-cell office:value-type="float" office:value="62.5">
                <text:p>62.5</text:p>
              </table:table-cell>
              <table:table-cell office:value-type="float" office:value="63.9285714285714">
                <text:p>63.9285714285714</text:p>
              </table:table-cell>
              <table:table-cell office:value-type="float" office:value="65">
                <text:p>65</text:p>
              </table:table-cell>
              <table:table-cell office:value-type="float" office:value="66.6071428571429">
                <text:p>66.6071428571429</text:p>
              </table:table-cell>
              <table:table-cell office:value-type="float" office:value="69.8214285714286">
                <text:p>69.8214285714286</text:p>
              </table:table-cell>
              <table:table-cell office:value-type="float" office:value="73.9285714285714">
                <text:p>73.9285714285714</text:p>
              </table:table-cell>
              <table:table-cell office:value-type="float" office:value="76.6071428571429">
                <text:p>76.6071428571429</text:p>
              </table:table-cell>
              <table:table-cell office:value-type="float" office:value="80.1785714285714">
                <text:p>80.1785714285714</text:p>
              </table:table-cell>
              <table:table-cell office:value-type="float" office:value="81.9642857142857">
                <text:p>81.964285714285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88.3928571428571">
                <text:p>88.3928571428571</text:p>
              </table:table-cell>
              <table:table-cell office:value-type="float" office:value="91.9642857142857">
                <text:p>91.9642857142857</text:p>
              </table:table-cell>
              <table:table-cell office:value-type="float" office:value="93.9285714285714">
                <text:p>93.9285714285714</text:p>
              </table:table-cell>
              <table:table-cell office:value-type="float" office:value="95.7142857142857">
                <text:p>95.7142857142857</text:p>
              </table:table-cell>
              <table:table-cell office:value-type="float" office:value="96.6071428571429">
                <text:p>96.6071428571429</text:p>
              </table:table-cell>
              <table:table-cell office:value-type="float" office:value="98.0357142857143">
                <text:p>98.0357142857143</text:p>
              </table:table-cell>
              <table:table-cell office:value-type="float" office:value="98.75">
                <text:p>98.75</text:p>
              </table:table-cell>
              <table:table-cell office:value-type="float" office:value="99.4642857142857">
                <text:p>99.4642857142857</text:p>
              </table:table-cell>
              <table:table-cell office:value-type="float" office:value="99.6428571428571">
                <text:p>99.6428571428571</text:p>
              </table:table-cell>
              <table:table-cell office:value-type="float" office:value="99.8214285714286">
                <text:p>99.82142857142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214285714286">
                <text:p>99.8214285714286</text:p>
              </table:table-cell>
              <table:table-cell office:value-type="float" office:value="99.8214285714286">
                <text:p>99.8214285714286</text:p>
              </table:table-cell>
              <table:table-cell office:value-type="float" office:value="99.8214285714286">
                <text:p>99.8214285714286</text:p>
              </table:table-cell>
              <table:table-cell office:value-type="float" office:value="99.6428571428571">
                <text:p>99.6428571428571</text:p>
              </table:table-cell>
              <table:table-cell office:value-type="float" office:value="99.6428571428571">
                <text:p>99.6428571428571</text:p>
              </table:table-cell>
              <table:table-cell office:value-type="float" office:value="99.6428571428571">
                <text:p>99.6428571428571</text:p>
              </table:table-cell>
              <table:table-cell office:value-type="float" office:value="99.1071428571429">
                <text:p>99.1071428571429</text:p>
              </table:table-cell>
              <table:table-cell office:value-type="float" office:value="99.1071428571429">
                <text:p>99.1071428571429</text:p>
              </table:table-cell>
              <table:table-cell office:value-type="float" office:value="98.9285714285714">
                <text:p>98.9285714285714</text:p>
              </table:table-cell>
              <table:table-cell office:value-type="float" office:value="98.3928571428571">
                <text:p>98.3928571428571</text:p>
              </table:table-cell>
              <table:table-cell office:value-type="float" office:value="98.0357142857143">
                <text:p>98.0357142857143</text:p>
              </table:table-cell>
              <table:table-cell office:value-type="float" office:value="97.6785714285714">
                <text:p>97.6785714285714</text:p>
              </table:table-cell>
              <table:table-cell office:value-type="float" office:value="96.7857142857143">
                <text:p>96.7857142857143</text:p>
              </table:table-cell>
              <table:table-cell office:value-type="float" office:value="96.6071428571429">
                <text:p>96.6071428571429</text:p>
              </table:table-cell>
              <table:table-cell office:value-type="float" office:value="96.0714285714286">
                <text:p>96.0714285714286</text:p>
              </table:table-cell>
              <table:table-cell office:value-type="float" office:value="95">
                <text:p>95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93.75">
                <text:p>93.75</text:p>
              </table:table-cell>
              <table:table-cell office:value-type="float" office:value="93.0357142857143">
                <text:p>93.0357142857143</text:p>
              </table:table-cell>
              <table:table-cell office:value-type="float" office:value="92.6785714285714">
                <text:p>92.6785714285714</text:p>
              </table:table-cell>
              <table:table-cell office:value-type="float" office:value="92.1428571428571">
                <text:p>92.1428571428571</text:p>
              </table:table-cell>
              <table:table-cell office:value-type="float" office:value="91.0714285714286">
                <text:p>91.0714285714286</text:p>
              </table:table-cell>
              <table:table-cell office:value-type="float" office:value="90">
                <text:p>90</text:p>
              </table:table-cell>
              <table:table-cell office:value-type="float" office:value="89.4642857142857">
                <text:p>89.4642857142857</text:p>
              </table:table-cell>
              <table:table-cell office:value-type="float" office:value="88.75">
                <text:p>88.75</text:p>
              </table:table-cell>
              <table:table-cell office:value-type="float" office:value="87.5">
                <text:p>87.5</text:p>
              </table:table-cell>
              <table:table-cell office:value-type="float" office:value="86.9642857142857">
                <text:p>86.9642857142857</text:p>
              </table:table-cell>
              <table:table-cell office:value-type="float" office:value="86.4285714285714">
                <text:p>86.4285714285714</text:p>
              </table:table-cell>
              <table:table-cell office:value-type="float" office:value="85.8928571428571">
                <text:p>85.8928571428571</text:p>
              </table:table-cell>
              <table:table-cell office:value-type="float" office:value="85">
                <text:p>85</text:p>
              </table:table-cell>
              <table:table-cell office:value-type="float" office:value="85.1785714285714">
                <text:p>85.1785714285714</text:p>
              </table:table-cell>
              <table:table-cell office:value-type="float" office:value="84.8214285714286">
                <text:p>84.8214285714286</text:p>
              </table:table-cell>
              <table:table-cell office:value-type="float" office:value="85.1785714285714">
                <text:p>85.1785714285714</text:p>
              </table:table-cell>
              <table:table-cell office:value-type="float" office:value="85">
                <text:p>85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84.4642857142857">
                <text:p>84.4642857142857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83.75">
                <text:p>83.75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82.8571428571429">
                <text:p>82.8571428571429</text:p>
              </table:table-cell>
              <table:table-cell office:value-type="float" office:value="82.6785714285714">
                <text:p>82.6785714285714</text:p>
              </table:table-cell>
              <table:table-cell office:value-type="float" office:value="81.9642857142857">
                <text:p>81.9642857142857</text:p>
              </table:table-cell>
              <table:table-cell office:value-type="float" office:value="82.3214285714286">
                <text:p>82.3214285714286</text:p>
              </table:table-cell>
              <table:table-cell office:value-type="float" office:value="81.9642857142857">
                <text:p>81.9642857142857</text:p>
              </table:table-cell>
              <table:table-cell office:value-type="float" office:value="82.6785714285714">
                <text:p>82.6785714285714</text:p>
              </table:table-cell>
              <table:table-cell office:value-type="float" office:value="82.3214285714286">
                <text:p>82.3214285714286</text:p>
              </table:table-cell>
              <table:table-cell office:value-type="float" office:value="81.6071428571429">
                <text:p>81.6071428571429</text:p>
              </table:table-cell>
              <table:table-cell office:value-type="float" office:value="81.4285714285714">
                <text:p>81.4285714285714</text:p>
              </table:table-cell>
              <table:table-cell office:value-type="float" office:value="80.5357142857143">
                <text:p>80.5357142857143</text:p>
              </table:table-cell>
              <table:table-cell office:value-type="float" office:value="80">
                <text:p>80</text:p>
              </table:table-cell>
              <table:table-cell office:value-type="float" office:value="79.8214285714286">
                <text:p>79.8214285714286</text:p>
              </table:table-cell>
              <table:table-cell office:value-type="float" office:value="78.75">
                <text:p>78.75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78.3928571428571">
                <text:p>78.3928571428571</text:p>
              </table:table-cell>
              <table:table-cell office:value-type="float" office:value="77.6785714285714">
                <text:p>77.6785714285714</text:p>
              </table:table-cell>
              <table:table-cell office:value-type="float" office:value="76.9642857142857">
                <text:p>76.9642857142857</text:p>
              </table:table-cell>
              <table:table-cell office:value-type="float" office:value="76.9642857142857">
                <text:p>76.9642857142857</text:p>
              </table:table-cell>
              <table:table-cell office:value-type="float" office:value="76.9642857142857">
                <text:p>76.9642857142857</text:p>
              </table:table-cell>
              <table:table-cell office:value-type="float" office:value="77.5">
                <text:p>77.5</text:p>
              </table:table-cell>
              <table:table-cell office:value-type="float" office:value="78.2142857142857">
                <text:p>78.2142857142857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78.3928571428571">
                <text:p>78.3928571428571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9.8214285714286">
                <text:p>79.8214285714286</text:p>
              </table:table-cell>
              <table:table-cell office:value-type="float" office:value="79.8214285714286">
                <text:p>79.8214285714286</text:p>
              </table:table-cell>
              <table:table-cell office:value-type="float" office:value="80.5357142857143">
                <text:p>80.5357142857143</text:p>
              </table:table-cell>
              <table:table-cell office:value-type="float" office:value="80.1785714285714">
                <text:p>80.1785714285714</text:p>
              </table:table-cell>
              <table:table-cell office:value-type="float" office:value="80">
                <text:p>80</text:p>
              </table:table-cell>
              <table:table-cell office:value-type="float" office:value="79.8214285714286">
                <text:p>79.8214285714286</text:p>
              </table:table-cell>
              <table:table-cell office:value-type="float" office:value="79.8214285714286">
                <text:p>79.8214285714286</text:p>
              </table:table-cell>
              <table:table-cell office:value-type="float" office:value="79.1071428571429">
                <text:p>79.1071428571429</text:p>
              </table:table-cell>
              <table:table-cell office:value-type="float" office:value="78.75">
                <text:p>78.75</text:p>
              </table:table-cell>
              <table:table-cell office:value-type="float" office:value="78.3928571428571">
                <text:p>78.3928571428571</text:p>
              </table:table-cell>
              <table:table-cell office:value-type="float" office:value="78.9285714285714">
                <text:p>78.9285714285714</text:p>
              </table:table-cell>
              <table:table-cell office:value-type="float" office:value="79.1071428571429">
                <text:p>79.1071428571429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9.4642857142857">
                <text:p>79.4642857142857</text:p>
              </table:table-cell>
              <table:table-cell office:value-type="float" office:value="79.6428571428571">
                <text:p>79.6428571428571</text:p>
              </table:table-cell>
              <table:table-cell office:value-type="float" office:value="80.1785714285714">
                <text:p>80.1785714285714</text:p>
              </table:table-cell>
              <table:table-cell office:value-type="float" office:value="80.3571428571429">
                <text:p>80.3571428571429</text:p>
              </table:table-cell>
              <table:table-cell office:value-type="float" office:value="81.0714285714286">
                <text:p>81.0714285714286</text:p>
              </table:table-cell>
              <table:table-cell office:value-type="float" office:value="81.25">
                <text:p>81.25</text:p>
              </table:table-cell>
              <table:table-cell office:value-type="float" office:value="82.1428571428571">
                <text:p>82.1428571428571</text:p>
              </table:table-cell>
              <table:table-cell office:value-type="float" office:value="82.3214285714286">
                <text:p>82.3214285714286</text:p>
              </table:table-cell>
              <table:table-cell office:value-type="float" office:value="82.6785714285714">
                <text:p>82.6785714285714</text:p>
              </table:table-cell>
              <table:table-cell office:value-type="float" office:value="83.3928571428571">
                <text:p>83.3928571428571</text:p>
              </table:table-cell>
              <table:table-cell office:value-type="float" office:value="83.5714285714286">
                <text:p>83.5714285714286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83.9285714285714">
                <text:p>83.9285714285714</text:p>
              </table:table-cell>
              <table:table-cell office:value-type="float" office:value="84.1071428571429">
                <text:p>84.1071428571429</text:p>
              </table:table-cell>
              <table:table-cell office:value-type="float" office:value="85.1785714285714">
                <text:p>85.1785714285714</text:p>
              </table:table-cell>
              <table:table-cell office:value-type="float" office:value="84.6428571428571">
                <text:p>84.6428571428571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42:tiny_table_module_percentage_data.EA42</svg:desc>
                </draw:g>
              </table:table-cell>
              <table:table-cell office:value-type="float" office:value="4.329308701421">
                <text:p>4.329308701421</text:p>
              </table:table-cell>
              <table:table-cell office:value-type="float" office:value="5.71242529238575">
                <text:p>5.71242529238575</text:p>
              </table:table-cell>
              <table:table-cell office:value-type="float" office:value="4.45832935977952">
                <text:p>4.45832935977952</text:p>
              </table:table-cell>
              <table:table-cell office:value-type="float" office:value="4.3088002549652">
                <text:p>4.3088002549652</text:p>
              </table:table-cell>
              <table:table-cell office:value-type="float" office:value="3.68855556781659">
                <text:p>3.68855556781659</text:p>
              </table:table-cell>
              <table:table-cell office:value-type="float" office:value="3.97073335241855">
                <text:p>3.97073335241855</text:p>
              </table:table-cell>
              <table:table-cell office:value-type="float" office:value="3.12712512775326">
                <text:p>3.12712512775326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2.0619652471058">
                <text:p>2.0619652471058</text:p>
              </table:table-cell>
              <table:table-cell office:value-type="float" office:value="2.02730790070552">
                <text:p>2.02730790070552</text:p>
              </table:table-cell>
              <table:table-cell office:value-type="float" office:value="2.97023213092253">
                <text:p>2.97023213092253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3.47080469931268">
                <text:p>3.47080469931268</text:p>
              </table:table-cell>
              <table:table-cell office:value-type="float" office:value="3.83917035633264">
                <text:p>3.83917035633264</text:p>
              </table:table-cell>
              <table:table-cell office:value-type="float" office:value="3.78339251954064">
                <text:p>3.78339251954064</text:p>
              </table:table-cell>
              <table:table-cell office:value-type="float" office:value="4.37813703534126">
                <text:p>4.37813703534126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3.59121503071389">
                <text:p>3.59121503071389</text:p>
              </table:table-cell>
              <table:table-cell office:value-type="float" office:value="4.56823425103569">
                <text:p>4.56823425103569</text:p>
              </table:table-cell>
              <table:table-cell office:value-type="float" office:value="4.94083475463027">
                <text:p>4.94083475463027</text:p>
              </table:table-cell>
              <table:table-cell office:value-type="float" office:value="4.72080477592818">
                <text:p>4.72080477592818</text:p>
              </table:table-cell>
              <table:table-cell office:value-type="float" office:value="3.76461626210521">
                <text:p>3.76461626210521</text:p>
              </table:table-cell>
              <table:table-cell office:value-type="float" office:value="4.39429257745042">
                <text:p>4.39429257745042</text:p>
              </table:table-cell>
              <table:table-cell office:value-type="float" office:value="3.39337924136648">
                <text:p>3.39337924136648</text:p>
              </table:table-cell>
              <table:table-cell office:value-type="float" office:value="2.25876975726313">
                <text:p>2.25876975726313</text:p>
              </table:table-cell>
              <table:table-cell office:value-type="float" office:value="2.55328697494371">
                <text:p>2.55328697494371</text:p>
              </table:table-cell>
              <table:table-cell office:value-type="float" office:value="2.58774584753383">
                <text:p>2.58774584753383</text:p>
              </table:table-cell>
              <table:table-cell office:value-type="float" office:value="1.56356256387663">
                <text:p>1.56356256387663</text:p>
              </table:table-cell>
              <table:table-cell office:value-type="float" office:value="0.862581949177946">
                <text:p>0.862581949177946</text:p>
              </table:table-cell>
              <table:table-cell office:value-type="float" office:value="0.862581949177946">
                <text:p>0.862581949177946</text:p>
              </table:table-cell>
              <table:table-cell office:value-type="float" office:value="0.752923252421045">
                <text:p>0.752923252421045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2.26659913864997">
                <text:p>2.26659913864997</text:p>
              </table:table-cell>
              <table:table-cell office:value-type="float" office:value="2.26659913864997">
                <text:p>2.26659913864997</text:p>
              </table:table-cell>
              <table:table-cell office:value-type="float" office:value="2.81718084909506">
                <text:p>2.81718084909506</text:p>
              </table:table-cell>
              <table:table-cell office:value-type="float" office:value="3.61579584487796">
                <text:p>3.61579584487796</text:p>
              </table:table-cell>
              <table:table-cell office:value-type="float" office:value="4.07640325434856">
                <text:p>4.07640325434856</text:p>
              </table:table-cell>
              <table:table-cell office:value-type="float" office:value="4.04148695161142">
                <text:p>4.04148695161142</text:p>
              </table:table-cell>
              <table:table-cell office:value-type="float" office:value="5.24350370132029">
                <text:p>5.24350370132029</text:p>
              </table:table-cell>
              <table:table-cell office:value-type="float" office:value="5.28724237885773">
                <text:p>5.28724237885773</text:p>
              </table:table-cell>
              <table:table-cell office:value-type="float" office:value="5.69689814952638">
                <text:p>5.69689814952638</text:p>
              </table:table-cell>
              <table:table-cell office:value-type="float" office:value="5.99981103254959">
                <text:p>5.99981103254959</text:p>
              </table:table-cell>
              <table:table-cell office:value-type="float" office:value="6.88008727466661">
                <text:p>6.88008727466661</text:p>
              </table:table-cell>
              <table:table-cell office:value-type="float" office:value="7.58782665713212">
                <text:p>7.58782665713212</text:p>
              </table:table-cell>
              <table:table-cell office:value-type="float" office:value="8.35244407317193">
                <text:p>8.35244407317193</text:p>
              </table:table-cell>
              <table:table-cell office:value-type="float" office:value="8.6031983980225">
                <text:p>8.6031983980225</text:p>
              </table:table-cell>
              <table:table-cell office:value-type="float" office:value="9.11317105190697">
                <text:p>9.11317105190697</text:p>
              </table:table-cell>
              <table:table-cell office:value-type="float" office:value="9.5979258908316">
                <text:p>9.5979258908316</text:p>
              </table:table-cell>
              <table:table-cell office:value-type="float" office:value="9.53124709583243">
                <text:p>9.53124709583243</text:p>
              </table:table-cell>
              <table:table-cell office:value-type="float" office:value="8.68517450808144">
                <text:p>8.68517450808144</text:p>
              </table:table-cell>
              <table:table-cell office:value-type="float" office:value="8.91069639276761">
                <text:p>8.91069639276761</text:p>
              </table:table-cell>
              <table:table-cell office:value-type="float" office:value="8.66679748723871">
                <text:p>8.66679748723871</text:p>
              </table:table-cell>
              <table:table-cell office:value-type="float" office:value="8.83081404197772">
                <text:p>8.83081404197772</text:p>
              </table:table-cell>
              <table:table-cell office:value-type="float" office:value="8.67496985820794">
                <text:p>8.67496985820794</text:p>
              </table:table-cell>
              <table:table-cell office:value-type="float" office:value="8.88680708331482">
                <text:p>8.88680708331482</text:p>
              </table:table-cell>
              <table:table-cell office:value-type="float" office:value="9.89600116220019">
                <text:p>9.89600116220019</text:p>
              </table:table-cell>
              <table:table-cell office:value-type="float" office:value="9.81872257094425">
                <text:p>9.81872257094425</text:p>
              </table:table-cell>
              <table:table-cell office:value-type="float" office:value="9.64395937263074">
                <text:p>9.64395937263074</text:p>
              </table:table-cell>
              <table:table-cell office:value-type="float" office:value="9.33784208393891">
                <text:p>9.33784208393891</text:p>
              </table:table-cell>
              <table:table-cell office:value-type="float" office:value="9.75173686489162">
                <text:p>9.75173686489162</text:p>
              </table:table-cell>
              <table:table-cell office:value-type="float" office:value="10.059347702037">
                <text:p>10.059347702037</text:p>
              </table:table-cell>
              <table:table-cell office:value-type="float" office:value="10.412414097938">
                <text:p>10.412414097938</text:p>
              </table:table-cell>
              <table:table-cell office:value-type="float" office:value="10.3800376399075">
                <text:p>10.3800376399075</text:p>
              </table:table-cell>
              <table:table-cell office:value-type="float" office:value="11.2624332907289">
                <text:p>11.2624332907289</text:p>
              </table:table-cell>
              <table:table-cell office:value-type="float" office:value="11.8883815879221">
                <text:p>11.8883815879221</text:p>
              </table:table-cell>
              <table:table-cell office:value-type="float" office:value="11.5113569082225">
                <text:p>11.5113569082225</text:p>
              </table:table-cell>
              <table:table-cell office:value-type="float" office:value="11.1740000288165">
                <text:p>11.1740000288165</text:p>
              </table:table-cell>
              <table:table-cell office:value-type="float" office:value="11.2640061464436">
                <text:p>11.2640061464436</text:p>
              </table:table-cell>
              <table:table-cell office:value-type="float" office:value="11.0864593310428">
                <text:p>11.0864593310428</text:p>
              </table:table-cell>
              <table:table-cell office:value-type="float" office:value="11.2135653393133">
                <text:p>11.2135653393133</text:p>
              </table:table-cell>
              <table:table-cell office:value-type="float" office:value="11.5865201410774">
                <text:p>11.5865201410774</text:p>
              </table:table-cell>
              <table:table-cell office:value-type="float" office:value="11.5436296496175">
                <text:p>11.5436296496175</text:p>
              </table:table-cell>
              <table:table-cell office:value-type="float" office:value="11.6170592560956">
                <text:p>11.6170592560956</text:p>
              </table:table-cell>
              <table:table-cell office:value-type="float" office:value="11.726341550876">
                <text:p>11.726341550876</text:p>
              </table:table-cell>
              <table:table-cell office:value-type="float" office:value="12.1171529999995">
                <text:p>12.1171529999995</text:p>
              </table:table-cell>
              <table:table-cell office:value-type="float" office:value="12.4417577375911">
                <text:p>12.4417577375911</text:p>
              </table:table-cell>
              <table:table-cell office:value-type="float" office:value="13.0083698853788">
                <text:p>13.0083698853788</text:p>
              </table:table-cell>
              <table:table-cell office:value-type="float" office:value="14.2372690475376">
                <text:p>14.2372690475376</text:p>
              </table:table-cell>
              <table:table-cell office:value-type="float" office:value="14.1724178002151">
                <text:p>14.1724178002151</text:p>
              </table:table-cell>
              <table:table-cell office:value-type="float" office:value="14.3352316414194">
                <text:p>14.3352316414194</text:p>
              </table:table-cell>
              <table:table-cell office:value-type="float" office:value="14.7121376918806">
                <text:p>14.7121376918806</text:p>
              </table:table-cell>
              <table:table-cell office:value-type="float" office:value="14.7554229240959">
                <text:p>14.7554229240959</text:p>
              </table:table-cell>
              <table:table-cell office:value-type="float" office:value="16.180187557249">
                <text:p>16.180187557249</text:p>
              </table:table-cell>
              <table:table-cell office:value-type="float" office:value="16.5696581566601">
                <text:p>16.5696581566601</text:p>
              </table:table-cell>
              <table:table-cell office:value-type="float" office:value="16.9083245742828">
                <text:p>16.9083245742828</text:p>
              </table:table-cell>
              <table:table-cell office:value-type="float" office:value="16.6921573774582">
                <text:p>16.6921573774582</text:p>
              </table:table-cell>
              <table:table-cell office:value-type="float" office:value="17.4923047544794">
                <text:p>17.4923047544794</text:p>
              </table:table-cell>
              <table:table-cell office:value-type="float" office:value="18.4619790705605">
                <text:p>18.4619790705605</text:p>
              </table:table-cell>
              <table:table-cell office:value-type="float" office:value="18.063294172766">
                <text:p>18.063294172766</text:p>
              </table:table-cell>
              <table:table-cell office:value-type="float" office:value="17.8213927855352">
                <text:p>17.8213927855352</text:p>
              </table:table-cell>
              <table:table-cell office:value-type="float" office:value="16.7313794696348">
                <text:p>16.7313794696348</text:p>
              </table:table-cell>
              <table:table-cell office:value-type="float" office:value="16.1933208285324">
                <text:p>16.1933208285324</text:p>
              </table:table-cell>
              <table:table-cell office:value-type="float" office:value="15.9818934537603">
                <text:p>15.9818934537603</text:p>
              </table:table-cell>
              <table:table-cell office:value-type="float" office:value="17.0958764305813">
                <text:p>17.0958764305813</text:p>
              </table:table-cell>
              <table:table-cell office:value-type="float" office:value="18.2263421038139">
                <text:p>18.2263421038139</text:p>
              </table:table-cell>
              <table:table-cell office:value-type="float" office:value="17.9767817625871">
                <text:p>17.9767817625871</text:p>
              </table:table-cell>
              <table:table-cell office:value-type="float" office:value="18.482118894241">
                <text:p>18.482118894241</text:p>
              </table:table-cell>
              <table:table-cell office:value-type="float" office:value="18.7674710742162">
                <text:p>18.7674710742162</text:p>
              </table:table-cell>
              <table:table-cell office:value-type="float" office:value="19.9106920421258">
                <text:p>19.9106920421258</text:p>
              </table:table-cell>
              <table:table-cell office:value-type="float" office:value="19.9462500524901">
                <text:p>19.9462500524901</text:p>
              </table:table-cell>
              <table:table-cell office:value-type="float" office:value="20.4782667828808">
                <text:p>20.4782667828808</text:p>
              </table:table-cell>
              <table:table-cell office:value-type="float" office:value="21.045686455123">
                <text:p>21.045686455123</text:p>
              </table:table-cell>
              <table:table-cell office:value-type="float" office:value="21.0313716648322">
                <text:p>21.0313716648322</text:p>
              </table:table-cell>
              <table:table-cell office:value-type="float" office:value="21.0322139810176">
                <text:p>21.0322139810176</text:p>
              </table:table-cell>
              <table:table-cell office:value-type="float" office:value="21.0482115839886">
                <text:p>21.0482115839886</text:p>
              </table:table-cell>
              <table:table-cell office:value-type="float" office:value="20.2284640948637">
                <text:p>20.2284640948637</text:p>
              </table:table-cell>
              <table:table-cell office:value-type="float" office:value="20.167945650116">
                <text:p>20.167945650116</text:p>
              </table:table-cell>
              <table:table-cell office:value-type="float" office:value="19.7094829668579">
                <text:p>19.7094829668579</text:p>
              </table:table-cell>
              <table:table-cell office:value-type="float" office:value="19.7463004945219">
                <text:p>19.7463004945219</text:p>
              </table:table-cell>
              <table:table-cell office:value-type="float" office:value="19.306279452651">
                <text:p>19.306279452651</text:p>
              </table:table-cell>
              <table:table-cell office:value-type="float" office:value="18.7561403399931">
                <text:p>18.7561403399931</text:p>
              </table:table-cell>
              <table:table-cell office:value-type="float" office:value="18.3281145942647">
                <text:p>18.3281145942647</text:p>
              </table:table-cell>
              <table:table-cell office:value-type="float" office:value="17.232117155997">
                <text:p>17.232117155997</text:p>
              </table:table-cell>
              <table:table-cell office:value-type="float" office:value="17.3703490161629">
                <text:p>17.3703490161629</text:p>
              </table:table-cell>
              <table:table-cell office:value-type="float" office:value="18.0936716113937">
                <text:p>18.0936716113937</text:p>
              </table:table-cell>
              <table:table-cell office:value-type="float" office:value="18.1523222404487">
                <text:p>18.1523222404487</text:p>
              </table:table-cell>
              <table:table-cell office:value-type="float" office:value="17.66664260042">
                <text:p>17.66664260042</text:p>
              </table:table-cell>
              <table:table-cell office:value-type="float" office:value="14.9178114940913">
                <text:p>14.9178114940913</text:p>
              </table:table-cell>
              <table:table-cell office:value-type="float" office:value="15.4578646077423">
                <text:p>15.4578646077423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ny_table_module_percentage_data.B42:tiny_table_module_percentage_data.EA42</svg:desc>
                </draw:g>
              </table:table-cell>
              <table:table-cell office:value-type="float" office:value="4.329308701421">
                <text:p>4.329308701421</text:p>
              </table:table-cell>
              <table:table-cell office:value-type="float" office:value="5.71242529238575">
                <text:p>5.71242529238575</text:p>
              </table:table-cell>
              <table:table-cell office:value-type="float" office:value="4.45832935977952">
                <text:p>4.45832935977952</text:p>
              </table:table-cell>
              <table:table-cell office:value-type="float" office:value="4.3088002549652">
                <text:p>4.3088002549652</text:p>
              </table:table-cell>
              <table:table-cell office:value-type="float" office:value="3.68855556781659">
                <text:p>3.68855556781659</text:p>
              </table:table-cell>
              <table:table-cell office:value-type="float" office:value="3.97073335241855">
                <text:p>3.97073335241855</text:p>
              </table:table-cell>
              <table:table-cell office:value-type="float" office:value="3.12712512775326">
                <text:p>3.12712512775326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2.0619652471058">
                <text:p>2.0619652471058</text:p>
              </table:table-cell>
              <table:table-cell office:value-type="float" office:value="2.02730790070552">
                <text:p>2.02730790070552</text:p>
              </table:table-cell>
              <table:table-cell office:value-type="float" office:value="2.97023213092253">
                <text:p>2.97023213092253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3.47080469931268">
                <text:p>3.47080469931268</text:p>
              </table:table-cell>
              <table:table-cell office:value-type="float" office:value="3.83917035633264">
                <text:p>3.83917035633264</text:p>
              </table:table-cell>
              <table:table-cell office:value-type="float" office:value="3.78339251954064">
                <text:p>3.78339251954064</text:p>
              </table:table-cell>
              <table:table-cell office:value-type="float" office:value="4.37813703534126">
                <text:p>4.37813703534126</text:p>
              </table:table-cell>
              <table:table-cell office:value-type="float" office:value="3.41419771421428">
                <text:p>3.41419771421428</text:p>
              </table:table-cell>
              <table:table-cell office:value-type="float" office:value="3.59121503071389">
                <text:p>3.59121503071389</text:p>
              </table:table-cell>
              <table:table-cell office:value-type="float" office:value="4.56823425103569">
                <text:p>4.56823425103569</text:p>
              </table:table-cell>
              <table:table-cell office:value-type="float" office:value="4.94083475463027">
                <text:p>4.94083475463027</text:p>
              </table:table-cell>
              <table:table-cell office:value-type="float" office:value="4.72080477592818">
                <text:p>4.72080477592818</text:p>
              </table:table-cell>
              <table:table-cell office:value-type="float" office:value="3.76461626210521">
                <text:p>3.76461626210521</text:p>
              </table:table-cell>
              <table:table-cell office:value-type="float" office:value="4.39429257745042">
                <text:p>4.39429257745042</text:p>
              </table:table-cell>
              <table:table-cell office:value-type="float" office:value="3.39337924136648">
                <text:p>3.39337924136648</text:p>
              </table:table-cell>
              <table:table-cell office:value-type="float" office:value="2.25876975726313">
                <text:p>2.25876975726313</text:p>
              </table:table-cell>
              <table:table-cell office:value-type="float" office:value="2.55328697494371">
                <text:p>2.55328697494371</text:p>
              </table:table-cell>
              <table:table-cell office:value-type="float" office:value="2.58774584753383">
                <text:p>2.58774584753383</text:p>
              </table:table-cell>
              <table:table-cell office:value-type="float" office:value="1.56356256387663">
                <text:p>1.56356256387663</text:p>
              </table:table-cell>
              <table:table-cell office:value-type="float" office:value="0.862581949177946">
                <text:p>0.862581949177946</text:p>
              </table:table-cell>
              <table:table-cell office:value-type="float" office:value="0.862581949177946">
                <text:p>0.862581949177946</text:p>
              </table:table-cell>
              <table:table-cell office:value-type="float" office:value="0.752923252421045">
                <text:p>0.752923252421045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0.564692439315784">
                <text:p>0.564692439315784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1.12938487863156">
                <text:p>1.12938487863156</text:p>
              </table:table-cell>
              <table:table-cell office:value-type="float" office:value="2.26659913864997">
                <text:p>2.26659913864997</text:p>
              </table:table-cell>
              <table:table-cell office:value-type="float" office:value="2.26659913864997">
                <text:p>2.26659913864997</text:p>
              </table:table-cell>
              <table:table-cell office:value-type="float" office:value="2.81718084909506">
                <text:p>2.81718084909506</text:p>
              </table:table-cell>
              <table:table-cell office:value-type="float" office:value="3.61579584487796">
                <text:p>3.61579584487796</text:p>
              </table:table-cell>
              <table:table-cell office:value-type="float" office:value="4.07640325434856">
                <text:p>4.07640325434856</text:p>
              </table:table-cell>
              <table:table-cell office:value-type="float" office:value="4.04148695161142">
                <text:p>4.04148695161142</text:p>
              </table:table-cell>
              <table:table-cell office:value-type="float" office:value="5.24350370132029">
                <text:p>5.24350370132029</text:p>
              </table:table-cell>
              <table:table-cell office:value-type="float" office:value="5.28724237885773">
                <text:p>5.28724237885773</text:p>
              </table:table-cell>
              <table:table-cell office:value-type="float" office:value="5.69689814952638">
                <text:p>5.69689814952638</text:p>
              </table:table-cell>
              <table:table-cell office:value-type="float" office:value="5.99981103254959">
                <text:p>5.99981103254959</text:p>
              </table:table-cell>
              <table:table-cell office:value-type="float" office:value="6.88008727466661">
                <text:p>6.88008727466661</text:p>
              </table:table-cell>
              <table:table-cell office:value-type="float" office:value="7.58782665713212">
                <text:p>7.58782665713212</text:p>
              </table:table-cell>
              <table:table-cell office:value-type="float" office:value="8.35244407317193">
                <text:p>8.35244407317193</text:p>
              </table:table-cell>
              <table:table-cell office:value-type="float" office:value="8.6031983980225">
                <text:p>8.6031983980225</text:p>
              </table:table-cell>
              <table:table-cell office:value-type="float" office:value="9.11317105190697">
                <text:p>9.11317105190697</text:p>
              </table:table-cell>
              <table:table-cell office:value-type="float" office:value="9.5979258908316">
                <text:p>9.5979258908316</text:p>
              </table:table-cell>
              <table:table-cell office:value-type="float" office:value="9.53124709583243">
                <text:p>9.53124709583243</text:p>
              </table:table-cell>
              <table:table-cell office:value-type="float" office:value="8.68517450808144">
                <text:p>8.68517450808144</text:p>
              </table:table-cell>
              <table:table-cell office:value-type="float" office:value="8.91069639276761">
                <text:p>8.91069639276761</text:p>
              </table:table-cell>
              <table:table-cell office:value-type="float" office:value="8.66679748723871">
                <text:p>8.66679748723871</text:p>
              </table:table-cell>
              <table:table-cell office:value-type="float" office:value="8.83081404197772">
                <text:p>8.83081404197772</text:p>
              </table:table-cell>
              <table:table-cell office:value-type="float" office:value="8.67496985820794">
                <text:p>8.67496985820794</text:p>
              </table:table-cell>
              <table:table-cell office:value-type="float" office:value="8.88680708331482">
                <text:p>8.88680708331482</text:p>
              </table:table-cell>
              <table:table-cell office:value-type="float" office:value="9.89600116220019">
                <text:p>9.89600116220019</text:p>
              </table:table-cell>
              <table:table-cell office:value-type="float" office:value="9.81872257094425">
                <text:p>9.81872257094425</text:p>
              </table:table-cell>
              <table:table-cell office:value-type="float" office:value="9.64395937263074">
                <text:p>9.64395937263074</text:p>
              </table:table-cell>
              <table:table-cell office:value-type="float" office:value="9.33784208393891">
                <text:p>9.33784208393891</text:p>
              </table:table-cell>
              <table:table-cell office:value-type="float" office:value="9.75173686489162">
                <text:p>9.75173686489162</text:p>
              </table:table-cell>
              <table:table-cell office:value-type="float" office:value="10.059347702037">
                <text:p>10.059347702037</text:p>
              </table:table-cell>
              <table:table-cell office:value-type="float" office:value="10.412414097938">
                <text:p>10.412414097938</text:p>
              </table:table-cell>
              <table:table-cell office:value-type="float" office:value="10.3800376399075">
                <text:p>10.3800376399075</text:p>
              </table:table-cell>
              <table:table-cell office:value-type="float" office:value="11.2624332907289">
                <text:p>11.2624332907289</text:p>
              </table:table-cell>
              <table:table-cell office:value-type="float" office:value="11.8883815879221">
                <text:p>11.8883815879221</text:p>
              </table:table-cell>
              <table:table-cell office:value-type="float" office:value="11.5113569082225">
                <text:p>11.5113569082225</text:p>
              </table:table-cell>
              <table:table-cell office:value-type="float" office:value="11.1740000288165">
                <text:p>11.1740000288165</text:p>
              </table:table-cell>
              <table:table-cell office:value-type="float" office:value="11.2640061464436">
                <text:p>11.2640061464436</text:p>
              </table:table-cell>
              <table:table-cell office:value-type="float" office:value="11.0864593310428">
                <text:p>11.0864593310428</text:p>
              </table:table-cell>
              <table:table-cell office:value-type="float" office:value="11.2135653393133">
                <text:p>11.2135653393133</text:p>
              </table:table-cell>
              <table:table-cell office:value-type="float" office:value="11.5865201410774">
                <text:p>11.5865201410774</text:p>
              </table:table-cell>
              <table:table-cell office:value-type="float" office:value="11.5436296496175">
                <text:p>11.5436296496175</text:p>
              </table:table-cell>
              <table:table-cell office:value-type="float" office:value="11.6170592560956">
                <text:p>11.6170592560956</text:p>
              </table:table-cell>
              <table:table-cell office:value-type="float" office:value="11.726341550876">
                <text:p>11.726341550876</text:p>
              </table:table-cell>
              <table:table-cell office:value-type="float" office:value="12.1171529999995">
                <text:p>12.1171529999995</text:p>
              </table:table-cell>
              <table:table-cell office:value-type="float" office:value="12.4417577375911">
                <text:p>12.4417577375911</text:p>
              </table:table-cell>
              <table:table-cell office:value-type="float" office:value="13.0083698853788">
                <text:p>13.0083698853788</text:p>
              </table:table-cell>
              <table:table-cell office:value-type="float" office:value="14.2372690475376">
                <text:p>14.2372690475376</text:p>
              </table:table-cell>
              <table:table-cell office:value-type="float" office:value="14.1724178002151">
                <text:p>14.1724178002151</text:p>
              </table:table-cell>
              <table:table-cell office:value-type="float" office:value="14.3352316414194">
                <text:p>14.3352316414194</text:p>
              </table:table-cell>
              <table:table-cell office:value-type="float" office:value="14.7121376918806">
                <text:p>14.7121376918806</text:p>
              </table:table-cell>
              <table:table-cell office:value-type="float" office:value="14.7554229240959">
                <text:p>14.7554229240959</text:p>
              </table:table-cell>
              <table:table-cell office:value-type="float" office:value="16.180187557249">
                <text:p>16.180187557249</text:p>
              </table:table-cell>
              <table:table-cell office:value-type="float" office:value="16.5696581566601">
                <text:p>16.5696581566601</text:p>
              </table:table-cell>
              <table:table-cell office:value-type="float" office:value="16.9083245742828">
                <text:p>16.9083245742828</text:p>
              </table:table-cell>
              <table:table-cell office:value-type="float" office:value="16.6921573774582">
                <text:p>16.6921573774582</text:p>
              </table:table-cell>
              <table:table-cell office:value-type="float" office:value="17.4923047544794">
                <text:p>17.4923047544794</text:p>
              </table:table-cell>
              <table:table-cell office:value-type="float" office:value="18.4619790705605">
                <text:p>18.4619790705605</text:p>
              </table:table-cell>
              <table:table-cell office:value-type="float" office:value="18.063294172766">
                <text:p>18.063294172766</text:p>
              </table:table-cell>
              <table:table-cell office:value-type="float" office:value="17.8213927855352">
                <text:p>17.8213927855352</text:p>
              </table:table-cell>
              <table:table-cell office:value-type="float" office:value="16.7313794696348">
                <text:p>16.7313794696348</text:p>
              </table:table-cell>
              <table:table-cell office:value-type="float" office:value="16.1933208285324">
                <text:p>16.1933208285324</text:p>
              </table:table-cell>
              <table:table-cell office:value-type="float" office:value="15.9818934537603">
                <text:p>15.9818934537603</text:p>
              </table:table-cell>
              <table:table-cell office:value-type="float" office:value="17.0958764305813">
                <text:p>17.0958764305813</text:p>
              </table:table-cell>
              <table:table-cell office:value-type="float" office:value="18.2263421038139">
                <text:p>18.2263421038139</text:p>
              </table:table-cell>
              <table:table-cell office:value-type="float" office:value="17.9767817625871">
                <text:p>17.9767817625871</text:p>
              </table:table-cell>
              <table:table-cell office:value-type="float" office:value="18.482118894241">
                <text:p>18.482118894241</text:p>
              </table:table-cell>
              <table:table-cell office:value-type="float" office:value="18.7674710742162">
                <text:p>18.7674710742162</text:p>
              </table:table-cell>
              <table:table-cell office:value-type="float" office:value="19.9106920421258">
                <text:p>19.9106920421258</text:p>
              </table:table-cell>
              <table:table-cell office:value-type="float" office:value="19.9462500524901">
                <text:p>19.9462500524901</text:p>
              </table:table-cell>
              <table:table-cell office:value-type="float" office:value="20.4782667828808">
                <text:p>20.4782667828808</text:p>
              </table:table-cell>
              <table:table-cell office:value-type="float" office:value="21.045686455123">
                <text:p>21.045686455123</text:p>
              </table:table-cell>
              <table:table-cell office:value-type="float" office:value="21.0313716648322">
                <text:p>21.0313716648322</text:p>
              </table:table-cell>
              <table:table-cell office:value-type="float" office:value="21.0322139810176">
                <text:p>21.0322139810176</text:p>
              </table:table-cell>
              <table:table-cell office:value-type="float" office:value="21.0482115839886">
                <text:p>21.0482115839886</text:p>
              </table:table-cell>
              <table:table-cell office:value-type="float" office:value="20.2284640948637">
                <text:p>20.2284640948637</text:p>
              </table:table-cell>
              <table:table-cell office:value-type="float" office:value="20.167945650116">
                <text:p>20.167945650116</text:p>
              </table:table-cell>
              <table:table-cell office:value-type="float" office:value="19.7094829668579">
                <text:p>19.7094829668579</text:p>
              </table:table-cell>
              <table:table-cell office:value-type="float" office:value="19.7463004945219">
                <text:p>19.7463004945219</text:p>
              </table:table-cell>
              <table:table-cell office:value-type="float" office:value="19.306279452651">
                <text:p>19.306279452651</text:p>
              </table:table-cell>
              <table:table-cell office:value-type="float" office:value="18.7561403399931">
                <text:p>18.7561403399931</text:p>
              </table:table-cell>
              <table:table-cell office:value-type="float" office:value="18.3281145942647">
                <text:p>18.3281145942647</text:p>
              </table:table-cell>
              <table:table-cell office:value-type="float" office:value="17.232117155997">
                <text:p>17.232117155997</text:p>
              </table:table-cell>
              <table:table-cell office:value-type="float" office:value="17.3703490161629">
                <text:p>17.3703490161629</text:p>
              </table:table-cell>
              <table:table-cell office:value-type="float" office:value="18.0936716113937">
                <text:p>18.0936716113937</text:p>
              </table:table-cell>
              <table:table-cell office:value-type="float" office:value="18.1523222404487">
                <text:p>18.1523222404487</text:p>
              </table:table-cell>
              <table:table-cell office:value-type="float" office:value="17.66664260042">
                <text:p>17.66664260042</text:p>
              </table:table-cell>
              <table:table-cell office:value-type="float" office:value="14.9178114940913">
                <text:p>14.9178114940913</text:p>
              </table:table-cell>
              <table:table-cell office:value-type="float" office:value="15.4578646077423">
                <text:p>15.4578646077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